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581cm"/>
    </style:style>
    <style:style style:name="co2" style:family="table-column">
      <style:table-column-properties fo:break-before="auto" style:column-width="2.027cm"/>
    </style:style>
    <style:style style:name="co3" style:family="table-column">
      <style:table-column-properties fo:break-before="auto" style:column-width="0.974cm"/>
    </style:style>
    <style:style style:name="co4" style:family="table-column">
      <style:table-column-properties fo:break-before="auto" style:column-width="2.843cm"/>
    </style:style>
    <style:style style:name="co5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2.718cm"/>
    </style:style>
    <style:style style:name="co7" style:family="table-column">
      <style:table-column-properties fo:break-before="auto" style:column-width="3.14cm"/>
    </style:style>
    <style:style style:name="co8" style:family="table-column">
      <style:table-column-properties fo:break-before="auto" style:column-width="3.385cm"/>
    </style:style>
    <style:style style:name="co9" style:family="table-column">
      <style:table-column-properties fo:break-before="auto" style:column-width="4.3cm"/>
    </style:style>
    <style:style style:name="co10" style:family="table-column">
      <style:table-column-properties fo:break-before="auto" style:column-width="0.942cm"/>
    </style:style>
    <style:style style:name="co11" style:family="table-column">
      <style:table-column-properties fo:break-before="auto" style:column-width="3.967cm"/>
    </style:style>
    <style:style style:name="co12" style:family="table-column">
      <style:table-column-properties fo:break-before="auto" style:column-width="1.443cm"/>
    </style:style>
    <style:style style:name="co13" style:family="table-column">
      <style:table-column-properties fo:break-before="auto" style:column-width="4.135cm"/>
    </style:style>
    <style:style style:name="co14" style:family="table-column">
      <style:table-column-properties fo:break-before="auto" style:column-width="4.329cm"/>
    </style:style>
    <style:style style:name="co15" style:family="table-column">
      <style:table-column-properties fo:break-before="auto" style:column-width="1.081cm"/>
    </style:style>
    <style:style style:name="co16" style:family="table-column">
      <style:table-column-properties fo:break-before="auto" style:column-width="3.939cm"/>
    </style:style>
    <style:style style:name="co17" style:family="table-column">
      <style:table-column-properties fo:break-before="auto" style:column-width="4.217cm"/>
    </style:style>
    <style:style style:name="co18" style:family="table-column">
      <style:table-column-properties fo:break-before="auto" style:column-width="5.383cm"/>
    </style:style>
    <style:style style:name="co19" style:family="table-column">
      <style:table-column-properties fo:break-before="auto" style:column-width="2.886cm"/>
    </style:style>
    <style:style style:name="co20" style:family="table-column">
      <style:table-column-properties fo:break-before="auto" style:column-width="3.191cm"/>
    </style:style>
    <style:style style:name="co21" style:family="table-column">
      <style:table-column-properties fo:break-before="auto" style:column-width="3.302cm"/>
    </style:style>
    <style:style style:name="co22" style:family="table-column">
      <style:table-column-properties fo:break-before="auto" style:column-width="0.693cm"/>
    </style:style>
    <style:style style:name="co23" style:family="table-column">
      <style:table-column-properties fo:break-before="auto" style:column-width="2.969cm"/>
    </style:style>
    <style:style style:name="co24" style:family="table-column">
      <style:table-column-properties fo:break-before="auto" style:column-width="3.773cm"/>
    </style:style>
    <style:style style:name="co25" style:family="table-column">
      <style:table-column-properties fo:break-before="auto" style:column-width="2.912cm"/>
    </style:style>
    <style:style style:name="co26" style:family="table-column">
      <style:table-column-properties fo:break-before="auto" style:column-width="4.023cm"/>
    </style:style>
    <style:style style:name="co27" style:family="table-column">
      <style:table-column-properties fo:break-before="auto" style:column-width="3.134cm"/>
    </style:style>
    <style:style style:name="co28" style:family="table-column">
      <style:table-column-properties fo:break-before="auto" style:column-width="3.35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5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number:text-style style:name="N100">
      <number:text-content/>
    </number:text-style>
    <style:style style:name="ce1" style:family="table-cell" style:parent-style-name="Default" style:data-style-name="N100">
      <style:text-properties fo:color="#ff3366" fo:font-weight="bold" style:font-weight-asian="bold" style:font-weight-complex="bold"/>
    </style:style>
    <style:style style:name="ce2" style:family="table-cell" style:parent-style-name="Default">
      <style:text-properties fo:color="#ff3366"/>
    </style:style>
    <style:style style:name="ce3" style:family="table-cell" style:parent-style-name="Default" style:data-style-name="N100">
      <style:text-properties fo:font-weight="bold" style:font-weight-asian="bold" style:font-weight-complex="bold"/>
    </style:style>
    <style:style style:name="ce4" style:family="table-cell" style:parent-style-name="Default" style:data-style-name="N100">
      <style:text-properties fo:color="#0047ff" fo:font-weight="bold" style:font-weight-asian="bold" style:font-weight-complex="bold"/>
    </style:style>
    <style:style style:name="ce5" style:family="table-cell" style:parent-style-name="Default">
      <style:text-properties fo:color="#0047ff"/>
    </style:style>
    <style:style style:name="ce6" style:family="table-cell" style:parent-style-name="Default" style:data-style-name="N100">
      <style:text-properties fo:color="#2323dc" fo:font-weight="bold" style:font-weight-asian="bold" style:font-weight-complex="bold"/>
    </style:style>
    <style:style style:name="ce7" style:family="table-cell" style:parent-style-name="Default">
      <style:text-properties fo:color="#2323dc"/>
    </style:style>
    <style:style style:name="ce8" style:family="table-cell" style:parent-style-name="Default" style:data-style-name="N118">
      <style:text-properties fo:color="#ff3366"/>
    </style:style>
    <style:style style:name="ce9" style:family="table-cell" style:parent-style-name="Default" style:data-style-name="N100">
      <style:table-cell-properties style:cell-protect="hidden-and-protected" style:print-content="true"/>
      <style:text-properties fo:font-weight="bold" style:font-weight-asian="bold" style:font-weight-complex="bold"/>
    </style:style>
    <style:style style:name="ce10" style:family="table-cell" style:parent-style-name="Default" style:data-style-name="N118">
      <style:table-cell-properties style:cell-protect="hidden-and-protected" style:print-content="true"/>
      <style:text-properties fo:color="#008000"/>
    </style:style>
    <style:style style:name="ce11" style:family="table-cell" style:parent-style-name="Default">
      <style:table-cell-properties style:cell-protect="hidden-and-protected" style:print-content="true"/>
    </style:style>
    <style:style style:name="ce12" style:family="table-cell" style:parent-style-name="Default" style:data-style-name="N60">
      <style:table-cell-properties style:cell-protect="hidden-and-protected" style:print-content="true"/>
    </style:style>
    <style:style style:name="ce13" style:family="table-cell" style:parent-style-name="Default" style:data-style-name="N100"/>
    <style:style style:name="ce14" style:family="table-cell" style:parent-style-name="Default" style:data-style-name="N0"/>
    <style:style style:name="ce15" style:family="table-cell" style:parent-style-name="Default" style:data-style-name="N119"/>
    <style:style style:name="ce16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17" style:family="table-cell" style:parent-style-name="Default" style:data-style-name="N118"/>
    <style:style style:name="ce18" style:family="table-cell" style:parent-style-name="Default" style:data-style-name="N60"/>
    <style:style style:name="ce19" style:family="table-cell" style:parent-style-name="Default" style:data-style-name="N100">
      <style:text-properties fo:color="#b84700"/>
    </style:style>
    <style:style style:name="ce20" style:family="table-cell" style:parent-style-name="Default" style:data-style-name="N121">
      <style:text-properties fo:color="#b84700"/>
    </style:style>
    <style:style style:name="ce21" style:family="table-cell" style:parent-style-name="Default">
      <style:text-properties fo:color="#b84700"/>
    </style:style>
    <style:style style:name="ce22" style:family="table-cell" style:parent-style-name="Default">
      <style:text-properties fo:font-weight="bold" style:font-weight-asian="bold" style:font-weight-complex="bold"/>
    </style:style>
    <style:style style:name="ce23" style:family="table-cell" style:parent-style-name="Default" style:data-style-name="N100">
      <style:text-properties fo:color="#9966cc" fo:font-weight="bold" style:font-weight-asian="bold" style:font-weight-complex="bold"/>
    </style:style>
    <style:style style:name="ce24" style:family="table-cell" style:parent-style-name="Default" style:data-style-name="N115">
      <style:text-properties fo:color="#9966cc"/>
    </style:style>
    <style:style style:name="ce25" style:family="table-cell" style:parent-style-name="Default">
      <style:text-properties fo:color="#9966cc"/>
    </style:style>
    <style:style style:name="ce26" style:family="table-cell" style:parent-style-name="Default">
      <style:text-properties fo:color="#ff00ff"/>
    </style:style>
    <style:style style:name="ce27" style:family="table-cell" style:parent-style-name="Default" style:data-style-name="N120">
      <style:text-properties fo:color="#b84700" fo:font-weight="bold" style:font-weight-asian="bold" style:font-weight-complex="bold"/>
    </style:style>
    <style:style style:name="ce28" style:family="table-cell" style:parent-style-name="Default" style:data-style-name="N120">
      <style:text-properties fo:color="#b84700"/>
    </style:style>
    <style:style style:name="ce29" style:family="table-cell" style:parent-style-name="Default">
      <style:text-properties fo:color="#9966cc" fo:font-weight="bold" style:font-weight-asian="bold" style:font-weight-complex="bold"/>
    </style:style>
    <style:style style:name="ce30" style:family="table-cell" style:parent-style-name="Default">
      <style:text-properties fo:color="#ff00ff" fo:font-weight="bold" style:font-weight-asian="bold" style:font-weight-complex="bold"/>
    </style:style>
    <style:style style:name="ce31" style:family="table-cell" style:parent-style-name="Default" style:data-style-name="N118">
      <style:text-properties fo:font-weight="bold" style:font-weight-asian="bold" style:font-weight-complex="bold"/>
    </style:style>
    <style:style style:name="ce32" style:family="table-cell" style:parent-style-name="Default" style:data-style-name="N118">
      <style:text-properties fo:color="#eb613d"/>
    </style:style>
  </office:automatic-styles>
  <office:body>
    <office:spreadsheet>
      <table:table table:name="res" table:style-name="ta1" table:print="false">
        <table:table-column table:style-name="co1" table:default-cell-style-name="ce2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4" table:default-cell-style-name="ce5"/>
        <table:table-column table:style-name="co5" table:number-columns-repeated="3" table:default-cell-style-name="Default"/>
        <table:table-column table:style-name="co5" table:number-columns-repeated="2" table:default-cell-style-name="ce2"/>
        <table:table-column table:style-name="co5" table:number-columns-repeated="4" table:default-cell-style-name="Default"/>
        <table:table-column table:style-name="co5" table:default-cell-style-name="ce7"/>
        <table:table-column table:style-name="co5" table:number-columns-repeated="3" table:default-cell-style-name="Default"/>
        <table:table-column table:style-name="co5" table:default-cell-style-name="ce2"/>
        <table:table-column table:style-name="co6" table:default-cell-style-name="ce2"/>
        <table:table-column table:style-name="co5" table:number-columns-repeated="4" table:default-cell-style-name="Default"/>
        <table:table-column table:style-name="co5" table:default-cell-style-name="ce7"/>
        <table:table-column table:style-name="co5" table:number-columns-repeated="2" table:default-cell-style-name="Default"/>
        <table:table-column table:style-name="co5" table:visibility="collapse" table:number-columns-repeated="2" table:default-cell-style-name="Default"/>
        <table:table-column table:style-name="co7" table:visibility="collapse" table:default-cell-style-name="ce8"/>
        <table:table-column table:style-name="co5" table:visibility="collapse" table:number-columns-repeated="2" table:default-cell-style-name="Default"/>
        <table:table-column table:style-name="co8" table:default-cell-style-name="ce11"/>
        <table:table-column table:style-name="co9" table:visibility="collapse" table:default-cell-style-name="ce11"/>
        <table:table-column table:style-name="co10" table:default-cell-style-name="Default"/>
        <table:table-column table:style-name="co5" table:default-cell-style-name="Default"/>
        <table:table-column table:style-name="co11" table:default-cell-style-name="Default"/>
        <table:table-column table:style-name="co12" table:visibility="collapse" table:default-cell-style-name="Default"/>
        <table:table-column table:style-name="co13" table:visibility="collapse" table:default-cell-style-name="Default"/>
        <table:table-column table:style-name="co14" table:visibility="collapse" table:default-cell-style-name="Default"/>
        <table:table-column table:style-name="co15" table:default-cell-style-name="Default"/>
        <table:table-column table:style-name="co16" table:default-cell-style-name="ce21"/>
        <table:table-column table:style-name="co17" table:visibility="collapse" table:default-cell-style-name="Default"/>
        <table:table-column table:style-name="co18" table:visibility="collapse" table:default-cell-style-name="Default"/>
        <table:table-column table:style-name="co19" table:default-cell-style-name="Default"/>
        <table:table-column table:style-name="co20" table:default-cell-style-name="ce25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ce28"/>
        <table:table-column table:style-name="co25" table:default-cell-style-name="Default"/>
        <table:table-column table:style-name="co26" table:default-cell-style-name="ce25"/>
        <table:table-column table:style-name="co19" table:default-cell-style-name="Default"/>
        <table:table-column table:style-name="co27" table:default-cell-style-name="ce26"/>
        <table:table-column table:style-name="co28" table:default-cell-style-name="ce17"/>
        <table:table-column table:style-name="co5" table:default-cell-style-name="Default"/>
        <table:table-column table:style-name="co5" table:default-cell-style-name="ce25"/>
        <table:table-column table:style-name="co5" table:number-columns-repeated="966" table:default-cell-style-name="Default"/>
        <table:table-row table:style-name="ro1">
          <table:table-cell table:style-name="ce1" office:value-type="string">
            <text:p>Input</text:p>
          </table:table-cell>
          <table:table-cell table:style-name="ce3" table:number-columns-repeated="4"/>
          <table:table-cell table:style-name="ce4"/>
          <table:table-cell table:style-name="ce3" table:number-columns-repeated="3"/>
          <table:table-cell table:style-name="ce1"/>
          <table:table-cell table:style-name="ce1" office:value-type="string">
            <text:p>Hidden 1</text:p>
          </table:table-cell>
          <table:table-cell table:style-name="ce3" table:number-columns-repeated="4"/>
          <table:table-cell table:style-name="ce6"/>
          <table:table-cell table:style-name="ce3" table:number-columns-repeated="3"/>
          <table:table-cell table:style-name="ce1"/>
          <table:table-cell table:style-name="ce1" office:value-type="string">
            <text:p>Hidden 2</text:p>
          </table:table-cell>
          <table:table-cell table:style-name="ce3" table:number-columns-repeated="4"/>
          <table:table-cell table:style-name="ce6"/>
          <table:table-cell table:style-name="ce3" table:number-columns-repeated="4"/>
          <table:table-cell table:style-name="ce1" office:value-type="string">
            <text:p>Output</text:p>
          </table:table-cell>
          <table:table-cell table:style-name="ce3" table:number-columns-repeated="2"/>
          <table:table-cell table:style-name="ce9" office:value-type="string">
            <text:p>Actual Output</text:p>
          </table:table-cell>
          <table:table-cell table:style-name="ce9" office:value-type="string">
            <text:p>Test Output minus Actual</text:p>
          </table:table-cell>
          <table:table-cell table:style-name="ce3"/>
          <table:table-cell table:style-name="ce13" office:value-type="string">
            <text:p>Desired Output</text:p>
          </table:table-cell>
          <table:table-cell table:style-name="ce13" office:value-type="string">
            <text:p>Test Error</text:p>
          </table:table-cell>
          <table:table-cell table:style-name="ce16" office:value-type="string">
            <text:p>LR</text:p>
          </table:table-cell>
          <table:table-cell table:style-name="ce13" office:value-type="string">
            <text:p>Actual Error</text:p>
          </table:table-cell>
          <table:table-cell table:style-name="ce13" office:value-type="string">
            <text:p>Test minus Actual</text:p>
          </table:table-cell>
          <table:table-cell table:style-name="ce13"/>
          <table:table-cell table:style-name="ce19" office:value-type="string">
            <text:p>TestDelta</text:p>
          </table:table-cell>
          <table:table-cell table:style-name="ce13" office:value-type="string">
            <text:p>Actual Delta</text:p>
          </table:table-cell>
          <table:table-cell table:style-name="ce13" office:value-type="string">
            <text:p>Test Delta minus Actual Delta</text:p>
          </table:table-cell>
          <table:table-cell/>
          <table:table-cell table:style-name="ce23" office:value-type="string">
            <text:p>Adjusted Weight</text:p>
          </table:table-cell>
          <table:table-cell table:style-name="ce3" office:value-type="string">
            <text:p>Back Prop</text:p>
          </table:table-cell>
          <table:table-cell/>
          <table:table-cell office:value-type="string">
            <text:p>Hidden 2 Error</text:p>
          </table:table-cell>
          <table:table-cell table:style-name="ce27" office:value-type="string">
            <text:p>Hidden 2 delta</text:p>
          </table:table-cell>
          <table:table-cell table:style-name="ce22"/>
          <table:table-cell table:style-name="ce29" office:value-type="string">
            <text:p>Adjusted Weight</text:p>
          </table:table-cell>
          <table:table-cell table:style-name="ce22"/>
          <table:table-cell table:style-name="ce30" office:value-type="string">
            <text:p>Hidden Error 1</text:p>
          </table:table-cell>
          <table:table-cell table:style-name="ce31" office:value-type="string">
            <text:p>Hidden 1 Delta</text:p>
          </table:table-cell>
          <table:table-cell table:style-name="ce22"/>
          <table:table-cell table:style-name="ce29" office:value-type="string">
            <text:p>Adjusted Weight</text:p>
          </table:table-cell>
          <table:table-cell table:style-name="ce22" table:number-columns-repeated="966"/>
        </table:table-row>
        <table:table-row table:style-name="ro1">
          <table:table-cell office:value-type="float" office:value="1.25">
            <text:p>1.25</text:p>
          </table:table-cell>
          <table:table-cell office:value-type="string">
            <text:p>link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.8813761">
            <text:p>1.8813761</text:p>
          </table:table-cell>
          <table:table-cell table:formula="of:=[.F2]*[.A$2]" office:value-type="float" office:value="2.351720125">
            <text:p>2.351720125</text:p>
          </table:table-cell>
          <table:table-cell table:number-columns-repeated="3"/>
          <table:table-cell table:formula="of:=[.J10]" office:value-type="float" office:value="0.935571672651876">
            <text:p>0.9355716727</text:p>
          </table:table-cell>
          <table:table-cell office:value-type="string">
            <text:p>link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0.30998743">
            <text:p>0.30998743</text:p>
          </table:table-cell>
          <table:table-cell table:formula="of:=[.P2]*[.K$2]" office:value-type="float" office:value="0.290015458386156">
            <text:p>0.2900154584</text:p>
          </table:table-cell>
          <table:table-cell table:number-columns-repeated="3"/>
          <table:table-cell table:formula="of:=[.T19]" office:value-type="float" office:value="0.0212383255516466">
            <text:p>0.0212383256</text:p>
          </table:table-cell>
          <table:table-cell office:value-type="string">
            <text:p>link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-0.35309255">
            <text:p>-0.35309255</text:p>
          </table:table-cell>
          <table:table-cell table:formula="of:=[.Z2]*[.U$2]" office:value-type="float" office:value="-0.00749909452676105">
            <text:p>-0.0074990945</text:p>
          </table:table-cell>
          <table:table-cell table:number-columns-repeated="3"/>
          <table:table-cell table:formula="of:=[.AD31]" office:value-type="float" office:value="0.0188403605198405">
            <text:p>0.0188403605198</text:p>
          </table:table-cell>
          <table:table-cell/>
          <table:table-cell office:value-type="float" office:value="0">
            <text:p>0</text:p>
          </table:table-cell>
          <table:table-cell table:style-name="ce10" office:value-type="float" office:value="0.0188404228538">
            <text:p>0.0188404228538</text:p>
          </table:table-cell>
          <table:table-cell table:style-name="ce12" table:formula="of:=[.AH2]-[.AE2]" office:value-type="float" office:value="0.0000000623339594593708">
            <text:p>6.23E-008</text:p>
          </table:table-cell>
          <table:table-cell/>
          <table:table-cell office:value-type="float" office:value="1">
            <text:p>1</text:p>
          </table:table-cell>
          <table:table-cell table:style-name="ce15" table:formula="of:=[.AK2]-[.AH2]" office:value-type="float" office:value="0.9811595771462">
            <text:p>0.98115957714620</text:p>
          </table:table-cell>
          <table:table-cell office:value-type="float" office:value="0.5">
            <text:p>0.5</text:p>
          </table:table-cell>
          <table:table-cell table:style-name="ce17" office:value-type="float" office:value="-0.0188403911889">
            <text:p>-0.0188403911889</text:p>
          </table:table-cell>
          <table:table-cell table:style-name="ce18" table:formula="of:=[.AL2]-[.AN2]" office:value-type="float" office:value="0.9999999683351">
            <text:p>1.00E+000</text:p>
          </table:table-cell>
          <table:table-cell/>
          <table:table-cell table:style-name="ce20" table:formula="of:=[.AH2]*(1-[.AH2])*[.AL2]" office:value-type="float" office:value="0.0181371874125644">
            <text:p>0.0181371874125644</text:p>
          </table:table-cell>
          <table:table-cell table:style-name="ce15" office:value-type="float" office:value="-0.000348273">
            <text:p>-0.00034827300000</text:p>
          </table:table-cell>
          <table:table-cell table:style-name="ce18" table:formula="of:=[.AQ2]-[.AR2]" office:value-type="float" office:value="0.0184854604125644">
            <text:p>1.85E-002</text:p>
          </table:table-cell>
          <table:table-cell/>
          <table:table-cell table:style-name="ce24" table:formula="of:=[.Z2]+[.$AM$2]*[.$AQ$2]*[.U2]" office:value-type="float" office:value="-0.35289994825457">
            <text:p>-0.3528999483</text:p>
          </table:table-cell>
          <table:table-cell table:formula="of:=[.$AQ$2]*[.Z2]" office:value-type="float" office:value="-0.00640410575333027">
            <text:p>-0.0064041058</text:p>
          </table:table-cell>
          <table:table-cell/>
          <table:table-cell table:style-name="ce26" table:formula="of:=[.AV2]+[.AV33]+[.AV64]+[.AV95]+[.AV126]+[.AV157]+[.AV219]+[.AV250]+[.AV281]+[.AV312]+[.AV343]" office:value-type="float" office:value="0.053745816126739">
            <text:p>0.0537458161</text:p>
          </table:table-cell>
          <table:table-cell table:formula="of:=[.U2]*(1-[.U2])*[.AX2]" office:value-type="float" office:value="0.0011172282042608">
            <text:p>0.001117228204261</text:p>
          </table:table-cell>
          <table:table-cell/>
          <table:table-cell table:style-name="ce24" table:formula="of:=[.P2]+[.$AM$2]*[.$AY$2]*[.K2]" office:value-type="float" office:value="0.310510053529897">
            <text:p>0.3105100535</text:p>
          </table:table-cell>
          <table:table-cell table:formula="of:=[.$AY$2]*[.P2]" office:value-type="float" office:value="0.000346326699762319">
            <text:p>0.0003463267</text:p>
          </table:table-cell>
          <table:table-cell table:formula="of:=[.BB2]+[.BB21]+[.BB59]+[.BB78]+[.BB97]+[.BB116]+[.BB135]+[.BB154]+[.BB173]+[.BB192]+[.BB211]+[.BB230]+[.BB249]+[.BB268]+[.BB287]+[.BB306]+[.BB325]+[.BB344]+[.BB363]+[.BB382]+[.BB401]+[.BB420]+[.BB439]+[.BB458]+[.BB477]+[.BB496]+[.BB515]+[.BB534]+[.BB40]" office:value-type="float" office:value="-0.124073395061687">
            <text:p>-0.1240733951</text:p>
          </table:table-cell>
          <table:table-cell table:style-name="ce32" table:formula="of:=[.K2]*(1-[.K2])*[.BC2]" office:value-type="float" office:value="-0.00747881148739433">
            <text:p>-0.0074788114874</text:p>
          </table:table-cell>
          <table:table-cell/>
          <table:table-cell table:formula="of:=[.F2]+[.$AM$2]*[.$BD$2]*[.A2]" office:value-type="float" office:value="1.87670184282038">
            <text:p>1.8767018428</text:p>
          </table:table-cell>
          <table:table-cell table:number-columns-repeated="966"/>
        </table:table-row>
        <table:table-row table:style-name="ro1">
          <table:table-cell office:value-type="float" office:value="1.5">
            <text:p>1.5</text:p>
          </table:table-cell>
          <table:table-cell office:value-type="string">
            <text:p>link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1.473814">
            <text:p>-1.473814</text:p>
          </table:table-cell>
          <table:table-cell table:formula="of:=[.F3]*[.A$3]" office:value-type="float" office:value="-2.210721">
            <text:p>-2.210721</text:p>
          </table:table-cell>
          <table:table-cell table:number-columns-repeated="3"/>
          <table:table-cell table:formula="of:=[.J20]" office:value-type="float" office:value="0.202846978164583">
            <text:p>0.2028469782</text:p>
          </table:table-cell>
          <table:table-cell office:value-type="string">
            <text:p>link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38556385">
            <text:p>0.38556385</text:p>
          </table:table-cell>
          <table:table-cell table:formula="of:=[.P3]*[.K$3]" office:value-type="float" office:value="0.0782104618620024">
            <text:p>0.0782104619</text:p>
          </table:table-cell>
          <table:table-cell table:number-columns-repeated="3"/>
          <table:table-cell table:formula="of:=[.T38]" office:value-type="float" office:value="0.280013978368161">
            <text:p>0.2800139784</text:p>
          </table:table-cell>
          <table:table-cell office:value-type="string">
            <text:p>link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1.361177">
            <text:p>-1.361177</text:p>
          </table:table-cell>
          <table:table-cell table:formula="of:=[.Z3]*[.U$3]" office:value-type="float" office:value="-0.381148587033239">
            <text:p>-0.381148587</text:p>
          </table:table-cell>
          <table:table-cell table:number-columns-repeated="3"/>
          <table:table-cell table:formula="of:=[.AD62]" office:value-type="float" office:value="0.0124861707355131">
            <text:p>0.0124861707355</text:p>
          </table:table-cell>
          <table:table-cell/>
          <table:table-cell office:value-type="float" office:value="1">
            <text:p>1</text:p>
          </table:table-cell>
          <table:table-cell table:style-name="ce10" office:value-type="float" office:value="0.012486117892">
            <text:p>0.0124861178920</text:p>
          </table:table-cell>
          <table:table-cell table:style-name="ce12" table:formula="of:=[.AH3]-[.AE3]" office:value-type="float" office:value="-0.000000052843513084419">
            <text:p>-5.28E-008</text:p>
          </table:table-cell>
          <table:table-cell/>
          <table:table-cell office:value-type="float" office:value="1">
            <text:p>1</text:p>
          </table:table-cell>
          <table:table-cell table:style-name="ce15" table:formula="of:=[.AK3]-[.AH3]" office:value-type="float" office:value="0.987513882108">
            <text:p>0.98751388210800</text:p>
          </table:table-cell>
          <table:table-cell/>
          <table:table-cell table:style-name="ce17" office:value-type="float" office:value="-0.0124861299992">
            <text:p>-0.0124861299992</text:p>
          </table:table-cell>
          <table:table-cell table:style-name="ce18" table:formula="of:=[.AL3]-[.AN3]" office:value-type="float" office:value="1.0000000121072">
            <text:p>1.00E+000</text:p>
          </table:table-cell>
          <table:table-cell/>
          <table:table-cell table:style-name="ce20" table:formula="of:=[.AH3]*(1-[.AH3])*[.AL3]" office:value-type="float" office:value="0.0121762582369601">
            <text:p>0.0121762582369601</text:p>
          </table:table-cell>
          <table:table-cell table:style-name="ce15" office:value-type="float" office:value="-0.000153957">
            <text:p>-0.00015395700000</text:p>
          </table:table-cell>
          <table:table-cell table:style-name="ce18" table:formula="of:=[.AQ3]-[.AR3]" office:value-type="float" office:value="0.0123302152369601">
            <text:p>1.23E-002</text:p>
          </table:table-cell>
          <table:table-cell/>
          <table:table-cell table:style-name="ce24" table:formula="of:=[.Z3]+[.$AM$2]*[.$AQ$2]*[.U3]" office:value-type="float" office:value="-1.3586376669981">
            <text:p>-1.3586376670</text:p>
          </table:table-cell>
          <table:table-cell table:formula="of:=[.$AQ$2]*[.Z3]" office:value-type="float" office:value="-0.0246879223506722">
            <text:p>-0.0246879224</text:p>
          </table:table-cell>
          <table:table-cell/>
          <table:table-cell table:style-name="ce26" table:formula="of:=[.AV3]+[.AV34]+[.AV65]+[.AV96]+[.AV127]+[.AV158]+[.AV220]+[.AV251]+[.AV282]+[.AV313]+[.AV344]" office:value-type="float" office:value="0.164274688675336">
            <text:p>0.1642746887</text:p>
          </table:table-cell>
          <table:table-cell table:formula="of:=[.U3]*(1-[.U3])*[.AX3]" office:value-type="float" office:value="0.0331187875733637">
            <text:p>0.033118787573364</text:p>
          </table:table-cell>
          <table:table-cell/>
          <table:table-cell table:style-name="ce24" table:formula="of:=[.P3]+[.$AM$2]*[.$AY$2]*[.K3]" office:value-type="float" office:value="0.385677163182577">
            <text:p>0.3856771632</text:p>
          </table:table-cell>
          <table:table-cell table:formula="of:=[.$AY$2]*[.P3]" office:value-type="float" office:value="0.000430762807763379">
            <text:p>0.0004307628</text:p>
          </table:table-cell>
          <table:table-cell table:formula="of:=[.BB3]+[.BB22]+[.BB60]+[.BB79]+[.BB98]+[.BB117]+[.BB136]+[.BB155]+[.BB174]+[.BB193]+[.BB212]+[.BB231]+[.BB250]+[.BB269]+[.BB288]+[.BB307]+[.BB326]+[.BB345]+[.BB364]+[.BB383]+[.BB402]+[.BB421]+[.BB440]+[.BB459]+[.BB478]+[.BB497]+[.BB516]+[.BB535]+[.BB41]" office:value-type="float" office:value="0.0477595655330495">
            <text:p>0.0477595655</text:p>
          </table:table-cell>
          <table:table-cell table:style-name="ce32" table:formula="of:=[.K3]*(1-[.K3])*[.BC3]" office:value-type="float" office:value="0.00772272564454711">
            <text:p>0.0077227256445</text:p>
          </table:table-cell>
          <table:table-cell/>
          <table:table-cell table:formula="of:=[.F3]+[.$AM$2]*[.$BD$2]*[.A3]" office:value-type="float" office:value="-1.47942310861555">
            <text:p>-1.4794231086</text:p>
          </table:table-cell>
          <table:table-cell table:number-columns-repeated="966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ink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-0.4193933">
            <text:p>-0.4193933</text:p>
          </table:table-cell>
          <table:table-cell table:formula="of:=[.F4]*[.A$4]" office:value-type="float" office:value="-0.4193933">
            <text:p>-0.4193933</text:p>
          </table:table-cell>
          <table:table-cell table:number-columns-repeated="3"/>
          <table:table-cell table:formula="of:=[.J30]" office:value-type="float" office:value="0.933363264871667">
            <text:p>0.9333632649</text:p>
          </table:table-cell>
          <table:table-cell office:value-type="string">
            <text:p>link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.6947305">
            <text:p>1.6947305</text:p>
          </table:table-cell>
          <table:table-cell table:formula="of:=[.P4]*[.K$4]" office:value-type="float" office:value="1.58179919255759">
            <text:p>1.5817991926</text:p>
          </table:table-cell>
          <table:table-cell table:number-columns-repeated="3"/>
          <table:table-cell table:formula="of:=[.T57]" office:value-type="float" office:value="0.875432431495315">
            <text:p>0.8754324315</text:p>
          </table:table-cell>
          <table:table-cell office:value-type="string">
            <text:p>link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-1.11953">
            <text:p>-1.11953</text:p>
          </table:table-cell>
          <table:table-cell table:formula="of:=[.Z4]*[.U$4]" office:value-type="float" office:value="-0.980072870031949">
            <text:p>-0.98007287</text:p>
          </table:table-cell>
          <table:table-cell table:number-columns-repeated="3"/>
          <table:table-cell table:formula="of:=[.AD93]" office:value-type="float" office:value="0.999991210314232">
            <text:p>0.9999912103142</text:p>
          </table:table-cell>
          <table:table-cell/>
          <table:table-cell office:value-type="float" office:value="2">
            <text:p>2</text:p>
          </table:table-cell>
          <table:table-cell table:style-name="ce10" office:value-type="float" office:value="0.999991238117">
            <text:p>0.9999912381170</text:p>
          </table:table-cell>
          <table:table-cell table:style-name="ce12" table:formula="of:=[.AH4]-[.AE4]" office:value-type="float" office:value="0.0000000278027680877813">
            <text:p>2.78E-008</text:p>
          </table:table-cell>
          <table:table-cell/>
          <table:table-cell office:value-type="float" office:value="-1">
            <text:p>-1</text:p>
          </table:table-cell>
          <table:table-cell table:style-name="ce15" table:formula="of:=[.AK4]-[.AH4]" office:value-type="float" office:value="-1.999991238117">
            <text:p>-1.99999123811700</text:p>
          </table:table-cell>
          <table:table-cell/>
          <table:table-cell table:style-name="ce17" office:value-type="float" office:value="0.00000876188278198">
            <text:p>0.0000087618828</text:p>
          </table:table-cell>
          <table:table-cell table:style-name="ce18" table:formula="of:=[.AL4]-[.AN4]" office:value-type="float" office:value="-1.99999999999978">
            <text:p>-2.00E+000</text:p>
          </table:table-cell>
          <table:table-cell/>
          <table:table-cell table:style-name="ce20" table:formula="of:=[.AH4]*(1-[.AH4])*[.AL4]" office:value-type="float" office:value="-0.000017523535688952">
            <text:p>-0.0000175235356890</text:p>
          </table:table-cell>
          <table:table-cell table:style-name="ce15" office:value-type="float" office:value="0.0000000000767699">
            <text:p>0.00000000007677</text:p>
          </table:table-cell>
          <table:table-cell table:style-name="ce18" table:formula="of:=[.AQ4]-[.AR4]" office:value-type="float" office:value="-0.000017523612458852">
            <text:p>-1.75E-005</text:p>
          </table:table-cell>
          <table:table-cell/>
          <table:table-cell table:style-name="ce24" table:formula="of:=[.Z4]+[.$AM$2]*[.$AQ$2]*[.U4]" office:value-type="float" office:value="-1.11159105896147">
            <text:p>-1.1115910590</text:p>
          </table:table-cell>
          <table:table-cell table:formula="of:=[.$AQ$2]*[.Z4]" office:value-type="float" office:value="-0.0203051254239882">
            <text:p>-0.0203051254</text:p>
          </table:table-cell>
          <table:table-cell/>
          <table:table-cell table:style-name="ce26" table:formula="of:=[.AV4]+[.AV35]+[.AV66]+[.AV97]+[.AV128]+[.AV159]+[.AV221]+[.AV252]+[.AV283]+[.AV314]+[.AV345]" office:value-type="float" office:value="0.723961397339443">
            <text:p>0.7239613973</text:p>
          </table:table-cell>
          <table:table-cell table:formula="of:=[.U4]*(1-[.U4])*[.AX4]" office:value-type="float" office:value="0.0789483446731923">
            <text:p>0.078948344673192</text:p>
          </table:table-cell>
          <table:table-cell/>
          <table:table-cell table:style-name="ce24" table:formula="of:=[.P4]+[.$AM$2]*[.$AY$2]*[.K4]" office:value-type="float" office:value="1.69525188988217">
            <text:p>1.6952518899</text:p>
          </table:table-cell>
          <table:table-cell table:formula="of:=[.$AY$2]*[.P4]" office:value-type="float" office:value="0.001893400713221">
            <text:p>0.0018934007</text:p>
          </table:table-cell>
          <table:table-cell table:formula="of:=[.BB4]+[.BB23]+[.BB61]+[.BB80]+[.BB99]+[.BB118]+[.BB137]+[.BB156]+[.BB175]+[.BB194]+[.BB213]+[.BB232]+[.BB251]+[.BB270]+[.BB289]+[.BB308]+[.BB327]+[.BB346]+[.BB365]+[.BB384]+[.BB403]+[.BB422]+[.BB441]+[.BB460]+[.BB479]+[.BB498]+[.BB517]+[.BB536]+[.BB42]" office:value-type="float" office:value="-0.850554909771837">
            <text:p>-0.8505549098</text:p>
          </table:table-cell>
          <table:table-cell table:style-name="ce32" table:formula="of:=[.K4]*(1-[.K4])*[.BC4]" office:value-type="float" office:value="-0.0529013518847138">
            <text:p>-0.0529013518847</text:p>
          </table:table-cell>
          <table:table-cell/>
          <table:table-cell table:formula="of:=[.F4]+[.$AM$2]*[.$BD$2]*[.A4]" office:value-type="float" office:value="-0.423132705743697">
            <text:p>-0.4231327057</text:p>
          </table:table-cell>
          <table:table-cell table:number-columns-repeated="966"/>
        </table:table-row>
        <table:table-row table:style-name="ro1">
          <table:table-cell office:value-type="float" office:value="0.5">
            <text:p>0.5</text:p>
          </table:table-cell>
          <table:table-cell office:value-type="string">
            <text:p>link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-0.14978909">
            <text:p>-0.14978909</text:p>
          </table:table-cell>
          <table:table-cell table:formula="of:=[.F5]*[.A$5]" office:value-type="float" office:value="-0.074894545">
            <text:p>-0.074894545</text:p>
          </table:table-cell>
          <table:table-cell table:number-columns-repeated="3"/>
          <table:table-cell table:formula="of:=[.J40]" office:value-type="float" office:value="0.00333226887469309">
            <text:p>0.0033322689</text:p>
          </table:table-cell>
          <table:table-cell office:value-type="string">
            <text:p>link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.44852006">
            <text:p>0.44852006</text:p>
          </table:table-cell>
          <table:table-cell table:formula="of:=[.P5]*[.K$5]" office:value-type="float" office:value="0.00149458943561348">
            <text:p>0.0014945894</text:p>
          </table:table-cell>
          <table:table-cell table:number-columns-repeated="3"/>
          <table:table-cell table:formula="of:=[.T76]" office:value-type="float" office:value="0.960651098144598">
            <text:p>0.9606510981</text:p>
          </table:table-cell>
          <table:table-cell office:value-type="string">
            <text:p>link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-0.59130454">
            <text:p>-0.59130454</text:p>
          </table:table-cell>
          <table:table-cell table:formula="of:=[.Z5]*[.U$5]" office:value-type="float" office:value="-0.568037355688886">
            <text:p>-0.5680373557</text:p>
          </table:table-cell>
          <table:table-cell table:number-columns-repeated="3"/>
          <table:table-cell table:formula="of:=[.AD124]" office:value-type="float" office:value="0.00000150005306331561">
            <text:p>0.0000015000531</text:p>
          </table:table-cell>
          <table:table-cell/>
          <table:table-cell office:value-type="float" office:value="3">
            <text:p>3</text:p>
          </table:table-cell>
          <table:table-cell table:style-name="ce10" office:value-type="float" office:value="0.0000015000575786">
            <text:p>0.0000015000576</text:p>
          </table:table-cell>
          <table:table-cell table:style-name="ce12" table:formula="of:=[.AH5]-[.AE5]" office:value-type="float" office:value="0.00000000000451528438619671">
            <text:p>4.52E-012</text:p>
          </table:table-cell>
          <table:table-cell/>
          <table:table-cell table:style-name="ce14" office:value-type="float" office:value="-1">
            <text:p>-1</text:p>
          </table:table-cell>
          <table:table-cell table:style-name="ce15" table:formula="of:=[.AK5]-[.AH5]" office:value-type="float" office:value="-1.00000150005758">
            <text:p>-1.00000150005758</text:p>
          </table:table-cell>
          <table:table-cell/>
          <table:table-cell table:style-name="ce17" office:value-type="float" office:value="-0.00000150005610067">
            <text:p>-0.0000015000561</text:p>
          </table:table-cell>
          <table:table-cell table:style-name="ce18" table:formula="of:=[.AL5]-[.AN5]" office:value-type="float" office:value="-1.00000000000148">
            <text:p>-1.00E+000</text:p>
          </table:table-cell>
          <table:table-cell/>
          <table:table-cell table:style-name="ce20" table:formula="of:=[.AH5]*(1-[.AH5])*[.AL5]" office:value-type="float" office:value="-0.00000150005757859662">
            <text:p>-0.0000015000575786</text:p>
          </table:table-cell>
          <table:table-cell table:style-name="ce15" office:value-type="float" office:value="-0.00000000000225016">
            <text:p>-0.00000000000225</text:p>
          </table:table-cell>
          <table:table-cell table:style-name="ce18" table:formula="of:=[.AQ5]-[.AR5]" office:value-type="float" office:value="-0.00000150005532843662">
            <text:p>-1.50E-006</text:p>
          </table:table-cell>
          <table:table-cell/>
          <table:table-cell table:style-name="ce24" table:formula="of:=[.Z5]+[.$AM$2]*[.$AQ$2]*[.U5]" office:value-type="float" office:value="-0.582592785497433">
            <text:p>-0.5825927855</text:p>
          </table:table-cell>
          <table:table-cell table:formula="of:=[.$AQ$2]*[.Z5]" office:value-type="float" office:value="-0.0107246012598802">
            <text:p>-0.0107246013</text:p>
          </table:table-cell>
          <table:table-cell/>
          <table:table-cell table:style-name="ce26" table:formula="of:=[.AV5]+[.AV36]+[.AV67]+[.AV98]+[.AV129]+[.AV160]+[.AV222]+[.AV253]+[.AV284]+[.AV315]+[.AV346]" office:value-type="float" office:value="-0.849983691381246">
            <text:p>-0.8499836914</text:p>
          </table:table-cell>
          <table:table-cell table:formula="of:=[.U5]*(1-[.U5])*[.AX5]" office:value-type="float" office:value="-0.0321298644364337">
            <text:p>-0.032129864436434</text:p>
          </table:table-cell>
          <table:table-cell/>
          <table:table-cell table:style-name="ce24" table:formula="of:=[.P5]+[.$AM$2]*[.$AY$2]*[.K5]" office:value-type="float" office:value="0.448521921452385">
            <text:p>0.4485219215</text:p>
          </table:table-cell>
          <table:table-cell table:formula="of:=[.$AY$2]*[.P5]" office:value-type="float" office:value="0.000501099261208744">
            <text:p>0.0005010993</text:p>
          </table:table-cell>
          <table:table-cell table:formula="of:=[.BB5]+[.BB24]+[.BB62]+[.BB81]+[.BB100]+[.BB119]+[.BB138]+[.BB157]+[.BB176]+[.BB195]+[.BB214]+[.BB233]+[.BB252]+[.BB271]+[.BB290]+[.BB309]+[.BB328]+[.BB347]+[.BB366]+[.BB385]+[.BB404]+[.BB423]+[.BB442]+[.BB461]+[.BB480]+[.BB499]+[.BB518]+[.BB537]+[.BB43]" office:value-type="float" office:value="0.277423814626947">
            <text:p>0.2774238146</text:p>
          </table:table-cell>
          <table:table-cell table:style-name="ce32" table:formula="of:=[.K5]*(1-[.K5])*[.BC5]" office:value-type="float" office:value="0.000921370224144315">
            <text:p>0.0009213702241</text:p>
          </table:table-cell>
          <table:table-cell/>
          <table:table-cell table:formula="of:=[.F5]+[.$AM$2]*[.$BD$2]*[.A5]" office:value-type="float" office:value="-0.151658792871849">
            <text:p>-0.1516587929</text:p>
          </table:table-cell>
          <table:table-cell table:number-columns-repeated="966"/>
        </table:table-row>
        <table:table-row table:style-name="ro1">
          <table:table-cell office:value-type="float" office:value="-0.5">
            <text:p>-0.5</text:p>
          </table:table-cell>
          <table:table-cell office:value-type="string">
            <text:p>link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.942798">
            <text:p>1.942798</text:p>
          </table:table-cell>
          <table:table-cell table:formula="of:=[.F6]*[.A$6]" office:value-type="float" office:value="-0.971399">
            <text:p>-0.971399</text:p>
          </table:table-cell>
          <table:table-cell table:number-columns-repeated="3"/>
          <table:table-cell table:formula="of:=[.J50]" office:value-type="float" office:value="0.000100859574286445">
            <text:p>0.0001008596</text:p>
          </table:table-cell>
          <table:table-cell office:value-type="string">
            <text:p>link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-1.0468714">
            <text:p>-1.0468714</text:p>
          </table:table-cell>
          <table:table-cell table:formula="of:=[.P6]*[.K$6]" office:value-type="float" office:value="-0.000105587003736655">
            <text:p>-0.000105587</text:p>
          </table:table-cell>
          <table:table-cell table:number-columns-repeated="3"/>
          <table:table-cell table:formula="of:=[.T95]" office:value-type="float" office:value="0.838270857817028">
            <text:p>0.8382708578</text:p>
          </table:table-cell>
          <table:table-cell office:value-type="string">
            <text:p>link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.71499717">
            <text:p>0.71499717</text:p>
          </table:table-cell>
          <table:table-cell table:formula="of:=[.Z6]*[.U$6]" office:value-type="float" office:value="0.599361291032647">
            <text:p>0.599361291</text:p>
          </table:table-cell>
          <table:table-cell table:number-columns-repeated="3"/>
          <table:table-cell table:formula="of:=[.AD155]" office:value-type="float" office:value="0.999944532202757">
            <text:p>0.9999445322028</text:p>
          </table:table-cell>
          <table:table-cell/>
          <table:table-cell office:value-type="float" office:value="4">
            <text:p>4</text:p>
          </table:table-cell>
          <table:table-cell table:style-name="ce10" office:value-type="float" office:value="0.999944508076">
            <text:p>0.9999445080760</text:p>
          </table:table-cell>
          <table:table-cell table:style-name="ce12" table:formula="of:=[.AH6]-[.AE6]" office:value-type="float" office:value="-0.0000000241267569256465">
            <text:p>-2.41E-008</text:p>
          </table:table-cell>
          <table:table-cell/>
          <table:table-cell office:value-type="float" office:value="-1">
            <text:p>-1</text:p>
          </table:table-cell>
          <table:table-cell table:style-name="ce15" table:formula="of:=[.AK6]-[.AH6]" office:value-type="float" office:value="-1.999944508076">
            <text:p>-1.99994450807600</text:p>
          </table:table-cell>
          <table:table-cell/>
          <table:table-cell table:style-name="ce17" office:value-type="float" office:value="0.0000554919242859">
            <text:p>0.0000554919243</text:p>
          </table:table-cell>
          <table:table-cell table:style-name="ce18" table:formula="of:=[.AL6]-[.AN6]" office:value-type="float" office:value="-2.00000000000029">
            <text:p>-2.00E+000</text:p>
          </table:table-cell>
          <table:table-cell/>
          <table:table-cell table:style-name="ce20" table:formula="of:=[.AH6]*(1-[.AH6])*[.AL6]" office:value-type="float" office:value="-0.000110974610110004">
            <text:p>-0.0001109746101100</text:p>
          </table:table-cell>
          <table:table-cell table:style-name="ce15" office:value-type="float" office:value="0.00000000307918">
            <text:p>0.00000000307918</text:p>
          </table:table-cell>
          <table:table-cell table:style-name="ce18" table:formula="of:=[.AQ6]-[.AR6]" office:value-type="float" office:value="-0.000110977689290004">
            <text:p>-1.11E-004</text:p>
          </table:table-cell>
          <table:table-cell/>
          <table:table-cell table:style-name="ce24" table:formula="of:=[.Z6]+[.$AM$2]*[.$AQ$2]*[.U6]" office:value-type="float" office:value="0.722599107825359">
            <text:p>0.7225991078</text:p>
          </table:table-cell>
          <table:table-cell table:formula="of:=[.$AQ$2]*[.Z6]" office:value-type="float" office:value="0.0129680376717432">
            <text:p>0.0129680377</text:p>
          </table:table-cell>
          <table:table-cell/>
          <table:table-cell table:style-name="ce26" table:formula="of:=[.AV6]+[.AV37]+[.AV68]+[.AV99]+[.AV130]+[.AV161]+[.AV223]+[.AV254]+[.AV285]+[.AV316]+[.AV347]" office:value-type="float" office:value="-0.771373840019958">
            <text:p>-0.77137384</text:p>
          </table:table-cell>
          <table:table-cell table:formula="of:=[.U6]*(1-[.U6])*[.AX6]" office:value-type="float" office:value="-0.104577331973844">
            <text:p>-0.104577331973844</text:p>
          </table:table-cell>
          <table:table-cell/>
          <table:table-cell table:style-name="ce24" table:formula="of:=[.P6]+[.$AM$2]*[.$AY$2]*[.K6]" office:value-type="float" office:value="-1.04687134365842">
            <text:p>-1.0468713437</text:p>
          </table:table-cell>
          <table:table-cell table:formula="of:=[.$AY$2]*[.P6]" office:value-type="float" office:value="-0.00116959425431398">
            <text:p>-0.0011695943</text:p>
          </table:table-cell>
          <table:table-cell table:formula="of:=[.BB6]+[.BB25]+[.BB63]+[.BB82]+[.BB101]+[.BB120]+[.BB139]+[.BB158]+[.BB177]+[.BB196]+[.BB215]+[.BB234]+[.BB253]+[.BB272]+[.BB291]+[.BB310]+[.BB329]+[.BB348]+[.BB367]+[.BB386]+[.BB405]+[.BB424]+[.BB443]+[.BB462]+[.BB481]+[.BB500]+[.BB519]+[.BB538]+[.BB44]" office:value-type="float" office:value="-0.184489944711886">
            <text:p>-0.1844899447</text:p>
          </table:table-cell>
          <table:table-cell table:style-name="ce32" table:formula="of:=[.K6]*(1-[.K6])*[.BC6]" office:value-type="float" office:value="-0.0000186057005314473">
            <text:p>-0.0000186057005</text:p>
          </table:table-cell>
          <table:table-cell/>
          <table:table-cell table:formula="of:=[.F6]+[.$AM$2]*[.$BD$2]*[.A6]" office:value-type="float" office:value="1.94466770287185">
            <text:p>1.9446677029</text:p>
          </table:table-cell>
          <table:table-cell table:number-columns-repeated="966"/>
        </table:table-row>
        <table:table-row table:style-name="ro1">
          <table:table-cell office:value-type="float" office:value="-1">
            <text:p>-1</text:p>
          </table:table-cell>
          <table:table-cell office:value-type="string">
            <text:p>link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-2.9100065">
            <text:p>-2.9100065</text:p>
          </table:table-cell>
          <table:table-cell table:formula="of:=[.F7]*[.A$7]" office:value-type="float" office:value="2.9100065">
            <text:p>2.9100065</text:p>
          </table:table-cell>
          <table:table-cell table:number-columns-repeated="3"/>
          <table:table-cell table:formula="of:=[.J60]" office:value-type="float" office:value="0.996623871433732">
            <text:p>0.9966238714</text:p>
          </table:table-cell>
          <table:table-cell office:value-type="string">
            <text:p>link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.15984643">
            <text:p>0.15984643</text:p>
          </table:table-cell>
          <table:table-cell table:formula="of:=[.P7]*[.K$7]" office:value-type="float" office:value="0.159306767901461">
            <text:p>0.1593067679</text:p>
          </table:table-cell>
          <table:table-cell table:number-columns-repeated="3"/>
          <table:table-cell table:formula="of:=[.T114]" office:value-type="float" office:value="0.217819934266901">
            <text:p>0.2178199343</text:p>
          </table:table-cell>
          <table:table-cell office:value-type="string">
            <text:p>link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-0.63561487">
            <text:p>-0.63561487</text:p>
          </table:table-cell>
          <table:table-cell table:formula="of:=[.Z7]*[.U$7]" office:value-type="float" office:value="-0.138449589202465">
            <text:p>-0.1384495892</text:p>
          </table:table-cell>
          <table:table-cell table:number-columns-repeated="3"/>
          <table:table-cell table:formula="of:=[.AD186]" office:value-type="float" office:value="0.971832080605944">
            <text:p>0.9718320806059</text:p>
          </table:table-cell>
          <table:table-cell/>
          <table:table-cell office:value-type="float" office:value="5">
            <text:p>5</text:p>
          </table:table-cell>
          <table:table-cell table:style-name="ce10" office:value-type="float" office:value="0.971832156181">
            <text:p>0.9718321561810</text:p>
          </table:table-cell>
          <table:table-cell table:style-name="ce12" table:formula="of:=[.AH7]-[.AE7]" office:value-type="float" office:value="0.000000075575055991095">
            <text:p>7.56E-008</text:p>
          </table:table-cell>
          <table:table-cell/>
          <table:table-cell office:value-type="float" office:value="-1">
            <text:p>-1</text:p>
          </table:table-cell>
          <table:table-cell table:style-name="ce15" table:formula="of:=[.AK7]-[.AH7]" office:value-type="float" office:value="-1.971832156181">
            <text:p>-1.97183215618100</text:p>
          </table:table-cell>
          <table:table-cell/>
          <table:table-cell table:style-name="ce17" office:value-type="float" office:value="0.0281679034233">
            <text:p>0.0281679034233</text:p>
          </table:table-cell>
          <table:table-cell table:style-name="ce18" table:formula="of:=[.AL7]-[.AN7]" office:value-type="float" office:value="-2.0000000596043">
            <text:p>-2.00E+000</text:p>
          </table:table-cell>
          <table:table-cell/>
          <table:table-cell table:style-name="ce20" table:formula="of:=[.AH7]*(1-[.AH7])*[.AL7]" office:value-type="float" office:value="-0.0539777545015661">
            <text:p>-0.0539777545015661</text:p>
          </table:table-cell>
          <table:table-cell table:style-name="ce15" office:value-type="float" office:value="0.000771081">
            <text:p>0.00077108100000</text:p>
          </table:table-cell>
          <table:table-cell table:style-name="ce18" table:formula="of:=[.AQ7]-[.AR7]" office:value-type="float" office:value="-0.0547488355015661">
            <text:p>-5.47E-002</text:p>
          </table:table-cell>
          <table:table-cell/>
          <table:table-cell table:style-name="ce24" table:formula="of:=[.Z7]+[.$AM$2]*[.$AQ$2]*[.U7]" office:value-type="float" office:value="-0.633639549515004">
            <text:p>-0.6336395495</text:p>
          </table:table-cell>
          <table:table-cell table:formula="of:=[.$AQ$2]*[.Z7]" office:value-type="float" office:value="-0.0115282660194028">
            <text:p>-0.011528266</text:p>
          </table:table-cell>
          <table:table-cell/>
          <table:table-cell table:style-name="ce26" table:formula="of:=[.AV7]+[.AV38]+[.AV69]+[.AV100]+[.AV131]+[.AV162]+[.AV224]+[.AV255]+[.AV286]+[.AV317]+[.AV348]" office:value-type="float" office:value="-0.170662246417899">
            <text:p>-0.1706622464</text:p>
          </table:table-cell>
          <table:table-cell table:formula="of:=[.U7]*(1-[.U7])*[.AX7]" office:value-type="float" office:value="-0.029076479628544">
            <text:p>-0.029076479628544</text:p>
          </table:table-cell>
          <table:table-cell/>
          <table:table-cell table:style-name="ce24" table:formula="of:=[.P7]+[.$AM$2]*[.$AY$2]*[.K7]" office:value-type="float" office:value="0.160403158149103">
            <text:p>0.1604031581</text:p>
          </table:table-cell>
          <table:table-cell table:formula="of:=[.$AY$2]*[.P7]" office:value-type="float" office:value="0.000178584939946399">
            <text:p>0.0001785849</text:p>
          </table:table-cell>
          <table:table-cell table:formula="of:=[.BB7]+[.BB26]+[.BB64]+[.BB83]+[.BB102]+[.BB121]+[.BB140]+[.BB159]+[.BB178]+[.BB197]+[.BB216]+[.BB235]+[.BB254]+[.BB273]+[.BB292]+[.BB311]+[.BB330]+[.BB349]+[.BB368]+[.BB387]+[.BB406]+[.BB425]+[.BB444]+[.BB463]+[.BB482]+[.BB501]+[.BB520]+[.BB539]+[.BB45]" office:value-type="float" office:value="0.0345355251313553">
            <text:p>0.0345355251</text:p>
          </table:table-cell>
          <table:table-cell table:style-name="ce32" table:formula="of:=[.K7]*(1-[.K7])*[.BC7]" office:value-type="float" office:value="0.000116202728601606">
            <text:p>0.0001162027286</text:p>
          </table:table-cell>
          <table:table-cell/>
          <table:table-cell table:formula="of:=[.F7]+[.$AM$2]*[.$BD$2]*[.A7]" office:value-type="float" office:value="-2.9062670942563">
            <text:p>-2.9062670943</text:p>
          </table:table-cell>
          <table:table-cell table:number-columns-repeated="966"/>
        </table:table-row>
        <table:table-row table:style-name="ro1">
          <table:table-cell office:value-type="float" office:value="-1.5">
            <text:p>-1.5</text:p>
          </table:table-cell>
          <table:table-cell office:value-type="string">
            <text:p>link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-2.2536898">
            <text:p>-2.2536898</text:p>
          </table:table-cell>
          <table:table-cell table:formula="of:=[.F8]*[.A$8]" office:value-type="float" office:value="3.3805347">
            <text:p>3.3805347</text:p>
          </table:table-cell>
          <table:table-cell table:number-columns-repeated="3"/>
          <table:table-cell table:formula="of:=[.J70]" office:value-type="float" office:value="0.977381032513912">
            <text:p>0.9773810325</text:p>
          </table:table-cell>
          <table:table-cell office:value-type="string">
            <text:p>link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-0.94116163">
            <text:p>-0.94116163</text:p>
          </table:table-cell>
          <table:table-cell table:formula="of:=[.P8]*[.K$8]" office:value-type="float" office:value="-0.919873525691876">
            <text:p>-0.9198735257</text:p>
          </table:table-cell>
          <table:table-cell table:number-columns-repeated="3"/>
          <table:table-cell table:formula="of:=[.T133]" office:value-type="float" office:value="0.953726258040034">
            <text:p>0.953726258</text:p>
          </table:table-cell>
          <table:table-cell office:value-type="string">
            <text:p>link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-1.1175492">
            <text:p>-1.1175492</text:p>
          </table:table-cell>
          <table:table-cell table:formula="of:=[.Z8]*[.U$8]" office:value-type="float" office:value="-1.06583601669163">
            <text:p>-1.0658360167</text:p>
          </table:table-cell>
          <table:table-cell table:number-columns-repeated="3"/>
          <table:table-cell table:formula="of:=[.AD217]" office:value-type="float" office:value="0.999999569498841">
            <text:p>0.9999995694988</text:p>
          </table:table-cell>
          <table:table-cell/>
          <table:table-cell office:value-type="float" office:value="6">
            <text:p>6</text:p>
          </table:table-cell>
          <table:table-cell table:style-name="ce10" office:value-type="float" office:value="0.999999582767">
            <text:p>0.9999995827670</text:p>
          </table:table-cell>
          <table:table-cell table:style-name="ce12" table:formula="of:=[.AH8]-[.AE8]" office:value-type="float" office:value="0.0000000132681587938777">
            <text:p>1.33E-008</text:p>
          </table:table-cell>
          <table:table-cell/>
          <table:table-cell office:value-type="float" office:value="1">
            <text:p>1</text:p>
          </table:table-cell>
          <table:table-cell table:style-name="ce15" table:formula="of:=[.AK8]-[.AH8]" office:value-type="float" office:value="0.000000417233000038486">
            <text:p>0.00000041723300</text:p>
          </table:table-cell>
          <table:table-cell/>
          <table:table-cell table:style-name="ce17" office:value-type="float" office:value="0.000000417232513428">
            <text:p>0.0000004172325</text:p>
          </table:table-cell>
          <table:table-cell table:style-name="ce18" table:formula="of:=[.AL8]-[.AN8]" office:value-type="float" office:value="0.000000000000486610486042498">
            <text:p>4.87E-013</text:p>
          </table:table-cell>
          <table:table-cell/>
          <table:table-cell table:style-name="ce20" table:formula="of:=[.AH8]*(1-[.AH8])*[.AL8]" office:value-type="float" office:value="0.000000000000174083303687786">
            <text:p>0.0000000000001741</text:p>
          </table:table-cell>
          <table:table-cell table:style-name="ce15" office:value-type="float" office:value="0.000000000000174083">
            <text:p>0.00000000000017</text:p>
          </table:table-cell>
          <table:table-cell table:style-name="ce18" table:formula="of:=[.AQ8]-[.AR8]" office:value-type="float" office:value="3.03687785939351E-019">
            <text:p>3.04E-019</text:p>
          </table:table-cell>
          <table:table-cell/>
          <table:table-cell table:style-name="ce24" table:formula="of:=[.Z8]+[.$AM$2]*[.$AQ$2]*[.U8]" office:value-type="float" office:value="-1.10890024405882">
            <text:p>-1.1089002441</text:p>
          </table:table-cell>
          <table:table-cell table:formula="of:=[.$AQ$2]*[.Z8]" office:value-type="float" office:value="-0.0202691992831614">
            <text:p>-0.0202691993</text:p>
          </table:table-cell>
          <table:table-cell/>
          <table:table-cell table:style-name="ce26" table:formula="of:=[.AV8]+[.AV39]+[.AV70]+[.AV101]+[.AV132]+[.AV163]+[.AV225]+[.AV256]+[.AV287]+[.AV318]+[.AV349]" office:value-type="float" office:value="0.219938584676293">
            <text:p>0.2199385847</text:p>
          </table:table-cell>
          <table:table-cell table:formula="of:=[.U8]*(1-[.U8])*[.AX8]" office:value-type="float" office:value="0.00970643579758243">
            <text:p>0.009706435797582</text:p>
          </table:table-cell>
          <table:table-cell/>
          <table:table-cell table:style-name="ce24" table:formula="of:=[.P8]+[.$AM$2]*[.$AY$2]*[.K8]" office:value-type="float" office:value="-0.940615651172083">
            <text:p>-0.9406156512</text:p>
          </table:table-cell>
          <table:table-cell table:formula="of:=[.$AY$2]*[.P8]" office:value-type="float" office:value="-0.00105149231780406">
            <text:p>-0.0010514923</text:p>
          </table:table-cell>
          <table:table-cell table:formula="of:=[.BB8]+[.BB27]+[.BB65]+[.BB84]+[.BB103]+[.BB122]+[.BB141]+[.BB160]+[.BB179]+[.BB198]+[.BB217]+[.BB236]+[.BB255]+[.BB274]+[.BB293]+[.BB312]+[.BB331]+[.BB350]+[.BB369]+[.BB388]+[.BB407]+[.BB426]+[.BB445]+[.BB464]+[.BB483]+[.BB502]+[.BB521]+[.BB540]+[.BB46]" office:value-type="float" office:value="0.101303994185291">
            <text:p>0.1013039942</text:p>
          </table:table-cell>
          <table:table-cell table:style-name="ce32" table:formula="of:=[.K8]*(1-[.K8])*[.BC8]" office:value-type="float" office:value="0.00223956283518127">
            <text:p>0.0022395628352</text:p>
          </table:table-cell>
          <table:table-cell/>
          <table:table-cell table:formula="of:=[.F8]+[.$AM$2]*[.$BD$2]*[.A8]" office:value-type="float" office:value="-2.24808069138445">
            <text:p>-2.2480806914</text:p>
          </table:table-cell>
          <table:table-cell table:number-columns-repeated="966"/>
        </table:table-row>
        <table:table-row table:style-name="ro1">
          <table:table-cell office:value-type="float" office:value="-1.25">
            <text:p>-1.25</text:p>
          </table:table-cell>
          <table:table-cell office:value-type="string">
            <text:p>link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-1.8732519">
            <text:p>-1.8732519</text:p>
          </table:table-cell>
          <table:table-cell table:formula="of:=[.F9]*[.A$9]" office:value-type="float" office:value="2.341564875">
            <text:p>2.341564875</text:p>
          </table:table-cell>
          <table:table-cell table:number-columns-repeated="3"/>
          <table:table-cell table:formula="of:=[.J80]" office:value-type="float" office:value="0.0221063471728784">
            <text:p>0.0221063472</text:p>
          </table:table-cell>
          <table:table-cell office:value-type="string">
            <text:p>link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.3827131">
            <text:p>1.3827131</text:p>
          </table:table-cell>
          <table:table-cell table:formula="of:=[.P9]*[.K$9]" office:value-type="float" office:value="0.030566735829087">
            <text:p>0.0305667358</text:p>
          </table:table-cell>
          <table:table-cell table:number-columns-repeated="3"/>
          <table:table-cell table:formula="of:=[.T152]" office:value-type="float" office:value="0.0309882720337517">
            <text:p>0.030988272</text:p>
          </table:table-cell>
          <table:table-cell office:value-type="string">
            <text:p>link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.3007029">
            <text:p>1.3007029</text:p>
          </table:table-cell>
          <table:table-cell table:formula="of:=[.Z9]*[.U$9]" office:value-type="float" office:value="0.0403065353002897">
            <text:p>0.0403065353</text:p>
          </table:table-cell>
          <table:table-cell table:number-columns-repeated="3"/>
          <table:table-cell table:formula="of:=[.AD248]" office:value-type="float" office:value="0.0189525961181391">
            <text:p>0.0189525961181</text:p>
          </table:table-cell>
          <table:table-cell/>
          <table:table-cell office:value-type="float" office:value="7">
            <text:p>7</text:p>
          </table:table-cell>
          <table:table-cell table:style-name="ce10" office:value-type="float" office:value="0.0189526043832">
            <text:p>0.0189526043832</text:p>
          </table:table-cell>
          <table:table-cell table:style-name="ce12" table:formula="of:=[.AH9]-[.AE9]" office:value-type="float" office:value="0.00000000826506093079549">
            <text:p>8.27E-009</text:p>
          </table:table-cell>
          <table:table-cell/>
          <table:table-cell office:value-type="float" office:value="1">
            <text:p>1</text:p>
          </table:table-cell>
          <table:table-cell table:style-name="ce15" table:formula="of:=[.AK9]-[.AH9]" office:value-type="float" office:value="0.9810473956168">
            <text:p>0.98104739561680</text:p>
          </table:table-cell>
          <table:table-cell/>
          <table:table-cell table:style-name="ce17" office:value-type="float" office:value="-0.0189526099712">
            <text:p>-0.0189526099712</text:p>
          </table:table-cell>
          <table:table-cell table:style-name="ce18" table:formula="of:=[.AL9]-[.AN9]" office:value-type="float" office:value="1.000000005588">
            <text:p>1.00E+000</text:p>
          </table:table-cell>
          <table:table-cell/>
          <table:table-cell table:style-name="ce20" table:formula="of:=[.AH9]*(1-[.AH9])*[.AL9]" office:value-type="float" office:value="0.01824100975587">
            <text:p>0.0182410097558700</text:p>
          </table:table-cell>
          <table:table-cell table:style-name="ce15" office:value-type="float" office:value="-0.000352394">
            <text:p>-0.00035239400000</text:p>
          </table:table-cell>
          <table:table-cell table:style-name="ce18" table:formula="of:=[.AQ9]-[.AR9]" office:value-type="float" office:value="0.01859340375587">
            <text:p>1.86E-002</text:p>
          </table:table-cell>
          <table:table-cell/>
          <table:table-cell table:style-name="ce24" table:formula="of:=[.Z9]+[.$AM$2]*[.$AQ$2]*[.U9]" office:value-type="float" office:value="1.30098392004873">
            <text:p>1.3009839200</text:p>
          </table:table-cell>
          <table:table-cell table:formula="of:=[.$AQ$2]*[.Z9]" office:value-type="float" office:value="0.023591092265366">
            <text:p>0.0235910923</text:p>
          </table:table-cell>
          <table:table-cell/>
          <table:table-cell table:style-name="ce26" table:formula="of:=[.AV9]+[.AV40]+[.AV71]+[.AV102]+[.AV133]+[.AV164]+[.AV226]+[.AV257]+[.AV288]+[.AV319]+[.AV350]" office:value-type="float" office:value="0.808325543337567">
            <text:p>0.8083255433</text:p>
          </table:table-cell>
          <table:table-cell table:formula="of:=[.U9]*(1-[.U9])*[.AX9]" office:value-type="float" office:value="0.0242723986313567">
            <text:p>0.024272398631357</text:p>
          </table:table-cell>
          <table:table-cell/>
          <table:table-cell table:style-name="ce24" table:formula="of:=[.P9]+[.$AM$2]*[.$AY$2]*[.K9]" office:value-type="float" office:value="1.38272544891728">
            <text:p>1.3827254489</text:p>
          </table:table-cell>
          <table:table-cell table:formula="of:=[.$AY$2]*[.P9]" office:value-type="float" office:value="0.00154480607372088">
            <text:p>0.0015448061</text:p>
          </table:table-cell>
          <table:table-cell table:formula="of:=[.BB9]+[.BB28]+[.BB66]+[.BB85]+[.BB104]+[.BB123]+[.BB142]+[.BB161]+[.BB180]+[.BB199]+[.BB218]+[.BB237]+[.BB256]+[.BB275]+[.BB294]+[.BB313]+[.BB332]+[.BB351]+[.BB370]+[.BB389]+[.BB408]+[.BB427]+[.BB446]+[.BB465]+[.BB484]+[.BB503]+[.BB522]+[.BB541]+[.BB47]" office:value-type="float" office:value="0.372264161529705">
            <text:p>0.3722641615</text:p>
          </table:table-cell>
          <table:table-cell table:style-name="ce32" table:formula="of:=[.K9]*(1-[.K9])*[.BC9]" office:value-type="float" office:value="0.00804747880380163">
            <text:p>0.0080474788038</text:p>
          </table:table-cell>
          <table:table-cell/>
          <table:table-cell table:formula="of:=[.F9]+[.$AM$2]*[.$BD$2]*[.A9]" office:value-type="float" office:value="-1.86857764282038">
            <text:p>-1.8685776428</text:p>
          </table:table-cell>
          <table:table-cell table:number-columns-repeated="966"/>
        </table:table-row>
        <table:table-row table:style-name="ro1">
          <table:table-cell/>
          <table:table-cell office:value-type="string">
            <text:p>node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4.631814">
            <text:p>-4.631814</text:p>
          </table:table-cell>
          <table:table-cell table:number-columns-repeated="2"/>
          <table:table-cell table:formula="of:=SUM([.G2:.G9])" office:value-type="float" office:value="7.307418355">
            <text:p>7.307418355</text:p>
          </table:table-cell>
          <table:table-cell table:formula="of:=[.H10]+[.E10]" office:value-type="float" office:value="2.675604355">
            <text:p>2.675604355</text:p>
          </table:table-cell>
          <table:table-cell table:formula="of:=1/(1+(EXP([.I10]*-1)))" office:value-type="float" office:value="0.935571672651876">
            <text:p>0.9355716727</text:p>
          </table:table-cell>
          <table:table-cell table:formula="of:=[.J90]" office:value-type="float" office:value="0.0061374801694052">
            <text:p>0.0061374802</text:p>
          </table:table-cell>
          <table:table-cell office:value-type="string">
            <text:p>link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-1.5887318">
            <text:p>-1.5887318</text:p>
          </table:table-cell>
          <table:table-cell table:formula="of:=[.P10]*[.K$10]" office:value-type="float" office:value="-0.00975080991700344">
            <text:p>-0.0097508099</text:p>
          </table:table-cell>
          <table:table-cell table:number-columns-repeated="3"/>
          <table:table-cell table:formula="of:=[.T171]" office:value-type="float" office:value="0.999850797786455">
            <text:p>0.9998507978</text:p>
          </table:table-cell>
          <table:table-cell office:value-type="string">
            <text:p>link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.0193332">
            <text:p>1.0193332</text:p>
          </table:table-cell>
          <table:table-cell table:formula="of:=[.Z10]*[.U$10]" office:value-type="float" office:value="1.01918111323022">
            <text:p>1.0191811132</text:p>
          </table:table-cell>
          <table:table-cell table:number-columns-repeated="3"/>
          <table:table-cell table:formula="of:=[.AD279]" office:value-type="float" office:value="0.929972862252095">
            <text:p>0.9299728622521</text:p>
          </table:table-cell>
          <table:table-cell/>
          <table:table-cell office:value-type="float" office:value="8">
            <text:p>8</text:p>
          </table:table-cell>
          <table:table-cell table:style-name="ce10" office:value-type="float" office:value="0.929972827435">
            <text:p>0.9299728274350</text:p>
          </table:table-cell>
          <table:table-cell table:style-name="ce12" table:formula="of:=[.AH10]-[.AE10]" office:value-type="float" office:value="-0.0000000348170945407844">
            <text:p>-3.48E-008</text:p>
          </table:table-cell>
          <table:table-cell/>
          <table:table-cell office:value-type="float" office:value="-1">
            <text:p>-1</text:p>
          </table:table-cell>
          <table:table-cell table:style-name="ce15" table:formula="of:=[.AK10]-[.AH10]" office:value-type="float" office:value="-1.929972827435">
            <text:p>-1.92997282743500</text:p>
          </table:table-cell>
          <table:table-cell/>
          <table:table-cell table:style-name="ce17" office:value-type="float" office:value="0.0700271725655">
            <text:p>0.0700271725655</text:p>
          </table:table-cell>
          <table:table-cell table:style-name="ce18" table:formula="of:=[.AL10]-[.AN10]" office:value-type="float" office:value="-2.0000000000005">
            <text:p>-2.00E+000</text:p>
          </table:table-cell>
          <table:table-cell/>
          <table:table-cell table:style-name="ce20" table:formula="of:=[.AH10]*(1-[.AH10])*[.AL10]" office:value-type="float" office:value="-0.125686330029434">
            <text:p>-0.1256863300294340</text:p>
          </table:table-cell>
          <table:table-cell table:style-name="ce15" office:value-type="float" office:value="0.0045604">
            <text:p>0.00456040000000</text:p>
          </table:table-cell>
          <table:table-cell table:style-name="ce18" table:formula="of:=[.AQ10]-[.AR10]" office:value-type="float" office:value="-0.130246730029434">
            <text:p>-1.30E-001</text:p>
          </table:table-cell>
          <table:table-cell/>
          <table:table-cell table:style-name="ce24" table:formula="of:=[.Z10]+[.$AM$2]*[.$AQ$2]*[.U10]" office:value-type="float" office:value="1.02840044065203">
            <text:p>1.0284004407</text:p>
          </table:table-cell>
          <table:table-cell table:formula="of:=[.$AQ$2]*[.Z10]" office:value-type="float" office:value="0.018487837284249">
            <text:p>0.0184878373</text:p>
          </table:table-cell>
          <table:table-cell/>
          <table:table-cell table:style-name="ce26" table:formula="of:=[.AV10]+[.AV41]+[.AV72]+[.AV103]+[.AV134]+[.AV165]+[.AV227]+[.AV258]+[.AV289]+[.AV320]+[.AV351]" office:value-type="float" office:value="-0.734143155311174">
            <text:p>-0.7341431553</text:p>
          </table:table-cell>
          <table:table-cell table:formula="of:=[.U10]*(1-[.U10])*[.AX10]" office:value-type="float" office:value="-0.000109519440849665">
            <text:p>-0.000109519440850</text:p>
          </table:table-cell>
          <table:table-cell/>
          <table:table-cell table:style-name="ce24" table:formula="of:=[.P10]+[.$AM$2]*[.$AY$2]*[.K10]" office:value-type="float" office:value="-1.58872837151703">
            <text:p>-1.5887283715</text:p>
          </table:table-cell>
          <table:table-cell table:formula="of:=[.$AY$2]*[.P10]" office:value-type="float" office:value="-0.00177497597596602">
            <text:p>-0.001774976</text:p>
          </table:table-cell>
          <table:table-cell table:formula="of:=[.BB10]+[.BB29]+[.BB67]+[.BB86]+[.BB105]+[.BB124]+[.BB143]+[.BB162]+[.BB181]+[.BB200]+[.BB219]+[.BB238]+[.BB257]+[.BB276]+[.BB295]+[.BB314]+[.BB333]+[.BB352]+[.BB371]+[.BB390]+[.BB409]+[.BB428]+[.BB447]+[.BB466]+[.BB485]+[.BB504]+[.BB523]+[.BB542]+[.BB48]" office:value-type="float" office:value="0.34514242174208">
            <text:p>0.3451424217</text:p>
          </table:table-cell>
          <table:table-cell table:style-name="ce32" table:formula="of:=[.K10]*(1-[.K10])*[.BC10]" office:value-type="float" office:value="0.00210530371554962">
            <text:p>0.0021053037155</text:p>
          </table:table-cell>
          <table:table-cell table:style-name="ce22" table:formula="of:=[.E10]+([.$BD$2]*[.$AM$2])" office:value-type="float" office:value="-4.6355534057437">
            <text:p>-4.6355534057</text:p>
          </table:table-cell>
          <table:table-cell table:number-columns-repeated="967"/>
        </table:table-row>
        <table:table-row table:style-name="ro1">
          <table:table-cell/>
          <table:table-cell office:value-type="string">
            <text:p>comment</text:p>
          </table:table-cell>
          <table:table-cell office:value-type="string">
            <text:p>TBD:node modifiers</text:p>
          </table:table-cell>
          <table:table-cell table:number-columns-repeated="7"/>
          <table:table-cell table:formula="of:=[.J100]" office:value-type="float" office:value="0.000733394804581218">
            <text:p>0.0007333948</text:p>
          </table:table-cell>
          <table:table-cell office:value-type="string">
            <text:p>link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-1.1346171">
            <text:p>-1.1346171</text:p>
          </table:table-cell>
          <table:table-cell table:formula="of:=[.P11]*[.K$11]" office:value-type="float" office:value="-0.000832122286329009">
            <text:p>-0.0008321223</text:p>
          </table:table-cell>
          <table:table-cell table:number-columns-repeated="3"/>
          <table:table-cell table:formula="of:=[.T190]" office:value-type="float" office:value="0.558462410652379">
            <text:p>0.5584624107</text:p>
          </table:table-cell>
          <table:table-cell office:value-type="string">
            <text:p>link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-0.4505167">
            <text:p>-0.4505167</text:p>
          </table:table-cell>
          <table:table-cell table:formula="of:=[.Z11]*[.U$11]" office:value-type="float" office:value="-0.251596642321154">
            <text:p>-0.2515966423</text:p>
          </table:table-cell>
          <table:table-cell table:number-columns-repeated="3"/>
          <table:table-cell table:formula="of:=[.AD310]" office:value-type="float" office:value="0.910729243733609">
            <text:p>0.9107292437336</text:p>
          </table:table-cell>
          <table:table-cell/>
          <table:table-cell office:value-type="float" office:value="9">
            <text:p>9</text:p>
          </table:table-cell>
          <table:table-cell table:style-name="ce10" office:value-type="float" office:value="0.910729110241">
            <text:p>0.9107291102410</text:p>
          </table:table-cell>
          <table:table-cell table:style-name="ce12" table:formula="of:=[.AH11]-[.AE11]" office:value-type="float" office:value="-0.000000133492609299957">
            <text:p>-1.33E-007</text:p>
          </table:table-cell>
          <table:table-cell/>
          <table:table-cell office:value-type="float" office:value="-1">
            <text:p>-1</text:p>
          </table:table-cell>
          <table:table-cell table:style-name="ce15" table:formula="of:=[.AK11]-[.AH11]" office:value-type="float" office:value="-1.910729110241">
            <text:p>-1.91072911024100</text:p>
          </table:table-cell>
          <table:table-cell/>
          <table:table-cell table:style-name="ce17" office:value-type="float" office:value="0.0892708301544">
            <text:p>0.0892708301544</text:p>
          </table:table-cell>
          <table:table-cell table:style-name="ce18" table:formula="of:=[.AL11]-[.AN11]" office:value-type="float" office:value="-1.9999999403954">
            <text:p>-2.00E+000</text:p>
          </table:table-cell>
          <table:table-cell/>
          <table:table-cell table:style-name="ce20" table:formula="of:=[.AH11]*(1-[.AH11])*[.AL11]" office:value-type="float" office:value="-0.155345330008928">
            <text:p>-0.1553453300089280</text:p>
          </table:table-cell>
          <table:table-cell table:style-name="ce15" office:value-type="float" office:value="0.00725786">
            <text:p>0.00725786000000</text:p>
          </table:table-cell>
          <table:table-cell table:style-name="ce18" table:formula="of:=[.AQ11]-[.AR11]" office:value-type="float" office:value="-0.162603190008928">
            <text:p>-1.63E-001</text:p>
          </table:table-cell>
          <table:table-cell/>
          <table:table-cell table:style-name="ce24" table:formula="of:=[.Z11]+[.$AM$2]*[.$AQ$2]*[.U11]" office:value-type="float" office:value="-0.445452231297563">
            <text:p>-0.4454522313</text:p>
          </table:table-cell>
          <table:table-cell table:formula="of:=[.$AQ$2]*[.Z11]" office:value-type="float" office:value="-0.00817110582039006">
            <text:p>-0.0081711058</text:p>
          </table:table-cell>
          <table:table-cell/>
          <table:table-cell table:style-name="ce26" table:formula="of:=[.AV11]+[.AV42]+[.AV73]+[.AV104]+[.AV135]+[.AV166]+[.AV228]+[.AV259]+[.AV290]+[.AV321]+[.AV352]" office:value-type="float" office:value="-0.464659817148844">
            <text:p>-0.4646598171</text:p>
          </table:table-cell>
          <table:table-cell table:formula="of:=[.U11]*(1-[.U11])*[.AX11]" office:value-type="float" office:value="-0.114576815123777">
            <text:p>-0.114576815123777</text:p>
          </table:table-cell>
          <table:table-cell/>
          <table:table-cell table:style-name="ce24" table:formula="of:=[.P11]+[.$AM$2]*[.$AY$2]*[.K11]" office:value-type="float" office:value="-1.13461669031532">
            <text:p>-1.1346166903</text:p>
          </table:table-cell>
          <table:table-cell table:formula="of:=[.$AY$2]*[.P11]" office:value-type="float" office:value="-0.00126762622515659">
            <text:p>-0.0012676262</text:p>
          </table:table-cell>
          <table:table-cell table:formula="of:=[.BB11]+[.BB30]+[.BB68]+[.BB87]+[.BB106]+[.BB125]+[.BB144]+[.BB163]+[.BB182]+[.BB201]+[.BB220]+[.BB239]+[.BB258]+[.BB277]+[.BB296]+[.BB315]+[.BB334]+[.BB353]+[.BB372]+[.BB391]+[.BB410]+[.BB429]+[.BB448]+[.BB467]+[.BB486]+[.BB505]+[.BB524]+[.BB543]+[.BB49]" office:value-type="float" office:value="0.468615580971729">
            <text:p>0.468615581</text:p>
          </table:table-cell>
          <table:table-cell table:style-name="ce32" table:formula="of:=[.K11]*(1-[.K11])*[.BC11]" office:value-type="float" office:value="0.000343428179133573">
            <text:p>0.0003434281791</text:p>
          </table:table-cell>
          <table:table-cell table:number-columns-repeated="968"/>
        </table:table-row>
        <table:table-row table:style-name="ro1">
          <table:table-cell/>
          <table:table-cell office:value-type="string">
            <text:p>link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.183404">
            <text:p>2.183404</text:p>
          </table:table-cell>
          <table:table-cell table:formula="of:=[.F12]*[.A$2]" office:value-type="float" office:value="2.729255">
            <text:p>2.729255</text:p>
          </table:table-cell>
          <table:table-cell table:number-columns-repeated="3"/>
          <table:table-cell table:formula="of:=[.J110]" office:value-type="float" office:value="0.267731833257572">
            <text:p>0.2677318333</text:p>
          </table:table-cell>
          <table:table-cell office:value-type="string">
            <text:p>link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-1.5287895">
            <text:p>-1.5287895</text:p>
          </table:table-cell>
          <table:table-cell table:formula="of:=[.P12]*[.K$12]" office:value-type="float" office:value="-0.409305615499927">
            <text:p>-0.4093056155</text:p>
          </table:table-cell>
          <table:table-cell table:number-columns-repeated="3"/>
          <table:table-cell table:formula="of:=[.T209]" office:value-type="float" office:value="0.137616637410424">
            <text:p>0.1376166374</text:p>
          </table:table-cell>
          <table:table-cell office:value-type="string">
            <text:p>link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-1.4035056">
            <text:p>-1.4035056</text:p>
          </table:table-cell>
          <table:table-cell table:formula="of:=[.Z12]*[.U$12]" office:value-type="float" office:value="-0.1931457212587">
            <text:p>-0.1931457213</text:p>
          </table:table-cell>
          <table:table-cell table:number-columns-repeated="3"/>
          <table:table-cell table:formula="of:=[.AD341]" office:value-type="float" office:value="0.916096320406491">
            <text:p>0.9160963204065</text:p>
          </table:table-cell>
          <table:table-cell/>
          <table:table-cell office:value-type="float" office:value="10">
            <text:p>10</text:p>
          </table:table-cell>
          <table:table-cell table:style-name="ce10" office:value-type="float" office:value="0.91609609127">
            <text:p>0.9160960912700</text:p>
          </table:table-cell>
          <table:table-cell table:style-name="ce12" table:formula="of:=[.AH12]-[.AE12]" office:value-type="float" office:value="-0.000000229136490892401">
            <text:p>-2.29E-007</text:p>
          </table:table-cell>
          <table:table-cell/>
          <table:table-cell office:value-type="float" office:value="-1">
            <text:p>-1</text:p>
          </table:table-cell>
          <table:table-cell table:style-name="ce15" table:formula="of:=[.AK12]-[.AH12]" office:value-type="float" office:value="-1.91609609127">
            <text:p>-1.91609609127000</text:p>
          </table:table-cell>
          <table:table-cell/>
          <table:table-cell table:style-name="ce17" office:value-type="float" office:value="0.0839038491249">
            <text:p>0.0839038491249</text:p>
          </table:table-cell>
          <table:table-cell table:style-name="ce18" table:formula="of:=[.AL12]-[.AN12]" office:value-type="float" office:value="-1.9999999403949">
            <text:p>-2.00E+000</text:p>
          </table:table-cell>
          <table:table-cell/>
          <table:table-cell table:style-name="ce20" table:formula="of:=[.AH12]*(1-[.AH12])*[.AL12]" office:value-type="float" office:value="-0.147278892025443">
            <text:p>-0.1472788920254430</text:p>
          </table:table-cell>
          <table:table-cell table:style-name="ce15" office:value-type="float" office:value="0.00644918">
            <text:p>0.00644918000000</text:p>
          </table:table-cell>
          <table:table-cell table:style-name="ce18" table:formula="of:=[.AQ12]-[.AR12]" office:value-type="float" office:value="-0.153728072025443">
            <text:p>-1.54E-001</text:p>
          </table:table-cell>
          <table:table-cell/>
          <table:table-cell table:style-name="ce24" table:formula="of:=[.Z12]+[.$AM$2]*[.$AQ$2]*[.U12]" office:value-type="float" office:value="-1.4022576106281">
            <text:p>-1.4022576106</text:p>
          </table:table-cell>
          <table:table-cell table:formula="of:=[.$AQ$2]*[.Z12]" office:value-type="float" office:value="-0.0254556441017837">
            <text:p>-0.0254556441</text:p>
          </table:table-cell>
          <table:table-cell/>
          <table:table-cell table:style-name="ce26" table:formula="of:=[.AV12]+[.AV43]+[.AV74]+[.AV105]+[.AV136]+[.AV167]+[.AV229]+[.AV260]+[.AV291]+[.AV322]+[.AV353]" office:value-type="float" office:value="-0.531185897444479">
            <text:p>-0.5311858974</text:p>
          </table:table-cell>
          <table:table-cell table:formula="of:=[.U12]*(1-[.U12])*[.AX12]" office:value-type="float" office:value="-0.0630402385056121">
            <text:p>-0.063040238505612</text:p>
          </table:table-cell>
          <table:table-cell/>
          <table:table-cell table:style-name="ce24" table:formula="of:=[.P12]+[.$AM$2]*[.$AY$2]*[.K12]" office:value-type="float" office:value="-1.52863994122235">
            <text:p>-1.5286399412</text:p>
          </table:table-cell>
          <table:table-cell table:formula="of:=[.$AY$2]*[.P12]" office:value-type="float" office:value="-0.00170800674777776">
            <text:p>-0.0017080067</text:p>
          </table:table-cell>
          <table:table-cell table:formula="of:=[.BB12]+[.BB31]+[.BB69]+[.BB88]+[.BB107]+[.BB126]+[.BB145]+[.BB164]+[.BB183]+[.BB202]+[.BB221]+[.BB240]+[.BB259]+[.BB278]+[.BB297]+[.BB316]+[.BB335]+[.BB354]+[.BB373]+[.BB392]+[.BB411]+[.BB430]+[.BB449]+[.BB468]+[.BB487]+[.BB506]+[.BB525]+[.BB544]+[.BB50]" office:value-type="float" office:value="0.042984432741789">
            <text:p>0.0429844327</text:p>
          </table:table-cell>
          <table:table-cell table:style-name="ce32" table:formula="of:=[.K12]*(1-[.K12])*[.BC12]" office:value-type="float" office:value="0.00842716246057561">
            <text:p>0.0084271624606</text:p>
          </table:table-cell>
          <table:table-cell/>
          <table:table-cell table:formula="of:=[.F12]+[.$AM$2]*[.$BD$3]*[.A2]" office:value-type="float" office:value="2.18823070352784">
            <text:p>2.1882307035</text:p>
          </table:table-cell>
          <table:table-cell table:number-columns-repeated="966"/>
        </table:table-row>
        <table:table-row table:style-name="ro1">
          <table:table-cell/>
          <table:table-cell office:value-type="string">
            <text:p>link</text:p>
          </table:table-cell>
          <table:table-cell table:number-columns-repeated="3" office:value-type="float" office:value="1">
            <text:p>1</text:p>
          </table:table-cell>
          <table:table-cell office:value-type="float" office:value="2.7938981">
            <text:p>2.7938981</text:p>
          </table:table-cell>
          <table:table-cell table:formula="of:=[.F13]*[.A$3]" office:value-type="float" office:value="4.19084715">
            <text:p>4.19084715</text:p>
          </table:table-cell>
          <table:table-cell table:number-columns-repeated="3"/>
          <table:table-cell table:formula="of:=[.J120]" office:value-type="float" office:value="0.995307669207715">
            <text:p>0.9953076692</text:p>
          </table:table-cell>
          <table:table-cell office:value-type="string">
            <text:p>link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-0.26787257">
            <text:p>-0.26787257</text:p>
          </table:table-cell>
          <table:table-cell table:formula="of:=[.P13]*[.K$13]" office:value-type="float" office:value="-0.266615623291381">
            <text:p>-0.2666156233</text:p>
          </table:table-cell>
          <table:table-cell table:number-columns-repeated="3"/>
          <table:table-cell table:formula="of:=[.T228]" office:value-type="float" office:value="0.0065228053526059">
            <text:p>0.0065228054</text:p>
          </table:table-cell>
          <table:table-cell office:value-type="string">
            <text:p>link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-1.4380567">
            <text:p>-1.4380567</text:p>
          </table:table-cell>
          <table:table-cell table:formula="of:=[.Z13]*[.U$13]" office:value-type="float" office:value="-0.00938016394011078">
            <text:p>-0.0093801639</text:p>
          </table:table-cell>
          <table:table-cell table:number-columns-repeated="3"/>
          <table:table-cell table:formula="of:=[.AD372]" office:value-type="float" office:value="0.532845001623206">
            <text:p>0.5328450016232</text:p>
          </table:table-cell>
          <table:table-cell/>
          <table:table-cell office:value-type="float" office:value="11">
            <text:p>11</text:p>
          </table:table-cell>
          <table:table-cell table:style-name="ce10" office:value-type="float" office:value="0.532843530178">
            <text:p>0.5328435301780</text:p>
          </table:table-cell>
          <table:table-cell table:style-name="ce12" table:formula="of:=[.AH13]-[.AE13]" office:value-type="float" office:value="-0.00000147144520590281">
            <text:p>-1.47E-006</text:p>
          </table:table-cell>
          <table:table-cell/>
          <table:table-cell office:value-type="float" office:value="-1">
            <text:p>-1</text:p>
          </table:table-cell>
          <table:table-cell table:style-name="ce15" table:formula="of:=[.AK13]-[.AH13]" office:value-type="float" office:value="-1.532843530178">
            <text:p>-1.53284353017800</text:p>
          </table:table-cell>
          <table:table-cell/>
          <table:table-cell table:style-name="ce17" office:value-type="float" office:value="-0.532843887806">
            <text:p>-0.5328438878060</text:p>
          </table:table-cell>
          <table:table-cell table:style-name="ce18" table:formula="of:=[.AL13]-[.AN13]" office:value-type="float" office:value="-0.999999642372">
            <text:p>-1.00E+000</text:p>
          </table:table-cell>
          <table:table-cell/>
          <table:table-cell table:style-name="ce20" table:formula="of:=[.AH13]*(1-[.AH13])*[.AL13]" office:value-type="float" office:value="-0.381557408099612">
            <text:p>-0.3815574080996120</text:p>
          </table:table-cell>
          <table:table-cell table:style-name="ce15" office:value-type="float" office:value="-0.132636">
            <text:p>-0.13263600000000</text:p>
          </table:table-cell>
          <table:table-cell table:style-name="ce18" table:formula="of:=[.AQ13]-[.AR13]" office:value-type="float" office:value="-0.248921408099612">
            <text:p>-2.49E-001</text:p>
          </table:table-cell>
          <table:table-cell/>
          <table:table-cell table:style-name="ce24" table:formula="of:=[.Z13]+[.$AM$2]*[.$AQ$2]*[.U13]" office:value-type="float" office:value="-1.43799754732843">
            <text:p>-1.4379975473</text:p>
          </table:table-cell>
          <table:table-cell table:formula="of:=[.$AQ$2]*[.Z13]" office:value-type="float" office:value="-0.0260823038777939">
            <text:p>-0.0260823039</text:p>
          </table:table-cell>
          <table:table-cell/>
          <table:table-cell table:style-name="ce26" table:formula="of:=[.AV13]+[.AV44]+[.AV75]+[.AV106]+[.AV137]+[.AV168]+[.AV230]+[.AV261]+[.AV292]+[.AV323]+[.AV354]" office:value-type="float" office:value="-0.265193858462165">
            <text:p>-0.2651938585</text:p>
          </table:table-cell>
          <table:table-cell table:formula="of:=[.U13]*(1-[.U13])*[.AX13]" office:value-type="float" office:value="-0.00171852471909922">
            <text:p>-0.001718524719099</text:p>
          </table:table-cell>
          <table:table-cell/>
          <table:table-cell table:style-name="ce24" table:formula="of:=[.P13]+[.$AM$2]*[.$AY$2]*[.K13]" office:value-type="float" office:value="-0.267316577100022">
            <text:p>-0.2673165771</text:p>
          </table:table-cell>
          <table:table-cell table:formula="of:=[.$AY$2]*[.P13]" office:value-type="float" office:value="-0.000299274790351824">
            <text:p>-0.0002992748</text:p>
          </table:table-cell>
          <table:table-cell table:formula="of:=[.BB13]+[.BB32]+[.BB70]+[.BB89]+[.BB108]+[.BB127]+[.BB146]+[.BB165]+[.BB184]+[.BB203]+[.BB222]+[.BB241]+[.BB260]+[.BB279]+[.BB298]+[.BB317]+[.BB336]+[.BB355]+[.BB374]+[.BB393]+[.BB412]+[.BB431]+[.BB450]+[.BB469]+[.BB488]+[.BB507]+[.BB526]+[.BB545]+[.BB51]" office:value-type="float" office:value="-0.441344069149753">
            <text:p>-0.4413440691</text:p>
          </table:table-cell>
          <table:table-cell table:style-name="ce32" table:formula="of:=[.K13]*(1-[.K13])*[.BC13]" office:value-type="float" office:value="-0.00206121486595538">
            <text:p>-0.0020612148660</text:p>
          </table:table-cell>
          <table:table-cell/>
          <table:table-cell table:formula="of:=[.F13]+[.$AM$2]*[.$BD$3]*[.A3]" office:value-type="float" office:value="2.79969014423341">
            <text:p>2.7996901442</text:p>
          </table:table-cell>
          <table:table-cell table:number-columns-repeated="966"/>
        </table:table-row>
        <table:table-row table:style-name="ro1">
          <table:table-cell/>
          <table:table-cell office:value-type="string">
            <text:p>link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-0.10368681">
            <text:p>-0.10368681</text:p>
          </table:table-cell>
          <table:table-cell table:formula="of:=[.F14]*[.A$4]" office:value-type="float" office:value="-0.10368681">
            <text:p>-0.10368681</text:p>
          </table:table-cell>
          <table:table-cell table:number-columns-repeated="3"/>
          <table:table-cell table:formula="of:=[.J130]" office:value-type="float" office:value="0.866109770743316">
            <text:p>0.8661097707</text:p>
          </table:table-cell>
          <table:table-cell office:value-type="string">
            <text:p>link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-0.29964423">
            <text:p>-0.29964423</text:p>
          </table:table-cell>
          <table:table-cell table:formula="of:=[.P14]*[.K$14]" office:value-type="float" office:value="-0.259524795349857">
            <text:p>-0.2595247953</text:p>
          </table:table-cell>
          <table:table-cell table:number-columns-repeated="3"/>
          <table:table-cell table:formula="of:=[.T247]" office:value-type="float" office:value="0.972520604937517">
            <text:p>0.9725206049</text:p>
          </table:table-cell>
          <table:table-cell office:value-type="string">
            <text:p>link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0.55974507">
            <text:p>0.55974507</text:p>
          </table:table-cell>
          <table:table-cell table:formula="of:=[.Z14]*[.U$14]" office:value-type="float" office:value="0.544363614087193">
            <text:p>0.5443636141</text:p>
          </table:table-cell>
          <table:table-cell table:number-columns-repeated="19"/>
          <table:table-cell table:style-name="ce24" table:formula="of:=[.Z14]+[.$AM$2]*[.$AQ$2]*[.U14]" office:value-type="float" office:value="0.568564464237166">
            <text:p>0.5685644642</text:p>
          </table:table-cell>
          <table:table-cell table:formula="of:=[.$AQ$2]*[.Z14]" office:value-type="float" office:value="0.010152201237849">
            <text:p>0.0101522012</text:p>
          </table:table-cell>
          <table:table-cell/>
          <table:table-cell table:style-name="ce26" table:formula="of:=[.AV14]+[.AV45]+[.AV76]+[.AV107]+[.AV138]+[.AV169]+[.AV231]+[.AV262]+[.AV293]+[.AV324]+[.AV355]" office:value-type="float" office:value="-0.413197741844138">
            <text:p>-0.4131977418</text:p>
          </table:table-cell>
          <table:table-cell table:formula="of:=[.U14]*(1-[.U14])*[.AX14]" office:value-type="float" office:value="-0.0110424112846136">
            <text:p>-0.011042411284614</text:p>
          </table:table-cell>
          <table:table-cell/>
          <table:table-cell table:style-name="ce24" table:formula="of:=[.P14]+[.$AM$2]*[.$AY$2]*[.K14]" office:value-type="float" office:value="-0.29916040886807">
            <text:p>-0.2991604089</text:p>
          </table:table-cell>
          <table:table-cell table:formula="of:=[.$AY$2]*[.P14]" office:value-type="float" office:value="-0.000334770985000009">
            <text:p>-0.000334771</text:p>
          </table:table-cell>
          <table:table-cell table:formula="of:=[.BB14]+[.BB33]+[.BB71]+[.BB90]+[.BB109]+[.BB128]+[.BB147]+[.BB166]+[.BB185]+[.BB204]+[.BB223]+[.BB242]+[.BB261]+[.BB280]+[.BB299]+[.BB318]+[.BB337]+[.BB356]+[.BB375]+[.BB394]+[.BB413]+[.BB432]+[.BB451]+[.BB470]+[.BB489]+[.BB508]+[.BB527]+[.BB546]+[.BB52]" office:value-type="float" office:value="0.0234997484933347">
            <text:p>0.0234997485</text:p>
          </table:table-cell>
          <table:table-cell table:style-name="ce32" table:formula="of:=[.K14]*(1-[.K14])*[.BC14]" office:value-type="float" office:value="0.00272511627488017">
            <text:p>0.0027251162749</text:p>
          </table:table-cell>
          <table:table-cell/>
          <table:table-cell table:formula="of:=[.F14]+[.$AM$2]*[.$BD$3]*[.A4]" office:value-type="float" office:value="-0.0998254471777265">
            <text:p>-0.0998254472</text:p>
          </table:table-cell>
          <table:table-cell table:number-columns-repeated="966"/>
        </table:table-row>
        <table:table-row table:style-name="ro1">
          <table:table-cell/>
          <table:table-cell office:value-type="string">
            <text:p>link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-2.5482273">
            <text:p>-2.5482273</text:p>
          </table:table-cell>
          <table:table-cell table:formula="of:=[.F15]*[.A$5]" office:value-type="float" office:value="-1.27411365">
            <text:p>-1.27411365</text:p>
          </table:table-cell>
          <table:table-cell table:number-columns-repeated="3"/>
          <table:table-cell table:formula="of:=[.J140]" office:value-type="float" office:value="0.00000206997495462101">
            <text:p>0.00000207</text:p>
          </table:table-cell>
          <table:table-cell office:value-type="string">
            <text:p>link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-1.2227418">
            <text:p>-1.2227418</text:p>
          </table:table-cell>
          <table:table-cell table:formula="of:=[.P15]*[.K$15]" office:value-type="float" office:value="-0.00000253104490196821">
            <text:p>-0.000002531</text:p>
          </table:table-cell>
          <table:table-cell table:number-columns-repeated="3"/>
          <table:table-cell table:formula="of:=[.T266]" office:value-type="float" office:value="0.907096109255333">
            <text:p>0.9070961093</text:p>
          </table:table-cell>
          <table:table-cell office:value-type="string">
            <text:p>link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0.49697423">
            <text:p>0.49697423</text:p>
          </table:table-cell>
          <table:table-cell table:formula="of:=[.Z15]*[.U$15]" office:value-type="float" office:value="0.450803390433165">
            <text:p>0.4508033904</text:p>
          </table:table-cell>
          <table:table-cell table:number-columns-repeated="19"/>
          <table:table-cell table:style-name="ce24" table:formula="of:=[.Z15]+[.$AM$2]*[.$AQ$2]*[.U15]" office:value-type="float" office:value="0.505200316067386">
            <text:p>0.5052003161</text:p>
          </table:table-cell>
          <table:table-cell table:formula="of:=[.$AQ$2]*[.Z15]" office:value-type="float" office:value="0.00901371474872489">
            <text:p>0.0090137147</text:p>
          </table:table-cell>
          <table:table-cell/>
          <table:table-cell table:style-name="ce26" table:formula="of:=[.AV15]+[.AV46]+[.AV77]+[.AV108]+[.AV139]+[.AV170]+[.AV232]+[.AV263]+[.AV294]+[.AV325]+[.AV356]" office:value-type="float" office:value="-0.396055071225213">
            <text:p>-0.3960550712</text:p>
          </table:table-cell>
          <table:table-cell table:formula="of:=[.U15]*(1-[.U15])*[.AX15]" office:value-type="float" office:value="-0.0333766531043769">
            <text:p>-0.033376653104377</text:p>
          </table:table-cell>
          <table:table-cell/>
          <table:table-cell table:style-name="ce24" table:formula="of:=[.P15]+[.$AM$2]*[.$AY$2]*[.K15]" office:value-type="float" office:value="-1.22274179884368">
            <text:p>-1.2227417988</text:p>
          </table:table-cell>
          <table:table-cell table:formula="of:=[.$AY$2]*[.P15]" office:value-type="float" office:value="-0.00136608162548861">
            <text:p>-0.0013660816</text:p>
          </table:table-cell>
          <table:table-cell table:formula="of:=[.BB15]+[.BB34]+[.BB72]+[.BB91]+[.BB110]+[.BB129]+[.BB148]+[.BB167]+[.BB186]+[.BB205]+[.BB224]+[.BB243]+[.BB262]+[.BB281]+[.BB300]+[.BB319]+[.BB338]+[.BB357]+[.BB376]+[.BB395]+[.BB414]+[.BB433]+[.BB452]+[.BB471]+[.BB490]+[.BB509]+[.BB528]+[.BB547]+[.BB53]" office:value-type="float" office:value="0.198042678162597">
            <text:p>0.1980426782</text:p>
          </table:table-cell>
          <table:table-cell table:style-name="ce32" table:formula="of:=[.K15]*(1-[.K15])*[.BC15]" office:value-type="float" office:value="0.000000409942535170108">
            <text:p>0.0000004099425</text:p>
          </table:table-cell>
          <table:table-cell/>
          <table:table-cell table:formula="of:=[.F15]+[.$AM$2]*[.$BD$3]*[.A5]" office:value-type="float" office:value="-2.54629661858886">
            <text:p>-2.5462966186</text:p>
          </table:table-cell>
          <table:table-cell table:number-columns-repeated="966"/>
        </table:table-row>
        <table:table-row table:style-name="ro1">
          <table:table-cell/>
          <table:table-cell office:value-type="string">
            <text:p>link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.4412538">
            <text:p>1.4412538</text:p>
          </table:table-cell>
          <table:table-cell table:formula="of:=[.F16]*[.A$6]" office:value-type="float" office:value="-0.7206269">
            <text:p>-0.7206269</text:p>
          </table:table-cell>
          <table:table-cell table:number-columns-repeated="3"/>
          <table:table-cell table:formula="of:=[.J150]" office:value-type="float" office:value="0.841411816028655">
            <text:p>0.841411816</text:p>
          </table:table-cell>
          <table:table-cell office:value-type="string">
            <text:p>link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-1.2362101">
            <text:p>-1.2362101</text:p>
          </table:table-cell>
          <table:table-cell table:formula="of:=[.P16]*[.K$16]" office:value-type="float" office:value="-1.04016178523397">
            <text:p>-1.0401617852</text:p>
          </table:table-cell>
          <table:table-cell table:number-columns-repeated="3"/>
          <table:table-cell table:formula="of:=[.T285]" office:value-type="float" office:value="0.0490804810668917">
            <text:p>0.0490804811</text:p>
          </table:table-cell>
          <table:table-cell office:value-type="string">
            <text:p>link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-0.95161819">
            <text:p>-0.95161819</text:p>
          </table:table-cell>
          <table:table-cell table:formula="of:=[.Z16]*[.U$16]" office:value-type="float" office:value="-0.0467058785572047">
            <text:p>-0.0467058786</text:p>
          </table:table-cell>
          <table:table-cell table:number-columns-repeated="19"/>
          <table:table-cell table:style-name="ce24" table:formula="of:=[.Z16]+[.$AM$2]*[.$AQ$2]*[.U16]" office:value-type="float" office:value="-0.951173099058295">
            <text:p>-0.9511730991</text:p>
          </table:table-cell>
          <table:table-cell table:formula="of:=[.$AQ$2]*[.Z16]" office:value-type="float" office:value="-0.0172596774572353">
            <text:p>-0.0172596775</text:p>
          </table:table-cell>
          <table:table-cell/>
          <table:table-cell table:style-name="ce26" table:formula="of:=[.AV16]+[.AV47]+[.AV78]+[.AV109]+[.AV140]+[.AV171]+[.AV233]+[.AV264]+[.AV295]+[.AV326]+[.AV357]" office:value-type="float" office:value="0.269637116157267">
            <text:p>0.2696371162</text:p>
          </table:table-cell>
          <table:table-cell table:formula="of:=[.U16]*(1-[.U16])*[.AX16]" office:value-type="float" office:value="0.0125843922451877">
            <text:p>0.012584392245188</text:p>
          </table:table-cell>
          <table:table-cell/>
          <table:table-cell table:style-name="ce24" table:formula="of:=[.P16]+[.$AM$2]*[.$AY$2]*[.K16]" office:value-type="float" office:value="-1.23574007549387">
            <text:p>-1.2357400755</text:p>
          </table:table-cell>
          <table:table-cell table:formula="of:=[.$AY$2]*[.P16]" office:value-type="float" office:value="-0.00138112879011206">
            <text:p>-0.0013811288</text:p>
          </table:table-cell>
          <table:table-cell table:formula="of:=[.BB16]+[.BB35]+[.BB73]+[.BB92]+[.BB111]+[.BB130]+[.BB149]+[.BB168]+[.BB187]+[.BB206]+[.BB225]+[.BB244]+[.BB263]+[.BB282]+[.BB301]+[.BB320]+[.BB339]+[.BB358]+[.BB377]+[.BB396]+[.BB415]+[.BB434]+[.BB453]+[.BB472]+[.BB491]+[.BB510]+[.BB529]+[.BB548]+[.BB54]" office:value-type="float" office:value="-0.523355688128773">
            <text:p>-0.5233556881</text:p>
          </table:table-cell>
          <table:table-cell table:style-name="ce32" table:formula="of:=[.K16]*(1-[.K16])*[.BC16]" office:value-type="float" office:value="-0.06983552159368">
            <text:p>-0.0698355215937</text:p>
          </table:table-cell>
          <table:table-cell/>
          <table:table-cell table:formula="of:=[.F16]+[.$AM$2]*[.$BD$3]*[.A6]" office:value-type="float" office:value="1.43932311858886">
            <text:p>1.4393231186</text:p>
          </table:table-cell>
          <table:table-cell table:number-columns-repeated="966"/>
        </table:table-row>
        <table:table-row table:style-name="ro1">
          <table:table-cell/>
          <table:table-cell office:value-type="string">
            <text:p>link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0.64251733">
            <text:p>0.64251733</text:p>
          </table:table-cell>
          <table:table-cell table:formula="of:=[.F17]*[.A$7]" office:value-type="float" office:value="-0.64251733">
            <text:p>-0.64251733</text:p>
          </table:table-cell>
          <table:table-cell table:number-columns-repeated="3"/>
          <table:table-cell table:formula="of:=[.J160]" office:value-type="float" office:value="0.000376079455683677">
            <text:p>0.0003760795</text:p>
          </table:table-cell>
          <table:table-cell office:value-type="string">
            <text:p>link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.6267288">
            <text:p>1.6267288</text:p>
          </table:table-cell>
          <table:table-cell table:formula="of:=[.P17]*[.K$17]" office:value-type="float" office:value="0.000611779281648961">
            <text:p>0.0006117793</text:p>
          </table:table-cell>
          <table:table-cell table:number-columns-repeated="3"/>
          <table:table-cell table:formula="of:=[.T304]" office:value-type="float" office:value="0.272145877867071">
            <text:p>0.2721458779</text:p>
          </table:table-cell>
          <table:table-cell office:value-type="string">
            <text:p>link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-0.64501691">
            <text:p>-0.64501691</text:p>
          </table:table-cell>
          <table:table-cell table:formula="of:=[.Z17]*[.U$17]" office:value-type="float" office:value="-0.175538693211055">
            <text:p>-0.1755386932</text:p>
          </table:table-cell>
          <table:table-cell table:number-columns-repeated="19"/>
          <table:table-cell table:style-name="ce24" table:formula="of:=[.Z17]+[.$AM$2]*[.$AQ$2]*[.U17]" office:value-type="float" office:value="-0.642548929604784">
            <text:p>-0.6425489296</text:p>
          </table:table-cell>
          <table:table-cell table:formula="of:=[.$AQ$2]*[.Z17]" office:value-type="float" office:value="-0.0116987925809432">
            <text:p>-0.0116987926</text:p>
          </table:table-cell>
          <table:table-cell/>
          <table:table-cell table:style-name="ce26" table:formula="of:=[.AV17]+[.AV48]+[.AV79]+[.AV110]+[.AV141]+[.AV172]+[.AV234]+[.AV265]+[.AV296]+[.AV327]+[.AV358]" office:value-type="float" office:value="0.448850793608135">
            <text:p>0.4488507936</text:p>
          </table:table-cell>
          <table:table-cell table:formula="of:=[.U17]*(1-[.U17])*[.AX17]" office:value-type="float" office:value="0.088909486888166">
            <text:p>0.088909486888166</text:p>
          </table:table-cell>
          <table:table-cell/>
          <table:table-cell table:style-name="ce24" table:formula="of:=[.P17]+[.$AM$2]*[.$AY$2]*[.K17]" office:value-type="float" office:value="1.62672901008329">
            <text:p>1.6267290101</text:p>
          </table:table-cell>
          <table:table-cell table:formula="of:=[.$AY$2]*[.P17]" office:value-type="float" office:value="0.00181742729604332">
            <text:p>0.0018174273</text:p>
          </table:table-cell>
          <table:table-cell table:formula="of:=[.BB17]+[.BB36]+[.BB74]+[.BB93]+[.BB112]+[.BB131]+[.BB150]+[.BB169]+[.BB188]+[.BB207]+[.BB226]+[.BB245]+[.BB264]+[.BB283]+[.BB302]+[.BB321]+[.BB340]+[.BB359]+[.BB378]+[.BB397]+[.BB416]+[.BB435]+[.BB454]+[.BB473]+[.BB492]+[.BB511]+[.BB530]+[.BB549]+[.BB55]" office:value-type="float" office:value="-0.460899236247602">
            <text:p>-0.4608992362</text:p>
          </table:table-cell>
          <table:table-cell table:style-name="ce32" table:formula="of:=[.K17]*(1-[.K17])*[.BC17]" office:value-type="float" office:value="-0.000173269546260647">
            <text:p>-0.0001732695463</text:p>
          </table:table-cell>
          <table:table-cell/>
          <table:table-cell table:formula="of:=[.F17]+[.$AM$2]*[.$BD$3]*[.A7]" office:value-type="float" office:value="0.638655967177726">
            <text:p>0.6386559672</text:p>
          </table:table-cell>
          <table:table-cell table:number-columns-repeated="966"/>
        </table:table-row>
        <table:table-row table:style-name="ro1">
          <table:table-cell/>
          <table:table-cell office:value-type="string">
            <text:p>link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3.0958469">
            <text:p>3.0958469</text:p>
          </table:table-cell>
          <table:table-cell table:formula="of:=[.F18]*[.A$8]" office:value-type="float" office:value="-4.64377035">
            <text:p>-4.64377035</text:p>
          </table:table-cell>
          <table:table-cell table:number-columns-repeated="3"/>
          <table:table-cell table:formula="of:=[.J170]" office:value-type="float" office:value="0.000556105790863899">
            <text:p>0.0005561058</text:p>
          </table:table-cell>
          <table:table-cell office:value-type="string">
            <text:p>link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1.315925">
            <text:p>1.315925</text:p>
          </table:table-cell>
          <table:table-cell table:formula="of:=[.P18]*[.K$18]" office:value-type="float" office:value="0.000731793512842576">
            <text:p>0.0007317935</text:p>
          </table:table-cell>
          <table:table-cell table:number-columns-repeated="3"/>
          <table:table-cell table:formula="of:=[.T323]" office:value-type="float" office:value="0.0405574350467747">
            <text:p>0.040557435</text:p>
          </table:table-cell>
          <table:table-cell office:value-type="string">
            <text:p>link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-0.89484692">
            <text:p>-0.89484692</text:p>
          </table:table-cell>
          <table:table-cell table:formula="of:=[.Z18]*[.U$18]" office:value-type="float" office:value="-0.0362926958347064">
            <text:p>-0.0362926958</text:p>
          </table:table-cell>
          <table:table-cell table:number-columns-repeated="19"/>
          <table:table-cell table:style-name="ce24" table:formula="of:=[.Z18]+[.$AM$2]*[.$AQ$2]*[.U18]" office:value-type="float" office:value="-0.894479121099792">
            <text:p>-0.8944791211</text:p>
          </table:table-cell>
          <table:table-cell table:formula="of:=[.$AQ$2]*[.Z18]" office:value-type="float" office:value="-0.016230006293596">
            <text:p>-0.0162300063</text:p>
          </table:table-cell>
          <table:table-cell/>
          <table:table-cell table:style-name="ce26" table:formula="of:=[.AV18]+[.AV49]+[.AV80]+[.AV111]+[.AV142]+[.AV173]+[.AV235]+[.AV266]+[.AV297]+[.AV328]+[.AV359]" office:value-type="float" office:value="0.149246496132011">
            <text:p>0.1492464961</text:p>
          </table:table-cell>
          <table:table-cell table:formula="of:=[.U18]*(1-[.U18])*[.AX18]" office:value-type="float" office:value="0.00580755868488178">
            <text:p>0.005807558684882</text:p>
          </table:table-cell>
          <table:table-cell/>
          <table:table-cell table:style-name="ce24" table:formula="of:=[.P18]+[.$AM$2]*[.$AY$2]*[.K18]" office:value-type="float" office:value="1.31592531064854">
            <text:p>1.3159253106</text:p>
          </table:table-cell>
          <table:table-cell table:formula="of:=[.$AY$2]*[.P18]" office:value-type="float" office:value="0.00147018852469189">
            <text:p>0.0014701885</text:p>
          </table:table-cell>
          <table:table-cell table:formula="of:=[.BB18]+[.BB37]+[.BB75]+[.BB94]+[.BB113]+[.BB132]+[.BB151]+[.BB170]+[.BB189]+[.BB208]+[.BB227]+[.BB246]+[.BB265]+[.BB284]+[.BB303]+[.BB322]+[.BB341]+[.BB360]+[.BB379]+[.BB398]+[.BB417]+[.BB436]+[.BB455]+[.BB474]+[.BB493]+[.BB512]+[.BB531]+[.BB550]+[.BB56]" office:value-type="float" office:value="-0.260222519511064">
            <text:p>-0.2602225195</text:p>
          </table:table-cell>
          <table:table-cell table:style-name="ce32" table:formula="of:=[.K18]*(1-[.K18])*[.BC18]" office:value-type="float" office:value="-0.000144630775249161">
            <text:p>-0.0001446307752</text:p>
          </table:table-cell>
          <table:table-cell/>
          <table:table-cell table:formula="of:=[.F18]+[.$AM$2]*[.$BD$3]*[.A8]" office:value-type="float" office:value="3.09005485576659">
            <text:p>3.0900548558</text:p>
          </table:table-cell>
          <table:table-cell table:number-columns-repeated="966"/>
        </table:table-row>
        <table:table-row table:style-name="ro1">
          <table:table-cell/>
          <table:table-cell office:value-type="string">
            <text:p>link</text:p>
          </table:table-cell>
          <table:table-cell table:number-columns-repeated="2"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-2.0497565">
            <text:p>-2.0497565</text:p>
          </table:table-cell>
          <table:table-cell table:formula="of:=[.F19]*[.A$9]" office:value-type="float" office:value="2.562195625">
            <text:p>2.562195625</text:p>
          </table:table-cell>
          <table:table-cell table:number-columns-repeated="4"/>
          <table:table-cell office:value-type="string">
            <text:p>node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-3.0670452">
            <text:p>-3.0670452</text:p>
          </table:table-cell>
          <table:table-cell table:number-columns-repeated="2"/>
          <table:table-cell table:formula="of:=SUM([.Q2:.Q18])" office:value-type="float" office:value="-0.763435616552574">
            <text:p>-0.7634356166</text:p>
          </table:table-cell>
          <table:table-cell table:formula="of:=[.R19]+[.O19]" office:value-type="float" office:value="-3.83048081655257">
            <text:p>-3.8304808166</text:p>
          </table:table-cell>
          <table:table-cell table:formula="of:=1/(1+(EXP([.S19]*-1)))" office:value-type="float" office:value="0.0212383255516466">
            <text:p>0.0212383256</text:p>
          </table:table-cell>
          <table:table-cell table:formula="of:=[.T342]" office:value-type="float" office:value="0.910087163438012">
            <text:p>0.9100871634</text:p>
          </table:table-cell>
          <table:table-cell office:value-type="string">
            <text:p>link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-1.502224">
            <text:p>-1.502224</text:p>
          </table:table-cell>
          <table:table-cell table:formula="of:=[.Z19]*[.U$19]" office:value-type="float" office:value="-1.3671547790085">
            <text:p>-1.367154779</text:p>
          </table:table-cell>
          <table:table-cell table:number-columns-repeated="19"/>
          <table:table-cell table:style-name="ce24" table:formula="of:=[.Z19]+[.$AM$2]*[.$AQ$2]*[.U19]" office:value-type="float" office:value="-1.49397078927748">
            <text:p>-1.4939707893</text:p>
          </table:table-cell>
          <table:table-cell table:formula="of:=[.$AQ$2]*[.Z19]" office:value-type="float" office:value="-0.0272461182236522">
            <text:p>-0.0272461182</text:p>
          </table:table-cell>
          <table:table-cell/>
          <table:table-cell table:style-name="ce26" table:formula="of:=[.AV19]+[.AV50]+[.AV81]+[.AV112]+[.AV143]+[.AV174]+[.AV236]+[.AV267]+[.AV298]+[.AV329]+[.AV360]" office:value-type="float" office:value="-0.155903095764599">
            <text:p>-0.1559030958</text:p>
          </table:table-cell>
          <table:table-cell table:formula="of:=[.U19]*(1-[.U19])*[.AX19]" office:value-type="float" office:value="-0.0127573193377971">
            <text:p>-0.012757319337797</text:p>
          </table:table-cell>
          <table:table-cell table:style-name="ce22" table:formula="of:=[.O19]+([.$AY$2]*[.$AM$2])" office:value-type="float" office:value="-3.06648658589787">
            <text:p>-3.0664865859</text:p>
          </table:table-cell>
          <table:table-cell table:number-columns-repeated="5"/>
          <table:table-cell table:formula="of:=[.F19]+[.$AM$2]*[.$BD$3]*[.A9]" office:value-type="float" office:value="-2.05458320352784">
            <text:p>-2.0545832035</text:p>
          </table:table-cell>
          <table:table-cell table:number-columns-repeated="966"/>
        </table:table-row>
        <table:table-row table:style-name="ro1">
          <table:table-cell/>
          <table:table-cell office:value-type="string">
            <text:p>node</text:p>
          </table:table-cell>
          <table:table-cell table:number-columns-repeated="2" office:value-type="float" office:value="1">
            <text:p>1</text:p>
          </table:table-cell>
          <table:table-cell office:value-type="float" office:value="-3.4661775">
            <text:p>-3.4661775</text:p>
          </table:table-cell>
          <table:table-cell table:number-columns-repeated="2"/>
          <table:table-cell table:formula="of:=SUM([.G12:.G19])" office:value-type="float" office:value="2.097582735">
            <text:p>2.097582735</text:p>
          </table:table-cell>
          <table:table-cell table:formula="of:=[.H20]+[.E20]" office:value-type="float" office:value="-1.368594765">
            <text:p>-1.368594765</text:p>
          </table:table-cell>
          <table:table-cell table:formula="of:=1/(1+(EXP([.I20]*-1)))" office:value-type="float" office:value="0.202846978164583">
            <text:p>0.2028469782</text:p>
          </table:table-cell>
          <table:table-cell/>
          <table:table-cell office:value-type="string">
            <text:p>comment</text:p>
          </table:table-cell>
          <table:table-cell office:value-type="string">
            <text:p>TBD:node modifiers</text:p>
          </table:table-cell>
          <table:table-cell table:number-columns-repeated="7"/>
          <table:table-cell table:formula="of:=[.T361]" office:value-type="float" office:value="0.036493891884986">
            <text:p>0.0364938919</text:p>
          </table:table-cell>
          <table:table-cell office:value-type="string">
            <text:p>link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-0.14477193">
            <text:p>-0.14477193</text:p>
          </table:table-cell>
          <table:table-cell table:formula="of:=[.Z20]*[.U$20]" office:value-type="float" office:value="-0.00528329116140077">
            <text:p>-0.0052832912</text:p>
          </table:table-cell>
          <table:table-cell table:number-columns-repeated="19"/>
          <table:table-cell table:style-name="ce24" table:formula="of:=[.Z20]+[.$AM$2]*[.$AQ$2]*[.U20]" office:value-type="float" office:value="-0.144440981721734">
            <text:p>-0.1444409817</text:p>
          </table:table-cell>
          <table:table-cell table:formula="of:=[.$AQ$2]*[.Z20]" office:value-type="float" office:value="-0.00262575562648866">
            <text:p>-0.0026257556</text:p>
          </table:table-cell>
          <table:table-cell/>
          <table:table-cell table:style-name="ce26" table:formula="of:=[.AV20]+[.AV51]+[.AV82]+[.AV113]+[.AV144]+[.AV175]+[.AV237]+[.AV268]+[.AV299]+[.AV330]+[.AV361]" office:value-type="float" office:value="0.148430001394575">
            <text:p>0.1484300014</text:p>
          </table:table-cell>
          <table:table-cell table:formula="of:=[.U20]*(1-[.U20])*[.AX20]" office:value-type="float" office:value="0.00521910873229519">
            <text:p>0.005219108732295</text:p>
          </table:table-cell>
          <table:table-cell table:number-columns-repeated="5"/>
          <table:table-cell table:style-name="ce22" table:formula="of:=[.E20]+([.$BD$3]*[.$AM$2])" office:value-type="float" office:value="-3.46231613717773">
            <text:p>-3.4623161372</text:p>
          </table:table-cell>
          <table:table-cell table:style-name="Default"/>
          <table:table-cell table:number-columns-repeated="966"/>
        </table:table-row>
        <table:table-row table:style-name="ro1">
          <table:table-cell/>
          <table:table-cell office:value-type="string">
            <text:p>comment</text:p>
          </table:table-cell>
          <table:table-cell office:value-type="string">
            <text:p>TBD:node modifiers</text:p>
          </table:table-cell>
          <table:table-cell table:number-columns-repeated="8"/>
          <table:table-cell office:value-type="string">
            <text:p>link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3978069">
            <text:p>1.3978069</text:p>
          </table:table-cell>
          <table:table-cell table:formula="of:=[.P21]*[.K$2]" office:value-type="float" office:value="1.30774853947733">
            <text:p>1.3077485395</text:p>
          </table:table-cell>
          <table:table-cell table:number-columns-repeated="3"/>
          <table:table-cell table:formula="of:=[.T380]" office:value-type="float" office:value="0.00043222749451751">
            <text:p>0.0004322275</text:p>
          </table:table-cell>
          <table:table-cell office:value-type="string">
            <text:p>link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-1.5939333">
            <text:p>-1.5939333</text:p>
          </table:table-cell>
          <table:table-cell table:formula="of:=[.Z21]*[.U$21]" office:value-type="float" office:value="-0.000688941796687027">
            <text:p>-0.0006889418</text:p>
          </table:table-cell>
          <table:table-cell table:number-columns-repeated="19"/>
          <table:table-cell table:style-name="ce24" table:formula="of:=[.Z21]+[.$AM$2]*[.$AQ$2]*[.U21]" office:value-type="float" office:value="-1.59392938030446">
            <text:p>-1.5939293803</text:p>
          </table:table-cell>
          <table:table-cell table:formula="of:=[.$AQ$2]*[.Z21]" office:value-type="float" office:value="-0.0289094669852273">
            <text:p>-0.028909467</text:p>
          </table:table-cell>
          <table:table-cell/>
          <table:table-cell table:style-name="ce26" table:formula="of:=[.AV21]+[.AV52]+[.AV83]+[.AV114]+[.AV145]+[.AV176]+[.AV238]+[.AV269]+[.AV300]+[.AV331]+[.AV362]" office:value-type="float" office:value="-0.285742883583834">
            <text:p>-0.2857428836</text:p>
          </table:table-cell>
          <table:table-cell table:formula="of:=[.U21]*(1-[.U21])*[.AX21]" office:value-type="float" office:value="-0.000123452547988687">
            <text:p>-0.000123452547989</text:p>
          </table:table-cell>
          <table:table-cell/>
          <table:table-cell table:style-name="ce24" table:formula="of:=[.P21]+[.$AM$2]*[.$AY$3]*[.K2]" office:value-type="float" office:value="1.41329939974311">
            <text:p>1.4132993997</text:p>
          </table:table-cell>
          <table:table-cell table:formula="of:=[.$AY$3]*[.P21]" office:value-type="float" office:value="0.046293669789682">
            <text:p>0.0462936698</text:p>
          </table:table-cell>
          <table:table-cell table:number-columns-repeated="3"/>
          <table:table-cell table:style-name="Default"/>
          <table:table-cell table:number-columns-repeated="966"/>
        </table:table-row>
        <table:table-row table:style-name="ro1">
          <table:table-cell/>
          <table:table-cell office:value-type="string">
            <text:p>link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0.71365905">
            <text:p>0.71365905</text:p>
          </table:table-cell>
          <table:table-cell table:formula="of:=[.F22]*[.A$2]" office:value-type="float" office:value="0.8920738125">
            <text:p>0.8920738125</text:p>
          </table:table-cell>
          <table:table-cell table:number-columns-repeated="4"/>
          <table:table-cell office:value-type="string">
            <text:p>link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0.71743739">
            <text:p>0.71743739</text:p>
          </table:table-cell>
          <table:table-cell table:formula="of:=[.P22]*[.K$3]" office:value-type="float" office:value="0.145530006583785">
            <text:p>0.1455300066</text:p>
          </table:table-cell>
          <table:table-cell table:number-columns-repeated="3"/>
          <table:table-cell table:formula="of:=[.T399]" office:value-type="float" office:value="0.00242992501493968">
            <text:p>0.002429925</text:p>
          </table:table-cell>
          <table:table-cell office:value-type="string">
            <text:p>link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-0.59770799">
            <text:p>-0.59770799</text:p>
          </table:table-cell>
          <table:table-cell table:formula="of:=[.Z22]*[.U$22]" office:value-type="float" office:value="-0.00145238559653032">
            <text:p>-0.0014523856</text:p>
          </table:table-cell>
          <table:table-cell table:number-columns-repeated="19"/>
          <table:table-cell table:style-name="ce24" table:formula="of:=[.Z22]+[.$AM$2]*[.$AQ$2]*[.U22]" office:value-type="float" office:value="-0.597685953997303">
            <text:p>-0.5976859540</text:p>
          </table:table-cell>
          <table:table-cell table:formula="of:=[.$AQ$2]*[.Z22]" office:value-type="float" office:value="-0.0108407418326172">
            <text:p>-0.0108407418</text:p>
          </table:table-cell>
          <table:table-cell/>
          <table:table-cell table:style-name="ce26" table:formula="of:=[.AV22]+[.AV53]+[.AV84]+[.AV115]+[.AV146]+[.AV177]+[.AV239]+[.AV270]+[.AV301]+[.AV332]+[.AV363]" office:value-type="float" office:value="0.0283817186703193">
            <text:p>0.0283817187</text:p>
          </table:table-cell>
          <table:table-cell table:formula="of:=[.U22]*(1-[.U22])*[.AX22]" office:value-type="float" office:value="0.0000687978672963293">
            <text:p>0.000068797867296</text:p>
          </table:table-cell>
          <table:table-cell/>
          <table:table-cell table:style-name="ce24" table:formula="of:=[.P22]+[.$AM$2]*[.$AY$3]*[.K3]" office:value-type="float" office:value="0.720796412989866">
            <text:p>0.7207964130</text:p>
          </table:table-cell>
          <table:table-cell table:formula="of:=[.$AY$3]*[.P22]" office:value-type="float" office:value="0.0237606565165985">
            <text:p>0.0237606565</text:p>
          </table:table-cell>
          <table:table-cell table:number-columns-repeated="3"/>
          <table:table-cell table:formula="of:=[.F22]+[.$AM$2]*[.$BD$4]*[.A2]" office:value-type="float" office:value="0.680595705072054">
            <text:p>0.6805957051</text:p>
          </table:table-cell>
          <table:table-cell table:number-columns-repeated="966"/>
        </table:table-row>
        <table:table-row table:style-name="ro1">
          <table:table-cell/>
          <table:table-cell office:value-type="string">
            <text:p>link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8733773">
            <text:p>0.58733773</text:p>
          </table:table-cell>
          <table:table-cell table:formula="of:=[.F23]*[.A$3]" office:value-type="float" office:value="0.881006595">
            <text:p>0.881006595</text:p>
          </table:table-cell>
          <table:table-cell table:number-columns-repeated="4"/>
          <table:table-cell office:value-type="string">
            <text:p>link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4538064">
            <text:p>0.4538064</text:p>
          </table:table-cell>
          <table:table-cell table:formula="of:=[.P23]*[.K$4]" office:value-type="float" office:value="0.423566223123658">
            <text:p>0.4235662231</text:p>
          </table:table-cell>
          <table:table-cell table:number-columns-repeated="3"/>
          <table:table-cell table:formula="of:=[.T418]" office:value-type="float" office:value="0.508682975910959">
            <text:p>0.5086829759</text:p>
          </table:table-cell>
          <table:table-cell office:value-type="string">
            <text:p>link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1.3212216">
            <text:p>1.3212216</text:p>
          </table:table-cell>
          <table:table-cell table:formula="of:=[.Z23]*[.U$23]" office:value-type="float" office:value="0.672082935325838">
            <text:p>0.6720829353</text:p>
          </table:table-cell>
          <table:table-cell table:number-columns-repeated="19"/>
          <table:table-cell table:style-name="ce24" table:formula="of:=[.Z23]+[.$AM$2]*[.$AQ$2]*[.U23]" office:value-type="float" office:value="1.32583463923384">
            <text:p>1.3258346392</text:p>
          </table:table-cell>
          <table:table-cell table:formula="of:=[.$AQ$2]*[.Z23]" office:value-type="float" office:value="0.0239632437727282">
            <text:p>0.0239632438</text:p>
          </table:table-cell>
          <table:table-cell/>
          <table:table-cell table:style-name="ce26" table:formula="of:=[.AV23]+[.AV54]+[.AV85]+[.AV116]+[.AV147]+[.AV178]+[.AV240]+[.AV271]+[.AV302]+[.AV333]+[.AV364]" office:value-type="float" office:value="0.617095399871786">
            <text:p>0.6170953999</text:p>
          </table:table-cell>
          <table:table-cell table:formula="of:=[.U23]*(1-[.U23])*[.AX23]" office:value-type="float" office:value="0.154227324633758">
            <text:p>0.154227324633758</text:p>
          </table:table-cell>
          <table:table-cell/>
          <table:table-cell table:style-name="ce24" table:formula="of:=[.P23]+[.$AM$2]*[.$AY$3]*[.K4]" office:value-type="float" office:value="0.469262329849033">
            <text:p>0.4692623298</text:p>
          </table:table-cell>
          <table:table-cell table:formula="of:=[.$AY$3]*[.P23]" office:value-type="float" office:value="0.0150295177610329">
            <text:p>0.0150295178</text:p>
          </table:table-cell>
          <table:table-cell table:number-columns-repeated="3"/>
          <table:table-cell table:formula="of:=[.F23]+[.$AM$2]*[.$BD$4]*[.A3]" office:value-type="float" office:value="0.547661716086465">
            <text:p>0.5476617161</text:p>
          </table:table-cell>
          <table:table-cell table:number-columns-repeated="966"/>
        </table:table-row>
        <table:table-row table:style-name="ro1">
          <table:table-cell/>
          <table:table-cell office:value-type="string">
            <text:p>link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2.4874506">
            <text:p>2.4874506</text:p>
          </table:table-cell>
          <table:table-cell table:formula="of:=[.F24]*[.A$4]" office:value-type="float" office:value="2.4874506">
            <text:p>2.4874506</text:p>
          </table:table-cell>
          <table:table-cell table:number-columns-repeated="4"/>
          <table:table-cell office:value-type="string">
            <text:p>link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-0.73692012">
            <text:p>-0.73692012</text:p>
          </table:table-cell>
          <table:table-cell table:formula="of:=[.P24]*[.K$5]" office:value-type="float" office:value="-0.0024556159790111">
            <text:p>-0.002455616</text:p>
          </table:table-cell>
          <table:table-cell table:number-columns-repeated="3"/>
          <table:table-cell table:formula="of:=[.T437]" office:value-type="float" office:value="0.882409916605082">
            <text:p>0.8824099166</text:p>
          </table:table-cell>
          <table:table-cell office:value-type="string">
            <text:p>link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-0.82027388">
            <text:p>-0.82027388</text:p>
          </table:table-cell>
          <table:table-cell table:formula="of:=[.Z24]*[.U$24]" office:value-type="float" office:value="-0.723817806044127">
            <text:p>-0.723817806</text:p>
          </table:table-cell>
          <table:table-cell table:number-columns-repeated="19"/>
          <table:table-cell table:style-name="ce24" table:formula="of:=[.Z24]+[.$AM$2]*[.$AQ$2]*[.U24]" office:value-type="float" office:value="-0.812271662983914">
            <text:p>-0.8122716630</text:p>
          </table:table-cell>
          <table:table-cell table:formula="of:=[.$AQ$2]*[.Z24]" office:value-type="float" office:value="-0.0148774610911914">
            <text:p>-0.0148774611</text:p>
          </table:table-cell>
          <table:table-cell/>
          <table:table-cell table:style-name="ce26" table:formula="of:=[.AV24]+[.AV55]+[.AV86]+[.AV117]+[.AV148]+[.AV179]+[.AV241]+[.AV272]+[.AV303]+[.AV334]+[.AV365]" office:value-type="float" office:value="-0.402933656241823">
            <text:p>-0.4029336562</text:p>
          </table:table-cell>
          <table:table-cell table:formula="of:=[.U24]*(1-[.U24])*[.AX24]" office:value-type="float" office:value="-0.0418094662353477">
            <text:p>-0.041809466235348</text:p>
          </table:table-cell>
          <table:table-cell/>
          <table:table-cell table:style-name="ce24" table:formula="of:=[.P24]+[.$AM$2]*[.$AY$3]*[.K5]" office:value-type="float" office:value="-0.736864939647501">
            <text:p>-0.7368649396</text:p>
          </table:table-cell>
          <table:table-cell table:formula="of:=[.$AY$3]*[.P24]" office:value-type="float" office:value="-0.0244059009128176">
            <text:p>-0.0244059009</text:p>
          </table:table-cell>
          <table:table-cell table:number-columns-repeated="3"/>
          <table:table-cell table:formula="of:=[.F24]+[.$AM$2]*[.$BD$4]*[.A4]" office:value-type="float" office:value="2.46099992405764">
            <text:p>2.4609999241</text:p>
          </table:table-cell>
          <table:table-cell table:number-columns-repeated="966"/>
        </table:table-row>
        <table:table-row table:style-name="ro1">
          <table:table-cell/>
          <table:table-cell office:value-type="string">
            <text:p>link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.84554338">
            <text:p>0.84554338</text:p>
          </table:table-cell>
          <table:table-cell table:formula="of:=[.F25]*[.A$5]" office:value-type="float" office:value="0.42277169">
            <text:p>0.42277169</text:p>
          </table:table-cell>
          <table:table-cell table:number-columns-repeated="4"/>
          <table:table-cell office:value-type="string">
            <text:p>link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-0.39487457">
            <text:p>-0.39487457</text:p>
          </table:table-cell>
          <table:table-cell table:formula="of:=[.P25]*[.K$6]" office:value-type="float" office:value="-0.0000398268810267432">
            <text:p>-3.98268810267432E-005</text:p>
          </table:table-cell>
          <table:table-cell table:number-columns-repeated="3"/>
          <table:table-cell table:formula="of:=[.T456]" office:value-type="float" office:value="0.000204010796758385">
            <text:p>0.0002040108</text:p>
          </table:table-cell>
          <table:table-cell office:value-type="string">
            <text:p>link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-0.21633196">
            <text:p>-0.21633196</text:p>
          </table:table-cell>
          <table:table-cell table:formula="of:=[.Z25]*[.U$25]" office:value-type="float" office:value="-0.0000441340555239031">
            <text:p>-4.41340555239031E-005</text:p>
          </table:table-cell>
          <table:table-cell table:number-columns-repeated="19"/>
          <table:table-cell table:style-name="ce24" table:formula="of:=[.Z25]+[.$AM$2]*[.$AQ$2]*[.U25]" office:value-type="float" office:value="-0.216330109908972">
            <text:p>-0.2163301099</text:p>
          </table:table-cell>
          <table:table-cell table:formula="of:=[.$AQ$2]*[.Z25]" office:value-type="float" office:value="-0.00392365330184739">
            <text:p>-0.0039236533</text:p>
          </table:table-cell>
          <table:table-cell/>
          <table:table-cell table:style-name="ce26" table:formula="of:=[.AV25]+[.AV56]+[.AV87]+[.AV118]+[.AV149]+[.AV180]+[.AV242]+[.AV273]+[.AV304]+[.AV335]+[.AV366]" office:value-type="float" office:value="-0.541252088172501">
            <text:p>-0.5412520882</text:p>
          </table:table-cell>
          <table:table-cell table:formula="of:=[.U25]*(1-[.U25])*[.AX25]" office:value-type="float" office:value="-0.00011039874262399">
            <text:p>-0.000110398742624</text:p>
          </table:table-cell>
          <table:table-cell/>
          <table:table-cell table:style-name="ce24" table:formula="of:=[.P25]+[.$AM$2]*[.$AY$3]*[.K6]" office:value-type="float" office:value="-0.394872899826592">
            <text:p>-0.3948728998</text:p>
          </table:table-cell>
          <table:table-cell table:formula="of:=[.$AY$3]*[.P25]" office:value-type="float" office:value="-0.0130777670019533">
            <text:p>-0.013077767</text:p>
          </table:table-cell>
          <table:table-cell table:number-columns-repeated="3"/>
          <table:table-cell table:formula="of:=[.F25]+[.$AM$2]*[.$BD$4]*[.A5]" office:value-type="float" office:value="0.832318042028822">
            <text:p>0.832318042</text:p>
          </table:table-cell>
          <table:table-cell table:number-columns-repeated="966"/>
        </table:table-row>
        <table:table-row table:style-name="ro1">
          <table:table-cell/>
          <table:table-cell office:value-type="string">
            <text:p>link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.7153637">
            <text:p>2.7153637</text:p>
          </table:table-cell>
          <table:table-cell table:formula="of:=[.F26]*[.A$6]" office:value-type="float" office:value="-1.35768185">
            <text:p>-1.35768185</text:p>
          </table:table-cell>
          <table:table-cell table:number-columns-repeated="4"/>
          <table:table-cell office:value-type="string">
            <text:p>link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-1.8631976">
            <text:p>-1.8631976</text:p>
          </table:table-cell>
          <table:table-cell table:formula="of:=[.P26]*[.K$7]" office:value-type="float" office:value="-1.85690720535804">
            <text:p>-1.8569072054</text:p>
          </table:table-cell>
          <table:table-cell table:number-columns-repeated="3"/>
          <table:table-cell table:formula="of:=[.T475]" office:value-type="float" office:value="0.113724217684083">
            <text:p>0.1137242177</text:p>
          </table:table-cell>
          <table:table-cell office:value-type="string">
            <text:p>link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0.61329722">
            <text:p>0.61329722</text:p>
          </table:table-cell>
          <table:table-cell table:formula="of:=[.Z26]*[.U$26]" office:value-type="float" office:value="0.0697467465523231">
            <text:p>0.0697467466</text:p>
          </table:table-cell>
          <table:table-cell table:number-columns-repeated="19"/>
          <table:table-cell table:style-name="ce24" table:formula="of:=[.Z26]+[.$AM$2]*[.$AQ$2]*[.U26]" office:value-type="float" office:value="0.614328538724742">
            <text:p>0.6143285387</text:p>
          </table:table-cell>
          <table:table-cell table:formula="of:=[.$AQ$2]*[.Z26]" office:value-type="float" office:value="0.0111234866187448">
            <text:p>0.0111234866</text:p>
          </table:table-cell>
          <table:table-cell/>
          <table:table-cell table:style-name="ce26" table:formula="of:=[.AV26]+[.AV57]+[.AV88]+[.AV119]+[.AV150]+[.AV181]+[.AV243]+[.AV274]+[.AV305]+[.AV336]+[.AV367]" office:value-type="float" office:value="0.496572395742669">
            <text:p>0.4965723957</text:p>
          </table:table-cell>
          <table:table-cell table:formula="of:=[.U26]*(1-[.U26])*[.AX26]" office:value-type="float" office:value="0.0500500382688735">
            <text:p>0.050050038268874</text:p>
          </table:table-cell>
          <table:table-cell/>
          <table:table-cell table:style-name="ce24" table:formula="of:=[.P26]+[.$AM$2]*[.$AY$3]*[.K7]" office:value-type="float" office:value="-1.84669411285572">
            <text:p>-1.8466941129</text:p>
          </table:table-cell>
          <table:table-cell table:formula="of:=[.$AY$3]*[.P26]" office:value-type="float" office:value="-0.061706845521601">
            <text:p>-0.0617068455</text:p>
          </table:table-cell>
          <table:table-cell table:number-columns-repeated="3"/>
          <table:table-cell table:formula="of:=[.F26]+[.$AM$2]*[.$BD$4]*[.A6]" office:value-type="float" office:value="2.72858903797118">
            <text:p>2.728589038</text:p>
          </table:table-cell>
          <table:table-cell table:number-columns-repeated="966"/>
        </table:table-row>
        <table:table-row table:style-name="ro1">
          <table:table-cell/>
          <table:table-cell office:value-type="string">
            <text:p>link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-0.35570335">
            <text:p>-0.35570335</text:p>
          </table:table-cell>
          <table:table-cell table:formula="of:=[.F27]*[.A$7]" office:value-type="float" office:value="0.35570335">
            <text:p>0.35570335</text:p>
          </table:table-cell>
          <table:table-cell table:number-columns-repeated="4"/>
          <table:table-cell office:value-type="string">
            <text:p>link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-1.3033679">
            <text:p>-1.3033679</text:p>
          </table:table-cell>
          <table:table-cell table:formula="of:=[.P27]*[.K$8]" office:value-type="float" office:value="-1.27388706384749">
            <text:p>-1.2738870638</text:p>
          </table:table-cell>
          <table:table-cell table:number-columns-repeated="3"/>
          <table:table-cell table:formula="of:=[.T494]" office:value-type="float" office:value="0.264173950813883">
            <text:p>0.2641739508</text:p>
          </table:table-cell>
          <table:table-cell office:value-type="string">
            <text:p>link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-0.2911545">
            <text:p>-0.2911545</text:p>
          </table:table-cell>
          <table:table-cell table:formula="of:=[.Z27]*[.U$27]" office:value-type="float" office:value="-0.0769154345622407">
            <text:p>-0.0769154346</text:p>
          </table:table-cell>
          <table:table-cell table:number-columns-repeated="19"/>
          <table:table-cell table:style-name="ce24" table:formula="of:=[.Z27]+[.$AM$2]*[.$AQ$2]*[.U27]" office:value-type="float" office:value="-0.288758813772285">
            <text:p>-0.2887588138</text:p>
          </table:table-cell>
          <table:table-cell table:formula="of:=[.$AQ$2]*[.Z27]" office:value-type="float" office:value="-0.00528072373251149">
            <text:p>-0.0052807237</text:p>
          </table:table-cell>
          <table:table-cell/>
          <table:table-cell table:style-name="ce26" table:formula="of:=[.AV27]+[.AV58]+[.AV89]+[.AV120]+[.AV151]+[.AV182]+[.AV244]+[.AV275]+[.AV306]+[.AV337]+[.AV368]" office:value-type="float" office:value="-0.0398923026813138">
            <text:p>-0.0398923027</text:p>
          </table:table-cell>
          <table:table-cell table:formula="of:=[.U27]*(1-[.U27])*[.AX27]" office:value-type="float" office:value="-0.00775450812199437">
            <text:p>-0.007754508121994</text:p>
          </table:table-cell>
          <table:table-cell/>
          <table:table-cell table:style-name="ce24" table:formula="of:=[.P27]+[.$AM$2]*[.$AY$3]*[.K8]" office:value-type="float" office:value="-1.28718306260297">
            <text:p>-1.2871830626</text:p>
          </table:table-cell>
          <table:table-cell table:formula="of:=[.$AY$3]*[.P27]" office:value-type="float" office:value="-0.0431659646100411">
            <text:p>-0.0431659646</text:p>
          </table:table-cell>
          <table:table-cell table:number-columns-repeated="3"/>
          <table:table-cell table:formula="of:=[.F27]+[.$AM$2]*[.$BD$4]*[.A7]" office:value-type="float" office:value="-0.329252674057643">
            <text:p>-0.3292526741</text:p>
          </table:table-cell>
          <table:table-cell table:number-columns-repeated="966"/>
        </table:table-row>
        <table:table-row table:style-name="ro1">
          <table:table-cell/>
          <table:table-cell office:value-type="string">
            <text:p>link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.3075665">
            <text:p>1.3075665</text:p>
          </table:table-cell>
          <table:table-cell table:formula="of:=[.F28]*[.A$8]" office:value-type="float" office:value="-1.96134975">
            <text:p>-1.96134975</text:p>
          </table:table-cell>
          <table:table-cell table:number-columns-repeated="4"/>
          <table:table-cell office:value-type="string">
            <text:p>link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.9484699">
            <text:p>1.9484699</text:p>
          </table:table-cell>
          <table:table-cell table:formula="of:=[.P28]*[.K$9]" office:value-type="float" office:value="0.0430735520653037">
            <text:p>0.0430735521</text:p>
          </table:table-cell>
          <table:table-cell table:number-columns-repeated="3"/>
          <table:table-cell table:formula="of:=[.T513]" office:value-type="float" office:value="0.993573508197464">
            <text:p>0.9935735082</text:p>
          </table:table-cell>
          <table:table-cell office:value-type="string">
            <text:p>link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0.17856514">
            <text:p>0.17856514</text:p>
          </table:table-cell>
          <table:table-cell table:formula="of:=[.Z28]*[.U$28]" office:value-type="float" office:value="0.177417592591571">
            <text:p>0.1774175926</text:p>
          </table:table-cell>
          <table:table-cell table:number-columns-repeated="19"/>
          <table:table-cell table:style-name="ce24" table:formula="of:=[.Z28]+[.$AM$2]*[.$AQ$2]*[.U28]" office:value-type="float" office:value="0.187575454463168">
            <text:p>0.1875754545</text:p>
          </table:table-cell>
          <table:table-cell table:formula="of:=[.$AQ$2]*[.Z28]" office:value-type="float" office:value="0.0032386694095308">
            <text:p>0.0032386694</text:p>
          </table:table-cell>
          <table:table-cell/>
          <table:table-cell table:style-name="ce26" table:formula="of:=[.AV28]+[.AV59]+[.AV90]+[.AV121]+[.AV152]+[.AV183]+[.AV245]+[.AV276]+[.AV307]+[.AV338]+[.AV369]" office:value-type="float" office:value="0.120176848399543">
            <text:p>0.1201768484</text:p>
          </table:table-cell>
          <table:table-cell table:formula="of:=[.U28]*(1-[.U28])*[.AX28]" office:value-type="float" office:value="0.000767352251664684">
            <text:p>0.000767352251665</text:p>
          </table:table-cell>
          <table:table-cell/>
          <table:table-cell table:style-name="ce24" table:formula="of:=[.P28]+[.$AM$2]*[.$AY$3]*[.K9]" office:value-type="float" office:value="1.94883596770802">
            <text:p>1.9488359677</text:p>
          </table:table-cell>
          <table:table-cell table:formula="of:=[.$AY$3]*[.P28]" office:value-type="float" office:value="0.0645309607111931">
            <text:p>0.0645309607</text:p>
          </table:table-cell>
          <table:table-cell table:number-columns-repeated="3"/>
          <table:table-cell table:formula="of:=[.F28]+[.$AM$2]*[.$BD$4]*[.A8]" office:value-type="float" office:value="1.34724251391354">
            <text:p>1.3472425139</text:p>
          </table:table-cell>
          <table:table-cell table:number-columns-repeated="966"/>
        </table:table-row>
        <table:table-row table:style-name="ro1">
          <table:table-cell/>
          <table:table-cell office:value-type="string">
            <text:p>link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-2.1171789">
            <text:p>-2.1171789</text:p>
          </table:table-cell>
          <table:table-cell table:formula="of:=[.F29]*[.A$9]" office:value-type="float" office:value="2.646473625">
            <text:p>2.646473625</text:p>
          </table:table-cell>
          <table:table-cell table:number-columns-repeated="4"/>
          <table:table-cell office:value-type="string">
            <text:p>link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.1314158">
            <text:p>2.1314158</text:p>
          </table:table-cell>
          <table:table-cell table:formula="of:=[.P29]*[.K$10]" office:value-type="float" office:value="0.0130815222052569">
            <text:p>0.0130815222</text:p>
          </table:table-cell>
          <table:table-cell table:number-columns-repeated="3"/>
          <table:table-cell table:formula="of:=[.T532]" office:value-type="float" office:value="0.0419083203224313">
            <text:p>0.0419083203</text:p>
          </table:table-cell>
          <table:table-cell office:value-type="string">
            <text:p>link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1.4475454">
            <text:p>1.4475454</text:p>
          </table:table-cell>
          <table:table-cell table:formula="of:=[.Z29]*[.U$29]" office:value-type="float" office:value="0.060664196304462">
            <text:p>0.0606641963</text:p>
          </table:table-cell>
          <table:table-cell table:number-columns-repeated="19"/>
          <table:table-cell table:style-name="ce24" table:formula="of:=[.Z29]+[.$AM$2]*[.$AQ$2]*[.U29]" office:value-type="float" office:value="1.44792544952992">
            <text:p>1.4479254495</text:p>
          </table:table-cell>
          <table:table-cell table:formula="of:=[.$AQ$2]*[.Z29]" office:value-type="float" office:value="0.0262544022079955">
            <text:p>0.0262544022</text:p>
          </table:table-cell>
          <table:table-cell/>
          <table:table-cell table:style-name="ce26" table:formula="of:=[.AV29]+[.AV60]+[.AV91]+[.AV122]+[.AV153]+[.AV184]+[.AV246]+[.AV277]+[.AV308]+[.AV339]+[.AV370]" office:value-type="float" office:value="0.209200752758187">
            <text:p>0.2092007528</text:p>
          </table:table-cell>
          <table:table-cell table:formula="of:=[.U29]*(1-[.U29])*[.AX29]" office:value-type="float" office:value="0.00839983134648697">
            <text:p>0.008399831346487</text:p>
          </table:table-cell>
          <table:table-cell/>
          <table:table-cell table:style-name="ce24" table:formula="of:=[.P29]+[.$AM$2]*[.$AY$3]*[.K10]" office:value-type="float" office:value="2.13151743295098">
            <text:p>2.1315174330</text:p>
          </table:table-cell>
          <table:table-cell table:formula="of:=[.$AY$3]*[.P29]" office:value-type="float" office:value="0.070589907110711">
            <text:p>0.0705899071</text:p>
          </table:table-cell>
          <table:table-cell table:number-columns-repeated="3"/>
          <table:table-cell table:formula="of:=[.F29]+[.$AM$2]*[.$BD$4]*[.A9]" office:value-type="float" office:value="-2.08411555507205">
            <text:p>-2.0841155551</text:p>
          </table:table-cell>
          <table:table-cell table:number-columns-repeated="966"/>
        </table:table-row>
        <table:table-row table:style-name="ro1">
          <table:table-cell/>
          <table:table-cell office:value-type="string">
            <text:p>node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-1.7269096">
            <text:p>-1.7269096</text:p>
          </table:table-cell>
          <table:table-cell table:number-columns-repeated="2"/>
          <table:table-cell table:formula="of:=SUM([.G22:.G29])" office:value-type="float" office:value="4.3664480725">
            <text:p>4.3664480725</text:p>
          </table:table-cell>
          <table:table-cell table:formula="of:=[.H30]+[.E30]" office:value-type="float" office:value="2.6395384725">
            <text:p>2.6395384725</text:p>
          </table:table-cell>
          <table:table-cell table:formula="of:=1/(1+(EXP([.I30]*-1)))" office:value-type="float" office:value="0.933363264871667">
            <text:p>0.9333632649</text:p>
          </table:table-cell>
          <table:table-cell/>
          <table:table-cell office:value-type="string">
            <text:p>link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-1.4581697">
            <text:p>-1.4581697</text:p>
          </table:table-cell>
          <table:table-cell table:formula="of:=[.P30]*[.K$11]" office:value-type="float" office:value="-0.00106941408217775">
            <text:p>-0.0010694141</text:p>
          </table:table-cell>
          <table:table-cell table:number-columns-repeated="3"/>
          <table:table-cell table:formula="of:=[.T551]" office:value-type="float" office:value="0.966379982209149">
            <text:p>0.9663799822</text:p>
          </table:table-cell>
          <table:table-cell office:value-type="string">
            <text:p>link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-1.2967665">
            <text:p>-1.2967665</text:p>
          </table:table-cell>
          <table:table-cell table:formula="of:=[.Z30]*[.U$30]" office:value-type="float" office:value="-1.25316918719942">
            <text:p>-1.2531691872</text:p>
          </table:table-cell>
          <table:table-cell table:number-columns-repeated="19"/>
          <table:table-cell table:style-name="ce24" table:formula="of:=[.Z30]+[.$AM$2]*[.$AQ$2]*[.U30]" office:value-type="float" office:value="-1.28800279257546">
            <text:p>-1.2880027926</text:p>
          </table:table-cell>
          <table:table-cell table:formula="of:=[.$AQ$2]*[.Z30]" office:value-type="float" office:value="-0.0235196970408352">
            <text:p>-0.023519697</text:p>
          </table:table-cell>
          <table:table-cell/>
          <table:table-cell table:style-name="ce26" table:formula="of:=[.AV30]+[.AV61]+[.AV92]+[.AV123]+[.AV154]+[.AV185]+[.AV247]+[.AV278]+[.AV309]+[.AV340]+[.AV371]" office:value-type="float" office:value="0.00860195018013321">
            <text:p>0.0086019502</text:p>
          </table:table-cell>
          <table:table-cell table:formula="of:=[.U30]*(1-[.U30])*[.AX30]" office:value-type="float" office:value="0.000279474885664762">
            <text:p>0.000279474885665</text:p>
          </table:table-cell>
          <table:table-cell/>
          <table:table-cell table:style-name="ce24" table:formula="of:=[.P30]+[.$AM$2]*[.$AY$3]*[.K11]" office:value-type="float" office:value="-1.45815755542663">
            <text:p>-1.4581575554</text:p>
          </table:table-cell>
          <table:table-cell table:formula="of:=[.$AY$3]*[.P30]" office:value-type="float" office:value="-0.0482928125402154">
            <text:p>-0.0482928125</text:p>
          </table:table-cell>
          <table:table-cell table:number-columns-repeated="2"/>
          <table:table-cell table:style-name="ce22" table:formula="of:=[.E30]+([.$BD$4]*[.$AM$2])" office:value-type="float" office:value="-1.75336027594236">
            <text:p>-1.7533602759</text:p>
          </table:table-cell>
          <table:table-cell table:style-name="Default"/>
          <table:table-cell table:number-columns-repeated="966"/>
        </table:table-row>
        <table:table-row table:style-name="ro1">
          <table:table-cell/>
          <table:table-cell office:value-type="string">
            <text:p>comment</text:p>
          </table:table-cell>
          <table:table-cell office:value-type="string">
            <text:p>TBD:node modifiers</text:p>
          </table:table-cell>
          <table:table-cell table:number-columns-repeated="8"/>
          <table:table-cell office:value-type="string">
            <text:p>link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.5956905">
            <text:p>1.5956905</text:p>
          </table:table-cell>
          <table:table-cell table:formula="of:=[.P31]*[.K$12]" office:value-type="float" office:value="0.427217142876692">
            <text:p>0.4272171429</text:p>
          </table:table-cell>
          <table:table-cell table:number-columns-repeated="4"/>
          <table:table-cell office:value-type="string">
            <text:p>node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-0.30443192">
            <text:p>-0.30443192</text:p>
          </table:table-cell>
          <table:table-cell table:number-columns-repeated="2"/>
          <table:table-cell table:formula="of:=SUM([.AA2:.AA30])" office:value-type="float" office:value="-3.64830185286459">
            <text:p>-3.6483018529</text:p>
          </table:table-cell>
          <table:table-cell table:formula="of:=[.AB31]+[.Y31]" office:value-type="float" office:value="-3.95273377286459">
            <text:p>-3.9527337729</text:p>
          </table:table-cell>
          <table:table-cell table:style-name="ce2" table:formula="of:=1/(1+(EXP([.AC31]*-1)))" office:value-type="float" office:value="0.0188403605198405">
            <text:p>0.0188403605</text:p>
          </table:table-cell>
          <table:table-cell table:number-columns-repeated="15"/>
          <table:table-cell table:style-name="ce22" table:formula="of:=[.Y31]+([.$AQ$2]*[.$AM$2])" office:value-type="float" office:value="-0.295363326293718">
            <text:p>-0.2953633263</text:p>
          </table:table-cell>
          <table:table-cell table:number-columns-repeated="6"/>
          <table:table-cell table:style-name="ce24" table:formula="of:=[.P31]+[.$AM$2]*[.$AY$3]*[.K12]" office:value-type="float" office:value="1.60012397685614">
            <text:p>1.6001239769</text:p>
          </table:table-cell>
          <table:table-cell table:formula="of:=[.$AY$3]*[.P31]" office:value-type="float" office:value="0.0528473347023344">
            <text:p>0.0528473347</text:p>
          </table:table-cell>
          <table:table-cell table:number-columns-repeated="3"/>
          <table:table-cell table:style-name="Default"/>
          <table:table-cell table:number-columns-repeated="966"/>
        </table:table-row>
        <table:table-row table:style-name="ro1">
          <table:table-cell/>
          <table:table-cell office:value-type="string">
            <text:p>link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.1988158">
            <text:p>2.1988158</text:p>
          </table:table-cell>
          <table:table-cell table:formula="of:=[.F32]*[.A$2]" office:value-type="float" office:value="2.74851975">
            <text:p>2.74851975</text:p>
          </table:table-cell>
          <table:table-cell table:number-columns-repeated="4"/>
          <table:table-cell office:value-type="string">
            <text:p>link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0.69839728">
            <text:p>0.69839728</text:p>
          </table:table-cell>
          <table:table-cell table:formula="of:=[.P32]*[.K$13]" office:value-type="float" office:value="0.695120168937808">
            <text:p>0.6951201689</text:p>
          </table:table-cell>
          <table:table-cell table:number-columns-repeated="4"/>
          <table:table-cell office:value-type="string">
            <text:p>comment</text:p>
          </table:table-cell>
          <table:table-cell office:value-type="string">
            <text:p>TBD:node modifiers</text:p>
          </table:table-cell>
          <table:table-cell table:number-columns-repeated="29"/>
          <table:table-cell table:style-name="ce24" table:formula="of:=[.P32]+[.$AM$2]*[.$AY$3]*[.K13]" office:value-type="float" office:value="0.714878971633315">
            <text:p>0.7148789716</text:p>
          </table:table-cell>
          <table:table-cell table:formula="of:=[.$AY$3]*[.P32]" office:value-type="float" office:value="0.023130071158135">
            <text:p>0.0231300712</text:p>
          </table:table-cell>
          <table:table-cell table:number-columns-repeated="3"/>
          <table:table-cell table:formula="of:=[.F32]+[.$AM$2]*[.$BD$5]*[.A2]" office:value-type="float" office:value="2.19939165639009">
            <text:p>2.1993916564</text:p>
          </table:table-cell>
          <table:table-cell table:number-columns-repeated="966"/>
        </table:table-row>
        <table:table-row table:style-name="ro1">
          <table:table-cell/>
          <table:table-cell office:value-type="string">
            <text:p>link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73457789">
            <text:p>0.73457789</text:p>
          </table:table-cell>
          <table:table-cell table:formula="of:=[.F33]*[.A$3]" office:value-type="float" office:value="1.101866835">
            <text:p>1.101866835</text:p>
          </table:table-cell>
          <table:table-cell table:number-columns-repeated="4"/>
          <table:table-cell office:value-type="string">
            <text:p>link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-0.081821203">
            <text:p>-0.081821203</text:p>
          </table:table-cell>
          <table:table-cell table:formula="of:=[.P33]*[.K$14]" office:value-type="float" office:value="-0.0708661433722723">
            <text:p>-0.0708661434</text:p>
          </table:table-cell>
          <table:table-cell table:number-columns-repeated="4"/>
          <table:table-cell office:value-type="string">
            <text:p>link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5983206">
            <text:p>0.5983206</text:p>
          </table:table-cell>
          <table:table-cell table:formula="of:=[.Z33]*[.U$2]" office:value-type="float" office:value="0.0127073276870565">
            <text:p>0.0127073277</text:p>
          </table:table-cell>
          <table:table-cell table:number-columns-repeated="19"/>
          <table:table-cell table:style-name="ce24" table:formula="of:=[.Z33]+[.$AM$2]*[.$AQ$3]*[.U2]" office:value-type="float" office:value="0.598449901668219">
            <text:p>0.5984499017</text:p>
          </table:table-cell>
          <table:table-cell table:formula="of:=[.$AQ$3]*[.Z33]" office:value-type="float" office:value="0.0072853061340929">
            <text:p>0.0072853061</text:p>
          </table:table-cell>
          <table:table-cell table:number-columns-repeated="4"/>
          <table:table-cell table:style-name="ce24" table:formula="of:=[.P33]+[.$AM$2]*[.$AY$3]*[.K14]" office:value-type="float" office:value="-0.0674789502437687">
            <text:p>-0.0674789502</text:p>
          </table:table-cell>
          <table:table-cell table:formula="of:=[.$AY$3]*[.P33]" office:value-type="float" office:value="-0.00270981904115406">
            <text:p>-0.002709819</text:p>
          </table:table-cell>
          <table:table-cell table:number-columns-repeated="3"/>
          <table:table-cell table:formula="of:=[.F33]+[.$AM$2]*[.$BD$5]*[.A3]" office:value-type="float" office:value="0.735268917668108">
            <text:p>0.7352689177</text:p>
          </table:table-cell>
          <table:table-cell table:number-columns-repeated="966"/>
        </table:table-row>
        <table:table-row table:style-name="ro1">
          <table:table-cell/>
          <table:table-cell office:value-type="string">
            <text:p>link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-2.4944835">
            <text:p>-2.4944835</text:p>
          </table:table-cell>
          <table:table-cell table:formula="of:=[.F34]*[.A$4]" office:value-type="float" office:value="-2.4944835">
            <text:p>-2.4944835</text:p>
          </table:table-cell>
          <table:table-cell table:number-columns-repeated="4"/>
          <table:table-cell office:value-type="string">
            <text:p>link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-0.22863555">
            <text:p>-0.22863555</text:p>
          </table:table-cell>
          <table:table-cell table:formula="of:=[.P34]*[.K$15]" office:value-type="float" office:value="-0.000000473269862236">
            <text:p>-4.73269862236E-007</text:p>
          </table:table-cell>
          <table:table-cell table:number-columns-repeated="4"/>
          <table:table-cell office:value-type="string">
            <text:p>link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-0.95186281">
            <text:p>-0.95186281</text:p>
          </table:table-cell>
          <table:table-cell table:formula="of:=[.Z34]*[.U$3]" office:value-type="float" office:value="-0.266534892288797">
            <text:p>-0.2665348923</text:p>
          </table:table-cell>
          <table:table-cell table:number-columns-repeated="19"/>
          <table:table-cell table:style-name="ce24" table:formula="of:=[.Z34]+[.$AM$2]*[.$AQ$3]*[.U3]" office:value-type="float" office:value="-0.950158048744715">
            <text:p>-0.9501580487</text:p>
          </table:table-cell>
          <table:table-cell table:formula="of:=[.$AQ$3]*[.Z34]" office:value-type="float" office:value="-0.0115901273807185">
            <text:p>-0.0115901274</text:p>
          </table:table-cell>
          <table:table-cell table:number-columns-repeated="4"/>
          <table:table-cell table:style-name="ce24" table:formula="of:=[.P34]+[.$AM$2]*[.$AY$3]*[.K15]" office:value-type="float" office:value="-0.22863551572247">
            <text:p>-0.2286355157</text:p>
          </table:table-cell>
          <table:table-cell table:formula="of:=[.$AY$3]*[.P34]" office:value-type="float" office:value="-0.00757213221216916">
            <text:p>-0.0075721322</text:p>
          </table:table-cell>
          <table:table-cell table:number-columns-repeated="3"/>
          <table:table-cell table:formula="of:=[.F34]+[.$AM$2]*[.$BD$5]*[.A4]" office:value-type="float" office:value="-2.49402281488793">
            <text:p>-2.4940228149</text:p>
          </table:table-cell>
          <table:table-cell table:number-columns-repeated="966"/>
        </table:table-row>
        <table:table-row table:style-name="ro1">
          <table:table-cell/>
          <table:table-cell office:value-type="string">
            <text:p>link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-2.1121411">
            <text:p>-2.1121411</text:p>
          </table:table-cell>
          <table:table-cell table:formula="of:=[.F35]*[.A$5]" office:value-type="float" office:value="-1.05607055">
            <text:p>-1.05607055</text:p>
          </table:table-cell>
          <table:table-cell table:number-columns-repeated="4"/>
          <table:table-cell office:value-type="string">
            <text:p>link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-1.0503526">
            <text:p>-1.0503526</text:p>
          </table:table-cell>
          <table:table-cell table:formula="of:=[.P35]*[.K$16]" office:value-type="float" office:value="-0.88377908863642">
            <text:p>-0.8837790886</text:p>
          </table:table-cell>
          <table:table-cell table:number-columns-repeated="4"/>
          <table:table-cell office:value-type="string">
            <text:p>link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59992099">
            <text:p>0.59992099</text:p>
          </table:table-cell>
          <table:table-cell table:formula="of:=[.Z35]*[.U$4]" office:value-type="float" office:value="0.525190290980776">
            <text:p>0.525190291</text:p>
          </table:table-cell>
          <table:table-cell table:number-columns-repeated="19"/>
          <table:table-cell table:style-name="ce24" table:formula="of:=[.Z35]+[.$AM$2]*[.$AQ$3]*[.U4]" office:value-type="float" office:value="0.605250735677448">
            <text:p>0.6052507357</text:p>
          </table:table-cell>
          <table:table-cell table:formula="of:=[.$AQ$3]*[.Z35]" office:value-type="float" office:value="0.00730479289601275">
            <text:p>0.0073047929</text:p>
          </table:table-cell>
          <table:table-cell table:number-columns-repeated="4"/>
          <table:table-cell table:style-name="ce24" table:formula="of:=[.P35]+[.$AM$2]*[.$AY$3]*[.K16]" office:value-type="float" office:value="-1.03641933040161">
            <text:p>-1.0364193304</text:p>
          </table:table-cell>
          <table:table-cell table:formula="of:=[.$AY$3]*[.P35]" office:value-type="float" office:value="-0.0347864046365302">
            <text:p>-0.0347864046</text:p>
          </table:table-cell>
          <table:table-cell table:number-columns-repeated="3"/>
          <table:table-cell table:formula="of:=[.F35]+[.$AM$2]*[.$BD$5]*[.A5]" office:value-type="float" office:value="-2.11191075744396">
            <text:p>-2.1119107574</text:p>
          </table:table-cell>
          <table:table-cell table:number-columns-repeated="966"/>
        </table:table-row>
        <table:table-row table:style-name="ro1">
          <table:table-cell/>
          <table:table-cell office:value-type="string">
            <text:p>link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-0.49531603">
            <text:p>-0.49531603</text:p>
          </table:table-cell>
          <table:table-cell table:formula="of:=[.F36]*[.A$6]" office:value-type="float" office:value="0.247658015">
            <text:p>0.247658015</text:p>
          </table:table-cell>
          <table:table-cell table:number-columns-repeated="4"/>
          <table:table-cell office:value-type="string">
            <text:p>link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-0.52140427">
            <text:p>-0.52140427</text:p>
          </table:table-cell>
          <table:table-cell table:formula="of:=[.P36]*[.K$17]" office:value-type="float" office:value="-0.000196089434052745">
            <text:p>-0.0001960894</text:p>
          </table:table-cell>
          <table:table-cell table:number-columns-repeated="4"/>
          <table:table-cell office:value-type="string">
            <text:p>link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.72742361">
            <text:p>0.72742361</text:p>
          </table:table-cell>
          <table:table-cell table:formula="of:=[.Z36]*[.U$5]" office:value-type="float" office:value="0.698800289762808">
            <text:p>0.6988002898</text:p>
          </table:table-cell>
          <table:table-cell table:number-columns-repeated="19"/>
          <table:table-cell table:style-name="ce24" table:formula="of:=[.Z36]+[.$AM$2]*[.$AQ$3]*[.U5]" office:value-type="float" office:value="0.733272177923314">
            <text:p>0.7332721779</text:p>
          </table:table-cell>
          <table:table-cell table:formula="of:=[.$AQ$3]*[.Z36]" office:value-type="float" office:value="0.00885729772302174">
            <text:p>0.0088572977</text:p>
          </table:table-cell>
          <table:table-cell table:number-columns-repeated="4"/>
          <table:table-cell table:style-name="ce24" table:formula="of:=[.P36]+[.$AM$2]*[.$AY$3]*[.K17]" office:value-type="float" office:value="-0.521398042352198">
            <text:p>-0.5213980424</text:p>
          </table:table-cell>
          <table:table-cell table:formula="of:=[.$AY$3]*[.P36]" office:value-type="float" office:value="-0.0172682772579747">
            <text:p>-0.0172682773</text:p>
          </table:table-cell>
          <table:table-cell table:number-columns-repeated="3"/>
          <table:table-cell table:formula="of:=[.F36]+[.$AM$2]*[.$BD$5]*[.A6]" office:value-type="float" office:value="-0.495546372556036">
            <text:p>-0.4955463726</text:p>
          </table:table-cell>
          <table:table-cell table:number-columns-repeated="966"/>
        </table:table-row>
        <table:table-row table:style-name="ro1">
          <table:table-cell/>
          <table:table-cell office:value-type="string">
            <text:p>link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-0.85702729">
            <text:p>-0.85702729</text:p>
          </table:table-cell>
          <table:table-cell table:formula="of:=[.F37]*[.A$7]" office:value-type="float" office:value="0.85702729">
            <text:p>0.85702729</text:p>
          </table:table-cell>
          <table:table-cell table:number-columns-repeated="4"/>
          <table:table-cell office:value-type="string">
            <text:p>link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-1.9144292">
            <text:p>-1.9144292</text:p>
          </table:table-cell>
          <table:table-cell table:formula="of:=[.P37]*[.K$18]" office:value-type="float" office:value="-0.00106462516431894">
            <text:p>-0.0010646252</text:p>
          </table:table-cell>
          <table:table-cell table:number-columns-repeated="4"/>
          <table:table-cell office:value-type="string">
            <text:p>link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.44481492">
            <text:p>0.44481492</text:p>
          </table:table-cell>
          <table:table-cell table:formula="of:=[.Z37]*[.U$6]" office:value-type="float" office:value="0.372875384558213">
            <text:p>0.3728753846</text:p>
          </table:table-cell>
          <table:table-cell table:number-columns-repeated="19"/>
          <table:table-cell table:style-name="ce24" table:formula="of:=[.Z37]+[.$AM$2]*[.$AQ$3]*[.U6]" office:value-type="float" office:value="0.449918421218649">
            <text:p>0.4499184212</text:p>
          </table:table-cell>
          <table:table-cell table:formula="of:=[.$AQ$3]*[.Z37]" office:value-type="float" office:value="0.00541618133357274">
            <text:p>0.0054161813</text:p>
          </table:table-cell>
          <table:table-cell table:number-columns-repeated="4"/>
          <table:table-cell table:style-name="ce24" table:formula="of:=[.P37]+[.$AM$2]*[.$AY$3]*[.K18]" office:value-type="float" office:value="-1.91441999122522">
            <text:p>-1.9144199912</text:p>
          </table:table-cell>
          <table:table-cell table:formula="of:=[.$AY$3]*[.P37]" office:value-type="float" office:value="-0.0634035739990445">
            <text:p>-0.063403574</text:p>
          </table:table-cell>
          <table:table-cell table:number-columns-repeated="3"/>
          <table:table-cell table:formula="of:=[.F37]+[.$AM$2]*[.$BD$5]*[.A7]" office:value-type="float" office:value="-0.857487975112072">
            <text:p>-0.8574879751</text:p>
          </table:table-cell>
          <table:table-cell table:number-columns-repeated="966"/>
        </table:table-row>
        <table:table-row table:style-name="ro1">
          <table:table-cell/>
          <table:table-cell office:value-type="string">
            <text:p>link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0.57973528">
            <text:p>0.57973528</text:p>
          </table:table-cell>
          <table:table-cell table:formula="of:=[.F38]*[.A$8]" office:value-type="float" office:value="-0.86960292">
            <text:p>-0.86960292</text:p>
          </table:table-cell>
          <table:table-cell table:number-columns-repeated="4"/>
          <table:table-cell office:value-type="string">
            <text:p>nod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090536118">
            <text:p>0.090536118</text:p>
          </table:table-cell>
          <table:table-cell table:number-columns-repeated="2"/>
          <table:table-cell table:formula="of:=SUM([.Q21:.Q37])" office:value-type="float" office:value="-1.03492839075483">
            <text:p>-1.0349283908</text:p>
          </table:table-cell>
          <table:table-cell table:formula="of:=[.R38]+[.O38]" office:value-type="float" office:value="-0.944392272754831">
            <text:p>-0.9443922728</text:p>
          </table:table-cell>
          <table:table-cell table:formula="of:=1/(1+(EXP([.S38]*-1)))" office:value-type="float" office:value="0.280013978368161">
            <text:p>0.2800139784</text:p>
          </table:table-cell>
          <table:table-cell/>
          <table:table-cell office:value-type="string">
            <text:p>link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-0.78562045">
            <text:p>-0.78562045</text:p>
          </table:table-cell>
          <table:table-cell table:formula="of:=[.Z38]*[.U$7]" office:value-type="float" office:value="-0.171123794777733">
            <text:p>-0.1711237948</text:p>
          </table:table-cell>
          <table:table-cell table:number-columns-repeated="19"/>
          <table:table-cell table:style-name="ce24" table:formula="of:=[.Z38]+[.$AM$2]*[.$AQ$3]*[.U7]" office:value-type="float" office:value="-0.784294334115604">
            <text:p>-0.7842943341</text:p>
          </table:table-cell>
          <table:table-cell table:formula="of:=[.$AQ$3]*[.Z38]" office:value-type="float" office:value="-0.00956591747543679">
            <text:p>-0.0095659175</text:p>
          </table:table-cell>
          <table:table-cell table:number-columns-repeated="3"/>
          <table:table-cell table:style-name="ce22" table:formula="of:=[.O38]+([.$AY$3]*[.$AM$2])" office:value-type="float" office:value="0.107095511786682">
            <text:p>0.1070955118</text:p>
          </table:table-cell>
          <table:table-cell table:number-columns-repeated="5"/>
          <table:table-cell table:formula="of:=[.F38]+[.$AM$2]*[.$BD$5]*[.A8]" office:value-type="float" office:value="0.579044252331892">
            <text:p>0.5790442523</text:p>
          </table:table-cell>
          <table:table-cell table:number-columns-repeated="966"/>
        </table:table-row>
        <table:table-row table:style-name="ro1">
          <table:table-cell/>
          <table:table-cell office:value-type="string">
            <text:p>link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2.4661646">
            <text:p>2.4661646</text:p>
          </table:table-cell>
          <table:table-cell table:formula="of:=[.F39]*[.A$9]" office:value-type="float" office:value="-3.08270575">
            <text:p>-3.08270575</text:p>
          </table:table-cell>
          <table:table-cell table:number-columns-repeated="4"/>
          <table:table-cell office:value-type="string">
            <text:p>comment</text:p>
          </table:table-cell>
          <table:table-cell office:value-type="string">
            <text:p>TBD:node modifiers</text:p>
          </table:table-cell>
          <table:table-cell table:number-columns-repeated="8"/>
          <table:table-cell office:value-type="string">
            <text:p>link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0.081931949">
            <text:p>0.081931949</text:p>
          </table:table-cell>
          <table:table-cell table:formula="of:=[.Z39]*[.U$8]" office:value-type="float" office:value="0.0781406511336969">
            <text:p>0.0781406511</text:p>
          </table:table-cell>
          <table:table-cell table:number-columns-repeated="19"/>
          <table:table-cell table:style-name="ce24" table:formula="of:=[.Z39]+[.$AM$2]*[.$AQ$3]*[.U8]" office:value-type="float" office:value="0.0877383576026326">
            <text:p>0.0877383576</text:p>
          </table:table-cell>
          <table:table-cell table:formula="of:=[.$AQ$3]*[.Z39]" office:value-type="float" office:value="0.000997624568881444">
            <text:p>0.0009976246</text:p>
          </table:table-cell>
          <table:table-cell table:number-columns-repeated="9"/>
          <table:table-cell table:formula="of:=[.F39]+[.$AM$2]*[.$BD$5]*[.A9]" office:value-type="float" office:value="2.46558874360991">
            <text:p>2.4655887436</text:p>
          </table:table-cell>
          <table:table-cell table:number-columns-repeated="966"/>
        </table:table-row>
        <table:table-row table:style-name="ro1">
          <table:table-cell/>
          <table:table-cell office:value-type="string">
            <text:p>node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-3.1529732">
            <text:p>-3.1529732</text:p>
          </table:table-cell>
          <table:table-cell table:number-columns-repeated="2"/>
          <table:table-cell table:formula="of:=SUM([.G32:.G39])" office:value-type="float" office:value="-2.54779083">
            <text:p>-2.54779083</text:p>
          </table:table-cell>
          <table:table-cell table:formula="of:=[.H40]+[.E40]" office:value-type="float" office:value="-5.70076403">
            <text:p>-5.70076403</text:p>
          </table:table-cell>
          <table:table-cell table:formula="of:=1/(1+(EXP([.I40]*-1)))" office:value-type="float" office:value="0.00333226887469309">
            <text:p>0.0033322689</text:p>
          </table:table-cell>
          <table:table-cell/>
          <table:table-cell office:value-type="string">
            <text:p>link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7727557">
            <text:p>1.7727557</text:p>
          </table:table-cell>
          <table:table-cell table:formula="of:=[.P40]*[.K$2]" office:value-type="float" office:value="1.65854001545215">
            <text:p>1.6585400155</text:p>
          </table:table-cell>
          <table:table-cell table:number-columns-repeated="4"/>
          <table:table-cell office:value-type="string">
            <text:p>link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-1.3326008">
            <text:p>-1.3326008</text:p>
          </table:table-cell>
          <table:table-cell table:formula="of:=[.Z40]*[.U$9]" office:value-type="float" office:value="-0.0412949961027951">
            <text:p>-0.0412949961</text:p>
          </table:table-cell>
          <table:table-cell table:number-columns-repeated="19"/>
          <table:table-cell table:style-name="ce24" table:formula="of:=[.Z40]+[.$AM$2]*[.$AQ$3]*[.U9]" office:value-type="float" office:value="-1.3324121393987">
            <text:p>-1.3324121394</text:p>
          </table:table-cell>
          <table:table-cell table:formula="of:=[.$AQ$3]*[.Z40]" office:value-type="float" office:value="-0.0162260914675796">
            <text:p>-0.0162260915</text:p>
          </table:table-cell>
          <table:table-cell table:number-columns-repeated="4"/>
          <table:table-cell table:style-name="ce24" table:formula="of:=[.P40]+[.$AM$2]*[.$AY$4]*[.K2]" office:value-type="float" office:value="1.8096866174395">
            <text:p>1.8096866174</text:p>
          </table:table-cell>
          <table:table-cell table:formula="of:=[.$AY$4]*[.P40]" office:value-type="float" office:value="0.139956128024966">
            <text:p>0.139956128</text:p>
          </table:table-cell>
          <table:table-cell table:number-columns-repeated="2"/>
          <table:table-cell table:style-name="ce22" table:formula="of:=[.E40]+([.$BD$5]*[.$AM$2])" office:value-type="float" office:value="-3.15251251488793">
            <text:p>-3.1525125149</text:p>
          </table:table-cell>
          <table:table-cell table:style-name="Default"/>
          <table:table-cell table:number-columns-repeated="966"/>
        </table:table-row>
        <table:table-row table:style-name="ro1">
          <table:table-cell/>
          <table:table-cell office:value-type="string">
            <text:p>comment</text:p>
          </table:table-cell>
          <table:table-cell office:value-type="string">
            <text:p>TBD:node modifiers</text:p>
          </table:table-cell>
          <table:table-cell table:number-columns-repeated="8"/>
          <table:table-cell office:value-type="string">
            <text:p>link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-0.721277">
            <text:p>-0.721277</text:p>
          </table:table-cell>
          <table:table-cell table:formula="of:=[.P41]*[.K$3]" office:value-type="float" office:value="-0.146308859869616">
            <text:p>-0.1463088599</text:p>
          </table:table-cell>
          <table:table-cell table:number-columns-repeated="4"/>
          <table:table-cell office:value-type="string">
            <text:p>link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0.88293785">
            <text:p>0.88293785</text:p>
          </table:table-cell>
          <table:table-cell table:formula="of:=[.Z41]*[.U$10]" office:value-type="float" office:value="0.882806113718358">
            <text:p>0.8828061137</text:p>
          </table:table-cell>
          <table:table-cell table:number-columns-repeated="19"/>
          <table:table-cell table:style-name="ce24" table:formula="of:=[.Z41]+[.$AM$2]*[.$AQ$3]*[.U10]" office:value-type="float" office:value="0.889025070756139">
            <text:p>0.8890250708</text:p>
          </table:table-cell>
          <table:table-cell table:formula="of:=[.$AQ$3]*[.Z41]" office:value-type="float" office:value="0.0107508792687863">
            <text:p>0.0107508793</text:p>
          </table:table-cell>
          <table:table-cell table:number-columns-repeated="4"/>
          <table:table-cell table:style-name="ce24" table:formula="of:=[.P41]+[.$AM$2]*[.$AY$4]*[.K3]" office:value-type="float" office:value="-0.713269783425973">
            <text:p>-0.7132697834</text:p>
          </table:table-cell>
          <table:table-cell table:formula="of:=[.$AY$4]*[.P41]" office:value-type="float" office:value="-0.0569436252008461">
            <text:p>-0.0569436252</text:p>
          </table:table-cell>
          <table:table-cell table:number-columns-repeated="3"/>
          <table:table-cell table:style-name="Default"/>
          <table:table-cell table:number-columns-repeated="966"/>
        </table:table-row>
        <table:table-row table:style-name="ro1">
          <table:table-cell/>
          <table:table-cell office:value-type="string">
            <text:p>link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0.78099847">
            <text:p>0.78099847</text:p>
          </table:table-cell>
          <table:table-cell table:formula="of:=[.F42]*[.A$2]" office:value-type="float" office:value="0.9762480875">
            <text:p>0.9762480875</text:p>
          </table:table-cell>
          <table:table-cell table:number-columns-repeated="4"/>
          <table:table-cell office:value-type="string">
            <text:p>link</text:p>
          </table:table-cell>
          <table:table-cell table:number-columns-repeated="3" office:value-type="float" office:value="2">
            <text:p>2</text:p>
          </table:table-cell>
          <table:table-cell office:value-type="float" office:value="-0.71451068">
            <text:p>-0.71451068</text:p>
          </table:table-cell>
          <table:table-cell table:formula="of:=[.P42]*[.K$4]" office:value-type="float" office:value="-0.666898021070475">
            <text:p>-0.6668980211</text:p>
          </table:table-cell>
          <table:table-cell table:number-columns-repeated="4"/>
          <table:table-cell office:value-type="string">
            <text:p>link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-1.2123294">
            <text:p>-1.2123294</text:p>
          </table:table-cell>
          <table:table-cell table:formula="of:=[.Z42]*[.U$11]" office:value-type="float" office:value="-0.677040399228752">
            <text:p>-0.6770403992</text:p>
          </table:table-cell>
          <table:table-cell table:number-columns-repeated="19"/>
          <table:table-cell table:style-name="ce24" table:formula="of:=[.Z42]+[.$AM$2]*[.$AQ$3]*[.U11]" office:value-type="float" office:value="-1.20892940873613">
            <text:p>-1.2089294087</text:p>
          </table:table-cell>
          <table:table-cell table:formula="of:=[.$AQ$3]*[.Z42]" office:value-type="float" office:value="-0.0147616358426589">
            <text:p>-0.0147616358</text:p>
          </table:table-cell>
          <table:table-cell table:number-columns-repeated="4"/>
          <table:table-cell table:style-name="ce24" table:formula="of:=[.P42]+[.$AM$2]*[.$AY$4]*[.K4]" office:value-type="float" office:value="-0.677666937629808">
            <text:p>-0.6776669376</text:p>
          </table:table-cell>
          <table:table-cell table:formula="of:=[.$AY$4]*[.P42]" office:value-type="float" office:value="-0.056409435437317">
            <text:p>-0.0564094354</text:p>
          </table:table-cell>
          <table:table-cell table:number-columns-repeated="3"/>
          <table:table-cell table:formula="of:=[.F42]+[.$AM$2]*[.$BD$6]*[.A2]" office:value-type="float" office:value="0.780986841437168">
            <text:p>0.7809868414</text:p>
          </table:table-cell>
          <table:table-cell table:number-columns-repeated="966"/>
        </table:table-row>
        <table:table-row table:style-name="ro1">
          <table:table-cell/>
          <table:table-cell office:value-type="string">
            <text:p>link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-2.8987947">
            <text:p>-2.8987947</text:p>
          </table:table-cell>
          <table:table-cell table:formula="of:=[.F43]*[.A$3]" office:value-type="float" office:value="-4.34819205">
            <text:p>-4.34819205</text:p>
          </table:table-cell>
          <table:table-cell table:number-columns-repeated="4"/>
          <table:table-cell office:value-type="string">
            <text:p>link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-1.9502897">
            <text:p>-1.9502897</text:p>
          </table:table-cell>
          <table:table-cell table:formula="of:=[.P43]*[.K$5]" office:value-type="float" office:value="-0.00649888966394452">
            <text:p>-0.0064988897</text:p>
          </table:table-cell>
          <table:table-cell table:number-columns-repeated="4"/>
          <table:table-cell office:value-type="string">
            <text:p>link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-1.546129">
            <text:p>-1.546129</text:p>
          </table:table-cell>
          <table:table-cell table:formula="of:=[.Z43]*[.U$12]" office:value-type="float" office:value="-0.212773073982742">
            <text:p>-0.212773074</text:p>
          </table:table-cell>
          <table:table-cell table:number-columns-repeated="19"/>
          <table:table-cell table:style-name="ce24" table:formula="of:=[.Z43]+[.$AM$2]*[.$AQ$3]*[.U12]" office:value-type="float" office:value="-1.54529117214259">
            <text:p>-1.5452911721</text:p>
          </table:table-cell>
          <table:table-cell table:formula="of:=[.$AQ$3]*[.Z43]" office:value-type="float" office:value="-0.0188260659716529">
            <text:p>-0.018826066</text:p>
          </table:table-cell>
          <table:table-cell table:number-columns-repeated="4"/>
          <table:table-cell table:style-name="ce24" table:formula="of:=[.P43]+[.$AM$2]*[.$AY$4]*[.K5]" office:value-type="float" office:value="-1.95015816144417">
            <text:p>-1.9501581614</text:p>
          </table:table-cell>
          <table:table-cell table:formula="of:=[.$AY$4]*[.P43]" office:value-type="float" office:value="-0.153972143448177">
            <text:p>-0.1539721434</text:p>
          </table:table-cell>
          <table:table-cell table:number-columns-repeated="3"/>
          <table:table-cell table:formula="of:=[.F43]+[.$AM$2]*[.$BD$6]*[.A3]" office:value-type="float" office:value="-2.8988086542754">
            <text:p>-2.8988086543</text:p>
          </table:table-cell>
          <table:table-cell table:number-columns-repeated="966"/>
        </table:table-row>
        <table:table-row table:style-name="ro1">
          <table:table-cell/>
          <table:table-cell office:value-type="string">
            <text:p>link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-0.78748131">
            <text:p>-0.78748131</text:p>
          </table:table-cell>
          <table:table-cell table:formula="of:=[.F44]*[.A$4]" office:value-type="float" office:value="-0.78748131">
            <text:p>-0.78748131</text:p>
          </table:table-cell>
          <table:table-cell table:number-columns-repeated="4"/>
          <table:table-cell office:value-type="string">
            <text:p>link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.27841926">
            <text:p>0.27841926</text:p>
          </table:table-cell>
          <table:table-cell table:formula="of:=[.P44]*[.K$6]" office:value-type="float" office:value="0.0000280812480367472">
            <text:p>2.80812480367472E-005</text:p>
          </table:table-cell>
          <table:table-cell table:number-columns-repeated="4"/>
          <table:table-cell office:value-type="string">
            <text:p>link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-1.0341222">
            <text:p>-1.0341222</text:p>
          </table:table-cell>
          <table:table-cell table:formula="of:=[.Z44]*[.U$13]" office:value-type="float" office:value="-0.00674537782140859">
            <text:p>-0.0067453778</text:p>
          </table:table-cell>
          <table:table-cell table:number-columns-repeated="19"/>
          <table:table-cell table:style-name="ce24" table:formula="of:=[.Z44]+[.$AM$2]*[.$AQ$3]*[.U13]" office:value-type="float" office:value="-1.0340824883188">
            <text:p>-1.0340824883</text:p>
          </table:table-cell>
          <table:table-cell table:formula="of:=[.$AQ$3]*[.Z44]" office:value-type="float" office:value="-0.0125917389557733">
            <text:p>-0.012591739</text:p>
          </table:table-cell>
          <table:table-cell table:number-columns-repeated="4"/>
          <table:table-cell table:style-name="ce24" table:formula="of:=[.P44]+[.$AM$2]*[.$AY$4]*[.K6]" office:value-type="float" office:value="0.278423241348217">
            <text:p>0.2784232413</text:p>
          </table:table-cell>
          <table:table-cell table:formula="of:=[.$AY$4]*[.P44]" office:value-type="float" office:value="0.0219807397021352">
            <text:p>0.0219807397</text:p>
          </table:table-cell>
          <table:table-cell table:number-columns-repeated="3"/>
          <table:table-cell table:formula="of:=[.F44]+[.$AM$2]*[.$BD$6]*[.A4]" office:value-type="float" office:value="-0.787490612850266">
            <text:p>-0.7874906129</text:p>
          </table:table-cell>
          <table:table-cell table:number-columns-repeated="966"/>
        </table:table-row>
        <table:table-row table:style-name="ro1">
          <table:table-cell/>
          <table:table-cell office:value-type="string">
            <text:p>link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.1054966">
            <text:p>1.1054966</text:p>
          </table:table-cell>
          <table:table-cell table:formula="of:=[.F45]*[.A$5]" office:value-type="float" office:value="0.5527483">
            <text:p>0.5527483</text:p>
          </table:table-cell>
          <table:table-cell table:number-columns-repeated="4"/>
          <table:table-cell office:value-type="string">
            <text:p>link</text:p>
          </table:table-cell>
          <table:table-cell table:number-columns-repeated="2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-0.10898685">
            <text:p>-0.10898685</text:p>
          </table:table-cell>
          <table:table-cell table:formula="of:=[.P45]*[.K$7]" office:value-type="float" office:value="-0.108618896382367">
            <text:p>-0.1086188964</text:p>
          </table:table-cell>
          <table:table-cell table:number-columns-repeated="4"/>
          <table:table-cell office:value-type="string">
            <text:p>link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1.344146">
            <text:p>1.344146</text:p>
          </table:table-cell>
          <table:table-cell table:formula="of:=[.Z45]*[.U$14]" office:value-type="float" office:value="1.30720968104434">
            <text:p>1.307209681</text:p>
          </table:table-cell>
          <table:table-cell table:number-columns-repeated="19"/>
          <table:table-cell table:style-name="ce24" table:formula="of:=[.Z45]+[.$AM$2]*[.$AQ$3]*[.U14]" office:value-type="float" office:value="1.35006683101324">
            <text:p>1.3500668310</text:p>
          </table:table-cell>
          <table:table-cell table:formula="of:=[.$AQ$3]*[.Z45]" office:value-type="float" office:value="0.016366668804177">
            <text:p>0.0163666688</text:p>
          </table:table-cell>
          <table:table-cell table:number-columns-repeated="4"/>
          <table:table-cell table:style-name="ce24" table:formula="of:=[.P45]+[.$AM$2]*[.$AY$4]*[.K7]" office:value-type="float" office:value="-0.0696459475442592">
            <text:p>-0.0696459475</text:p>
          </table:table-cell>
          <table:table-cell table:formula="of:=[.$AY$4]*[.P45]" office:value-type="float" office:value="-0.00860433139864551">
            <text:p>-0.0086043314</text:p>
          </table:table-cell>
          <table:table-cell table:number-columns-repeated="3"/>
          <table:table-cell table:formula="of:=[.F45]+[.$AM$2]*[.$BD$6]*[.A5]" office:value-type="float" office:value="1.10549194857487">
            <text:p>1.1054919486</text:p>
          </table:table-cell>
          <table:table-cell table:number-columns-repeated="966"/>
        </table:table-row>
        <table:table-row table:style-name="ro1">
          <table:table-cell/>
          <table:table-cell office:value-type="string">
            <text:p>link</text:p>
          </table:table-cell>
          <table:table-cell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office:value-type="float" office:value="2.3958786">
            <text:p>2.3958786</text:p>
          </table:table-cell>
          <table:table-cell table:formula="of:=[.F46]*[.A$6]" office:value-type="float" office:value="-1.1979393">
            <text:p>-1.1979393</text:p>
          </table:table-cell>
          <table:table-cell table:number-columns-repeated="4"/>
          <table:table-cell office:value-type="string">
            <text:p>link</text:p>
          </table:table-cell>
          <table:table-cell table:number-columns-repeated="2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-0.083848715">
            <text:p>-0.083848715</text:p>
          </table:table-cell>
          <table:table-cell table:formula="of:=[.P46]*[.K$8]" office:value-type="float" office:value="-0.0819521436416647">
            <text:p>-0.0819521436</text:p>
          </table:table-cell>
          <table:table-cell table:number-columns-repeated="4"/>
          <table:table-cell office:value-type="string">
            <text:p>link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1.1002586">
            <text:p>1.1002586</text:p>
          </table:table-cell>
          <table:table-cell table:formula="of:=[.Z46]*[.U$15]" office:value-type="float" office:value="0.99804029523472">
            <text:p>0.9980402952</text:p>
          </table:table-cell>
          <table:table-cell table:number-columns-repeated="19"/>
          <table:table-cell table:style-name="ce24" table:formula="of:=[.Z46]+[.$AM$2]*[.$AQ$3]*[.U15]" office:value-type="float" office:value="1.10578111823602">
            <text:p>1.1057811182</text:p>
          </table:table-cell>
          <table:table-cell table:formula="of:=[.$AQ$3]*[.Z46]" office:value-type="float" office:value="0.0133970328410362">
            <text:p>0.0133970328</text:p>
          </table:table-cell>
          <table:table-cell table:number-columns-repeated="4"/>
          <table:table-cell table:style-name="ce24" table:formula="of:=[.P46]+[.$AM$2]*[.$AY$4]*[.K8]" office:value-type="float" office:value="-0.0452674076840255">
            <text:p>-0.0452674077</text:p>
          </table:table-cell>
          <table:table-cell table:formula="of:=[.$AY$4]*[.P46]" office:value-type="float" office:value="-0.00661971725222427">
            <text:p>-0.0066197173</text:p>
          </table:table-cell>
          <table:table-cell table:number-columns-repeated="3"/>
          <table:table-cell table:formula="of:=[.F46]+[.$AM$2]*[.$BD$6]*[.A6]" office:value-type="float" office:value="2.39588325142513">
            <text:p>2.3958832514</text:p>
          </table:table-cell>
          <table:table-cell table:number-columns-repeated="966"/>
        </table:table-row>
        <table:table-row table:style-name="ro1">
          <table:table-cell/>
          <table:table-cell office:value-type="string">
            <text:p>link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-1.1048536">
            <text:p>-1.1048536</text:p>
          </table:table-cell>
          <table:table-cell table:formula="of:=[.F47]*[.A$7]" office:value-type="float" office:value="1.1048536">
            <text:p>1.1048536</text:p>
          </table:table-cell>
          <table:table-cell table:number-columns-repeated="4"/>
          <table:table-cell office:value-type="string">
            <text:p>link</text:p>
          </table:table-cell>
          <table:table-cell table:number-columns-repeated="2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2.1130886">
            <text:p>2.1130886</text:p>
          </table:table-cell>
          <table:table-cell table:formula="of:=[.P47]*[.K$9]" office:value-type="float" office:value="0.0467126701986517">
            <text:p>0.0467126702</text:p>
          </table:table-cell>
          <table:table-cell table:number-columns-repeated="4"/>
          <table:table-cell office:value-type="string">
            <text:p>link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-0.51717877">
            <text:p>-0.51717877</text:p>
          </table:table-cell>
          <table:table-cell table:formula="of:=[.Z47]*[.U$16]" office:value-type="float" office:value="-0.0253833828291833">
            <text:p>-0.0253833828</text:p>
          </table:table-cell>
          <table:table-cell table:number-columns-repeated="19"/>
          <table:table-cell table:style-name="ce24" table:formula="of:=[.Z47]+[.$AM$2]*[.$AQ$3]*[.U16]" office:value-type="float" office:value="-0.516879961694068">
            <text:p>-0.5168799617</text:p>
          </table:table-cell>
          <table:table-cell table:formula="of:=[.$AQ$3]*[.Z47]" office:value-type="float" office:value="-0.00629730225819339">
            <text:p>-0.0062973023</text:p>
          </table:table-cell>
          <table:table-cell table:number-columns-repeated="4"/>
          <table:table-cell table:style-name="ce24" table:formula="of:=[.P47]+[.$AM$2]*[.$AY$4]*[.K9]" office:value-type="float" office:value="2.11396122975803">
            <text:p>2.1139612298</text:p>
          </table:table-cell>
          <table:table-cell table:formula="of:=[.$AY$4]*[.P47]" office:value-type="float" office:value="0.166824847117793">
            <text:p>0.1668248471</text:p>
          </table:table-cell>
          <table:table-cell table:number-columns-repeated="3"/>
          <table:table-cell table:formula="of:=[.F47]+[.$AM$2]*[.$BD$6]*[.A7]" office:value-type="float" office:value="-1.10484429714973">
            <text:p>-1.1048442971</text:p>
          </table:table-cell>
          <table:table-cell table:number-columns-repeated="966"/>
        </table:table-row>
        <table:table-row table:style-name="ro1">
          <table:table-cell/>
          <table:table-cell office:value-type="string">
            <text:p>link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-2.1094599">
            <text:p>-2.1094599</text:p>
          </table:table-cell>
          <table:table-cell table:formula="of:=[.F48]*[.A$8]" office:value-type="float" office:value="3.16418985">
            <text:p>3.16418985</text:p>
          </table:table-cell>
          <table:table-cell table:number-columns-repeated="4"/>
          <table:table-cell office:value-type="string">
            <text:p>link</text:p>
          </table:table-cell>
          <table:table-cell table:number-columns-repeated="2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0.80258512">
            <text:p>0.80258512</text:p>
          </table:table-cell>
          <table:table-cell table:formula="of:=[.P48]*[.K$10]" office:value-type="float" office:value="0.0049258502582597">
            <text:p>0.0049258503</text:p>
          </table:table-cell>
          <table:table-cell table:number-columns-repeated="4"/>
          <table:table-cell office:value-type="string">
            <text:p>link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0.62629294">
            <text:p>0.62629294</text:p>
          </table:table-cell>
          <table:table-cell table:formula="of:=[.Z48]*[.U$17]" office:value-type="float" office:value="0.170443041958249">
            <text:p>0.170443042</text:p>
          </table:table-cell>
          <table:table-cell table:number-columns-repeated="19"/>
          <table:table-cell table:style-name="ce24" table:formula="of:=[.Z48]+[.$AM$2]*[.$AQ$3]*[.U17]" office:value-type="float" office:value="0.627949799243517">
            <text:p>0.6279497992</text:p>
          </table:table-cell>
          <table:table-cell table:formula="of:=[.$AQ$3]*[.Z48]" office:value-type="float" office:value="0.00762590456942495">
            <text:p>0.0076259046</text:p>
          </table:table-cell>
          <table:table-cell table:number-columns-repeated="4"/>
          <table:table-cell table:style-name="ce24" table:formula="of:=[.P48]+[.$AM$2]*[.$AY$4]*[.K10]" office:value-type="float" office:value="0.80282739194992">
            <text:p>0.8028273919</text:p>
          </table:table-cell>
          <table:table-cell table:formula="of:=[.$AY$4]*[.P48]" office:value-type="float" office:value="0.0633627666833354">
            <text:p>0.0633627667</text:p>
          </table:table-cell>
          <table:table-cell table:number-columns-repeated="3"/>
          <table:table-cell table:formula="of:=[.F48]+[.$AM$2]*[.$BD$6]*[.A8]" office:value-type="float" office:value="-2.1094459457246">
            <text:p>-2.1094459457</text:p>
          </table:table-cell>
          <table:table-cell table:number-columns-repeated="966"/>
        </table:table-row>
        <table:table-row table:style-name="ro1">
          <table:table-cell/>
          <table:table-cell office:value-type="string">
            <text:p>link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2.9589207">
            <text:p>2.9589207</text:p>
          </table:table-cell>
          <table:table-cell table:formula="of:=[.F49]*[.A$9]" office:value-type="float" office:value="-3.698650875">
            <text:p>-3.698650875</text:p>
          </table:table-cell>
          <table:table-cell table:number-columns-repeated="4"/>
          <table:table-cell office:value-type="string">
            <text:p>link</text:p>
          </table:table-cell>
          <table:table-cell table:number-columns-repeated="2"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0.81425476">
            <text:p>0.81425476</text:p>
          </table:table-cell>
          <table:table-cell table:formula="of:=[.P49]*[.K$11]" office:value-type="float" office:value="0.000597170210589527">
            <text:p>0.0005971702</text:p>
          </table:table-cell>
          <table:table-cell table:number-columns-repeated="4"/>
          <table:table-cell office:value-type="string">
            <text:p>link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0.01542449">
            <text:p>0.01542449</text:p>
          </table:table-cell>
          <table:table-cell table:formula="of:=[.Z49]*[.U$18]" office:value-type="float" office:value="0.000625577751304627">
            <text:p>0.0006255778</text:p>
          </table:table-cell>
          <table:table-cell table:number-columns-repeated="19"/>
          <table:table-cell table:style-name="ce24" table:formula="of:=[.Z49]+[.$AM$2]*[.$AQ$3]*[.U18]" office:value-type="float" office:value="0.0156714089012791">
            <text:p>0.0156714089</text:p>
          </table:table-cell>
          <table:table-cell table:formula="of:=[.$AQ$3]*[.Z49]" office:value-type="float" office:value="0.000187812573413409">
            <text:p>0.0001878126</text:p>
          </table:table-cell>
          <table:table-cell table:number-columns-repeated="4"/>
          <table:table-cell table:style-name="ce24" table:formula="of:=[.P49]+[.$AM$2]*[.$AY$4]*[.K11]" office:value-type="float" office:value="0.814283710152907">
            <text:p>0.8142837102</text:p>
          </table:table-cell>
          <table:table-cell table:formula="of:=[.$AY$4]*[.P49]" office:value-type="float" office:value="0.0642840654442675">
            <text:p>0.0642840654</text:p>
          </table:table-cell>
          <table:table-cell table:number-columns-repeated="3"/>
          <table:table-cell table:formula="of:=[.F49]+[.$AM$2]*[.$BD$6]*[.A9]" office:value-type="float" office:value="2.95893232856283">
            <text:p>2.9589323286</text:p>
          </table:table-cell>
          <table:table-cell table:number-columns-repeated="966"/>
        </table:table-row>
        <table:table-row table:style-name="ro1">
          <table:table-cell/>
          <table:table-cell office:value-type="string">
            <text:p>node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-4.9674568">
            <text:p>-4.9674568</text:p>
          </table:table-cell>
          <table:table-cell table:number-columns-repeated="2"/>
          <table:table-cell table:formula="of:=SUM([.G42:.G49])" office:value-type="float" office:value="-4.2342236975">
            <text:p>-4.2342236975</text:p>
          </table:table-cell>
          <table:table-cell table:formula="of:=[.H50]+[.E50]" office:value-type="float" office:value="-9.2016804975">
            <text:p>-9.2016804975</text:p>
          </table:table-cell>
          <table:table-cell table:formula="of:=1/(1+(EXP([.I50]*-1)))" office:value-type="float" office:value="0.000100859574286445">
            <text:p>0.0001008596</text:p>
          </table:table-cell>
          <table:table-cell/>
          <table:table-cell office:value-type="string">
            <text:p>link</text:p>
          </table:table-cell>
          <table:table-cell table:number-columns-repeated="2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.6055038">
            <text:p>1.6055038</text:p>
          </table:table-cell>
          <table:table-cell table:formula="of:=[.P50]*[.K$12]" office:value-type="float" office:value="0.429844475675999">
            <text:p>0.4298444757</text:p>
          </table:table-cell>
          <table:table-cell table:number-columns-repeated="4"/>
          <table:table-cell office:value-type="string">
            <text:p>link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0.39621258">
            <text:p>0.39621258</text:p>
          </table:table-cell>
          <table:table-cell table:formula="of:=[.Z50]*[.U$19]" office:value-type="float" office:value="0.360587983050656">
            <text:p>0.3605879831</text:p>
          </table:table-cell>
          <table:table-cell table:number-columns-repeated="19"/>
          <table:table-cell table:style-name="ce24" table:formula="of:=[.Z50]+[.$AM$2]*[.$AQ$3]*[.U19]" office:value-type="float" office:value="0.401753308160082">
            <text:p>0.4017533082</text:p>
          </table:table-cell>
          <table:table-cell table:formula="of:=[.$AQ$3]*[.Z50]" office:value-type="float" office:value="0.00482438669081221">
            <text:p>0.0048243867</text:p>
          </table:table-cell>
          <table:table-cell table:number-columns-repeated="4"/>
          <table:table-cell table:style-name="ce24" table:formula="of:=[.P50]+[.$AM$2]*[.$AY$4]*[.K12]" office:value-type="float" office:value="1.616072292526">
            <text:p>1.6160722925</text:p>
          </table:table-cell>
          <table:table-cell table:formula="of:=[.$AY$4]*[.P50]" office:value-type="float" office:value="0.12675186737652">
            <text:p>0.1267518674</text:p>
          </table:table-cell>
          <table:table-cell table:number-columns-repeated="2"/>
          <table:table-cell table:style-name="ce22" table:formula="of:=[.E50]+([.$BD$6]*[.$AM$2])" office:value-type="float" office:value="-4.96746610285027">
            <text:p>-4.9674661029</text:p>
          </table:table-cell>
          <table:table-cell table:style-name="Default"/>
          <table:table-cell table:number-columns-repeated="966"/>
        </table:table-row>
        <table:table-row table:style-name="ro1">
          <table:table-cell/>
          <table:table-cell office:value-type="string">
            <text:p>comment</text:p>
          </table:table-cell>
          <table:table-cell office:value-type="string">
            <text:p>TBD:node modifiers</text:p>
          </table:table-cell>
          <table:table-cell table:number-columns-repeated="8"/>
          <table:table-cell office:value-type="string">
            <text:p>link</text:p>
          </table:table-cell>
          <table:table-cell table:number-columns-repeated="2"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-0.015803337">
            <text:p>-0.015803337</text:p>
          </table:table-cell>
          <table:table-cell table:formula="of:=[.P51]*[.K$13]" office:value-type="float" office:value="-0.0157291825151741">
            <text:p>-0.0157291825</text:p>
          </table:table-cell>
          <table:table-cell table:number-columns-repeated="4"/>
          <table:table-cell office:value-type="string">
            <text:p>link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0.74859267">
            <text:p>0.74859267</text:p>
          </table:table-cell>
          <table:table-cell table:formula="of:=[.Z51]*[.U$20]" office:value-type="float" office:value="0.027319059964873">
            <text:p>0.02731906</text:p>
          </table:table-cell>
          <table:table-cell table:number-columns-repeated="19"/>
          <table:table-cell table:style-name="ce24" table:formula="of:=[.Z51]+[.$AM$2]*[.$AQ$3]*[.U20]" office:value-type="float" office:value="0.748814849525832">
            <text:p>0.7488148495</text:p>
          </table:table-cell>
          <table:table-cell table:formula="of:=[.$AQ$3]*[.Z51]" office:value-type="float" office:value="0.00911505766421545">
            <text:p>0.0091150577</text:p>
          </table:table-cell>
          <table:table-cell table:number-columns-repeated="4"/>
          <table:table-cell table:style-name="ce24" table:formula="of:=[.P51]+[.$AM$2]*[.$AY$4]*[.K13]" office:value-type="float" office:value="0.0234856094622412">
            <text:p>0.0234856095</text:p>
          </table:table-cell>
          <table:table-cell table:formula="of:=[.$AY$4]*[.P51]" office:value-type="float" office:value="-0.00124764729646261">
            <text:p>-0.0012476473</text:p>
          </table:table-cell>
          <table:table-cell table:number-columns-repeated="3"/>
          <table:table-cell table:style-name="Default"/>
          <table:table-cell table:number-columns-repeated="966"/>
        </table:table-row>
        <table:table-row table:style-name="ro1">
          <table:table-cell/>
          <table:table-cell office:value-type="string">
            <text:p>link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.6443269">
            <text:p>1.6443269</text:p>
          </table:table-cell>
          <table:table-cell table:formula="of:=[.F52]*[.A$2]" office:value-type="float" office:value="2.055408625">
            <text:p>2.055408625</text:p>
          </table:table-cell>
          <table:table-cell table:number-columns-repeated="4"/>
          <table:table-cell office:value-type="string">
            <text:p>link</text:p>
          </table:table-cell>
          <table:table-cell table:number-columns-repeated="2"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1.5183541">
            <text:p>1.5183541</text:p>
          </table:table-cell>
          <table:table-cell table:formula="of:=[.P52]*[.K$14]" office:value-type="float" office:value="1.31506132145817">
            <text:p>1.3150613215</text:p>
          </table:table-cell>
          <table:table-cell table:number-columns-repeated="4"/>
          <table:table-cell office:value-type="string">
            <text:p>link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.1688582">
            <text:p>1.1688582</text:p>
          </table:table-cell>
          <table:table-cell table:formula="of:=[.Z52]*[.U$21]" office:value-type="float" office:value="0.000505212651232247">
            <text:p>0.0005052127</text:p>
          </table:table-cell>
          <table:table-cell table:number-columns-repeated="19"/>
          <table:table-cell table:style-name="ce24" table:formula="of:=[.Z52]+[.$AM$2]*[.$AQ$3]*[.U21]" office:value-type="float" office:value="1.1688608314568">
            <text:p>1.1688608315</text:p>
          </table:table-cell>
          <table:table-cell table:formula="of:=[.$AQ$3]*[.Z52]" office:value-type="float" office:value="0.0142323192855883">
            <text:p>0.0142323193</text:p>
          </table:table-cell>
          <table:table-cell table:number-columns-repeated="4"/>
          <table:table-cell table:style-name="ce24" table:formula="of:=[.P52]+[.$AM$2]*[.$AY$4]*[.K14]" office:value-type="float" office:value="1.55254306635273">
            <text:p>1.5525430664</text:p>
          </table:table-cell>
          <table:table-cell table:formula="of:=[.$AY$4]*[.P52]" office:value-type="float" office:value="0.119871542822755">
            <text:p>0.1198715428</text:p>
          </table:table-cell>
          <table:table-cell table:number-columns-repeated="3"/>
          <table:table-cell table:formula="of:=[.F52]+[.$AM$2]*[.$BD$7]*[.A2]" office:value-type="float" office:value="1.64439952670538">
            <text:p>1.6443995267</text:p>
          </table:table-cell>
          <table:table-cell table:number-columns-repeated="966"/>
        </table:table-row>
        <table:table-row table:style-name="ro1">
          <table:table-cell/>
          <table:table-cell office:value-type="string">
            <text:p>link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.9434977">
            <text:p>2.9434977</text:p>
          </table:table-cell>
          <table:table-cell table:formula="of:=[.F53]*[.A$3]" office:value-type="float" office:value="4.41524655">
            <text:p>4.41524655</text:p>
          </table:table-cell>
          <table:table-cell table:number-columns-repeated="4"/>
          <table:table-cell office:value-type="string">
            <text:p>link</text:p>
          </table:table-cell>
          <table:table-cell table:number-columns-repeated="2"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0.86899698">
            <text:p>0.86899698</text:p>
          </table:table-cell>
          <table:table-cell table:formula="of:=[.P53]*[.K$15]" office:value-type="float" office:value="0.00000179880198424129">
            <text:p>1.79880198424129E-006</text:p>
          </table:table-cell>
          <table:table-cell table:number-columns-repeated="4"/>
          <table:table-cell office:value-type="string">
            <text:p>link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-1.1153064">
            <text:p>-1.1153064</text:p>
          </table:table-cell>
          <table:table-cell table:formula="of:=[.Z53]*[.U$22]" office:value-type="float" office:value="-0.00271011092068232">
            <text:p>-0.0027101109</text:p>
          </table:table-cell>
          <table:table-cell table:number-columns-repeated="19"/>
          <table:table-cell table:style-name="ce24" table:formula="of:=[.Z53]+[.$AM$2]*[.$AQ$3]*[.U22]" office:value-type="float" office:value="-1.11529160630276">
            <text:p>-1.1152916063</text:p>
          </table:table-cell>
          <table:table-cell table:formula="of:=[.$AQ$3]*[.Z53]" office:value-type="float" office:value="-0.0135802587397343">
            <text:p>-0.0135802587</text:p>
          </table:table-cell>
          <table:table-cell table:number-columns-repeated="4"/>
          <table:table-cell table:style-name="ce24" table:formula="of:=[.P53]+[.$AM$2]*[.$AY$4]*[.K15]" office:value-type="float" office:value="0.868997061710548">
            <text:p>0.8689970617</text:p>
          </table:table-cell>
          <table:table-cell table:formula="of:=[.$AY$4]*[.P53]" office:value-type="float" office:value="0.0686058730970032">
            <text:p>0.0686058731</text:p>
          </table:table-cell>
          <table:table-cell table:number-columns-repeated="3"/>
          <table:table-cell table:formula="of:=[.F53]+[.$AM$2]*[.$BD$7]*[.A3]" office:value-type="float" office:value="2.94358485204645">
            <text:p>2.943584852</text:p>
          </table:table-cell>
          <table:table-cell table:number-columns-repeated="966"/>
        </table:table-row>
        <table:table-row table:style-name="ro1">
          <table:table-cell/>
          <table:table-cell office:value-type="string">
            <text:p>link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-1.7133565">
            <text:p>-1.7133565</text:p>
          </table:table-cell>
          <table:table-cell table:formula="of:=[.F54]*[.A$4]" office:value-type="float" office:value="-1.7133565">
            <text:p>-1.7133565</text:p>
          </table:table-cell>
          <table:table-cell table:number-columns-repeated="4"/>
          <table:table-cell office:value-type="string">
            <text:p>link</text:p>
          </table:table-cell>
          <table:table-cell table:number-columns-repeated="2"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-1.4326797">
            <text:p>-1.4326797</text:p>
          </table:table-cell>
          <table:table-cell table:formula="of:=[.P54]*[.K$16]" office:value-type="float" office:value="-1.20547362816439">
            <text:p>-1.2054736282</text:p>
          </table:table-cell>
          <table:table-cell table:number-columns-repeated="4"/>
          <table:table-cell office:value-type="string">
            <text:p>link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0.17307615">
            <text:p>0.17307615</text:p>
          </table:table-cell>
          <table:table-cell table:formula="of:=[.Z54]*[.U$23]" office:value-type="float" office:value="0.0880408910412115">
            <text:p>0.088040891</text:p>
          </table:table-cell>
          <table:table-cell table:number-columns-repeated="19"/>
          <table:table-cell table:style-name="ce24" table:formula="of:=[.Z54]+[.$AM$2]*[.$AQ$3]*[.U23]" office:value-type="float" office:value="0.176173077637719">
            <text:p>0.1761730776</text:p>
          </table:table-cell>
          <table:table-cell table:formula="of:=[.$AQ$3]*[.Z54]" office:value-type="float" office:value="0.00210741989705884">
            <text:p>0.0021074199</text:p>
          </table:table-cell>
          <table:table-cell table:number-columns-repeated="4"/>
          <table:table-cell table:style-name="ce24" table:formula="of:=[.P54]+[.$AM$2]*[.$AY$4]*[.K16]" office:value-type="float" office:value="-1.39946566496804">
            <text:p>-1.3994656650</text:p>
          </table:table-cell>
          <table:table-cell table:formula="of:=[.$AY$4]*[.P54]" office:value-type="float" office:value="-0.113107690761886">
            <text:p>-0.1131076908</text:p>
          </table:table-cell>
          <table:table-cell table:number-columns-repeated="3"/>
          <table:table-cell table:formula="of:=[.F54]+[.$AM$2]*[.$BD$7]*[.A4]" office:value-type="float" office:value="-1.7132983986357">
            <text:p>-1.7132983986</text:p>
          </table:table-cell>
          <table:table-cell table:number-columns-repeated="966"/>
        </table:table-row>
        <table:table-row table:style-name="ro1">
          <table:table-cell/>
          <table:table-cell office:value-type="string">
            <text:p>link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.9418595">
            <text:p>2.9418595</text:p>
          </table:table-cell>
          <table:table-cell table:formula="of:=[.F55]*[.A$5]" office:value-type="float" office:value="1.47092975">
            <text:p>1.47092975</text:p>
          </table:table-cell>
          <table:table-cell table:number-columns-repeated="4"/>
          <table:table-cell office:value-type="string">
            <text:p>link</text:p>
          </table:table-cell>
          <table:table-cell table:number-columns-repeated="2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-0.16215301">
            <text:p>-0.16215301</text:p>
          </table:table-cell>
          <table:table-cell table:formula="of:=[.P55]*[.K$17]" office:value-type="float" office:value="-0.0000609824157382699">
            <text:p>-6.09824157382699E-005</text:p>
          </table:table-cell>
          <table:table-cell table:number-columns-repeated="4"/>
          <table:table-cell office:value-type="string">
            <text:p>link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float" office:value="0.51271355">
            <text:p>0.51271355</text:p>
          </table:table-cell>
          <table:table-cell table:formula="of:=[.Z55]*[.U$24]" office:value-type="float" office:value="0.452423520897795">
            <text:p>0.4524235209</text:p>
          </table:table-cell>
          <table:table-cell table:number-columns-repeated="19"/>
          <table:table-cell table:style-name="ce24" table:formula="of:=[.Z55]+[.$AM$2]*[.$AQ$3]*[.U24]" office:value-type="float" office:value="0.518085775507719">
            <text:p>0.5180857755</text:p>
          </table:table-cell>
          <table:table-cell table:formula="of:=[.$AQ$3]*[.Z55]" office:value-type="float" office:value="0.00624293258638855">
            <text:p>0.0062429326</text:p>
          </table:table-cell>
          <table:table-cell table:number-columns-repeated="4"/>
          <table:table-cell table:style-name="ce24" table:formula="of:=[.P55]+[.$AM$2]*[.$AY$4]*[.K17]" office:value-type="float" office:value="-0.162138164574754">
            <text:p>-0.1621381646</text:p>
          </table:table-cell>
          <table:table-cell table:formula="of:=[.$AY$4]*[.P55]" office:value-type="float" office:value="-0.0128017117232756">
            <text:p>-0.0128017117</text:p>
          </table:table-cell>
          <table:table-cell table:number-columns-repeated="3"/>
          <table:table-cell table:formula="of:=[.F55]+[.$AM$2]*[.$BD$7]*[.A5]" office:value-type="float" office:value="2.94188855068215">
            <text:p>2.9418885507</text:p>
          </table:table-cell>
          <table:table-cell table:number-columns-repeated="966"/>
        </table:table-row>
        <table:table-row table:style-name="ro1">
          <table:table-cell/>
          <table:table-cell office:value-type="string">
            <text:p>link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0.54588699">
            <text:p>0.54588699</text:p>
          </table:table-cell>
          <table:table-cell table:formula="of:=[.F56]*[.A$6]" office:value-type="float" office:value="-0.272943495">
            <text:p>-0.272943495</text:p>
          </table:table-cell>
          <table:table-cell table:number-columns-repeated="4"/>
          <table:table-cell office:value-type="string">
            <text:p>link</text:p>
          </table:table-cell>
          <table:table-cell table:number-columns-repeated="2"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-2.0022368">
            <text:p>-2.0022368</text:p>
          </table:table-cell>
          <table:table-cell table:formula="of:=[.P56]*[.K$18]" office:value-type="float" office:value="-0.0011134554791608">
            <text:p>-0.0011134555</text:p>
          </table:table-cell>
          <table:table-cell table:number-columns-repeated="4"/>
          <table:table-cell office:value-type="string">
            <text:p>link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0.37410045">
            <text:p>0.37410045</text:p>
          </table:table-cell>
          <table:table-cell table:formula="of:=[.Z56]*[.U$25]" office:value-type="float" office:value="0.0000763205308721704">
            <text:p>7.63205308721704E-005</text:p>
          </table:table-cell>
          <table:table-cell table:number-columns-repeated="19"/>
          <table:table-cell table:style-name="ce24" table:formula="of:=[.Z56]+[.$AM$2]*[.$AQ$3]*[.U25]" office:value-type="float" office:value="0.374101692044072">
            <text:p>0.3741016920</text:p>
          </table:table-cell>
          <table:table-cell table:formula="of:=[.$AQ$3]*[.Z56]" office:value-type="float" office:value="0.00455514368576298">
            <text:p>0.0045551437</text:p>
          </table:table-cell>
          <table:table-cell table:number-columns-repeated="4"/>
          <table:table-cell table:style-name="ce24" table:formula="of:=[.P56]+[.$AM$2]*[.$AY$4]*[.K18]" office:value-type="float" office:value="-2.00221484818417">
            <text:p>-2.0022148482</text:p>
          </table:table-cell>
          <table:table-cell table:formula="of:=[.$AY$4]*[.P56]" office:value-type="float" office:value="-0.15807328100375">
            <text:p>-0.158073281</text:p>
          </table:table-cell>
          <table:table-cell table:number-columns-repeated="3"/>
          <table:table-cell table:formula="of:=[.F56]+[.$AM$2]*[.$BD$7]*[.A6]" office:value-type="float" office:value="0.54585793931785">
            <text:p>0.5458579393</text:p>
          </table:table-cell>
          <table:table-cell table:number-columns-repeated="966"/>
        </table:table-row>
        <table:table-row table:style-name="ro1">
          <table:table-cell/>
          <table:table-cell office:value-type="string">
            <text:p>link</text:p>
          </table:table-cell>
          <table:table-cell office:value-type="float" office:value="1">
            <text:p>1</text:p>
          </table:table-cell>
          <table:table-cell table:number-columns-repeated="2" office:value-type="float" office:value="5">
            <text:p>5</text:p>
          </table:table-cell>
          <table:table-cell office:value-type="float" office:value="1.9852512">
            <text:p>1.9852512</text:p>
          </table:table-cell>
          <table:table-cell table:formula="of:=[.F57]*[.A$7]" office:value-type="float" office:value="-1.9852512">
            <text:p>-1.9852512</text:p>
          </table:table-cell>
          <table:table-cell table:number-columns-repeated="4"/>
          <table:table-cell office:value-type="string">
            <text:p>node</text:p>
          </table:table-cell>
          <table:table-cell table:number-columns-repeated="2" office:value-type="float" office:value="2">
            <text:p>2</text:p>
          </table:table-cell>
          <table:table-cell office:value-type="float" office:value="0.72681236">
            <text:p>0.72681236</text:p>
          </table:table-cell>
          <table:table-cell table:number-columns-repeated="2"/>
          <table:table-cell table:formula="of:=SUM([.Q40:.Q56])" office:value-type="float" office:value="1.22305732410131">
            <text:p>1.2230573241</text:p>
          </table:table-cell>
          <table:table-cell table:formula="of:=[.R57]+[.O57]" office:value-type="float" office:value="1.94986968410131">
            <text:p>1.9498696841</text:p>
          </table:table-cell>
          <table:table-cell table:formula="of:=1/(1+(EXP([.S57]*-1)))" office:value-type="float" office:value="0.875432431495315">
            <text:p>0.8754324315</text:p>
          </table:table-cell>
          <table:table-cell/>
          <table:table-cell office:value-type="string">
            <text:p>link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-1.4252515">
            <text:p>-1.4252515</text:p>
          </table:table-cell>
          <table:table-cell table:formula="of:=[.Z57]*[.U$26]" office:value-type="float" office:value="-0.162085611840566">
            <text:p>-0.1620856118</text:p>
          </table:table-cell>
          <table:table-cell table:number-columns-repeated="19"/>
          <table:table-cell table:style-name="ce24" table:formula="of:=[.Z57]+[.$AM$2]*[.$AQ$3]*[.U26]" office:value-type="float" office:value="-1.42455913227884">
            <text:p>-1.4245591323</text:p>
          </table:table-cell>
          <table:table-cell table:formula="of:=[.$AQ$3]*[.Z57]" office:value-type="float" office:value="-0.0173542303166147">
            <text:p>-0.0173542303</text:p>
          </table:table-cell>
          <table:table-cell table:number-columns-repeated="3"/>
          <table:table-cell table:style-name="ce22" table:formula="of:=[.O57]+([.$AY$4]*[.$AM$2])" office:value-type="float" office:value="0.766286532336596">
            <text:p>0.7662865323</text:p>
          </table:table-cell>
          <table:table-cell table:number-columns-repeated="5"/>
          <table:table-cell table:formula="of:=[.F57]+[.$AM$2]*[.$BD$7]*[.A7]" office:value-type="float" office:value="1.9851930986357">
            <text:p>1.9851930986</text:p>
          </table:table-cell>
          <table:table-cell table:number-columns-repeated="966"/>
        </table:table-row>
        <table:table-row table:style-name="ro1">
          <table:table-cell/>
          <table:table-cell office:value-type="string">
            <text:p>link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2.3180399">
            <text:p>2.3180399</text:p>
          </table:table-cell>
          <table:table-cell table:formula="of:=[.F58]*[.A$8]" office:value-type="float" office:value="-3.47705985">
            <text:p>-3.47705985</text:p>
          </table:table-cell>
          <table:table-cell table:number-columns-repeated="4"/>
          <table:table-cell office:value-type="string">
            <text:p>comment</text:p>
          </table:table-cell>
          <table:table-cell office:value-type="string">
            <text:p>TBD:node modifiers</text:p>
          </table:table-cell>
          <table:table-cell table:number-columns-repeated="8"/>
          <table:table-cell office:value-type="string">
            <text:p>link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0.15312672">
            <text:p>0.15312672</text:p>
          </table:table-cell>
          <table:table-cell table:formula="of:=[.Z58]*[.U$27]" office:value-type="float" office:value="0.0404520905975712">
            <text:p>0.0404520906</text:p>
          </table:table-cell>
          <table:table-cell table:number-columns-repeated="19"/>
          <table:table-cell table:style-name="ce24" table:formula="of:=[.Z58]+[.$AM$2]*[.$AQ$3]*[.U27]" office:value-type="float" office:value="0.154735045122294">
            <text:p>0.1547350451</text:p>
          </table:table-cell>
          <table:table-cell table:formula="of:=[.$AQ$3]*[.Z58]" office:value-type="float" office:value="0.00186451048569868">
            <text:p>0.0018645105</text:p>
          </table:table-cell>
          <table:table-cell table:number-columns-repeated="9"/>
          <table:table-cell table:formula="of:=[.F58]+[.$AM$2]*[.$BD$7]*[.A8]" office:value-type="float" office:value="2.31795274795355">
            <text:p>2.317952748</text:p>
          </table:table-cell>
          <table:table-cell table:number-columns-repeated="966"/>
        </table:table-row>
        <table:table-row table:style-name="ro1">
          <table:table-cell/>
          <table:table-cell office:value-type="string">
            <text:p>link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-1.7198396">
            <text:p>-1.7198396</text:p>
          </table:table-cell>
          <table:table-cell table:formula="of:=[.F59]*[.A$9]" office:value-type="float" office:value="2.1497995">
            <text:p>2.1497995</text:p>
          </table:table-cell>
          <table:table-cell table:number-columns-repeated="4"/>
          <table:table-cell office:value-type="string">
            <text:p>link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0.10896277">
            <text:p>0.10896277</text:p>
          </table:table-cell>
          <table:table-cell table:formula="of:=[.P59]*[.K$2]" office:value-type="float" office:value="0.101942480985682">
            <text:p>0.101942481</text:p>
          </table:table-cell>
          <table:table-cell table:number-columns-repeated="4"/>
          <table:table-cell office:value-type="string">
            <text:p>link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0.84978455">
            <text:p>0.84978455</text:p>
          </table:table-cell>
          <table:table-cell table:formula="of:=[.Z59]*[.U$28]" office:value-type="float" office:value="0.844323416555504">
            <text:p>0.8443234166</text:p>
          </table:table-cell>
          <table:table-cell table:number-columns-repeated="19"/>
          <table:table-cell table:style-name="ce24" table:formula="of:=[.Z59]+[.$AM$2]*[.$AQ$3]*[.U28]" office:value-type="float" office:value="0.855833553806607">
            <text:p>0.8558335538</text:p>
          </table:table-cell>
          <table:table-cell table:formula="of:=[.$AQ$3]*[.Z59]" office:value-type="float" office:value="0.0103471961265789">
            <text:p>0.0103471961</text:p>
          </table:table-cell>
          <table:table-cell table:number-columns-repeated="4"/>
          <table:table-cell table:style-name="ce24" table:formula="of:=[.P59]+[.$AM$2]*[.$AY$5]*[.K2]" office:value-type="float" office:value="0.0939328744935639">
            <text:p>0.0939328745</text:p>
          </table:table-cell>
          <table:table-cell table:formula="of:=[.$AY$5]*[.P59]" office:value-type="float" office:value="-0.0035009590287183">
            <text:p>-0.003500959</text:p>
          </table:table-cell>
          <table:table-cell table:number-columns-repeated="3"/>
          <table:table-cell table:formula="of:=[.F59]+[.$AM$2]*[.$BD$7]*[.A9]" office:value-type="float" office:value="-1.71991222670538">
            <text:p>-1.7199122267</text:p>
          </table:table-cell>
          <table:table-cell table:number-columns-repeated="966"/>
        </table:table-row>
        <table:table-row table:style-name="ro1">
          <table:table-cell/>
          <table:table-cell office:value-type="string">
            <text:p>node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.0448704">
            <text:p>3.0448704</text:p>
          </table:table-cell>
          <table:table-cell table:number-columns-repeated="2"/>
          <table:table-cell table:formula="of:=SUM([.G52:.G59])" office:value-type="float" office:value="2.64277338">
            <text:p>2.64277338</text:p>
          </table:table-cell>
          <table:table-cell table:formula="of:=[.H60]+[.E60]" office:value-type="float" office:value="5.68764378">
            <text:p>5.68764378</text:p>
          </table:table-cell>
          <table:table-cell table:formula="of:=1/(1+(EXP([.I60]*-1)))" office:value-type="float" office:value="0.996623871433732">
            <text:p>0.9966238714</text:p>
          </table:table-cell>
          <table:table-cell/>
          <table:table-cell office:value-type="string">
            <text:p>link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-1.1712909">
            <text:p>-1.1712909</text:p>
          </table:table-cell>
          <table:table-cell table:formula="of:=[.P60]*[.K$3]" office:value-type="float" office:value="-0.237592819616674">
            <text:p>-0.2375928196</text:p>
          </table:table-cell>
          <table:table-cell table:number-columns-repeated="4"/>
          <table:table-cell office:value-type="string">
            <text:p>link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0.1294179">
            <text:p>0.1294179</text:p>
          </table:table-cell>
          <table:table-cell table:formula="of:=[.Z60]*[.U$29]" office:value-type="float" office:value="0.00542368680865638">
            <text:p>0.0054236868</text:p>
          </table:table-cell>
          <table:table-cell table:number-columns-repeated="19"/>
          <table:table-cell table:style-name="ce24" table:formula="of:=[.Z60]+[.$AM$2]*[.$AQ$3]*[.U29]" office:value-type="float" office:value="0.129673043265262">
            <text:p>0.1296730433</text:p>
          </table:table-cell>
          <table:table-cell table:formula="of:=[.$AQ$3]*[.Z60]" office:value-type="float" office:value="0.00157582577088508">
            <text:p>0.0015758258</text:p>
          </table:table-cell>
          <table:table-cell table:number-columns-repeated="4"/>
          <table:table-cell table:style-name="ce24" table:formula="of:=[.P60]+[.$AM$2]*[.$AY$5]*[.K3]" office:value-type="float" office:value="-1.17454962295488">
            <text:p>-1.1745496230</text:p>
          </table:table-cell>
          <table:table-cell table:formula="of:=[.$AY$5]*[.P60]" office:value-type="float" office:value="0.0376334178326284">
            <text:p>0.0376334178</text:p>
          </table:table-cell>
          <table:table-cell table:number-columns-repeated="2"/>
          <table:table-cell table:style-name="ce22" table:formula="of:=[.E60]+([.$BD$7]*[.$AM$2])" office:value-type="float" office:value="3.0449285013643">
            <text:p>3.0449285014</text:p>
          </table:table-cell>
          <table:table-cell table:style-name="Default"/>
          <table:table-cell table:number-columns-repeated="966"/>
        </table:table-row>
        <table:table-row table:style-name="ro1">
          <table:table-cell/>
          <table:table-cell office:value-type="string">
            <text:p>comment</text:p>
          </table:table-cell>
          <table:table-cell office:value-type="string">
            <text:p>TBD:node modifiers</text:p>
          </table:table-cell>
          <table:table-cell table:number-columns-repeated="8"/>
          <table:table-cell office:value-type="string">
            <text:p>link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12091565">
            <text:p>0.12091565</text:p>
          </table:table-cell>
          <table:table-cell table:formula="of:=[.P61]*[.K$4]" office:value-type="float" office:value="0.11285822585808">
            <text:p>0.1128582259</text:p>
          </table:table-cell>
          <table:table-cell table:number-columns-repeated="4"/>
          <table:table-cell office:value-type="string">
            <text:p>link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float" office:value="-0.92126226">
            <text:p>-0.92126226</text:p>
          </table:table-cell>
          <table:table-cell table:formula="of:=[.Z61]*[.U$30]" office:value-type="float" office:value="-0.89028940642876">
            <text:p>-0.8902894064</text:p>
          </table:table-cell>
          <table:table-cell table:number-columns-repeated="19"/>
          <table:table-cell table:style-name="ce24" table:formula="of:=[.Z61]+[.$AM$2]*[.$AQ$3]*[.U30]" office:value-type="float" office:value="-0.915378813890796">
            <text:p>-0.9153788139</text:p>
          </table:table-cell>
          <table:table-cell table:formula="of:=[.$AQ$3]*[.Z61]" office:value-type="float" office:value="-0.0112175271817255">
            <text:p>-0.0112175272</text:p>
          </table:table-cell>
          <table:table-cell table:number-columns-repeated="4"/>
          <table:table-cell table:style-name="ce24" table:formula="of:=[.P61]+[.$AM$2]*[.$AY$5]*[.K4]" office:value-type="float" office:value="0.105921232414863">
            <text:p>0.1059212324</text:p>
          </table:table-cell>
          <table:table-cell table:formula="of:=[.$AY$5]*[.P61]" office:value-type="float" office:value="-0.00388500344274326">
            <text:p>-0.0038850034</text:p>
          </table:table-cell>
          <table:table-cell table:number-columns-repeated="3"/>
          <table:table-cell table:style-name="Default"/>
          <table:table-cell table:number-columns-repeated="966"/>
        </table:table-row>
        <table:table-row table:style-name="ro1">
          <table:table-cell/>
          <table:table-cell office:value-type="string">
            <text:p>link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-1.1489334">
            <text:p>-1.1489334</text:p>
          </table:table-cell>
          <table:table-cell table:formula="of:=[.F62]*[.A$2]" office:value-type="float" office:value="-1.43616675">
            <text:p>-1.43616675</text:p>
          </table:table-cell>
          <table:table-cell table:number-columns-repeated="4"/>
          <table:table-cell office:value-type="string">
            <text:p>link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0.10606503">
            <text:p>0.10606503</text:p>
          </table:table-cell>
          <table:table-cell table:formula="of:=[.P62]*[.K$5]" office:value-type="float" office:value="0.000353437198162389">
            <text:p>0.0003534372</text:p>
          </table:table-cell>
          <table:table-cell table:number-columns-repeated="4"/>
          <table:table-cell office:value-type="string">
            <text:p>node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-8.7805786">
            <text:p>-8.7805786</text:p>
          </table:table-cell>
          <table:table-cell table:number-columns-repeated="2"/>
          <table:table-cell table:formula="of:=SUM([.AA33:.AA61])" office:value-type="float" office:value="4.41000978970648">
            <text:p>4.4100097897</text:p>
          </table:table-cell>
          <table:table-cell table:formula="of:=[.AB62]+[.Y62]" office:value-type="float" office:value="-4.37056881029352">
            <text:p>-4.3705688103</text:p>
          </table:table-cell>
          <table:table-cell table:style-name="ce2" table:formula="of:=1/(1+(EXP([.AC62]*-1)))" office:value-type="float" office:value="0.0124861707355131">
            <text:p>0.0124861707</text:p>
          </table:table-cell>
          <table:table-cell table:number-columns-repeated="15"/>
          <table:table-cell table:style-name="ce22" table:formula="of:=[.Y62]+([.$AQ$3]*[.$AM$2])" office:value-type="float" office:value="-8.77449047088152">
            <text:p>-8.7744904709</text:p>
          </table:table-cell>
          <table:table-cell table:number-columns-repeated="6"/>
          <table:table-cell table:style-name="ce24" table:formula="of:=[.P62]+[.$AM$2]*[.$AY$5]*[.K5]" office:value-type="float" office:value="0.106011497326395">
            <text:p>0.1060114973</text:p>
          </table:table-cell>
          <table:table-cell table:formula="of:=[.$AY$5]*[.P62]" office:value-type="float" office:value="-0.00340785503534627">
            <text:p>-0.003407855</text:p>
          </table:table-cell>
          <table:table-cell table:number-columns-repeated="3"/>
          <table:table-cell table:formula="of:=[.F62]+[.$AM$2]*[.$BD$8]*[.A2]" office:value-type="float" office:value="-1.14753367322801">
            <text:p>-1.1475336732</text:p>
          </table:table-cell>
          <table:table-cell table:number-columns-repeated="966"/>
        </table:table-row>
        <table:table-row table:style-name="ro1">
          <table:table-cell/>
          <table:table-cell office:value-type="string">
            <text:p>link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.6989968">
            <text:p>2.6989968</text:p>
          </table:table-cell>
          <table:table-cell table:formula="of:=[.F63]*[.A$3]" office:value-type="float" office:value="4.0484952">
            <text:p>4.0484952</text:p>
          </table:table-cell>
          <table:table-cell table:number-columns-repeated="4"/>
          <table:table-cell office:value-type="string">
            <text:p>link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-0.49514675">
            <text:p>-0.49514675</text:p>
          </table:table-cell>
          <table:table-cell table:formula="of:=[.P63]*[.K$6]" office:value-type="float" office:value="-0.000049940290414317">
            <text:p>-4.9940290414317E-005</text:p>
          </table:table-cell>
          <table:table-cell table:number-columns-repeated="4"/>
          <table:table-cell office:value-type="string">
            <text:p>comment</text:p>
          </table:table-cell>
          <table:table-cell office:value-type="string">
            <text:p>TBD:node modifiers</text:p>
          </table:table-cell>
          <table:table-cell table:number-columns-repeated="29"/>
          <table:table-cell table:style-name="ce24" table:formula="of:=[.P63]+[.$AM$2]*[.$AY$5]*[.K6]" office:value-type="float" office:value="-0.495148370302224">
            <text:p>-0.4951483703</text:p>
          </table:table-cell>
          <table:table-cell table:formula="of:=[.$AY$5]*[.P63]" office:value-type="float" office:value="0.0159089979536407">
            <text:p>0.015908998</text:p>
          </table:table-cell>
          <table:table-cell table:number-columns-repeated="3"/>
          <table:table-cell table:formula="of:=[.F63]+[.$AM$2]*[.$BD$8]*[.A3]" office:value-type="float" office:value="2.70067647212639">
            <text:p>2.7006764721</text:p>
          </table:table-cell>
          <table:table-cell table:number-columns-repeated="966"/>
        </table:table-row>
        <table:table-row table:style-name="ro1">
          <table:table-cell/>
          <table:table-cell office:value-type="string">
            <text:p>link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2.5834355">
            <text:p>2.5834355</text:p>
          </table:table-cell>
          <table:table-cell table:formula="of:=[.F64]*[.A$4]" office:value-type="float" office:value="2.5834355">
            <text:p>2.5834355</text:p>
          </table:table-cell>
          <table:table-cell table:number-columns-repeated="4"/>
          <table:table-cell office:value-type="string">
            <text:p>link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-0.41770744">
            <text:p>-0.41770744</text:p>
          </table:table-cell>
          <table:table-cell table:formula="of:=[.P64]*[.K$7]" office:value-type="float" office:value="-0.416297205979473">
            <text:p>-0.416297206</text:p>
          </table:table-cell>
          <table:table-cell table:number-columns-repeated="4"/>
          <table:table-cell office:value-type="string">
            <text:p>link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-0.29520035">
            <text:p>-0.29520035</text:p>
          </table:table-cell>
          <table:table-cell table:formula="of:=[.Z64]*[.U$2]" office:value-type="float" office:value="-0.00626956113626002">
            <text:p>-0.0062695611</text:p>
          </table:table-cell>
          <table:table-cell table:number-columns-repeated="19"/>
          <table:table-cell table:style-name="ce24" table:formula="of:=[.Z64]+[.$AM$2]*[.$AQ$4]*[.U2]" office:value-type="float" office:value="-0.295200536085278">
            <text:p>-0.2952005361</text:p>
          </table:table-cell>
          <table:table-cell table:style-name="ce17" table:formula="of:=[.$AQ$4]*[.Z64]" office:value-type="float" office:value="0.00000517295386861612">
            <text:p>0.0000051729539</text:p>
          </table:table-cell>
          <table:table-cell table:number-columns-repeated="4"/>
          <table:table-cell table:style-name="ce24" table:formula="of:=[.P64]+[.$AM$2]*[.$AY$5]*[.K7]" office:value-type="float" office:value="-0.43371813494164">
            <text:p>-0.4337181349</text:p>
          </table:table-cell>
          <table:table-cell table:formula="of:=[.$AY$5]*[.P64]" office:value-type="float" office:value="0.0134208834212897">
            <text:p>0.0134208834</text:p>
          </table:table-cell>
          <table:table-cell table:number-columns-repeated="3"/>
          <table:table-cell table:formula="of:=[.F64]+[.$AM$2]*[.$BD$8]*[.A4]" office:value-type="float" office:value="2.58455528141759">
            <text:p>2.5845552814</text:p>
          </table:table-cell>
          <table:table-cell table:number-columns-repeated="966"/>
        </table:table-row>
        <table:table-row table:style-name="ro1">
          <table:table-cell/>
          <table:table-cell office:value-type="string">
            <text:p>link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0.80220127">
            <text:p>0.80220127</text:p>
          </table:table-cell>
          <table:table-cell table:formula="of:=[.F65]*[.A$5]" office:value-type="float" office:value="0.401100635">
            <text:p>0.401100635</text:p>
          </table:table-cell>
          <table:table-cell table:number-columns-repeated="4"/>
          <table:table-cell office:value-type="string">
            <text:p>link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-1.3298512">
            <text:p>-1.3298512</text:p>
          </table:table-cell>
          <table:table-cell table:formula="of:=[.P65]*[.K$8]" office:value-type="float" office:value="-1.29977133894586">
            <text:p>-1.2997713389</text:p>
          </table:table-cell>
          <table:table-cell table:number-columns-repeated="4"/>
          <table:table-cell office:value-type="string">
            <text:p>link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5131495">
            <text:p>0.55131495</text:p>
          </table:table-cell>
          <table:table-cell table:formula="of:=[.Z65]*[.U$3]" office:value-type="float" office:value="0.154375892483344">
            <text:p>0.1543758925</text:p>
          </table:table-cell>
          <table:table-cell table:number-columns-repeated="19"/>
          <table:table-cell table:style-name="ce24" table:formula="of:=[.Z65]+[.$AM$2]*[.$AQ$4]*[.U3]" office:value-type="float" office:value="0.551312496582528">
            <text:p>0.5513124966</text:p>
          </table:table-cell>
          <table:table-cell table:style-name="ce17" table:formula="of:=[.$AQ$4]*[.Z65]" office:value-type="float" office:value="-0.00000966098720217778">
            <text:p>-0.0000096609872</text:p>
          </table:table-cell>
          <table:table-cell table:number-columns-repeated="4"/>
          <table:table-cell table:style-name="ce24" table:formula="of:=[.P65]+[.$AM$2]*[.$AY$5]*[.K8]" office:value-type="float" office:value="-1.34555276003871">
            <text:p>-1.3455527600</text:p>
          </table:table-cell>
          <table:table-cell table:formula="of:=[.$AY$5]*[.P65]" office:value-type="float" office:value="0.0427279387766286">
            <text:p>0.0427279388</text:p>
          </table:table-cell>
          <table:table-cell table:number-columns-repeated="3"/>
          <table:table-cell table:formula="of:=[.F65]+[.$AM$2]*[.$BD$8]*[.A5]" office:value-type="float" office:value="0.802761160708795">
            <text:p>0.8027611607</text:p>
          </table:table-cell>
          <table:table-cell table:number-columns-repeated="966"/>
        </table:table-row>
        <table:table-row table:style-name="ro1">
          <table:table-cell/>
          <table:table-cell office:value-type="string">
            <text:p>link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1.7865425">
            <text:p>1.7865425</text:p>
          </table:table-cell>
          <table:table-cell table:formula="of:=[.F66]*[.A$6]" office:value-type="float" office:value="-0.89327125">
            <text:p>-0.89327125</text:p>
          </table:table-cell>
          <table:table-cell table:number-columns-repeated="4"/>
          <table:table-cell office:value-type="string">
            <text:p>link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1.5573456">
            <text:p>1.5573456</text:p>
          </table:table-cell>
          <table:table-cell table:formula="of:=[.P66]*[.K$9]" office:value-type="float" office:value="0.0344272225017547">
            <text:p>0.0344272225</text:p>
          </table:table-cell>
          <table:table-cell table:number-columns-repeated="4"/>
          <table:table-cell office:value-type="string">
            <text:p>link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-0.9431622">
            <text:p>-0.9431622</text:p>
          </table:table-cell>
          <table:table-cell table:formula="of:=[.Z66]*[.U$4]" office:value-type="float" office:value="-0.82567477804047">
            <text:p>-0.825674778</text:p>
          </table:table-cell>
          <table:table-cell table:number-columns-repeated="19"/>
          <table:table-cell table:style-name="ce24" table:formula="of:=[.Z66]+[.$AM$2]*[.$AQ$4]*[.U4]" office:value-type="float" office:value="-0.943169870335728">
            <text:p>-0.9431698703</text:p>
          </table:table-cell>
          <table:table-cell table:style-name="ce17" table:formula="of:=[.$AQ$4]*[.Z66]" office:value-type="float" office:value="0.0000165275364721705">
            <text:p>0.0000165275365</text:p>
          </table:table-cell>
          <table:table-cell table:number-columns-repeated="4"/>
          <table:table-cell table:style-name="ce24" table:formula="of:=[.P66]+[.$AM$2]*[.$AY$5]*[.K9]" office:value-type="float" office:value="1.55699046303108">
            <text:p>1.5569904630</text:p>
          </table:table-cell>
          <table:table-cell table:formula="of:=[.$AY$5]*[.P66]" office:value-type="float" office:value="-0.0500373030086764">
            <text:p>-0.050037303</text:p>
          </table:table-cell>
          <table:table-cell table:number-columns-repeated="3"/>
          <table:table-cell table:formula="of:=[.F66]+[.$AM$2]*[.$BD$8]*[.A6]" office:value-type="float" office:value="1.7859826092912">
            <text:p>1.7859826093</text:p>
          </table:table-cell>
          <table:table-cell table:number-columns-repeated="966"/>
        </table:table-row>
        <table:table-row table:style-name="ro1">
          <table:table-cell/>
          <table:table-cell office:value-type="string">
            <text:p>link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0.20674348">
            <text:p>0.20674348</text:p>
          </table:table-cell>
          <table:table-cell table:formula="of:=[.F67]*[.A$7]" office:value-type="float" office:value="-0.20674348">
            <text:p>-0.20674348</text:p>
          </table:table-cell>
          <table:table-cell table:number-columns-repeated="4"/>
          <table:table-cell office:value-type="string">
            <text:p>link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1.4879705">
            <text:p>1.4879705</text:p>
          </table:table-cell>
          <table:table-cell table:formula="of:=[.P67]*[.K$10]" office:value-type="float" office:value="0.00913238943640995">
            <text:p>0.0091323894</text:p>
          </table:table-cell>
          <table:table-cell table:number-columns-repeated="4"/>
          <table:table-cell office:value-type="string">
            <text:p>link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.95300287">
            <text:p>0.95300287</text:p>
          </table:table-cell>
          <table:table-cell table:formula="of:=[.Z67]*[.U$5]" office:value-type="float" office:value="0.915503253600454">
            <text:p>0.9155032536</text:p>
          </table:table-cell>
          <table:table-cell table:number-columns-repeated="19"/>
          <table:table-cell table:style-name="ce24" table:formula="of:=[.Z67]+[.$AM$2]*[.$AQ$4]*[.U5]" office:value-type="float" office:value="0.952994452998099">
            <text:p>0.9529944530</text:p>
          </table:table-cell>
          <table:table-cell table:style-name="ce17" table:formula="of:=[.$AQ$4]*[.Z67]" office:value-type="float" office:value="-0.0000166999798041187">
            <text:p>-0.0000166999798</text:p>
          </table:table-cell>
          <table:table-cell table:number-columns-repeated="4"/>
          <table:table-cell table:style-name="ce24" table:formula="of:=[.P67]+[.$AM$2]*[.$AY$5]*[.K10]" office:value-type="float" office:value="1.48787190179709">
            <text:p>1.4878719018</text:p>
          </table:table-cell>
          <table:table-cell table:formula="of:=[.$AY$5]*[.P67]" office:value-type="float" office:value="-0.0478082904504124">
            <text:p>-0.0478082905</text:p>
          </table:table-cell>
          <table:table-cell table:number-columns-repeated="3"/>
          <table:table-cell table:formula="of:=[.F67]+[.$AM$2]*[.$BD$8]*[.A7]" office:value-type="float" office:value="0.205623698582409">
            <text:p>0.2056236986</text:p>
          </table:table-cell>
          <table:table-cell table:number-columns-repeated="966"/>
        </table:table-row>
        <table:table-row table:style-name="ro1">
          <table:table-cell/>
          <table:table-cell office:value-type="string">
            <text:p>link</text:p>
          </table:table-cell>
          <table:table-cell office:value-type="float" office:value="1">
            <text:p>1</text:p>
          </table:table-cell>
          <table:table-cell table:number-columns-repeated="2" office:value-type="float" office:value="6">
            <text:p>6</text:p>
          </table:table-cell>
          <table:table-cell office:value-type="float" office:value="1.418988">
            <text:p>1.418988</text:p>
          </table:table-cell>
          <table:table-cell table:formula="of:=[.F68]*[.A$8]" office:value-type="float" office:value="-2.128482">
            <text:p>-2.128482</text:p>
          </table:table-cell>
          <table:table-cell table:number-columns-repeated="4"/>
          <table:table-cell office:value-type="string">
            <text:p>link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-0.24589014">
            <text:p>-0.24589014</text:p>
          </table:table-cell>
          <table:table-cell table:formula="of:=[.P68]*[.K$11]" office:value-type="float" office:value="-0.000180334551173748">
            <text:p>-0.0001803346</text:p>
          </table:table-cell>
          <table:table-cell table:number-columns-repeated="4"/>
          <table:table-cell office:value-type="string">
            <text:p>link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.2004399">
            <text:p>1.2004399</text:p>
          </table:table-cell>
          <table:table-cell table:formula="of:=[.Z68]*[.U$6]" office:value-type="float" office:value="1.00629378473079">
            <text:p>1.0062937847</text:p>
          </table:table-cell>
          <table:table-cell table:number-columns-repeated="19"/>
          <table:table-cell table:style-name="ce24" table:formula="of:=[.Z68]+[.$AM$2]*[.$AQ$4]*[.U6]" office:value-type="float" office:value="1.20043255526535">
            <text:p>1.2004325553</text:p>
          </table:table-cell>
          <table:table-cell table:style-name="ce17" table:formula="of:=[.$AQ$4]*[.Z68]" office:value-type="float" office:value="-0.0000210359514300919">
            <text:p>-0.0000210359514</text:p>
          </table:table-cell>
          <table:table-cell table:number-columns-repeated="4"/>
          <table:table-cell table:style-name="ce24" table:formula="of:=[.P68]+[.$AM$2]*[.$AY$5]*[.K11]" office:value-type="float" office:value="-0.245901921937825">
            <text:p>-0.2459019219</text:p>
          </table:table-cell>
          <table:table-cell table:formula="of:=[.$AY$5]*[.P68]" office:value-type="float" office:value="0.00790041686445569">
            <text:p>0.0079004169</text:p>
          </table:table-cell>
          <table:table-cell table:number-columns-repeated="3"/>
          <table:table-cell table:formula="of:=[.F68]+[.$AM$2]*[.$BD$8]*[.A8]" office:value-type="float" office:value="1.41730832787361">
            <text:p>1.4173083279</text:p>
          </table:table-cell>
          <table:table-cell table:number-columns-repeated="966"/>
        </table:table-row>
        <table:table-row table:style-name="ro1">
          <table:table-cell/>
          <table:table-cell office:value-type="string">
            <text:p>link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2.7856712">
            <text:p>2.7856712</text:p>
          </table:table-cell>
          <table:table-cell table:formula="of:=[.F69]*[.A$9]" office:value-type="float" office:value="-3.482089">
            <text:p>-3.482089</text:p>
          </table:table-cell>
          <table:table-cell table:number-columns-repeated="4"/>
          <table:table-cell office:value-type="string">
            <text:p>link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-1.0983722">
            <text:p>-1.0983722</text:p>
          </table:table-cell>
          <table:table-cell table:formula="of:=[.P69]*[.K$12]" office:value-type="float" office:value="-0.294069202705153">
            <text:p>-0.2940692027</text:p>
          </table:table-cell>
          <table:table-cell table:number-columns-repeated="4"/>
          <table:table-cell office:value-type="string">
            <text:p>link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.1970588">
            <text:p>1.1970588</text:p>
          </table:table-cell>
          <table:table-cell table:formula="of:=[.Z69]*[.U$7]" office:value-type="float" office:value="0.260743269129615">
            <text:p>0.2607432691</text:p>
          </table:table-cell>
          <table:table-cell table:number-columns-repeated="19"/>
          <table:table-cell table:style-name="ce24" table:formula="of:=[.Z69]+[.$AM$2]*[.$AQ$4]*[.U7]" office:value-type="float" office:value="1.1970568915123">
            <text:p>1.1970568915</text:p>
          </table:table-cell>
          <table:table-cell table:style-name="ce17" table:formula="of:=[.$AQ$4]*[.Z69]" office:value-type="float" office:value="-0.000020976702603574">
            <text:p>-0.0000209767026</text:p>
          </table:table-cell>
          <table:table-cell table:number-columns-repeated="4"/>
          <table:table-cell table:style-name="ce24" table:formula="of:=[.P69]+[.$AM$2]*[.$AY$5]*[.K12]" office:value-type="float" office:value="-1.10267329375394">
            <text:p>-1.1026732938</text:p>
          </table:table-cell>
          <table:table-cell table:formula="of:=[.$AY$5]*[.P69]" office:value-type="float" office:value="0.0352905498867474">
            <text:p>0.0352905499</text:p>
          </table:table-cell>
          <table:table-cell table:number-columns-repeated="3"/>
          <table:table-cell table:formula="of:=[.F69]+[.$AM$2]*[.$BD$8]*[.A9]" office:value-type="float" office:value="2.78427147322801">
            <text:p>2.7842714732</text:p>
          </table:table-cell>
          <table:table-cell table:number-columns-repeated="966"/>
        </table:table-row>
        <table:table-row table:style-name="ro1">
          <table:table-cell/>
          <table:table-cell office:value-type="string">
            <text:p>node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4.8798089">
            <text:p>4.8798089</text:p>
          </table:table-cell>
          <table:table-cell table:number-columns-repeated="2"/>
          <table:table-cell table:formula="of:=SUM([.G62:.G69])" office:value-type="float" office:value="-1.113721145">
            <text:p>-1.113721145</text:p>
          </table:table-cell>
          <table:table-cell table:formula="of:=[.H70]+[.E70]" office:value-type="float" office:value="3.766087755">
            <text:p>3.766087755</text:p>
          </table:table-cell>
          <table:table-cell table:formula="of:=1/(1+(EXP([.I70]*-1)))" office:value-type="float" office:value="0.977381032513912">
            <text:p>0.9773810325</text:p>
          </table:table-cell>
          <table:table-cell/>
          <table:table-cell office:value-type="string">
            <text:p>link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1.7078547">
            <text:p>1.7078547</text:p>
          </table:table-cell>
          <table:table-cell table:formula="of:=[.P70]*[.K$13]" office:value-type="float" office:value="1.69984088080244">
            <text:p>1.6998408808</text:p>
          </table:table-cell>
          <table:table-cell table:number-columns-repeated="4"/>
          <table:table-cell office:value-type="string">
            <text:p>link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-0.1969713">
            <text:p>-0.1969713</text:p>
          </table:table-cell>
          <table:table-cell table:formula="of:=[.Z70]*[.U$8]" office:value-type="float" office:value="-0.187856700890281">
            <text:p>-0.1878567009</text:p>
          </table:table-cell>
          <table:table-cell table:number-columns-repeated="19"/>
          <table:table-cell table:style-name="ce24" table:formula="of:=[.Z70]+[.$AM$2]*[.$AQ$4]*[.U8]" office:value-type="float" office:value="-0.19697965632806">
            <text:p>-0.1969796563</text:p>
          </table:table-cell>
          <table:table-cell table:style-name="ce17" table:formula="of:=[.$AQ$4]*[.Z70]" office:value-type="float" office:value="0.00000345163360524927">
            <text:p>0.0000034516336</text:p>
          </table:table-cell>
          <table:table-cell table:number-columns-repeated="4"/>
          <table:table-cell table:style-name="ce24" table:formula="of:=[.P70]+[.$AM$2]*[.$AY$5]*[.K13]" office:value-type="float" office:value="1.69186514975791">
            <text:p>1.6918651498</text:p>
          </table:table-cell>
          <table:table-cell table:formula="of:=[.$AY$5]*[.P70]" office:value-type="float" office:value="-0.0548731399881261">
            <text:p>-0.05487314</text:p>
          </table:table-cell>
          <table:table-cell table:number-columns-repeated="2"/>
          <table:table-cell table:style-name="ce22" table:formula="of:=[.E70]+([.$BD$8]*[.$AM$2])" office:value-type="float" office:value="4.88092868141759">
            <text:p>4.8809286814</text:p>
          </table:table-cell>
          <table:table-cell table:style-name="Default"/>
          <table:table-cell table:number-columns-repeated="966"/>
        </table:table-row>
        <table:table-row table:style-name="ro1">
          <table:table-cell/>
          <table:table-cell office:value-type="string">
            <text:p>comment</text:p>
          </table:table-cell>
          <table:table-cell office:value-type="string">
            <text:p>TBD:node modifiers</text:p>
          </table:table-cell>
          <table:table-cell table:number-columns-repeated="8"/>
          <table:table-cell office:value-type="string">
            <text:p>link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1.9255133">
            <text:p>1.9255133</text:p>
          </table:table-cell>
          <table:table-cell table:formula="of:=[.P71]*[.K$14]" office:value-type="float" office:value="1.66770588282621">
            <text:p>1.6677058828</text:p>
          </table:table-cell>
          <table:table-cell table:number-columns-repeated="4"/>
          <table:table-cell office:value-type="string">
            <text:p>link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-0.1464864">
            <text:p>-0.1464864</text:p>
          </table:table-cell>
          <table:table-cell table:formula="of:=[.Z71]*[.U$9]" office:value-type="float" office:value="-0.00453936041244496">
            <text:p>-0.0045393604</text:p>
          </table:table-cell>
          <table:table-cell table:number-columns-repeated="19"/>
          <table:table-cell table:style-name="ce24" table:formula="of:=[.Z71]+[.$AM$2]*[.$AQ$4]*[.U9]" office:value-type="float" office:value="-0.146486671512045">
            <text:p>-0.1464866715</text:p>
          </table:table-cell>
          <table:table-cell table:style-name="ce17" table:formula="of:=[.$AQ$4]*[.Z71]" office:value-type="float" office:value="0.0000025669596583461">
            <text:p>0.0000025669597</text:p>
          </table:table-cell>
          <table:table-cell table:number-columns-repeated="4"/>
          <table:table-cell table:style-name="ce24" table:formula="of:=[.P71]+[.$AM$2]*[.$AY$5]*[.K14]" office:value-type="float" office:value="1.91159930523947">
            <text:p>1.9115993052</text:p>
          </table:table-cell>
          <table:table-cell table:formula="of:=[.$AY$5]*[.P71]" office:value-type="float" office:value="-0.06186648129955">
            <text:p>-0.0618664813</text:p>
          </table:table-cell>
          <table:table-cell table:number-columns-repeated="3"/>
          <table:table-cell table:style-name="Default"/>
          <table:table-cell table:number-columns-repeated="966"/>
        </table:table-row>
        <table:table-row table:style-name="ro1">
          <table:table-cell/>
          <table:table-cell office:value-type="string">
            <text:p>link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-2.5493093">
            <text:p>-2.5493093</text:p>
          </table:table-cell>
          <table:table-cell table:formula="of:=[.F72]*[.A$2]" office:value-type="float" office:value="-3.186636625">
            <text:p>-3.186636625</text:p>
          </table:table-cell>
          <table:table-cell table:number-columns-repeated="4"/>
          <table:table-cell office:value-type="string">
            <text:p>link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-1.4599302">
            <text:p>-1.4599302</text:p>
          </table:table-cell>
          <table:table-cell table:formula="of:=[.P72]*[.K$15]" office:value-type="float" office:value="-0.00000302201894949484">
            <text:p>-0.000003022</text:p>
          </table:table-cell>
          <table:table-cell table:number-columns-repeated="4"/>
          <table:table-cell office:value-type="string">
            <text:p>link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0.53493643">
            <text:p>0.53493643</text:p>
          </table:table-cell>
          <table:table-cell table:formula="of:=[.Z72]*[.U$10]" office:value-type="float" office:value="0.534856616300538">
            <text:p>0.5348566163</text:p>
          </table:table-cell>
          <table:table-cell table:number-columns-repeated="19"/>
          <table:table-cell table:style-name="ce24" table:formula="of:=[.Z72]+[.$AM$2]*[.$AQ$4]*[.U10]" office:value-type="float" office:value="0.534927669539431">
            <text:p>0.5349276695</text:p>
          </table:table-cell>
          <table:table-cell table:style-name="ce17" table:formula="of:=[.$AQ$4]*[.Z72]" office:value-type="float" office:value="-0.00000937397762242556">
            <text:p>-0.0000093739776</text:p>
          </table:table-cell>
          <table:table-cell table:number-columns-repeated="4"/>
          <table:table-cell table:style-name="ce24" table:formula="of:=[.P72]+[.$AM$2]*[.$AY$5]*[.K15]" office:value-type="float" office:value="-1.45993023325401">
            <text:p>-1.4599302333</text:p>
          </table:table-cell>
          <table:table-cell table:formula="of:=[.$AY$5]*[.P72]" office:value-type="float" office:value="0.0469073594126555">
            <text:p>0.0469073594</text:p>
          </table:table-cell>
          <table:table-cell table:number-columns-repeated="3"/>
          <table:table-cell table:formula="of:=[.F72]+[.$AM$2]*[.$BD$9]*[.A2]" office:value-type="float" office:value="-2.54427962574762">
            <text:p>-2.5442796257</text:p>
          </table:table-cell>
          <table:table-cell table:number-columns-repeated="966"/>
        </table:table-row>
        <table:table-row table:style-name="ro1">
          <table:table-cell/>
          <table:table-cell office:value-type="string">
            <text:p>link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.25413656">
            <text:p>0.25413656</text:p>
          </table:table-cell>
          <table:table-cell table:formula="of:=[.F73]*[.A$3]" office:value-type="float" office:value="0.38120484">
            <text:p>0.38120484</text:p>
          </table:table-cell>
          <table:table-cell table:number-columns-repeated="4"/>
          <table:table-cell office:value-type="string">
            <text:p>link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-1.1477358">
            <text:p>-1.1477358</text:p>
          </table:table-cell>
          <table:table-cell table:formula="of:=[.P73]*[.K$16]" office:value-type="float" office:value="-0.965718463799102">
            <text:p>-0.9657184638</text:p>
          </table:table-cell>
          <table:table-cell table:number-columns-repeated="4"/>
          <table:table-cell office:value-type="string">
            <text:p>link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0.70087814">
            <text:p>0.70087814</text:p>
          </table:table-cell>
          <table:table-cell table:formula="of:=[.Z73]*[.U$11]" office:value-type="float" office:value="0.391414095637955">
            <text:p>0.3914140956</text:p>
          </table:table-cell>
          <table:table-cell table:number-columns-repeated="19"/>
          <table:table-cell table:style-name="ce24" table:formula="of:=[.Z73]+[.$AM$2]*[.$AQ$4]*[.U11]" office:value-type="float" office:value="0.700873246882008">
            <text:p>0.7008732469</text:p>
          </table:table-cell>
          <table:table-cell table:style-name="ce17" table:formula="of:=[.$AQ$4]*[.Z73]" office:value-type="float" office:value="-0.0000122818630998963">
            <text:p>-0.0000122818631</text:p>
          </table:table-cell>
          <table:table-cell table:number-columns-repeated="4"/>
          <table:table-cell table:style-name="ce24" table:formula="of:=[.P73]+[.$AM$2]*[.$AY$5]*[.K16]" office:value-type="float" office:value="-1.16125302379211">
            <text:p>-1.1612530238</text:p>
          </table:table-cell>
          <table:table-cell table:formula="of:=[.$AY$5]*[.P73]" office:value-type="float" office:value="0.0368765956628417">
            <text:p>0.0368765957</text:p>
          </table:table-cell>
          <table:table-cell table:number-columns-repeated="3"/>
          <table:table-cell table:formula="of:=[.F73]+[.$AM$2]*[.$BD$9]*[.A3]" office:value-type="float" office:value="0.260172169102851">
            <text:p>0.2601721691</text:p>
          </table:table-cell>
          <table:table-cell table:number-columns-repeated="966"/>
        </table:table-row>
        <table:table-row table:style-name="ro1">
          <table:table-cell/>
          <table:table-cell office:value-type="string">
            <text:p>link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2.1775918">
            <text:p>2.1775918</text:p>
          </table:table-cell>
          <table:table-cell table:formula="of:=[.F74]*[.A$4]" office:value-type="float" office:value="2.1775918">
            <text:p>2.1775918</text:p>
          </table:table-cell>
          <table:table-cell table:number-columns-repeated="4"/>
          <table:table-cell office:value-type="string">
            <text:p>link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-0.92331123">
            <text:p>-0.92331123</text:p>
          </table:table-cell>
          <table:table-cell table:formula="of:=[.P74]*[.K$17]" office:value-type="float" office:value="-0.000347238384805026">
            <text:p>-0.0003472384</text:p>
          </table:table-cell>
          <table:table-cell table:number-columns-repeated="4"/>
          <table:table-cell office:value-type="string">
            <text:p>link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.129542">
            <text:p>1.129542</text:p>
          </table:table-cell>
          <table:table-cell table:formula="of:=[.Z74]*[.U$12]" office:value-type="float" office:value="0.155443771853846">
            <text:p>0.1554437719</text:p>
          </table:table-cell>
          <table:table-cell table:number-columns-repeated="19"/>
          <table:table-cell table:style-name="ce24" table:formula="of:=[.Z74]+[.$AM$2]*[.$AQ$4]*[.U12]" office:value-type="float" office:value="1.12954079423497">
            <text:p>1.1295407942</text:p>
          </table:table-cell>
          <table:table-cell table:style-name="ce17" table:formula="of:=[.$AQ$4]*[.Z74]" office:value-type="float" office:value="-0.0000197935695491702">
            <text:p>-0.0000197935695</text:p>
          </table:table-cell>
          <table:table-cell table:number-columns-repeated="4"/>
          <table:table-cell table:style-name="ce24" table:formula="of:=[.P74]+[.$AM$2]*[.$AY$5]*[.K17]" office:value-type="float" office:value="-0.923317271690964">
            <text:p>-0.9233172717</text:p>
          </table:table-cell>
          <table:table-cell table:formula="of:=[.$AY$5]*[.P74]" office:value-type="float" office:value="0.0296658646525368">
            <text:p>0.0296658647</text:p>
          </table:table-cell>
          <table:table-cell table:number-columns-repeated="3"/>
          <table:table-cell table:formula="of:=[.F74]+[.$AM$2]*[.$BD$9]*[.A4]" office:value-type="float" office:value="2.1816155394019">
            <text:p>2.1816155394</text:p>
          </table:table-cell>
          <table:table-cell table:number-columns-repeated="966"/>
        </table:table-row>
        <table:table-row table:style-name="ro1">
          <table:table-cell/>
          <table:table-cell office:value-type="string">
            <text:p>link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-1.4635386">
            <text:p>-1.4635386</text:p>
          </table:table-cell>
          <table:table-cell table:formula="of:=[.F75]*[.A$5]" office:value-type="float" office:value="-0.7317693">
            <text:p>-0.7317693</text:p>
          </table:table-cell>
          <table:table-cell table:number-columns-repeated="4"/>
          <table:table-cell office:value-type="string">
            <text:p>link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-1.2759063">
            <text:p>-1.2759063</text:p>
          </table:table-cell>
          <table:table-cell table:formula="of:=[.P75]*[.K$18]" office:value-type="float" office:value="-0.000709538882029731">
            <text:p>-0.0007095389</text:p>
          </table:table-cell>
          <table:table-cell table:number-columns-repeated="4"/>
          <table:table-cell office:value-type="string">
            <text:p>link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0.09649992">
            <text:p>0.09649992</text:p>
          </table:table-cell>
          <table:table-cell table:formula="of:=[.Z75]*[.U$13]" office:value-type="float" office:value="0.000629450194702041">
            <text:p>0.0006294502</text:p>
          </table:table-cell>
          <table:table-cell table:number-columns-repeated="19"/>
          <table:table-cell table:style-name="ce24" table:formula="of:=[.Z75]+[.$AM$2]*[.$AQ$4]*[.U13]" office:value-type="float" office:value="0.0964998628486938">
            <text:p>0.0964998628</text:p>
          </table:table-cell>
          <table:table-cell table:style-name="ce17" table:formula="of:=[.$AQ$4]*[.Z75]" office:value-type="float" office:value="-0.00000169101979210101">
            <text:p>-0.0000016910198</text:p>
          </table:table-cell>
          <table:table-cell table:number-columns-repeated="4"/>
          <table:table-cell table:style-name="ce24" table:formula="of:=[.P75]+[.$AM$2]*[.$AY$5]*[.K18]" office:value-type="float" office:value="-1.27591523380184">
            <text:p>-1.2759152338</text:p>
          </table:table-cell>
          <table:table-cell table:formula="of:=[.$AY$5]*[.P75]" office:value-type="float" office:value="0.0409946964525917">
            <text:p>0.0409946965</text:p>
          </table:table-cell>
          <table:table-cell table:number-columns-repeated="3"/>
          <table:table-cell table:formula="of:=[.F75]+[.$AM$2]*[.$BD$9]*[.A5]" office:value-type="float" office:value="-1.46152673029905">
            <text:p>-1.4615267303</text:p>
          </table:table-cell>
          <table:table-cell table:number-columns-repeated="966"/>
        </table:table-row>
        <table:table-row table:style-name="ro1">
          <table:table-cell/>
          <table:table-cell office:value-type="string">
            <text:p>link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-2.0761352">
            <text:p>-2.0761352</text:p>
          </table:table-cell>
          <table:table-cell table:formula="of:=[.F76]*[.A$6]" office:value-type="float" office:value="1.0380676">
            <text:p>1.0380676</text:p>
          </table:table-cell>
          <table:table-cell table:number-columns-repeated="4"/>
          <table:table-cell office:value-type="string">
            <text:p>node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.7836218">
            <text:p>2.7836218</text:p>
          </table:table-cell>
          <table:table-cell table:number-columns-repeated="2"/>
          <table:table-cell table:formula="of:=SUM([.Q59:.Q75])" office:value-type="float" office:value="0.411521414435097">
            <text:p>0.4115214144</text:p>
          </table:table-cell>
          <table:table-cell table:formula="of:=[.R76]+[.O76]" office:value-type="float" office:value="3.1951432144351">
            <text:p>3.1951432144</text:p>
          </table:table-cell>
          <table:table-cell table:formula="of:=1/(1+(EXP([.S76]*-1)))" office:value-type="float" office:value="0.960651098144598">
            <text:p>0.9606510981</text:p>
          </table:table-cell>
          <table:table-cell/>
          <table:table-cell office:value-type="string">
            <text:p>link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1.3252712">
            <text:p>1.3252712</text:p>
          </table:table-cell>
          <table:table-cell table:formula="of:=[.Z76]*[.U$14]" office:value-type="float" office:value="1.28885354913027">
            <text:p>1.2888535491</text:p>
          </table:table-cell>
          <table:table-cell table:number-columns-repeated="19"/>
          <table:table-cell table:style-name="ce24" table:formula="of:=[.Z76]+[.$AM$2]*[.$AQ$4]*[.U14]" office:value-type="float" office:value="1.32526267900024">
            <text:p>1.3252626790</text:p>
          </table:table-cell>
          <table:table-cell table:style-name="ce17" table:formula="of:=[.$AQ$4]*[.Z76]" office:value-type="float" office:value="-0.0000232234371707402">
            <text:p>-0.0000232234372</text:p>
          </table:table-cell>
          <table:table-cell table:number-columns-repeated="3"/>
          <table:table-cell table:style-name="ce22" table:formula="of:=[.O76]+([.$AY$5]*[.$AM$2])" office:value-type="float" office:value="2.76755686778178">
            <text:p>2.7675568678</text:p>
          </table:table-cell>
          <table:table-cell table:number-columns-repeated="5"/>
          <table:table-cell table:formula="of:=[.F76]+[.$AM$2]*[.$BD$9]*[.A6]" office:value-type="float" office:value="-2.07814706970095">
            <text:p>-2.0781470697</text:p>
          </table:table-cell>
          <table:table-cell table:number-columns-repeated="966"/>
        </table:table-row>
        <table:table-row table:style-name="ro1">
          <table:table-cell/>
          <table:table-cell office:value-type="string">
            <text:p>link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2.3900666">
            <text:p>2.3900666</text:p>
          </table:table-cell>
          <table:table-cell table:formula="of:=[.F77]*[.A$7]" office:value-type="float" office:value="-2.3900666">
            <text:p>-2.3900666</text:p>
          </table:table-cell>
          <table:table-cell table:number-columns-repeated="4"/>
          <table:table-cell office:value-type="string">
            <text:p>comment</text:p>
          </table:table-cell>
          <table:table-cell office:value-type="string">
            <text:p>TBD:node modifiers</text:p>
          </table:table-cell>
          <table:table-cell table:number-columns-repeated="8"/>
          <table:table-cell office:value-type="string">
            <text:p>link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-0.22551239">
            <text:p>-0.22551239</text:p>
          </table:table-cell>
          <table:table-cell table:formula="of:=[.Z77]*[.U$15]" office:value-type="float" office:value="-0.204561411557871">
            <text:p>-0.2045614116</text:p>
          </table:table-cell>
          <table:table-cell table:number-columns-repeated="19"/>
          <table:table-cell table:style-name="ce24" table:formula="of:=[.Z77]+[.$AM$2]*[.$AQ$4]*[.U15]" office:value-type="float" office:value="-0.225520337765522">
            <text:p>-0.2255203378</text:p>
          </table:table-cell>
          <table:table-cell table:style-name="ce17" table:formula="of:=[.$AQ$4]*[.Z77]" office:value-type="float" office:value="0.00000395177441446586">
            <text:p>0.0000039517744</text:p>
          </table:table-cell>
          <table:table-cell table:number-columns-repeated="9"/>
          <table:table-cell table:formula="of:=[.F77]+[.$AM$2]*[.$BD$9]*[.A7]" office:value-type="float" office:value="2.3860428605981">
            <text:p>2.3860428606</text:p>
          </table:table-cell>
          <table:table-cell table:number-columns-repeated="966"/>
        </table:table-row>
        <table:table-row table:style-name="ro1">
          <table:table-cell/>
          <table:table-cell office:value-type="string">
            <text:p>link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0.86024928">
            <text:p>0.86024928</text:p>
          </table:table-cell>
          <table:table-cell table:formula="of:=[.F78]*[.A$8]" office:value-type="float" office:value="-1.29037392">
            <text:p>-1.29037392</text:p>
          </table:table-cell>
          <table:table-cell table:number-columns-repeated="4"/>
          <table:table-cell office:value-type="string">
            <text:p>link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.1020156">
            <text:p>1.1020156</text:p>
          </table:table-cell>
          <table:table-cell table:formula="of:=[.P78]*[.K$2]" office:value-type="float" office:value="1.03101457818046">
            <text:p>1.0310145782</text:p>
          </table:table-cell>
          <table:table-cell table:number-columns-repeated="4"/>
          <table:table-cell office:value-type="string">
            <text:p>link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-1.1531465">
            <text:p>-1.1531465</text:p>
          </table:table-cell>
          <table:table-cell table:formula="of:=[.Z78]*[.U$16]" office:value-type="float" office:value="-0.0565969849606024">
            <text:p>-0.056596985</text:p>
          </table:table-cell>
          <table:table-cell table:number-columns-repeated="19"/>
          <table:table-cell table:style-name="ce24" table:formula="of:=[.Z78]+[.$AM$2]*[.$AQ$4]*[.U16]" office:value-type="float" office:value="-1.15314693003178">
            <text:p>-1.1531469300</text:p>
          </table:table-cell>
          <table:table-cell table:style-name="ce17" table:formula="of:=[.$AQ$4]*[.Z78]" office:value-type="float" office:value="0.0000202072038473401">
            <text:p>0.0000202072038</text:p>
          </table:table-cell>
          <table:table-cell table:number-columns-repeated="4"/>
          <table:table-cell table:style-name="ce24" table:formula="of:=[.P78]+[.$AM$2]*[.$AY$6]*[.K2]" office:value-type="float" office:value="1.05309580530188">
            <text:p>1.0530958053</text:p>
          </table:table-cell>
          <table:table-cell table:formula="of:=[.$AY$6]*[.P78]" office:value-type="float" office:value="-0.115245851241555">
            <text:p>-0.1152458512</text:p>
          </table:table-cell>
          <table:table-cell table:number-columns-repeated="3"/>
          <table:table-cell table:formula="of:=[.F78]+[.$AM$2]*[.$BD$9]*[.A8]" office:value-type="float" office:value="0.854213670897149">
            <text:p>0.8542136709</text:p>
          </table:table-cell>
          <table:table-cell table:number-columns-repeated="966"/>
        </table:table-row>
        <table:table-row table:style-name="ro1">
          <table:table-cell/>
          <table:table-cell office:value-type="string">
            <text:p>link</text:p>
          </table:table-cell>
          <table:table-cell office:value-type="float" office:value="1">
            <text:p>1</text:p>
          </table:table-cell>
          <table:table-cell table:number-columns-repeated="2" office:value-type="float" office:value="7">
            <text:p>7</text:p>
          </table:table-cell>
          <table:table-cell office:value-type="float" office:value="2.1406314">
            <text:p>2.1406314</text:p>
          </table:table-cell>
          <table:table-cell table:formula="of:=[.F79]*[.A$9]" office:value-type="float" office:value="-2.67578925">
            <text:p>-2.67578925</text:p>
          </table:table-cell>
          <table:table-cell table:number-columns-repeated="4"/>
          <table:table-cell office:value-type="string">
            <text:p>link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77455866">
            <text:p>0.77455866</text:p>
          </table:table-cell>
          <table:table-cell table:formula="of:=[.P79]*[.K$3]" office:value-type="float" office:value="0.157116883592208">
            <text:p>0.1571168836</text:p>
          </table:table-cell>
          <table:table-cell table:number-columns-repeated="4"/>
          <table:table-cell office:value-type="string">
            <text:p>link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-0.95269799">
            <text:p>-0.95269799</text:p>
          </table:table-cell>
          <table:table-cell table:formula="of:=[.Z79]*[.U$17]" office:value-type="float" office:value="-0.259272830830744">
            <text:p>-0.2592728308</text:p>
          </table:table-cell>
          <table:table-cell table:number-columns-repeated="19"/>
          <table:table-cell table:style-name="ce24" table:formula="of:=[.Z79]+[.$AM$2]*[.$AQ$4]*[.U17]" office:value-type="float" office:value="-0.952700374479002">
            <text:p>-0.9527003745</text:p>
          </table:table-cell>
          <table:table-cell table:style-name="ce17" table:formula="of:=[.$AQ$4]*[.Z79]" office:value-type="float" office:value="0.0000166946372285578">
            <text:p>0.0000166946372</text:p>
          </table:table-cell>
          <table:table-cell table:number-columns-repeated="4"/>
          <table:table-cell table:style-name="ce24" table:formula="of:=[.P79]+[.$AM$2]*[.$AY$6]*[.K3]" office:value-type="float" office:value="0.763952062112296">
            <text:p>0.7639520621</text:p>
          </table:table-cell>
          <table:table-cell table:formula="of:=[.$AY$6]*[.P79]" office:value-type="float" office:value="-0.081001278120036">
            <text:p>-0.0810012781</text:p>
          </table:table-cell>
          <table:table-cell table:number-columns-repeated="3"/>
          <table:table-cell table:formula="of:=[.F79]+[.$AM$2]*[.$BD$9]*[.A9]" office:value-type="float" office:value="2.13560172574762">
            <text:p>2.1356017257</text:p>
          </table:table-cell>
          <table:table-cell table:number-columns-repeated="966"/>
        </table:table-row>
        <table:table-row table:style-name="ro1">
          <table:table-cell/>
          <table:table-cell office:value-type="string">
            <text:p>node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.8882353">
            <text:p>2.8882353</text:p>
          </table:table-cell>
          <table:table-cell table:number-columns-repeated="2"/>
          <table:table-cell table:formula="of:=SUM([.G72:.G79])" office:value-type="float" office:value="-6.677771455">
            <text:p>-6.677771455</text:p>
          </table:table-cell>
          <table:table-cell table:formula="of:=[.H80]+[.E80]" office:value-type="float" office:value="-3.789536155">
            <text:p>-3.789536155</text:p>
          </table:table-cell>
          <table:table-cell table:formula="of:=1/(1+(EXP([.I80]*-1)))" office:value-type="float" office:value="0.0221063471728784">
            <text:p>0.0221063472</text:p>
          </table:table-cell>
          <table:table-cell/>
          <table:table-cell office:value-type="string">
            <text:p>link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.243772">
            <text:p>1.243772</text:p>
          </table:table-cell>
          <table:table-cell table:formula="of:=[.P80]*[.K$4]" office:value-type="float" office:value="1.16089109467596">
            <text:p>1.1608910947</text:p>
          </table:table-cell>
          <table:table-cell table:number-columns-repeated="4"/>
          <table:table-cell office:value-type="string">
            <text:p>link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-1.0583262">
            <text:p>-1.0583262</text:p>
          </table:table-cell>
          <table:table-cell table:formula="of:=[.Z80]*[.U$18]" office:value-type="float" office:value="-0.0429229961147999">
            <text:p>-0.0429229961</text:p>
          </table:table-cell>
          <table:table-cell table:number-columns-repeated="19"/>
          <table:table-cell table:style-name="ce24" table:formula="of:=[.Z80]+[.$AM$2]*[.$AQ$4]*[.U18]" office:value-type="float" office:value="-1.05832655535483">
            <text:p>-1.0583265554</text:p>
          </table:table-cell>
          <table:table-cell table:style-name="ce17" table:formula="of:=[.$AQ$4]*[.Z80]" office:value-type="float" office:value="0.0000185456169362529">
            <text:p>0.0000185456169</text:p>
          </table:table-cell>
          <table:table-cell table:number-columns-repeated="4"/>
          <table:table-cell table:style-name="ce24" table:formula="of:=[.P80]+[.$AM$2]*[.$AY$6]*[.K4]" office:value-type="float" office:value="1.19496767999866">
            <text:p>1.1949676800</text:p>
          </table:table-cell>
          <table:table-cell table:formula="of:=[.$AY$6]*[.P80]" office:value-type="float" office:value="-0.130070357343772">
            <text:p>-0.1300703573</text:p>
          </table:table-cell>
          <table:table-cell table:number-columns-repeated="2"/>
          <table:table-cell table:style-name="ce22" table:formula="of:=[.E80]+([.$BD$9]*[.$AM$2])" office:value-type="float" office:value="2.8922590394019">
            <text:p>2.8922590394</text:p>
          </table:table-cell>
          <table:table-cell table:style-name="Default"/>
          <table:table-cell table:number-columns-repeated="966"/>
        </table:table-row>
        <table:table-row table:style-name="ro1">
          <table:table-cell/>
          <table:table-cell office:value-type="string">
            <text:p>comment</text:p>
          </table:table-cell>
          <table:table-cell office:value-type="string">
            <text:p>TBD:node modifiers</text:p>
          </table:table-cell>
          <table:table-cell table:number-columns-repeated="8"/>
          <table:table-cell office:value-type="string">
            <text:p>link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-0.22971296">
            <text:p>-0.22971296</text:p>
          </table:table-cell>
          <table:table-cell table:formula="of:=[.P81]*[.K$5]" office:value-type="float" office:value="-0.000765465346721619">
            <text:p>-0.0007654653</text:p>
          </table:table-cell>
          <table:table-cell table:number-columns-repeated="4"/>
          <table:table-cell office:value-type="string">
            <text:p>link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-1.4719949">
            <text:p>-1.4719949</text:p>
          </table:table-cell>
          <table:table-cell table:formula="of:=[.Z81]*[.U$19]" office:value-type="float" office:value="-1.33964366313622">
            <text:p>-1.3396436631</text:p>
          </table:table-cell>
          <table:table-cell table:number-columns-repeated="19"/>
          <table:table-cell table:style-name="ce24" table:formula="of:=[.Z81]+[.$AM$2]*[.$AQ$4]*[.U19]" office:value-type="float" office:value="-1.47200287397244">
            <text:p>-1.4720028740</text:p>
          </table:table-cell>
          <table:table-cell table:style-name="ce17" table:formula="of:=[.$AQ$4]*[.Z81]" office:value-type="float" office:value="0.0000257945551641053">
            <text:p>0.0000257945552</text:p>
          </table:table-cell>
          <table:table-cell table:number-columns-repeated="4"/>
          <table:table-cell table:style-name="ce24" table:formula="of:=[.P81]+[.$AM$2]*[.$AY$6]*[.K5]" office:value-type="float" office:value="-0.229887199894167">
            <text:p>-0.2298871999</text:p>
          </table:table-cell>
          <table:table-cell table:formula="of:=[.$AY$6]*[.P81]" office:value-type="float" office:value="0.0240227684766144">
            <text:p>0.0240227685</text:p>
          </table:table-cell>
          <table:table-cell table:number-columns-repeated="3"/>
          <table:table-cell table:style-name="Default"/>
          <table:table-cell table:number-columns-repeated="966"/>
        </table:table-row>
        <table:table-row table:style-name="ro1">
          <table:table-cell/>
          <table:table-cell office:value-type="string">
            <text:p>link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2.8666658">
            <text:p>2.8666658</text:p>
          </table:table-cell>
          <table:table-cell table:formula="of:=[.F82]*[.A$2]" office:value-type="float" office:value="3.58333225">
            <text:p>3.58333225</text:p>
          </table:table-cell>
          <table:table-cell table:number-columns-repeated="4"/>
          <table:table-cell office:value-type="string">
            <text:p>link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-0.54550004">
            <text:p>-0.54550004</text:p>
          </table:table-cell>
          <table:table-cell table:formula="of:=[.P82]*[.K$6]" office:value-type="float" office:value="-0.000055018901807639">
            <text:p>-5.5018901807639E-005</text:p>
          </table:table-cell>
          <table:table-cell table:number-columns-repeated="4"/>
          <table:table-cell office:value-type="string">
            <text:p>link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0.11552465">
            <text:p>0.11552465</text:p>
          </table:table-cell>
          <table:table-cell table:formula="of:=[.Z82]*[.U$20]" office:value-type="float" office:value="0.00421594408715085">
            <text:p>0.0042159441</text:p>
          </table:table-cell>
          <table:table-cell table:number-columns-repeated="19"/>
          <table:table-cell table:style-name="ce24" table:formula="of:=[.Z82]+[.$AM$2]*[.$AQ$4]*[.U20]" office:value-type="float" office:value="0.115524330248992">
            <text:p>0.1155243302</text:p>
          </table:table-cell>
          <table:table-cell table:style-name="ce17" table:formula="of:=[.$AQ$4]*[.Z82]" office:value-type="float" office:value="-0.00000202440032722869">
            <text:p>-0.0000020244003</text:p>
          </table:table-cell>
          <table:table-cell table:number-columns-repeated="4"/>
          <table:table-cell table:style-name="ce24" table:formula="of:=[.P82]+[.$AM$2]*[.$AY$6]*[.K6]" office:value-type="float" office:value="-0.545505313812591">
            <text:p>-0.5455053138</text:p>
          </table:table-cell>
          <table:table-cell table:formula="of:=[.$AY$6]*[.P82]" office:value-type="float" office:value="0.0570469387748253">
            <text:p>0.0570469388</text:p>
          </table:table-cell>
          <table:table-cell table:number-columns-repeated="3"/>
          <table:table-cell table:formula="of:=[.F82]+[.$AM$2]*[.$BD$10]*[.A2]" office:value-type="float" office:value="2.86798161482222">
            <text:p>2.8679816148</text:p>
          </table:table-cell>
          <table:table-cell table:number-columns-repeated="966"/>
        </table:table-row>
        <table:table-row table:style-name="ro1">
          <table:table-cell/>
          <table:table-cell office:value-type="string">
            <text:p>link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-3.0800986">
            <text:p>-3.0800986</text:p>
          </table:table-cell>
          <table:table-cell table:formula="of:=[.F83]*[.A$3]" office:value-type="float" office:value="-4.6201479">
            <text:p>-4.6201479</text:p>
          </table:table-cell>
          <table:table-cell table:number-columns-repeated="4"/>
          <table:table-cell office:value-type="string">
            <text:p>link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.71496212">
            <text:p>0.71496212</text:p>
          </table:table-cell>
          <table:table-cell table:formula="of:=[.P83]*[.K$7]" office:value-type="float" office:value="0.712548315962868">
            <text:p>0.712548316</text:p>
          </table:table-cell>
          <table:table-cell table:number-columns-repeated="4"/>
          <table:table-cell office:value-type="string">
            <text:p>link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float" office:value="-0.029973626">
            <text:p>-0.029973626</text:p>
          </table:table-cell>
          <table:table-cell table:formula="of:=[.Z83]*[.U$21]" office:value-type="float" office:value="-0.0000129554252675849">
            <text:p>-1.29554252675849E-005</text:p>
          </table:table-cell>
          <table:table-cell table:number-columns-repeated="19"/>
          <table:table-cell table:style-name="ce24" table:formula="of:=[.Z83]+[.$AM$2]*[.$AQ$4]*[.U21]" office:value-type="float" office:value="-0.029973629787077">
            <text:p>-0.0299736298</text:p>
          </table:table-cell>
          <table:table-cell table:style-name="ce17" table:formula="of:=[.$AQ$4]*[.Z83]" office:value-type="float" office:value="0.000000525243904938299">
            <text:p>0.0000005252439</text:p>
          </table:table-cell>
          <table:table-cell table:number-columns-repeated="4"/>
          <table:table-cell table:style-name="ce24" table:formula="of:=[.P83]+[.$AM$2]*[.$AY$6]*[.K7]" office:value-type="float" office:value="0.662849987272008">
            <text:p>0.6628499873</text:p>
          </table:table-cell>
          <table:table-cell table:formula="of:=[.$AY$6]*[.P83]" office:value-type="float" office:value="-0.0747688309719635">
            <text:p>-0.074768831</text:p>
          </table:table-cell>
          <table:table-cell table:number-columns-repeated="3"/>
          <table:table-cell table:formula="of:=[.F83]+[.$AM$2]*[.$BD$10]*[.A3]" office:value-type="float" office:value="-3.07851962221334">
            <text:p>-3.0785196222</text:p>
          </table:table-cell>
          <table:table-cell table:number-columns-repeated="966"/>
        </table:table-row>
        <table:table-row table:style-name="ro1">
          <table:table-cell/>
          <table:table-cell office:value-type="string">
            <text:p>link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.5223261">
            <text:p>1.5223261</text:p>
          </table:table-cell>
          <table:table-cell table:formula="of:=[.F84]*[.A$4]" office:value-type="float" office:value="1.5223261">
            <text:p>1.5223261</text:p>
          </table:table-cell>
          <table:table-cell table:number-columns-repeated="4"/>
          <table:table-cell office:value-type="string">
            <text:p>link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.8887973">
            <text:p>1.8887973</text:p>
          </table:table-cell>
          <table:table-cell table:formula="of:=[.P84]*[.K$8]" office:value-type="float" office:value="1.84607465528349">
            <text:p>1.8460746553</text:p>
          </table:table-cell>
          <table:table-cell table:number-columns-repeated="4"/>
          <table:table-cell office:value-type="string">
            <text:p>link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0.16879773">
            <text:p>0.16879773</text:p>
          </table:table-cell>
          <table:table-cell table:formula="of:=[.Z84]*[.U$22]" office:value-type="float" office:value="0.000410165826592034">
            <text:p>0.0004101658</text:p>
          </table:table-cell>
          <table:table-cell table:number-columns-repeated="19"/>
          <table:table-cell table:style-name="ce24" table:formula="of:=[.Z84]+[.$AM$2]*[.$AQ$4]*[.U22]" office:value-type="float" office:value="0.168797708709561">
            <text:p>0.1687977087</text:p>
          </table:table-cell>
          <table:table-cell table:style-name="ce17" table:formula="of:=[.$AQ$4]*[.Z84]" office:value-type="float" office:value="-0.00000295793304586908">
            <text:p>-0.0000029579330</text:p>
          </table:table-cell>
          <table:table-cell table:number-columns-repeated="4"/>
          <table:table-cell table:style-name="ce24" table:formula="of:=[.P84]+[.$AM$2]*[.$AY$6]*[.K8]" office:value-type="float" office:value="1.83769134964893">
            <text:p>1.8376913496</text:p>
          </table:table-cell>
          <table:table-cell table:formula="of:=[.$AY$6]*[.P84]" office:value-type="float" office:value="-0.197525382273401">
            <text:p>-0.1975253823</text:p>
          </table:table-cell>
          <table:table-cell table:number-columns-repeated="3"/>
          <table:table-cell table:formula="of:=[.F84]+[.$AM$2]*[.$BD$10]*[.A4]" office:value-type="float" office:value="1.52337875185777">
            <text:p>1.5233787519</text:p>
          </table:table-cell>
          <table:table-cell table:number-columns-repeated="966"/>
        </table:table-row>
        <table:table-row table:style-name="ro1">
          <table:table-cell/>
          <table:table-cell office:value-type="string">
            <text:p>link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-3.019474">
            <text:p>-3.019474</text:p>
          </table:table-cell>
          <table:table-cell table:formula="of:=[.F85]*[.A$5]" office:value-type="float" office:value="-1.509737">
            <text:p>-1.509737</text:p>
          </table:table-cell>
          <table:table-cell table:number-columns-repeated="4"/>
          <table:table-cell office:value-type="string">
            <text:p>link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-1.1614594">
            <text:p>-1.1614594</text:p>
          </table:table-cell>
          <table:table-cell table:formula="of:=[.P85]*[.K$9]" office:value-type="float" office:value="-0.0256756247236031">
            <text:p>-0.0256756247</text:p>
          </table:table-cell>
          <table:table-cell table:number-columns-repeated="4"/>
          <table:table-cell office:value-type="string">
            <text:p>link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1">
            <text:p>21</text:p>
          </table:table-cell>
          <table:table-cell office:value-type="float" office:value="0.68069226">
            <text:p>0.68069226</text:p>
          </table:table-cell>
          <table:table-cell table:formula="of:=[.Z85]*[.U$23]" office:value-type="float" office:value="0.346256564496356">
            <text:p>0.3462565645</text:p>
          </table:table-cell>
          <table:table-cell table:number-columns-repeated="19"/>
          <table:table-cell table:style-name="ce24" table:formula="of:=[.Z85]+[.$AM$2]*[.$AQ$4]*[.U23]" office:value-type="float" office:value="0.680687803037859">
            <text:p>0.6806878030</text:p>
          </table:table-cell>
          <table:table-cell table:style-name="ce17" table:formula="of:=[.$AQ$4]*[.Z85]" office:value-type="float" office:value="-0.0000119281351113034">
            <text:p>-0.0000119281351</text:p>
          </table:table-cell>
          <table:table-cell table:number-columns-repeated="4"/>
          <table:table-cell table:style-name="ce24" table:formula="of:=[.P85]+[.$AM$2]*[.$AY$6]*[.K9]" office:value-type="float" office:value="-1.16261531140351">
            <text:p>-1.1626153114</text:p>
          </table:table-cell>
          <table:table-cell table:formula="of:=[.$AY$6]*[.P85]" office:value-type="float" office:value="0.121462325247942">
            <text:p>0.1214623252</text:p>
          </table:table-cell>
          <table:table-cell table:number-columns-repeated="3"/>
          <table:table-cell table:formula="of:=[.F85]+[.$AM$2]*[.$BD$10]*[.A5]" office:value-type="float" office:value="-3.01894767407111">
            <text:p>-3.0189476741</text:p>
          </table:table-cell>
          <table:table-cell table:number-columns-repeated="966"/>
        </table:table-row>
        <table:table-row table:style-name="ro1">
          <table:table-cell/>
          <table:table-cell office:value-type="string">
            <text:p>link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1.675498">
            <text:p>1.675498</text:p>
          </table:table-cell>
          <table:table-cell table:formula="of:=[.F86]*[.A$6]" office:value-type="float" office:value="-0.837749">
            <text:p>-0.837749</text:p>
          </table:table-cell>
          <table:table-cell table:number-columns-repeated="4"/>
          <table:table-cell office:value-type="string">
            <text:p>link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-0.55035424">
            <text:p>-0.55035424</text:p>
          </table:table-cell>
          <table:table-cell table:formula="of:=[.P86]*[.K$10]" office:value-type="float" office:value="-0.00337778823414807">
            <text:p>-0.0033777882</text:p>
          </table:table-cell>
          <table:table-cell table:number-columns-repeated="4"/>
          <table:table-cell office:value-type="string">
            <text:p>link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1.0890634">
            <text:p>1.0890634</text:p>
          </table:table-cell>
          <table:table-cell table:formula="of:=[.Z86]*[.U$24]" office:value-type="float" office:value="0.961000343971647">
            <text:p>0.961000344</text:p>
          </table:table-cell>
          <table:table-cell table:number-columns-repeated="19"/>
          <table:table-cell table:style-name="ce24" table:formula="of:=[.Z86]+[.$AM$2]*[.$AQ$4]*[.U24]" office:value-type="float" office:value="1.08905566852917">
            <text:p>1.0890556685</text:p>
          </table:table-cell>
          <table:table-cell table:style-name="ce17" table:formula="of:=[.$AQ$4]*[.Z86]" office:value-type="float" office:value="-0.0000190842413574314">
            <text:p>-0.0000190842414</text:p>
          </table:table-cell>
          <table:table-cell table:number-columns-repeated="4"/>
          <table:table-cell table:style-name="ce24" table:formula="of:=[.P86]+[.$AM$2]*[.$AY$6]*[.K10]" office:value-type="float" office:value="-0.550675160650579">
            <text:p>-0.5506751607</text:p>
          </table:table-cell>
          <table:table-cell table:formula="of:=[.$AY$6]*[.P86]" office:value-type="float" office:value="0.0575545780596927">
            <text:p>0.0575545781</text:p>
          </table:table-cell>
          <table:table-cell table:number-columns-repeated="3"/>
          <table:table-cell table:formula="of:=[.F86]+[.$AM$2]*[.$BD$10]*[.A6]" office:value-type="float" office:value="1.67497167407111">
            <text:p>1.6749716741</text:p>
          </table:table-cell>
          <table:table-cell table:number-columns-repeated="966"/>
        </table:table-row>
        <table:table-row table:style-name="ro1">
          <table:table-cell/>
          <table:table-cell office:value-type="string">
            <text:p>link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1.3545538">
            <text:p>1.3545538</text:p>
          </table:table-cell>
          <table:table-cell table:formula="of:=[.F87]*[.A$7]" office:value-type="float" office:value="-1.3545538">
            <text:p>-1.3545538</text:p>
          </table:table-cell>
          <table:table-cell table:number-columns-repeated="4"/>
          <table:table-cell office:value-type="string">
            <text:p>link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-1.678196">
            <text:p>-1.678196</text:p>
          </table:table-cell>
          <table:table-cell table:formula="of:=[.P87]*[.K$11]" office:value-type="float" office:value="-0.00123078022746898">
            <text:p>-0.0012307802</text:p>
          </table:table-cell>
          <table:table-cell table:number-columns-repeated="4"/>
          <table:table-cell office:value-type="string">
            <text:p>link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3">
            <text:p>23</text:p>
          </table:table-cell>
          <table:table-cell office:value-type="float" office:value="-1.5534546">
            <text:p>-1.5534546</text:p>
          </table:table-cell>
          <table:table-cell table:formula="of:=[.Z87]*[.U$25]" office:value-type="float" office:value="-0.000316921510673978">
            <text:p>-0.0003169215</text:p>
          </table:table-cell>
          <table:table-cell table:number-columns-repeated="19"/>
          <table:table-cell table:style-name="ce24" table:formula="of:=[.Z87]+[.$AM$2]*[.$AQ$4]*[.U25]" office:value-type="float" office:value="-1.5534546017875">
            <text:p>-1.5534546018</text:p>
          </table:table-cell>
          <table:table-cell table:style-name="ce17" table:formula="of:=[.$AQ$4]*[.Z87]" office:value-type="float" office:value="0.0000272220171242666">
            <text:p>0.0000272220171</text:p>
          </table:table-cell>
          <table:table-cell table:number-columns-repeated="4"/>
          <table:table-cell table:style-name="ce24" table:formula="of:=[.P87]+[.$AM$2]*[.$AY$6]*[.K11]" office:value-type="float" office:value="-1.67823434823597">
            <text:p>-1.6782343482</text:p>
          </table:table-cell>
          <table:table-cell table:formula="of:=[.$AY$6]*[.P87]" office:value-type="float" office:value="0.175501260209177">
            <text:p>0.1755012602</text:p>
          </table:table-cell>
          <table:table-cell table:number-columns-repeated="3"/>
          <table:table-cell table:formula="of:=[.F87]+[.$AM$2]*[.$BD$10]*[.A7]" office:value-type="float" office:value="1.35350114814223">
            <text:p>1.3535011481</text:p>
          </table:table-cell>
          <table:table-cell table:number-columns-repeated="966"/>
        </table:table-row>
        <table:table-row table:style-name="ro1">
          <table:table-cell/>
          <table:table-cell office:value-type="string">
            <text:p>link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-1.6215606">
            <text:p>-1.6215606</text:p>
          </table:table-cell>
          <table:table-cell table:formula="of:=[.F88]*[.A$8]" office:value-type="float" office:value="2.4323409">
            <text:p>2.4323409</text:p>
          </table:table-cell>
          <table:table-cell table:number-columns-repeated="4"/>
          <table:table-cell office:value-type="string">
            <text:p>link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0.81070089">
            <text:p>0.81070089</text:p>
          </table:table-cell>
          <table:table-cell table:formula="of:=[.P88]*[.K$12]" office:value-type="float" office:value="0.217050435503246">
            <text:p>0.2170504355</text:p>
          </table:table-cell>
          <table:table-cell table:number-columns-repeated="4"/>
          <table:table-cell office:value-type="string">
            <text:p>link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float" office:value="0.78488708">
            <text:p>0.78488708</text:p>
          </table:table-cell>
          <table:table-cell table:formula="of:=[.Z88]*[.U$26]" office:value-type="float" office:value="0.0892606691433445">
            <text:p>0.0892606691</text:p>
          </table:table-cell>
          <table:table-cell table:number-columns-repeated="19"/>
          <table:table-cell table:style-name="ce24" table:formula="of:=[.Z88]+[.$AM$2]*[.$AQ$4]*[.U26]" office:value-type="float" office:value="0.784886083574806">
            <text:p>0.7848860836</text:p>
          </table:table-cell>
          <table:table-cell table:style-name="ce17" table:formula="of:=[.$AQ$4]*[.Z88]" office:value-type="float" office:value="-0.0000137539967581773">
            <text:p>-0.0000137539968</text:p>
          </table:table-cell>
          <table:table-cell table:number-columns-repeated="4"/>
          <table:table-cell table:style-name="ce24" table:formula="of:=[.P88]+[.$AM$2]*[.$AY$6]*[.K12]" office:value-type="float" office:value="0.796701549596728">
            <text:p>0.7967015496</text:p>
          </table:table-cell>
          <table:table-cell table:formula="of:=[.$AY$6]*[.P88]" office:value-type="float" office:value="-0.084780936105021">
            <text:p>-0.0847809361</text:p>
          </table:table-cell>
          <table:table-cell table:number-columns-repeated="3"/>
          <table:table-cell table:formula="of:=[.F88]+[.$AM$2]*[.$BD$10]*[.A8]" office:value-type="float" office:value="-1.62313957778666">
            <text:p>-1.6231395778</text:p>
          </table:table-cell>
          <table:table-cell table:number-columns-repeated="966"/>
        </table:table-row>
        <table:table-row table:style-name="ro1">
          <table:table-cell/>
          <table:table-cell office:value-type="string">
            <text:p>link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1.5060875">
            <text:p>1.5060875</text:p>
          </table:table-cell>
          <table:table-cell table:formula="of:=[.F89]*[.A$9]" office:value-type="float" office:value="-1.882609375">
            <text:p>-1.882609375</text:p>
          </table:table-cell>
          <table:table-cell table:number-columns-repeated="4"/>
          <table:table-cell office:value-type="string">
            <text:p>link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-0.41827726">
            <text:p>-0.41827726</text:p>
          </table:table-cell>
          <table:table-cell table:formula="of:=[.P89]*[.K$13]" office:value-type="float" office:value="-0.41631456473319">
            <text:p>-0.4163145647</text:p>
          </table:table-cell>
          <table:table-cell table:number-columns-repeated="4"/>
          <table:table-cell office:value-type="string">
            <text:p>link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-1.0862243">
            <text:p>-1.0862243</text:p>
          </table:table-cell>
          <table:table-cell table:formula="of:=[.Z89]*[.U$27]" office:value-type="float" office:value="-0.286952164801044">
            <text:p>-0.2869521648</text:p>
          </table:table-cell>
          <table:table-cell table:number-columns-repeated="19"/>
          <table:table-cell table:style-name="ce24" table:formula="of:=[.Z89]+[.$AM$2]*[.$AQ$4]*[.U27]" office:value-type="float" office:value="-1.08622661463083">
            <text:p>-1.0862266146</text:p>
          </table:table-cell>
          <table:table-cell table:style-name="ce17" table:formula="of:=[.$AQ$4]*[.Z89]" office:value-type="float" office:value="0.0000190344902872569">
            <text:p>0.0000190344903</text:p>
          </table:table-cell>
          <table:table-cell table:number-columns-repeated="4"/>
          <table:table-cell table:style-name="ce24" table:formula="of:=[.P89]+[.$AM$2]*[.$AY$6]*[.K13]" office:value-type="float" office:value="-0.470320570269424">
            <text:p>-0.4703205703</text:p>
          </table:table-cell>
          <table:table-cell table:formula="of:=[.$AY$6]*[.P89]" office:value-type="float" office:value="0.04374231987613">
            <text:p>0.0437423199</text:p>
          </table:table-cell>
          <table:table-cell table:number-columns-repeated="3"/>
          <table:table-cell table:formula="of:=[.F89]+[.$AM$2]*[.$BD$10]*[.A9]" office:value-type="float" office:value="1.50477168517778">
            <text:p>1.5047716852</text:p>
          </table:table-cell>
          <table:table-cell table:number-columns-repeated="966"/>
        </table:table-row>
        <table:table-row table:style-name="ro1">
          <table:table-cell/>
          <table:table-cell office:value-type="string">
            <text:p>node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-2.4203868">
            <text:p>-2.4203868</text:p>
          </table:table-cell>
          <table:table-cell table:number-columns-repeated="2"/>
          <table:table-cell table:formula="of:=SUM([.G82:.G89])" office:value-type="float" office:value="-2.666797825">
            <text:p>-2.666797825</text:p>
          </table:table-cell>
          <table:table-cell table:formula="of:=[.H90]+[.E90]" office:value-type="float" office:value="-5.087184625">
            <text:p>-5.087184625</text:p>
          </table:table-cell>
          <table:table-cell table:formula="of:=1/(1+(EXP([.I90]*-1)))" office:value-type="float" office:value="0.0061374801694052">
            <text:p>0.0061374802</text:p>
          </table:table-cell>
          <table:table-cell/>
          <table:table-cell office:value-type="string">
            <text:p>link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0.76287687">
            <text:p>0.76287687</text:p>
          </table:table-cell>
          <table:table-cell table:formula="of:=[.P90]*[.K$14]" office:value-type="float" office:value="0.660735110981078">
            <text:p>0.660735111</text:p>
          </table:table-cell>
          <table:table-cell table:number-columns-repeated="4"/>
          <table:table-cell office:value-type="string">
            <text:p>link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6">
            <text:p>26</text:p>
          </table:table-cell>
          <table:table-cell office:value-type="float" office:value="1.5162668">
            <text:p>1.5162668</text:p>
          </table:table-cell>
          <table:table-cell table:formula="of:=[.Z90]*[.U$28]" office:value-type="float" office:value="1.50652252383934">
            <text:p>1.5065225238</text:p>
          </table:table-cell>
          <table:table-cell table:number-columns-repeated="19"/>
          <table:table-cell table:style-name="ce24" table:formula="of:=[.Z90]+[.$AM$2]*[.$AQ$4]*[.U28]" office:value-type="float" office:value="1.51625809453958">
            <text:p>1.5162580945</text:p>
          </table:table-cell>
          <table:table-cell table:style-name="ce17" table:formula="of:=[.$AQ$4]*[.Z90]" office:value-type="float" office:value="-0.000026570355383773">
            <text:p>-0.0000265703554</text:p>
          </table:table-cell>
          <table:table-cell table:number-columns-repeated="4"/>
          <table:table-cell table:style-name="ce24" table:formula="of:=[.P90]+[.$AM$2]*[.$AY$6]*[.K14]" office:value-type="float" office:value="0.717589145489593">
            <text:p>0.7175891455</text:p>
          </table:table-cell>
          <table:table-cell table:formula="of:=[.$AY$6]*[.P90]" office:value-type="float" office:value="-0.0797796276891572">
            <text:p>-0.0797796277</text:p>
          </table:table-cell>
          <table:table-cell table:number-columns-repeated="2"/>
          <table:table-cell table:style-name="ce22" table:formula="of:=[.E90]+([.$BD$10]*[.$AM$2])" office:value-type="float" office:value="-2.41933414814223">
            <text:p>-2.4193341481</text:p>
          </table:table-cell>
          <table:table-cell table:style-name="Default"/>
          <table:table-cell table:number-columns-repeated="966"/>
        </table:table-row>
        <table:table-row table:style-name="ro1">
          <table:table-cell/>
          <table:table-cell office:value-type="string">
            <text:p>comment</text:p>
          </table:table-cell>
          <table:table-cell office:value-type="string">
            <text:p>TBD:node modifiers</text:p>
          </table:table-cell>
          <table:table-cell table:number-columns-repeated="8"/>
          <table:table-cell office:value-type="string">
            <text:p>link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-1.2146499">
            <text:p>-1.2146499</text:p>
          </table:table-cell>
          <table:table-cell table:formula="of:=[.P91]*[.K$15]" office:value-type="float" office:value="-0.00000251429487163291">
            <text:p>-2.51429487163291E-006</text:p>
          </table:table-cell>
          <table:table-cell table:number-columns-repeated="4"/>
          <table:table-cell office:value-type="string">
            <text:p>link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-1.3229504">
            <text:p>-1.3229504</text:p>
          </table:table-cell>
          <table:table-cell table:formula="of:=[.Z91]*[.U$29]" office:value-type="float" office:value="-0.0554426291338886">
            <text:p>-0.0554426291</text:p>
          </table:table-cell>
          <table:table-cell table:number-columns-repeated="19"/>
          <table:table-cell table:style-name="ce24" table:formula="of:=[.Z91]+[.$AM$2]*[.$AQ$4]*[.U29]" office:value-type="float" office:value="-1.32295076719097">
            <text:p>-1.3229507672</text:p>
          </table:table-cell>
          <table:table-cell table:style-name="ce17" table:formula="of:=[.$AQ$4]*[.Z91]" office:value-type="float" office:value="0.0000231827685491133">
            <text:p>0.0000231827685</text:p>
          </table:table-cell>
          <table:table-cell table:number-columns-repeated="4"/>
          <table:table-cell table:style-name="ce24" table:formula="of:=[.P91]+[.$AM$2]*[.$AY$6]*[.K15]" office:value-type="float" office:value="-1.21465000823623">
            <text:p>-1.2146500082</text:p>
          </table:table-cell>
          <table:table-cell table:formula="of:=[.$AY$6]*[.P91]" office:value-type="float" office:value="0.127024845824297">
            <text:p>0.1270248458</text:p>
          </table:table-cell>
          <table:table-cell table:number-columns-repeated="3"/>
          <table:table-cell table:style-name="Default"/>
          <table:table-cell table:number-columns-repeated="966"/>
        </table:table-row>
        <table:table-row table:style-name="ro1">
          <table:table-cell/>
          <table:table-cell office:value-type="string">
            <text:p>link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-2.7475791">
            <text:p>-2.7475791</text:p>
          </table:table-cell>
          <table:table-cell table:formula="of:=[.F92]*[.A$2]" office:value-type="float" office:value="-3.434473875">
            <text:p>-3.434473875</text:p>
          </table:table-cell>
          <table:table-cell table:number-columns-repeated="4"/>
          <table:table-cell office:value-type="string">
            <text:p>link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office:value-type="float" office:value="0.54474533">
            <text:p>0.54474533</text:p>
          </table:table-cell>
          <table:table-cell table:formula="of:=[.P92]*[.K$16]" office:value-type="float" office:value="0.458355157388429">
            <text:p>0.4583551574</text:p>
          </table:table-cell>
          <table:table-cell table:number-columns-repeated="4"/>
          <table:table-cell office:value-type="string">
            <text:p>link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8">
            <text:p>28</text:p>
          </table:table-cell>
          <table:table-cell office:value-type="float" office:value="0.33215213">
            <text:p>0.33215213</text:p>
          </table:table-cell>
          <table:table-cell table:formula="of:=[.Z92]*[.U$30]" office:value-type="float" office:value="0.320985169480131">
            <text:p>0.3209851695</text:p>
          </table:table-cell>
          <table:table-cell table:number-columns-repeated="19"/>
          <table:table-cell table:style-name="ce24" table:formula="of:=[.Z92]+[.$AM$2]*[.$AQ$4]*[.U30]" office:value-type="float" office:value="0.332143662802946">
            <text:p>0.3321436628</text:p>
          </table:table-cell>
          <table:table-cell table:style-name="ce17" table:formula="of:=[.$AQ$4]*[.Z92]" office:value-type="float" office:value="-0.00000582047970421642">
            <text:p>-0.0000058204797</text:p>
          </table:table-cell>
          <table:table-cell table:number-columns-repeated="4"/>
          <table:table-cell table:style-name="ce24" table:formula="of:=[.P92]+[.$AM$2]*[.$AY$6]*[.K16]" office:value-type="float" office:value="0.500749028594228">
            <text:p>0.5007490286</text:p>
          </table:table-cell>
          <table:table-cell table:formula="of:=[.$AY$6]*[.P92]" office:value-type="float" office:value="-0.0569680132166113">
            <text:p>-0.0569680132</text:p>
          </table:table-cell>
          <table:table-cell table:number-columns-repeated="3"/>
          <table:table-cell table:formula="of:=[.F92]+[.$AM$2]*[.$BD$11]*[.A2]" office:value-type="float" office:value="-2.74736445738804">
            <text:p>-2.7473644574</text:p>
          </table:table-cell>
          <table:table-cell table:number-columns-repeated="966"/>
        </table:table-row>
        <table:table-row table:style-name="ro1">
          <table:table-cell/>
          <table:table-cell office:value-type="string">
            <text:p>link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.71285748">
            <text:p>0.71285748</text:p>
          </table:table-cell>
          <table:table-cell table:formula="of:=[.F93]*[.A$3]" office:value-type="float" office:value="1.06928622">
            <text:p>1.06928622</text:p>
          </table:table-cell>
          <table:table-cell table:number-columns-repeated="4"/>
          <table:table-cell office:value-type="string">
            <text:p>link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-1.2505212">
            <text:p>-1.2505212</text:p>
          </table:table-cell>
          <table:table-cell table:formula="of:=[.P93]*[.K$17]" office:value-type="float" office:value="-0.000470295332216899">
            <text:p>-0.0004702953</text:p>
          </table:table-cell>
          <table:table-cell table:number-columns-repeated="4"/>
          <table:table-cell office:value-type="string">
            <text:p>node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6.9752207">
            <text:p>6.9752207</text:p>
          </table:table-cell>
          <table:table-cell table:number-columns-repeated="2"/>
          <table:table-cell table:formula="of:=SUM([.AA64:.AA92])" office:value-type="float" office:value="4.66670210595551">
            <text:p>4.666702106</text:p>
          </table:table-cell>
          <table:table-cell table:formula="of:=[.AB93]+[.Y93]" office:value-type="float" office:value="11.6419228059555">
            <text:p>11.641922806</text:p>
          </table:table-cell>
          <table:table-cell table:style-name="ce2" table:formula="of:=1/(1+(EXP([.AC93]*-1)))" office:value-type="float" office:value="0.999991210314232">
            <text:p>0.9999912103</text:p>
          </table:table-cell>
          <table:table-cell table:number-columns-repeated="15"/>
          <table:table-cell table:style-name="ce22" table:formula="of:=[.Y93]+([.$AQ$4]*[.$AM$2])" office:value-type="float" office:value="6.97521193823216">
            <text:p>6.9752119382</text:p>
          </table:table-cell>
          <table:table-cell table:number-columns-repeated="6"/>
          <table:table-cell table:style-name="ce24" table:formula="of:=[.P93]+[.$AM$2]*[.$AY$6]*[.K17]" office:value-type="float" office:value="-1.25054086469304">
            <text:p>-1.2505408647</text:p>
          </table:table-cell>
          <table:table-cell table:formula="of:=[.$AY$6]*[.P93]" office:value-type="float" office:value="0.13077617067273">
            <text:p>0.1307761707</text:p>
          </table:table-cell>
          <table:table-cell table:number-columns-repeated="3"/>
          <table:table-cell table:formula="of:=[.F93]+[.$AM$2]*[.$BD$11]*[.A3]" office:value-type="float" office:value="0.71311505113435">
            <text:p>0.7131150511</text:p>
          </table:table-cell>
          <table:table-cell table:number-columns-repeated="966"/>
        </table:table-row>
        <table:table-row table:style-name="ro1">
          <table:table-cell/>
          <table:table-cell office:value-type="string">
            <text:p>link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.18060112">
            <text:p>0.18060112</text:p>
          </table:table-cell>
          <table:table-cell table:formula="of:=[.F94]*[.A$4]" office:value-type="float" office:value="0.18060112">
            <text:p>0.18060112</text:p>
          </table:table-cell>
          <table:table-cell table:number-columns-repeated="4"/>
          <table:table-cell office:value-type="string">
            <text:p>link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1.0257288">
            <text:p>1.0257288</text:p>
          </table:table-cell>
          <table:table-cell table:formula="of:=[.P94]*[.K$18]" office:value-type="float" office:value="0.000570413725535878">
            <text:p>0.0005704137</text:p>
          </table:table-cell>
          <table:table-cell table:number-columns-repeated="4"/>
          <table:table-cell office:value-type="string">
            <text:p>comment</text:p>
          </table:table-cell>
          <table:table-cell office:value-type="string">
            <text:p>TBD:node modifiers</text:p>
          </table:table-cell>
          <table:table-cell table:number-columns-repeated="29"/>
          <table:table-cell table:style-name="ce24" table:formula="of:=[.P94]+[.$AM$2]*[.$AY$6]*[.K18]" office:value-type="float" office:value="1.02569972197005">
            <text:p>1.0256997220</text:p>
          </table:table-cell>
          <table:table-cell table:formula="of:=[.$AY$6]*[.P94]" office:value-type="float" office:value="-0.107267981232733">
            <text:p>-0.1072679812</text:p>
          </table:table-cell>
          <table:table-cell table:number-columns-repeated="3"/>
          <table:table-cell table:formula="of:=[.F94]+[.$AM$2]*[.$BD$11]*[.A4]" office:value-type="float" office:value="0.180772834089567">
            <text:p>0.1807728341</text:p>
          </table:table-cell>
          <table:table-cell table:number-columns-repeated="966"/>
        </table:table-row>
        <table:table-row table:style-name="ro1">
          <table:table-cell/>
          <table:table-cell office:value-type="string">
            <text:p>link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1.9530354">
            <text:p>1.9530354</text:p>
          </table:table-cell>
          <table:table-cell table:formula="of:=[.F95]*[.A$5]" office:value-type="float" office:value="0.9765177">
            <text:p>0.9765177</text:p>
          </table:table-cell>
          <table:table-cell table:number-columns-repeated="4"/>
          <table:table-cell office:value-type="string">
            <text:p>node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-4.1510463">
            <text:p>-4.1510463</text:p>
          </table:table-cell>
          <table:table-cell table:number-columns-repeated="2"/>
          <table:table-cell table:formula="of:=SUM([.Q78:.Q94])" office:value-type="float" office:value="5.79646459349925">
            <text:p>5.7964645935</text:p>
          </table:table-cell>
          <table:table-cell table:formula="of:=[.R95]+[.O95]" office:value-type="float" office:value="1.64541829349925">
            <text:p>1.6454182935</text:p>
          </table:table-cell>
          <table:table-cell table:formula="of:=1/(1+(EXP([.S95]*-1)))" office:value-type="float" office:value="0.838270857817028">
            <text:p>0.8382708578</text:p>
          </table:table-cell>
          <table:table-cell/>
          <table:table-cell office:value-type="string">
            <text:p>link</text:p>
          </table:table-cell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-1.1856544">
            <text:p>-1.1856544</text:p>
          </table:table-cell>
          <table:table-cell table:formula="of:=[.Z95]*[.U$2]" office:value-type="float" office:value="-0.0251813141389422">
            <text:p>-0.0251813141</text:p>
          </table:table-cell>
          <table:table-cell table:number-columns-repeated="19"/>
          <table:table-cell table:style-name="ce24" table:formula="of:=[.Z95]+[.$AM$2]*[.$AQ$5]*[.U2]" office:value-type="float" office:value="-1.18565441592936">
            <text:p>-1.1856544159</text:p>
          </table:table-cell>
          <table:table-cell table:style-name="ce17" table:formula="of:=[.$AQ$5]*[.Z95]" office:value-type="float" office:value="0.00000177854986831643">
            <text:p>0.0000017785499</text:p>
          </table:table-cell>
          <table:table-cell table:number-columns-repeated="3"/>
          <table:table-cell table:style-name="ce22" table:formula="of:=[.O95]+([.$AY$6]*[.$AM$2])" office:value-type="float" office:value="-4.20333496598692">
            <text:p>-4.203334966</text:p>
          </table:table-cell>
          <table:table-cell table:number-columns-repeated="5"/>
          <table:table-cell table:formula="of:=[.F95]+[.$AM$2]*[.$BD$11]*[.A5]" office:value-type="float" office:value="1.95312125704478">
            <text:p>1.953121257</text:p>
          </table:table-cell>
          <table:table-cell table:number-columns-repeated="966"/>
        </table:table-row>
        <table:table-row table:style-name="ro1">
          <table:table-cell/>
          <table:table-cell office:value-type="string">
            <text:p>link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2.6751938">
            <text:p>2.6751938</text:p>
          </table:table-cell>
          <table:table-cell table:formula="of:=[.F96]*[.A$6]" office:value-type="float" office:value="-1.3375969">
            <text:p>-1.3375969</text:p>
          </table:table-cell>
          <table:table-cell table:number-columns-repeated="4"/>
          <table:table-cell office:value-type="string">
            <text:p>comment</text:p>
          </table:table-cell>
          <table:table-cell office:value-type="string">
            <text:p>TBD:node modifiers</text:p>
          </table:table-cell>
          <table:table-cell table:number-columns-repeated="8"/>
          <table:table-cell office:value-type="string">
            <text:p>link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48701322">
            <text:p>0.48701322</text:p>
          </table:table-cell>
          <table:table-cell table:formula="of:=[.Z96]*[.U$3]" office:value-type="float" office:value="0.136370509250089">
            <text:p>0.1363705093</text:p>
          </table:table-cell>
          <table:table-cell table:number-columns-repeated="19"/>
          <table:table-cell table:style-name="ce24" table:formula="of:=[.Z96]+[.$AM$2]*[.$AQ$5]*[.U3]" office:value-type="float" office:value="0.487013009981455">
            <text:p>0.4870130100</text:p>
          </table:table-cell>
          <table:table-cell table:style-name="ce17" table:formula="of:=[.$AQ$5]*[.Z96]" office:value-type="float" office:value="-0.000000730547871537745">
            <text:p>-0.0000007305479</text:p>
          </table:table-cell>
          <table:table-cell table:number-columns-repeated="9"/>
          <table:table-cell table:formula="of:=[.F96]+[.$AM$2]*[.$BD$11]*[.A6]" office:value-type="float" office:value="2.67510794295522">
            <text:p>2.675107943</text:p>
          </table:table-cell>
          <table:table-cell table:number-columns-repeated="966"/>
        </table:table-row>
        <table:table-row table:style-name="ro1">
          <table:table-cell/>
          <table:table-cell office:value-type="string">
            <text:p>link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-0.23167205">
            <text:p>-0.23167205</text:p>
          </table:table-cell>
          <table:table-cell table:formula="of:=[.F97]*[.A$7]" office:value-type="float" office:value="0.23167205">
            <text:p>0.23167205</text:p>
          </table:table-cell>
          <table:table-cell table:number-columns-repeated="4"/>
          <table:table-cell office:value-type="string">
            <text:p>link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0.46608484">
            <text:p>0.46608484</text:p>
          </table:table-cell>
          <table:table-cell table:formula="of:=[.P97]*[.K$2]" office:value-type="float" office:value="0.436055773356482">
            <text:p>0.4360557734</text:p>
          </table:table-cell>
          <table:table-cell table:number-columns-repeated="4"/>
          <table:table-cell office:value-type="string">
            <text:p>link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-0.6472764">
            <text:p>-0.6472764</text:p>
          </table:table-cell>
          <table:table-cell table:formula="of:=[.Z97]*[.U$4]" office:value-type="float" office:value="-0.566646752701534">
            <text:p>-0.5666467527</text:p>
          </table:table-cell>
          <table:table-cell table:number-columns-repeated="19"/>
          <table:table-cell table:style-name="ce24" table:formula="of:=[.Z97]+[.$AM$2]*[.$AQ$5]*[.U4]" office:value-type="float" office:value="-0.647277056599527">
            <text:p>-0.6472770566</text:p>
          </table:table-cell>
          <table:table-cell table:style-name="ce17" table:formula="of:=[.$AQ$5]*[.Z97]" office:value-type="float" office:value="0.00000097095186926674">
            <text:p>0.0000009709519</text:p>
          </table:table-cell>
          <table:table-cell table:number-columns-repeated="4"/>
          <table:table-cell table:style-name="ce24" table:formula="of:=[.P97]+[.$AM$2]*[.$AY$7]*[.K2]" office:value-type="float" office:value="0.452483274659547">
            <text:p>0.4524832747</text:p>
          </table:table-cell>
          <table:table-cell table:formula="of:=[.$AY$7]*[.P97]" office:value-type="float" office:value="-0.0135521063554332">
            <text:p>-0.0135521064</text:p>
          </table:table-cell>
          <table:table-cell table:number-columns-repeated="3"/>
          <table:table-cell table:formula="of:=[.F97]+[.$AM$2]*[.$BD$11]*[.A7]" office:value-type="float" office:value="-0.231843764089567">
            <text:p>-0.2318437641</text:p>
          </table:table-cell>
          <table:table-cell table:number-columns-repeated="966"/>
        </table:table-row>
        <table:table-row table:style-name="ro1">
          <table:table-cell/>
          <table:table-cell office:value-type="string">
            <text:p>link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1.4252009">
            <text:p>1.4252009</text:p>
          </table:table-cell>
          <table:table-cell table:formula="of:=[.F98]*[.A$8]" office:value-type="float" office:value="-2.13780135">
            <text:p>-2.13780135</text:p>
          </table:table-cell>
          <table:table-cell table:number-columns-repeated="4"/>
          <table:table-cell office:value-type="string">
            <text:p>link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1.8301913">
            <text:p>1.8301913</text:p>
          </table:table-cell>
          <table:table-cell table:formula="of:=[.P98]*[.K$3]" office:value-type="float" office:value="0.371248774668109">
            <text:p>0.3712487747</text:p>
          </table:table-cell>
          <table:table-cell table:number-columns-repeated="4"/>
          <table:table-cell office:value-type="string">
            <text:p>link</text:p>
          </table:table-cell>
          <table:table-cell table:number-columns-repeated="3" office:value-type="float" office:value="3">
            <text:p>3</text:p>
          </table:table-cell>
          <table:table-cell office:value-type="float" office:value="-1.1508617">
            <text:p>-1.1508617</text:p>
          </table:table-cell>
          <table:table-cell table:formula="of:=[.Z98]*[.U$5]" office:value-type="float" office:value="-1.10557655591756">
            <text:p>-1.1055765559</text:p>
          </table:table-cell>
          <table:table-cell table:number-columns-repeated="19"/>
          <table:table-cell table:style-name="ce24" table:formula="of:=[.Z98]+[.$AM$2]*[.$AQ$5]*[.U5]" office:value-type="float" office:value="-1.15086242051598">
            <text:p>-1.1508624205</text:p>
          </table:table-cell>
          <table:table-cell table:style-name="ce17" table:formula="of:=[.$AQ$5]*[.Z98]" office:value-type="float" office:value="0.0000017263588150016">
            <text:p>0.0000017263588</text:p>
          </table:table-cell>
          <table:table-cell table:number-columns-repeated="4"/>
          <table:table-cell table:style-name="ce24" table:formula="of:=[.P98]+[.$AM$2]*[.$AY$7]*[.K3]" office:value-type="float" office:value="1.82724226198584">
            <text:p>1.8272422620</text:p>
          </table:table-cell>
          <table:table-cell table:formula="of:=[.$AY$7]*[.P98]" office:value-type="float" office:value="-0.0532155200507886">
            <text:p>-0.0532155201</text:p>
          </table:table-cell>
          <table:table-cell table:number-columns-repeated="3"/>
          <table:table-cell table:formula="of:=[.F98]+[.$AM$2]*[.$BD$11]*[.A8]" office:value-type="float" office:value="1.42494332886565">
            <text:p>1.4249433289</text:p>
          </table:table-cell>
          <table:table-cell table:number-columns-repeated="966"/>
        </table:table-row>
        <table:table-row table:style-name="ro1">
          <table:table-cell/>
          <table:table-cell office:value-type="string">
            <text:p>link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0.36612535">
            <text:p>0.36612535</text:p>
          </table:table-cell>
          <table:table-cell table:formula="of:=[.F99]*[.A$9]" office:value-type="float" office:value="-0.4576566875">
            <text:p>-0.4576566875</text:p>
          </table:table-cell>
          <table:table-cell table:number-columns-repeated="4"/>
          <table:table-cell office:value-type="string">
            <text:p>link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.6069441">
            <text:p>1.6069441</text:p>
          </table:table-cell>
          <table:table-cell table:formula="of:=[.P99]*[.K$4]" office:value-type="float" office:value="1.49986259164226">
            <text:p>1.4998625916</text:p>
          </table:table-cell>
          <table:table-cell table:number-columns-repeated="4"/>
          <table:table-cell office:value-type="string">
            <text:p>link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-0.1290617">
            <text:p>-0.1290617</text:p>
          </table:table-cell>
          <table:table-cell table:formula="of:=[.Z99]*[.U$6]" office:value-type="float" office:value="-0.108188661970324">
            <text:p>-0.108188662</text:p>
          </table:table-cell>
          <table:table-cell table:number-columns-repeated="19"/>
          <table:table-cell table:style-name="ce24" table:formula="of:=[.Z99]+[.$AM$2]*[.$AQ$5]*[.U6]" office:value-type="float" office:value="-0.129062328727277">
            <text:p>-0.1290623287</text:p>
          </table:table-cell>
          <table:table-cell table:style-name="ce17" table:formula="of:=[.$AQ$5]*[.Z99]" office:value-type="float" office:value="0.000000193599981191564">
            <text:p>0.0000001936000</text:p>
          </table:table-cell>
          <table:table-cell table:number-columns-repeated="4"/>
          <table:table-cell table:style-name="ce24" table:formula="of:=[.P99]+[.$AM$2]*[.$AY$7]*[.K4]" office:value-type="float" office:value="1.59337464102146">
            <text:p>1.5933746410</text:p>
          </table:table-cell>
          <table:table-cell table:formula="of:=[.$AY$7]*[.P99]" office:value-type="float" office:value="-0.0467242773878591">
            <text:p>-0.0467242774</text:p>
          </table:table-cell>
          <table:table-cell table:number-columns-repeated="3"/>
          <table:table-cell table:formula="of:=[.F99]+[.$AM$2]*[.$BD$11]*[.A9]" office:value-type="float" office:value="0.365910707388042">
            <text:p>0.3659107074</text:p>
          </table:table-cell>
          <table:table-cell table:number-columns-repeated="966"/>
        </table:table-row>
        <table:table-row table:style-name="ro1">
          <table:table-cell/>
          <table:table-cell office:value-type="string">
            <text:p>node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-2.307641">
            <text:p>-2.307641</text:p>
          </table:table-cell>
          <table:table-cell table:number-columns-repeated="2"/>
          <table:table-cell table:formula="of:=SUM([.G92:.G99])" office:value-type="float" office:value="-4.9094517225">
            <text:p>-4.9094517225</text:p>
          </table:table-cell>
          <table:table-cell table:formula="of:=[.H100]+[.E100]" office:value-type="float" office:value="-7.2170927225">
            <text:p>-7.2170927225</text:p>
          </table:table-cell>
          <table:table-cell table:formula="of:=1/(1+(EXP([.I100]*-1)))" office:value-type="float" office:value="0.000733394804581218">
            <text:p>0.0007333948</text:p>
          </table:table-cell>
          <table:table-cell/>
          <table:table-cell office:value-type="string">
            <text:p>link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-0.18025827">
            <text:p>-0.18025827</text:p>
          </table:table-cell>
          <table:table-cell table:formula="of:=[.P100]*[.K$5]" office:value-type="float" office:value="-0.000600669022527023">
            <text:p>-0.000600669</text:p>
          </table:table-cell>
          <table:table-cell table:number-columns-repeated="4"/>
          <table:table-cell office:value-type="string">
            <text:p>link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.1463048">
            <text:p>1.1463048</text:p>
          </table:table-cell>
          <table:table-cell table:formula="of:=[.Z100]*[.U$7]" office:value-type="float" office:value="0.249688036185833">
            <text:p>0.2496880362</text:p>
          </table:table-cell>
          <table:table-cell table:number-columns-repeated="19"/>
          <table:table-cell table:style-name="ce24" table:formula="of:=[.Z100]+[.$AM$2]*[.$AQ$5]*[.U7]" office:value-type="float" office:value="1.14630463662878">
            <text:p>1.1463046366</text:p>
          </table:table-cell>
          <table:table-cell table:style-name="ce17" table:formula="of:=[.$AQ$5]*[.Z100]" office:value-type="float" office:value="-0.00000171952320262169">
            <text:p>-0.0000017195232</text:p>
          </table:table-cell>
          <table:table-cell table:number-columns-repeated="4"/>
          <table:table-cell table:style-name="ce24" table:formula="of:=[.P100]+[.$AM$2]*[.$AY$7]*[.K5]" office:value-type="float" office:value="-0.180306715324026">
            <text:p>-0.1803067153</text:p>
          </table:table-cell>
          <table:table-cell table:formula="of:=[.$AY$7]*[.P100]" office:value-type="float" office:value="0.00524127591553159">
            <text:p>0.0052412759</text:p>
          </table:table-cell>
          <table:table-cell table:number-columns-repeated="2"/>
          <table:table-cell table:style-name="ce22" table:formula="of:=[.E100]+([.$BD$11]*[.$AM$2])" office:value-type="float" office:value="-2.30746928591043">
            <text:p>-2.3074692859</text:p>
          </table:table-cell>
          <table:table-cell table:style-name="Default"/>
          <table:table-cell table:number-columns-repeated="966"/>
        </table:table-row>
        <table:table-row table:style-name="ro1">
          <table:table-cell/>
          <table:table-cell office:value-type="string">
            <text:p>comment</text:p>
          </table:table-cell>
          <table:table-cell office:value-type="string">
            <text:p>TBD:node modifiers</text:p>
          </table:table-cell>
          <table:table-cell table:number-columns-repeated="8"/>
          <table:table-cell office:value-type="string">
            <text:p>link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-0.55001235">
            <text:p>-0.55001235</text:p>
          </table:table-cell>
          <table:table-cell table:formula="of:=[.P101]*[.K$6]" office:value-type="float" office:value="-0.0000554740114732874">
            <text:p>-0.000055474</text:p>
          </table:table-cell>
          <table:table-cell table:number-columns-repeated="4"/>
          <table:table-cell office:value-type="string">
            <text:p>link</text:p>
          </table:table-cell>
          <table:table-cell table:number-columns-repeated="2"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-0.048594236">
            <text:p>-0.048594236</text:p>
          </table:table-cell>
          <table:table-cell table:formula="of:=[.Z101]*[.U$8]" office:value-type="float" office:value="-0.0463455988625943">
            <text:p>-0.0463455989</text:p>
          </table:table-cell>
          <table:table-cell table:number-columns-repeated="19"/>
          <table:table-cell table:style-name="ce24" table:formula="of:=[.Z101]+[.$AM$2]*[.$AQ$5]*[.U8]" office:value-type="float" office:value="-0.0485949513221506">
            <text:p>-0.0485949513</text:p>
          </table:table-cell>
          <table:table-cell table:style-name="ce17" table:formula="of:=[.$AQ$5]*[.Z101]" office:value-type="float" office:value="0.0000000728941519879129">
            <text:p>0.0000000728942</text:p>
          </table:table-cell>
          <table:table-cell table:number-columns-repeated="4"/>
          <table:table-cell table:style-name="ce24" table:formula="of:=[.P101]+[.$AM$2]*[.$AY$7]*[.K6]" office:value-type="float" office:value="-0.550013816320679">
            <text:p>-0.5500138163</text:p>
          </table:table-cell>
          <table:table-cell table:formula="of:=[.$AY$7]*[.P101]" office:value-type="float" office:value="0.0159924228902226">
            <text:p>0.0159924229</text:p>
          </table:table-cell>
          <table:table-cell table:number-columns-repeated="3"/>
          <table:table-cell table:style-name="Default"/>
          <table:table-cell table:number-columns-repeated="966"/>
        </table:table-row>
        <table:table-row table:style-name="ro1">
          <table:table-cell/>
          <table:table-cell office:value-type="string">
            <text:p>link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-1.4793258">
            <text:p>-1.4793258</text:p>
          </table:table-cell>
          <table:table-cell table:formula="of:=[.F102]*[.A$2]" office:value-type="float" office:value="-1.84915725">
            <text:p>-1.84915725</text:p>
          </table:table-cell>
          <table:table-cell table:number-columns-repeated="4"/>
          <table:table-cell office:value-type="string">
            <text:p>link</text:p>
          </table:table-cell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-1.6257417">
            <text:p>-1.6257417</text:p>
          </table:table-cell>
          <table:table-cell table:formula="of:=[.P102]*[.K$7]" office:value-type="float" office:value="-1.62025298700526">
            <text:p>-1.620252987</text:p>
          </table:table-cell>
          <table:table-cell table:number-columns-repeated="4"/>
          <table:table-cell office:value-type="string">
            <text:p>link</text:p>
          </table:table-cell>
          <table:table-cell table:number-columns-repeated="2"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0.39312053">
            <text:p>0.39312053</text:p>
          </table:table-cell>
          <table:table-cell table:formula="of:=[.Z102]*[.U$9]" office:value-type="float" office:value="0.0121821259256926">
            <text:p>0.0121821259</text:p>
          </table:table-cell>
          <table:table-cell table:number-columns-repeated="19"/>
          <table:table-cell table:style-name="ce24" table:formula="of:=[.Z102]+[.$AM$2]*[.$AQ$5]*[.U9]" office:value-type="float" office:value="0.393120506757904">
            <text:p>0.3931205068</text:p>
          </table:table-cell>
          <table:table-cell table:style-name="ce17" table:formula="of:=[.$AQ$5]*[.Z102]" office:value-type="float" office:value="-0.000000589703430328422">
            <text:p>-0.0000005897034</text:p>
          </table:table-cell>
          <table:table-cell table:number-columns-repeated="4"/>
          <table:table-cell table:style-name="ce24" table:formula="of:=[.P102]+[.$AM$2]*[.$AY$7]*[.K7]" office:value-type="float" office:value="-1.64023085684753">
            <text:p>-1.6402308568</text:p>
          </table:table-cell>
          <table:table-cell table:formula="of:=[.$AY$7]*[.P102]" office:value-type="float" office:value="0.0472708454213246">
            <text:p>0.0472708454</text:p>
          </table:table-cell>
          <table:table-cell table:number-columns-repeated="3"/>
          <table:table-cell table:formula="of:=[.F102]+[.$AM$2]*[.$BD$12]*[.A2]" office:value-type="float" office:value="-1.47405882346214">
            <text:p>-1.4740588235</text:p>
          </table:table-cell>
          <table:table-cell table:number-columns-repeated="966"/>
        </table:table-row>
        <table:table-row table:style-name="ro1">
          <table:table-cell/>
          <table:table-cell office:value-type="string">
            <text:p>link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-1.3261566">
            <text:p>-1.3261566</text:p>
          </table:table-cell>
          <table:table-cell table:formula="of:=[.F103]*[.A$3]" office:value-type="float" office:value="-1.9892349">
            <text:p>-1.9892349</text:p>
          </table:table-cell>
          <table:table-cell table:number-columns-repeated="4"/>
          <table:table-cell office:value-type="string">
            <text:p>link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-0.60671711">
            <text:p>-0.60671711</text:p>
          </table:table-cell>
          <table:table-cell table:formula="of:=[.P103]*[.K$8]" office:value-type="float" office:value="-0.592993795415657">
            <text:p>-0.5929937954</text:p>
          </table:table-cell>
          <table:table-cell table:number-columns-repeated="4"/>
          <table:table-cell office:value-type="string">
            <text:p>link</text:p>
          </table:table-cell>
          <table:table-cell table:number-columns-repeated="2"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-1.4896829">
            <text:p>-1.4896829</text:p>
          </table:table-cell>
          <table:table-cell table:formula="of:=[.Z103]*[.U$10]" office:value-type="float" office:value="-1.48946063601384">
            <text:p>-1.489460636</text:p>
          </table:table-cell>
          <table:table-cell table:number-columns-repeated="19"/>
          <table:table-cell table:style-name="ce24" table:formula="of:=[.Z103]+[.$AM$2]*[.$AQ$5]*[.U10]" office:value-type="float" office:value="-1.48968364991688">
            <text:p>-1.4896836499</text:p>
          </table:table-cell>
          <table:table-cell table:style-name="ce17" table:formula="of:=[.$AQ$5]*[.Z103]" office:value-type="float" office:value="0.0000022346101238508">
            <text:p>0.0000022346101</text:p>
          </table:table-cell>
          <table:table-cell table:number-columns-repeated="4"/>
          <table:table-cell table:style-name="ce24" table:formula="of:=[.P103]+[.$AM$2]*[.$AY$7]*[.K8]" office:value-type="float" office:value="-0.620926509840608">
            <text:p>-0.6209265098</text:p>
          </table:table-cell>
          <table:table-cell table:formula="of:=[.$AY$7]*[.P103]" office:value-type="float" office:value="0.0176411976892041">
            <text:p>0.0176411977</text:p>
          </table:table-cell>
          <table:table-cell table:number-columns-repeated="3"/>
          <table:table-cell table:formula="of:=[.F103]+[.$AM$2]*[.$BD$12]*[.A3]" office:value-type="float" office:value="-1.31983622815457">
            <text:p>-1.3198362282</text:p>
          </table:table-cell>
          <table:table-cell table:number-columns-repeated="966"/>
        </table:table-row>
        <table:table-row table:style-name="ro1">
          <table:table-cell/>
          <table:table-cell office:value-type="string">
            <text:p>link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-1.8819981">
            <text:p>-1.8819981</text:p>
          </table:table-cell>
          <table:table-cell table:formula="of:=[.F104]*[.A$4]" office:value-type="float" office:value="-1.8819981">
            <text:p>-1.8819981</text:p>
          </table:table-cell>
          <table:table-cell table:number-columns-repeated="4"/>
          <table:table-cell office:value-type="string">
            <text:p>link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-0.7588129">
            <text:p>-0.7588129</text:p>
          </table:table-cell>
          <table:table-cell table:formula="of:=[.P104]*[.K$9]" office:value-type="float" office:value="-0.0167745814066587">
            <text:p>-0.0167745814</text:p>
          </table:table-cell>
          <table:table-cell table:number-columns-repeated="4"/>
          <table:table-cell office:value-type="string">
            <text:p>link</text:p>
          </table:table-cell>
          <table:table-cell table:number-columns-repeated="2"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-0.97620368">
            <text:p>-0.97620368</text:p>
          </table:table-cell>
          <table:table-cell table:formula="of:=[.Z104]*[.U$11]" office:value-type="float" office:value="-0.545173060420523">
            <text:p>-0.5451730604</text:p>
          </table:table-cell>
          <table:table-cell table:number-columns-repeated="19"/>
          <table:table-cell table:style-name="ce24" table:formula="of:=[.Z104]+[.$AM$2]*[.$AQ$5]*[.U11]" office:value-type="float" office:value="-0.976204098862886">
            <text:p>-0.9762040989</text:p>
          </table:table-cell>
          <table:table-cell table:style-name="ce17" table:formula="of:=[.$AQ$5]*[.Z104]" office:value-type="float" office:value="0.00000146436172843791">
            <text:p>0.0000014643617</text:p>
          </table:table-cell>
          <table:table-cell table:number-columns-repeated="4"/>
          <table:table-cell table:style-name="ce24" table:formula="of:=[.P104]+[.$AM$2]*[.$AY$7]*[.K9]" office:value-type="float" office:value="-0.759134287376617">
            <text:p>-0.7591342874</text:p>
          </table:table-cell>
          <table:table-cell table:formula="of:=[.$AY$7]*[.P104]" office:value-type="float" office:value="0.0220636078287264">
            <text:p>0.0220636078</text:p>
          </table:table-cell>
          <table:table-cell table:number-columns-repeated="3"/>
          <table:table-cell table:formula="of:=[.F104]+[.$AM$2]*[.$BD$12]*[.A4]" office:value-type="float" office:value="-1.87778451876971">
            <text:p>-1.8777845188</text:p>
          </table:table-cell>
          <table:table-cell table:number-columns-repeated="966"/>
        </table:table-row>
        <table:table-row table:style-name="ro1">
          <table:table-cell/>
          <table:table-cell office:value-type="string">
            <text:p>link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-1.7678981">
            <text:p>-1.7678981</text:p>
          </table:table-cell>
          <table:table-cell table:formula="of:=[.F105]*[.A$5]" office:value-type="float" office:value="-0.88394905">
            <text:p>-0.88394905</text:p>
          </table:table-cell>
          <table:table-cell table:number-columns-repeated="4"/>
          <table:table-cell office:value-type="string">
            <text:p>link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-0.95135808">
            <text:p>-0.95135808</text:p>
          </table:table-cell>
          <table:table-cell table:formula="of:=[.P105]*[.K$10]" office:value-type="float" office:value="-0.00583894135000341">
            <text:p>-0.0058389414</text:p>
          </table:table-cell>
          <table:table-cell table:number-columns-repeated="4"/>
          <table:table-cell office:value-type="string">
            <text:p>link</text:p>
          </table:table-cell>
          <table:table-cell table:number-columns-repeated="2"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0.30840361">
            <text:p>0.30840361</text:p>
          </table:table-cell>
          <table:table-cell table:formula="of:=[.Z105]*[.U$12]" office:value-type="float" office:value="0.0424414677734359">
            <text:p>0.0424414678</text:p>
          </table:table-cell>
          <table:table-cell table:number-columns-repeated="19"/>
          <table:table-cell table:style-name="ce24" table:formula="of:=[.Z105]+[.$AM$2]*[.$AQ$5]*[.U12]" office:value-type="float" office:value="0.30840350678356">
            <text:p>0.3084035068</text:p>
          </table:table-cell>
          <table:table-cell table:style-name="ce17" table:formula="of:=[.$AQ$5]*[.Z105]" office:value-type="float" office:value="-0.000000462623172447058">
            <text:p>-0.0000004626232</text:p>
          </table:table-cell>
          <table:table-cell table:number-columns-repeated="4"/>
          <table:table-cell table:style-name="ce24" table:formula="of:=[.P105]+[.$AM$2]*[.$AY$7]*[.K10]" office:value-type="float" office:value="-0.951447308158558">
            <text:p>-0.9514473082</text:p>
          </table:table-cell>
          <table:table-cell table:formula="of:=[.$AY$7]*[.P105]" office:value-type="float" office:value="0.0276621438325708">
            <text:p>0.0276621438</text:p>
          </table:table-cell>
          <table:table-cell table:number-columns-repeated="3"/>
          <table:table-cell table:formula="of:=[.F105]+[.$AM$2]*[.$BD$12]*[.A5]" office:value-type="float" office:value="-1.76579130938486">
            <text:p>-1.7657913094</text:p>
          </table:table-cell>
          <table:table-cell table:number-columns-repeated="966"/>
        </table:table-row>
        <table:table-row table:style-name="ro1">
          <table:table-cell/>
          <table:table-cell office:value-type="string">
            <text:p>link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-0.7641964">
            <text:p>-0.7641964</text:p>
          </table:table-cell>
          <table:table-cell table:formula="of:=[.F106]*[.A$6]" office:value-type="float" office:value="0.3820982">
            <text:p>0.3820982</text:p>
          </table:table-cell>
          <table:table-cell table:number-columns-repeated="4"/>
          <table:table-cell office:value-type="string">
            <text:p>link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0.37986064">
            <text:p>0.37986064</text:p>
          </table:table-cell>
          <table:table-cell table:formula="of:=[.P106]*[.K$11]" office:value-type="float" office:value="0.000278587819840897">
            <text:p>0.0002785878</text:p>
          </table:table-cell>
          <table:table-cell table:number-columns-repeated="4"/>
          <table:table-cell office:value-type="string">
            <text:p>link</text:p>
          </table:table-cell>
          <table:table-cell table:number-columns-repeated="2"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-1.4347405">
            <text:p>-1.4347405</text:p>
          </table:table-cell>
          <table:table-cell table:formula="of:=[.Z106]*[.U$13]" office:value-type="float" office:value="-0.00935853301300046">
            <text:p>-0.009358533</text:p>
          </table:table-cell>
          <table:table-cell table:number-columns-repeated="19"/>
          <table:table-cell table:style-name="ce24" table:formula="of:=[.Z106]+[.$AM$2]*[.$AQ$5]*[.U13]" office:value-type="float" office:value="-1.43474050489229">
            <text:p>-1.4347405049</text:p>
          </table:table-cell>
          <table:table-cell table:style-name="ce17" table:formula="of:=[.$AQ$5]*[.Z106]" office:value-type="float" office:value="0.00000215219336034451">
            <text:p>0.0000021521934</text:p>
          </table:table-cell>
          <table:table-cell table:number-columns-repeated="4"/>
          <table:table-cell table:style-name="ce24" table:formula="of:=[.P106]+[.$AM$2]*[.$AY$7]*[.K11]" office:value-type="float" office:value="0.379849977730452">
            <text:p>0.3798499777</text:p>
          </table:table-cell>
          <table:table-cell table:formula="of:=[.$AY$7]*[.P106]" office:value-type="float" office:value="-0.0110450101606457">
            <text:p>-0.0110450102</text:p>
          </table:table-cell>
          <table:table-cell table:number-columns-repeated="3"/>
          <table:table-cell table:formula="of:=[.F106]+[.$AM$2]*[.$BD$12]*[.A6]" office:value-type="float" office:value="-0.766303190615144">
            <text:p>-0.7663031906</text:p>
          </table:table-cell>
          <table:table-cell table:number-columns-repeated="966"/>
        </table:table-row>
        <table:table-row table:style-name="ro1">
          <table:table-cell/>
          <table:table-cell office:value-type="string">
            <text:p>link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1.4834082">
            <text:p>1.4834082</text:p>
          </table:table-cell>
          <table:table-cell table:formula="of:=[.F107]*[.A$7]" office:value-type="float" office:value="-1.4834082">
            <text:p>-1.4834082</text:p>
          </table:table-cell>
          <table:table-cell table:number-columns-repeated="4"/>
          <table:table-cell office:value-type="string">
            <text:p>link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0.4521898">
            <text:p>0.4521898</text:p>
          </table:table-cell>
          <table:table-cell table:formula="of:=[.P107]*[.K$12]" office:value-type="float" office:value="0.121065604134375">
            <text:p>0.1210656041</text:p>
          </table:table-cell>
          <table:table-cell table:number-columns-repeated="4"/>
          <table:table-cell office:value-type="string">
            <text:p>link</text:p>
          </table:table-cell>
          <table:table-cell table:number-columns-repeated="2"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0.029394269">
            <text:p>0.029394269</text:p>
          </table:table-cell>
          <table:table-cell table:formula="of:=[.Z107]*[.U$14]" office:value-type="float" office:value="0.0285865322695761">
            <text:p>0.0285865323</text:p>
          </table:table-cell>
          <table:table-cell table:number-columns-repeated="19"/>
          <table:table-cell table:style-name="ce24" table:formula="of:=[.Z107]+[.$AM$2]*[.$AQ$5]*[.U14]" office:value-type="float" office:value="0.0293935395815481">
            <text:p>0.0293935396</text:p>
          </table:table-cell>
          <table:table-cell table:style-name="ce17" table:formula="of:=[.$AQ$5]*[.Z107]" office:value-type="float" office:value="-0.0000000440930959807578">
            <text:p>-0.0000000440931</text:p>
          </table:table-cell>
          <table:table-cell table:number-columns-repeated="4"/>
          <table:table-cell table:style-name="ce24" table:formula="of:=[.P107]+[.$AM$2]*[.$AY$7]*[.K12]" office:value-type="float" office:value="0.448297450402187">
            <text:p>0.4482974504</text:p>
          </table:table-cell>
          <table:table-cell table:formula="of:=[.$AY$7]*[.P107]" office:value-type="float" office:value="-0.0131480875079354">
            <text:p>-0.0131480875</text:p>
          </table:table-cell>
          <table:table-cell table:number-columns-repeated="3"/>
          <table:table-cell table:formula="of:=[.F107]+[.$AM$2]*[.$BD$12]*[.A7]" office:value-type="float" office:value="1.47919461876971">
            <text:p>1.4791946188</text:p>
          </table:table-cell>
          <table:table-cell table:number-columns-repeated="966"/>
        </table:table-row>
        <table:table-row table:style-name="ro1">
          <table:table-cell/>
          <table:table-cell office:value-type="string">
            <text:p>link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-2.7015762">
            <text:p>-2.7015762</text:p>
          </table:table-cell>
          <table:table-cell table:formula="of:=[.F108]*[.A$8]" office:value-type="float" office:value="4.0523643">
            <text:p>4.0523643</text:p>
          </table:table-cell>
          <table:table-cell table:number-columns-repeated="4"/>
          <table:table-cell office:value-type="string">
            <text:p>link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-0.092950583">
            <text:p>-0.092950583</text:p>
          </table:table-cell>
          <table:table-cell table:formula="of:=[.P108]*[.K$13]" office:value-type="float" office:value="-0.0925144281172283">
            <text:p>-0.0925144281</text:p>
          </table:table-cell>
          <table:table-cell table:number-columns-repeated="4"/>
          <table:table-cell office:value-type="string">
            <text:p>link</text:p>
          </table:table-cell>
          <table:table-cell table:number-columns-repeated="2"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0.48144615">
            <text:p>0.48144615</text:p>
          </table:table-cell>
          <table:table-cell table:formula="of:=[.Z108]*[.U$15]" office:value-type="float" office:value="0.43671792948096">
            <text:p>0.4367179295</text:p>
          </table:table-cell>
          <table:table-cell table:number-columns-repeated="19"/>
          <table:table-cell table:style-name="ce24" table:formula="of:=[.Z108]+[.$AM$2]*[.$AQ$5]*[.U15]" office:value-type="float" office:value="0.481445469651803">
            <text:p>0.4814454697</text:p>
          </table:table-cell>
          <table:table-cell table:style-name="ce17" table:formula="of:=[.$AQ$5]*[.Z108]" office:value-type="float" office:value="-0.000000722196945993667">
            <text:p>-0.0000007221969</text:p>
          </table:table-cell>
          <table:table-cell table:number-columns-repeated="4"/>
          <table:table-cell table:style-name="ce24" table:formula="of:=[.P108]+[.$AM$2]*[.$AY$7]*[.K13]" office:value-type="float" office:value="-0.107420604583926">
            <text:p>-0.1074206046</text:p>
          </table:table-cell>
          <table:table-cell table:formula="of:=[.$AY$7]*[.P108]" office:value-type="float" office:value="0.00270267573306079">
            <text:p>0.0027026757</text:p>
          </table:table-cell>
          <table:table-cell table:number-columns-repeated="3"/>
          <table:table-cell table:formula="of:=[.F108]+[.$AM$2]*[.$BD$12]*[.A8]" office:value-type="float" office:value="-2.70789657184543">
            <text:p>-2.7078965718</text:p>
          </table:table-cell>
          <table:table-cell table:number-columns-repeated="966"/>
        </table:table-row>
        <table:table-row table:style-name="ro1">
          <table:table-cell/>
          <table:table-cell office:value-type="string">
            <text:p>link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0.88353443">
            <text:p>0.88353443</text:p>
          </table:table-cell>
          <table:table-cell table:formula="of:=[.F109]*[.A$9]" office:value-type="float" office:value="-1.1044180375">
            <text:p>-1.1044180375</text:p>
          </table:table-cell>
          <table:table-cell table:number-columns-repeated="4"/>
          <table:table-cell office:value-type="string">
            <text:p>link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-0.48945594">
            <text:p>-0.48945594</text:p>
          </table:table-cell>
          <table:table-cell table:formula="of:=[.P109]*[.K$14]" office:value-type="float" office:value="-0.423922571982354">
            <text:p>-0.423922572</text:p>
          </table:table-cell>
          <table:table-cell table:number-columns-repeated="4"/>
          <table:table-cell office:value-type="string">
            <text:p>link</text:p>
          </table:table-cell>
          <table:table-cell table:number-columns-repeated="2"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-0.23736453">
            <text:p>-0.23736453</text:p>
          </table:table-cell>
          <table:table-cell table:formula="of:=[.Z109]*[.U$16]" office:value-type="float" office:value="-0.0116499653206166">
            <text:p>-0.0116499653</text:p>
          </table:table-cell>
          <table:table-cell table:number-columns-repeated="19"/>
          <table:table-cell table:style-name="ce24" table:formula="of:=[.Z109]+[.$AM$2]*[.$AQ$5]*[.U16]" office:value-type="float" office:value="-0.237364566811774">
            <text:p>-0.2373645668</text:p>
          </table:table-cell>
          <table:table-cell table:style-name="ce17" table:formula="of:=[.$AQ$5]*[.Z109]" office:value-type="float" office:value="0.000000356060462116526">
            <text:p>0.0000003560605</text:p>
          </table:table-cell>
          <table:table-cell table:number-columns-repeated="4"/>
          <table:table-cell table:style-name="ce24" table:formula="of:=[.P109]+[.$AM$2]*[.$AY$7]*[.K14]" office:value-type="float" office:value="-0.50204765155255">
            <text:p>-0.5020476516</text:p>
          </table:table-cell>
          <table:table-cell table:formula="of:=[.$AY$7]*[.P109]" office:value-type="float" office:value="0.0142316556684799">
            <text:p>0.0142316557</text:p>
          </table:table-cell>
          <table:table-cell table:number-columns-repeated="3"/>
          <table:table-cell table:formula="of:=[.F109]+[.$AM$2]*[.$BD$12]*[.A9]" office:value-type="float" office:value="0.87826745346214">
            <text:p>0.8782674535</text:p>
          </table:table-cell>
          <table:table-cell table:number-columns-repeated="966"/>
        </table:table-row>
        <table:table-row table:style-name="ro1">
          <table:table-cell/>
          <table:table-cell office:value-type="string">
            <text:p>node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3.7515421">
            <text:p>3.7515421</text:p>
          </table:table-cell>
          <table:table-cell table:number-columns-repeated="2"/>
          <table:table-cell table:formula="of:=SUM([.G102:.G109])" office:value-type="float" office:value="-4.7577030375">
            <text:p>-4.7577030375</text:p>
          </table:table-cell>
          <table:table-cell table:formula="of:=[.H110]+[.E110]" office:value-type="float" office:value="-1.0061609375">
            <text:p>-1.0061609375</text:p>
          </table:table-cell>
          <table:table-cell table:formula="of:=1/(1+(EXP([.I110]*-1)))" office:value-type="float" office:value="0.267731833257572">
            <text:p>0.2677318333</text:p>
          </table:table-cell>
          <table:table-cell/>
          <table:table-cell office:value-type="string">
            <text:p>link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-0.58010817">
            <text:p>-0.58010817</text:p>
          </table:table-cell>
          <table:table-cell table:formula="of:=[.P110]*[.K$15]" office:value-type="float" office:value="-0.00000120080938287103">
            <text:p>-1.20080938287103E-006</text:p>
          </table:table-cell>
          <table:table-cell table:number-columns-repeated="4"/>
          <table:table-cell office:value-type="string">
            <text:p>link</text:p>
          </table:table-cell>
          <table:table-cell table:number-columns-repeated="2"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-0.012448668">
            <text:p>-0.012448668</text:p>
          </table:table-cell>
          <table:table-cell table:formula="of:=[.Z110]*[.U$17]" office:value-type="float" office:value="-0.00338785368113571">
            <text:p>-0.0033878537</text:p>
          </table:table-cell>
          <table:table-cell table:number-columns-repeated="19"/>
          <table:table-cell table:style-name="ce24" table:formula="of:=[.Z110]+[.$AM$2]*[.$AQ$5]*[.U17]" office:value-type="float" office:value="-0.0124488721172433">
            <text:p>-0.0124488721</text:p>
          </table:table-cell>
          <table:table-cell table:style-name="ce17" table:formula="of:=[.$AQ$5]*[.Z110]" office:value-type="float" office:value="0.0000000186737187768333">
            <text:p>0.0000000186737</text:p>
          </table:table-cell>
          <table:table-cell table:number-columns-repeated="4"/>
          <table:table-cell table:style-name="ce24" table:formula="of:=[.P110]+[.$AM$2]*[.$AY$7]*[.K15]" office:value-type="float" office:value="-0.580108200093792">
            <text:p>-0.5801082001</text:p>
          </table:table-cell>
          <table:table-cell table:formula="of:=[.$AY$7]*[.P110]" office:value-type="float" office:value="0.016867503387357">
            <text:p>0.0168675034</text:p>
          </table:table-cell>
          <table:table-cell table:number-columns-repeated="2"/>
          <table:table-cell table:style-name="ce22" table:formula="of:=[.E110]+([.$BD$12]*[.$AM$2])" office:value-type="float" office:value="3.75575568123029">
            <text:p>3.7557556812</text:p>
          </table:table-cell>
          <table:table-cell table:style-name="Default"/>
          <table:table-cell table:number-columns-repeated="966"/>
        </table:table-row>
        <table:table-row table:style-name="ro1">
          <table:table-cell/>
          <table:table-cell office:value-type="string">
            <text:p>comment</text:p>
          </table:table-cell>
          <table:table-cell office:value-type="string">
            <text:p>TBD:node modifiers</text:p>
          </table:table-cell>
          <table:table-cell table:number-columns-repeated="8"/>
          <table:table-cell office:value-type="string">
            <text:p>link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office:value-type="float" office:value="-1.4527056">
            <text:p>-1.4527056</text:p>
          </table:table-cell>
          <table:table-cell table:formula="of:=[.P111]*[.K$16]" office:value-type="float" office:value="-1.222323657051">
            <text:p>-1.2223236571</text:p>
          </table:table-cell>
          <table:table-cell table:number-columns-repeated="4"/>
          <table:table-cell office:value-type="string">
            <text:p>link</text:p>
          </table:table-cell>
          <table:table-cell table:number-columns-repeated="2"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-1.32795">
            <text:p>-1.32795</text:p>
          </table:table-cell>
          <table:table-cell table:formula="of:=[.Z111]*[.U$18]" office:value-type="float" office:value="-0.0538582458703645">
            <text:p>-0.0538582459</text:p>
          </table:table-cell>
          <table:table-cell table:number-columns-repeated="19"/>
          <table:table-cell table:style-name="ce24" table:formula="of:=[.Z111]+[.$AM$2]*[.$AQ$5]*[.U18]" office:value-type="float" office:value="-1.32795003041924">
            <text:p>-1.3279500304</text:p>
          </table:table-cell>
          <table:table-cell table:style-name="ce17" table:formula="of:=[.$AQ$5]*[.Z111]" office:value-type="float" office:value="0.00000199200146149739">
            <text:p>0.0000019920015</text:p>
          </table:table-cell>
          <table:table-cell table:number-columns-repeated="4"/>
          <table:table-cell table:style-name="ce24" table:formula="of:=[.P111]+[.$AM$2]*[.$AY$7]*[.K16]" office:value-type="float" office:value="-1.46493824676399">
            <text:p>-1.4649382468</text:p>
          </table:table-cell>
          <table:table-cell table:formula="of:=[.$AY$7]*[.P111]" office:value-type="float" office:value="0.0422395647846719">
            <text:p>0.0422395648</text:p>
          </table:table-cell>
          <table:table-cell table:number-columns-repeated="3"/>
          <table:table-cell table:style-name="Default"/>
          <table:table-cell table:number-columns-repeated="966"/>
        </table:table-row>
        <table:table-row table:style-name="ro1">
          <table:table-cell/>
          <table:table-cell office:value-type="string">
            <text:p>link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2.7997601">
            <text:p>2.7997601</text:p>
          </table:table-cell>
          <table:table-cell table:formula="of:=[.F112]*[.A$2]" office:value-type="float" office:value="3.499700125">
            <text:p>3.499700125</text:p>
          </table:table-cell>
          <table:table-cell table:number-columns-repeated="4"/>
          <table:table-cell office:value-type="string">
            <text:p>link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-1.3799975">
            <text:p>-1.3799975</text:p>
          </table:table-cell>
          <table:table-cell table:formula="of:=[.P112]*[.K$17]" office:value-type="float" office:value="-0.000518988708644835">
            <text:p>-0.0005189887</text:p>
          </table:table-cell>
          <table:table-cell table:number-columns-repeated="4"/>
          <table:table-cell office:value-type="string">
            <text:p>link</text:p>
          </table:table-cell>
          <table:table-cell table:number-columns-repeated="2"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0.68130857">
            <text:p>0.68130857</text:p>
          </table:table-cell>
          <table:table-cell table:formula="of:=[.Z112]*[.U$19]" office:value-type="float" office:value="0.620050183897308">
            <text:p>0.6200501839</text:p>
          </table:table-cell>
          <table:table-cell table:number-columns-repeated="19"/>
          <table:table-cell table:style-name="ce24" table:formula="of:=[.Z112]+[.$AM$2]*[.$AQ$5]*[.U19]" office:value-type="float" office:value="0.681307887408427">
            <text:p>0.6813078874</text:p>
          </table:table-cell>
          <table:table-cell table:style-name="ce17" table:formula="of:=[.$AQ$5]*[.Z112]" office:value-type="float" office:value="-0.00000102200208379133">
            <text:p>-0.0000010220021</text:p>
          </table:table-cell>
          <table:table-cell table:number-columns-repeated="4"/>
          <table:table-cell table:style-name="ce24" table:formula="of:=[.P112]+[.$AM$2]*[.$AY$7]*[.K17]" office:value-type="float" office:value="-1.38000296753332">
            <text:p>-1.3800029675</text:p>
          </table:table-cell>
          <table:table-cell table:formula="of:=[.$AY$7]*[.P112]" office:value-type="float" office:value="0.0401254691961917">
            <text:p>0.0401254692</text:p>
          </table:table-cell>
          <table:table-cell table:number-columns-repeated="3"/>
          <table:table-cell table:formula="of:=[.F112]+[.$AM$2]*[.$BD$13]*[.A2]" office:value-type="float" office:value="2.79847184070878">
            <text:p>2.7984718407</text:p>
          </table:table-cell>
          <table:table-cell table:number-columns-repeated="966"/>
        </table:table-row>
        <table:table-row table:style-name="ro1">
          <table:table-cell/>
          <table:table-cell office:value-type="string">
            <text:p>link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-1.367486">
            <text:p>-1.367486</text:p>
          </table:table-cell>
          <table:table-cell table:formula="of:=[.F113]*[.A$3]" office:value-type="float" office:value="-2.051229">
            <text:p>-2.051229</text:p>
          </table:table-cell>
          <table:table-cell table:number-columns-repeated="4"/>
          <table:table-cell office:value-type="string">
            <text:p>link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office:value-type="float" office:value="1.3244926">
            <text:p>1.3244926</text:p>
          </table:table-cell>
          <table:table-cell table:formula="of:=[.P113]*[.K$18]" office:value-type="float" office:value="0.000736558004816382">
            <text:p>0.000736558</text:p>
          </table:table-cell>
          <table:table-cell table:number-columns-repeated="4"/>
          <table:table-cell office:value-type="string">
            <text:p>link</text:p>
          </table:table-cell>
          <table:table-cell table:number-columns-repeated="2"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-1.0991991">
            <text:p>-1.0991991</text:p>
          </table:table-cell>
          <table:table-cell table:formula="of:=[.Z113]*[.U$20]" office:value-type="float" office:value="-0.040114053115474">
            <text:p>-0.0401140531</text:p>
          </table:table-cell>
          <table:table-cell table:number-columns-repeated="19"/>
          <table:table-cell table:style-name="ce24" table:formula="of:=[.Z113]+[.$AM$2]*[.$AQ$5]*[.U20]" office:value-type="float" office:value="-1.09919912737147">
            <text:p>-1.0991991274</text:p>
          </table:table-cell>
          <table:table-cell table:style-name="ce17" table:formula="of:=[.$AQ$5]*[.Z113]" office:value-type="float" office:value="0.00000164886194034159">
            <text:p>0.0000016488619</text:p>
          </table:table-cell>
          <table:table-cell table:number-columns-repeated="4"/>
          <table:table-cell table:style-name="ce24" table:formula="of:=[.P113]+[.$AM$2]*[.$AY$7]*[.K18]" office:value-type="float" office:value="1.32448451520065">
            <text:p>1.3244845152</text:p>
          </table:table-cell>
          <table:table-cell table:formula="of:=[.$AY$7]*[.P113]" office:value-type="float" office:value="-0.0385115821020573">
            <text:p>-0.0385115821</text:p>
          </table:table-cell>
          <table:table-cell table:number-columns-repeated="3"/>
          <table:table-cell table:formula="of:=[.F113]+[.$AM$2]*[.$BD$13]*[.A3]" office:value-type="float" office:value="-1.36903191114947">
            <text:p>-1.3690319111</text:p>
          </table:table-cell>
          <table:table-cell table:number-columns-repeated="966"/>
        </table:table-row>
        <table:table-row table:style-name="ro1">
          <table:table-cell/>
          <table:table-cell office:value-type="string">
            <text:p>link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1.5479045">
            <text:p>1.5479045</text:p>
          </table:table-cell>
          <table:table-cell table:formula="of:=[.F114]*[.A$4]" office:value-type="float" office:value="1.5479045">
            <text:p>1.5479045</text:p>
          </table:table-cell>
          <table:table-cell table:number-columns-repeated="4"/>
          <table:table-cell office:value-type="string">
            <text:p>node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0.26813316">
            <text:p>0.26813316</text:p>
          </table:table-cell>
          <table:table-cell table:number-columns-repeated="2"/>
          <table:table-cell table:formula="of:=SUM([.Q97:.Q113])" office:value-type="float" office:value="-1.5465494052543">
            <text:p>-1.5465494053</text:p>
          </table:table-cell>
          <table:table-cell table:formula="of:=[.R114]+[.O114]" office:value-type="float" office:value="-1.2784162452543">
            <text:p>-1.2784162453</text:p>
          </table:table-cell>
          <table:table-cell table:formula="of:=1/(1+(EXP([.S114]*-1)))" office:value-type="float" office:value="0.217819934266901">
            <text:p>0.2178199343</text:p>
          </table:table-cell>
          <table:table-cell/>
          <table:table-cell office:value-type="string">
            <text:p>link</text:p>
          </table:table-cell>
          <table:table-cell table:number-columns-repeated="2" office:value-type="float" office:value="3">
            <text:p>3</text:p>
          </table:table-cell>
          <table:table-cell office:value-type="float" office:value="19">
            <text:p>19</text:p>
          </table:table-cell>
          <table:table-cell office:value-type="float" office:value="-0.092865944">
            <text:p>-0.092865944</text:p>
          </table:table-cell>
          <table:table-cell table:formula="of:=[.Z114]*[.U$21]" office:value-type="float" office:value="-0.0000401392143011234">
            <text:p>-4.01392143011234E-005</text:p>
          </table:table-cell>
          <table:table-cell table:number-columns-repeated="19"/>
          <table:table-cell table:style-name="ce24" table:formula="of:=[.Z114]+[.$AM$2]*[.$AQ$5]*[.U21]" office:value-type="float" office:value="-0.0928659443241831">
            <text:p>-0.0928659443</text:p>
          </table:table-cell>
          <table:table-cell table:style-name="ce17" table:formula="of:=[.$AQ$5]*[.Z114]" office:value-type="float" office:value="0.00000013930426309073">
            <text:p>0.0000001393043</text:p>
          </table:table-cell>
          <table:table-cell table:number-columns-repeated="3"/>
          <table:table-cell table:style-name="ce22" table:formula="of:=[.O114]+([.$AY$7]*[.$AM$2])" office:value-type="float" office:value="0.253594920185728">
            <text:p>0.2535949202</text:p>
          </table:table-cell>
          <table:table-cell table:number-columns-repeated="5"/>
          <table:table-cell table:formula="of:=[.F114]+[.$AM$2]*[.$BD$13]*[.A4]" office:value-type="float" office:value="1.54687389256702">
            <text:p>1.5468738926</text:p>
          </table:table-cell>
          <table:table-cell table:number-columns-repeated="966"/>
        </table:table-row>
        <table:table-row table:style-name="ro1">
          <table:table-cell/>
          <table:table-cell office:value-type="string">
            <text:p>link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1.3631654">
            <text:p>1.3631654</text:p>
          </table:table-cell>
          <table:table-cell table:formula="of:=[.F115]*[.A$5]" office:value-type="float" office:value="0.6815827">
            <text:p>0.6815827</text:p>
          </table:table-cell>
          <table:table-cell table:number-columns-repeated="4"/>
          <table:table-cell office:value-type="string">
            <text:p>comment</text:p>
          </table:table-cell>
          <table:table-cell office:value-type="string">
            <text:p>TBD:node modifiers</text:p>
          </table:table-cell>
          <table:table-cell table:number-columns-repeated="8"/>
          <table:table-cell office:value-type="string">
            <text:p>link</text:p>
          </table:table-cell>
          <table:table-cell table:number-columns-repeated="2"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0.13259661">
            <text:p>0.13259661</text:p>
          </table:table-cell>
          <table:table-cell table:formula="of:=[.Z115]*[.U$22]" office:value-type="float" office:value="0.000322199819535201">
            <text:p>0.0003221998</text:p>
          </table:table-cell>
          <table:table-cell table:number-columns-repeated="19"/>
          <table:table-cell table:style-name="ce24" table:formula="of:=[.Z115]+[.$AM$2]*[.$AQ$5]*[.U22]" office:value-type="float" office:value="0.132596608177486">
            <text:p>0.1325966082</text:p>
          </table:table-cell>
          <table:table-cell table:style-name="ce17" table:formula="of:=[.$AQ$5]*[.Z115]" office:value-type="float" office:value="-0.000000198902549726721">
            <text:p>-0.0000001989025</text:p>
          </table:table-cell>
          <table:table-cell table:number-columns-repeated="9"/>
          <table:table-cell table:formula="of:=[.F115]+[.$AM$2]*[.$BD$13]*[.A5]" office:value-type="float" office:value="1.36265009628351">
            <text:p>1.3626500963</text:p>
          </table:table-cell>
          <table:table-cell table:number-columns-repeated="966"/>
        </table:table-row>
        <table:table-row table:style-name="ro1">
          <table:table-cell/>
          <table:table-cell office:value-type="string">
            <text:p>link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-1.6120901">
            <text:p>-1.6120901</text:p>
          </table:table-cell>
          <table:table-cell table:formula="of:=[.F116]*[.A$6]" office:value-type="float" office:value="0.80604505">
            <text:p>0.80604505</text:p>
          </table:table-cell>
          <table:table-cell table:number-columns-repeated="4"/>
          <table:table-cell office:value-type="string">
            <text:p>link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.4692783">
            <text:p>1.4692783</text:p>
          </table:table-cell>
          <table:table-cell table:formula="of:=[.P116]*[.K$2]" office:value-type="float" office:value="1.37461515672211">
            <text:p>1.3746151567</text:p>
          </table:table-cell>
          <table:table-cell table:number-columns-repeated="4"/>
          <table:table-cell office:value-type="string">
            <text:p>link</text:p>
          </table:table-cell>
          <table:table-cell table:number-columns-repeated="2" office:value-type="float" office:value="3">
            <text:p>3</text:p>
          </table:table-cell>
          <table:table-cell office:value-type="float" office:value="21">
            <text:p>21</text:p>
          </table:table-cell>
          <table:table-cell office:value-type="float" office:value="-0.39793754">
            <text:p>-0.39793754</text:p>
          </table:table-cell>
          <table:table-cell table:formula="of:=[.Z116]*[.U$23]" office:value-type="float" office:value="-0.202424052073886">
            <text:p>-0.2024240521</text:p>
          </table:table-cell>
          <table:table-cell table:number-columns-repeated="19"/>
          <table:table-cell table:style-name="ce24" table:formula="of:=[.Z116]+[.$AM$2]*[.$AQ$5]*[.U23]" office:value-type="float" office:value="-0.397937921526877">
            <text:p>-0.3979379215</text:p>
          </table:table-cell>
          <table:table-cell table:style-name="ce17" table:formula="of:=[.$AQ$5]*[.Z116]" office:value-type="float" office:value="0.000000596929222685098">
            <text:p>0.0000005969292</text:p>
          </table:table-cell>
          <table:table-cell table:number-columns-repeated="4"/>
          <table:table-cell table:style-name="ce24" table:formula="of:=[.P116]+[.$AM$2]*[.$AY$8]*[.K2]" office:value-type="float" office:value="1.47381883318732">
            <text:p>1.4738188332</text:p>
          </table:table-cell>
          <table:table-cell table:formula="of:=[.$AY$8]*[.P116]" office:value-type="float" office:value="0.0142614554877311">
            <text:p>0.0142614555</text:p>
          </table:table-cell>
          <table:table-cell table:number-columns-repeated="3"/>
          <table:table-cell table:formula="of:=[.F116]+[.$AM$2]*[.$BD$13]*[.A6]" office:value-type="float" office:value="-1.61157479628351">
            <text:p>-1.6115747963</text:p>
          </table:table-cell>
          <table:table-cell table:number-columns-repeated="966"/>
        </table:table-row>
        <table:table-row table:style-name="ro1">
          <table:table-cell/>
          <table:table-cell office:value-type="string">
            <text:p>link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1.5790756">
            <text:p>1.5790756</text:p>
          </table:table-cell>
          <table:table-cell table:formula="of:=[.F117]*[.A$7]" office:value-type="float" office:value="-1.5790756">
            <text:p>-1.5790756</text:p>
          </table:table-cell>
          <table:table-cell table:number-columns-repeated="4"/>
          <table:table-cell office:value-type="string">
            <text:p>link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1.0789762">
            <text:p>1.0789762</text:p>
          </table:table-cell>
          <table:table-cell table:formula="of:=[.P117]*[.K$3]" office:value-type="float" office:value="0.218867061681504">
            <text:p>0.2188670617</text:p>
          </table:table-cell>
          <table:table-cell table:number-columns-repeated="4"/>
          <table:table-cell office:value-type="string">
            <text:p>link</text:p>
          </table:table-cell>
          <table:table-cell table:number-columns-repeated="2" office:value-type="float" office:value="3">
            <text:p>3</text:p>
          </table:table-cell>
          <table:table-cell office:value-type="float" office:value="22">
            <text:p>22</text:p>
          </table:table-cell>
          <table:table-cell office:value-type="float" office:value="1.559164">
            <text:p>1.559164</text:p>
          </table:table-cell>
          <table:table-cell table:formula="of:=[.Z117]*[.U$24]" office:value-type="float" office:value="1.37582177521365">
            <text:p>1.3758217752</text:p>
          </table:table-cell>
          <table:table-cell table:number-columns-repeated="19"/>
          <table:table-cell table:style-name="ce24" table:formula="of:=[.Z117]+[.$AM$2]*[.$AQ$5]*[.U24]" office:value-type="float" office:value="1.55916333816716">
            <text:p>1.5591633382</text:p>
          </table:table-cell>
          <table:table-cell table:style-name="ce17" table:formula="of:=[.$AQ$5]*[.Z117]" office:value-type="float" office:value="-0.00000233883577447503">
            <text:p>-0.0000023388358</text:p>
          </table:table-cell>
          <table:table-cell table:number-columns-repeated="4"/>
          <table:table-cell table:style-name="ce24" table:formula="of:=[.P117]+[.$AM$2]*[.$AY$8]*[.K3]" office:value-type="float" office:value="1.07996066058514">
            <text:p>1.0799606606</text:p>
          </table:table-cell>
          <table:table-cell table:formula="of:=[.$AY$8]*[.P117]" office:value-type="float" office:value="0.0104730132124195">
            <text:p>0.0104730132</text:p>
          </table:table-cell>
          <table:table-cell table:number-columns-repeated="3"/>
          <table:table-cell table:formula="of:=[.F117]+[.$AM$2]*[.$BD$13]*[.A7]" office:value-type="float" office:value="1.58010620743298">
            <text:p>1.5801062074</text:p>
          </table:table-cell>
          <table:table-cell table:number-columns-repeated="966"/>
        </table:table-row>
        <table:table-row table:style-name="ro1">
          <table:table-cell/>
          <table:table-cell office:value-type="string">
            <text:p>link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-0.22577858">
            <text:p>-0.22577858</text:p>
          </table:table-cell>
          <table:table-cell table:formula="of:=[.F118]*[.A$8]" office:value-type="float" office:value="0.33866787">
            <text:p>0.33866787</text:p>
          </table:table-cell>
          <table:table-cell table:number-columns-repeated="4"/>
          <table:table-cell office:value-type="string">
            <text:p>link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.1089621">
            <text:p>1.1089621</text:p>
          </table:table-cell>
          <table:table-cell table:formula="of:=[.P118]*[.K$4]" office:value-type="float" office:value="1.03506448627494">
            <text:p>1.0350644863</text:p>
          </table:table-cell>
          <table:table-cell table:number-columns-repeated="4"/>
          <table:table-cell office:value-type="string">
            <text:p>link</text:p>
          </table:table-cell>
          <table:table-cell table:number-columns-repeated="2" office:value-type="float" office:value="3">
            <text:p>3</text:p>
          </table:table-cell>
          <table:table-cell office:value-type="float" office:value="23">
            <text:p>23</text:p>
          </table:table-cell>
          <table:table-cell office:value-type="float" office:value="-0.078160644">
            <text:p>-0.078160644</text:p>
          </table:table-cell>
          <table:table-cell table:formula="of:=[.Z118]*[.U$25]" office:value-type="float" office:value="-0.0000159456152575885">
            <text:p>-1.59456152575885E-005</text:p>
          </table:table-cell>
          <table:table-cell table:number-columns-repeated="19"/>
          <table:table-cell table:style-name="ce24" table:formula="of:=[.Z118]+[.$AM$2]*[.$AQ$5]*[.U25]" office:value-type="float" office:value="-0.078160644153014">
            <text:p>-0.0781606442</text:p>
          </table:table-cell>
          <table:table-cell table:style-name="ce17" table:formula="of:=[.$AQ$5]*[.Z118]" office:value-type="float" office:value="0.000000117245466380193">
            <text:p>0.0000001172455</text:p>
          </table:table-cell>
          <table:table-cell table:number-columns-repeated="4"/>
          <table:table-cell table:style-name="ce24" table:formula="of:=[.P118]+[.$AM$2]*[.$AY$8]*[.K4]" office:value-type="float" office:value="1.11349191530315">
            <text:p>1.1134919153</text:p>
          </table:table-cell>
          <table:table-cell table:formula="of:=[.$AY$8]*[.P118]" office:value-type="float" office:value="0.0107640694256022">
            <text:p>0.0107640694</text:p>
          </table:table-cell>
          <table:table-cell table:number-columns-repeated="3"/>
          <table:table-cell table:formula="of:=[.F118]+[.$AM$2]*[.$BD$13]*[.A8]" office:value-type="float" office:value="-0.224232668850533">
            <text:p>-0.2242326689</text:p>
          </table:table-cell>
          <table:table-cell table:number-columns-repeated="966"/>
        </table:table-row>
        <table:table-row table:style-name="ro1">
          <table:table-cell/>
          <table:table-cell office:value-type="string">
            <text:p>link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-1.5202942">
            <text:p>-1.5202942</text:p>
          </table:table-cell>
          <table:table-cell table:formula="of:=[.F119]*[.A$9]" office:value-type="float" office:value="1.90036775">
            <text:p>1.90036775</text:p>
          </table:table-cell>
          <table:table-cell table:number-columns-repeated="4"/>
          <table:table-cell office:value-type="string">
            <text:p>link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-1.2153897">
            <text:p>-1.2153897</text:p>
          </table:table-cell>
          <table:table-cell table:formula="of:=[.P119]*[.K$5]" office:value-type="float" office:value="-0.00405000526793257">
            <text:p>-0.0040500053</text:p>
          </table:table-cell>
          <table:table-cell table:number-columns-repeated="4"/>
          <table:table-cell office:value-type="string">
            <text:p>link</text:p>
          </table:table-cell>
          <table:table-cell table:number-columns-repeated="2" office:value-type="float" office:value="3">
            <text:p>3</text:p>
          </table:table-cell>
          <table:table-cell office:value-type="float" office:value="24">
            <text:p>24</text:p>
          </table:table-cell>
          <table:table-cell office:value-type="float" office:value="0.88339782">
            <text:p>0.88339782</text:p>
          </table:table-cell>
          <table:table-cell table:formula="of:=[.Z119]*[.U$26]" office:value-type="float" office:value="0.100463725983325">
            <text:p>0.100463726</text:p>
          </table:table-cell>
          <table:table-cell table:number-columns-repeated="19"/>
          <table:table-cell table:style-name="ce24" table:formula="of:=[.Z119]+[.$AM$2]*[.$AQ$5]*[.U26]" office:value-type="float" office:value="0.883397734703563">
            <text:p>0.8833977347</text:p>
          </table:table-cell>
          <table:table-cell table:style-name="ce17" table:formula="of:=[.$AQ$5]*[.Z119]" office:value-type="float" office:value="-0.00000132514759480674">
            <text:p>-0.0000013251476</text:p>
          </table:table-cell>
          <table:table-cell table:number-columns-repeated="4"/>
          <table:table-cell table:style-name="ce24" table:formula="of:=[.P119]+[.$AM$2]*[.$AY$8]*[.K5]" office:value-type="float" office:value="-1.21537352777305">
            <text:p>-1.2153735278</text:p>
          </table:table-cell>
          <table:table-cell table:formula="of:=[.$AY$8]*[.P119]" office:value-type="float" office:value="-0.011797102092093">
            <text:p>-0.0117971021</text:p>
          </table:table-cell>
          <table:table-cell table:number-columns-repeated="3"/>
          <table:table-cell table:formula="of:=[.F119]+[.$AM$2]*[.$BD$13]*[.A9]" office:value-type="float" office:value="-1.51900594070878">
            <text:p>-1.5190059407</text:p>
          </table:table-cell>
          <table:table-cell table:number-columns-repeated="966"/>
        </table:table-row>
        <table:table-row table:style-name="ro1">
          <table:table-cell/>
          <table:table-cell office:value-type="string">
            <text:p>node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0.21315908">
            <text:p>0.21315908</text:p>
          </table:table-cell>
          <table:table-cell table:number-columns-repeated="2"/>
          <table:table-cell table:formula="of:=SUM([.G112:.G119])" office:value-type="float" office:value="5.143963395">
            <text:p>5.143963395</text:p>
          </table:table-cell>
          <table:table-cell table:formula="of:=[.H120]+[.E120]" office:value-type="float" office:value="5.357122475">
            <text:p>5.357122475</text:p>
          </table:table-cell>
          <table:table-cell table:formula="of:=1/(1+(EXP([.I120]*-1)))" office:value-type="float" office:value="0.995307669207715">
            <text:p>0.9953076692</text:p>
          </table:table-cell>
          <table:table-cell/>
          <table:table-cell office:value-type="string">
            <text:p>link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1.5350938">
            <text:p>1.5350938</text:p>
          </table:table-cell>
          <table:table-cell table:formula="of:=[.P120]*[.K$6]" office:value-type="float" office:value="0.000154828907157762">
            <text:p>0.0001548289</text:p>
          </table:table-cell>
          <table:table-cell table:number-columns-repeated="4"/>
          <table:table-cell office:value-type="string">
            <text:p>link</text:p>
          </table:table-cell>
          <table:table-cell table:number-columns-repeated="2" office:value-type="float" office:value="3">
            <text:p>3</text:p>
          </table:table-cell>
          <table:table-cell office:value-type="float" office:value="25">
            <text:p>25</text:p>
          </table:table-cell>
          <table:table-cell office:value-type="float" office:value="0.22011876">
            <text:p>0.22011876</text:p>
          </table:table-cell>
          <table:table-cell table:formula="of:=[.Z120]*[.U$27]" office:value-type="float" office:value="0.0581496424774529">
            <text:p>0.0581496425</text:p>
          </table:table-cell>
          <table:table-cell table:number-columns-repeated="19"/>
          <table:table-cell table:style-name="ce24" table:formula="of:=[.Z120]+[.$AM$2]*[.$AQ$5]*[.U27]" office:value-type="float" office:value="0.220118561861931">
            <text:p>0.2201185619</text:p>
          </table:table-cell>
          <table:table-cell table:style-name="ce17" table:formula="of:=[.$AQ$5]*[.Z120]" office:value-type="float" office:value="-0.000000330190814129292">
            <text:p>-0.0000003301908</text:p>
          </table:table-cell>
          <table:table-cell table:number-columns-repeated="4"/>
          <table:table-cell table:style-name="ce24" table:formula="of:=[.P120]+[.$AM$2]*[.$AY$8]*[.K6]" office:value-type="float" office:value="1.53509428949349">
            <text:p>1.5350942895</text:p>
          </table:table-cell>
          <table:table-cell table:formula="of:=[.$AY$8]*[.P120]" office:value-type="float" office:value="0.0149002894129668">
            <text:p>0.0149002894</text:p>
          </table:table-cell>
          <table:table-cell table:number-columns-repeated="2"/>
          <table:table-cell table:style-name="ce22" table:formula="of:=[.E120]+([.$BD$13]*[.$AM$2])" office:value-type="float" office:value="0.212128472567022">
            <text:p>0.2121284726</text:p>
          </table:table-cell>
          <table:table-cell table:style-name="Default"/>
          <table:table-cell table:number-columns-repeated="966"/>
        </table:table-row>
        <table:table-row table:style-name="ro1">
          <table:table-cell/>
          <table:table-cell office:value-type="string">
            <text:p>comment</text:p>
          </table:table-cell>
          <table:table-cell office:value-type="string">
            <text:p>TBD:node modifiers</text:p>
          </table:table-cell>
          <table:table-cell table:number-columns-repeated="8"/>
          <table:table-cell office:value-type="string">
            <text:p>link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-0.21465063">
            <text:p>-0.21465063</text:p>
          </table:table-cell>
          <table:table-cell table:formula="of:=[.P121]*[.K$7]" office:value-type="float" office:value="-0.21392594187629">
            <text:p>-0.2139259419</text:p>
          </table:table-cell>
          <table:table-cell table:number-columns-repeated="4"/>
          <table:table-cell office:value-type="string">
            <text:p>link</text:p>
          </table:table-cell>
          <table:table-cell table:number-columns-repeated="2" office:value-type="float" office:value="3">
            <text:p>3</text:p>
          </table:table-cell>
          <table:table-cell office:value-type="float" office:value="26">
            <text:p>26</text:p>
          </table:table-cell>
          <table:table-cell office:value-type="float" office:value="0.16411138">
            <text:p>0.16411138</text:p>
          </table:table-cell>
          <table:table-cell table:formula="of:=[.Z121]*[.U$28]" office:value-type="float" office:value="0.163056719561727">
            <text:p>0.1630567196</text:p>
          </table:table-cell>
          <table:table-cell table:number-columns-repeated="19"/>
          <table:table-cell table:style-name="ce24" table:formula="of:=[.Z121]+[.$AM$2]*[.$AQ$5]*[.U28]" office:value-type="float" office:value="0.164110634791265">
            <text:p>0.1641106348</text:p>
          </table:table-cell>
          <table:table-cell table:style-name="ce17" table:formula="of:=[.$AQ$5]*[.Z121]" office:value-type="float" office:value="-0.000000246176519302951">
            <text:p>-0.0000002461765</text:p>
          </table:table-cell>
          <table:table-cell table:number-columns-repeated="4"/>
          <table:table-cell table:style-name="ce24" table:formula="of:=[.P121]+[.$AM$2]*[.$AY$8]*[.K7]" office:value-type="float" office:value="-0.209813797188795">
            <text:p>-0.2098137972</text:p>
          </table:table-cell>
          <table:table-cell table:formula="of:=[.$AY$8]*[.P121]" office:value-type="float" office:value="-0.00208349255900562">
            <text:p>-0.0020834926</text:p>
          </table:table-cell>
          <table:table-cell table:number-columns-repeated="3"/>
          <table:table-cell table:style-name="Default"/>
          <table:table-cell table:number-columns-repeated="966"/>
        </table:table-row>
        <table:table-row table:style-name="ro1">
          <table:table-cell/>
          <table:table-cell office:value-type="string">
            <text:p>link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-1.9824948">
            <text:p>-1.9824948</text:p>
          </table:table-cell>
          <table:table-cell table:formula="of:=[.F122]*[.A$2]" office:value-type="float" office:value="-2.4781185">
            <text:p>-2.4781185</text:p>
          </table:table-cell>
          <table:table-cell table:number-columns-repeated="4"/>
          <table:table-cell office:value-type="string">
            <text:p>link</text:p>
          </table:table-cell>
          <table:table-cell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0.50064647">
            <text:p>0.50064647</text:p>
          </table:table-cell>
          <table:table-cell table:formula="of:=[.P122]*[.K$8]" office:value-type="float" office:value="0.489322363773045">
            <text:p>0.4893223638</text:p>
          </table:table-cell>
          <table:table-cell table:number-columns-repeated="4"/>
          <table:table-cell office:value-type="string">
            <text:p>link</text:p>
          </table:table-cell>
          <table:table-cell table:number-columns-repeated="2"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-1.2667687">
            <text:p>-1.2667687</text:p>
          </table:table-cell>
          <table:table-cell table:formula="of:=[.Z122]*[.U$29]" office:value-type="float" office:value="-0.0530881484540299">
            <text:p>-0.0530881485</text:p>
          </table:table-cell>
          <table:table-cell table:number-columns-repeated="19"/>
          <table:table-cell table:style-name="ce24" table:formula="of:=[.Z122]+[.$AM$2]*[.$AQ$5]*[.U29]" office:value-type="float" office:value="-1.26676873143245">
            <text:p>-1.2667687314</text:p>
          </table:table-cell>
          <table:table-cell table:style-name="ce17" table:formula="of:=[.$AQ$5]*[.Z122]" office:value-type="float" office:value="0.00000190022598876399">
            <text:p>0.0000019002260</text:p>
          </table:table-cell>
          <table:table-cell table:number-columns-repeated="4"/>
          <table:table-cell table:style-name="ce24" table:formula="of:=[.P122]+[.$AM$2]*[.$AY$8]*[.K8]" office:value-type="float" office:value="0.505389913120936">
            <text:p>0.5053899131</text:p>
          </table:table-cell>
          <table:table-cell table:formula="of:=[.$AY$8]*[.P122]" office:value-type="float" office:value="0.00485949281834128">
            <text:p>0.0048594928</text:p>
          </table:table-cell>
          <table:table-cell table:number-columns-repeated="3"/>
          <table:table-cell table:formula="of:=[.F122]+[.$AM$2]*[.$BD$14]*[.A2]" office:value-type="float" office:value="-1.9807916023282">
            <text:p>-1.9807916023</text:p>
          </table:table-cell>
          <table:table-cell table:number-columns-repeated="966"/>
        </table:table-row>
        <table:table-row table:style-name="ro1">
          <table:table-cell/>
          <table:table-cell office:value-type="string">
            <text:p>link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-0.030585051">
            <text:p>-0.030585051</text:p>
          </table:table-cell>
          <table:table-cell table:formula="of:=[.F123]*[.A$3]" office:value-type="float" office:value="-0.0458775765">
            <text:p>-0.0458775765</text:p>
          </table:table-cell>
          <table:table-cell table:number-columns-repeated="4"/>
          <table:table-cell office:value-type="string">
            <text:p>link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0.16365707">
            <text:p>0.16365707</text:p>
          </table:table-cell>
          <table:table-cell table:formula="of:=[.P123]*[.K$9]" office:value-type="float" office:value="0.00361786000671607">
            <text:p>0.00361786</text:p>
          </table:table-cell>
          <table:table-cell table:number-columns-repeated="4"/>
          <table:table-cell office:value-type="string">
            <text:p>link</text:p>
          </table:table-cell>
          <table:table-cell table:number-columns-repeated="2" office:value-type="float" office:value="3">
            <text:p>3</text:p>
          </table:table-cell>
          <table:table-cell office:value-type="float" office:value="28">
            <text:p>28</text:p>
          </table:table-cell>
          <table:table-cell office:value-type="float" office:value="-1.0863407">
            <text:p>-1.0863407</text:p>
          </table:table-cell>
          <table:table-cell table:formula="of:=[.Z123]*[.U$30]" office:value-type="float" office:value="-1.04981790633907">
            <text:p>-1.0498179063</text:p>
          </table:table-cell>
          <table:table-cell table:number-columns-repeated="19"/>
          <table:table-cell table:style-name="ce24" table:formula="of:=[.Z123]+[.$AM$2]*[.$AQ$5]*[.U30]" office:value-type="float" office:value="-1.08634142481281">
            <text:p>-1.0863414248</text:p>
          </table:table-cell>
          <table:table-cell table:style-name="ce17" table:formula="of:=[.$AQ$5]*[.Z123]" office:value-type="float" office:value="0.00000162957359997296">
            <text:p>0.0000016295736</text:p>
          </table:table-cell>
          <table:table-cell table:number-columns-repeated="4"/>
          <table:table-cell table:style-name="ce24" table:formula="of:=[.P123]+[.$AM$2]*[.$AY$8]*[.K9]" office:value-type="float" office:value="0.163764356919776">
            <text:p>0.1637643569</text:p>
          </table:table-cell>
          <table:table-cell table:formula="of:=[.$AY$8]*[.P123]" office:value-type="float" office:value="0.00158852684277545">
            <text:p>0.0015885268</text:p>
          </table:table-cell>
          <table:table-cell table:number-columns-repeated="3"/>
          <table:table-cell table:formula="of:=[.F123]+[.$AM$2]*[.$BD$14]*[.A3]" office:value-type="float" office:value="-0.0285412137938399">
            <text:p>-0.0285412138</text:p>
          </table:table-cell>
          <table:table-cell table:number-columns-repeated="966"/>
        </table:table-row>
        <table:table-row table:style-name="ro1">
          <table:table-cell/>
          <table:table-cell office:value-type="string">
            <text:p>link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-1.4618788">
            <text:p>-1.4618788</text:p>
          </table:table-cell>
          <table:table-cell table:formula="of:=[.F124]*[.A$4]" office:value-type="float" office:value="-1.4618788">
            <text:p>-1.4618788</text:p>
          </table:table-cell>
          <table:table-cell table:number-columns-repeated="4"/>
          <table:table-cell office:value-type="string">
            <text:p>link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0.70501316">
            <text:p>0.70501316</text:p>
          </table:table-cell>
          <table:table-cell table:formula="of:=[.P124]*[.K$10]" office:value-type="float" office:value="0.0043270042886697">
            <text:p>0.0043270043</text:p>
          </table:table-cell>
          <table:table-cell table:number-columns-repeated="4"/>
          <table:table-cell office:value-type="string">
            <text:p>node</text:p>
          </table:table-cell>
          <table:table-cell table:number-columns-repeated="2" office:value-type="float" office:value="3">
            <text:p>3</text:p>
          </table:table-cell>
          <table:table-cell office:value-type="float" office:value="-11.323532">
            <text:p>-11.323532</text:p>
          </table:table-cell>
          <table:table-cell table:number-columns-repeated="2"/>
          <table:table-cell table:formula="of:=SUM([.AA95:.AA123])" office:value-type="float" office:value="-2.08647657488388">
            <text:p>-2.0864765749</text:p>
          </table:table-cell>
          <table:table-cell table:formula="of:=[.AB124]+[.Y124]" office:value-type="float" office:value="-13.4100085748839">
            <text:p>-13.4100085749</text:p>
          </table:table-cell>
          <table:table-cell table:style-name="ce2" table:formula="of:=1/(1+(EXP([.AC124]*-1)))" office:value-type="float" office:value="0.00000150005306331561">
            <text:p>1.50005306331561E-006</text:p>
          </table:table-cell>
          <table:table-cell table:number-columns-repeated="15"/>
          <table:table-cell table:style-name="ce22" table:formula="of:=[.Y124]+([.$AQ$5]*[.$AM$2])" office:value-type="float" office:value="-11.3235327500288">
            <text:p>-11.32353275</text:p>
          </table:table-cell>
          <table:table-cell table:number-columns-repeated="6"/>
          <table:table-cell table:style-name="ce24" table:formula="of:=[.P124]+[.$AM$2]*[.$AY$8]*[.K10]" office:value-type="float" office:value="0.705042946528612">
            <text:p>0.7050429465</text:p>
          </table:table-cell>
          <table:table-cell table:formula="of:=[.$AY$8]*[.P124]" office:value-type="float" office:value="0.00684316497399071">
            <text:p>0.006843165</text:p>
          </table:table-cell>
          <table:table-cell table:number-columns-repeated="3"/>
          <table:table-cell table:formula="of:=[.F124]+[.$AM$2]*[.$BD$14]*[.A4]" office:value-type="float" office:value="-1.46051624186256">
            <text:p>-1.4605162419</text:p>
          </table:table-cell>
          <table:table-cell table:number-columns-repeated="966"/>
        </table:table-row>
        <table:table-row table:style-name="ro1">
          <table:table-cell/>
          <table:table-cell office:value-type="string">
            <text:p>link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-0.082054138">
            <text:p>-0.082054138</text:p>
          </table:table-cell>
          <table:table-cell table:formula="of:=[.F125]*[.A$5]" office:value-type="float" office:value="-0.041027069">
            <text:p>-0.041027069</text:p>
          </table:table-cell>
          <table:table-cell table:number-columns-repeated="4"/>
          <table:table-cell office:value-type="string">
            <text:p>link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-1.0889218">
            <text:p>-1.0889218</text:p>
          </table:table-cell>
          <table:table-cell table:formula="of:=[.P125]*[.K$11]" office:value-type="float" office:value="-0.000798609590715228">
            <text:p>-0.0007986096</text:p>
          </table:table-cell>
          <table:table-cell table:number-columns-repeated="4"/>
          <table:table-cell office:value-type="string">
            <text:p>comment</text:p>
          </table:table-cell>
          <table:table-cell office:value-type="string">
            <text:p>TBD:node modifiers</text:p>
          </table:table-cell>
          <table:table-cell table:number-columns-repeated="29"/>
          <table:table-cell table:style-name="ce24" table:formula="of:=[.P125]+[.$AM$2]*[.$AY$8]*[.K11]" office:value-type="float" office:value="-1.08891824067521">
            <text:p>-1.0889182407</text:p>
          </table:table-cell>
          <table:table-cell table:formula="of:=[.$AY$8]*[.P125]" office:value-type="float" office:value="-0.0105695495402879">
            <text:p>-0.0105695495</text:p>
          </table:table-cell>
          <table:table-cell table:number-columns-repeated="3"/>
          <table:table-cell table:formula="of:=[.F125]+[.$AM$2]*[.$BD$14]*[.A5]" office:value-type="float" office:value="-0.08137285893128">
            <text:p>-0.0813728589</text:p>
          </table:table-cell>
          <table:table-cell table:number-columns-repeated="966"/>
        </table:table-row>
        <table:table-row table:style-name="ro1">
          <table:table-cell/>
          <table:table-cell office:value-type="string">
            <text:p>link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0.33310533">
            <text:p>0.33310533</text:p>
          </table:table-cell>
          <table:table-cell table:formula="of:=[.F126]*[.A$6]" office:value-type="float" office:value="-0.166552665">
            <text:p>-0.166552665</text:p>
          </table:table-cell>
          <table:table-cell table:number-columns-repeated="4"/>
          <table:table-cell office:value-type="string">
            <text:p>link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1.0474495">
            <text:p>1.0474495</text:p>
          </table:table-cell>
          <table:table-cell table:formula="of:=[.P126]*[.K$12]" office:value-type="float" office:value="0.280435574879727">
            <text:p>0.2804355749</text:p>
          </table:table-cell>
          <table:table-cell table:number-columns-repeated="4"/>
          <table:table-cell office:value-type="string">
            <text:p>link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-0.24922717">
            <text:p>-0.24922717</text:p>
          </table:table-cell>
          <table:table-cell table:formula="of:=[.Z126]*[.U$2]" office:value-type="float" office:value="-0.00529316777277557">
            <text:p>-0.0052931678</text:p>
          </table:table-cell>
          <table:table-cell table:number-columns-repeated="19"/>
          <table:table-cell table:style-name="ce24" table:formula="of:=[.Z126]+[.$AM$2]*[.$AQ$6]*[.U2]" office:value-type="float" office:value="-0.249228348457449">
            <text:p>-0.2492283485</text:p>
          </table:table-cell>
          <table:table-cell table:style-name="ce17" table:formula="of:=[.$AQ$6]*[.Z126]" office:value-type="float" office:value="0.0000276578880195697">
            <text:p>0.0000276578880</text:p>
          </table:table-cell>
          <table:table-cell table:number-columns-repeated="4"/>
          <table:table-cell table:style-name="ce24" table:formula="of:=[.P126]+[.$AM$2]*[.$AY$8]*[.K12]" office:value-type="float" office:value="1.04874886092524">
            <text:p>1.0487488609</text:p>
          </table:table-cell>
          <table:table-cell table:formula="of:=[.$AY$8]*[.P126]" office:value-type="float" office:value="0.0101670013229598">
            <text:p>0.0101670013</text:p>
          </table:table-cell>
          <table:table-cell table:number-columns-repeated="3"/>
          <table:table-cell table:formula="of:=[.F126]+[.$AM$2]*[.$BD$14]*[.A6]" office:value-type="float" office:value="0.33242405093128">
            <text:p>0.3324240509</text:p>
          </table:table-cell>
          <table:table-cell table:number-columns-repeated="966"/>
        </table:table-row>
        <table:table-row table:style-name="ro1">
          <table:table-cell/>
          <table:table-cell office:value-type="string">
            <text:p>link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2.3622484">
            <text:p>2.3622484</text:p>
          </table:table-cell>
          <table:table-cell table:formula="of:=[.F127]*[.A$7]" office:value-type="float" office:value="-2.3622484">
            <text:p>-2.3622484</text:p>
          </table:table-cell>
          <table:table-cell table:number-columns-repeated="4"/>
          <table:table-cell office:value-type="string">
            <text:p>link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-0.40357161">
            <text:p>-0.40357161</text:p>
          </table:table-cell>
          <table:table-cell table:formula="of:=[.P127]*[.K$13]" office:value-type="float" office:value="-0.401677918507505">
            <text:p>-0.4016779185</text:p>
          </table:table-cell>
          <table:table-cell table:number-columns-repeated="4"/>
          <table:table-cell office:value-type="string">
            <text:p>link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73955464">
            <text:p>0.73955464</text:p>
          </table:table-cell>
          <table:table-cell table:formula="of:=[.Z127]*[.U$3]" office:value-type="float" office:value="0.207085636967033">
            <text:p>0.207085637</text:p>
          </table:table-cell>
          <table:table-cell table:number-columns-repeated="19"/>
          <table:table-cell table:style-name="ce24" table:formula="of:=[.Z127]+[.$AM$2]*[.$AQ$6]*[.U3]" office:value-type="float" office:value="0.739539102778963">
            <text:p>0.7395391028</text:p>
          </table:table-cell>
          <table:table-cell table:style-name="ce17" table:formula="of:=[.$AQ$6]*[.Z127]" office:value-type="float" office:value="-0.0000820717878290444">
            <text:p>-0.0000820717878</text:p>
          </table:table-cell>
          <table:table-cell table:number-columns-repeated="4"/>
          <table:table-cell table:style-name="ce24" table:formula="of:=[.P127]+[.$AM$2]*[.$AY$8]*[.K13]" office:value-type="float" office:value="-0.398741165004997">
            <text:p>-0.3987411650</text:p>
          </table:table-cell>
          <table:table-cell table:formula="of:=[.$AY$8]*[.P127]" office:value-type="float" office:value="-0.00391724192219198">
            <text:p>-0.0039172419</text:p>
          </table:table-cell>
          <table:table-cell table:number-columns-repeated="3"/>
          <table:table-cell table:formula="of:=[.F127]+[.$AM$2]*[.$BD$14]*[.A7]" office:value-type="float" office:value="2.36088584186256">
            <text:p>2.3608858419</text:p>
          </table:table-cell>
          <table:table-cell table:number-columns-repeated="966"/>
        </table:table-row>
        <table:table-row table:style-name="ro1">
          <table:table-cell/>
          <table:table-cell office:value-type="string">
            <text:p>link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-3.012723">
            <text:p>-3.012723</text:p>
          </table:table-cell>
          <table:table-cell table:formula="of:=[.F128]*[.A$8]" office:value-type="float" office:value="4.5190845">
            <text:p>4.5190845</text:p>
          </table:table-cell>
          <table:table-cell table:number-columns-repeated="4"/>
          <table:table-cell office:value-type="string">
            <text:p>link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-1.0393233">
            <text:p>-1.0393233</text:p>
          </table:table-cell>
          <table:table-cell table:formula="of:=[.P128]*[.K$14]" office:value-type="float" office:value="-0.900168065091186">
            <text:p>-0.9001680651</text:p>
          </table:table-cell>
          <table:table-cell table:number-columns-repeated="4"/>
          <table:table-cell office:value-type="string">
            <text:p>link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-1.1958511">
            <text:p>-1.1958511</text:p>
          </table:table-cell>
          <table:table-cell table:formula="of:=[.Z128]*[.U$4]" office:value-type="float" office:value="-1.04688683617935">
            <text:p>-1.0468868362</text:p>
          </table:table-cell>
          <table:table-cell table:number-columns-repeated="19"/>
          <table:table-cell table:style-name="ce24" table:formula="of:=[.Z128]+[.$AM$2]*[.$AQ$6]*[.U4]" office:value-type="float" office:value="-1.19589967538638">
            <text:p>-1.1958996754</text:p>
          </table:table-cell>
          <table:table-cell table:style-name="ce17" table:formula="of:=[.$AQ$6]*[.Z128]" office:value-type="float" office:value="0.00013270910957212">
            <text:p>0.0001327091096</text:p>
          </table:table-cell>
          <table:table-cell table:number-columns-repeated="4"/>
          <table:table-cell table:style-name="ce24" table:formula="of:=[.P128]+[.$AM$2]*[.$AY$8]*[.K14]" office:value-type="float" office:value="-1.03511988055831">
            <text:p>-1.0351198806</text:p>
          </table:table-cell>
          <table:table-cell table:formula="of:=[.$AY$8]*[.P128]" office:value-type="float" office:value="-0.0100881248843815">
            <text:p>-0.0100881249</text:p>
          </table:table-cell>
          <table:table-cell table:number-columns-repeated="3"/>
          <table:table-cell table:formula="of:=[.F128]+[.$AM$2]*[.$BD$14]*[.A8]" office:value-type="float" office:value="-3.01476683720616">
            <text:p>-3.0147668372</text:p>
          </table:table-cell>
          <table:table-cell table:number-columns-repeated="966"/>
        </table:table-row>
        <table:table-row table:style-name="ro1">
          <table:table-cell/>
          <table:table-cell office:value-type="string">
            <text:p>link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-0.82512903">
            <text:p>-0.82512903</text:p>
          </table:table-cell>
          <table:table-cell table:formula="of:=[.F129]*[.A$9]" office:value-type="float" office:value="1.0314112875">
            <text:p>1.0314112875</text:p>
          </table:table-cell>
          <table:table-cell table:number-columns-repeated="4"/>
          <table:table-cell office:value-type="string">
            <text:p>link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-0.62077928">
            <text:p>-0.62077928</text:p>
          </table:table-cell>
          <table:table-cell table:formula="of:=[.P129]*[.K$15]" office:value-type="float" office:value="-0.00000128499756194766">
            <text:p>-0.000001285</text:p>
          </table:table-cell>
          <table:table-cell table:number-columns-repeated="4"/>
          <table:table-cell office:value-type="string">
            <text:p>link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.5568955">
            <text:p>1.5568955</text:p>
          </table:table-cell>
          <table:table-cell table:formula="of:=[.Z129]*[.U$5]" office:value-type="float" office:value="1.49563337177138">
            <text:p>1.4956333718</text:p>
          </table:table-cell>
          <table:table-cell table:number-columns-repeated="19"/>
          <table:table-cell table:style-name="ce24" table:formula="of:=[.Z129]+[.$AM$2]*[.$AQ$6]*[.U5]" office:value-type="float" office:value="1.55684219605947">
            <text:p>1.5568421961</text:p>
          </table:table-cell>
          <table:table-cell table:style-name="ce17" table:formula="of:=[.$AQ$6]*[.Z129]" office:value-type="float" office:value="-0.00017277587109452">
            <text:p>-0.0001727758711</text:p>
          </table:table-cell>
          <table:table-cell table:number-columns-repeated="4"/>
          <table:table-cell table:style-name="ce24" table:formula="of:=[.P129]+[.$AM$2]*[.$AY$8]*[.K15]" office:value-type="float" office:value="-0.620779269953961">
            <text:p>-0.6207792700</text:p>
          </table:table-cell>
          <table:table-cell table:formula="of:=[.$AY$8]*[.P129]" office:value-type="float" office:value="-0.00602555422578945">
            <text:p>-0.0060255542</text:p>
          </table:table-cell>
          <table:table-cell table:number-columns-repeated="3"/>
          <table:table-cell table:formula="of:=[.F129]+[.$AM$2]*[.$BD$14]*[.A9]" office:value-type="float" office:value="-0.8268322276718">
            <text:p>-0.8268322277</text:p>
          </table:table-cell>
          <table:table-cell table:number-columns-repeated="966"/>
        </table:table-row>
        <table:table-row table:style-name="ro1">
          <table:table-cell/>
          <table:table-cell office:value-type="string">
            <text:p>node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2.8721986">
            <text:p>2.8721986</text:p>
          </table:table-cell>
          <table:table-cell table:number-columns-repeated="2"/>
          <table:table-cell table:formula="of:=SUM([.G122:.G129])" office:value-type="float" office:value="-1.005207223">
            <text:p>-1.005207223</text:p>
          </table:table-cell>
          <table:table-cell table:formula="of:=[.H130]+[.E130]" office:value-type="float" office:value="1.866991377">
            <text:p>1.866991377</text:p>
          </table:table-cell>
          <table:table-cell table:formula="of:=1/(1+(EXP([.I130]*-1)))" office:value-type="float" office:value="0.866109770743316">
            <text:p>0.8661097707</text:p>
          </table:table-cell>
          <table:table-cell/>
          <table:table-cell office:value-type="string">
            <text:p>link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float" office:value="-0.70769405">
            <text:p>-0.70769405</text:p>
          </table:table-cell>
          <table:table-cell table:formula="of:=[.P130]*[.K$16]" office:value-type="float" office:value="-0.595462135803174">
            <text:p>-0.5954621358</text:p>
          </table:table-cell>
          <table:table-cell table:number-columns-repeated="4"/>
          <table:table-cell office:value-type="string">
            <text:p>link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-0.37906623">
            <text:p>-0.37906623</text:p>
          </table:table-cell>
          <table:table-cell table:formula="of:=[.Z130]*[.U$6]" office:value-type="float" office:value="-0.317760173791567">
            <text:p>-0.3177601738</text:p>
          </table:table-cell>
          <table:table-cell table:number-columns-repeated="19"/>
          <table:table-cell table:style-name="ce24" table:formula="of:=[.Z130]+[.$AM$2]*[.$AQ$6]*[.U6]" office:value-type="float" office:value="-0.379112743390806">
            <text:p>-0.3791127434</text:p>
          </table:table-cell>
          <table:table-cell table:style-name="ce17" table:formula="of:=[.$AQ$6]*[.Z130]" office:value-type="float" office:value="0.0000420667270801191">
            <text:p>0.0000420667271</text:p>
          </table:table-cell>
          <table:table-cell table:number-columns-repeated="4"/>
          <table:table-cell table:style-name="ce24" table:formula="of:=[.P130]+[.$AM$2]*[.$AY$8]*[.K16]" office:value-type="float" office:value="-0.703610495114195">
            <text:p>-0.7036104951</text:p>
          </table:table-cell>
          <table:table-cell table:formula="of:=[.$AY$8]*[.P130]" office:value-type="float" office:value="-0.00686918686065609">
            <text:p>-0.0068691869</text:p>
          </table:table-cell>
          <table:table-cell table:number-columns-repeated="2"/>
          <table:table-cell table:style-name="ce22" table:formula="of:=[.E130]+([.$BD$14]*[.$AM$2])" office:value-type="float" office:value="2.87356115813744">
            <text:p>2.8735611581</text:p>
          </table:table-cell>
          <table:table-cell table:style-name="Default"/>
          <table:table-cell table:number-columns-repeated="966"/>
        </table:table-row>
        <table:table-row table:style-name="ro1">
          <table:table-cell/>
          <table:table-cell office:value-type="string">
            <text:p>comment</text:p>
          </table:table-cell>
          <table:table-cell office:value-type="string">
            <text:p>TBD:node modifiers</text:p>
          </table:table-cell>
          <table:table-cell table:number-columns-repeated="8"/>
          <table:table-cell office:value-type="string">
            <text:p>link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office:value-type="float" office:value="-1.5666928">
            <text:p>-1.5666928</text:p>
          </table:table-cell>
          <table:table-cell table:formula="of:=[.P131]*[.K$17]" office:value-type="float" office:value="-0.000589200975447536">
            <text:p>-0.000589201</text:p>
          </table:table-cell>
          <table:table-cell table:number-columns-repeated="4"/>
          <table:table-cell office:value-type="string">
            <text:p>link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-1.3397136">
            <text:p>-1.3397136</text:p>
          </table:table-cell>
          <table:table-cell table:formula="of:=[.Z131]*[.U$7]" office:value-type="float" office:value="-0.291816328288473">
            <text:p>-0.2918163283</text:p>
          </table:table-cell>
          <table:table-cell table:number-columns-repeated="19"/>
          <table:table-cell table:style-name="ce24" table:formula="of:=[.Z131]+[.$AM$2]*[.$AQ$6]*[.U7]" office:value-type="float" office:value="-1.33972568624114">
            <text:p>-1.3397256862</text:p>
          </table:table-cell>
          <table:table-cell table:style-name="ce17" table:formula="of:=[.$AQ$6]*[.Z131]" office:value-type="float" office:value="0.00014867419441907">
            <text:p>0.0001486741944</text:p>
          </table:table-cell>
          <table:table-cell table:number-columns-repeated="4"/>
          <table:table-cell table:style-name="ce24" table:formula="of:=[.P131]+[.$AM$2]*[.$AY$8]*[.K17]" office:value-type="float" office:value="-1.56669097480445">
            <text:p>-1.5666909748</text:p>
          </table:table-cell>
          <table:table-cell table:formula="of:=[.$AY$8]*[.P131]" office:value-type="float" office:value="-0.0152070030777347">
            <text:p>-0.0152070031</text:p>
          </table:table-cell>
          <table:table-cell table:number-columns-repeated="3"/>
          <table:table-cell table:style-name="Default"/>
          <table:table-cell table:number-columns-repeated="966"/>
        </table:table-row>
        <table:table-row table:style-name="ro1">
          <table:table-cell/>
          <table:table-cell office:value-type="string">
            <text:p>link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-0.13312531">
            <text:p>-0.13312531</text:p>
          </table:table-cell>
          <table:table-cell table:formula="of:=[.F132]*[.A$2]" office:value-type="float" office:value="-0.1664066375">
            <text:p>-0.1664066375</text:p>
          </table:table-cell>
          <table:table-cell table:number-columns-repeated="4"/>
          <table:table-cell office:value-type="string">
            <text:p>link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office:value-type="float" office:value="1.3332763">
            <text:p>1.3332763</text:p>
          </table:table-cell>
          <table:table-cell table:formula="of:=[.P132]*[.K$18]" office:value-type="float" office:value="0.000741442671251593">
            <text:p>0.0007414427</text:p>
          </table:table-cell>
          <table:table-cell table:number-columns-repeated="4"/>
          <table:table-cell office:value-type="string">
            <text:p>link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-0.14669657">
            <text:p>-0.14669657</text:p>
          </table:table-cell>
          <table:table-cell table:formula="of:=[.Z132]*[.U$8]" office:value-type="float" office:value="-0.139908370773408">
            <text:p>-0.1399083708</text:p>
          </table:table-cell>
          <table:table-cell table:number-columns-repeated="19"/>
          <table:table-cell table:style-name="ce24" table:formula="of:=[.Z132]+[.$AM$2]*[.$AQ$6]*[.U8]" office:value-type="float" office:value="-0.146749489699819">
            <text:p>-0.1467494897</text:p>
          </table:table-cell>
          <table:table-cell table:style-name="ce17" table:formula="of:=[.$AQ$6]*[.Z132]" office:value-type="float" office:value="0.0000162795946602249">
            <text:p>0.0000162795947</text:p>
          </table:table-cell>
          <table:table-cell table:number-columns-repeated="4"/>
          <table:table-cell table:style-name="ce24" table:formula="of:=[.P132]+[.$AM$2]*[.$AY$8]*[.K18]" office:value-type="float" office:value="1.33327899890258">
            <text:p>1.3332789989</text:p>
          </table:table-cell>
          <table:table-cell table:formula="of:=[.$AY$8]*[.P132]" office:value-type="float" office:value="0.0129413608063883">
            <text:p>0.0129413608</text:p>
          </table:table-cell>
          <table:table-cell table:number-columns-repeated="3"/>
          <table:table-cell table:formula="of:=[.F132]+[.$AM$2]*[.$BD$15]*[.A2]" office:value-type="float" office:value="-0.133125053785916">
            <text:p>-0.1331250538</text:p>
          </table:table-cell>
          <table:table-cell table:number-columns-repeated="966"/>
        </table:table-row>
        <table:table-row table:style-name="ro1">
          <table:table-cell/>
          <table:table-cell office:value-type="string">
            <text:p>link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-2.511198">
            <text:p>-2.511198</text:p>
          </table:table-cell>
          <table:table-cell table:formula="of:=[.F133]*[.A$3]" office:value-type="float" office:value="-3.766797">
            <text:p>-3.766797</text:p>
          </table:table-cell>
          <table:table-cell table:number-columns-repeated="4"/>
          <table:table-cell office:value-type="string">
            <text:p>node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.7353294">
            <text:p>1.7353294</text:p>
          </table:table-cell>
          <table:table-cell table:number-columns-repeated="2"/>
          <table:table-cell table:formula="of:=SUM([.Q116:.Q132])" office:value-type="float" office:value="1.29047261709531">
            <text:p>1.2904726171</text:p>
          </table:table-cell>
          <table:table-cell table:formula="of:=[.R133]+[.O133]" office:value-type="float" office:value="3.02580201709531">
            <text:p>3.0258020171</text:p>
          </table:table-cell>
          <table:table-cell table:formula="of:=1/(1+(EXP([.S133]*-1)))" office:value-type="float" office:value="0.953726258040034">
            <text:p>0.953726258</text:p>
          </table:table-cell>
          <table:table-cell/>
          <table:table-cell office:value-type="string">
            <text:p>link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-0.002522707">
            <text:p>-0.002522707</text:p>
          </table:table-cell>
          <table:table-cell table:formula="of:=[.Z133]*[.U$9]" office:value-type="float" office:value="-0.0000781743307774496">
            <text:p>-7.81743307774496E-005</text:p>
          </table:table-cell>
          <table:table-cell table:number-columns-repeated="19"/>
          <table:table-cell table:style-name="ce24" table:formula="of:=[.Z133]+[.$AM$2]*[.$AQ$6]*[.U9]" office:value-type="float" office:value="-0.00252442645570346">
            <text:p>-0.0025244265</text:p>
          </table:table-cell>
          <table:table-cell table:style-name="ce17" table:formula="of:=[.$AQ$6]*[.Z133]" office:value-type="float" office:value="0.000000279956425746778">
            <text:p>0.0000002799564</text:p>
          </table:table-cell>
          <table:table-cell table:number-columns-repeated="3"/>
          <table:table-cell table:style-name="ce22" table:formula="of:=[.O133]+([.$AY$8]*[.$AM$2])" office:value-type="float" office:value="1.74018261789879">
            <text:p>1.7401826179</text:p>
          </table:table-cell>
          <table:table-cell table:number-columns-repeated="5"/>
          <table:table-cell table:formula="of:=[.F133]+[.$AM$2]*[.$BD$15]*[.A3]" office:value-type="float" office:value="-2.5111976925431">
            <text:p>-2.5111976925</text:p>
          </table:table-cell>
          <table:table-cell table:number-columns-repeated="966"/>
        </table:table-row>
        <table:table-row table:style-name="ro1">
          <table:table-cell/>
          <table:table-cell office:value-type="string">
            <text:p>link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-0.81897235">
            <text:p>-0.81897235</text:p>
          </table:table-cell>
          <table:table-cell table:formula="of:=[.F134]*[.A$4]" office:value-type="float" office:value="-0.81897235">
            <text:p>-0.81897235</text:p>
          </table:table-cell>
          <table:table-cell table:number-columns-repeated="4"/>
          <table:table-cell office:value-type="string">
            <text:p>comment</text:p>
          </table:table-cell>
          <table:table-cell office:value-type="string">
            <text:p>TBD:node modifiers</text:p>
          </table:table-cell>
          <table:table-cell table:number-columns-repeated="8"/>
          <table:table-cell office:value-type="string">
            <text:p>link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-0.85592413">
            <text:p>-0.85592413</text:p>
          </table:table-cell>
          <table:table-cell table:formula="of:=[.Z134]*[.U$10]" office:value-type="float" office:value="-0.855796424225178">
            <text:p>-0.8557964242</text:p>
          </table:table-cell>
          <table:table-cell table:number-columns-repeated="19"/>
          <table:table-cell table:style-name="ce24" table:formula="of:=[.Z134]+[.$AM$2]*[.$AQ$6]*[.U10]" office:value-type="float" office:value="-0.855979609026226">
            <text:p>-0.8559796090</text:p>
          </table:table-cell>
          <table:table-cell table:style-name="ce17" table:formula="of:=[.$AQ$6]*[.Z134]" office:value-type="float" office:value="0.0000949858466104944">
            <text:p>0.0000949858466</text:p>
          </table:table-cell>
          <table:table-cell table:number-columns-repeated="9"/>
          <table:table-cell table:formula="of:=[.F134]+[.$AM$2]*[.$BD$15]*[.A4]" office:value-type="float" office:value="-0.818972145028732">
            <text:p>-0.818972145</text:p>
          </table:table-cell>
          <table:table-cell table:number-columns-repeated="966"/>
        </table:table-row>
        <table:table-row table:style-name="ro1">
          <table:table-cell/>
          <table:table-cell office:value-type="string">
            <text:p>link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1.4217449">
            <text:p>1.4217449</text:p>
          </table:table-cell>
          <table:table-cell table:formula="of:=[.F135]*[.A$5]" office:value-type="float" office:value="0.71087245">
            <text:p>0.71087245</text:p>
          </table:table-cell>
          <table:table-cell table:number-columns-repeated="4"/>
          <table:table-cell office:value-type="string">
            <text:p>link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-1.058121">
            <text:p>-1.058121</text:p>
          </table:table-cell>
          <table:table-cell table:formula="of:=[.P135]*[.K$2]" office:value-type="float" office:value="-0.989948033838076">
            <text:p>-0.9899480338</text:p>
          </table:table-cell>
          <table:table-cell table:number-columns-repeated="4"/>
          <table:table-cell office:value-type="string">
            <text:p>link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-0.74262094">
            <text:p>-0.74262094</text:p>
          </table:table-cell>
          <table:table-cell table:formula="of:=[.Z135]*[.U$11]" office:value-type="float" office:value="-0.414725880353335">
            <text:p>-0.4147258804</text:p>
          </table:table-cell>
          <table:table-cell table:number-columns-repeated="19"/>
          <table:table-cell table:style-name="ce24" table:formula="of:=[.Z135]+[.$AM$2]*[.$AQ$6]*[.U11]" office:value-type="float" office:value="-0.742651927574142">
            <text:p>-0.7426519276</text:p>
          </table:table-cell>
          <table:table-cell table:style-name="ce17" table:formula="of:=[.$AQ$6]*[.Z135]" office:value-type="float" office:value="0.0000824120692760247">
            <text:p>0.0000824120693</text:p>
          </table:table-cell>
          <table:table-cell table:number-columns-repeated="4"/>
          <table:table-cell table:style-name="ce24" table:formula="of:=[.P135]+[.$AM$2]*[.$AY$9]*[.K2]" office:value-type="float" office:value="-1.04676671570659">
            <text:p>-1.0467667157</text:p>
          </table:table-cell>
          <table:table-cell table:formula="of:=[.$AY$9]*[.P135]" office:value-type="float" office:value="-0.0256831347122098">
            <text:p>-0.0256831347</text:p>
          </table:table-cell>
          <table:table-cell table:number-columns-repeated="3"/>
          <table:table-cell table:formula="of:=[.F135]+[.$AM$2]*[.$BD$15]*[.A5]" office:value-type="float" office:value="1.42174500248563">
            <text:p>1.4217450025</text:p>
          </table:table-cell>
          <table:table-cell table:number-columns-repeated="966"/>
        </table:table-row>
        <table:table-row table:style-name="ro1">
          <table:table-cell/>
          <table:table-cell office:value-type="string">
            <text:p>link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-0.87925386">
            <text:p>-0.87925386</text:p>
          </table:table-cell>
          <table:table-cell table:formula="of:=[.F136]*[.A$6]" office:value-type="float" office:value="0.43962693">
            <text:p>0.43962693</text:p>
          </table:table-cell>
          <table:table-cell table:number-columns-repeated="4"/>
          <table:table-cell office:value-type="string">
            <text:p>link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-1.4077544">
            <text:p>-1.4077544</text:p>
          </table:table-cell>
          <table:table-cell table:formula="of:=[.P136]*[.K$3]" office:value-type="float" office:value="-0.285558726037895">
            <text:p>-0.285558726</text:p>
          </table:table-cell>
          <table:table-cell table:number-columns-repeated="4"/>
          <table:table-cell office:value-type="string">
            <text:p>link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1.2742809">
            <text:p>1.2742809</text:p>
          </table:table-cell>
          <table:table-cell table:formula="of:=[.Z136]*[.U$12]" office:value-type="float" office:value="0.175362252574329">
            <text:p>0.1753622526</text:p>
          </table:table-cell>
          <table:table-cell table:number-columns-repeated="19"/>
          <table:table-cell table:style-name="ce24" table:formula="of:=[.Z136]+[.$AM$2]*[.$AQ$6]*[.U12]" office:value-type="float" office:value="1.27427326402366">
            <text:p>1.2742732640</text:p>
          </table:table-cell>
          <table:table-cell table:style-name="ce17" table:formula="of:=[.$AQ$6]*[.Z136]" office:value-type="float" office:value="-0.000141412826048125">
            <text:p>-0.0001414128260</text:p>
          </table:table-cell>
          <table:table-cell table:number-columns-repeated="4"/>
          <table:table-cell table:style-name="ce24" table:formula="of:=[.P136]+[.$AM$2]*[.$AY$9]*[.K3]" office:value-type="float" office:value="-1.40529260864241">
            <text:p>-1.4052926086</text:p>
          </table:table-cell>
          <table:table-cell table:formula="of:=[.$AY$9]*[.P136]" office:value-type="float" office:value="-0.0341695759718464">
            <text:p>-0.034169576</text:p>
          </table:table-cell>
          <table:table-cell table:number-columns-repeated="3"/>
          <table:table-cell table:formula="of:=[.F136]+[.$AM$2]*[.$BD$15]*[.A6]" office:value-type="float" office:value="-0.879253962485634">
            <text:p>-0.8792539625</text:p>
          </table:table-cell>
          <table:table-cell table:number-columns-repeated="966"/>
        </table:table-row>
        <table:table-row table:style-name="ro1">
          <table:table-cell/>
          <table:table-cell office:value-type="string">
            <text:p>link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float" office:value="0.96614051">
            <text:p>0.96614051</text:p>
          </table:table-cell>
          <table:table-cell table:formula="of:=[.F137]*[.A$7]" office:value-type="float" office:value="-0.96614051">
            <text:p>-0.96614051</text:p>
          </table:table-cell>
          <table:table-cell table:number-columns-repeated="4"/>
          <table:table-cell office:value-type="string">
            <text:p>link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-2.0165191">
            <text:p>-2.0165191</text:p>
          </table:table-cell>
          <table:table-cell table:formula="of:=[.P137]*[.K$4]" office:value-type="float" office:value="-1.88214485085208">
            <text:p>-1.8821448509</text:p>
          </table:table-cell>
          <table:table-cell table:number-columns-repeated="4"/>
          <table:table-cell office:value-type="string">
            <text:p>link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0.20473015">
            <text:p>0.20473015</text:p>
          </table:table-cell>
          <table:table-cell table:formula="of:=[.Z137]*[.U$13]" office:value-type="float" office:value="0.00133541491825981">
            <text:p>0.0013354149</text:p>
          </table:table-cell>
          <table:table-cell table:number-columns-repeated="19"/>
          <table:table-cell table:style-name="ce24" table:formula="of:=[.Z137]+[.$AM$2]*[.$AQ$6]*[.U13]" office:value-type="float" office:value="0.20472978806711">
            <text:p>0.2047297881</text:p>
          </table:table-cell>
          <table:table-cell table:style-name="ce17" table:formula="of:=[.$AQ$6]*[.Z137]" office:value-type="float" office:value="-0.0000227198485740126">
            <text:p>-0.0000227198486</text:p>
          </table:table-cell>
          <table:table-cell table:number-columns-repeated="4"/>
          <table:table-cell table:style-name="ce24" table:formula="of:=[.P137]+[.$AM$2]*[.$AY$9]*[.K4]" office:value-type="float" office:value="-2.00519161738358">
            <text:p>-2.0051916174</text:p>
          </table:table-cell>
          <table:table-cell table:formula="of:=[.$AY$9]*[.P137]" office:value-type="float" office:value="-0.0489457554429447">
            <text:p>-0.0489457554</text:p>
          </table:table-cell>
          <table:table-cell table:number-columns-repeated="3"/>
          <table:table-cell table:formula="of:=[.F137]+[.$AM$2]*[.$BD$15]*[.A7]" office:value-type="float" office:value="0.966140305028732">
            <text:p>0.966140305</text:p>
          </table:table-cell>
          <table:table-cell table:number-columns-repeated="966"/>
        </table:table-row>
        <table:table-row table:style-name="ro1">
          <table:table-cell/>
          <table:table-cell office:value-type="string">
            <text:p>link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float" office:value="2.6510165">
            <text:p>2.6510165</text:p>
          </table:table-cell>
          <table:table-cell table:formula="of:=[.F138]*[.A$8]" office:value-type="float" office:value="-3.97652475">
            <text:p>-3.97652475</text:p>
          </table:table-cell>
          <table:table-cell table:number-columns-repeated="4"/>
          <table:table-cell office:value-type="string">
            <text:p>link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0.12483454">
            <text:p>0.12483454</text:p>
          </table:table-cell>
          <table:table-cell table:formula="of:=[.P138]*[.K$5]" office:value-type="float" office:value="0.000415982252128629">
            <text:p>0.0004159823</text:p>
          </table:table-cell>
          <table:table-cell table:number-columns-repeated="4"/>
          <table:table-cell office:value-type="string">
            <text:p>link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-0.091674089">
            <text:p>-0.091674089</text:p>
          </table:table-cell>
          <table:table-cell table:formula="of:=[.Z138]*[.U$14]" office:value-type="float" office:value="-0.0891549404913758">
            <text:p>-0.0891549405</text:p>
          </table:table-cell>
          <table:table-cell table:number-columns-repeated="19"/>
          <table:table-cell table:style-name="ce24" table:formula="of:=[.Z138]+[.$AM$2]*[.$AQ$6]*[.U14]" office:value-type="float" office:value="-0.0917280515474784">
            <text:p>-0.0917280515</text:p>
          </table:table-cell>
          <table:table-cell table:style-name="ce17" table:formula="of:=[.$AQ$6]*[.Z138]" office:value-type="float" office:value="0.0000101734962839648">
            <text:p>0.0000101734963</text:p>
          </table:table-cell>
          <table:table-cell table:number-columns-repeated="4"/>
          <table:table-cell table:style-name="ce24" table:formula="of:=[.P138]+[.$AM$2]*[.$AY$9]*[.K5]" office:value-type="float" office:value="0.124874981079237">
            <text:p>0.1248749811</text:p>
          </table:table-cell>
          <table:table-cell table:formula="of:=[.$AY$9]*[.P138]" office:value-type="float" office:value="0.00303003371784205">
            <text:p>0.0030300337</text:p>
          </table:table-cell>
          <table:table-cell table:number-columns-repeated="3"/>
          <table:table-cell table:formula="of:=[.F138]+[.$AM$2]*[.$BD$15]*[.A8]" office:value-type="float" office:value="2.6510161925431">
            <text:p>2.6510161925</text:p>
          </table:table-cell>
          <table:table-cell table:number-columns-repeated="966"/>
        </table:table-row>
        <table:table-row table:style-name="ro1">
          <table:table-cell/>
          <table:table-cell office:value-type="string">
            <text:p>link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float" office:value="0.46411777">
            <text:p>0.46411777</text:p>
          </table:table-cell>
          <table:table-cell table:formula="of:=[.F139]*[.A$9]" office:value-type="float" office:value="-0.5801472125">
            <text:p>-0.5801472125</text:p>
          </table:table-cell>
          <table:table-cell table:number-columns-repeated="4"/>
          <table:table-cell office:value-type="string">
            <text:p>link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1.1064199">
            <text:p>1.1064199</text:p>
          </table:table-cell>
          <table:table-cell table:formula="of:=[.P139]*[.K$6]" office:value-type="float" office:value="0.000111593040096052">
            <text:p>0.000111593</text:p>
          </table:table-cell>
          <table:table-cell table:number-columns-repeated="4"/>
          <table:table-cell office:value-type="string">
            <text:p>link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-1.4623337">
            <text:p>-1.4623337</text:p>
          </table:table-cell>
          <table:table-cell table:formula="of:=[.Z139]*[.U$15]" office:value-type="float" office:value="-1.32647720970296">
            <text:p>-1.3264772097</text:p>
          </table:table-cell>
          <table:table-cell table:number-columns-repeated="19"/>
          <table:table-cell table:style-name="ce24" table:formula="of:=[.Z139]+[.$AM$2]*[.$AQ$6]*[.U15]" office:value-type="float" office:value="-1.46238403231853">
            <text:p>-1.4623840323</text:p>
          </table:table-cell>
          <table:table-cell table:style-name="ce17" table:formula="of:=[.$AQ$6]*[.Z139]" office:value-type="float" office:value="0.00016228191220822">
            <text:p>0.0001622819122</text:p>
          </table:table-cell>
          <table:table-cell table:number-columns-repeated="4"/>
          <table:table-cell table:style-name="ce24" table:formula="of:=[.P139]+[.$AM$2]*[.$AY$9]*[.K6]" office:value-type="float" office:value="1.1064211240519">
            <text:p>1.1064211241</text:p>
          </table:table-cell>
          <table:table-cell table:formula="of:=[.$AY$9]*[.P139]" office:value-type="float" office:value="0.0268554648664658">
            <text:p>0.0268554649</text:p>
          </table:table-cell>
          <table:table-cell table:number-columns-repeated="3"/>
          <table:table-cell table:formula="of:=[.F139]+[.$AM$2]*[.$BD$15]*[.A9]" office:value-type="float" office:value="0.464117513785916">
            <text:p>0.4641175138</text:p>
          </table:table-cell>
          <table:table-cell table:number-columns-repeated="966"/>
        </table:table-row>
        <table:table-row table:style-name="ro1">
          <table:table-cell/>
          <table:table-cell office:value-type="string">
            <text:p>node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-3.9634829">
            <text:p>-3.9634829</text:p>
          </table:table-cell>
          <table:table-cell table:number-columns-repeated="2"/>
          <table:table-cell table:formula="of:=SUM([.G132:.G139])" office:value-type="float" office:value="-9.12448908">
            <text:p>-9.12448908</text:p>
          </table:table-cell>
          <table:table-cell table:formula="of:=[.H140]+[.E140]" office:value-type="float" office:value="-13.08797198">
            <text:p>-13.08797198</text:p>
          </table:table-cell>
          <table:table-cell table:formula="of:=1/(1+(EXP([.I140]*-1)))" office:value-type="float" office:value="0.00000206997495462101">
            <text:p>0.00000207</text:p>
          </table:table-cell>
          <table:table-cell/>
          <table:table-cell office:value-type="string">
            <text:p>link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0.56998444">
            <text:p>0.56998444</text:p>
          </table:table-cell>
          <table:table-cell table:formula="of:=[.P140]*[.K$7]" office:value-type="float" office:value="0.568060099249788">
            <text:p>0.5680600992</text:p>
          </table:table-cell>
          <table:table-cell table:number-columns-repeated="4"/>
          <table:table-cell office:value-type="string">
            <text:p>link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office:value-type="float" office:value="-0.28467178">
            <text:p>-0.28467178</text:p>
          </table:table-cell>
          <table:table-cell table:formula="of:=[.Z140]*[.U$16]" office:value-type="float" office:value="-0.0139718279085683">
            <text:p>-0.0139718279</text:p>
          </table:table-cell>
          <table:table-cell table:number-columns-repeated="19"/>
          <table:table-cell table:style-name="ce24" table:formula="of:=[.Z140]+[.$AM$2]*[.$AQ$6]*[.U16]" office:value-type="float" office:value="-0.284674503343625">
            <text:p>-0.2846745033</text:p>
          </table:table-cell>
          <table:table-cell table:style-name="ce17" table:formula="of:=[.$AQ$6]*[.Z140]" office:value-type="float" office:value="0.0000315913397948208">
            <text:p>0.0000315913398</text:p>
          </table:table-cell>
          <table:table-cell table:number-columns-repeated="4"/>
          <table:table-cell table:style-name="ce24" table:formula="of:=[.P140]+[.$AM$2]*[.$AY$9]*[.K7]" office:value-type="float" office:value="0.582079665946483">
            <text:p>0.5820796659</text:p>
          </table:table-cell>
          <table:table-cell table:formula="of:=[.$AY$9]*[.P140]" office:value-type="float" office:value="0.0138348895413506">
            <text:p>0.0138348895</text:p>
          </table:table-cell>
          <table:table-cell table:number-columns-repeated="2"/>
          <table:table-cell table:style-name="ce22" table:formula="of:=[.E140]+([.$BD$15]*[.$AM$2])" office:value-type="float" office:value="-3.96348269502873">
            <text:p>-3.963482695</text:p>
          </table:table-cell>
          <table:table-cell table:style-name="Default"/>
          <table:table-cell table:number-columns-repeated="966"/>
        </table:table-row>
        <table:table-row table:style-name="ro1">
          <table:table-cell/>
          <table:table-cell office:value-type="string">
            <text:p>comment</text:p>
          </table:table-cell>
          <table:table-cell office:value-type="string">
            <text:p>TBD:node modifiers</text:p>
          </table:table-cell>
          <table:table-cell table:number-columns-repeated="8"/>
          <table:table-cell office:value-type="string">
            <text:p>link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-2.1024299">
            <text:p>-2.1024299</text:p>
          </table:table-cell>
          <table:table-cell table:formula="of:=[.P141]*[.K$8]" office:value-type="float" office:value="-2.05487510645012">
            <text:p>-2.0548751065</text:p>
          </table:table-cell>
          <table:table-cell table:number-columns-repeated="4"/>
          <table:table-cell office:value-type="string">
            <text:p>link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0.27946186">
            <text:p>0.27946186</text:p>
          </table:table-cell>
          <table:table-cell table:formula="of:=[.Z141]*[.U$17]" office:value-type="float" office:value="0.0760543932200644">
            <text:p>0.0760543932</text:p>
          </table:table-cell>
          <table:table-cell table:number-columns-repeated="19"/>
          <table:table-cell table:style-name="ce24" table:formula="of:=[.Z141]+[.$AM$2]*[.$AQ$6]*[.U17]" office:value-type="float" office:value="0.279446759358655">
            <text:p>0.2794467594</text:p>
          </table:table-cell>
          <table:table-cell table:style-name="ce17" table:formula="of:=[.$AQ$6]*[.Z141]" office:value-type="float" office:value="-0.0000310131709541165">
            <text:p>-0.0000310131710</text:p>
          </table:table-cell>
          <table:table-cell table:number-columns-repeated="4"/>
          <table:table-cell table:style-name="ce24" table:formula="of:=[.P141]+[.$AM$2]*[.$AY$9]*[.K8]" office:value-type="float" office:value="-2.09056820898205">
            <text:p>-2.0905682090</text:p>
          </table:table-cell>
          <table:table-cell table:formula="of:=[.$AY$9]*[.P141]" office:value-type="float" office:value="-0.0510310166272835">
            <text:p>-0.0510310166</text:p>
          </table:table-cell>
          <table:table-cell table:number-columns-repeated="3"/>
          <table:table-cell table:style-name="Default"/>
          <table:table-cell table:number-columns-repeated="966"/>
        </table:table-row>
        <table:table-row table:style-name="ro1">
          <table:table-cell/>
          <table:table-cell office:value-type="string">
            <text:p>link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1.0231547">
            <text:p>1.0231547</text:p>
          </table:table-cell>
          <table:table-cell table:formula="of:=[.F142]*[.A$2]" office:value-type="float" office:value="1.278943375">
            <text:p>1.278943375</text:p>
          </table:table-cell>
          <table:table-cell table:number-columns-repeated="4"/>
          <table:table-cell office:value-type="string">
            <text:p>link</text:p>
          </table:table-cell>
          <table:table-cell office:value-type="float" office:value="2">
            <text:p>2</text:p>
          </table:table-cell>
          <table:table-cell table:number-columns-repeated="2" office:value-type="float" office:value="7">
            <text:p>7</text:p>
          </table:table-cell>
          <table:table-cell office:value-type="float" office:value="-1.5173495">
            <text:p>-1.5173495</text:p>
          </table:table-cell>
          <table:table-cell table:formula="of:=[.P142]*[.K$9]" office:value-type="float" office:value="-0.0335430548295935">
            <text:p>-0.0335430548</text:p>
          </table:table-cell>
          <table:table-cell table:number-columns-repeated="4"/>
          <table:table-cell office:value-type="string">
            <text:p>link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1.4361713">
            <text:p>1.4361713</text:p>
          </table:table-cell>
          <table:table-cell table:formula="of:=[.Z142]*[.U$18]" office:value-type="float" office:value="0.058247424215792">
            <text:p>0.0582474242</text:p>
          </table:table-cell>
          <table:table-cell table:number-columns-repeated="19"/>
          <table:table-cell table:style-name="ce24" table:formula="of:=[.Z142]+[.$AM$2]*[.$AQ$6]*[.U18]" office:value-type="float" office:value="1.43616904957723">
            <text:p>1.4361690496</text:p>
          </table:table-cell>
          <table:table-cell table:style-name="ce17" table:formula="of:=[.$AQ$6]*[.Z142]" office:value-type="float" office:value="-0.000159378550068678">
            <text:p>-0.0001593785501</text:p>
          </table:table-cell>
          <table:table-cell table:number-columns-repeated="4"/>
          <table:table-cell table:style-name="ce24" table:formula="of:=[.P142]+[.$AM$2]*[.$AY$9]*[.K9]" office:value-type="float" office:value="-1.51708121296457">
            <text:p>-1.5170812130</text:p>
          </table:table-cell>
          <table:table-cell table:formula="of:=[.$AY$9]*[.P142]" office:value-type="float" office:value="-0.0368297119270898">
            <text:p>-0.0368297119</text:p>
          </table:table-cell>
          <table:table-cell table:number-columns-repeated="3"/>
          <table:table-cell table:formula="of:=[.F142]+[.$AM$2]*[.$BD$16]*[.A2]" office:value-type="float" office:value="0.97950749900395">
            <text:p>0.979507499</text:p>
          </table:table-cell>
          <table:table-cell table:number-columns-repeated="966"/>
        </table:table-row>
        <table:table-row table:style-name="ro1">
          <table:table-cell/>
          <table:table-cell office:value-type="string">
            <text:p>link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0.87381124">
            <text:p>0.87381124</text:p>
          </table:table-cell>
          <table:table-cell table:formula="of:=[.F143]*[.A$3]" office:value-type="float" office:value="1.31071686">
            <text:p>1.31071686</text:p>
          </table:table-cell>
          <table:table-cell table:number-columns-repeated="4"/>
          <table:table-cell office:value-type="string">
            <text:p>link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2.1241899">
            <text:p>2.1241899</text:p>
          </table:table-cell>
          <table:table-cell table:formula="of:=[.P143]*[.K$10]" office:value-type="float" office:value="0.0130371733873008">
            <text:p>0.0130371734</text:p>
          </table:table-cell>
          <table:table-cell table:number-columns-repeated="4"/>
          <table:table-cell office:value-type="string">
            <text:p>link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float" office:value="-0.24869561">
            <text:p>-0.24869561</text:p>
          </table:table-cell>
          <table:table-cell table:formula="of:=[.Z143]*[.U$19]" office:value-type="float" office:value="-0.226334682264386">
            <text:p>-0.2263346823</text:p>
          </table:table-cell>
          <table:table-cell table:number-columns-repeated="19"/>
          <table:table-cell table:style-name="ce24" table:formula="of:=[.Z143]+[.$AM$2]*[.$AQ$6]*[.U19]" office:value-type="float" office:value="-0.248746108284064">
            <text:p>-0.2487461083</text:p>
          </table:table-cell>
          <table:table-cell table:style-name="ce17" table:formula="of:=[.$AQ$6]*[.Z143]" office:value-type="float" office:value="0.0000275988983558196">
            <text:p>0.0000275988984</text:p>
          </table:table-cell>
          <table:table-cell table:number-columns-repeated="4"/>
          <table:table-cell table:style-name="ce24" table:formula="of:=[.P143]+[.$AM$2]*[.$AY$9]*[.K10]" office:value-type="float" office:value="2.12426438568263">
            <text:p>2.1242643857</text:p>
          </table:table-cell>
          <table:table-cell table:formula="of:=[.$AY$9]*[.P143]" office:value-type="float" office:value="0.0515591840215018">
            <text:p>0.051559184</text:p>
          </table:table-cell>
          <table:table-cell table:number-columns-repeated="3"/>
          <table:table-cell table:formula="of:=[.F143]+[.$AM$2]*[.$BD$16]*[.A3]" office:value-type="float" office:value="0.82143459880474">
            <text:p>0.8214345988</text:p>
          </table:table-cell>
          <table:table-cell table:number-columns-repeated="966"/>
        </table:table-row>
        <table:table-row table:style-name="ro1">
          <table:table-cell/>
          <table:table-cell office:value-type="string">
            <text:p>link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1.0854785">
            <text:p>1.0854785</text:p>
          </table:table-cell>
          <table:table-cell table:formula="of:=[.F144]*[.A$4]" office:value-type="float" office:value="1.0854785">
            <text:p>1.0854785</text:p>
          </table:table-cell>
          <table:table-cell table:number-columns-repeated="4"/>
          <table:table-cell office:value-type="string">
            <text:p>link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-1.4208217">
            <text:p>-1.4208217</text:p>
          </table:table-cell>
          <table:table-cell table:formula="of:=[.P144]*[.K$11]" office:value-type="float" office:value="-0.00104202325301625">
            <text:p>-0.0010420233</text:p>
          </table:table-cell>
          <table:table-cell table:number-columns-repeated="4"/>
          <table:table-cell office:value-type="string">
            <text:p>link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office:value-type="float" office:value="0.096632719">
            <text:p>0.096632719</text:p>
          </table:table-cell>
          <table:table-cell table:formula="of:=[.Z144]*[.U$20]" office:value-type="float" office:value="0.00352650399973824">
            <text:p>0.003526504</text:p>
          </table:table-cell>
          <table:table-cell table:number-columns-repeated="19"/>
          <table:table-cell table:style-name="ce24" table:formula="of:=[.Z144]+[.$AM$2]*[.$AQ$6]*[.U20]" office:value-type="float" office:value="0.0966306940522883">
            <text:p>0.0966306941</text:p>
          </table:table-cell>
          <table:table-cell table:style-name="ce17" table:formula="of:=[.$AQ$6]*[.Z144]" office:value-type="float" office:value="-0.0000107237783148946">
            <text:p>-0.0000107237783</text:p>
          </table:table-cell>
          <table:table-cell table:number-columns-repeated="4"/>
          <table:table-cell table:style-name="ce24" table:formula="of:=[.P144]+[.$AM$2]*[.$AY$9]*[.K11]" office:value-type="float" office:value="-1.42081279937447">
            <text:p>-1.4208127994</text:p>
          </table:table-cell>
          <table:table-cell table:formula="of:=[.$AY$9]*[.P144]" office:value-type="float" office:value="-0.0344867506864819">
            <text:p>-0.0344867507</text:p>
          </table:table-cell>
          <table:table-cell table:number-columns-repeated="3"/>
          <table:table-cell table:formula="of:=[.F144]+[.$AM$2]*[.$BD$16]*[.A4]" office:value-type="float" office:value="1.05056073920316">
            <text:p>1.0505607392</text:p>
          </table:table-cell>
          <table:table-cell table:number-columns-repeated="966"/>
        </table:table-row>
        <table:table-row table:style-name="ro1">
          <table:table-cell/>
          <table:table-cell office:value-type="string">
            <text:p>link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0.43042755">
            <text:p>0.43042755</text:p>
          </table:table-cell>
          <table:table-cell table:formula="of:=[.F145]*[.A$5]" office:value-type="float" office:value="0.215213775">
            <text:p>0.215213775</text:p>
          </table:table-cell>
          <table:table-cell table:number-columns-repeated="4"/>
          <table:table-cell office:value-type="string">
            <text:p>link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-0.76303363">
            <text:p>-0.76303363</text:p>
          </table:table-cell>
          <table:table-cell table:formula="of:=[.P145]*[.K$12]" office:value-type="float" office:value="-0.20428839259708">
            <text:p>-0.2042883926</text:p>
          </table:table-cell>
          <table:table-cell table:number-columns-repeated="4"/>
          <table:table-cell office:value-type="string">
            <text:p>link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9">
            <text:p>19</text:p>
          </table:table-cell>
          <table:table-cell office:value-type="float" office:value="0.90655595">
            <text:p>0.90655595</text:p>
          </table:table-cell>
          <table:table-cell table:formula="of:=[.Z145]*[.U$21]" office:value-type="float" office:value="0.000391838406908441">
            <text:p>0.0003918384</text:p>
          </table:table-cell>
          <table:table-cell table:number-columns-repeated="19"/>
          <table:table-cell table:style-name="ce24" table:formula="of:=[.Z145]+[.$AM$2]*[.$AQ$6]*[.U21]" office:value-type="float" office:value="0.906555926016861">
            <text:p>0.9065559260</text:p>
          </table:table-cell>
          <table:table-cell table:style-name="ce17" table:formula="of:=[.$AQ$6]*[.Z145]" office:value-type="float" office:value="-0.000100604693094154">
            <text:p>-0.0001006046931</text:p>
          </table:table-cell>
          <table:table-cell table:number-columns-repeated="4"/>
          <table:table-cell table:style-name="ce24" table:formula="of:=[.P145]+[.$AM$2]*[.$AY$9]*[.K12]" office:value-type="float" office:value="-0.759784383108434">
            <text:p>-0.7597843831</text:p>
          </table:table-cell>
          <table:table-cell table:formula="of:=[.$AY$9]*[.P145]" office:value-type="float" office:value="-0.0185206564364912">
            <text:p>-0.0185206564</text:p>
          </table:table-cell>
          <table:table-cell table:number-columns-repeated="3"/>
          <table:table-cell table:formula="of:=[.F145]+[.$AM$2]*[.$BD$16]*[.A5]" office:value-type="float" office:value="0.41296866960158">
            <text:p>0.4129686696</text:p>
          </table:table-cell>
          <table:table-cell table:number-columns-repeated="966"/>
        </table:table-row>
        <table:table-row table:style-name="ro1">
          <table:table-cell/>
          <table:table-cell office:value-type="string">
            <text:p>link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0.5623014">
            <text:p>0.5623014</text:p>
          </table:table-cell>
          <table:table-cell table:formula="of:=[.F146]*[.A$6]" office:value-type="float" office:value="-0.2811507">
            <text:p>-0.2811507</text:p>
          </table:table-cell>
          <table:table-cell table:number-columns-repeated="4"/>
          <table:table-cell office:value-type="string">
            <text:p>link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1.3143688">
            <text:p>1.3143688</text:p>
          </table:table-cell>
          <table:table-cell table:formula="of:=[.P146]*[.K$13]" office:value-type="float" office:value="1.30820134680734">
            <text:p>1.3082013468</text:p>
          </table:table-cell>
          <table:table-cell table:number-columns-repeated="4"/>
          <table:table-cell office:value-type="string">
            <text:p>link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1.5321703">
            <text:p>1.5321703</text:p>
          </table:table-cell>
          <table:table-cell table:formula="of:=[.Z146]*[.U$22]" office:value-type="float" office:value="0.00372305893911764">
            <text:p>0.0037230589</text:p>
          </table:table-cell>
          <table:table-cell table:number-columns-repeated="19"/>
          <table:table-cell table:style-name="ce24" table:formula="of:=[.Z146]+[.$AM$2]*[.$AQ$6]*[.U22]" office:value-type="float" office:value="1.53217016517001">
            <text:p>1.5321701652</text:p>
          </table:table-cell>
          <table:table-cell table:style-name="ce17" table:formula="of:=[.$AQ$6]*[.Z146]" office:value-type="float" office:value="-0.000170032001664628">
            <text:p>-0.0001700320017</text:p>
          </table:table-cell>
          <table:table-cell table:number-columns-repeated="4"/>
          <table:table-cell table:style-name="ce24" table:formula="of:=[.P146]+[.$AM$2]*[.$AY$9]*[.K13]" office:value-type="float" office:value="1.32644805225393">
            <text:p>1.3264480523</text:p>
          </table:table-cell>
          <table:table-cell table:formula="of:=[.$AY$9]*[.P146]" office:value-type="float" office:value="0.031902883462218">
            <text:p>0.0319028835</text:p>
          </table:table-cell>
          <table:table-cell table:number-columns-repeated="3"/>
          <table:table-cell table:formula="of:=[.F146]+[.$AM$2]*[.$BD$16]*[.A6]" office:value-type="float" office:value="0.57976028039842">
            <text:p>0.5797602804</text:p>
          </table:table-cell>
          <table:table-cell table:number-columns-repeated="966"/>
        </table:table-row>
        <table:table-row table:style-name="ro1">
          <table:table-cell/>
          <table:table-cell office:value-type="string">
            <text:p>link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office:value-type="float" office:value="2.8292623">
            <text:p>2.8292623</text:p>
          </table:table-cell>
          <table:table-cell table:formula="of:=[.F147]*[.A$7]" office:value-type="float" office:value="-2.8292623">
            <text:p>-2.8292623</text:p>
          </table:table-cell>
          <table:table-cell table:number-columns-repeated="4"/>
          <table:table-cell office:value-type="string">
            <text:p>link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0.84960008">
            <text:p>0.84960008</text:p>
          </table:table-cell>
          <table:table-cell table:formula="of:=[.P147]*[.K$14]" office:value-type="float" office:value="0.735846930512303">
            <text:p>0.7358469305</text:p>
          </table:table-cell>
          <table:table-cell table:number-columns-repeated="4"/>
          <table:table-cell office:value-type="string">
            <text:p>link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office:value-type="float" office:value="0.83786494">
            <text:p>0.83786494</text:p>
          </table:table-cell>
          <table:table-cell table:formula="of:=[.Z147]*[.U$23]" office:value-type="float" office:value="0.426207631090657">
            <text:p>0.4262076311</text:p>
          </table:table-cell>
          <table:table-cell table:number-columns-repeated="19"/>
          <table:table-cell table:style-name="ce24" table:formula="of:=[.Z147]+[.$AM$2]*[.$AQ$6]*[.U23]" office:value-type="float" office:value="0.837836714552539">
            <text:p>0.8378367146</text:p>
          </table:table-cell>
          <table:table-cell table:style-name="ce17" table:formula="of:=[.$AQ$6]*[.Z147]" office:value-type="float" office:value="-0.0000929817350413419">
            <text:p>-0.0000929817350</text:p>
          </table:table-cell>
          <table:table-cell table:number-columns-repeated="4"/>
          <table:table-cell table:style-name="ce24" table:formula="of:=[.P147]+[.$AM$2]*[.$AY$9]*[.K14]" office:value-type="float" office:value="0.860111360806997">
            <text:p>0.8601113608</text:p>
          </table:table-cell>
          <table:table-cell table:formula="of:=[.$AY$9]*[.P147]" office:value-type="float" office:value="0.0206218318189926">
            <text:p>0.0206218318</text:p>
          </table:table-cell>
          <table:table-cell table:number-columns-repeated="3"/>
          <table:table-cell table:formula="of:=[.F147]+[.$AM$2]*[.$BD$16]*[.A7]" office:value-type="float" office:value="2.86418006079684">
            <text:p>2.8641800608</text:p>
          </table:table-cell>
          <table:table-cell table:number-columns-repeated="966"/>
        </table:table-row>
        <table:table-row table:style-name="ro1">
          <table:table-cell/>
          <table:table-cell office:value-type="string">
            <text:p>link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float" office:value="-1.1329379">
            <text:p>-1.1329379</text:p>
          </table:table-cell>
          <table:table-cell table:formula="of:=[.F148]*[.A$8]" office:value-type="float" office:value="1.69940685">
            <text:p>1.69940685</text:p>
          </table:table-cell>
          <table:table-cell table:number-columns-repeated="4"/>
          <table:table-cell office:value-type="string">
            <text:p>link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office:value-type="float" office:value="-1.4280689">
            <text:p>-1.4280689</text:p>
          </table:table-cell>
          <table:table-cell table:formula="of:=[.P148]*[.K$15]" office:value-type="float" office:value="-0.00000295606685647318">
            <text:p>-2.95606685647318E-006</text:p>
          </table:table-cell>
          <table:table-cell table:number-columns-repeated="4"/>
          <table:table-cell office:value-type="string">
            <text:p>link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2">
            <text:p>22</text:p>
          </table:table-cell>
          <table:table-cell office:value-type="float" office:value="-0.22284186">
            <text:p>-0.22284186</text:p>
          </table:table-cell>
          <table:table-cell table:formula="of:=[.Z148]*[.U$24]" office:value-type="float" office:value="-0.196637867098721">
            <text:p>-0.1966378671</text:p>
          </table:table-cell>
          <table:table-cell table:number-columns-repeated="19"/>
          <table:table-cell table:style-name="ce24" table:formula="of:=[.Z148]+[.$AM$2]*[.$AQ$6]*[.U24]" office:value-type="float" office:value="-0.222890822548226">
            <text:p>-0.2228908225</text:p>
          </table:table-cell>
          <table:table-cell table:style-name="ce17" table:formula="of:=[.$AQ$6]*[.Z148]" office:value-type="float" office:value="0.0000247297885296881">
            <text:p>0.0000247297885</text:p>
          </table:table-cell>
          <table:table-cell table:number-columns-repeated="4"/>
          <table:table-cell table:style-name="ce24" table:formula="of:=[.P148]+[.$AM$2]*[.$AY$9]*[.K15]" office:value-type="float" office:value="-1.42806887487837">
            <text:p>-1.4280688749</text:p>
          </table:table-cell>
          <table:table-cell table:formula="of:=[.$AY$9]*[.P148]" office:value-type="float" office:value="-0.0346626576138431">
            <text:p>-0.0346626576</text:p>
          </table:table-cell>
          <table:table-cell table:number-columns-repeated="3"/>
          <table:table-cell table:formula="of:=[.F148]+[.$AM$2]*[.$BD$16]*[.A8]" office:value-type="float" office:value="-1.08056125880474">
            <text:p>-1.0805612588</text:p>
          </table:table-cell>
          <table:table-cell table:number-columns-repeated="966"/>
        </table:table-row>
        <table:table-row table:style-name="ro1">
          <table:table-cell/>
          <table:table-cell office:value-type="string">
            <text:p>link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-1.1858034">
            <text:p>-1.1858034</text:p>
          </table:table-cell>
          <table:table-cell table:formula="of:=[.F149]*[.A$9]" office:value-type="float" office:value="1.48225425">
            <text:p>1.48225425</text:p>
          </table:table-cell>
          <table:table-cell table:number-columns-repeated="4"/>
          <table:table-cell office:value-type="string">
            <text:p>link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office:value-type="float" office:value="0.25903153">
            <text:p>0.25903153</text:p>
          </table:table-cell>
          <table:table-cell table:formula="of:=[.P149]*[.K$16]" office:value-type="float" office:value="0.217952190065981">
            <text:p>0.2179521901</text:p>
          </table:table-cell>
          <table:table-cell table:number-columns-repeated="4"/>
          <table:table-cell office:value-type="string">
            <text:p>link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3">
            <text:p>23</text:p>
          </table:table-cell>
          <table:table-cell office:value-type="float" office:value="-0.60868907">
            <text:p>-0.60868907</text:p>
          </table:table-cell>
          <table:table-cell table:formula="of:=[.Z149]*[.U$25]" office:value-type="float" office:value="-0.00012417914214882">
            <text:p>-0.0001241791</text:p>
          </table:table-cell>
          <table:table-cell table:number-columns-repeated="19"/>
          <table:table-cell table:style-name="ce24" table:formula="of:=[.Z149]+[.$AM$2]*[.$AQ$6]*[.U25]" office:value-type="float" office:value="-0.608689081320009">
            <text:p>-0.6086890813</text:p>
          </table:table-cell>
          <table:table-cell table:style-name="ce17" table:formula="of:=[.$AQ$6]*[.Z149]" office:value-type="float" office:value="0.000067549032221471">
            <text:p>0.0000675490322</text:p>
          </table:table-cell>
          <table:table-cell table:number-columns-repeated="4"/>
          <table:table-cell table:style-name="ce24" table:formula="of:=[.P149]+[.$AM$2]*[.$AY$9]*[.K16]" office:value-type="float" office:value="0.269243071505891">
            <text:p>0.2692430715</text:p>
          </table:table-cell>
          <table:table-cell table:formula="of:=[.$AY$9]*[.P149]" office:value-type="float" office:value="0.00628731655425024">
            <text:p>0.0062873166</text:p>
          </table:table-cell>
          <table:table-cell table:number-columns-repeated="3"/>
          <table:table-cell table:formula="of:=[.F149]+[.$AM$2]*[.$BD$16]*[.A9]" office:value-type="float" office:value="-1.14215619900395">
            <text:p>-1.142156199</text:p>
          </table:table-cell>
          <table:table-cell table:number-columns-repeated="966"/>
        </table:table-row>
        <table:table-row table:style-name="ro1">
          <table:table-cell/>
          <table:table-cell office:value-type="string">
            <text:p>node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-2.2928302">
            <text:p>-2.2928302</text:p>
          </table:table-cell>
          <table:table-cell table:number-columns-repeated="2"/>
          <table:table-cell table:formula="of:=SUM([.G142:.G149])" office:value-type="float" office:value="3.96160061">
            <text:p>3.96160061</text:p>
          </table:table-cell>
          <table:table-cell table:formula="of:=[.H150]+[.E150]" office:value-type="float" office:value="1.66877041">
            <text:p>1.66877041</text:p>
          </table:table-cell>
          <table:table-cell table:formula="of:=1/(1+(EXP([.I150]*-1)))" office:value-type="float" office:value="0.841411816028655">
            <text:p>0.841411816</text:p>
          </table:table-cell>
          <table:table-cell/>
          <table:table-cell office:value-type="string">
            <text:p>link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float" office:value="-0.17575169">
            <text:p>-0.17575169</text:p>
          </table:table-cell>
          <table:table-cell table:formula="of:=[.P150]*[.K$17]" office:value-type="float" office:value="-0.0000660965999106864">
            <text:p>-6.60965999106864E-005</text:p>
          </table:table-cell>
          <table:table-cell table:number-columns-repeated="4"/>
          <table:table-cell office:value-type="string">
            <text:p>link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4">
            <text:p>24</text:p>
          </table:table-cell>
          <table:table-cell office:value-type="float" office:value="1.1491194">
            <text:p>1.1491194</text:p>
          </table:table-cell>
          <table:table-cell table:formula="of:=[.Z150]*[.U$26]" office:value-type="float" office:value="0.130682704790603">
            <text:p>0.1306827048</text:p>
          </table:table-cell>
          <table:table-cell table:number-columns-repeated="19"/>
          <table:table-cell table:style-name="ce24" table:formula="of:=[.Z150]+[.$AM$2]*[.$AQ$6]*[.U26]" office:value-type="float" office:value="1.14911308974964">
            <text:p>1.1491130897</text:p>
          </table:table-cell>
          <table:table-cell table:style-name="ce17" table:formula="of:=[.$AQ$6]*[.Z150]" office:value-type="float" office:value="-0.000127523077384842">
            <text:p>-0.0001275230774</text:p>
          </table:table-cell>
          <table:table-cell table:number-columns-repeated="4"/>
          <table:table-cell table:style-name="ce24" table:formula="of:=[.P150]+[.$AM$2]*[.$AY$9]*[.K17]" office:value-type="float" office:value="-0.175747125824767">
            <text:p>-0.1757471258</text:p>
          </table:table-cell>
          <table:table-cell table:formula="of:=[.$AY$9]*[.P150]" office:value-type="float" office:value="-0.00426591507981463">
            <text:p>-0.0042659151</text:p>
          </table:table-cell>
          <table:table-cell table:number-columns-repeated="2"/>
          <table:table-cell table:style-name="ce22" table:formula="of:=[.E150]+([.$BD$16]*[.$AM$2])" office:value-type="float" office:value="-2.32774796079684">
            <text:p>-2.3277479608</text:p>
          </table:table-cell>
          <table:table-cell table:style-name="Default"/>
          <table:table-cell table:number-columns-repeated="966"/>
        </table:table-row>
        <table:table-row table:style-name="ro1">
          <table:table-cell/>
          <table:table-cell office:value-type="string">
            <text:p>comment</text:p>
          </table:table-cell>
          <table:table-cell office:value-type="string">
            <text:p>TBD:node modifiers</text:p>
          </table:table-cell>
          <table:table-cell table:number-columns-repeated="8"/>
          <table:table-cell office:value-type="string">
            <text:p>link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float" office:value="-0.50914478">
            <text:p>-0.50914478</text:p>
          </table:table-cell>
          <table:table-cell table:formula="of:=[.P151]*[.K$18]" office:value-type="float" office:value="-0.000283138360546126">
            <text:p>-0.0002831384</text:p>
          </table:table-cell>
          <table:table-cell table:number-columns-repeated="4"/>
          <table:table-cell office:value-type="string">
            <text:p>link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5">
            <text:p>25</text:p>
          </table:table-cell>
          <table:table-cell office:value-type="float" office:value="1.1171298">
            <text:p>1.1171298</text:p>
          </table:table-cell>
          <table:table-cell table:formula="of:=[.Z151]*[.U$27]" office:value-type="float" office:value="0.295116592837923">
            <text:p>0.2951165928</text:p>
          </table:table-cell>
          <table:table-cell table:number-columns-repeated="19"/>
          <table:table-cell table:style-name="ce24" table:formula="of:=[.Z151]+[.$AM$2]*[.$AQ$6]*[.U27]" office:value-type="float" office:value="1.1171151416994">
            <text:p>1.1171151417</text:p>
          </table:table-cell>
          <table:table-cell table:style-name="ce17" table:formula="of:=[.$AQ$6]*[.Z151]" office:value-type="float" office:value="-0.000123973043997267">
            <text:p>-0.0001239730440</text:p>
          </table:table-cell>
          <table:table-cell table:number-columns-repeated="4"/>
          <table:table-cell table:style-name="ce24" table:formula="of:=[.P151]+[.$AM$2]*[.$AY$9]*[.K18]" office:value-type="float" office:value="-0.509138030989281">
            <text:p>-0.5091380310</text:p>
          </table:table-cell>
          <table:table-cell table:formula="of:=[.$AY$9]*[.P151]" office:value-type="float" office:value="-0.0123581650612344">
            <text:p>-0.0123581651</text:p>
          </table:table-cell>
          <table:table-cell table:number-columns-repeated="3"/>
          <table:table-cell table:style-name="Default"/>
          <table:table-cell table:number-columns-repeated="966"/>
        </table:table-row>
        <table:table-row table:style-name="ro1">
          <table:table-cell/>
          <table:table-cell office:value-type="string">
            <text:p>link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-2.665132">
            <text:p>-2.665132</text:p>
          </table:table-cell>
          <table:table-cell table:formula="of:=[.F152]*[.A$2]" office:value-type="float" office:value="-3.331415">
            <text:p>-3.331415</text:p>
          </table:table-cell>
          <table:table-cell table:number-columns-repeated="4"/>
          <table:table-cell office:value-type="string">
            <text:p>node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-0.83454084">
            <text:p>-0.83454084</text:p>
          </table:table-cell>
          <table:table-cell table:number-columns-repeated="2"/>
          <table:table-cell table:formula="of:=SUM([.Q135:.Q151])" office:value-type="float" office:value="-2.60812706357023">
            <text:p>-2.6081270636</text:p>
          </table:table-cell>
          <table:table-cell table:formula="of:=[.R152]+[.O152]" office:value-type="float" office:value="-3.44266790357023">
            <text:p>-3.4426679036</text:p>
          </table:table-cell>
          <table:table-cell table:formula="of:=1/(1+(EXP([.S152]*-1)))" office:value-type="float" office:value="0.0309882720337517">
            <text:p>0.030988272</text:p>
          </table:table-cell>
          <table:table-cell/>
          <table:table-cell office:value-type="string">
            <text:p>link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6">
            <text:p>26</text:p>
          </table:table-cell>
          <table:table-cell office:value-type="float" office:value="0.93459791">
            <text:p>0.93459791</text:p>
          </table:table-cell>
          <table:table-cell table:formula="of:=[.Z152]*[.U$28]" office:value-type="float" office:value="0.928591724192718">
            <text:p>0.9285917242</text:p>
          </table:table-cell>
          <table:table-cell table:number-columns-repeated="19"/>
          <table:table-cell table:style-name="ce24" table:formula="of:=[.Z152]+[.$AM$2]*[.$AQ$6]*[.U28]" office:value-type="float" office:value="0.934542779283656">
            <text:p>0.9345427793</text:p>
          </table:table-cell>
          <table:table-cell table:style-name="ce17" table:formula="of:=[.$AQ$6]*[.Z152]" office:value-type="float" office:value="-0.000103716638671875">
            <text:p>-0.0001037166387</text:p>
          </table:table-cell>
          <table:table-cell table:number-columns-repeated="3"/>
          <table:table-cell table:style-name="ce22" table:formula="of:=[.O152]+([.$AY$9]*[.$AM$2])" office:value-type="float" office:value="-0.822404640684322">
            <text:p>-0.8224046407</text:p>
          </table:table-cell>
          <table:table-cell table:number-columns-repeated="5"/>
          <table:table-cell table:formula="of:=[.F152]+[.$AM$2]*[.$BD$17]*[.A2]" office:value-type="float" office:value="-2.66524029346641">
            <text:p>-2.6652402935</text:p>
          </table:table-cell>
          <table:table-cell table:number-columns-repeated="966"/>
        </table:table-row>
        <table:table-row table:style-name="ro1">
          <table:table-cell/>
          <table:table-cell office:value-type="string">
            <text:p>link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1.6996877">
            <text:p>1.6996877</text:p>
          </table:table-cell>
          <table:table-cell table:formula="of:=[.F153]*[.A$3]" office:value-type="float" office:value="2.54953155">
            <text:p>2.54953155</text:p>
          </table:table-cell>
          <table:table-cell table:number-columns-repeated="4"/>
          <table:table-cell office:value-type="string">
            <text:p>comment</text:p>
          </table:table-cell>
          <table:table-cell office:value-type="string">
            <text:p>TBD:node modifiers</text:p>
          </table:table-cell>
          <table:table-cell table:number-columns-repeated="8"/>
          <table:table-cell office:value-type="string">
            <text:p>link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7">
            <text:p>27</text:p>
          </table:table-cell>
          <table:table-cell office:value-type="float" office:value="-0.61377501">
            <text:p>-0.61377501</text:p>
          </table:table-cell>
          <table:table-cell table:formula="of:=[.Z153]*[.U$29]" office:value-type="float" office:value="-0.0257222797249835">
            <text:p>-0.0257222797</text:p>
          </table:table-cell>
          <table:table-cell table:number-columns-repeated="19"/>
          <table:table-cell table:style-name="ce24" table:formula="of:=[.Z153]+[.$AM$2]*[.$AQ$6]*[.U29]" office:value-type="float" office:value="-0.613777335379754">
            <text:p>-0.6137773354</text:p>
          </table:table-cell>
          <table:table-cell table:style-name="ce17" table:formula="of:=[.$AQ$6]*[.Z153]" office:value-type="float" office:value="0.0000681134424300138">
            <text:p>0.0000681134424</text:p>
          </table:table-cell>
          <table:table-cell table:number-columns-repeated="9"/>
          <table:table-cell table:formula="of:=[.F153]+[.$AM$2]*[.$BD$17]*[.A3]" office:value-type="float" office:value="1.6995577478403">
            <text:p>1.6995577478</text:p>
          </table:table-cell>
          <table:table-cell table:number-columns-repeated="966"/>
        </table:table-row>
        <table:table-row table:style-name="ro1">
          <table:table-cell/>
          <table:table-cell office:value-type="string">
            <text:p>link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-0.30312276">
            <text:p>-0.30312276</text:p>
          </table:table-cell>
          <table:table-cell table:formula="of:=[.F154]*[.A$4]" office:value-type="float" office:value="-0.30312276">
            <text:p>-0.30312276</text:p>
          </table:table-cell>
          <table:table-cell table:number-columns-repeated="4"/>
          <table:table-cell office:value-type="string">
            <text:p>link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.7439115">
            <text:p>1.7439115</text:p>
          </table:table-cell>
          <table:table-cell table:formula="of:=[.P154]*[.K$2]" office:value-type="float" office:value="1.63155419901184">
            <text:p>1.631554199</text:p>
          </table:table-cell>
          <table:table-cell table:number-columns-repeated="4"/>
          <table:table-cell office:value-type="string">
            <text:p>link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8">
            <text:p>28</text:p>
          </table:table-cell>
          <table:table-cell office:value-type="float" office:value="-1.1852064">
            <text:p>-1.1852064</text:p>
          </table:table-cell>
          <table:table-cell table:formula="of:=[.Z154]*[.U$30]" office:value-type="float" office:value="-1.14535973974617">
            <text:p>-1.1453597397</text:p>
          </table:table-cell>
          <table:table-cell table:number-columns-repeated="19"/>
          <table:table-cell table:style-name="ce24" table:formula="of:=[.Z154]+[.$AM$2]*[.$AQ$6]*[.U30]" office:value-type="float" office:value="-1.18526002182087">
            <text:p>-1.1852600218</text:p>
          </table:table-cell>
          <table:table-cell table:style-name="ce17" table:formula="of:=[.$AQ$6]*[.Z154]" office:value-type="float" office:value="0.000131527818139882">
            <text:p>0.0001315278181</text:p>
          </table:table-cell>
          <table:table-cell table:number-columns-repeated="4"/>
          <table:table-cell table:style-name="ce24" table:formula="of:=[.P154]+[.$AM$2]*[.$AY$10]*[.K2]" office:value-type="float" office:value="1.74386026835677">
            <text:p>1.7438602684</text:p>
          </table:table-cell>
          <table:table-cell table:formula="of:=[.$AY$10]*[.P154]" office:value-type="float" office:value="-0.0001909922123713">
            <text:p>-0.0001909922</text:p>
          </table:table-cell>
          <table:table-cell table:number-columns-repeated="3"/>
          <table:table-cell table:formula="of:=[.F154]+[.$AM$2]*[.$BD$17]*[.A4]" office:value-type="float" office:value="-0.30320939477313">
            <text:p>-0.3032093948</text:p>
          </table:table-cell>
          <table:table-cell table:number-columns-repeated="966"/>
        </table:table-row>
        <table:table-row table:style-name="ro1">
          <table:table-cell/>
          <table:table-cell office:value-type="string">
            <text:p>link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0.58944106">
            <text:p>0.58944106</text:p>
          </table:table-cell>
          <table:table-cell table:formula="of:=[.F155]*[.A$5]" office:value-type="float" office:value="0.29472053">
            <text:p>0.29472053</text:p>
          </table:table-cell>
          <table:table-cell table:number-columns-repeated="4"/>
          <table:table-cell office:value-type="string">
            <text:p>link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.1258154">
            <text:p>2.1258154</text:p>
          </table:table-cell>
          <table:table-cell table:formula="of:=[.P155]*[.K$3]" office:value-type="float" office:value="0.431215230025733">
            <text:p>0.43121523</text:p>
          </table:table-cell>
          <table:table-cell table:number-columns-repeated="4"/>
          <table:table-cell office:value-type="string">
            <text:p>node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2.093742">
            <text:p>12.093742</text:p>
          </table:table-cell>
          <table:table-cell table:number-columns-repeated="2"/>
          <table:table-cell table:formula="of:=SUM([.AA126:.AA154])" office:value-type="float" office:value="-2.29408953386964">
            <text:p>-2.2940895339</text:p>
          </table:table-cell>
          <table:table-cell table:formula="of:=[.AB155]+[.Y155]" office:value-type="float" office:value="9.79965246613036">
            <text:p>9.7996524661</text:p>
          </table:table-cell>
          <table:table-cell table:style-name="ce2" table:formula="of:=1/(1+(EXP([.AC155]*-1)))" office:value-type="float" office:value="0.999944532202757">
            <text:p>0.9999445322</text:p>
          </table:table-cell>
          <table:table-cell table:number-columns-repeated="15"/>
          <table:table-cell table:style-name="ce22" table:formula="of:=[.Y155]+([.$AQ$6]*[.$AM$2])" office:value-type="float" office:value="12.0936865126949">
            <text:p>12.0936865127</text:p>
          </table:table-cell>
          <table:table-cell table:number-columns-repeated="6"/>
          <table:table-cell table:style-name="ce24" table:formula="of:=[.P155]+[.$AM$2]*[.$AY$10]*[.K3]" office:value-type="float" office:value="2.12580429215619">
            <text:p>2.1258042922</text:p>
          </table:table-cell>
          <table:table-cell table:formula="of:=[.$AY$10]*[.P155]" office:value-type="float" office:value="-0.000232818113957606">
            <text:p>-0.0002328181</text:p>
          </table:table-cell>
          <table:table-cell table:number-columns-repeated="3"/>
          <table:table-cell table:formula="of:=[.F155]+[.$AM$2]*[.$BD$17]*[.A5]" office:value-type="float" office:value="0.589397742613435">
            <text:p>0.5893977426</text:p>
          </table:table-cell>
          <table:table-cell table:number-columns-repeated="966"/>
        </table:table-row>
        <table:table-row table:style-name="ro1">
          <table:table-cell/>
          <table:table-cell office:value-type="string">
            <text:p>link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float" office:value="2.8284628">
            <text:p>2.8284628</text:p>
          </table:table-cell>
          <table:table-cell table:formula="of:=[.F156]*[.A$6]" office:value-type="float" office:value="-1.4142314">
            <text:p>-1.4142314</text:p>
          </table:table-cell>
          <table:table-cell table:number-columns-repeated="4"/>
          <table:table-cell office:value-type="string">
            <text:p>link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.9577824">
            <text:p>1.9577824</text:p>
          </table:table-cell>
          <table:table-cell table:formula="of:=[.P156]*[.K$4]" office:value-type="float" office:value="1.82732217277229">
            <text:p>1.8273221728</text:p>
          </table:table-cell>
          <table:table-cell table:number-columns-repeated="4"/>
          <table:table-cell office:value-type="string">
            <text:p>comment</text:p>
          </table:table-cell>
          <table:table-cell office:value-type="string">
            <text:p>TBD:node modifiers</text:p>
          </table:table-cell>
          <table:table-cell table:number-columns-repeated="29"/>
          <table:table-cell table:style-name="ce24" table:formula="of:=[.P156]+[.$AM$2]*[.$AY$10]*[.K4]" office:value-type="float" office:value="1.95773128928856">
            <text:p>1.9577312893</text:p>
          </table:table-cell>
          <table:table-cell table:formula="of:=[.$AY$10]*[.P156]" office:value-type="float" office:value="-0.000214415233753314">
            <text:p>-0.0002144152</text:p>
          </table:table-cell>
          <table:table-cell table:number-columns-repeated="3"/>
          <table:table-cell table:formula="of:=[.F156]+[.$AM$2]*[.$BD$17]*[.A6]" office:value-type="float" office:value="2.82850611738657">
            <text:p>2.8285061174</text:p>
          </table:table-cell>
          <table:table-cell table:number-columns-repeated="966"/>
        </table:table-row>
        <table:table-row table:style-name="ro1">
          <table:table-cell/>
          <table:table-cell office:value-type="string">
            <text:p>link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float" office:value="2.7775619">
            <text:p>2.7775619</text:p>
          </table:table-cell>
          <table:table-cell table:formula="of:=[.F157]*[.A$7]" office:value-type="float" office:value="-2.7775619">
            <text:p>-2.7775619</text:p>
          </table:table-cell>
          <table:table-cell table:number-columns-repeated="4"/>
          <table:table-cell office:value-type="string">
            <text:p>link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0.31461108">
            <text:p>0.31461108</text:p>
          </table:table-cell>
          <table:table-cell table:formula="of:=[.P157]*[.K$5]" office:value-type="float" office:value="0.00104836870951758">
            <text:p>0.0010483687</text:p>
          </table:table-cell>
          <table:table-cell table:number-columns-repeated="4"/>
          <table:table-cell office:value-type="string">
            <text:p>link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-1.5115268">
            <text:p>-1.5115268</text:p>
          </table:table-cell>
          <table:table-cell table:formula="of:=[.Z157]*[.U$2]" office:value-type="float" office:value="-0.0321022982584386">
            <text:p>-0.0321022983</text:p>
          </table:table-cell>
          <table:table-cell table:number-columns-repeated="19"/>
          <table:table-cell table:style-name="ce24" table:formula="of:=[.Z157]+[.$AM$2]*[.$AQ$7]*[.U2]" office:value-type="float" office:value="-1.51209999856133">
            <text:p>-1.5120999986</text:p>
          </table:table-cell>
          <table:table-cell table:style-name="ce17" table:formula="of:=[.$AQ$7]*[.Z157]" office:value-type="float" office:value="0.0815888225329378">
            <text:p>0.0815888225329</text:p>
          </table:table-cell>
          <table:table-cell table:number-columns-repeated="4"/>
          <table:table-cell table:style-name="ce24" table:formula="of:=[.P157]+[.$AM$2]*[.$AY$10]*[.K5]" office:value-type="float" office:value="0.314610897525888">
            <text:p>0.3146108975</text:p>
          </table:table-cell>
          <table:table-cell table:formula="of:=[.$AY$10]*[.P157]" office:value-type="float" office:value="-0.0000344560295667091">
            <text:p>-0.000034456</text:p>
          </table:table-cell>
          <table:table-cell table:number-columns-repeated="3"/>
          <table:table-cell table:formula="of:=[.F157]+[.$AM$2]*[.$BD$17]*[.A7]" office:value-type="float" office:value="2.77764853477313">
            <text:p>2.7776485348</text:p>
          </table:table-cell>
          <table:table-cell table:number-columns-repeated="966"/>
        </table:table-row>
        <table:table-row table:style-name="ro1">
          <table:table-cell/>
          <table:table-cell office:value-type="string">
            <text:p>link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float" office:value="2.238832">
            <text:p>2.238832</text:p>
          </table:table-cell>
          <table:table-cell table:formula="of:=[.F158]*[.A$8]" office:value-type="float" office:value="-3.358248">
            <text:p>-3.358248</text:p>
          </table:table-cell>
          <table:table-cell table:number-columns-repeated="4"/>
          <table:table-cell office:value-type="string">
            <text:p>link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-1.09742">
            <text:p>-1.09742</text:p>
          </table:table-cell>
          <table:table-cell table:formula="of:=[.P158]*[.K$6]" office:value-type="float" office:value="-0.000110685314013431">
            <text:p>-0.0001106853</text:p>
          </table:table-cell>
          <table:table-cell table:number-columns-repeated="4"/>
          <table:table-cell office:value-type="string">
            <text:p>link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76345092">
            <text:p>0.76345092</text:p>
          </table:table-cell>
          <table:table-cell table:formula="of:=[.Z158]*[.U$3]" office:value-type="float" office:value="0.213776929398033">
            <text:p>0.2137769294</text:p>
          </table:table-cell>
          <table:table-cell table:number-columns-repeated="19"/>
          <table:table-cell table:style-name="ce24" table:formula="of:=[.Z158]+[.$AM$2]*[.$AQ$7]*[.U3]" office:value-type="float" office:value="0.755893657109318">
            <text:p>0.7558936571</text:p>
          </table:table-cell>
          <table:table-cell table:style-name="ce17" table:formula="of:=[.$AQ$7]*[.Z158]" office:value-type="float" office:value="-0.0412093663337548">
            <text:p>-0.0412093663338</text:p>
          </table:table-cell>
          <table:table-cell table:number-columns-repeated="4"/>
          <table:table-cell table:style-name="ce24" table:formula="of:=[.P158]+[.$AM$2]*[.$AY$10]*[.K6]" office:value-type="float" office:value="-1.09742000552304">
            <text:p>-1.0974200055</text:p>
          </table:table-cell>
          <table:table-cell table:formula="of:=[.$AY$10]*[.P158]" office:value-type="float" office:value="0.000120188824777239">
            <text:p>0.0001201888</text:p>
          </table:table-cell>
          <table:table-cell table:number-columns-repeated="3"/>
          <table:table-cell table:formula="of:=[.F158]+[.$AM$2]*[.$BD$17]*[.A8]" office:value-type="float" office:value="2.2389619521597">
            <text:p>2.2389619522</text:p>
          </table:table-cell>
          <table:table-cell table:number-columns-repeated="966"/>
        </table:table-row>
        <table:table-row table:style-name="ro1">
          <table:table-cell/>
          <table:table-cell office:value-type="string">
            <text:p>link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float" office:value="-0.36486149">
            <text:p>-0.36486149</text:p>
          </table:table-cell>
          <table:table-cell table:formula="of:=[.F159]*[.A$9]" office:value-type="float" office:value="0.4560768625">
            <text:p>0.4560768625</text:p>
          </table:table-cell>
          <table:table-cell table:number-columns-repeated="4"/>
          <table:table-cell office:value-type="string">
            <text:p>link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0.87091839">
            <text:p>0.87091839</text:p>
          </table:table-cell>
          <table:table-cell table:formula="of:=[.P159]*[.K$7]" office:value-type="float" office:value="0.867978057544633">
            <text:p>0.8679780575</text:p>
          </table:table-cell>
          <table:table-cell table:number-columns-repeated="4"/>
          <table:table-cell office:value-type="string">
            <text:p>link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68772352">
            <text:p>0.68772352</text:p>
          </table:table-cell>
          <table:table-cell table:formula="of:=[.Z159]*[.U$4]" office:value-type="float" office:value="0.602055473310117">
            <text:p>0.6020554733</text:p>
          </table:table-cell>
          <table:table-cell table:number-columns-repeated="19"/>
          <table:table-cell table:style-name="ce24" table:formula="of:=[.Z159]+[.$AM$2]*[.$AQ$7]*[.U4]" office:value-type="float" office:value="0.664096581565018">
            <text:p>0.6640965816</text:p>
          </table:table-cell>
          <table:table-cell table:style-name="ce17" table:formula="of:=[.$AQ$7]*[.Z159]" office:value-type="float" office:value="-0.0371217713275129">
            <text:p>-0.0371217713275</text:p>
          </table:table-cell>
          <table:table-cell table:number-columns-repeated="4"/>
          <table:table-cell table:style-name="ce24" table:formula="of:=[.P159]+[.$AM$2]*[.$AY$10]*[.K7]" office:value-type="float" office:value="0.870863815155432">
            <text:p>0.8708638152</text:p>
          </table:table-cell>
          <table:table-cell table:formula="of:=[.$AY$10]*[.P159]" office:value-type="float" office:value="-0.0000953824950984902">
            <text:p>-9.53824950984902E-005</text:p>
          </table:table-cell>
          <table:table-cell table:number-columns-repeated="3"/>
          <table:table-cell table:formula="of:=[.F159]+[.$AM$2]*[.$BD$17]*[.A9]" office:value-type="float" office:value="-0.364753196533587">
            <text:p>-0.3647531965</text:p>
          </table:table-cell>
          <table:table-cell table:number-columns-repeated="966"/>
        </table:table-row>
        <table:table-row table:style-name="ro1">
          <table:table-cell/>
          <table:table-cell office:value-type="string">
            <text:p>node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-0.0010838509">
            <text:p>-0.0010838509</text:p>
          </table:table-cell>
          <table:table-cell table:number-columns-repeated="2"/>
          <table:table-cell table:formula="of:=SUM([.G152:.G159])" office:value-type="float" office:value="-7.8842501175">
            <text:p>-7.8842501175</text:p>
          </table:table-cell>
          <table:table-cell table:formula="of:=[.H160]+[.E160]" office:value-type="float" office:value="-7.8853339684">
            <text:p>-7.8853339684</text:p>
          </table:table-cell>
          <table:table-cell table:formula="of:=1/(1+(EXP([.I160]*-1)))" office:value-type="float" office:value="0.000376079455683677">
            <text:p>0.0003760795</text:p>
          </table:table-cell>
          <table:table-cell/>
          <table:table-cell office:value-type="string">
            <text:p>link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2.0453532">
            <text:p>2.0453532</text:p>
          </table:table-cell>
          <table:table-cell table:formula="of:=[.P160]*[.K$8]" office:value-type="float" office:value="1.99908942247163">
            <text:p>1.9990894225</text:p>
          </table:table-cell>
          <table:table-cell table:number-columns-repeated="4"/>
          <table:table-cell office:value-type="string">
            <text:p>link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0.9041853">
            <text:p>0.9041853</text:p>
          </table:table-cell>
          <table:table-cell table:formula="of:=[.Z160]*[.U$5]" office:value-type="float" office:value="0.868606601371203">
            <text:p>0.8686066014</text:p>
          </table:table-cell>
          <table:table-cell table:number-columns-repeated="19"/>
          <table:table-cell table:style-name="ce24" table:formula="of:=[.Z160]+[.$AM$2]*[.$AQ$7]*[.U5]" office:value-type="float" office:value="0.878258405431346">
            <text:p>0.8782584054</text:p>
          </table:table-cell>
          <table:table-cell table:style-name="ce17" table:formula="of:=[.$AQ$7]*[.Z160]" office:value-type="float" office:value="-0.0488058921473249">
            <text:p>-0.0488058921473</text:p>
          </table:table-cell>
          <table:table-cell table:number-columns-repeated="4"/>
          <table:table-cell table:style-name="ce24" table:formula="of:=[.P160]+[.$AM$2]*[.$AY$10]*[.K8]" office:value-type="float" office:value="2.04529967888791">
            <text:p>2.0452996789</text:p>
          </table:table-cell>
          <table:table-cell table:formula="of:=[.$AY$10]*[.P160]" office:value-type="float" office:value="-0.000224005938804072">
            <text:p>-0.0002240059</text:p>
          </table:table-cell>
          <table:table-cell table:number-columns-repeated="2"/>
          <table:table-cell table:style-name="ce22" table:formula="of:=[.E160]+([.$BD$17]*[.$AM$2])" office:value-type="float" office:value="-0.00117048567313032">
            <text:p>-0.0011704857</text:p>
          </table:table-cell>
          <table:table-cell table:style-name="Default"/>
          <table:table-cell table:number-columns-repeated="966"/>
        </table:table-row>
        <table:table-row table:style-name="ro1">
          <table:table-cell/>
          <table:table-cell office:value-type="string">
            <text:p>comment</text:p>
          </table:table-cell>
          <table:table-cell office:value-type="string">
            <text:p>TBD:node modifiers</text:p>
          </table:table-cell>
          <table:table-cell table:number-columns-repeated="8"/>
          <table:table-cell office:value-type="string">
            <text:p>link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-0.0024297237">
            <text:p>-0.0024297237</text:p>
          </table:table-cell>
          <table:table-cell table:formula="of:=[.P161]*[.K$9]" office:value-type="float" office:value="-0.0000537123156463707">
            <text:p>-5.37123156463707E-005</text:p>
          </table:table-cell>
          <table:table-cell table:number-columns-repeated="4"/>
          <table:table-cell office:value-type="string">
            <text:p>link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-1.422087">
            <text:p>-1.422087</text:p>
          </table:table-cell>
          <table:table-cell table:formula="of:=[.Z161]*[.U$6]" office:value-type="float" office:value="-1.19209408938044">
            <text:p>-1.1920940894</text:p>
          </table:table-cell>
          <table:table-cell table:number-columns-repeated="19"/>
          <table:table-cell table:style-name="ce24" table:formula="of:=[.Z161]+[.$AM$2]*[.$AQ$7]*[.U6]" office:value-type="float" office:value="-1.44471098928453">
            <text:p>-1.4447109893</text:p>
          </table:table-cell>
          <table:table-cell table:style-name="ce17" table:formula="of:=[.$AQ$7]*[.Z161]" office:value-type="float" office:value="0.0767610629658686">
            <text:p>0.0767610629659</text:p>
          </table:table-cell>
          <table:table-cell table:number-columns-repeated="4"/>
          <table:table-cell table:style-name="ce24" table:formula="of:=[.P161]+[.$AM$2]*[.$AY$10]*[.K9]" office:value-type="float" office:value="-0.0024309342373908">
            <text:p>-0.0024309342</text:p>
          </table:table-cell>
          <table:table-cell table:formula="of:=[.$AY$10]*[.P161]" office:value-type="float" office:value="0.000000266101981043178">
            <text:p>2.66101981043178E-007</text:p>
          </table:table-cell>
          <table:table-cell table:number-columns-repeated="3"/>
          <table:table-cell table:style-name="Default"/>
          <table:table-cell table:number-columns-repeated="966"/>
        </table:table-row>
        <table:table-row table:style-name="ro1">
          <table:table-cell/>
          <table:table-cell office:value-type="string">
            <text:p>link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1.4898103">
            <text:p>1.4898103</text:p>
          </table:table-cell>
          <table:table-cell table:formula="of:=[.F162]*[.A$2]" office:value-type="float" office:value="1.862262875">
            <text:p>1.862262875</text:p>
          </table:table-cell>
          <table:table-cell table:number-columns-repeated="4"/>
          <table:table-cell office:value-type="string">
            <text:p>link</text:p>
          </table:table-cell>
          <table:table-cell office:value-type="float" office:value="2">
            <text:p>2</text:p>
          </table:table-cell>
          <table:table-cell table:number-columns-repeated="2" office:value-type="float" office:value="8">
            <text:p>8</text:p>
          </table:table-cell>
          <table:table-cell office:value-type="float" office:value="-1.8841743">
            <text:p>-1.8841743</text:p>
          </table:table-cell>
          <table:table-cell table:formula="of:=[.P162]*[.K$10]" office:value-type="float" office:value="-0.0115640824019529">
            <text:p>-0.0115640824</text:p>
          </table:table-cell>
          <table:table-cell table:number-columns-repeated="4"/>
          <table:table-cell office:value-type="string">
            <text:p>link</text:p>
          </table:table-cell>
          <table:table-cell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 office:value-type="float" office:value="-1.0380955">
            <text:p>-1.0380955</text:p>
          </table:table-cell>
          <table:table-cell table:formula="of:=[.Z162]*[.U$7]" office:value-type="float" office:value="-0.226117893572766">
            <text:p>-0.2261178936</text:p>
          </table:table-cell>
          <table:table-cell table:number-columns-repeated="19"/>
          <table:table-cell table:style-name="ce24" table:formula="of:=[.Z162]+[.$AM$2]*[.$AQ$7]*[.U7]" office:value-type="float" office:value="-1.0439742154687">
            <text:p>-1.0439742155</text:p>
          </table:table-cell>
          <table:table-cell table:style-name="ce17" table:formula="of:=[.$AQ$7]*[.Z162]" office:value-type="float" office:value="0.0560340640481805">
            <text:p>0.0560340640482</text:p>
          </table:table-cell>
          <table:table-cell table:number-columns-repeated="4"/>
          <table:table-cell table:style-name="ce24" table:formula="of:=[.P162]+[.$AM$2]*[.$AY$10]*[.K10]" office:value-type="float" office:value="-1.8841746360867">
            <text:p>-1.8841746361</text:p>
          </table:table-cell>
          <table:table-cell table:formula="of:=[.$AY$10]*[.P162]" office:value-type="float" office:value="0.000206353715799308">
            <text:p>0.0002063537</text:p>
          </table:table-cell>
          <table:table-cell table:number-columns-repeated="3"/>
          <table:table-cell table:formula="of:=[.F162]+[.$AM$2]*[.$BD$18]*[.A2]" office:value-type="float" office:value="1.48971990576547">
            <text:p>1.4897199058</text:p>
          </table:table-cell>
          <table:table-cell table:number-columns-repeated="966"/>
        </table:table-row>
        <table:table-row table:style-name="ro1">
          <table:table-cell/>
          <table:table-cell office:value-type="string">
            <text:p>link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-0.26631451">
            <text:p>-0.26631451</text:p>
          </table:table-cell>
          <table:table-cell table:formula="of:=[.F163]*[.A$3]" office:value-type="float" office:value="-0.399471765">
            <text:p>-0.399471765</text:p>
          </table:table-cell>
          <table:table-cell table:number-columns-repeated="4"/>
          <table:table-cell office:value-type="string">
            <text:p>link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-0.79665422">
            <text:p>-0.79665422</text:p>
          </table:table-cell>
          <table:table-cell table:formula="of:=[.P163]*[.K$11]" office:value-type="float" office:value="-0.000584262065995703">
            <text:p>-0.0005842621</text:p>
          </table:table-cell>
          <table:table-cell table:number-columns-repeated="4"/>
          <table:table-cell office:value-type="string">
            <text:p>link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-1.5599997">
            <text:p>-1.5599997</text:p>
          </table:table-cell>
          <table:table-cell table:formula="of:=[.Z163]*[.U$8]" office:value-type="float" office:value="-1.48781267642458">
            <text:p>-1.4878126764</text:p>
          </table:table-cell>
          <table:table-cell table:number-columns-repeated="19"/>
          <table:table-cell table:style-name="ce24" table:formula="of:=[.Z163]+[.$AM$2]*[.$AQ$7]*[.U8]" office:value-type="float" office:value="-1.58573970090909">
            <text:p>-1.5857397009</text:p>
          </table:table-cell>
          <table:table-cell table:style-name="ce17" table:formula="of:=[.$AQ$7]*[.Z163]" office:value-type="float" office:value="0.0842052808291167">
            <text:p>0.0842052808291</text:p>
          </table:table-cell>
          <table:table-cell table:number-columns-repeated="4"/>
          <table:table-cell table:style-name="ce24" table:formula="of:=[.P163]+[.$AM$2]*[.$AY$10]*[.K11]" office:value-type="float" office:value="-0.796654260160494">
            <text:p>-0.7966542602</text:p>
          </table:table-cell>
          <table:table-cell table:formula="of:=[.$AY$10]*[.P163]" office:value-type="float" office:value="0.0000872491247249257">
            <text:p>8.72491247249257E-005</text:p>
          </table:table-cell>
          <table:table-cell table:number-columns-repeated="3"/>
          <table:table-cell table:formula="of:=[.F163]+[.$AM$2]*[.$BD$18]*[.A3]" office:value-type="float" office:value="-0.266422983081437">
            <text:p>-0.2664229831</text:p>
          </table:table-cell>
          <table:table-cell table:number-columns-repeated="966"/>
        </table:table-row>
        <table:table-row table:style-name="ro1">
          <table:table-cell/>
          <table:table-cell office:value-type="string">
            <text:p>link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2.2855377">
            <text:p>2.2855377</text:p>
          </table:table-cell>
          <table:table-cell table:formula="of:=[.F164]*[.A$4]" office:value-type="float" office:value="2.2855377">
            <text:p>2.2855377</text:p>
          </table:table-cell>
          <table:table-cell table:number-columns-repeated="4"/>
          <table:table-cell office:value-type="string">
            <text:p>link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0.56519091">
            <text:p>0.56519091</text:p>
          </table:table-cell>
          <table:table-cell table:formula="of:=[.P164]*[.K$12]" office:value-type="float" office:value="0.151319598474816">
            <text:p>0.1513195985</text:p>
          </table:table-cell>
          <table:table-cell table:number-columns-repeated="4"/>
          <table:table-cell office:value-type="string">
            <text:p>link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0.32081854">
            <text:p>0.32081854</text:p>
          </table:table-cell>
          <table:table-cell table:formula="of:=[.Z164]*[.U$9]" office:value-type="float" office:value="0.00994161219099104">
            <text:p>0.0099416122</text:p>
          </table:table-cell>
          <table:table-cell table:number-columns-repeated="19"/>
          <table:table-cell table:style-name="ce24" table:formula="of:=[.Z164]+[.$AM$2]*[.$AQ$7]*[.U9]" office:value-type="float" office:value="0.319982201329867">
            <text:p>0.3199822013</text:p>
          </table:table-cell>
          <table:table-cell table:style-name="ce17" table:formula="of:=[.$AQ$7]*[.Z164]" office:value-type="float" office:value="-0.0173170643916709">
            <text:p>-0.0173170643917</text:p>
          </table:table-cell>
          <table:table-cell table:number-columns-repeated="4"/>
          <table:table-cell table:style-name="ce24" table:formula="of:=[.P164]+[.$AM$2]*[.$AY$10]*[.K12]" office:value-type="float" office:value="0.565176249079662">
            <text:p>0.5651762491</text:p>
          </table:table-cell>
          <table:table-cell table:formula="of:=[.$AY$10]*[.P164]" office:value-type="float" office:value="-0.0000618993924365131">
            <text:p>-6.18993924365131E-005</text:p>
          </table:table-cell>
          <table:table-cell table:number-columns-repeated="3"/>
          <table:table-cell table:formula="of:=[.F164]+[.$AM$2]*[.$BD$18]*[.A4]" office:value-type="float" office:value="2.28546538461238">
            <text:p>2.2854653846</text:p>
          </table:table-cell>
          <table:table-cell table:number-columns-repeated="966"/>
        </table:table-row>
        <table:table-row table:style-name="ro1">
          <table:table-cell/>
          <table:table-cell office:value-type="string">
            <text:p>link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float" office:value="0.30471253">
            <text:p>0.30471253</text:p>
          </table:table-cell>
          <table:table-cell table:formula="of:=[.F165]*[.A$5]" office:value-type="float" office:value="0.152356265">
            <text:p>0.152356265</text:p>
          </table:table-cell>
          <table:table-cell table:number-columns-repeated="4"/>
          <table:table-cell office:value-type="string">
            <text:p>link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1.5834154">
            <text:p>1.5834154</text:p>
          </table:table-cell>
          <table:table-cell table:formula="of:=[.P165]*[.K$13]" office:value-type="float" office:value="1.5759854911616">
            <text:p>1.5759854912</text:p>
          </table:table-cell>
          <table:table-cell table:number-columns-repeated="4"/>
          <table:table-cell office:value-type="string">
            <text:p>link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1.6137637">
            <text:p>1.6137637</text:p>
          </table:table-cell>
          <table:table-cell table:formula="of:=[.Z165]*[.U$10]" office:value-type="float" office:value="1.61352292288382">
            <text:p>1.6135229229</text:p>
          </table:table-cell>
          <table:table-cell table:number-columns-repeated="19"/>
          <table:table-cell table:style-name="ce24" table:formula="of:=[.Z165]+[.$AM$2]*[.$AQ$7]*[.U10]" office:value-type="float" office:value="1.58677884954944">
            <text:p>1.5867788495</text:p>
          </table:table-cell>
          <table:table-cell table:style-name="ce17" table:formula="of:=[.$AQ$7]*[.Z165]" office:value-type="float" office:value="-0.087107340822139">
            <text:p>-0.0871073408221</text:p>
          </table:table-cell>
          <table:table-cell table:number-columns-repeated="4"/>
          <table:table-cell table:style-name="ce24" table:formula="of:=[.P165]+[.$AM$2]*[.$AY$10]*[.K13]" office:value-type="float" office:value="1.5833608972303">
            <text:p>1.5833608972</text:p>
          </table:table-cell>
          <table:table-cell table:formula="of:=[.$AY$10]*[.P165]" office:value-type="float" office:value="-0.000173414769240748">
            <text:p>-0.0001734148</text:p>
          </table:table-cell>
          <table:table-cell table:number-columns-repeated="3"/>
          <table:table-cell table:formula="of:=[.F165]+[.$AM$2]*[.$BD$18]*[.A5]" office:value-type="float" office:value="0.304676372306188">
            <text:p>0.3046763723</text:p>
          </table:table-cell>
          <table:table-cell table:number-columns-repeated="966"/>
        </table:table-row>
        <table:table-row table:style-name="ro1">
          <table:table-cell/>
          <table:table-cell office:value-type="string">
            <text:p>link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2.7118297">
            <text:p>2.7118297</text:p>
          </table:table-cell>
          <table:table-cell table:formula="of:=[.F166]*[.A$6]" office:value-type="float" office:value="-1.35591485">
            <text:p>-1.35591485</text:p>
          </table:table-cell>
          <table:table-cell table:number-columns-repeated="4"/>
          <table:table-cell office:value-type="string">
            <text:p>link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-2.0543604">
            <text:p>-2.0543604</text:p>
          </table:table-cell>
          <table:table-cell table:formula="of:=[.P166]*[.K$14]" office:value-type="float" office:value="-1.77930161506815">
            <text:p>-1.7793016151</text:p>
          </table:table-cell>
          <table:table-cell table:number-columns-repeated="4"/>
          <table:table-cell office:value-type="string">
            <text:p>link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-0.97659898">
            <text:p>-0.97659898</text:p>
          </table:table-cell>
          <table:table-cell table:formula="of:=[.Z166]*[.U$11]" office:value-type="float" office:value="-0.545393820611454">
            <text:p>-0.5453938206</text:p>
          </table:table-cell>
          <table:table-cell table:number-columns-repeated="19"/>
          <table:table-cell table:style-name="ce24" table:formula="of:=[.Z166]+[.$AM$2]*[.$AQ$7]*[.U11]" office:value-type="float" office:value="-0.991671253450273">
            <text:p>-0.9916712535</text:p>
          </table:table-cell>
          <table:table-cell table:style-name="ce17" table:formula="of:=[.$AQ$7]*[.Z166]" office:value-type="float" office:value="0.0527146199889198">
            <text:p>0.0527146199889</text:p>
          </table:table-cell>
          <table:table-cell table:number-columns-repeated="4"/>
          <table:table-cell table:style-name="ce24" table:formula="of:=[.P166]+[.$AM$2]*[.$AY$10]*[.K14]" office:value-type="float" office:value="-2.0544078279289">
            <text:p>-2.0544078279</text:p>
          </table:table-cell>
          <table:table-cell table:formula="of:=[.$AY$10]*[.P166]" office:value-type="float" office:value="0.000224992402311693">
            <text:p>0.0002249924</text:p>
          </table:table-cell>
          <table:table-cell table:number-columns-repeated="3"/>
          <table:table-cell table:formula="of:=[.F166]+[.$AM$2]*[.$BD$18]*[.A6]" office:value-type="float" office:value="2.71186585769381">
            <text:p>2.7118658577</text:p>
          </table:table-cell>
          <table:table-cell table:number-columns-repeated="966"/>
        </table:table-row>
        <table:table-row table:style-name="ro1">
          <table:table-cell/>
          <table:table-cell office:value-type="string">
            <text:p>link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float" office:value="2.8856094">
            <text:p>2.8856094</text:p>
          </table:table-cell>
          <table:table-cell table:formula="of:=[.F167]*[.A$7]" office:value-type="float" office:value="-2.8856094">
            <text:p>-2.8856094</text:p>
          </table:table-cell>
          <table:table-cell table:number-columns-repeated="4"/>
          <table:table-cell office:value-type="string">
            <text:p>link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1.6413836">
            <text:p>1.6413836</text:p>
          </table:table-cell>
          <table:table-cell table:formula="of:=[.P167]*[.K$15]" office:value-type="float" office:value="0.00000339762294292567">
            <text:p>3.39762294292567E-006</text:p>
          </table:table-cell>
          <table:table-cell table:number-columns-repeated="4"/>
          <table:table-cell office:value-type="string">
            <text:p>link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-0.49308705">
            <text:p>-0.49308705</text:p>
          </table:table-cell>
          <table:table-cell table:formula="of:=[.Z167]*[.U$12]" office:value-type="float" office:value="-0.0678569817716258">
            <text:p>-0.0678569818</text:p>
          </table:table-cell>
          <table:table-cell table:number-columns-repeated="19"/>
          <table:table-cell table:style-name="ce24" table:formula="of:=[.Z167]+[.$AM$2]*[.$AQ$7]*[.U12]" office:value-type="float" office:value="-0.496801168534735">
            <text:p>-0.4968011685</text:p>
          </table:table-cell>
          <table:table-cell table:style-name="ce17" table:formula="of:=[.$AQ$7]*[.Z167]" office:value-type="float" office:value="0.0266157317328014">
            <text:p>0.0266157317328</text:p>
          </table:table-cell>
          <table:table-cell table:number-columns-repeated="4"/>
          <table:table-cell table:style-name="ce24" table:formula="of:=[.P167]+[.$AM$2]*[.$AY$10]*[.K15]" office:value-type="float" office:value="1.64138359988665">
            <text:p>1.6413835999</text:p>
          </table:table-cell>
          <table:table-cell table:formula="of:=[.$AY$10]*[.P167]" office:value-type="float" office:value="-0.00017976341409181">
            <text:p>-0.0001797634</text:p>
          </table:table-cell>
          <table:table-cell table:number-columns-repeated="3"/>
          <table:table-cell table:formula="of:=[.F167]+[.$AM$2]*[.$BD$18]*[.A7]" office:value-type="float" office:value="2.88568171538762">
            <text:p>2.8856817154</text:p>
          </table:table-cell>
          <table:table-cell table:number-columns-repeated="966"/>
        </table:table-row>
        <table:table-row table:style-name="ro1">
          <table:table-cell/>
          <table:table-cell office:value-type="string">
            <text:p>link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float" office:value="2.5970099">
            <text:p>2.5970099</text:p>
          </table:table-cell>
          <table:table-cell table:formula="of:=[.F168]*[.A$8]" office:value-type="float" office:value="-3.89551485">
            <text:p>-3.89551485</text:p>
          </table:table-cell>
          <table:table-cell table:number-columns-repeated="4"/>
          <table:table-cell office:value-type="string">
            <text:p>link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-1.9586525">
            <text:p>-1.9586525</text:p>
          </table:table-cell>
          <table:table-cell table:formula="of:=[.P168]*[.K$16]" office:value-type="float" office:value="-1.64803335699407">
            <text:p>-1.648033357</text:p>
          </table:table-cell>
          <table:table-cell table:number-columns-repeated="4"/>
          <table:table-cell office:value-type="string">
            <text:p>link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0.11573982">
            <text:p>0.11573982</text:p>
          </table:table-cell>
          <table:table-cell table:formula="of:=[.Z168]*[.U$13]" office:value-type="float" office:value="0.000754948317405643">
            <text:p>0.0007549483</text:p>
          </table:table-cell>
          <table:table-cell table:number-columns-repeated="19"/>
          <table:table-cell table:style-name="ce24" table:formula="of:=[.Z168]+[.$AM$2]*[.$AQ$7]*[.U13]" office:value-type="float" office:value="0.115563776807008">
            <text:p>0.1155637768</text:p>
          </table:table-cell>
          <table:table-cell table:style-name="ce17" table:formula="of:=[.$AQ$7]*[.Z168]" office:value-type="float" office:value="-0.00624737559001545">
            <text:p>-0.0062473755900</text:p>
          </table:table-cell>
          <table:table-cell table:number-columns-repeated="4"/>
          <table:table-cell table:style-name="ce24" table:formula="of:=[.P168]+[.$AM$2]*[.$AY$10]*[.K16]" office:value-type="float" office:value="-1.95869857547581">
            <text:p>-1.9586985755</text:p>
          </table:table-cell>
          <table:table-cell table:formula="of:=[.$AY$10]*[.P168]" office:value-type="float" office:value="0.000214510526618798">
            <text:p>0.0002145105</text:p>
          </table:table-cell>
          <table:table-cell table:number-columns-repeated="3"/>
          <table:table-cell table:formula="of:=[.F168]+[.$AM$2]*[.$BD$18]*[.A8]" office:value-type="float" office:value="2.59711837308144">
            <text:p>2.5971183731</text:p>
          </table:table-cell>
          <table:table-cell table:number-columns-repeated="966"/>
        </table:table-row>
        <table:table-row table:style-name="ro1">
          <table:table-cell/>
          <table:table-cell office:value-type="string">
            <text:p>link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office:value-type="float" office:value="1.0223045">
            <text:p>1.0223045</text:p>
          </table:table-cell>
          <table:table-cell table:formula="of:=[.F169]*[.A$9]" office:value-type="float" office:value="-1.277880625">
            <text:p>-1.277880625</text:p>
          </table:table-cell>
          <table:table-cell table:number-columns-repeated="4"/>
          <table:table-cell office:value-type="string">
            <text:p>link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office:value-type="float" office:value="-1.9365659">
            <text:p>-1.9365659</text:p>
          </table:table-cell>
          <table:table-cell table:formula="of:=[.P169]*[.K$17]" office:value-type="float" office:value="-0.00072830264956757">
            <text:p>-0.0007283026</text:p>
          </table:table-cell>
          <table:table-cell table:number-columns-repeated="4"/>
          <table:table-cell office:value-type="string">
            <text:p>link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0.47999549">
            <text:p>0.47999549</text:p>
          </table:table-cell>
          <table:table-cell table:formula="of:=[.Z169]*[.U$14]" office:value-type="float" office:value="0.46680550430208">
            <text:p>0.4668055043</text:p>
          </table:table-cell>
          <table:table-cell table:number-columns-repeated="19"/>
          <table:table-cell table:style-name="ce24" table:formula="of:=[.Z169]+[.$AM$2]*[.$AQ$7]*[.U14]" office:value-type="float" office:value="0.453748250769484">
            <text:p>0.4537482508</text:p>
          </table:table-cell>
          <table:table-cell table:style-name="ce17" table:formula="of:=[.$AQ$7]*[.Z169]" office:value-type="float" office:value="-0.0259090787210789">
            <text:p>-0.0259090787211</text:p>
          </table:table-cell>
          <table:table-cell table:number-columns-repeated="4"/>
          <table:table-cell table:style-name="ce24" table:formula="of:=[.P169]+[.$AM$2]*[.$AY$10]*[.K17]" office:value-type="float" office:value="-1.93656592059401">
            <text:p>-1.9365659206</text:p>
          </table:table-cell>
          <table:table-cell table:formula="of:=[.$AY$10]*[.P169]" office:value-type="float" office:value="0.000212091614536528">
            <text:p>0.0002120916</text:p>
          </table:table-cell>
          <table:table-cell table:number-columns-repeated="3"/>
          <table:table-cell table:formula="of:=[.F169]+[.$AM$2]*[.$BD$18]*[.A9]" office:value-type="float" office:value="1.02239489423453">
            <text:p>1.0223948942</text:p>
          </table:table-cell>
          <table:table-cell table:number-columns-repeated="966"/>
        </table:table-row>
        <table:table-row table:style-name="ro1">
          <table:table-cell/>
          <table:table-cell office:value-type="string">
            <text:p>node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-1.9797611">
            <text:p>-1.9797611</text:p>
          </table:table-cell>
          <table:table-cell table:number-columns-repeated="2"/>
          <table:table-cell table:formula="of:=SUM([.G162:.G169])" office:value-type="float" office:value="-5.51423465">
            <text:p>-5.51423465</text:p>
          </table:table-cell>
          <table:table-cell table:formula="of:=[.H170]+[.E170]" office:value-type="float" office:value="-7.49399575">
            <text:p>-7.49399575</text:p>
          </table:table-cell>
          <table:table-cell table:formula="of:=1/(1+(EXP([.I170]*-1)))" office:value-type="float" office:value="0.000556105790863899">
            <text:p>0.0005561058</text:p>
          </table:table-cell>
          <table:table-cell/>
          <table:table-cell office:value-type="string">
            <text:p>link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-0.36809564">
            <text:p>-0.36809564</text:p>
          </table:table-cell>
          <table:table-cell table:formula="of:=[.P170]*[.K$18]" office:value-type="float" office:value="-0.000204700116995753">
            <text:p>-0.0002047001</text:p>
          </table:table-cell>
          <table:table-cell table:number-columns-repeated="4"/>
          <table:table-cell office:value-type="string">
            <text:p>link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-1.1342242">
            <text:p>-1.1342242</text:p>
          </table:table-cell>
          <table:table-cell table:formula="of:=[.Z170]*[.U$15]" office:value-type="float" office:value="-1.02885035884324">
            <text:p>-1.0288503588</text:p>
          </table:table-cell>
          <table:table-cell table:number-columns-repeated="19"/>
          <table:table-cell table:style-name="ce24" table:formula="of:=[.Z170]+[.$AM$2]*[.$AQ$7]*[.U15]" office:value-type="float" office:value="-1.15870570554736">
            <text:p>-1.1587057055</text:p>
          </table:table-cell>
          <table:table-cell table:style-name="ce17" table:formula="of:=[.$AQ$7]*[.Z170]" office:value-type="float" office:value="0.0612228754173352">
            <text:p>0.0612228754173</text:p>
          </table:table-cell>
          <table:table-cell table:number-columns-repeated="4"/>
          <table:table-cell table:style-name="ce24" table:formula="of:=[.P170]+[.$AM$2]*[.$AY$10]*[.K18]" office:value-type="float" office:value="-0.368095670452198">
            <text:p>-0.3680956705</text:p>
          </table:table-cell>
          <table:table-cell table:formula="of:=[.$AY$10]*[.P170]" office:value-type="float" office:value="0.0000403136286719995">
            <text:p>4.03136286719995E-005</text:p>
          </table:table-cell>
          <table:table-cell table:number-columns-repeated="2"/>
          <table:table-cell table:style-name="ce22" table:formula="of:=[.E170]+([.$BD$18]*[.$AM$2])" office:value-type="float" office:value="-1.97983341538762">
            <text:p>-1.9798334154</text:p>
          </table:table-cell>
          <table:table-cell table:style-name="Default"/>
          <table:table-cell table:number-columns-repeated="966"/>
        </table:table-row>
        <table:table-row table:style-name="ro1">
          <table:table-cell/>
          <table:table-cell office:value-type="string">
            <text:p>comment</text:p>
          </table:table-cell>
          <table:table-cell office:value-type="string">
            <text:p>TBD:node modifiers</text:p>
          </table:table-cell>
          <table:table-cell table:number-columns-repeated="8"/>
          <table:table-cell office:value-type="string">
            <text:p>node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3.7651236">
            <text:p>3.7651236</text:p>
          </table:table-cell>
          <table:table-cell table:number-columns-repeated="2"/>
          <table:table-cell table:formula="of:=SUM([.Q154:.Q170])" office:value-type="float" office:value="5.04493522086862">
            <text:p>5.0449352209</text:p>
          </table:table-cell>
          <table:table-cell table:formula="of:=[.R171]+[.O171]" office:value-type="float" office:value="8.81005882086862">
            <text:p>8.8100588209</text:p>
          </table:table-cell>
          <table:table-cell table:formula="of:=1/(1+(EXP([.S171]*-1)))" office:value-type="float" office:value="0.999850797786455">
            <text:p>0.9998507978</text:p>
          </table:table-cell>
          <table:table-cell/>
          <table:table-cell office:value-type="string">
            <text:p>link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office:value-type="float" office:value="1.1723769">
            <text:p>1.1723769</text:p>
          </table:table-cell>
          <table:table-cell table:formula="of:=[.Z171]*[.U$16]" office:value-type="float" office:value="0.0575408222437111">
            <text:p>0.0575408222</text:p>
          </table:table-cell>
          <table:table-cell table:number-columns-repeated="19"/>
          <table:table-cell table:style-name="ce24" table:formula="of:=[.Z171]+[.$AM$2]*[.$AQ$7]*[.U16]" office:value-type="float" office:value="1.17105227292108">
            <text:p>1.1710522729</text:p>
          </table:table-cell>
          <table:table-cell table:style-name="ce17" table:formula="of:=[.$AQ$7]*[.Z171]" office:value-type="float" office:value="-0.0632822724915071">
            <text:p>-0.0632822724915</text:p>
          </table:table-cell>
          <table:table-cell table:number-columns-repeated="3"/>
          <table:table-cell table:style-name="ce22" table:formula="of:=[.O171]+([.$AY$10]*[.$AM$2])" office:value-type="float" office:value="3.76506884027957">
            <text:p>3.7650688403</text:p>
          </table:table-cell>
          <table:table-cell table:number-columns-repeated="5"/>
          <table:table-cell table:style-name="Default"/>
          <table:table-cell table:number-columns-repeated="966"/>
        </table:table-row>
        <table:table-row table:style-name="ro1">
          <table:table-cell table:number-columns-repeated="11"/>
          <table:table-cell office:value-type="string">
            <text:p>comment</text:p>
          </table:table-cell>
          <table:table-cell office:value-type="string">
            <text:p>TBD:node modifiers</text:p>
          </table:table-cell>
          <table:table-cell table:number-columns-repeated="8"/>
          <table:table-cell office:value-type="string">
            <text:p>link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-0.4692595">
            <text:p>-0.4692595</text:p>
          </table:table-cell>
          <table:table-cell table:formula="of:=[.Z172]*[.U$17]" office:value-type="float" office:value="-0.127707038574963">
            <text:p>-0.1277070386</text:p>
          </table:table-cell>
          <table:table-cell table:number-columns-repeated="19"/>
          <table:table-cell table:style-name="ce24" table:formula="of:=[.Z172]+[.$AM$2]*[.$AQ$7]*[.U17]" office:value-type="float" office:value="-0.476604411692061">
            <text:p>-0.4766044117</text:p>
          </table:table-cell>
          <table:table-cell table:style-name="ce17" table:formula="of:=[.$AQ$7]*[.Z172]" office:value-type="float" office:value="0.0253295740885276">
            <text:p>0.0253295740885</text:p>
          </table:table-cell>
          <table:table-cell table:number-columns-repeated="9"/>
          <table:table-cell table:style-name="Default"/>
          <table:table-cell table:number-columns-repeated="966"/>
        </table:table-row>
        <table:table-row table:style-name="ro1">
          <table:table-cell table:number-columns-repeated="11"/>
          <table:table-cell office:value-type="string">
            <text:p>link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0.76773202">
            <text:p>0.76773202</text:p>
          </table:table-cell>
          <table:table-cell table:formula="of:=[.P173]*[.K$2]" office:value-type="float" office:value="0.718268330099804">
            <text:p>0.7182683301</text:p>
          </table:table-cell>
          <table:table-cell table:number-columns-repeated="4"/>
          <table:table-cell office:value-type="string">
            <text:p>link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office:value-type="float" office:value="-1.3549087">
            <text:p>-1.3549087</text:p>
          </table:table-cell>
          <table:table-cell table:formula="of:=[.Z173]*[.U$18]" office:value-type="float" office:value="-0.05495162159456">
            <text:p>-0.0549516216</text:p>
          </table:table-cell>
          <table:table-cell table:number-columns-repeated="19"/>
          <table:table-cell table:style-name="ce24" table:formula="of:=[.Z173]+[.$AM$2]*[.$AQ$7]*[.U18]" office:value-type="float" office:value="-1.35600329963608">
            <text:p>-1.3560032996</text:p>
          </table:table-cell>
          <table:table-cell table:style-name="ce17" table:formula="of:=[.$AQ$7]*[.Z173]" office:value-type="float" office:value="0.0731349291806361">
            <text:p>0.0731349291806</text:p>
          </table:table-cell>
          <table:table-cell table:number-columns-repeated="4"/>
          <table:table-cell table:style-name="ce24" table:formula="of:=[.P173]+[.$AM$2]*[.$AY$11]*[.K2]" office:value-type="float" office:value="0.714134608713762">
            <text:p>0.7141346087</text:p>
          </table:table-cell>
          <table:table-cell table:formula="of:=[.$AY$11]*[.P173]" office:value-type="float" office:value="-0.0879642897201438">
            <text:p>-0.0879642897</text:p>
          </table:table-cell>
          <table:table-cell table:number-columns-repeated="3"/>
          <table:table-cell table:style-name="Default"/>
          <table:table-cell table:number-columns-repeated="966"/>
        </table:table-row>
        <table:table-row table:style-name="ro1">
          <table:table-cell table:number-columns-repeated="11"/>
          <table:table-cell office:value-type="string">
            <text:p>link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-0.33621168">
            <text:p>-0.33621168</text:p>
          </table:table-cell>
          <table:table-cell table:formula="of:=[.P174]*[.K$3]" office:value-type="float" office:value="-0.0681995233116376">
            <text:p>-0.0681995233</text:p>
          </table:table-cell>
          <table:table-cell table:number-columns-repeated="4"/>
          <table:table-cell office:value-type="string">
            <text:p>link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 office:value-type="float" office:value="-0.40290332">
            <text:p>-0.40290332</text:p>
          </table:table-cell>
          <table:table-cell table:formula="of:=[.Z174]*[.U$19]" office:value-type="float" office:value="-0.366677139638558">
            <text:p>-0.3666771396</text:p>
          </table:table-cell>
          <table:table-cell table:number-columns-repeated="19"/>
          <table:table-cell table:style-name="ce24" table:formula="of:=[.Z174]+[.$AM$2]*[.$AQ$7]*[.U19]" office:value-type="float" office:value="-0.427465550741542">
            <text:p>-0.4274655507</text:p>
          </table:table-cell>
          <table:table-cell table:style-name="ce17" table:formula="of:=[.$AQ$7]*[.Z174]" office:value-type="float" office:value="0.0217478164948259">
            <text:p>0.0217478164948</text:p>
          </table:table-cell>
          <table:table-cell table:number-columns-repeated="4"/>
          <table:table-cell table:style-name="ce24" table:formula="of:=[.P174]+[.$AM$2]*[.$AY$11]*[.K3]" office:value-type="float" office:value="-0.34783246035779">
            <text:p>-0.3478324604</text:p>
          </table:table-cell>
          <table:table-cell table:formula="of:=[.$AY$11]*[.P174]" office:value-type="float" office:value="0.0385220635018145">
            <text:p>0.0385220635</text:p>
          </table:table-cell>
          <table:table-cell table:number-columns-repeated="3"/>
          <table:table-cell table:style-name="Default"/>
          <table:table-cell table:number-columns-repeated="966"/>
        </table:table-row>
        <table:table-row table:style-name="ro1">
          <table:table-cell table:number-columns-repeated="11"/>
          <table:table-cell office:value-type="string">
            <text:p>link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1.8990449">
            <text:p>1.8990449</text:p>
          </table:table-cell>
          <table:table-cell table:formula="of:=[.P175]*[.K$4]" office:value-type="float" office:value="1.77249874800189">
            <text:p>1.772498748</text:p>
          </table:table-cell>
          <table:table-cell table:number-columns-repeated="4"/>
          <table:table-cell office:value-type="string">
            <text:p>link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float" office:value="-0.21792793">
            <text:p>-0.21792793</text:p>
          </table:table-cell>
          <table:table-cell table:formula="of:=[.Z175]*[.U$20]" office:value-type="float" office:value="-0.00795303831613881">
            <text:p>-0.0079530383</text:p>
          </table:table-cell>
          <table:table-cell table:number-columns-repeated="19"/>
          <table:table-cell table:style-name="ce24" table:formula="of:=[.Z175]+[.$AM$2]*[.$AQ$7]*[.U20]" office:value-type="float" office:value="-0.218912859168487">
            <text:p>-0.2189128592</text:p>
          </table:table-cell>
          <table:table-cell table:style-name="ce17" table:formula="of:=[.$AQ$7]*[.Z175]" office:value-type="float" office:value="0.0117632603045745">
            <text:p>0.0117632603046</text:p>
          </table:table-cell>
          <table:table-cell table:number-columns-repeated="4"/>
          <table:table-cell table:style-name="ce24" table:formula="of:=[.P175]+[.$AM$2]*[.$AY$11]*[.K4]" office:value-type="float" office:value="1.84557400487874">
            <text:p>1.8455740049</text:p>
          </table:table-cell>
          <table:table-cell table:formula="of:=[.$AY$11]*[.P175]" office:value-type="float" office:value="-0.217586516419051">
            <text:p>-0.2175865164</text:p>
          </table:table-cell>
          <table:table-cell table:number-columns-repeated="3"/>
          <table:table-cell table:style-name="Default"/>
          <table:table-cell table:number-columns-repeated="966"/>
        </table:table-row>
        <table:table-row table:style-name="ro1">
          <table:table-cell table:number-columns-repeated="11"/>
          <table:table-cell office:value-type="string">
            <text:p>link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0.75760818">
            <text:p>0.75760818</text:p>
          </table:table-cell>
          <table:table-cell table:formula="of:=[.P176]*[.K$5]" office:value-type="float" office:value="0.00252455415742688">
            <text:p>0.0025245542</text:p>
          </table:table-cell>
          <table:table-cell table:number-columns-repeated="4"/>
          <table:table-cell office:value-type="string">
            <text:p>link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9">
            <text:p>19</text:p>
          </table:table-cell>
          <table:table-cell office:value-type="float" office:value="1.0805278">
            <text:p>1.0805278</text:p>
          </table:table-cell>
          <table:table-cell table:formula="of:=[.Z176]*[.U$21]" office:value-type="float" office:value="0.000467033823750517">
            <text:p>0.0004670338</text:p>
          </table:table-cell>
          <table:table-cell table:number-columns-repeated="19"/>
          <table:table-cell table:style-name="ce24" table:formula="of:=[.Z176]+[.$AM$2]*[.$AQ$7]*[.U21]" office:value-type="float" office:value="1.08051613466521">
            <text:p>1.0805161347</text:p>
          </table:table-cell>
          <table:table-cell table:style-name="ce17" table:formula="of:=[.$AQ$7]*[.Z176]" office:value-type="float" office:value="-0.0583244643205173">
            <text:p>-0.0583244643205</text:p>
          </table:table-cell>
          <table:table-cell table:number-columns-repeated="4"/>
          <table:table-cell table:style-name="ce24" table:formula="of:=[.P176]+[.$AM$2]*[.$AY$11]*[.K5]" office:value-type="float" office:value="0.757417279622601">
            <text:p>0.7574172796</text:p>
          </table:table-cell>
          <table:table-cell table:formula="of:=[.$AY$11]*[.P176]" office:value-type="float" office:value="-0.0868043323761211">
            <text:p>-0.0868043324</text:p>
          </table:table-cell>
          <table:table-cell table:number-columns-repeated="3"/>
          <table:table-cell table:style-name="Default"/>
          <table:table-cell table:number-columns-repeated="966"/>
        </table:table-row>
        <table:table-row table:style-name="ro1">
          <table:table-cell table:number-columns-repeated="11"/>
          <table:table-cell office:value-type="string">
            <text:p>link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0.37728035">
            <text:p>0.37728035</text:p>
          </table:table-cell>
          <table:table-cell table:formula="of:=[.P177]*[.K$6]" office:value-type="float" office:value="0.0000380523354876411">
            <text:p>3.80523354876411E-005</text:p>
          </table:table-cell>
          <table:table-cell table:number-columns-repeated="4"/>
          <table:table-cell office:value-type="string">
            <text:p>link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-1.5895357">
            <text:p>-1.5895357</text:p>
          </table:table-cell>
          <table:table-cell table:formula="of:=[.Z177]*[.U$22]" office:value-type="float" office:value="-0.00386245255956966">
            <text:p>-0.0038624526</text:p>
          </table:table-cell>
          <table:table-cell table:number-columns-repeated="19"/>
          <table:table-cell table:style-name="ce24" table:formula="of:=[.Z177]+[.$AM$2]*[.$AQ$7]*[.U22]" office:value-type="float" office:value="-1.58960128094796">
            <text:p>-1.5896012809</text:p>
          </table:table-cell>
          <table:table-cell table:style-name="ce17" table:formula="of:=[.$AQ$7]*[.Z177]" office:value-type="float" office:value="0.085799567786075">
            <text:p>0.0857995677861</text:p>
          </table:table-cell>
          <table:table-cell table:number-columns-repeated="4"/>
          <table:table-cell table:style-name="ce24" table:formula="of:=[.P177]+[.$AM$2]*[.$AY$11]*[.K6]" office:value-type="float" office:value="0.377274571915602">
            <text:p>0.3772745719</text:p>
          </table:table-cell>
          <table:table-cell table:formula="of:=[.$AY$11]*[.P177]" office:value-type="float" office:value="-0.0432275809117839">
            <text:p>-0.0432275809</text:p>
          </table:table-cell>
          <table:table-cell table:number-columns-repeated="3"/>
          <table:table-cell table:style-name="Default"/>
          <table:table-cell table:number-columns-repeated="966"/>
        </table:table-row>
        <table:table-row table:style-name="ro1">
          <table:table-cell table:number-columns-repeated="11"/>
          <table:table-cell office:value-type="string">
            <text:p>link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-0.99830222">
            <text:p>-0.99830222</text:p>
          </table:table-cell>
          <table:table-cell table:formula="of:=[.P178]*[.K$7]" office:value-type="float" office:value="-0.994931823357289">
            <text:p>-0.9949318234</text:p>
          </table:table-cell>
          <table:table-cell table:number-columns-repeated="4"/>
          <table:table-cell office:value-type="string">
            <text:p>link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1">
            <text:p>21</text:p>
          </table:table-cell>
          <table:table-cell office:value-type="float" office:value="-0.9247241">
            <text:p>-0.9247241</text:p>
          </table:table-cell>
          <table:table-cell table:formula="of:=[.Z178]*[.U$23]" office:value-type="float" office:value="-0.470391407084583">
            <text:p>-0.4703914071</text:p>
          </table:table-cell>
          <table:table-cell table:number-columns-repeated="19"/>
          <table:table-cell table:style-name="ce24" table:formula="of:=[.Z178]+[.$AM$2]*[.$AQ$7]*[.U23]" office:value-type="float" office:value="-0.938452882396424">
            <text:p>-0.9384528824</text:p>
          </table:table-cell>
          <table:table-cell table:style-name="ce17" table:formula="of:=[.$AQ$7]*[.Z178]" office:value-type="float" office:value="0.0499145304514816">
            <text:p>0.0499145304515</text:p>
          </table:table-cell>
          <table:table-cell table:number-columns-repeated="4"/>
          <table:table-cell table:style-name="ce24" table:formula="of:=[.P178]+[.$AM$2]*[.$AY$11]*[.K7]" office:value-type="float" office:value="-1.0553972145326">
            <text:p>-1.0553972145</text:p>
          </table:table-cell>
          <table:table-cell table:formula="of:=[.$AY$11]*[.P178]" office:value-type="float" office:value="0.114382288898596">
            <text:p>0.1143822889</text:p>
          </table:table-cell>
          <table:table-cell table:number-columns-repeated="3"/>
          <table:table-cell table:style-name="Default"/>
          <table:table-cell table:number-columns-repeated="966"/>
        </table:table-row>
        <table:table-row table:style-name="ro1">
          <table:table-cell table:number-columns-repeated="11"/>
          <table:table-cell office:value-type="string">
            <text:p>link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-0.062336445">
            <text:p>-0.062336445</text:p>
          </table:table-cell>
          <table:table-cell table:formula="of:=[.P179]*[.K$8]" office:value-type="float" office:value="-0.0609264589773467">
            <text:p>-0.060926459</text:p>
          </table:table-cell>
          <table:table-cell table:number-columns-repeated="4"/>
          <table:table-cell office:value-type="string">
            <text:p>link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2">
            <text:p>22</text:p>
          </table:table-cell>
          <table:table-cell office:value-type="float" office:value="0.059202313">
            <text:p>0.059202313</text:p>
          </table:table-cell>
          <table:table-cell table:formula="of:=[.Z179]*[.U$24]" office:value-type="float" office:value="0.052240708077158">
            <text:p>0.0522407081</text:p>
          </table:table-cell>
          <table:table-cell table:number-columns-repeated="19"/>
          <table:table-cell table:style-name="ce24" table:formula="of:=[.Z179]+[.$AM$2]*[.$AQ$7]*[.U24]" office:value-type="float" office:value="0.0353870600758718">
            <text:p>0.0353870601</text:p>
          </table:table-cell>
          <table:table-cell table:style-name="ce17" table:formula="of:=[.$AQ$7]*[.Z179]" office:value-type="float" office:value="-0.00319560791703887">
            <text:p>-0.0031956079170</text:p>
          </table:table-cell>
          <table:table-cell table:number-columns-repeated="4"/>
          <table:table-cell table:style-name="ce24" table:formula="of:=[.P179]+[.$AM$2]*[.$AY$11]*[.K8]" office:value-type="float" office:value="-0.118329047933916">
            <text:p>-0.1183290479</text:p>
          </table:table-cell>
          <table:table-cell table:formula="of:=[.$AY$11]*[.P179]" office:value-type="float" office:value="0.00714231133423849">
            <text:p>0.0071423113</text:p>
          </table:table-cell>
          <table:table-cell table:number-columns-repeated="970"/>
        </table:table-row>
        <table:table-row table:style-name="ro1">
          <table:table-cell table:number-columns-repeated="11"/>
          <table:table-cell office:value-type="string">
            <text:p>link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-0.90743327">
            <text:p>-0.90743327</text:p>
          </table:table-cell>
          <table:table-cell table:formula="of:=[.P180]*[.K$9]" office:value-type="float" office:value="-0.0200600349028403">
            <text:p>-0.0200600349</text:p>
          </table:table-cell>
          <table:table-cell table:number-columns-repeated="4"/>
          <table:table-cell office:value-type="string">
            <text:p>link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 office:value-type="float" office:value="0.66870034">
            <text:p>0.66870034</text:p>
          </table:table-cell>
          <table:table-cell table:formula="of:=[.Z180]*[.U$25]" office:value-type="float" office:value="0.000136422089156003">
            <text:p>0.0001364221</text:p>
          </table:table-cell>
          <table:table-cell table:number-columns-repeated="19"/>
          <table:table-cell table:style-name="ce24" table:formula="of:=[.Z180]+[.$AM$2]*[.$AQ$7]*[.U25]" office:value-type="float" office:value="0.668694833977648">
            <text:p>0.6686948340</text:p>
          </table:table-cell>
          <table:table-cell table:style-name="ce17" table:formula="of:=[.$AQ$7]*[.Z180]" office:value-type="float" office:value="-0.0360949427876338">
            <text:p>-0.0360949427876</text:p>
          </table:table-cell>
          <table:table-cell table:number-columns-repeated="4"/>
          <table:table-cell table:style-name="ce24" table:formula="of:=[.P180]+[.$AM$2]*[.$AY$11]*[.K9]" office:value-type="float" office:value="-0.908699707426544">
            <text:p>-0.9086997074</text:p>
          </table:table-cell>
          <table:table-cell table:formula="of:=[.$AY$11]*[.P180]" office:value-type="float" office:value="0.103970814013954">
            <text:p>0.103970814</text:p>
          </table:table-cell>
          <table:table-cell table:number-columns-repeated="970"/>
        </table:table-row>
        <table:table-row table:style-name="ro1">
          <table:table-cell table:number-columns-repeated="11"/>
          <table:table-cell office:value-type="string">
            <text:p>link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-0.29205728">
            <text:p>-0.29205728</text:p>
          </table:table-cell>
          <table:table-cell table:formula="of:=[.P181]*[.K$10]" office:value-type="float" office:value="-0.00179249576433042">
            <text:p>-0.0017924958</text:p>
          </table:table-cell>
          <table:table-cell table:number-columns-repeated="4"/>
          <table:table-cell office:value-type="string">
            <text:p>link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 office:value-type="float" office:value="-0.45054197">
            <text:p>-0.45054197</text:p>
          </table:table-cell>
          <table:table-cell table:formula="of:=[.Z181]*[.U$26]" office:value-type="float" office:value="-0.0512375330720957">
            <text:p>-0.0512375331</text:p>
          </table:table-cell>
          <table:table-cell table:number-columns-repeated="19"/>
          <table:table-cell table:style-name="ce24" table:formula="of:=[.Z181]+[.$AM$2]*[.$AQ$7]*[.U26]" office:value-type="float" office:value="-0.453611258951517">
            <text:p>-0.4536112590</text:p>
          </table:table-cell>
          <table:table-cell table:style-name="ce17" table:formula="of:=[.$AQ$7]*[.Z181]" office:value-type="float" office:value="0.0243192438493119">
            <text:p>0.0243192438493</text:p>
          </table:table-cell>
          <table:table-cell table:number-columns-repeated="4"/>
          <table:table-cell table:style-name="ce24" table:formula="of:=[.P181]+[.$AM$2]*[.$AY$11]*[.K10]" office:value-type="float" office:value="-0.292408886465348">
            <text:p>-0.2924088865</text:p>
          </table:table-cell>
          <table:table-cell table:formula="of:=[.$AY$11]*[.P181]" office:value-type="float" office:value="0.0334629929761132">
            <text:p>0.033462993</text:p>
          </table:table-cell>
          <table:table-cell table:number-columns-repeated="970"/>
        </table:table-row>
        <table:table-row table:style-name="ro1">
          <table:table-cell table:number-columns-repeated="11"/>
          <table:table-cell office:value-type="string">
            <text:p>link</text:p>
          </table:table-cell>
          <table:table-cell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-1.9376187">
            <text:p>-1.9376187</text:p>
          </table:table-cell>
          <table:table-cell table:formula="of:=[.P182]*[.K$11]" office:value-type="float" office:value="-0.00142103948783941">
            <text:p>-0.0014210395</text:p>
          </table:table-cell>
          <table:table-cell table:number-columns-repeated="4"/>
          <table:table-cell office:value-type="string">
            <text:p>link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float" office:value="-0.18665922">
            <text:p>-0.18665922</text:p>
          </table:table-cell>
          <table:table-cell table:formula="of:=[.Z182]*[.U$27]" office:value-type="float" office:value="-0.0493105036032378">
            <text:p>-0.0493105036</text:p>
          </table:table-cell>
          <table:table-cell table:number-columns-repeated="19"/>
          <table:table-cell table:style-name="ce24" table:formula="of:=[.Z182]+[.$AM$2]*[.$AQ$7]*[.U27]" office:value-type="float" office:value="-0.19378897833137">
            <text:p>-0.1937889783</text:p>
          </table:table-cell>
          <table:table-cell table:style-name="ce17" table:formula="of:=[.$AQ$7]*[.Z182]" office:value-type="float" office:value="0.0100754455526138">
            <text:p>0.0100754455526</text:p>
          </table:table-cell>
          <table:table-cell table:number-columns-repeated="4"/>
          <table:table-cell table:style-name="ce24" table:formula="of:=[.P182]+[.$AM$2]*[.$AY$11]*[.K11]" office:value-type="float" office:value="-1.93766071502047">
            <text:p>-1.9376607150</text:p>
          </table:table-cell>
          <table:table-cell table:formula="of:=[.$AY$11]*[.P182]" office:value-type="float" office:value="0.222006179570273">
            <text:p>0.2220061796</text:p>
          </table:table-cell>
          <table:table-cell table:number-columns-repeated="970"/>
        </table:table-row>
        <table:table-row table:style-name="ro1">
          <table:table-cell table:number-columns-repeated="11"/>
          <table:table-cell office:value-type="string">
            <text:p>link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.051129">
            <text:p>1.051129</text:p>
          </table:table-cell>
          <table:table-cell table:formula="of:=[.P183]*[.K$12]" office:value-type="float" office:value="0.281420694160199">
            <text:p>0.2814206942</text:p>
          </table:table-cell>
          <table:table-cell table:number-columns-repeated="4"/>
          <table:table-cell office:value-type="string">
            <text:p>link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6">
            <text:p>26</text:p>
          </table:table-cell>
          <table:table-cell office:value-type="float" office:value="0.68542409">
            <text:p>0.68542409</text:p>
          </table:table-cell>
          <table:table-cell table:formula="of:=[.Z183]*[.U$28]" office:value-type="float" office:value="0.681019217704355">
            <text:p>0.6810192177</text:p>
          </table:table-cell>
          <table:table-cell table:number-columns-repeated="19"/>
          <table:table-cell table:style-name="ce24" table:formula="of:=[.Z183]+[.$AM$2]*[.$AQ$7]*[.U28]" office:value-type="float" office:value="0.658608656547629">
            <text:p>0.6586086565</text:p>
          </table:table-cell>
          <table:table-cell table:style-name="ce17" table:formula="of:=[.$AQ$7]*[.Z183]" office:value-type="float" office:value="-0.0369976532594793">
            <text:p>-0.0369976532595</text:p>
          </table:table-cell>
          <table:table-cell table:number-columns-repeated="4"/>
          <table:table-cell table:style-name="ce24" table:formula="of:=[.P183]+[.$AM$2]*[.$AY$11]*[.K12]" office:value-type="float" office:value="1.03579106961905">
            <text:p>1.0357910696</text:p>
          </table:table-cell>
          <table:table-cell table:formula="of:=[.$AY$11]*[.P183]" office:value-type="float" office:value="-0.120435013104241">
            <text:p>-0.1204350131</text:p>
          </table:table-cell>
          <table:table-cell table:number-columns-repeated="970"/>
        </table:table-row>
        <table:table-row table:style-name="ro1">
          <table:table-cell table:number-columns-repeated="11"/>
          <table:table-cell office:value-type="string">
            <text:p>link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1.3331115">
            <text:p>1.3331115</text:p>
          </table:table-cell>
          <table:table-cell table:formula="of:=[.P184]*[.K$13]" office:value-type="float" office:value="1.326856099859">
            <text:p>1.3268560999</text:p>
          </table:table-cell>
          <table:table-cell table:number-columns-repeated="4"/>
          <table:table-cell office:value-type="string">
            <text:p>link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7">
            <text:p>27</text:p>
          </table:table-cell>
          <table:table-cell office:value-type="float" office:value="0.34073031">
            <text:p>0.34073031</text:p>
          </table:table-cell>
          <table:table-cell table:formula="of:=[.Z184]*[.U$29]" office:value-type="float" office:value="0.0142794349750413">
            <text:p>0.014279435</text:p>
          </table:table-cell>
          <table:table-cell table:number-columns-repeated="19"/>
          <table:table-cell table:style-name="ce24" table:formula="of:=[.Z184]+[.$AM$2]*[.$AQ$7]*[.U29]" office:value-type="float" office:value="0.339599251487031">
            <text:p>0.3395992515</text:p>
          </table:table-cell>
          <table:table-cell table:style-name="ce17" table:formula="of:=[.$AQ$7]*[.Z184]" office:value-type="float" office:value="-0.0183918570244225">
            <text:p>-0.0183918570244</text:p>
          </table:table-cell>
          <table:table-cell table:number-columns-repeated="4"/>
          <table:table-cell table:style-name="ce24" table:formula="of:=[.P184]+[.$AM$2]*[.$AY$11]*[.K13]" office:value-type="float" office:value="1.27609190859696">
            <text:p>1.2760919086</text:p>
          </table:table-cell>
          <table:table-cell table:formula="of:=[.$AY$11]*[.P184]" office:value-type="float" office:value="-0.152743669874881">
            <text:p>-0.1527436699</text:p>
          </table:table-cell>
          <table:table-cell table:number-columns-repeated="970"/>
        </table:table-row>
        <table:table-row table:style-name="ro1">
          <table:table-cell table:number-columns-repeated="11"/>
          <table:table-cell office:value-type="string">
            <text:p>link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-0.14349318">
            <text:p>-0.14349318</text:p>
          </table:table-cell>
          <table:table-cell table:formula="of:=[.P185]*[.K$14]" office:value-type="float" office:value="-0.124280845233029">
            <text:p>-0.1242808452</text:p>
          </table:table-cell>
          <table:table-cell table:number-columns-repeated="4"/>
          <table:table-cell office:value-type="string">
            <text:p>link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8">
            <text:p>28</text:p>
          </table:table-cell>
          <table:table-cell office:value-type="float" office:value="-1.1993163">
            <text:p>-1.1993163</text:p>
          </table:table-cell>
          <table:table-cell table:formula="of:=[.Z185]*[.U$30]" office:value-type="float" office:value="-1.15899526465714">
            <text:p>-1.1589952647</text:p>
          </table:table-cell>
          <table:table-cell table:number-columns-repeated="19"/>
          <table:table-cell table:style-name="ce24" table:formula="of:=[.Z185]+[.$AM$2]*[.$AQ$7]*[.U30]" office:value-type="float" office:value="-1.22539781071746">
            <text:p>-1.2253978107</text:p>
          </table:table-cell>
          <table:table-cell table:style-name="ce17" table:formula="of:=[.$AQ$7]*[.Z185]" office:value-type="float" office:value="0.0647364008111266">
            <text:p>0.0647364008111</text:p>
          </table:table-cell>
          <table:table-cell table:number-columns-repeated="4"/>
          <table:table-cell table:style-name="ce24" table:formula="of:=[.P185]+[.$AM$2]*[.$AY$11]*[.K14]" office:value-type="float" office:value="-0.193111229539677">
            <text:p>-0.1931112295</text:p>
          </table:table-cell>
          <table:table-cell table:formula="of:=[.$AY$11]*[.P185]" office:value-type="float" office:value="0.0164409915563828">
            <text:p>0.0164409916</text:p>
          </table:table-cell>
          <table:table-cell table:number-columns-repeated="970"/>
        </table:table-row>
        <table:table-row table:style-name="ro1">
          <table:table-cell table:number-columns-repeated="11"/>
          <table:table-cell office:value-type="string">
            <text:p>link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0.6607269">
            <text:p>0.6607269</text:p>
          </table:table-cell>
          <table:table-cell table:formula="of:=[.P186]*[.K$15]" office:value-type="float" office:value="0.00000136768813484438">
            <text:p>1.36768813484438E-006</text:p>
          </table:table-cell>
          <table:table-cell table:number-columns-repeated="4"/>
          <table:table-cell office:value-type="string">
            <text:p>node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5.8311658">
            <text:p>5.8311658</text:p>
          </table:table-cell>
          <table:table-cell table:number-columns-repeated="2"/>
          <table:table-cell table:formula="of:=SUM([.AA157:.AA185])" office:value-type="float" office:value="-2.29016648727657">
            <text:p>-2.2901664873</text:p>
          </table:table-cell>
          <table:table-cell table:formula="of:=[.AB186]+[.Y186]" office:value-type="float" office:value="3.54099931272343">
            <text:p>3.5409993127</text:p>
          </table:table-cell>
          <table:table-cell table:style-name="ce2" table:formula="of:=1/(1+(EXP([.AC186]*-1)))" office:value-type="float" office:value="0.971832080605944">
            <text:p>0.9718320806</text:p>
          </table:table-cell>
          <table:table-cell table:number-columns-repeated="15"/>
          <table:table-cell table:style-name="ce22" table:formula="of:=[.Y186]+([.$AQ$7]*[.$AM$2])" office:value-type="float" office:value="5.80417692274922">
            <text:p>5.8041769227</text:p>
          </table:table-cell>
          <table:table-cell table:number-columns-repeated="6"/>
          <table:table-cell table:style-name="ce24" table:formula="of:=[.P186]+[.$AM$2]*[.$AY$11]*[.K15]" office:value-type="float" office:value="0.660726781414431">
            <text:p>0.6607267814</text:p>
          </table:table-cell>
          <table:table-cell table:formula="of:=[.$AY$11]*[.P186]" office:value-type="float" office:value="-0.0757039838686062">
            <text:p>-0.0757039839</text:p>
          </table:table-cell>
          <table:table-cell table:number-columns-repeated="970"/>
        </table:table-row>
        <table:table-row table:style-name="ro1">
          <table:table-cell table:number-columns-repeated="11"/>
          <table:table-cell office:value-type="string">
            <text:p>link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1.3246132">
            <text:p>1.3246132</text:p>
          </table:table-cell>
          <table:table-cell table:formula="of:=[.P187]*[.K$16]" office:value-type="float" office:value="1.11454519814753">
            <text:p>1.1145451981</text:p>
          </table:table-cell>
          <table:table-cell table:number-columns-repeated="4"/>
          <table:table-cell office:value-type="string">
            <text:p>comment</text:p>
          </table:table-cell>
          <table:table-cell office:value-type="string">
            <text:p>TBD:node modifiers</text:p>
          </table:table-cell>
          <table:table-cell table:number-columns-repeated="29"/>
          <table:table-cell table:style-name="ce24" table:formula="of:=[.P187]+[.$AM$2]*[.$AY$11]*[.K16]" office:value-type="float" office:value="1.27641005695596">
            <text:p>1.2764100570</text:p>
          </table:table-cell>
          <table:table-cell table:formula="of:=[.$AY$11]*[.P187]" office:value-type="float" office:value="-0.151769961726915">
            <text:p>-0.1517699617</text:p>
          </table:table-cell>
          <table:table-cell table:number-columns-repeated="970"/>
        </table:table-row>
        <table:table-row table:style-name="ro1">
          <table:table-cell table:number-columns-repeated="11"/>
          <table:table-cell office:value-type="string">
            <text:p>link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5">
            <text:p>15</text:p>
          </table:table-cell>
          <table:table-cell office:value-type="float" office:value="-0.32002449">
            <text:p>-0.32002449</text:p>
          </table:table-cell>
          <table:table-cell table:formula="of:=[.P188]*[.K$17]" office:value-type="float" office:value="-0.000120354636004646">
            <text:p>-0.0001203546</text:p>
          </table:table-cell>
          <table:table-cell table:number-columns-repeated="4"/>
          <table:table-cell office:value-type="string">
            <text:p>link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.3746113">
            <text:p>1.3746113</text:p>
          </table:table-cell>
          <table:table-cell table:formula="of:=[.Z188]*[.U$2]" office:value-type="float" office:value="0.0291944422963721">
            <text:p>0.0291944423</text:p>
          </table:table-cell>
          <table:table-cell table:number-columns-repeated="19"/>
          <table:table-cell table:style-name="ce24" table:formula="of:=[.Z188]+[.$AM$2]*[.$AQ$8]*[.U2]" office:value-type="float" office:value="1.3746113">
            <text:p>1.3746113000</text:p>
          </table:table-cell>
          <table:table-cell table:style-name="ce17" table:formula="of:=[.$AQ$8]*[.Z188]" office:value-type="float" office:value="0.000000000000239296876390562">
            <text:p>0.0000000000002</text:p>
          </table:table-cell>
          <table:table-cell table:number-columns-repeated="4"/>
          <table:table-cell table:style-name="ce24" table:formula="of:=[.P188]+[.$AM$2]*[.$AY$11]*[.K17]" office:value-type="float" office:value="-0.320046034993133">
            <text:p>-0.3200460350</text:p>
          </table:table-cell>
          <table:table-cell table:formula="of:=[.$AY$11]*[.P188]" office:value-type="float" office:value="0.036667386825811">
            <text:p>0.0366673868</text:p>
          </table:table-cell>
          <table:table-cell table:number-columns-repeated="970"/>
        </table:table-row>
        <table:table-row table:style-name="ro1">
          <table:table-cell table:number-columns-repeated="11"/>
          <table:table-cell office:value-type="string">
            <text:p>link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float" office:value="-1.1589758">
            <text:p>-1.1589758</text:p>
          </table:table-cell>
          <table:table-cell table:formula="of:=[.P189]*[.K$18]" office:value-type="float" office:value="-0.00064451315385112">
            <text:p>-0.0006445132</text:p>
          </table:table-cell>
          <table:table-cell table:number-columns-repeated="4"/>
          <table:table-cell office:value-type="string">
            <text:p>link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-1.4885409">
            <text:p>-1.4885409</text:p>
          </table:table-cell>
          <table:table-cell table:formula="of:=[.Z189]*[.U$3]" office:value-type="float" office:value="-0.416812259372723">
            <text:p>-0.4168122594</text:p>
          </table:table-cell>
          <table:table-cell table:number-columns-repeated="19"/>
          <table:table-cell table:style-name="ce24" table:formula="of:=[.Z189]+[.$AM$2]*[.$AQ$8]*[.U3]" office:value-type="float" office:value="-1.48854089999998">
            <text:p>-1.4885409000</text:p>
          </table:table-cell>
          <table:table-cell table:style-name="ce17" table:formula="of:=[.$AQ$8]*[.Z189]" office:value-type="float" office:value="-0.00000000000025913011754639">
            <text:p>-0.0000000000003</text:p>
          </table:table-cell>
          <table:table-cell table:number-columns-repeated="4"/>
          <table:table-cell table:style-name="ce24" table:formula="of:=[.P189]+[.$AM$2]*[.$AY$11]*[.K18]" office:value-type="float" office:value="-1.15900765841519">
            <text:p>-1.1590076584</text:p>
          </table:table-cell>
          <table:table-cell table:formula="of:=[.$AY$11]*[.P189]" office:value-type="float" office:value="0.132791755969531">
            <text:p>0.132791756</text:p>
          </table:table-cell>
          <table:table-cell table:number-columns-repeated="970"/>
        </table:table-row>
        <table:table-row table:style-name="ro1">
          <table:table-cell table:number-columns-repeated="11"/>
          <table:table-cell office:value-type="string">
            <text:p>node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-3.7088518">
            <text:p>-3.7088518</text:p>
          </table:table-cell>
          <table:table-cell table:number-columns-repeated="2"/>
          <table:table-cell table:formula="of:=SUM([.Q173:.Q189])" office:value-type="float" office:value="3.9437759556253">
            <text:p>3.9437759556</text:p>
          </table:table-cell>
          <table:table-cell table:formula="of:=[.R190]+[.O190]" office:value-type="float" office:value="0.234924155625301">
            <text:p>0.2349241556</text:p>
          </table:table-cell>
          <table:table-cell table:formula="of:=1/(1+(EXP([.S190]*-1)))" office:value-type="float" office:value="0.558462410652379">
            <text:p>0.5584624107</text:p>
          </table:table-cell>
          <table:table-cell/>
          <table:table-cell office:value-type="string">
            <text:p>link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.311394">
            <text:p>1.311394</text:p>
          </table:table-cell>
          <table:table-cell table:formula="of:=[.Z190]*[.U$4]" office:value-type="float" office:value="1.14803683806837">
            <text:p>1.1480368381</text:p>
          </table:table-cell>
          <table:table-cell table:number-columns-repeated="19"/>
          <table:table-cell table:style-name="ce24" table:formula="of:=[.Z190]+[.$AM$2]*[.$AQ$8]*[.U4]" office:value-type="float" office:value="1.31139400000008">
            <text:p>1.3113940000</text:p>
          </table:table-cell>
          <table:table-cell table:style-name="ce17" table:formula="of:=[.$AQ$8]*[.Z190]" office:value-type="float" office:value="0.00000000000022829179995634">
            <text:p>0.0000000000002</text:p>
          </table:table-cell>
          <table:table-cell table:number-columns-repeated="3"/>
          <table:table-cell table:style-name="ce22" table:formula="of:=[.O190]+([.$AY$11]*[.$AM$2])" office:value-type="float" office:value="-3.76614020756189">
            <text:p>-3.7661402076</text:p>
          </table:table-cell>
          <table:table-cell table:number-columns-repeated="972"/>
        </table:table-row>
        <table:table-row table:style-name="ro1">
          <table:table-cell table:number-columns-repeated="11"/>
          <table:table-cell office:value-type="string">
            <text:p>comment</text:p>
          </table:table-cell>
          <table:table-cell office:value-type="string">
            <text:p>TBD:node modifiers</text:p>
          </table:table-cell>
          <table:table-cell table:number-columns-repeated="8"/>
          <table:table-cell office:value-type="string">
            <text:p>link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-0.91674495">
            <text:p>-0.91674495</text:p>
          </table:table-cell>
          <table:table-cell table:formula="of:=[.Z191]*[.U$5]" office:value-type="float" office:value="-0.880672042936014">
            <text:p>-0.8806720429</text:p>
          </table:table-cell>
          <table:table-cell table:number-columns-repeated="19"/>
          <table:table-cell table:style-name="ce24" table:formula="of:=[.Z191]+[.$AM$2]*[.$AQ$8]*[.U5]" office:value-type="float" office:value="-0.916744949999916">
            <text:p>-0.9167449500</text:p>
          </table:table-cell>
          <table:table-cell table:style-name="ce17" table:formula="of:=[.$AQ$8]*[.Z191]" office:value-type="float" office:value="-0.000000000000159589989535094">
            <text:p>-0.0000000000002</text:p>
          </table:table-cell>
          <table:table-cell table:number-columns-repeated="976"/>
        </table:table-row>
        <table:table-row table:style-name="ro1">
          <table:table-cell table:number-columns-repeated="11"/>
          <table:table-cell office:value-type="string">
            <text:p>link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-1.5834198">
            <text:p>-1.5834198</text:p>
          </table:table-cell>
          <table:table-cell table:formula="of:=[.P192]*[.K$2]" office:value-type="float" office:value="-1.4814027107961">
            <text:p>-1.4814027108</text:p>
          </table:table-cell>
          <table:table-cell table:number-columns-repeated="4"/>
          <table:table-cell office:value-type="string">
            <text:p>link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-0.34926546">
            <text:p>-0.34926546</text:p>
          </table:table-cell>
          <table:table-cell table:formula="of:=[.Z192]*[.U$6]" office:value-type="float" office:value="-0.292779056760059">
            <text:p>-0.2927790568</text:p>
          </table:table-cell>
          <table:table-cell table:number-columns-repeated="19"/>
          <table:table-cell table:style-name="ce24" table:formula="of:=[.Z192]+[.$AM$2]*[.$AQ$8]*[.U6]" office:value-type="float" office:value="-0.349265459999927">
            <text:p>-0.3492654600</text:p>
          </table:table-cell>
          <table:table-cell table:style-name="ce17" table:formula="of:=[.$AQ$8]*[.Z192]" office:value-type="float" office:value="-0.0000000000000608012851408343">
            <text:p>-0.0000000000001</text:p>
          </table:table-cell>
          <table:table-cell table:number-columns-repeated="4"/>
          <table:table-cell table:style-name="ce24" table:formula="of:=[.P192]+[.$AM$2]*[.$AY$12]*[.K2]" office:value-type="float" office:value="-1.61290913069153">
            <text:p>-1.6129091307</text:p>
          </table:table-cell>
          <table:table-cell table:formula="of:=[.$AY$12]*[.P192]" office:value-type="float" office:value="0.0998191618465087">
            <text:p>0.0998191618</text:p>
          </table:table-cell>
          <table:table-cell table:number-columns-repeated="970"/>
        </table:table-row>
        <table:table-row table:style-name="ro1">
          <table:table-cell table:number-columns-repeated="11"/>
          <table:table-cell office:value-type="string">
            <text:p>link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-1.247936">
            <text:p>-1.247936</text:p>
          </table:table-cell>
          <table:table-cell table:formula="of:=[.P193]*[.K$3]" office:value-type="float" office:value="-0.253140046542796">
            <text:p>-0.2531400465</text:p>
          </table:table-cell>
          <table:table-cell table:number-columns-repeated="4"/>
          <table:table-cell office:value-type="string">
            <text:p>link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0.6180532">
            <text:p>0.6180532</text:p>
          </table:table-cell>
          <table:table-cell table:formula="of:=[.Z193]*[.U$7]" office:value-type="float" office:value="0.134624307397448">
            <text:p>0.1346243074</text:p>
          </table:table-cell>
          <table:table-cell table:number-columns-repeated="19"/>
          <table:table-cell table:style-name="ce24" table:formula="of:=[.Z193]+[.$AM$2]*[.$AQ$8]*[.U7]" office:value-type="float" office:value="0.618053200000019">
            <text:p>0.6180532000</text:p>
          </table:table-cell>
          <table:table-cell table:style-name="ce17" table:formula="of:=[.$AQ$8]*[.Z193]" office:value-type="float" office:value="0.000000000000107592742910808">
            <text:p>0.0000000000001</text:p>
          </table:table-cell>
          <table:table-cell table:number-columns-repeated="4"/>
          <table:table-cell table:style-name="ce24" table:formula="of:=[.P193]+[.$AM$2]*[.$AY$12]*[.K3]" office:value-type="float" office:value="-1.25432976094182">
            <text:p>-1.2543297609</text:p>
          </table:table-cell>
          <table:table-cell table:formula="of:=[.$AY$12]*[.P193]" office:value-type="float" office:value="0.0786701830797396">
            <text:p>0.0786701831</text:p>
          </table:table-cell>
          <table:table-cell table:number-columns-repeated="970"/>
        </table:table-row>
        <table:table-row table:style-name="ro1">
          <table:table-cell table:number-columns-repeated="11"/>
          <table:table-cell office:value-type="string">
            <text:p>link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.22476327">
            <text:p>0.22476327</text:p>
          </table:table-cell>
          <table:table-cell table:formula="of:=[.P194]*[.K$4]" office:value-type="float" office:value="0.209785779510432">
            <text:p>0.2097857795</text:p>
          </table:table-cell>
          <table:table-cell table:number-columns-repeated="4"/>
          <table:table-cell office:value-type="string">
            <text:p>link</text:p>
          </table:table-cell>
          <table:table-cell office:value-type="float" office:value="3">
            <text:p>3</text:p>
          </table:table-cell>
          <table:table-cell table:number-columns-repeated="2" office:value-type="float" office:value="6">
            <text:p>6</text:p>
          </table:table-cell>
          <table:table-cell office:value-type="float" office:value="-0.35186279">
            <text:p>-0.35186279</text:p>
          </table:table-cell>
          <table:table-cell table:formula="of:=[.Z194]*[.U$8]" office:value-type="float" office:value="-0.335580782050226">
            <text:p>-0.3355807821</text:p>
          </table:table-cell>
          <table:table-cell table:number-columns-repeated="19"/>
          <table:table-cell table:style-name="ce24" table:formula="of:=[.Z194]+[.$AM$2]*[.$AQ$8]*[.U8]" office:value-type="float" office:value="-0.351862789999917">
            <text:p>-0.3518627900</text:p>
          </table:table-cell>
          <table:table-cell table:style-name="ce17" table:formula="of:=[.$AQ$8]*[.Z194]" office:value-type="float" office:value="-0.0000000000000612534369280017">
            <text:p>-0.0000000000001</text:p>
          </table:table-cell>
          <table:table-cell table:number-columns-repeated="4"/>
          <table:table-cell table:style-name="ce24" table:formula="of:=[.P194]+[.$AM$2]*[.$AY$12]*[.K4]" office:value-type="float" office:value="0.195343548585057">
            <text:p>0.1953435486</text:p>
          </table:table-cell>
          <table:table-cell table:formula="of:=[.$AY$12]*[.P194]" office:value-type="float" office:value="-0.0141691301481013">
            <text:p>-0.0141691301</text:p>
          </table:table-cell>
          <table:table-cell table:number-columns-repeated="970"/>
        </table:table-row>
        <table:table-row table:style-name="ro1">
          <table:table-cell table:number-columns-repeated="11"/>
          <table:table-cell office:value-type="string">
            <text:p>link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-1.3332803">
            <text:p>-1.3332803</text:p>
          </table:table-cell>
          <table:table-cell table:formula="of:=[.P195]*[.K$5]" office:value-type="float" office:value="-0.00444284844493146">
            <text:p>-0.0044428484</text:p>
          </table:table-cell>
          <table:table-cell table:number-columns-repeated="4"/>
          <table:table-cell office:value-type="string">
            <text:p>link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1.1878489">
            <text:p>1.1878489</text:p>
          </table:table-cell>
          <table:table-cell table:formula="of:=[.Z195]*[.U$9]" office:value-type="float" office:value="0.0368093848481927">
            <text:p>0.0368093848</text:p>
          </table:table-cell>
          <table:table-cell table:number-columns-repeated="19"/>
          <table:table-cell table:style-name="ce24" table:formula="of:=[.Z195]+[.$AM$2]*[.$AQ$8]*[.U9]" office:value-type="float" office:value="1.1878489">
            <text:p>1.1878489000</text:p>
          </table:table-cell>
          <table:table-cell table:style-name="ce17" table:formula="of:=[.$AQ$8]*[.Z195]" office:value-type="float" office:value="0.000000000000206784660793903">
            <text:p>0.0000000000002</text:p>
          </table:table-cell>
          <table:table-cell table:number-columns-repeated="4"/>
          <table:table-cell table:style-name="ce24" table:formula="of:=[.P195]+[.$AM$2]*[.$AY$12]*[.K5]" office:value-type="float" office:value="-1.33338533351231">
            <text:p>-1.3333853335</text:p>
          </table:table-cell>
          <table:table-cell table:formula="of:=[.$AY$12]*[.P195]" office:value-type="float" office:value="0.0840503081068341">
            <text:p>0.0840503081</text:p>
          </table:table-cell>
          <table:table-cell table:number-columns-repeated="970"/>
        </table:table-row>
        <table:table-row table:style-name="ro1">
          <table:table-cell table:number-columns-repeated="11"/>
          <table:table-cell office:value-type="string">
            <text:p>link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0.08972311">
            <text:p>0.08972311</text:p>
          </table:table-cell>
          <table:table-cell table:formula="of:=[.P196]*[.K$6]" office:value-type="float" office:value="0.00000904943467825592">
            <text:p>9.04943467825592E-006</text:p>
          </table:table-cell>
          <table:table-cell table:number-columns-repeated="4"/>
          <table:table-cell office:value-type="string">
            <text:p>link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.0914073">
            <text:p>1.0914073</text:p>
          </table:table-cell>
          <table:table-cell table:formula="of:=[.Z196]*[.U$10]" office:value-type="float" office:value="1.09124445961496">
            <text:p>1.0912444596</text:p>
          </table:table-cell>
          <table:table-cell table:number-columns-repeated="19"/>
          <table:table-cell table:style-name="ce24" table:formula="of:=[.Z196]+[.$AM$2]*[.$AQ$8]*[.U10]" office:value-type="float" office:value="1.09140730000009">
            <text:p>1.0914073000</text:p>
          </table:table-cell>
          <table:table-cell table:style-name="ce17" table:formula="of:=[.$AQ$8]*[.Z196]" office:value-type="float" office:value="0.000000000000189995788452966">
            <text:p>0.0000000000002</text:p>
          </table:table-cell>
          <table:table-cell table:number-columns-repeated="4"/>
          <table:table-cell table:style-name="ce24" table:formula="of:=[.P196]+[.$AM$2]*[.$AY$12]*[.K6]" office:value-type="float" office:value="0.0897199308941907">
            <text:p>0.0897199309</text:p>
          </table:table-cell>
          <table:table-cell table:formula="of:=[.$AY$12]*[.P196]" office:value-type="float" office:value="-0.00565616625386527">
            <text:p>-0.0056561663</text:p>
          </table:table-cell>
          <table:table-cell table:number-columns-repeated="970"/>
        </table:table-row>
        <table:table-row table:style-name="ro1">
          <table:table-cell table:number-columns-repeated="11"/>
          <table:table-cell office:value-type="string">
            <text:p>link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-1.3443594">
            <text:p>-1.3443594</text:p>
          </table:table-cell>
          <table:table-cell table:formula="of:=[.P197]*[.K$7]" office:value-type="float" office:value="-1.33982066982633">
            <text:p>-1.3398206698</text:p>
          </table:table-cell>
          <table:table-cell table:number-columns-repeated="4"/>
          <table:table-cell office:value-type="string">
            <text:p>link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0.28034186">
            <text:p>0.28034186</text:p>
          </table:table-cell>
          <table:table-cell table:formula="of:=[.Z197]*[.U$11]" office:value-type="float" office:value="0.156560390942372">
            <text:p>0.1565603909</text:p>
          </table:table-cell>
          <table:table-cell table:number-columns-repeated="19"/>
          <table:table-cell table:style-name="ce24" table:formula="of:=[.Z197]+[.$AM$2]*[.$AQ$8]*[.U11]" office:value-type="float" office:value="0.280341860000049">
            <text:p>0.2803418600</text:p>
          </table:table-cell>
          <table:table-cell table:style-name="ce17" table:formula="of:=[.$AQ$8]*[.Z197]" office:value-type="float" office:value="0.0000000000000488028371507788">
            <text:p>0.0000000000000</text:p>
          </table:table-cell>
          <table:table-cell table:number-columns-repeated="4"/>
          <table:table-cell table:style-name="ce24" table:formula="of:=[.P197]+[.$AM$2]*[.$AY$12]*[.K7]" office:value-type="float" office:value="-1.37577310327778">
            <text:p>-1.3757731033</text:p>
          </table:table-cell>
          <table:table-cell table:formula="of:=[.$AY$12]*[.P197]" office:value-type="float" office:value="0.0847487372132616">
            <text:p>0.0847487372</text:p>
          </table:table-cell>
          <table:table-cell table:number-columns-repeated="970"/>
        </table:table-row>
        <table:table-row table:style-name="ro1">
          <table:table-cell table:number-columns-repeated="11"/>
          <table:table-cell office:value-type="string">
            <text:p>link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-1.8841786">
            <text:p>-1.8841786</text:p>
          </table:table-cell>
          <table:table-cell table:formula="of:=[.P198]*[.K$8]" office:value-type="float" office:value="-1.84156042550862">
            <text:p>-1.8415604255</text:p>
          </table:table-cell>
          <table:table-cell table:number-columns-repeated="4"/>
          <table:table-cell office:value-type="string">
            <text:p>link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-0.75496268">
            <text:p>-0.75496268</text:p>
          </table:table-cell>
          <table:table-cell table:formula="of:=[.Z198]*[.U$12]" office:value-type="float" office:value="-0.103895425391962">
            <text:p>-0.1038954254</text:p>
          </table:table-cell>
          <table:table-cell table:number-columns-repeated="19"/>
          <table:table-cell table:style-name="ce24" table:formula="of:=[.Z198]+[.$AM$2]*[.$AQ$8]*[.U12]" office:value-type="float" office:value="-0.754962679999988">
            <text:p>-0.7549626800</text:p>
          </table:table-cell>
          <table:table-cell table:style-name="ce17" table:formula="of:=[.$AQ$8]*[.Z198]" office:value-type="float" office:value="-0.000000000000131426397495385">
            <text:p>-0.0000000000001</text:p>
          </table:table-cell>
          <table:table-cell table:number-columns-repeated="4"/>
          <table:table-cell table:style-name="ce24" table:formula="of:=[.P198]+[.$AM$2]*[.$AY$12]*[.K8]" office:value-type="float" office:value="-1.91498576670027">
            <text:p>-1.9149857667</text:p>
          </table:table-cell>
          <table:table-cell table:formula="of:=[.$AY$12]*[.P198]" office:value-type="float" office:value="0.11877906833117">
            <text:p>0.1187790683</text:p>
          </table:table-cell>
          <table:table-cell table:number-columns-repeated="970"/>
        </table:table-row>
        <table:table-row table:style-name="ro1">
          <table:table-cell table:number-columns-repeated="11"/>
          <table:table-cell office:value-type="string">
            <text:p>link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0.16967618">
            <text:p>0.16967618</text:p>
          </table:table-cell>
          <table:table-cell table:formula="of:=[.P199]*[.K$9]" office:value-type="float" office:value="0.00375092054204781">
            <text:p>0.0037509205</text:p>
          </table:table-cell>
          <table:table-cell table:number-columns-repeated="4"/>
          <table:table-cell office:value-type="string">
            <text:p>link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-0.10952818">
            <text:p>-0.10952818</text:p>
          </table:table-cell>
          <table:table-cell table:formula="of:=[.Z199]*[.U$13]" office:value-type="float" office:value="-0.000714430998765182">
            <text:p>-0.000714431</text:p>
          </table:table-cell>
          <table:table-cell table:number-columns-repeated="19"/>
          <table:table-cell table:style-name="ce24" table:formula="of:=[.Z199]+[.$AM$2]*[.$AQ$8]*[.U13]" office:value-type="float" office:value="-0.109528179999999">
            <text:p>-0.1095281800</text:p>
          </table:table-cell>
          <table:table-cell table:style-name="ce17" table:formula="of:=[.$AQ$8]*[.Z199]" office:value-type="float" office:value="-0.0000000000000190670274213105">
            <text:p>0.0000000000000</text:p>
          </table:table-cell>
          <table:table-cell table:number-columns-repeated="4"/>
          <table:table-cell table:style-name="ce24" table:formula="of:=[.P199]+[.$AM$2]*[.$AY$12]*[.K9]" office:value-type="float" office:value="0.168979385300867">
            <text:p>0.1689793853</text:p>
          </table:table-cell>
          <table:table-cell table:formula="of:=[.$AY$12]*[.P199]" office:value-type="float" office:value="-0.0106964268559212">
            <text:p>-0.0106964269</text:p>
          </table:table-cell>
          <table:table-cell table:number-columns-repeated="970"/>
        </table:table-row>
        <table:table-row table:style-name="ro1">
          <table:table-cell table:number-columns-repeated="11"/>
          <table:table-cell office:value-type="string">
            <text:p>link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-1.8372893">
            <text:p>-1.8372893</text:p>
          </table:table-cell>
          <table:table-cell table:formula="of:=[.P200]*[.K$10]" office:value-type="float" office:value="-0.0112763266442104">
            <text:p>-0.0112763266</text:p>
          </table:table-cell>
          <table:table-cell table:number-columns-repeated="4"/>
          <table:table-cell office:value-type="string">
            <text:p>link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-0.11862755">
            <text:p>-0.11862755</text:p>
          </table:table-cell>
          <table:table-cell table:formula="of:=[.Z200]*[.U$14]" office:value-type="float" office:value="-0.115367736688256">
            <text:p>-0.1153677367</text:p>
          </table:table-cell>
          <table:table-cell table:number-columns-repeated="19"/>
          <table:table-cell table:style-name="ce24" table:formula="of:=[.Z200]+[.$AM$2]*[.$AQ$8]*[.U14]" office:value-type="float" office:value="-0.118627549999915">
            <text:p>-0.1186275500</text:p>
          </table:table-cell>
          <table:table-cell table:style-name="ce17" table:formula="of:=[.$AQ$8]*[.Z200]" office:value-type="float" office:value="-0.000000000000020651075812388">
            <text:p>0.0000000000000</text:p>
          </table:table-cell>
          <table:table-cell table:number-columns-repeated="4"/>
          <table:table-cell table:style-name="ce24" table:formula="of:=[.P200]+[.$AM$2]*[.$AY$12]*[.K10]" office:value-type="float" office:value="-1.83748275410685">
            <text:p>-1.8374827541</text:p>
          </table:table-cell>
          <table:table-cell table:formula="of:=[.$AY$12]*[.P200]" office:value-type="float" office:value="0.115823155675809">
            <text:p>0.1158231557</text:p>
          </table:table-cell>
          <table:table-cell table:number-columns-repeated="970"/>
        </table:table-row>
        <table:table-row table:style-name="ro1">
          <table:table-cell table:number-columns-repeated="11"/>
          <table:table-cell office:value-type="string">
            <text:p>link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-1.7085176">
            <text:p>-1.7085176</text:p>
          </table:table-cell>
          <table:table-cell table:formula="of:=[.P201]*[.K$11]" office:value-type="float" office:value="-0.00125301793137557">
            <text:p>-0.0012530179</text:p>
          </table:table-cell>
          <table:table-cell table:number-columns-repeated="4"/>
          <table:table-cell office:value-type="string">
            <text:p>link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1.4669471">
            <text:p>1.4669471</text:p>
          </table:table-cell>
          <table:table-cell table:formula="of:=[.Z201]*[.U$15]" office:value-type="float" office:value="1.33066200689339">
            <text:p>1.3306620069</text:p>
          </table:table-cell>
          <table:table-cell table:number-columns-repeated="19"/>
          <table:table-cell table:style-name="ce24" table:formula="of:=[.Z201]+[.$AM$2]*[.$AQ$8]*[.U15]" office:value-type="float" office:value="1.46694710000008">
            <text:p>1.4669471000</text:p>
          </table:table-cell>
          <table:table-cell table:style-name="ce17" table:formula="of:=[.$AQ$8]*[.Z201]" office:value-type="float" office:value="0.000000000000255370997503217">
            <text:p>0.0000000000003</text:p>
          </table:table-cell>
          <table:table-cell table:number-columns-repeated="4"/>
          <table:table-cell table:style-name="ce24" table:formula="of:=[.P201]+[.$AM$2]*[.$AY$12]*[.K11]" office:value-type="float" office:value="-1.7085407166917">
            <text:p>-1.7085407167</text:p>
          </table:table-cell>
          <table:table-cell table:formula="of:=[.$AY$12]*[.P201]" office:value-type="float" office:value="0.107705356995036">
            <text:p>0.107705357</text:p>
          </table:table-cell>
          <table:table-cell table:number-columns-repeated="970"/>
        </table:table-row>
        <table:table-row table:style-name="ro1">
          <table:table-cell table:number-columns-repeated="11"/>
          <table:table-cell office:value-type="string">
            <text:p>link</text:p>
          </table:table-cell>
          <table:table-cell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office:value-type="float" office:value="0.36742377">
            <text:p>0.36742377</text:p>
          </table:table-cell>
          <table:table-cell table:formula="of:=[.P202]*[.K$12]" office:value-type="float" office:value="0.0983710395245086">
            <text:p>0.0983710395</text:p>
          </table:table-cell>
          <table:table-cell table:number-columns-repeated="4"/>
          <table:table-cell office:value-type="string">
            <text:p>link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float" office:value="0.6179179">
            <text:p>0.6179179</text:p>
          </table:table-cell>
          <table:table-cell table:formula="of:=[.Z202]*[.U$16]" office:value-type="float" office:value="0.0303277077918435">
            <text:p>0.0303277078</text:p>
          </table:table-cell>
          <table:table-cell table:number-columns-repeated="19"/>
          <table:table-cell table:style-name="ce24" table:formula="of:=[.Z202]+[.$AM$2]*[.$AQ$8]*[.U16]" office:value-type="float" office:value="0.617917900000004">
            <text:p>0.6179179000</text:p>
          </table:table-cell>
          <table:table-cell table:style-name="ce17" table:formula="of:=[.$AQ$8]*[.Z202]" office:value-type="float" office:value="0.000000000000107569189439819">
            <text:p>0.0000000000001</text:p>
          </table:table-cell>
          <table:table-cell table:number-columns-repeated="4"/>
          <table:table-cell table:style-name="ce24" table:formula="of:=[.P202]+[.$AM$2]*[.$AY$12]*[.K12]" office:value-type="float" office:value="0.358984830687949">
            <text:p>0.3589848307</text:p>
          </table:table-cell>
          <table:table-cell table:formula="of:=[.$AY$12]*[.P202]" office:value-type="float" office:value="-0.0231624820934312">
            <text:p>-0.0231624821</text:p>
          </table:table-cell>
          <table:table-cell table:number-columns-repeated="970"/>
        </table:table-row>
        <table:table-row table:style-name="ro1">
          <table:table-cell table:number-columns-repeated="11"/>
          <table:table-cell office:value-type="string">
            <text:p>link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-0.071071148">
            <text:p>-0.071071148</text:p>
          </table:table-cell>
          <table:table-cell table:formula="of:=[.P203]*[.K$13]" office:value-type="float" office:value="-0.0707376586637966">
            <text:p>-0.0707376587</text:p>
          </table:table-cell>
          <table:table-cell table:number-columns-repeated="4"/>
          <table:table-cell office:value-type="string">
            <text:p>link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office:value-type="float" office:value="0.91949838">
            <text:p>0.91949838</text:p>
          </table:table-cell>
          <table:table-cell table:formula="of:=[.Z203]*[.U$17]" office:value-type="float" office:value="0.250237693822449">
            <text:p>0.2502376938</text:p>
          </table:table-cell>
          <table:table-cell table:number-columns-repeated="19"/>
          <table:table-cell table:style-name="ce24" table:formula="of:=[.Z203]+[.$AM$2]*[.$AQ$8]*[.U17]" office:value-type="float" office:value="0.919498380000024">
            <text:p>0.9194983800</text:p>
          </table:table-cell>
          <table:table-cell table:style-name="ce17" table:formula="of:=[.$AQ$8]*[.Z203]" office:value-type="float" office:value="0.000000000000160069315725967">
            <text:p>0.0000000000002</text:p>
          </table:table-cell>
          <table:table-cell table:number-columns-repeated="4"/>
          <table:table-cell table:style-name="ce24" table:formula="of:=[.P203]+[.$AM$2]*[.$AY$12]*[.K13]" office:value-type="float" office:value="-0.10244336442666">
            <text:p>-0.1024433644</text:p>
          </table:table-cell>
          <table:table-cell table:formula="of:=[.$AY$12]*[.P203]" office:value-type="float" office:value="0.00448034212078766">
            <text:p>0.0044803421</text:p>
          </table:table-cell>
          <table:table-cell table:number-columns-repeated="970"/>
        </table:table-row>
        <table:table-row table:style-name="ro1">
          <table:table-cell table:number-columns-repeated="11"/>
          <table:table-cell office:value-type="string">
            <text:p>link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.7078768">
            <text:p>1.7078768</text:p>
          </table:table-cell>
          <table:table-cell table:formula="of:=[.P204]*[.K$14]" office:value-type="float" office:value="1.47920878370583">
            <text:p>1.4792087837</text:p>
          </table:table-cell>
          <table:table-cell table:number-columns-repeated="4"/>
          <table:table-cell office:value-type="string">
            <text:p>link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office:value-type="float" office:value="-0.28174925">
            <text:p>-0.28174925</text:p>
          </table:table-cell>
          <table:table-cell table:formula="of:=[.Z204]*[.U$18]" office:value-type="float" office:value="-0.0114270269063525">
            <text:p>-0.0114270269</text:p>
          </table:table-cell>
          <table:table-cell table:number-columns-repeated="19"/>
          <table:table-cell table:style-name="ce24" table:formula="of:=[.Z204]+[.$AM$2]*[.$AQ$8]*[.U18]" office:value-type="float" office:value="-0.281749249999996">
            <text:p>-0.2817492500</text:p>
          </table:table-cell>
          <table:table-cell table:style-name="ce17" table:formula="of:=[.$AQ$8]*[.Z204]" office:value-type="float" office:value="-0.0000000000000490478402515559">
            <text:p>0.0000000000000</text:p>
          </table:table-cell>
          <table:table-cell table:number-columns-repeated="4"/>
          <table:table-cell table:style-name="ce24" table:formula="of:=[.P204]+[.$AM$2]*[.$AY$12]*[.K14]" office:value-type="float" office:value="1.68057691674015">
            <text:p>1.6805769167</text:p>
          </table:table-cell>
          <table:table-cell table:formula="of:=[.$AY$12]*[.P204]" office:value-type="float" office:value="-0.107664960810202">
            <text:p>-0.1076649608</text:p>
          </table:table-cell>
          <table:table-cell table:number-columns-repeated="970"/>
        </table:table-row>
        <table:table-row table:style-name="ro1">
          <table:table-cell table:number-columns-repeated="11"/>
          <table:table-cell office:value-type="string">
            <text:p>link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office:value-type="float" office:value="-0.99915791">
            <text:p>-0.99915791</text:p>
          </table:table-cell>
          <table:table-cell table:formula="of:=[.P205]*[.K$15]" office:value-type="float" office:value="-0.00000206823184941147">
            <text:p>-2.06823184941147E-006</text:p>
          </table:table-cell>
          <table:table-cell table:number-columns-repeated="4"/>
          <table:table-cell office:value-type="string">
            <text:p>link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7">
            <text:p>17</text:p>
          </table:table-cell>
          <table:table-cell office:value-type="float" office:value="0.2879287">
            <text:p>0.2879287</text:p>
          </table:table-cell>
          <table:table-cell table:formula="of:=[.Z205]*[.U$19]" office:value-type="float" office:value="0.262040213855394">
            <text:p>0.2620402139</text:p>
          </table:table-cell>
          <table:table-cell table:number-columns-repeated="19"/>
          <table:table-cell table:style-name="ce24" table:formula="of:=[.Z205]+[.$AM$2]*[.$AQ$8]*[.U19]" office:value-type="float" office:value="0.287928700000079">
            <text:p>0.2879287000</text:p>
          </table:table-cell>
          <table:table-cell table:style-name="ce17" table:formula="of:=[.$AQ$8]*[.Z205]" office:value-type="float" office:value="0.0000000000000501235793225294">
            <text:p>0.0000000000001</text:p>
          </table:table-cell>
          <table:table-cell table:number-columns-repeated="4"/>
          <table:table-cell table:style-name="ce24" table:formula="of:=[.P205]+[.$AM$2]*[.$AY$12]*[.K15]" office:value-type="float" office:value="-0.999157975245857">
            <text:p>-0.9991579752</text:p>
          </table:table-cell>
          <table:table-cell table:formula="of:=[.$AY$12]*[.P205]" office:value-type="float" office:value="0.0629871529511689">
            <text:p>0.062987153</text:p>
          </table:table-cell>
          <table:table-cell table:number-columns-repeated="970"/>
        </table:table-row>
        <table:table-row table:style-name="ro1">
          <table:table-cell table:number-columns-repeated="11"/>
          <table:table-cell office:value-type="string">
            <text:p>link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 office:value-type="float" office:value="1.7270308">
            <text:p>1.7270308</text:p>
          </table:table-cell>
          <table:table-cell table:formula="of:=[.P206]*[.K$16]" office:value-type="float" office:value="1.45314412176542">
            <text:p>1.4531441218</text:p>
          </table:table-cell>
          <table:table-cell table:number-columns-repeated="4"/>
          <table:table-cell office:value-type="string">
            <text:p>link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8">
            <text:p>18</text:p>
          </table:table-cell>
          <table:table-cell office:value-type="float" office:value="-0.36454058">
            <text:p>-0.36454058</text:p>
          </table:table-cell>
          <table:table-cell table:formula="of:=[.Z206]*[.U$20]" office:value-type="float" office:value="-0.0133035045142101">
            <text:p>-0.0133035045</text:p>
          </table:table-cell>
          <table:table-cell table:number-columns-repeated="19"/>
          <table:table-cell table:style-name="ce24" table:formula="of:=[.Z206]+[.$AM$2]*[.$AQ$8]*[.U20]" office:value-type="float" office:value="-0.364540579999997">
            <text:p>-0.3645405800</text:p>
          </table:table-cell>
          <table:table-cell table:style-name="ce17" table:formula="of:=[.$AQ$8]*[.Z206]" office:value-type="float" office:value="-0.0000000000000634604284946616">
            <text:p>-0.0000000000001</text:p>
          </table:table-cell>
          <table:table-cell table:number-columns-repeated="4"/>
          <table:table-cell table:style-name="ce24" table:formula="of:=[.P206]+[.$AM$2]*[.$AY$12]*[.K16]" office:value-type="float" office:value="1.70050939921806">
            <text:p>1.7005093992</text:p>
          </table:table-cell>
          <table:table-cell table:formula="of:=[.$AY$12]*[.P206]" office:value-type="float" office:value="-0.108872433538538">
            <text:p>-0.1088724335</text:p>
          </table:table-cell>
          <table:table-cell table:number-columns-repeated="970"/>
        </table:table-row>
        <table:table-row table:style-name="ro1">
          <table:table-cell table:number-columns-repeated="11"/>
          <table:table-cell office:value-type="string">
            <text:p>link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1.4726081">
            <text:p>1.4726081</text:p>
          </table:table-cell>
          <table:table-cell table:formula="of:=[.P207]*[.K$17]" office:value-type="float" office:value="0.000553817652683374">
            <text:p>0.0005538177</text:p>
          </table:table-cell>
          <table:table-cell table:number-columns-repeated="4"/>
          <table:table-cell office:value-type="string">
            <text:p>link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9">
            <text:p>19</text:p>
          </table:table-cell>
          <table:table-cell office:value-type="float" office:value="1.5111258">
            <text:p>1.5111258</text:p>
          </table:table-cell>
          <table:table-cell table:formula="of:=[.Z207]*[.U$21]" office:value-type="float" office:value="0.000653150118434768">
            <text:p>0.0006531501</text:p>
          </table:table-cell>
          <table:table-cell table:number-columns-repeated="19"/>
          <table:table-cell table:style-name="ce24" table:formula="of:=[.Z207]+[.$AM$2]*[.$AQ$8]*[.U21]" office:value-type="float" office:value="1.5111258">
            <text:p>1.5111258000</text:p>
          </table:table-cell>
          <table:table-cell table:style-name="ce17" table:formula="of:=[.$AQ$8]*[.Z207]" office:value-type="float" office:value="0.000000000000263061771551848">
            <text:p>0.0000000000003</text:p>
          </table:table-cell>
          <table:table-cell table:number-columns-repeated="4"/>
          <table:table-cell table:style-name="ce24" table:formula="of:=[.P207]+[.$AM$2]*[.$AY$12]*[.K17]" office:value-type="float" office:value="1.47259624593071">
            <text:p>1.4725962459</text:p>
          </table:table-cell>
          <table:table-cell table:formula="of:=[.$AY$12]*[.P207]" office:value-type="float" office:value="-0.0928335658492963">
            <text:p>-0.0928335658</text:p>
          </table:table-cell>
          <table:table-cell table:number-columns-repeated="970"/>
        </table:table-row>
        <table:table-row table:style-name="ro1">
          <table:table-cell table:number-columns-repeated="11"/>
          <table:table-cell office:value-type="string">
            <text:p>link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office:value-type="float" office:value="1.8927641">
            <text:p>1.8927641</text:p>
          </table:table-cell>
          <table:table-cell table:formula="of:=[.P208]*[.K$18]" office:value-type="float" office:value="0.0010525770767493">
            <text:p>0.0010525771</text:p>
          </table:table-cell>
          <table:table-cell table:number-columns-repeated="4"/>
          <table:table-cell office:value-type="string">
            <text:p>link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float" office:value="-0.77527022">
            <text:p>-0.77527022</text:p>
          </table:table-cell>
          <table:table-cell table:formula="of:=[.Z208]*[.U$22]" office:value-type="float" office:value="-0.00188384850091579">
            <text:p>-0.0018838485</text:p>
          </table:table-cell>
          <table:table-cell table:number-columns-repeated="19"/>
          <table:table-cell table:style-name="ce24" table:formula="of:=[.Z208]+[.$AM$2]*[.$AQ$8]*[.U22]" office:value-type="float" office:value="-0.77527022">
            <text:p>-0.7752702200</text:p>
          </table:table-cell>
          <table:table-cell table:style-name="ce17" table:formula="of:=[.$AQ$8]*[.Z208]" office:value-type="float" office:value="-0.000000000000134961601148357">
            <text:p>-0.0000000000001</text:p>
          </table:table-cell>
          <table:table-cell table:number-columns-repeated="4"/>
          <table:table-cell table:style-name="ce24" table:formula="of:=[.P208]+[.$AM$2]*[.$AY$12]*[.K18]" office:value-type="float" office:value="1.89274657147915">
            <text:p>1.8927465715</text:p>
          </table:table-cell>
          <table:table-cell table:formula="of:=[.$AY$12]*[.P208]" office:value-type="float" office:value="-0.11932030029886">
            <text:p>-0.1193203003</text:p>
          </table:table-cell>
          <table:table-cell table:number-columns-repeated="970"/>
        </table:table-row>
        <table:table-row table:style-name="ro1">
          <table:table-cell table:number-columns-repeated="11"/>
          <table:table-cell office:value-type="string">
            <text:p>node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-0.077468395">
            <text:p>-0.077468395</text:p>
          </table:table-cell>
          <table:table-cell table:number-columns-repeated="2"/>
          <table:table-cell table:formula="of:=SUM([.Q192:.Q208])" office:value-type="float" office:value="-1.75775968337766">
            <text:p>-1.7577596834</text:p>
          </table:table-cell>
          <table:table-cell table:formula="of:=[.R209]+[.O209]" office:value-type="float" office:value="-1.83522807837766">
            <text:p>-1.8352280784</text:p>
          </table:table-cell>
          <table:table-cell table:formula="of:=1/(1+(EXP([.S209]*-1)))" office:value-type="float" office:value="0.137616637410424">
            <text:p>0.1376166374</text:p>
          </table:table-cell>
          <table:table-cell/>
          <table:table-cell office:value-type="string">
            <text:p>link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21">
            <text:p>21</text:p>
          </table:table-cell>
          <table:table-cell office:value-type="float" office:value="0.50779629">
            <text:p>0.50779629</text:p>
          </table:table-cell>
          <table:table-cell table:formula="of:=[.Z209]*[.U$23]" office:value-type="float" office:value="0.258307327953744">
            <text:p>0.258307328</text:p>
          </table:table-cell>
          <table:table-cell table:number-columns-repeated="19"/>
          <table:table-cell table:style-name="ce24" table:formula="of:=[.Z209]+[.$AM$2]*[.$AQ$8]*[.U23]" office:value-type="float" office:value="0.507796290000044">
            <text:p>0.5077962900</text:p>
          </table:table-cell>
          <table:table-cell table:style-name="ce17" table:formula="of:=[.$AQ$8]*[.Z209]" office:value-type="float" office:value="0.000000000000088398855763601">
            <text:p>0.0000000000001</text:p>
          </table:table-cell>
          <table:table-cell table:number-columns-repeated="3"/>
          <table:table-cell table:style-name="ce22" table:formula="of:=[.O209]+([.$AY$12]*[.$AM$2])" office:value-type="float" office:value="-0.108988514252806">
            <text:p>-0.1089885143</text:p>
          </table:table-cell>
          <table:table-cell table:number-columns-repeated="972"/>
        </table:table-row>
        <table:table-row table:style-name="ro1">
          <table:table-cell table:number-columns-repeated="11"/>
          <table:table-cell office:value-type="string">
            <text:p>comment</text:p>
          </table:table-cell>
          <table:table-cell office:value-type="string">
            <text:p>TBD:node modifiers</text:p>
          </table:table-cell>
          <table:table-cell table:number-columns-repeated="8"/>
          <table:table-cell office:value-type="string">
            <text:p>link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22">
            <text:p>22</text:p>
          </table:table-cell>
          <table:table-cell office:value-type="float" office:value="-0.1046896">
            <text:p>-0.1046896</text:p>
          </table:table-cell>
          <table:table-cell table:formula="of:=[.Z210]*[.U$24]" office:value-type="float" office:value="-0.0923791412054194">
            <text:p>-0.0923791412</text:p>
          </table:table-cell>
          <table:table-cell table:number-columns-repeated="19"/>
          <table:table-cell table:style-name="ce24" table:formula="of:=[.Z210]+[.$AM$2]*[.$AQ$8]*[.U24]" office:value-type="float" office:value="-0.104689599999923">
            <text:p>-0.1046896000</text:p>
          </table:table-cell>
          <table:table-cell table:style-name="ce17" table:formula="of:=[.$AQ$8]*[.Z210]" office:value-type="float" office:value="-0.0000000000000182247114297528">
            <text:p>0.0000000000000</text:p>
          </table:table-cell>
          <table:table-cell table:number-columns-repeated="976"/>
        </table:table-row>
        <table:table-row table:style-name="ro1">
          <table:table-cell table:number-columns-repeated="11"/>
          <table:table-cell office:value-type="string">
            <text:p>link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-1.6600077">
            <text:p>-1.6600077</text:p>
          </table:table-cell>
          <table:table-cell table:formula="of:=[.P211]*[.K$2]" office:value-type="float" office:value="-1.55305618050399">
            <text:p>-1.5530561805</text:p>
          </table:table-cell>
          <table:table-cell table:number-columns-repeated="4"/>
          <table:table-cell office:value-type="string">
            <text:p>link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23">
            <text:p>23</text:p>
          </table:table-cell>
          <table:table-cell office:value-type="float" office:value="-0.91779327">
            <text:p>-0.91779327</text:p>
          </table:table-cell>
          <table:table-cell table:formula="of:=[.Z211]*[.U$25]" office:value-type="float" office:value="-0.000187239736272184">
            <text:p>-0.0001872397</text:p>
          </table:table-cell>
          <table:table-cell table:number-columns-repeated="19"/>
          <table:table-cell table:style-name="ce24" table:formula="of:=[.Z211]+[.$AM$2]*[.$AQ$8]*[.U25]" office:value-type="float" office:value="-0.91779327">
            <text:p>-0.9177932700</text:p>
          </table:table-cell>
          <table:table-cell table:style-name="ce17" table:formula="of:=[.$AQ$8]*[.Z211]" office:value-type="float" office:value="-0.000000000000159772484544016">
            <text:p>-0.0000000000002</text:p>
          </table:table-cell>
          <table:table-cell table:number-columns-repeated="4"/>
          <table:table-cell table:style-name="ce24" table:formula="of:=[.P211]+[.$AM$2]*[.$AY$13]*[.K2]" office:value-type="float" office:value="-1.66081160152297">
            <text:p>-1.6608116015</text:p>
          </table:table-cell>
          <table:table-cell table:formula="of:=[.$AY$13]*[.P211]" office:value-type="float" office:value="0.00285276426634504">
            <text:p>0.0028527643</text:p>
          </table:table-cell>
          <table:table-cell table:number-columns-repeated="970"/>
        </table:table-row>
        <table:table-row table:style-name="ro1">
          <table:table-cell table:number-columns-repeated="11"/>
          <table:table-cell office:value-type="string">
            <text:p>link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-0.30388594">
            <text:p>-0.30388594</text:p>
          </table:table-cell>
          <table:table-cell table:formula="of:=[.P212]*[.K$3]" office:value-type="float" office:value="-0.0616423446357036">
            <text:p>-0.0616423446</text:p>
          </table:table-cell>
          <table:table-cell table:number-columns-repeated="4"/>
          <table:table-cell office:value-type="string">
            <text:p>link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float" office:value="1.167614">
            <text:p>1.167614</text:p>
          </table:table-cell>
          <table:table-cell table:formula="of:=[.Z212]*[.U$26]" office:value-type="float" office:value="0.132785988706983">
            <text:p>0.1327859887</text:p>
          </table:table-cell>
          <table:table-cell table:number-columns-repeated="19"/>
          <table:table-cell table:style-name="ce24" table:formula="of:=[.Z212]+[.$AM$2]*[.$AQ$8]*[.U26]" office:value-type="float" office:value="1.16761400000001">
            <text:p>1.1676140000</text:p>
          </table:table-cell>
          <table:table-cell table:style-name="ce17" table:formula="of:=[.$AQ$8]*[.Z212]" office:value-type="float" office:value="0.00000000000020326210255211">
            <text:p>0.0000000000002</text:p>
          </table:table-cell>
          <table:table-cell table:number-columns-repeated="4"/>
          <table:table-cell table:style-name="ce24" table:formula="of:=[.P212]+[.$AM$2]*[.$AY$13]*[.K3]" office:value-type="float" office:value="-0.304060238773085">
            <text:p>-0.3040602388</text:p>
          </table:table-cell>
          <table:table-cell table:formula="of:=[.$AY$13]*[.P212]" office:value-type="float" office:value="0.000522235499676703">
            <text:p>0.0005222355</text:p>
          </table:table-cell>
          <table:table-cell table:number-columns-repeated="970"/>
        </table:table-row>
        <table:table-row table:style-name="ro1">
          <table:table-cell table:number-columns-repeated="11"/>
          <table:table-cell office:value-type="string">
            <text:p>link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1.196878">
            <text:p>1.196878</text:p>
          </table:table-cell>
          <table:table-cell table:formula="of:=[.P213]*[.K$4]" office:value-type="float" office:value="1.11712195773307">
            <text:p>1.1171219577</text:p>
          </table:table-cell>
          <table:table-cell table:number-columns-repeated="4"/>
          <table:table-cell office:value-type="string">
            <text:p>link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25">
            <text:p>25</text:p>
          </table:table-cell>
          <table:table-cell office:value-type="float" office:value="1.5814236">
            <text:p>1.5814236</text:p>
          </table:table-cell>
          <table:table-cell table:formula="of:=[.Z213]*[.U$27]" office:value-type="float" office:value="0.417770920322314">
            <text:p>0.4177709203</text:p>
          </table:table-cell>
          <table:table-cell table:number-columns-repeated="19"/>
          <table:table-cell table:style-name="ce24" table:formula="of:=[.Z213]+[.$AM$2]*[.$AQ$8]*[.U27]" office:value-type="float" office:value="1.58142360000002">
            <text:p>1.5814236000</text:p>
          </table:table-cell>
          <table:table-cell table:style-name="ce17" table:formula="of:=[.$AQ$8]*[.Z213]" office:value-type="float" office:value="0.000000000000275299444817832">
            <text:p>0.0000000000003</text:p>
          </table:table-cell>
          <table:table-cell table:number-columns-repeated="4"/>
          <table:table-cell table:style-name="ce24" table:formula="of:=[.P213]+[.$AM$2]*[.$AY$13]*[.K4]" office:value-type="float" office:value="1.19607599607871">
            <text:p>1.1960759961</text:p>
          </table:table-cell>
          <table:table-cell table:formula="of:=[.$AY$13]*[.P213]" office:value-type="float" office:value="-0.00205686442874604">
            <text:p>-0.0020568644</text:p>
          </table:table-cell>
          <table:table-cell table:number-columns-repeated="970"/>
        </table:table-row>
        <table:table-row table:style-name="ro1">
          <table:table-cell table:number-columns-repeated="11"/>
          <table:table-cell office:value-type="string">
            <text:p>link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0.18224871">
            <text:p>0.18224871</text:p>
          </table:table-cell>
          <table:table-cell table:formula="of:=[.P214]*[.K$5]" office:value-type="float" office:value="0.000607301703785967">
            <text:p>0.0006073017</text:p>
          </table:table-cell>
          <table:table-cell table:number-columns-repeated="4"/>
          <table:table-cell office:value-type="string">
            <text:p>link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26">
            <text:p>26</text:p>
          </table:table-cell>
          <table:table-cell office:value-type="float" office:value="-0.71078181">
            <text:p>-0.71078181</text:p>
          </table:table-cell>
          <table:table-cell table:formula="of:=[.Z214]*[.U$28]" office:value-type="float" office:value="-0.706213976524644">
            <text:p>-0.7062139765</text:p>
          </table:table-cell>
          <table:table-cell table:number-columns-repeated="19"/>
          <table:table-cell table:style-name="ce24" table:formula="of:=[.Z214]+[.$AM$2]*[.$AQ$8]*[.U28]" office:value-type="float" office:value="-0.710781809999914">
            <text:p>-0.7107818100</text:p>
          </table:table-cell>
          <table:table-cell table:style-name="ce17" table:formula="of:=[.$AQ$8]*[.Z214]" office:value-type="float" office:value="-0.000000000000123735245685984">
            <text:p>-0.0000000000001</text:p>
          </table:table-cell>
          <table:table-cell table:number-columns-repeated="4"/>
          <table:table-cell table:style-name="ce24" table:formula="of:=[.P214]+[.$AM$2]*[.$AY$13]*[.K5]" office:value-type="float" office:value="0.182245846706784">
            <text:p>0.1822458467</text:p>
          </table:table-cell>
          <table:table-cell table:formula="of:=[.$AY$13]*[.P214]" office:value-type="float" office:value="-0.000313198913158945">
            <text:p>-0.0003131989</text:p>
          </table:table-cell>
          <table:table-cell table:number-columns-repeated="970"/>
        </table:table-row>
        <table:table-row table:style-name="ro1">
          <table:table-cell table:number-columns-repeated="11"/>
          <table:table-cell office:value-type="string">
            <text:p>link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-0.10719085">
            <text:p>-0.10719085</text:p>
          </table:table-cell>
          <table:table-cell table:formula="of:=[.P215]*[.K$6]" office:value-type="float" office:value="-0.0000108112234984022">
            <text:p>-1.08112234984022E-005</text:p>
          </table:table-cell>
          <table:table-cell table:number-columns-repeated="4"/>
          <table:table-cell office:value-type="string">
            <text:p>link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27">
            <text:p>27</text:p>
          </table:table-cell>
          <table:table-cell office:value-type="float" office:value="-0.40715194">
            <text:p>-0.40715194</text:p>
          </table:table-cell>
          <table:table-cell table:formula="of:=[.Z215]*[.U$29]" office:value-type="float" office:value="-0.0170630539214193">
            <text:p>-0.0170630539</text:p>
          </table:table-cell>
          <table:table-cell table:number-columns-repeated="19"/>
          <table:table-cell table:style-name="ce24" table:formula="of:=[.Z215]+[.$AM$2]*[.$AQ$8]*[.U29]" office:value-type="float" office:value="-0.407151939999996">
            <text:p>-0.4071519400</text:p>
          </table:table-cell>
          <table:table-cell table:style-name="ce17" table:formula="of:=[.$AQ$8]*[.Z215]" office:value-type="float" office:value="-0.0000000000000708783548180912">
            <text:p>-0.0000000000001</text:p>
          </table:table-cell>
          <table:table-cell table:number-columns-repeated="4"/>
          <table:table-cell table:style-name="ce24" table:formula="of:=[.P215]+[.$AM$2]*[.$AY$13]*[.K6]" office:value-type="float" office:value="-0.107190936664836">
            <text:p>-0.1071909367</text:p>
          </table:table-cell>
          <table:table-cell table:formula="of:=[.$AY$13]*[.P215]" office:value-type="float" office:value="0.000184210125386257">
            <text:p>0.0001842101</text:p>
          </table:table-cell>
          <table:table-cell table:number-columns-repeated="970"/>
        </table:table-row>
        <table:table-row table:style-name="ro1">
          <table:table-cell table:number-columns-repeated="11"/>
          <table:table-cell office:value-type="string">
            <text:p>link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0.11369324">
            <text:p>0.11369324</text:p>
          </table:table-cell>
          <table:table-cell table:formula="of:=[.P216]*[.K$7]" office:value-type="float" office:value="0.113309397004644">
            <text:p>0.113309397</text:p>
          </table:table-cell>
          <table:table-cell table:number-columns-repeated="4"/>
          <table:table-cell office:value-type="string">
            <text:p>link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28">
            <text:p>28</text:p>
          </table:table-cell>
          <table:table-cell office:value-type="float" office:value="0.074073434">
            <text:p>0.074073434</text:p>
          </table:table-cell>
          <table:table-cell table:formula="of:=[.Z216]*[.U$30]" office:value-type="float" office:value="0.0715830838310906">
            <text:p>0.0715830838</text:p>
          </table:table-cell>
          <table:table-cell table:number-columns-repeated="19"/>
          <table:table-cell table:style-name="ce24" table:formula="of:=[.Z216]+[.$AM$2]*[.$AQ$8]*[.U30]" office:value-type="float" office:value="0.0740734340000841">
            <text:p>0.0740734340</text:p>
          </table:table-cell>
          <table:table-cell table:style-name="ce17" table:formula="of:=[.$AQ$8]*[.Z216]" office:value-type="float" office:value="0.0000000000000128949481062192">
            <text:p>0.0000000000000</text:p>
          </table:table-cell>
          <table:table-cell table:number-columns-repeated="4"/>
          <table:table-cell table:style-name="ce24" table:formula="of:=[.P216]+[.$AM$2]*[.$AY$13]*[.K7]" office:value-type="float" office:value="0.112836878620648">
            <text:p>0.1128368786</text:p>
          </table:table-cell>
          <table:table-cell table:formula="of:=[.$AY$13]*[.P216]" office:value-type="float" office:value="-0.00019538464333448">
            <text:p>-0.0001953846</text:p>
          </table:table-cell>
          <table:table-cell table:number-columns-repeated="970"/>
        </table:table-row>
        <table:table-row table:style-name="ro1">
          <table:table-cell table:number-columns-repeated="11"/>
          <table:table-cell office:value-type="string">
            <text:p>link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-0.61895347">
            <text:p>-0.61895347</text:p>
          </table:table-cell>
          <table:table-cell table:formula="of:=[.P217]*[.K$8]" office:value-type="float" office:value="-0.604953381586668">
            <text:p>-0.6049533816</text:p>
          </table:table-cell>
          <table:table-cell table:number-columns-repeated="4"/>
          <table:table-cell office:value-type="string">
            <text:p>node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2.295757">
            <text:p>12.295757</text:p>
          </table:table-cell>
          <table:table-cell table:number-columns-repeated="2"/>
          <table:table-cell table:formula="of:=SUM([.AA188:.AA216])" office:value-type="float" office:value="2.36255839095612">
            <text:p>2.362558391</text:p>
          </table:table-cell>
          <table:table-cell table:formula="of:=[.AB217]+[.Y217]" office:value-type="float" office:value="14.6583153909561">
            <text:p>14.658315391</text:p>
          </table:table-cell>
          <table:table-cell table:style-name="ce2" table:formula="of:=1/(1+(EXP([.AC217]*-1)))" office:value-type="float" office:value="0.999999569498841">
            <text:p>0.9999995695</text:p>
          </table:table-cell>
          <table:table-cell table:number-columns-repeated="15"/>
          <table:table-cell table:style-name="ce22" table:formula="of:=[.Y217]+([.$AQ$8]*[.$AM$2])" office:value-type="float" office:value="12.2957570000001">
            <text:p>12.295757</text:p>
          </table:table-cell>
          <table:table-cell table:number-columns-repeated="6"/>
          <table:table-cell table:style-name="ce24" table:formula="of:=[.P217]+[.$AM$2]*[.$AY$13]*[.K8]" office:value-type="float" office:value="-0.619793296732177">
            <text:p>-0.6197932967</text:p>
          </table:table-cell>
          <table:table-cell table:formula="of:=[.$AY$13]*[.P217]" office:value-type="float" office:value="0.00106368683816724">
            <text:p>0.0010636868</text:p>
          </table:table-cell>
          <table:table-cell table:number-columns-repeated="970"/>
        </table:table-row>
        <table:table-row table:style-name="ro1">
          <table:table-cell table:number-columns-repeated="11"/>
          <table:table-cell office:value-type="string">
            <text:p>link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1.8836294">
            <text:p>1.8836294</text:p>
          </table:table-cell>
          <table:table-cell table:formula="of:=[.P218]*[.K$9]" office:value-type="float" office:value="0.0416401654614407">
            <text:p>0.0416401655</text:p>
          </table:table-cell>
          <table:table-cell table:number-columns-repeated="4"/>
          <table:table-cell office:value-type="string">
            <text:p>comment</text:p>
          </table:table-cell>
          <table:table-cell office:value-type="string">
            <text:p>TBD:node modifiers</text:p>
          </table:table-cell>
          <table:table-cell table:number-columns-repeated="29"/>
          <table:table-cell table:style-name="ce24" table:formula="of:=[.P218]+[.$AM$2]*[.$AY$13]*[.K9]" office:value-type="float" office:value="1.88361040484797">
            <text:p>1.8836104048</text:p>
          </table:table-cell>
          <table:table-cell table:formula="of:=[.$AY$13]*[.P218]" office:value-type="float" office:value="-0.00323706368552204">
            <text:p>-0.0032370637</text:p>
          </table:table-cell>
          <table:table-cell table:number-columns-repeated="970"/>
        </table:table-row>
        <table:table-row table:style-name="ro1">
          <table:table-cell table:number-columns-repeated="11"/>
          <table:table-cell office:value-type="string">
            <text:p>link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-1.3598936">
            <text:p>-1.3598936</text:p>
          </table:table-cell>
          <table:table-cell table:formula="of:=[.P219]*[.K$10]" office:value-type="float" office:value="-0.00834632000250105">
            <text:p>-0.00834632</text:p>
          </table:table-cell>
          <table:table-cell table:number-columns-repeated="4"/>
          <table:table-cell office:value-type="string">
            <text:p>link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-1.496269">
            <text:p>-1.496269</text:p>
          </table:table-cell>
          <table:table-cell table:formula="of:=[.Z219]*[.U$2]" office:value-type="float" office:value="-0.0317782481348367">
            <text:p>-0.0317782481</text:p>
          </table:table-cell>
          <table:table-cell table:number-columns-repeated="19"/>
          <table:table-cell table:style-name="ce24" table:formula="of:=[.Z219]+[.$AM$2]*[.$AQ$9]*[.U2]" office:value-type="float" office:value="-1.49607529574821">
            <text:p>-1.4960752957</text:p>
          </table:table-cell>
          <table:table-cell table:style-name="ce17" table:formula="of:=[.$AQ$9]*[.Z219]" office:value-type="float" office:value="-0.0272934574264058">
            <text:p>-0.0272934574264</text:p>
          </table:table-cell>
          <table:table-cell table:number-columns-repeated="4"/>
          <table:table-cell table:style-name="ce24" table:formula="of:=[.P219]+[.$AM$2]*[.$AY$13]*[.K10]" office:value-type="float" office:value="-1.35989887370569">
            <text:p>-1.3598988737</text:p>
          </table:table-cell>
          <table:table-cell table:formula="of:=[.$AY$13]*[.P219]" office:value-type="float" office:value="0.00233701076694483">
            <text:p>0.0023370108</text:p>
          </table:table-cell>
          <table:table-cell table:number-columns-repeated="970"/>
        </table:table-row>
        <table:table-row table:style-name="ro1">
          <table:table-cell table:number-columns-repeated="11"/>
          <table:table-cell office:value-type="string">
            <text:p>link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-1.4286537">
            <text:p>-1.4286537</text:p>
          </table:table-cell>
          <table:table-cell table:formula="of:=[.P220]*[.K$11]" office:value-type="float" office:value="-0.00104776720112573">
            <text:p>-0.0010477672</text:p>
          </table:table-cell>
          <table:table-cell table:number-columns-repeated="4"/>
          <table:table-cell office:value-type="string">
            <text:p>link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.78549618">
            <text:p>0.78549618</text:p>
          </table:table-cell>
          <table:table-cell table:formula="of:=[.Z220]*[.U$3]" office:value-type="float" office:value="0.219949910354793">
            <text:p>0.2199499104</text:p>
          </table:table-cell>
          <table:table-cell table:number-columns-repeated="19"/>
          <table:table-cell table:style-name="ce24" table:formula="of:=[.Z220]+[.$AM$2]*[.$AQ$9]*[.U3]" office:value-type="float" office:value="0.788050048855597">
            <text:p>0.7880500489</text:p>
          </table:table-cell>
          <table:table-cell table:style-name="ce17" table:formula="of:=[.$AQ$9]*[.Z220]" office:value-type="float" office:value="0.0143282434825786">
            <text:p>0.0143282434826</text:p>
          </table:table-cell>
          <table:table-cell table:number-columns-repeated="4"/>
          <table:table-cell table:style-name="ce24" table:formula="of:=[.P220]+[.$AM$2]*[.$AY$13]*[.K11]" office:value-type="float" office:value="-1.42865433017855">
            <text:p>-1.4286543302</text:p>
          </table:table-cell>
          <table:table-cell table:formula="of:=[.$AY$13]*[.P220]" office:value-type="float" office:value="0.00245517669848256">
            <text:p>0.0024551767</text:p>
          </table:table-cell>
          <table:table-cell table:number-columns-repeated="970"/>
        </table:table-row>
        <table:table-row table:style-name="ro1">
          <table:table-cell table:number-columns-repeated="11"/>
          <table:table-cell office:value-type="string">
            <text:p>link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-0.57070851">
            <text:p>-0.57070851</text:p>
          </table:table-cell>
          <table:table-cell table:formula="of:=[.P221]*[.K$12]" office:value-type="float" office:value="-0.152796835637998">
            <text:p>-0.1527968356</text:p>
          </table:table-cell>
          <table:table-cell table:number-columns-repeated="4"/>
          <table:table-cell office:value-type="string">
            <text:p>link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-1.2960939">
            <text:p>-1.2960939</text:p>
          </table:table-cell>
          <table:table-cell table:formula="of:=[.Z221]*[.U$4]" office:value-type="float" office:value="-1.13464263432325">
            <text:p>-1.1346426343</text:p>
          </table:table-cell>
          <table:table-cell table:number-columns-repeated="19"/>
          <table:table-cell table:style-name="ce24" table:formula="of:=[.Z221]+[.$AM$2]*[.$AQ$9]*[.U4]" office:value-type="float" office:value="-1.28810951423824">
            <text:p>-1.2881095142</text:p>
          </table:table-cell>
          <table:table-cell table:style-name="ce17" table:formula="of:=[.$AQ$9]*[.Z221]" office:value-type="float" office:value="-0.0236420614744236">
            <text:p>-0.0236420614744</text:p>
          </table:table-cell>
          <table:table-cell table:number-columns-repeated="4"/>
          <table:table-cell table:style-name="ce24" table:formula="of:=[.P221]+[.$AM$2]*[.$AY$13]*[.K12]" office:value-type="float" office:value="-0.570938561886771">
            <text:p>-0.5709385619</text:p>
          </table:table-cell>
          <table:table-cell table:formula="of:=[.$AY$13]*[.P221]" office:value-type="float" office:value="0.000980776681835285">
            <text:p>0.0009807767</text:p>
          </table:table-cell>
          <table:table-cell table:number-columns-repeated="970"/>
        </table:table-row>
        <table:table-row table:style-name="ro1">
          <table:table-cell table:number-columns-repeated="11"/>
          <table:table-cell office:value-type="string">
            <text:p>link</text:p>
          </table:table-cell>
          <table:table-cell office:value-type="float" office:value="2">
            <text:p>2</text:p>
          </table:table-cell>
          <table:table-cell table:number-columns-repeated="2" office:value-type="float" office:value="11">
            <text:p>11</text:p>
          </table:table-cell>
          <table:table-cell office:value-type="float" office:value="-0.38455534">
            <text:p>-0.38455534</text:p>
          </table:table-cell>
          <table:table-cell table:formula="of:=[.P222]*[.K$13]" office:value-type="float" office:value="-0.382750879136781">
            <text:p>-0.3827508791</text:p>
          </table:table-cell>
          <table:table-cell table:number-columns-repeated="4"/>
          <table:table-cell office:value-type="string">
            <text:p>link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-0.60278726">
            <text:p>-0.60278726</text:p>
          </table:table-cell>
          <table:table-cell table:formula="of:=[.Z222]*[.U$5]" office:value-type="float" office:value="-0.579068243266573">
            <text:p>-0.5790682433</text:p>
          </table:table-cell>
          <table:table-cell table:number-columns-repeated="19"/>
          <table:table-cell table:style-name="ce24" table:formula="of:=[.Z222]+[.$AM$2]*[.$AQ$9]*[.U5]" office:value-type="float" office:value="-0.594025636973379">
            <text:p>-0.5940256370</text:p>
          </table:table-cell>
          <table:table-cell table:style-name="ce17" table:formula="of:=[.$AQ$9]*[.Z222]" office:value-type="float" office:value="-0.0109954482903741">
            <text:p>-0.0109954482904</text:p>
          </table:table-cell>
          <table:table-cell table:number-columns-repeated="4"/>
          <table:table-cell table:style-name="ce24" table:formula="of:=[.P222]+[.$AM$2]*[.$AY$13]*[.K13]" office:value-type="float" office:value="-0.385410570416321">
            <text:p>-0.3854105704</text:p>
          </table:table-cell>
          <table:table-cell table:formula="of:=[.$AY$13]*[.P222]" office:value-type="float" office:value="0.000660867857651606">
            <text:p>0.0006608679</text:p>
          </table:table-cell>
          <table:table-cell table:number-columns-repeated="970"/>
        </table:table-row>
        <table:table-row table:style-name="ro1">
          <table:table-cell table:number-columns-repeated="11"/>
          <table:table-cell office:value-type="string">
            <text:p>link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-1.2014606">
            <text:p>-1.2014606</text:p>
          </table:table-cell>
          <table:table-cell table:formula="of:=[.P223]*[.K$14]" office:value-type="float" office:value="-1.04059676482313">
            <text:p>-1.0405967648</text:p>
          </table:table-cell>
          <table:table-cell table:number-columns-repeated="4"/>
          <table:table-cell office:value-type="string">
            <text:p>link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0.31247342">
            <text:p>0.31247342</text:p>
          </table:table-cell>
          <table:table-cell table:formula="of:=[.Z223]*[.U$6]" office:value-type="float" office:value="0.26193736182842">
            <text:p>0.2619373618</text:p>
          </table:table-cell>
          <table:table-cell table:number-columns-repeated="19"/>
          <table:table-cell table:style-name="ce24" table:formula="of:=[.Z223]+[.$AM$2]*[.$AQ$9]*[.U6]" office:value-type="float" office:value="0.320118873447751">
            <text:p>0.3201188734</text:p>
          </table:table-cell>
          <table:table-cell table:style-name="ce17" table:formula="of:=[.$AQ$9]*[.Z223]" office:value-type="float" office:value="0.00569983070267006">
            <text:p>0.0056998307027</text:p>
          </table:table-cell>
          <table:table-cell table:number-columns-repeated="4"/>
          <table:table-cell table:style-name="ce24" table:formula="of:=[.P223]+[.$AM$2]*[.$AY$13]*[.K14]" office:value-type="float" office:value="-1.20220481552524">
            <text:p>-1.2022048155</text:p>
          </table:table-cell>
          <table:table-cell table:formula="of:=[.$AY$13]*[.P223]" office:value-type="float" office:value="0.00206473974012378">
            <text:p>0.0020647397</text:p>
          </table:table-cell>
          <table:table-cell table:number-columns-repeated="970"/>
        </table:table-row>
        <table:table-row table:style-name="ro1">
          <table:table-cell table:number-columns-repeated="11"/>
          <table:table-cell office:value-type="string">
            <text:p>link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-0.019814491">
            <text:p>-0.019814491</text:p>
          </table:table-cell>
          <table:table-cell table:formula="of:=[.P224]*[.K$15]" office:value-type="float" office:value="-0.0000000410155001085634">
            <text:p>-0.000000041</text:p>
          </table:table-cell>
          <table:table-cell table:number-columns-repeated="4"/>
          <table:table-cell office:value-type="string">
            <text:p>link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1.2291584">
            <text:p>1.2291584</text:p>
          </table:table-cell>
          <table:table-cell table:formula="of:=[.Z224]*[.U$7]" office:value-type="float" office:value="0.267735201891609">
            <text:p>0.2677352019</text:p>
          </table:table-cell>
          <table:table-cell table:number-columns-repeated="19"/>
          <table:table-cell table:style-name="ce24" table:formula="of:=[.Z224]+[.$AM$2]*[.$AQ$9]*[.U7]" office:value-type="float" office:value="1.23114502777299">
            <text:p>1.2311450278</text:p>
          </table:table-cell>
          <table:table-cell table:style-name="ce17" table:formula="of:=[.$AQ$9]*[.Z224]" office:value-type="float" office:value="0.0224210903659095">
            <text:p>0.0224210903659</text:p>
          </table:table-cell>
          <table:table-cell table:number-columns-repeated="4"/>
          <table:table-cell table:style-name="ce24" table:formula="of:=[.P224]+[.$AM$2]*[.$AY$13]*[.K15]" office:value-type="float" office:value="-0.0198144927786516">
            <text:p>-0.0198144928</text:p>
          </table:table-cell>
          <table:table-cell table:formula="of:=[.$AY$13]*[.P224]" office:value-type="float" office:value="0.000034051692579869">
            <text:p>3.4051692579869E-005</text:p>
          </table:table-cell>
          <table:table-cell table:number-columns-repeated="970"/>
        </table:table-row>
        <table:table-row table:style-name="ro1">
          <table:table-cell table:number-columns-repeated="11"/>
          <table:table-cell office:value-type="string">
            <text:p>link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office:value-type="float" office:value="0.50182211">
            <text:p>0.50182211</text:p>
          </table:table-cell>
          <table:table-cell table:formula="of:=[.P225]*[.K$16]" office:value-type="float" office:value="0.422239052898432">
            <text:p>0.4222390529</text:p>
          </table:table-cell>
          <table:table-cell table:number-columns-repeated="4"/>
          <table:table-cell office:value-type="string">
            <text:p>link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-0.12937379">
            <text:p>-0.12937379</text:p>
          </table:table-cell>
          <table:table-cell table:formula="of:=[.Z225]*[.U$8]" office:value-type="float" office:value="-0.123387180625157">
            <text:p>-0.1233871806</text:p>
          </table:table-cell>
          <table:table-cell table:number-columns-repeated="19"/>
          <table:table-cell table:style-name="ce24" table:formula="of:=[.Z225]+[.$AM$2]*[.$AQ$9]*[.U8]" office:value-type="float" office:value="-0.120675325011331">
            <text:p>-0.1206753250</text:p>
          </table:table-cell>
          <table:table-cell table:style-name="ce17" table:formula="of:=[.$AQ$9]*[.Z225]" office:value-type="float" office:value="-0.00235990856554388">
            <text:p>-0.0023599085655</text:p>
          </table:table-cell>
          <table:table-cell table:number-columns-repeated="4"/>
          <table:table-cell table:style-name="ce24" table:formula="of:=[.P225]+[.$AM$2]*[.$AY$13]*[.K16]" office:value-type="float" office:value="0.501099116497606">
            <text:p>0.5010991165</text:p>
          </table:table-cell>
          <table:table-cell table:formula="of:=[.$AY$13]*[.P225]" office:value-type="float" office:value="-0.000862393700625529">
            <text:p>-0.0008623937</text:p>
          </table:table-cell>
          <table:table-cell table:number-columns-repeated="970"/>
        </table:table-row>
        <table:table-row table:style-name="ro1">
          <table:table-cell table:number-columns-repeated="11"/>
          <table:table-cell office:value-type="string">
            <text:p>link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1.1576165">
            <text:p>1.1576165</text:p>
          </table:table-cell>
          <table:table-cell table:formula="of:=[.P226]*[.K$17]" office:value-type="float" office:value="0.000435355783210443">
            <text:p>0.0004353558</text:p>
          </table:table-cell>
          <table:table-cell table:number-columns-repeated="4"/>
          <table:table-cell office:value-type="string">
            <text:p>link</text:p>
          </table:table-cell>
          <table:table-cell office:value-type="float" office:value="3">
            <text:p>3</text:p>
          </table:table-cell>
          <table:table-cell table:number-columns-repeated="2" office:value-type="float" office:value="7">
            <text:p>7</text:p>
          </table:table-cell>
          <table:table-cell office:value-type="float" office:value="1.1012137">
            <text:p>1.1012137</text:p>
          </table:table-cell>
          <table:table-cell table:formula="of:=[.Z226]*[.U$9]" office:value-type="float" office:value="0.0341247097028942">
            <text:p>0.0341247097</text:p>
          </table:table-cell>
          <table:table-cell table:number-columns-repeated="19"/>
          <table:table-cell table:style-name="ce24" table:formula="of:=[.Z226]+[.$AM$2]*[.$AQ$9]*[.U9]" office:value-type="float" office:value="1.10149632868624">
            <text:p>1.1014963287</text:p>
          </table:table-cell>
          <table:table-cell table:style-name="ce17" table:formula="of:=[.$AQ$9]*[.Z226]" office:value-type="float" office:value="0.0200872498449977">
            <text:p>0.0200872498450</text:p>
          </table:table-cell>
          <table:table-cell table:number-columns-repeated="4"/>
          <table:table-cell table:style-name="ce24" table:formula="of:=[.P226]+[.$AM$2]*[.$AY$13]*[.K17]" office:value-type="float" office:value="1.15761617684908">
            <text:p>1.1576161768</text:p>
          </table:table-cell>
          <table:table-cell table:formula="of:=[.$AY$13]*[.P226]" office:value-type="float" office:value="-0.00198939257048712">
            <text:p>-0.0019893926</text:p>
          </table:table-cell>
          <table:table-cell table:number-columns-repeated="970"/>
        </table:table-row>
        <table:table-row table:style-name="ro1">
          <table:table-cell table:number-columns-repeated="11"/>
          <table:table-cell office:value-type="string">
            <text:p>link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0.78121865">
            <text:p>0.78121865</text:p>
          </table:table-cell>
          <table:table-cell table:formula="of:=[.P227]*[.K$18]" office:value-type="float" office:value="0.000434440215195878">
            <text:p>0.0004344402</text:p>
          </table:table-cell>
          <table:table-cell table:number-columns-repeated="4"/>
          <table:table-cell office:value-type="string">
            <text:p>link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.1393971">
            <text:p>1.1393971</text:p>
          </table:table-cell>
          <table:table-cell table:formula="of:=[.Z227]*[.U$10]" office:value-type="float" office:value="1.13922709943057">
            <text:p>1.1392270994</text:p>
          </table:table-cell>
          <table:table-cell table:number-columns-repeated="19"/>
          <table:table-cell table:style-name="ce24" table:formula="of:=[.Z227]+[.$AM$2]*[.$AQ$9]*[.U10]" office:value-type="float" office:value="1.14851624407842">
            <text:p>1.1485162441</text:p>
          </table:table-cell>
          <table:table-cell table:style-name="ce17" table:formula="of:=[.$AQ$9]*[.Z227]" office:value-type="float" office:value="0.02078375361691">
            <text:p>0.0207837536169</text:p>
          </table:table-cell>
          <table:table-cell table:number-columns-repeated="4"/>
          <table:table-cell table:style-name="ce24" table:formula="of:=[.P227]+[.$AM$2]*[.$AY$13]*[.K18]" office:value-type="float" office:value="0.781218172159226">
            <text:p>0.7812181722</text:p>
          </table:table-cell>
          <table:table-cell table:formula="of:=[.$AY$13]*[.P227]" office:value-type="float" office:value="-0.00134254356104632">
            <text:p>-0.0013425436</text:p>
          </table:table-cell>
          <table:table-cell table:number-columns-repeated="970"/>
        </table:table-row>
        <table:table-row table:style-name="ro1">
          <table:table-cell table:number-columns-repeated="11"/>
          <table:table-cell office:value-type="string">
            <text:p>node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-2.9164929">
            <text:p>-2.9164929</text:p>
          </table:table-cell>
          <table:table-cell table:number-columns-repeated="2"/>
          <table:table-cell table:formula="of:=SUM([.Q211:.Q227])" office:value-type="float" office:value="-2.10941365496712">
            <text:p>-2.109413655</text:p>
          </table:table-cell>
          <table:table-cell table:formula="of:=[.R228]+[.O228]" office:value-type="float" office:value="-5.02590655496712">
            <text:p>-5.025906555</text:p>
          </table:table-cell>
          <table:table-cell table:formula="of:=1/(1+(EXP([.S228]*-1)))" office:value-type="float" office:value="0.0065228053526059">
            <text:p>0.0065228054</text:p>
          </table:table-cell>
          <table:table-cell/>
          <table:table-cell office:value-type="string">
            <text:p>link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-0.76066875">
            <text:p>-0.76066875</text:p>
          </table:table-cell>
          <table:table-cell table:formula="of:=[.Z228]*[.U$11]" office:value-type="float" office:value="-0.424804903832932">
            <text:p>-0.4248049038</text:p>
          </table:table-cell>
          <table:table-cell table:number-columns-repeated="19"/>
          <table:table-cell table:style-name="ce24" table:formula="of:=[.Z228]+[.$AM$2]*[.$AQ$9]*[.U11]" office:value-type="float" office:value="-0.755575290859502">
            <text:p>-0.7555752909</text:p>
          </table:table-cell>
          <table:table-cell table:style-name="ce17" table:formula="of:=[.$AQ$9]*[.Z228]" office:value-type="float" office:value="-0.0138753660897354">
            <text:p>-0.0138753660897</text:p>
          </table:table-cell>
          <table:table-cell table:number-columns-repeated="3"/>
          <table:table-cell table:style-name="ce22" table:formula="of:=[.O228]+([.$AY$13]*[.$AM$2])" office:value-type="float" office:value="-2.91735216235955">
            <text:p>-2.9173521624</text:p>
          </table:table-cell>
          <table:table-cell table:number-columns-repeated="972"/>
        </table:table-row>
        <table:table-row table:style-name="ro1">
          <table:table-cell table:number-columns-repeated="11"/>
          <table:table-cell office:value-type="string">
            <text:p>comment</text:p>
          </table:table-cell>
          <table:table-cell office:value-type="string">
            <text:p>TBD:node modifiers</text:p>
          </table:table-cell>
          <table:table-cell table:number-columns-repeated="8"/>
          <table:table-cell office:value-type="string">
            <text:p>link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0.48404431">
            <text:p>0.48404431</text:p>
          </table:table-cell>
          <table:table-cell table:formula="of:=[.Z229]*[.U$12]" office:value-type="float" office:value="0.066612550299849">
            <text:p>0.0666125503</text:p>
          </table:table-cell>
          <table:table-cell table:number-columns-repeated="19"/>
          <table:table-cell table:style-name="ce24" table:formula="of:=[.Z229]+[.$AM$2]*[.$AQ$9]*[.U12]" office:value-type="float" office:value="0.485299443212787">
            <text:p>0.4852994432</text:p>
          </table:table-cell>
          <table:table-cell table:style-name="ce17" table:formula="of:=[.$AQ$9]*[.Z229]" office:value-type="float" office:value="0.00882945698098336">
            <text:p>0.0088294569810</text:p>
          </table:table-cell>
          <table:table-cell table:number-columns-repeated="976"/>
        </table:table-row>
        <table:table-row table:style-name="ro1">
          <table:table-cell table:number-columns-repeated="11"/>
          <table:table-cell office:value-type="string">
            <text:p>link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1.9475708">
            <text:p>1.9475708</text:p>
          </table:table-cell>
          <table:table-cell table:formula="of:=[.P230]*[.K$2]" office:value-type="float" office:value="1.82209207096395">
            <text:p>1.822092071</text:p>
          </table:table-cell>
          <table:table-cell table:number-columns-repeated="4"/>
          <table:table-cell office:value-type="string">
            <text:p>link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1.6300597">
            <text:p>1.6300597</text:p>
          </table:table-cell>
          <table:table-cell table:formula="of:=[.Z230]*[.U$13]" office:value-type="float" office:value="0.0106325621362272">
            <text:p>0.0106325621</text:p>
          </table:table-cell>
          <table:table-cell table:number-columns-repeated="19"/>
          <table:table-cell table:style-name="ce24" table:formula="of:=[.Z230]+[.$AM$2]*[.$AQ$9]*[.U13]" office:value-type="float" office:value="1.63011919127804">
            <text:p>1.6301191913</text:p>
          </table:table-cell>
          <table:table-cell table:style-name="ce17" table:formula="of:=[.$AQ$9]*[.Z230]" office:value-type="float" office:value="0.0297339348903505">
            <text:p>0.0297339348904</text:p>
          </table:table-cell>
          <table:table-cell table:number-columns-repeated="4"/>
          <table:table-cell table:style-name="ce24" table:formula="of:=[.P230]+[.$AM$2]*[.$AY$14]*[.K2]" office:value-type="float" office:value="1.94240531640217">
            <text:p>1.9424053164</text:p>
          </table:table-cell>
          <table:table-cell table:formula="of:=[.$AY$14]*[.P230]" office:value-type="float" office:value="-0.021505877779504">
            <text:p>-0.0215058778</text:p>
          </table:table-cell>
          <table:table-cell table:number-columns-repeated="970"/>
        </table:table-row>
        <table:table-row table:style-name="ro1">
          <table:table-cell table:number-columns-repeated="11"/>
          <table:table-cell office:value-type="string">
            <text:p>link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1.0313536">
            <text:p>1.0313536</text:p>
          </table:table-cell>
          <table:table-cell table:formula="of:=[.P231]*[.K$3]" office:value-type="float" office:value="0.209206961179164">
            <text:p>0.2092069612</text:p>
          </table:table-cell>
          <table:table-cell table:number-columns-repeated="4"/>
          <table:table-cell office:value-type="string">
            <text:p>link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1.0539957">
            <text:p>1.0539957</text:p>
          </table:table-cell>
          <table:table-cell table:formula="of:=[.Z231]*[.U$14]" office:value-type="float" office:value="1.02503253576554">
            <text:p>1.0250325358</text:p>
          </table:table-cell>
          <table:table-cell table:number-columns-repeated="19"/>
          <table:table-cell table:style-name="ce24" table:formula="of:=[.Z231]+[.$AM$2]*[.$AQ$9]*[.U14]" office:value-type="float" office:value="1.06286557892123">
            <text:p>1.0628655789</text:p>
          </table:table-cell>
          <table:table-cell table:style-name="ce17" table:formula="of:=[.$AQ$9]*[.Z231]" office:value-type="float" office:value="0.019225945846345">
            <text:p>0.0192259458463</text:p>
          </table:table-cell>
          <table:table-cell table:number-columns-repeated="4"/>
          <table:table-cell table:style-name="ce24" table:formula="of:=[.P231]+[.$AM$2]*[.$AY$14]*[.K3]" office:value-type="float" office:value="1.03023364011963">
            <text:p>1.0302336401</text:p>
          </table:table-cell>
          <table:table-cell table:formula="of:=[.$AY$14]*[.P231]" office:value-type="float" office:value="-0.0113886306310669">
            <text:p>-0.0113886306</text:p>
          </table:table-cell>
          <table:table-cell table:number-columns-repeated="970"/>
        </table:table-row>
        <table:table-row table:style-name="ro1">
          <table:table-cell table:number-columns-repeated="11"/>
          <table:table-cell office:value-type="string">
            <text:p>link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0.76122153">
            <text:p>0.76122153</text:p>
          </table:table-cell>
          <table:table-cell table:formula="of:=[.P232]*[.K$4]" office:value-type="float" office:value="0.710496212531406">
            <text:p>0.7104962125</text:p>
          </table:table-cell>
          <table:table-cell table:number-columns-repeated="4"/>
          <table:table-cell office:value-type="string">
            <text:p>link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office:value-type="float" office:value="-0.12737858">
            <text:p>-0.12737858</text:p>
          </table:table-cell>
          <table:table-cell table:formula="of:=[.Z232]*[.U$15]" office:value-type="float" office:value="-0.115544614320469">
            <text:p>-0.1155446143</text:p>
          </table:table-cell>
          <table:table-cell table:number-columns-repeated="19"/>
          <table:table-cell table:style-name="ce24" table:formula="of:=[.Z232]+[.$AM$2]*[.$AQ$9]*[.U15]" office:value-type="float" office:value="-0.119105405510781">
            <text:p>-0.1191054055</text:p>
          </table:table-cell>
          <table:table-cell table:style-name="ce17" table:formula="of:=[.$AQ$9]*[.Z232]" office:value-type="float" office:value="-0.00232351392046887">
            <text:p>-0.0023235139205</text:p>
          </table:table-cell>
          <table:table-cell table:number-columns-repeated="4"/>
          <table:table-cell table:style-name="ce24" table:formula="of:=[.P232]+[.$AM$2]*[.$AY$14]*[.K4]" office:value-type="float" office:value="0.756068239475669">
            <text:p>0.7560682395</text:p>
          </table:table-cell>
          <table:table-cell table:formula="of:=[.$AY$14]*[.P232]" office:value-type="float" office:value="-0.00840572121296286">
            <text:p>-0.0084057212</text:p>
          </table:table-cell>
          <table:table-cell table:number-columns-repeated="970"/>
        </table:table-row>
        <table:table-row table:style-name="ro1">
          <table:table-cell table:number-columns-repeated="11"/>
          <table:table-cell office:value-type="string">
            <text:p>link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-2.0240321">
            <text:p>-2.0240321</text:p>
          </table:table-cell>
          <table:table-cell table:formula="of:=[.P233]*[.K$5]" office:value-type="float" office:value="-0.00674461916820969">
            <text:p>-0.0067446192</text:p>
          </table:table-cell>
          <table:table-cell table:number-columns-repeated="4"/>
          <table:table-cell office:value-type="string">
            <text:p>link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office:value-type="float" office:value="-0.34900451">
            <text:p>-0.34900451</text:p>
          </table:table-cell>
          <table:table-cell table:formula="of:=[.Z233]*[.U$16]" office:value-type="float" office:value="-0.0171293092453148">
            <text:p>-0.0171293092</text:p>
          </table:table-cell>
          <table:table-cell table:number-columns-repeated="19"/>
          <table:table-cell table:style-name="ce24" table:formula="of:=[.Z233]+[.$AM$2]*[.$AQ$9]*[.U16]" office:value-type="float" office:value="-0.348556871233018">
            <text:p>-0.3485568712</text:p>
          </table:table-cell>
          <table:table-cell table:style-name="ce17" table:formula="of:=[.$AQ$9]*[.Z233]" office:value-type="float" office:value="-0.00636619467175263">
            <text:p>-0.0063661946718</text:p>
          </table:table-cell>
          <table:table-cell table:number-columns-repeated="4"/>
          <table:table-cell table:style-name="ce24" table:formula="of:=[.P233]+[.$AM$2]*[.$AY$14]*[.K5]" office:value-type="float" office:value="-2.02405049814171">
            <text:p>-2.0240504981</text:p>
          </table:table-cell>
          <table:table-cell table:formula="of:=[.$AY$14]*[.P233]" office:value-type="float" office:value="0.0223501949014602">
            <text:p>0.0223501949</text:p>
          </table:table-cell>
          <table:table-cell table:number-columns-repeated="970"/>
        </table:table-row>
        <table:table-row table:style-name="ro1">
          <table:table-cell table:number-columns-repeated="11"/>
          <table:table-cell office:value-type="string">
            <text:p>link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1.4571495">
            <text:p>1.4571495</text:p>
          </table:table-cell>
          <table:table-cell table:formula="of:=[.P234]*[.K$6]" office:value-type="float" office:value="0.000146967478241707">
            <text:p>0.0001469675</text:p>
          </table:table-cell>
          <table:table-cell table:number-columns-repeated="4"/>
          <table:table-cell office:value-type="string">
            <text:p>link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float" office:value="-1.4397535">
            <text:p>-1.4397535</text:p>
          </table:table-cell>
          <table:table-cell table:formula="of:=[.Z234]*[.U$17]" office:value-type="float" office:value="-0.391822980169688">
            <text:p>-0.3918229802</text:p>
          </table:table-cell>
          <table:table-cell table:number-columns-repeated="19"/>
          <table:table-cell table:style-name="ce24" table:formula="of:=[.Z234]+[.$AM$2]*[.$AQ$9]*[.U17]" office:value-type="float" office:value="-1.4372713921934">
            <text:p>-1.4372713922</text:p>
          </table:table-cell>
          <table:table-cell table:style-name="ce17" table:formula="of:=[.$AQ$9]*[.Z234]" office:value-type="float" office:value="-0.026262557639548">
            <text:p>-0.0262625576395</text:p>
          </table:table-cell>
          <table:table-cell table:number-columns-repeated="4"/>
          <table:table-cell table:style-name="ce24" table:formula="of:=[.P234]+[.$AM$2]*[.$AY$14]*[.K6]" office:value-type="float" office:value="1.45714894313355">
            <text:p>1.4571489431</text:p>
          </table:table-cell>
          <table:table-cell table:formula="of:=[.$AY$14]*[.P234]" office:value-type="float" office:value="-0.0160904440821691">
            <text:p>-0.0160904441</text:p>
          </table:table-cell>
          <table:table-cell table:number-columns-repeated="970"/>
        </table:table-row>
        <table:table-row table:style-name="ro1">
          <table:table-cell table:number-columns-repeated="11"/>
          <table:table-cell office:value-type="string">
            <text:p>link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-1.0056682">
            <text:p>-1.0056682</text:p>
          </table:table-cell>
          <table:table-cell table:formula="of:=[.P235]*[.K$7]" office:value-type="float" office:value="-1.00227293486179">
            <text:p>-1.0022729349</text:p>
          </table:table-cell>
          <table:table-cell table:number-columns-repeated="4"/>
          <table:table-cell office:value-type="string">
            <text:p>link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float" office:value="0.45236301">
            <text:p>0.45236301</text:p>
          </table:table-cell>
          <table:table-cell table:formula="of:=[.Z235]*[.U$18]" office:value-type="float" office:value="0.0183466833956385">
            <text:p>0.0183466834</text:p>
          </table:table-cell>
          <table:table-cell table:number-columns-repeated="19"/>
          <table:table-cell table:style-name="ce24" table:formula="of:=[.Z235]+[.$AM$2]*[.$AQ$9]*[.U18]" office:value-type="float" office:value="0.452732914284181">
            <text:p>0.4527329143</text:p>
          </table:table-cell>
          <table:table-cell table:style-name="ce17" table:formula="of:=[.$AQ$9]*[.Z235]" office:value-type="float" office:value="0.00825155807860471">
            <text:p>0.0082515580786</text:p>
          </table:table-cell>
          <table:table-cell table:number-columns-repeated="4"/>
          <table:table-cell table:style-name="ce24" table:formula="of:=[.P235]+[.$AM$2]*[.$AY$14]*[.K7]" office:value-type="float" office:value="-1.01117076534222">
            <text:p>-1.0111707653</text:p>
          </table:table-cell>
          <table:table-cell table:formula="of:=[.$AY$14]*[.P235]" office:value-type="float" office:value="0.0111050018802571">
            <text:p>0.0111050019</text:p>
          </table:table-cell>
          <table:table-cell table:number-columns-repeated="970"/>
        </table:table-row>
        <table:table-row table:style-name="ro1">
          <table:table-cell table:number-columns-repeated="11"/>
          <table:table-cell office:value-type="string">
            <text:p>link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0.03921032">
            <text:p>0.03921032</text:p>
          </table:table-cell>
          <table:table-cell table:formula="of:=[.P236]*[.K$8]" office:value-type="float" office:value="0.0383234230468009">
            <text:p>0.038323423</text:p>
          </table:table-cell>
          <table:table-cell table:number-columns-repeated="4"/>
          <table:table-cell office:value-type="string">
            <text:p>link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-0.84050417">
            <text:p>-0.84050417</text:p>
          </table:table-cell>
          <table:table-cell table:formula="of:=[.Z236]*[.U$19]" office:value-type="float" office:value="-0.764932055933121">
            <text:p>-0.7649320559</text:p>
          </table:table-cell>
          <table:table-cell table:number-columns-repeated="19"/>
          <table:table-cell table:style-name="ce24" table:formula="of:=[.Z236]+[.$AM$2]*[.$AQ$9]*[.U19]" office:value-type="float" office:value="-0.832203715586518">
            <text:p>-0.8322037156</text:p>
          </table:table-cell>
          <table:table-cell table:style-name="ce17" table:formula="of:=[.$AQ$9]*[.Z236]" office:value-type="float" office:value="-0.0153316447648194">
            <text:p>-0.0153316447648</text:p>
          </table:table-cell>
          <table:table-cell table:number-columns-repeated="4"/>
          <table:table-cell table:style-name="ce24" table:formula="of:=[.P236]+[.$AM$2]*[.$AY$14]*[.K8]" office:value-type="float" office:value="0.0338139983286005">
            <text:p>0.0338139983</text:p>
          </table:table-cell>
          <table:table-cell table:formula="of:=[.$AY$14]*[.P236]" office:value-type="float" office:value="-0.000432976480041312">
            <text:p>-0.0004329765</text:p>
          </table:table-cell>
          <table:table-cell table:number-columns-repeated="970"/>
        </table:table-row>
        <table:table-row table:style-name="ro1">
          <table:table-cell table:number-columns-repeated="11"/>
          <table:table-cell office:value-type="string">
            <text:p>link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1.0307128">
            <text:p>1.0307128</text:p>
          </table:table-cell>
          <table:table-cell table:formula="of:=[.P237]*[.K$9]" office:value-type="float" office:value="0.0227852949923296">
            <text:p>0.022785295</text:p>
          </table:table-cell>
          <table:table-cell table:number-columns-repeated="4"/>
          <table:table-cell office:value-type="string">
            <text:p>link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18">
            <text:p>18</text:p>
          </table:table-cell>
          <table:table-cell office:value-type="float" office:value="-1.0690916">
            <text:p>-1.0690916</text:p>
          </table:table-cell>
          <table:table-cell table:formula="of:=[.Z237]*[.U$20]" office:value-type="float" office:value="-0.0390153132655467">
            <text:p>-0.0390153133</text:p>
          </table:table-cell>
          <table:table-cell table:number-columns-repeated="19"/>
          <table:table-cell table:style-name="ce24" table:formula="of:=[.Z237]+[.$AM$2]*[.$AQ$9]*[.U20]" office:value-type="float" office:value="-1.06875875728105">
            <text:p>-1.0687587573</text:p>
          </table:table-cell>
          <table:table-cell table:style-name="ce17" table:formula="of:=[.$AQ$9]*[.Z237]" office:value-type="float" office:value="-0.0195013103055187">
            <text:p>-0.0195013103055</text:p>
          </table:table-cell>
          <table:table-cell table:number-columns-repeated="4"/>
          <table:table-cell table:style-name="ce24" table:formula="of:=[.P237]+[.$AM$2]*[.$AY$14]*[.K9]" office:value-type="float" office:value="1.03059074631126">
            <text:p>1.0305907463</text:p>
          </table:table-cell>
          <table:table-cell table:formula="of:=[.$AY$14]*[.P237]" office:value-type="float" office:value="-0.0113815546539157">
            <text:p>-0.0113815547</text:p>
          </table:table-cell>
          <table:table-cell table:number-columns-repeated="970"/>
        </table:table-row>
        <table:table-row table:style-name="ro1">
          <table:table-cell table:number-columns-repeated="11"/>
          <table:table-cell office:value-type="string">
            <text:p>link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0.12948751">
            <text:p>0.12948751</text:p>
          </table:table-cell>
          <table:table-cell table:formula="of:=[.P238]*[.K$10]" office:value-type="float" office:value="0.000794727024810658">
            <text:p>0.000794727</text:p>
          </table:table-cell>
          <table:table-cell table:number-columns-repeated="4"/>
          <table:table-cell office:value-type="string">
            <text:p>link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19">
            <text:p>19</text:p>
          </table:table-cell>
          <table:table-cell office:value-type="float" office:value="1.6024103">
            <text:p>1.6024103</text:p>
          </table:table-cell>
          <table:table-cell table:formula="of:=[.Z238]*[.U$21]" office:value-type="float" office:value="0.000692605789158052">
            <text:p>0.0006926058</text:p>
          </table:table-cell>
          <table:table-cell table:number-columns-repeated="19"/>
          <table:table-cell table:style-name="ce24" table:formula="of:=[.Z238]+[.$AM$2]*[.$AQ$9]*[.U21]" office:value-type="float" office:value="1.60241424213297">
            <text:p>1.6024142421</text:p>
          </table:table-cell>
          <table:table-cell table:style-name="ce17" table:formula="of:=[.$AQ$9]*[.Z238]" office:value-type="float" office:value="0.0292295819152066">
            <text:p>0.0292295819152</text:p>
          </table:table-cell>
          <table:table-cell table:number-columns-repeated="4"/>
          <table:table-cell table:style-name="ce24" table:formula="of:=[.P238]+[.$AM$2]*[.$AY$14]*[.K10]" office:value-type="float" office:value="0.129453623709859">
            <text:p>0.1294536237</text:p>
          </table:table-cell>
          <table:table-cell table:formula="of:=[.$AY$14]*[.P238]" office:value-type="float" office:value="-0.00142985434164052">
            <text:p>-0.0014298543</text:p>
          </table:table-cell>
          <table:table-cell table:number-columns-repeated="970"/>
        </table:table-row>
        <table:table-row table:style-name="ro1">
          <table:table-cell table:number-columns-repeated="11"/>
          <table:table-cell office:value-type="string">
            <text:p>link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-0.36807251">
            <text:p>-0.36807251</text:p>
          </table:table-cell>
          <table:table-cell table:formula="of:=[.P239]*[.K$11]" office:value-type="float" office:value="-0.000269942466543169">
            <text:p>-0.0002699425</text:p>
          </table:table-cell>
          <table:table-cell table:number-columns-repeated="4"/>
          <table:table-cell office:value-type="string">
            <text:p>link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 office:value-type="float" office:value="0.14187908">
            <text:p>0.14187908</text:p>
          </table:table-cell>
          <table:table-cell table:formula="of:=[.Z239]*[.U$22]" office:value-type="float" office:value="0.000344755525588628">
            <text:p>0.0003447555</text:p>
          </table:table-cell>
          <table:table-cell table:number-columns-repeated="19"/>
          <table:table-cell table:style-name="ce24" table:formula="of:=[.Z239]+[.$AM$2]*[.$AQ$9]*[.U22]" office:value-type="float" office:value="0.141901242142952">
            <text:p>0.1419012421</text:p>
          </table:table-cell>
          <table:table-cell table:style-name="ce17" table:formula="of:=[.$AQ$9]*[.Z239]" office:value-type="float" office:value="0.00258801768243386">
            <text:p>0.0025880176824</text:p>
          </table:table-cell>
          <table:table-cell table:number-columns-repeated="4"/>
          <table:table-cell table:style-name="ce24" table:formula="of:=[.P239]+[.$AM$2]*[.$AY$14]*[.K11]" office:value-type="float" office:value="-0.368076559223533">
            <text:p>-0.3680765592</text:p>
          </table:table-cell>
          <table:table-cell table:formula="of:=[.$AY$14]*[.P239]" office:value-type="float" office:value="0.00406440803798006">
            <text:p>0.004064408</text:p>
          </table:table-cell>
          <table:table-cell table:number-columns-repeated="970"/>
        </table:table-row>
        <table:table-row table:style-name="ro1">
          <table:table-cell table:number-columns-repeated="11"/>
          <table:table-cell office:value-type="string">
            <text:p>link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0.36900735">
            <text:p>0.36900735</text:p>
          </table:table-cell>
          <table:table-cell table:formula="of:=[.P240]*[.K$12]" office:value-type="float" office:value="0.0987950143010186">
            <text:p>0.0987950143</text:p>
          </table:table-cell>
          <table:table-cell table:number-columns-repeated="4"/>
          <table:table-cell office:value-type="string">
            <text:p>link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21">
            <text:p>21</text:p>
          </table:table-cell>
          <table:table-cell office:value-type="float" office:value="-0.64617419">
            <text:p>-0.64617419</text:p>
          </table:table-cell>
          <table:table-cell table:formula="of:=[.Z240]*[.U$23]" office:value-type="float" office:value="-0.328697809926053">
            <text:p>-0.3286978099</text:p>
          </table:table-cell>
          <table:table-cell table:number-columns-repeated="19"/>
          <table:table-cell table:style-name="ce24" table:formula="of:=[.Z240]+[.$AM$2]*[.$AQ$9]*[.U23]" office:value-type="float" office:value="-0.641534744436882">
            <text:p>-0.6415347444</text:p>
          </table:table-cell>
          <table:table-cell table:style-name="ce17" table:formula="of:=[.$AQ$9]*[.Z240]" office:value-type="float" office:value="-0.0117868697037814">
            <text:p>-0.0117868697038</text:p>
          </table:table-cell>
          <table:table-cell table:number-columns-repeated="4"/>
          <table:table-cell table:style-name="ce24" table:formula="of:=[.P240]+[.$AM$2]*[.$AY$14]*[.K12]" office:value-type="float" office:value="0.367529147491593">
            <text:p>0.3675291475</text:p>
          </table:table-cell>
          <table:table-cell table:formula="of:=[.$AY$14]*[.P240]" office:value-type="float" office:value="-0.00407473092574537">
            <text:p>-0.0040747309</text:p>
          </table:table-cell>
          <table:table-cell table:number-columns-repeated="970"/>
        </table:table-row>
        <table:table-row table:style-name="ro1">
          <table:table-cell table:number-columns-repeated="11"/>
          <table:table-cell office:value-type="string">
            <text:p>link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-0.11206198">
            <text:p>-0.11206198</text:p>
          </table:table-cell>
          <table:table-cell table:formula="of:=[.P241]*[.K$13]" office:value-type="float" office:value="-0.111536148120602">
            <text:p>-0.1115361481</text:p>
          </table:table-cell>
          <table:table-cell table:number-columns-repeated="4"/>
          <table:table-cell office:value-type="string">
            <text:p>link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office:value-type="float" office:value="0.84017885">
            <text:p>0.84017885</text:p>
          </table:table-cell>
          <table:table-cell table:formula="of:=[.Z241]*[.U$24]" office:value-type="float" office:value="0.741382148961853">
            <text:p>0.741382149</text:p>
          </table:table-cell>
          <table:table-cell table:number-columns-repeated="19"/>
          <table:table-cell table:style-name="ce24" table:formula="of:=[.Z241]+[.$AM$2]*[.$AQ$9]*[.U24]" office:value-type="float" office:value="0.848226873948735">
            <text:p>0.8482268739</text:p>
          </table:table-cell>
          <table:table-cell table:style-name="ce17" table:formula="of:=[.$AQ$9]*[.Z241]" office:value-type="float" office:value="0.0153257105995256">
            <text:p>0.0153257105995</text:p>
          </table:table-cell>
          <table:table-cell table:number-columns-repeated="4"/>
          <table:table-cell table:style-name="ce24" table:formula="of:=[.P241]+[.$AM$2]*[.$AY$14]*[.K13]" office:value-type="float" office:value="-0.117557278319061">
            <text:p>-0.1175572783</text:p>
          </table:table-cell>
          <table:table-cell table:formula="of:=[.$AY$14]*[.P241]" office:value-type="float" office:value="0.00123743447252815">
            <text:p>0.0012374345</text:p>
          </table:table-cell>
          <table:table-cell table:number-columns-repeated="970"/>
        </table:table-row>
        <table:table-row table:style-name="ro1">
          <table:table-cell table:number-columns-repeated="11"/>
          <table:table-cell office:value-type="string">
            <text:p>link</text:p>
          </table:table-cell>
          <table:table-cell office:value-type="float" office:value="2">
            <text:p>2</text:p>
          </table:table-cell>
          <table:table-cell table:number-columns-repeated="2" office:value-type="float" office:value="12">
            <text:p>12</text:p>
          </table:table-cell>
          <table:table-cell office:value-type="float" office:value="1.7362387">
            <text:p>1.7362387</text:p>
          </table:table-cell>
          <table:table-cell table:formula="of:=[.P242]*[.K$14]" office:value-type="float" office:value="1.50377330241267">
            <text:p>1.5037733024</text:p>
          </table:table-cell>
          <table:table-cell table:number-columns-repeated="4"/>
          <table:table-cell office:value-type="string">
            <text:p>link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23">
            <text:p>23</text:p>
          </table:table-cell>
          <table:table-cell office:value-type="float" office:value="-1.0447168">
            <text:p>-1.0447168</text:p>
          </table:table-cell>
          <table:table-cell table:formula="of:=[.Z242]*[.U$25]" office:value-type="float" office:value="-0.00021313350675487">
            <text:p>-0.0002131335</text:p>
          </table:table-cell>
          <table:table-cell table:number-columns-repeated="19"/>
          <table:table-cell table:style-name="ce24" table:formula="of:=[.Z242]+[.$AM$2]*[.$AQ$9]*[.U25]" office:value-type="float" office:value="-1.04471493931853">
            <text:p>-1.0447149393</text:p>
          </table:table-cell>
          <table:table-cell table:style-name="ce17" table:formula="of:=[.$AQ$9]*[.Z242]" office:value-type="float" office:value="-0.0190566893409213">
            <text:p>-0.0190566893409</text:p>
          </table:table-cell>
          <table:table-cell table:number-columns-repeated="4"/>
          <table:table-cell table:style-name="ce24" table:formula="of:=[.P242]+[.$AM$2]*[.$AY$14]*[.K14]" office:value-type="float" office:value="1.73145672984691">
            <text:p>1.7314567298</text:p>
          </table:table-cell>
          <table:table-cell table:formula="of:=[.$AY$14]*[.P242]" office:value-type="float" office:value="-0.0191722618136629">
            <text:p>-0.0191722618</text:p>
          </table:table-cell>
          <table:table-cell table:number-columns-repeated="970"/>
        </table:table-row>
        <table:table-row table:style-name="ro1">
          <table:table-cell table:number-columns-repeated="11"/>
          <table:table-cell office:value-type="string">
            <text:p>link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0.84331334">
            <text:p>0.84331334</text:p>
          </table:table-cell>
          <table:table-cell table:formula="of:=[.P243]*[.K$15]" office:value-type="float" office:value="0.00000174563749269779">
            <text:p>1.74563749269779E-006</text:p>
          </table:table-cell>
          <table:table-cell table:number-columns-repeated="4"/>
          <table:table-cell office:value-type="string">
            <text:p>link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24">
            <text:p>24</text:p>
          </table:table-cell>
          <table:table-cell office:value-type="float" office:value="-1.0968659">
            <text:p>-1.0968659</text:p>
          </table:table-cell>
          <table:table-cell table:formula="of:=[.Z243]*[.U$26]" office:value-type="float" office:value="-0.124740216381848">
            <text:p>-0.1247402164</text:p>
          </table:table-cell>
          <table:table-cell table:number-columns-repeated="19"/>
          <table:table-cell table:style-name="ce24" table:formula="of:=[.Z243]+[.$AM$2]*[.$AQ$9]*[.U26]" office:value-type="float" office:value="-1.09582867771787">
            <text:p>-1.0958286777</text:p>
          </table:table-cell>
          <table:table-cell table:style-name="ce17" table:formula="of:=[.$AQ$9]*[.Z243]" office:value-type="float" office:value="-0.0200079415827811">
            <text:p>-0.0200079415828</text:p>
          </table:table-cell>
          <table:table-cell table:number-columns-repeated="4"/>
          <table:table-cell table:style-name="ce24" table:formula="of:=[.P243]+[.$AM$2]*[.$AY$14]*[.K15]" office:value-type="float" office:value="0.843313328571243">
            <text:p>0.8433133286</text:p>
          </table:table-cell>
          <table:table-cell table:formula="of:=[.$AY$14]*[.P243]" office:value-type="float" office:value="-0.00931221274208122">
            <text:p>-0.0093122127</text:p>
          </table:table-cell>
          <table:table-cell table:number-columns-repeated="970"/>
        </table:table-row>
        <table:table-row table:style-name="ro1">
          <table:table-cell table:number-columns-repeated="11"/>
          <table:table-cell office:value-type="string">
            <text:p>link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1.7183657">
            <text:p>1.7183657</text:p>
          </table:table-cell>
          <table:table-cell table:formula="of:=[.P244]*[.K$16]" office:value-type="float" office:value="1.44585320423835">
            <text:p>1.4458532042</text:p>
          </table:table-cell>
          <table:table-cell table:number-columns-repeated="4"/>
          <table:table-cell office:value-type="string">
            <text:p>link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25">
            <text:p>25</text:p>
          </table:table-cell>
          <table:table-cell office:value-type="float" office:value="-0.71381474">
            <text:p>-0.71381474</text:p>
          </table:table-cell>
          <table:table-cell table:formula="of:=[.Z244]*[.U$27]" office:value-type="float" office:value="-0.188571260014985">
            <text:p>-0.18857126</text:p>
          </table:table-cell>
          <table:table-cell table:number-columns-repeated="19"/>
          <table:table-cell table:style-name="ce24" table:formula="of:=[.Z244]+[.$AM$2]*[.$AQ$9]*[.U27]" office:value-type="float" office:value="-0.711405340192979">
            <text:p>-0.7114053402</text:p>
          </table:table-cell>
          <table:table-cell table:style-name="ce17" table:formula="of:=[.$AQ$9]*[.Z244]" office:value-type="float" office:value="-0.0130207016362238">
            <text:p>-0.0130207016362</text:p>
          </table:table-cell>
          <table:table-cell table:number-columns-repeated="4"/>
          <table:table-cell table:style-name="ce24" table:formula="of:=[.P244]+[.$AM$2]*[.$AY$14]*[.K16]" office:value-type="float" office:value="1.71372009233384">
            <text:p>1.7137200923</text:p>
          </table:table-cell>
          <table:table-cell table:formula="of:=[.$AY$14]*[.P244]" office:value-type="float" office:value="-0.018974900796773">
            <text:p>-0.0189749008</text:p>
          </table:table-cell>
          <table:table-cell table:number-columns-repeated="970"/>
        </table:table-row>
        <table:table-row table:style-name="ro1">
          <table:table-cell table:number-columns-repeated="11"/>
          <table:table-cell office:value-type="string">
            <text:p>link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0.79880309">
            <text:p>0.79880309</text:p>
          </table:table-cell>
          <table:table-cell table:formula="of:=[.P245]*[.K$17]" office:value-type="float" office:value="0.000300413431285639">
            <text:p>0.0003004134</text:p>
          </table:table-cell>
          <table:table-cell table:number-columns-repeated="4"/>
          <table:table-cell office:value-type="string">
            <text:p>link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26">
            <text:p>26</text:p>
          </table:table-cell>
          <table:table-cell office:value-type="float" office:value="1.0277879">
            <text:p>1.0277879</text:p>
          </table:table-cell>
          <table:table-cell table:formula="of:=[.Z245]*[.U$28]" office:value-type="float" office:value="1.0211828294859">
            <text:p>1.0211828295</text:p>
          </table:table-cell>
          <table:table-cell table:number-columns-repeated="19"/>
          <table:table-cell table:style-name="ce24" table:formula="of:=[.Z245]+[.$AM$2]*[.$AQ$9]*[.U28]" office:value-type="float" office:value="1.0368497920281">
            <text:p>1.0368497920</text:p>
          </table:table-cell>
          <table:table-cell table:style-name="ce17" table:formula="of:=[.$AQ$9]*[.Z245]" office:value-type="float" office:value="0.0187478891108651">
            <text:p>0.0187478891109</text:p>
          </table:table-cell>
          <table:table-cell table:number-columns-repeated="4"/>
          <table:table-cell table:style-name="ce24" table:formula="of:=[.P245]+[.$AM$2]*[.$AY$14]*[.K17]" office:value-type="float" office:value="0.798801013587987">
            <text:p>0.7988010136</text:p>
          </table:table-cell>
          <table:table-cell table:formula="of:=[.$AY$14]*[.P245]" office:value-type="float" office:value="-0.00882071225520024">
            <text:p>-0.0088207123</text:p>
          </table:table-cell>
          <table:table-cell table:number-columns-repeated="970"/>
        </table:table-row>
        <table:table-row table:style-name="ro1">
          <table:table-cell table:number-columns-repeated="11"/>
          <table:table-cell office:value-type="string">
            <text:p>link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office:value-type="float" office:value="-1.1087515">
            <text:p>-1.1087515</text:p>
          </table:table-cell>
          <table:table-cell table:formula="of:=[.P246]*[.K$18]" office:value-type="float" office:value="-0.000616583129779034">
            <text:p>-0.0006165831</text:p>
          </table:table-cell>
          <table:table-cell table:number-columns-repeated="4"/>
          <table:table-cell office:value-type="string">
            <text:p>link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27">
            <text:p>27</text:p>
          </table:table-cell>
          <table:table-cell office:value-type="float" office:value="-1.3100524">
            <text:p>-1.3100524</text:p>
          </table:table-cell>
          <table:table-cell table:formula="of:=[.Z246]*[.U$29]" office:value-type="float" office:value="-0.0549020956183699">
            <text:p>-0.0549020956</text:p>
          </table:table-cell>
          <table:table-cell table:number-columns-repeated="19"/>
          <table:table-cell table:style-name="ce24" table:formula="of:=[.Z246]+[.$AM$2]*[.$AQ$9]*[.U29]" office:value-type="float" office:value="-1.30967017496007">
            <text:p>-1.3096701750</text:p>
          </table:table-cell>
          <table:table-cell table:style-name="ce17" table:formula="of:=[.$AQ$9]*[.Z246]" office:value-type="float" office:value="-0.0238966786091009">
            <text:p>-0.0238966786091</text:p>
          </table:table-cell>
          <table:table-cell table:number-columns-repeated="4"/>
          <table:table-cell table:style-name="ce24" table:formula="of:=[.P246]+[.$AM$2]*[.$AY$14]*[.K18]" office:value-type="float" office:value="-1.10875457037443">
            <text:p>-1.1087545704</text:p>
          </table:table-cell>
          <table:table-cell table:formula="of:=[.$AY$14]*[.P246]" office:value-type="float" office:value="0.0122432900754323">
            <text:p>0.0122432901</text:p>
          </table:table-cell>
          <table:table-cell table:number-columns-repeated="970"/>
        </table:table-row>
        <table:table-row table:style-name="ro1">
          <table:table-cell table:number-columns-repeated="11"/>
          <table:table-cell office:value-type="string">
            <text:p>node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-1.1646743">
            <text:p>-1.1646743</text:p>
          </table:table-cell>
          <table:table-cell table:number-columns-repeated="2"/>
          <table:table-cell table:formula="of:=SUM([.Q230:.Q246])" office:value-type="float" office:value="4.7311291094906">
            <text:p>4.7311291095</text:p>
          </table:table-cell>
          <table:table-cell table:formula="of:=[.R247]+[.O247]" office:value-type="float" office:value="3.5664548094906">
            <text:p>3.5664548095</text:p>
          </table:table-cell>
          <table:table-cell table:formula="of:=1/(1+(EXP([.S247]*-1)))" office:value-type="float" office:value="0.972520604937517">
            <text:p>0.9725206049</text:p>
          </table:table-cell>
          <table:table-cell/>
          <table:table-cell office:value-type="string">
            <text:p>link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28">
            <text:p>28</text:p>
          </table:table-cell>
          <table:table-cell office:value-type="float" office:value="-0.75379181">
            <text:p>-0.75379181</text:p>
          </table:table-cell>
          <table:table-cell table:formula="of:=[.Z247]*[.U$30]" office:value-type="float" office:value="-0.728449315937202">
            <text:p>-0.7284493159</text:p>
          </table:table-cell>
          <table:table-cell table:number-columns-repeated="19"/>
          <table:table-cell table:style-name="ce24" table:formula="of:=[.Z247]+[.$AM$2]*[.$AQ$9]*[.U30]" office:value-type="float" office:value="-0.744977936658323">
            <text:p>-0.7449779367</text:p>
          </table:table-cell>
          <table:table-cell table:style-name="ce17" table:formula="of:=[.$AQ$9]*[.Z247]" office:value-type="float" office:value="-0.0137499237601049">
            <text:p>-0.0137499237601</text:p>
          </table:table-cell>
          <table:table-cell table:number-columns-repeated="3"/>
          <table:table-cell table:style-name="ce22" table:formula="of:=[.O247]+([.$AY$14]*[.$AM$2])" office:value-type="float" office:value="-1.17019550564231">
            <text:p>-1.1701955056</text:p>
          </table:table-cell>
          <table:table-cell table:number-columns-repeated="972"/>
        </table:table-row>
        <table:table-row table:style-name="ro1">
          <table:table-cell table:number-columns-repeated="11"/>
          <table:table-cell office:value-type="string">
            <text:p>comment</text:p>
          </table:table-cell>
          <table:table-cell office:value-type="string">
            <text:p>TBD:node modifiers</text:p>
          </table:table-cell>
          <table:table-cell table:number-columns-repeated="8"/>
          <table:table-cell office:value-type="string">
            <text:p>node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-3.7061815">
            <text:p>-3.7061815</text:p>
          </table:table-cell>
          <table:table-cell table:number-columns-repeated="2"/>
          <table:table-cell table:formula="of:=SUM([.AA219:.AA247])" office:value-type="float" office:value="-0.240498359934044">
            <text:p>-0.2404983599</text:p>
          </table:table-cell>
          <table:table-cell table:formula="of:=[.AB248]+[.Y248]" office:value-type="float" office:value="-3.94667985993404">
            <text:p>-3.9466798599</text:p>
          </table:table-cell>
          <table:table-cell table:style-name="ce2" table:formula="of:=1/(1+(EXP([.AC248]*-1)))" office:value-type="float" office:value="0.0189525961181391">
            <text:p>0.0189525961</text:p>
          </table:table-cell>
          <table:table-cell table:number-columns-repeated="15"/>
          <table:table-cell table:style-name="ce22" table:formula="of:=[.Y248]+([.$AQ$9]*[.$AM$2])" office:value-type="float" office:value="-3.69706099512207">
            <text:p>-3.6970609951</text:p>
          </table:table-cell>
          <table:table-cell table:number-columns-repeated="978"/>
        </table:table-row>
        <table:table-row table:style-name="ro1">
          <table:table-cell table:number-columns-repeated="11"/>
          <table:table-cell office:value-type="string">
            <text:p>link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-1.2218173">
            <text:p>-1.2218173</text:p>
          </table:table-cell>
          <table:table-cell table:formula="of:=[.P249]*[.K$2]" office:value-type="float" office:value="-1.143097655036">
            <text:p>-1.143097655</text:p>
          </table:table-cell>
          <table:table-cell table:number-columns-repeated="4"/>
          <table:table-cell office:value-type="string">
            <text:p>comment</text:p>
          </table:table-cell>
          <table:table-cell office:value-type="string">
            <text:p>TBD:node modifiers</text:p>
          </table:table-cell>
          <table:table-cell table:number-columns-repeated="29"/>
          <table:table-cell table:style-name="ce24" table:formula="of:=[.P249]+[.$AM$2]*[.$AY$15]*[.K2]" office:value-type="float" office:value="-1.23743042558619">
            <text:p>-1.2374304256</text:p>
          </table:table-cell>
          <table:table-cell table:formula="of:=[.$AY$15]*[.P249]" office:value-type="float" office:value="0.0407801721790263">
            <text:p>0.0407801722</text:p>
          </table:table-cell>
          <table:table-cell table:number-columns-repeated="970"/>
        </table:table-row>
        <table:table-row table:style-name="ro1">
          <table:table-cell table:number-columns-repeated="11"/>
          <table:table-cell office:value-type="string">
            <text:p>link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.4066087">
            <text:p>0.4066087</text:p>
          </table:table-cell>
          <table:table-cell table:formula="of:=[.P250]*[.K$3]" office:value-type="float" office:value="0.0824793460904293">
            <text:p>0.0824793461</text:p>
          </table:table-cell>
          <table:table-cell table:number-columns-repeated="4"/>
          <table:table-cell office:value-type="string">
            <text:p>link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0.3103627">
            <text:p>0.3103627</text:p>
          </table:table-cell>
          <table:table-cell table:formula="of:=[.Z250]*[.U$2]" office:value-type="float" office:value="0.00659158406168803">
            <text:p>0.0065915841</text:p>
          </table:table-cell>
          <table:table-cell table:number-columns-repeated="19"/>
          <table:table-cell table:style-name="ce24" table:formula="of:=[.Z250]+[.$AM$2]*[.$AQ$10]*[.U2]" office:value-type="float" office:value="0.309028016402722">
            <text:p>0.3090280164</text:p>
          </table:table-cell>
          <table:table-cell table:style-name="ce17" table:formula="of:=[.$AQ$10]*[.Z250]" office:value-type="float" office:value="-0.0390083487410262">
            <text:p>-0.0390083487410</text:p>
          </table:table-cell>
          <table:table-cell table:number-columns-repeated="4"/>
          <table:table-cell table:style-name="ce24" table:formula="of:=[.P250]+[.$AM$2]*[.$AY$15]*[.K3]" office:value-type="float" office:value="0.403223523388265">
            <text:p>0.4032235234</text:p>
          </table:table-cell>
          <table:table-cell table:formula="of:=[.$AY$15]*[.P250]" office:value-type="float" office:value="-0.0135712375291216">
            <text:p>-0.0135712375</text:p>
          </table:table-cell>
          <table:table-cell table:number-columns-repeated="970"/>
        </table:table-row>
        <table:table-row table:style-name="ro1">
          <table:table-cell table:number-columns-repeated="11"/>
          <table:table-cell office:value-type="string">
            <text:p>link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-0.77382302">
            <text:p>-0.77382302</text:p>
          </table:table-cell>
          <table:table-cell table:formula="of:=[.P251]*[.K$4]" office:value-type="float" office:value="-0.722257980380054">
            <text:p>-0.7222579804</text:p>
          </table:table-cell>
          <table:table-cell table:number-columns-repeated="4"/>
          <table:table-cell office:value-type="string">
            <text:p>link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.0095478296">
            <text:p>0.0095478296</text:p>
          </table:table-cell>
          <table:table-cell table:formula="of:=[.Z251]*[.U$3]" office:value-type="float" office:value="0.00267352575107729">
            <text:p>0.0026735258</text:p>
          </table:table-cell>
          <table:table-cell table:number-columns-repeated="19"/>
          <table:table-cell table:style-name="ce24" table:formula="of:=[.Z251]+[.$AM$2]*[.$AQ$10]*[.U3]" office:value-type="float" office:value="-0.00804913504901774">
            <text:p>-0.0080491350</text:p>
          </table:table-cell>
          <table:table-cell table:style-name="ce17" table:formula="of:=[.$AQ$10]*[.Z251]" office:value-type="float" office:value="-0.0012000316621704">
            <text:p>-0.0012000316622</text:p>
          </table:table-cell>
          <table:table-cell table:number-columns-repeated="4"/>
          <table:table-cell table:style-name="ce24" table:formula="of:=[.P251]+[.$AM$2]*[.$AY$15]*[.K4]" office:value-type="float" office:value="-0.789399290955995">
            <text:p>-0.7893992910</text:p>
          </table:table-cell>
          <table:table-cell table:formula="of:=[.$AY$15]*[.P251]" office:value-type="float" office:value="0.0258276225027213">
            <text:p>0.0258276225</text:p>
          </table:table-cell>
          <table:table-cell table:number-columns-repeated="970"/>
        </table:table-row>
        <table:table-row table:style-name="ro1">
          <table:table-cell table:number-columns-repeated="11"/>
          <table:table-cell office:value-type="string">
            <text:p>link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-0.44739723">
            <text:p>-0.44739723</text:p>
          </table:table-cell>
          <table:table-cell table:formula="of:=[.P252]*[.K$5]" office:value-type="float" office:value="-0.00149084786415291">
            <text:p>-0.0014908479</text:p>
          </table:table-cell>
          <table:table-cell table:number-columns-repeated="4"/>
          <table:table-cell office:value-type="string">
            <text:p>link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-0.12220502">
            <text:p>-0.12220502</text:p>
          </table:table-cell>
          <table:table-cell table:formula="of:=[.Z252]*[.U$4]" office:value-type="float" office:value="-0.106982237799534">
            <text:p>-0.1069822378</text:p>
          </table:table-cell>
          <table:table-cell table:number-columns-repeated="19"/>
          <table:table-cell table:style-name="ce24" table:formula="of:=[.Z252]+[.$AM$2]*[.$AQ$10]*[.U4]" office:value-type="float" office:value="-0.177219964751695">
            <text:p>-0.1772199648</text:p>
          </table:table-cell>
          <table:table-cell table:style-name="ce17" table:formula="of:=[.$AQ$10]*[.Z252]" office:value-type="float" office:value="0.0153595004749736">
            <text:p>0.0153595004750</text:p>
          </table:table-cell>
          <table:table-cell table:number-columns-repeated="4"/>
          <table:table-cell table:style-name="ce24" table:formula="of:=[.P252]+[.$AM$2]*[.$AY$15]*[.K5]" office:value-type="float" office:value="-0.447452839991141">
            <text:p>-0.4474528400</text:p>
          </table:table-cell>
          <table:table-cell table:formula="of:=[.$AY$15]*[.P252]" office:value-type="float" office:value="0.0149326221455691">
            <text:p>0.0149326221</text:p>
          </table:table-cell>
          <table:table-cell table:number-columns-repeated="970"/>
        </table:table-row>
        <table:table-row table:style-name="ro1">
          <table:table-cell table:number-columns-repeated="11"/>
          <table:table-cell office:value-type="string">
            <text:p>link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1.1122686">
            <text:p>1.1122686</text:p>
          </table:table-cell>
          <table:table-cell table:formula="of:=[.P253]*[.K$6]" office:value-type="float" office:value="0.000112182937488181">
            <text:p>0.0001121829</text:p>
          </table:table-cell>
          <table:table-cell table:number-columns-repeated="4"/>
          <table:table-cell office:value-type="string">
            <text:p>link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1.5346363">
            <text:p>1.5346363</text:p>
          </table:table-cell>
          <table:table-cell table:formula="of:=[.Z253]*[.U$5]" office:value-type="float" office:value="1.47425004684756">
            <text:p>1.4742500468</text:p>
          </table:table-cell>
          <table:table-cell table:number-columns-repeated="19"/>
          <table:table-cell table:style-name="ce24" table:formula="of:=[.Z253]+[.$AM$2]*[.$AQ$10]*[.U5]" office:value-type="float" office:value="1.47426594451773">
            <text:p>1.4742659445</text:p>
          </table:table-cell>
          <table:table-cell table:style-name="ce17" table:formula="of:=[.$AQ$10]*[.Z253]" office:value-type="float" office:value="-0.192882804476949">
            <text:p>-0.1928828044770</text:p>
          </table:table-cell>
          <table:table-cell table:number-columns-repeated="4"/>
          <table:table-cell table:style-name="ce24" table:formula="of:=[.P253]+[.$AM$2]*[.$AY$15]*[.K6]" office:value-type="float" office:value="1.11226691682249">
            <text:p>1.1122669168</text:p>
          </table:table-cell>
          <table:table-cell table:formula="of:=[.$AY$15]*[.P253]" office:value-type="float" office:value="-0.0371238032210909">
            <text:p>-0.0371238032</text:p>
          </table:table-cell>
          <table:table-cell table:number-columns-repeated="970"/>
        </table:table-row>
        <table:table-row table:style-name="ro1">
          <table:table-cell table:number-columns-repeated="11"/>
          <table:table-cell office:value-type="string">
            <text:p>link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float" office:value="0.78978229">
            <text:p>0.78978229</text:p>
          </table:table-cell>
          <table:table-cell table:formula="of:=[.P254]*[.K$7]" office:value-type="float" office:value="0.787115883449598">
            <text:p>0.7871158834</text:p>
          </table:table-cell>
          <table:table-cell table:number-columns-repeated="4"/>
          <table:table-cell office:value-type="string">
            <text:p>link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0.25941372">
            <text:p>0.25941372</text:p>
          </table:table-cell>
          <table:table-cell table:formula="of:=[.Z254]*[.U$6]" office:value-type="float" office:value="0.217458961593906">
            <text:p>0.2174589616</text:p>
          </table:table-cell>
          <table:table-cell table:number-columns-repeated="19"/>
          <table:table-cell table:style-name="ce24" table:formula="of:=[.Z254]+[.$AM$2]*[.$AQ$10]*[.U6]" office:value-type="float" office:value="0.206734126155176">
            <text:p>0.2067341262</text:p>
          </table:table-cell>
          <table:table-cell table:style-name="ce17" table:formula="of:=[.$AQ$10]*[.Z254]" office:value-type="float" office:value="-0.0326047584260831">
            <text:p>-0.0326047584261</text:p>
          </table:table-cell>
          <table:table-cell table:number-columns-repeated="4"/>
          <table:table-cell table:style-name="ce24" table:formula="of:=[.P254]+[.$AM$2]*[.$AY$15]*[.K7]" office:value-type="float" office:value="0.773150305383808">
            <text:p>0.7731503054</text:p>
          </table:table-cell>
          <table:table-cell table:formula="of:=[.$AY$15]*[.P254]" office:value-type="float" office:value="-0.0263602895213104">
            <text:p>-0.0263602895</text:p>
          </table:table-cell>
          <table:table-cell table:number-columns-repeated="970"/>
        </table:table-row>
        <table:table-row table:style-name="ro1">
          <table:table-cell table:number-columns-repeated="11"/>
          <table:table-cell office:value-type="string">
            <text:p>link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float" office:value="1.302361">
            <text:p>1.302361</text:p>
          </table:table-cell>
          <table:table-cell table:formula="of:=[.P255]*[.K$8]" office:value-type="float" office:value="1.27290293888585">
            <text:p>1.2729029389</text:p>
          </table:table-cell>
          <table:table-cell table:number-columns-repeated="4"/>
          <table:table-cell office:value-type="string">
            <text:p>link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0.74741763">
            <text:p>0.74741763</text:p>
          </table:table-cell>
          <table:table-cell table:formula="of:=[.Z255]*[.U$7]" office:value-type="float" office:value="0.162802459036523">
            <text:p>0.162802459</text:p>
          </table:table-cell>
          <table:table-cell table:number-columns-repeated="19"/>
          <table:table-cell table:style-name="ce24" table:formula="of:=[.Z255]+[.$AM$2]*[.$AQ$10]*[.U7]" office:value-type="float" office:value="0.73372913592737">
            <text:p>0.7337291359</text:p>
          </table:table-cell>
          <table:table-cell table:style-name="ce17" table:formula="of:=[.$AQ$10]*[.Z255]" office:value-type="float" office:value="-0.0939401789139973">
            <text:p>-0.0939401789140</text:p>
          </table:table-cell>
          <table:table-cell table:number-columns-repeated="4"/>
          <table:table-cell table:style-name="ce24" table:formula="of:=[.P255]+[.$AM$2]*[.$AY$15]*[.K8]" office:value-type="float" office:value="1.28605014616349">
            <text:p>1.2860501462</text:p>
          </table:table-cell>
          <table:table-cell table:formula="of:=[.$AY$15]*[.P255]" office:value-type="float" office:value="-0.0434684513136693">
            <text:p>-0.0434684513</text:p>
          </table:table-cell>
          <table:table-cell table:number-columns-repeated="970"/>
        </table:table-row>
        <table:table-row table:style-name="ro1">
          <table:table-cell table:number-columns-repeated="11"/>
          <table:table-cell office:value-type="string">
            <text:p>link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float" office:value="2.0451217">
            <text:p>2.0451217</text:p>
          </table:table-cell>
          <table:table-cell table:formula="of:=[.P256]*[.K$9]" office:value-type="float" office:value="0.0452101703109873">
            <text:p>0.0452101703</text:p>
          </table:table-cell>
          <table:table-cell table:number-columns-repeated="4"/>
          <table:table-cell office:value-type="string">
            <text:p>link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-1.0949554">
            <text:p>-1.0949554</text:p>
          </table:table-cell>
          <table:table-cell table:formula="of:=[.Z256]*[.U$8]" office:value-type="float" office:value="-1.04428771636273">
            <text:p>-1.0442877164</text:p>
          </table:table-cell>
          <table:table-cell table:number-columns-repeated="19"/>
          <table:table-cell table:style-name="ce24" table:formula="of:=[.Z256]+[.$AM$2]*[.$AQ$10]*[.U8]" office:value-type="float" office:value="-1.15489057661288">
            <text:p>-1.1548905766</text:p>
          </table:table-cell>
          <table:table-cell table:style-name="ce17" table:formula="of:=[.$AQ$10]*[.Z256]" office:value-type="float" office:value="0.137620925771911">
            <text:p>0.1376209257719</text:p>
          </table:table-cell>
          <table:table-cell table:number-columns-repeated="4"/>
          <table:table-cell table:style-name="ce24" table:formula="of:=[.P256]+[.$AM$2]*[.$AY$15]*[.K9]" office:value-type="float" office:value="2.0447527820595">
            <text:p>2.0447527821</text:p>
          </table:table-cell>
          <table:table-cell table:formula="of:=[.$AY$15]*[.P256]" office:value-type="float" office:value="-0.0682593175371335">
            <text:p>-0.0682593175</text:p>
          </table:table-cell>
          <table:table-cell table:number-columns-repeated="970"/>
        </table:table-row>
        <table:table-row table:style-name="ro1">
          <table:table-cell table:number-columns-repeated="11"/>
          <table:table-cell office:value-type="string">
            <text:p>link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office:value-type="float" office:value="-1.3643458">
            <text:p>-1.3643458</text:p>
          </table:table-cell>
          <table:table-cell table:formula="of:=[.P257]*[.K$10]" office:value-type="float" office:value="-0.00837364529171128">
            <text:p>-0.0083736453</text:p>
          </table:table-cell>
          <table:table-cell table:number-columns-repeated="4"/>
          <table:table-cell office:value-type="string">
            <text:p>link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-0.76579237">
            <text:p>-0.76579237</text:p>
          </table:table-cell>
          <table:table-cell table:formula="of:=[.Z257]*[.U$9]" office:value-type="float" office:value="-0.0237305822829314">
            <text:p>-0.0237305823</text:p>
          </table:table-cell>
          <table:table-cell table:number-columns-repeated="19"/>
          <table:table-cell table:style-name="ce24" table:formula="of:=[.Z257]+[.$AM$2]*[.$AQ$10]*[.U9]" office:value-type="float" office:value="-0.767739771092938">
            <text:p>-0.7677397711</text:p>
          </table:table-cell>
          <table:table-cell table:style-name="ce17" table:formula="of:=[.$AQ$10]*[.Z257]" office:value-type="float" office:value="0.0962496325498423">
            <text:p>0.0962496325498</text:p>
          </table:table-cell>
          <table:table-cell table:number-columns-repeated="4"/>
          <table:table-cell table:style-name="ce24" table:formula="of:=[.P257]+[.$AM$2]*[.$AY$15]*[.K10]" office:value-type="float" office:value="-1.36444822427327">
            <text:p>-1.3644482243</text:p>
          </table:table-cell>
          <table:table-cell table:formula="of:=[.$AY$15]*[.P257]" office:value-type="float" office:value="0.0455372964810135">
            <text:p>0.0455372965</text:p>
          </table:table-cell>
          <table:table-cell table:number-columns-repeated="970"/>
        </table:table-row>
        <table:table-row table:style-name="ro1">
          <table:table-cell table:number-columns-repeated="11"/>
          <table:table-cell office:value-type="string">
            <text:p>link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office:value-type="float" office:value="-0.33013058">
            <text:p>-0.33013058</text:p>
          </table:table-cell>
          <table:table-cell table:formula="of:=[.P258]*[.K$11]" office:value-type="float" office:value="-0.000242116052205384">
            <text:p>-0.0002421161</text:p>
          </table:table-cell>
          <table:table-cell table:number-columns-repeated="4"/>
          <table:table-cell office:value-type="string">
            <text:p>link</text:p>
          </table:table-cell>
          <table:table-cell office:value-type="float" office:value="3">
            <text:p>3</text:p>
          </table:table-cell>
          <table:table-cell table:number-columns-repeated="2" office:value-type="float" office:value="8">
            <text:p>8</text:p>
          </table:table-cell>
          <table:table-cell office:value-type="float" office:value="-1.006542">
            <text:p>-1.006542</text:p>
          </table:table-cell>
          <table:table-cell table:formula="of:=[.Z258]*[.U$10]" office:value-type="float" office:value="-1.00639182170557">
            <text:p>-1.0063918217</text:p>
          </table:table-cell>
          <table:table-cell table:number-columns-repeated="19"/>
          <table:table-cell table:style-name="ce24" table:formula="of:=[.Z258]+[.$AM$2]*[.$AQ$10]*[.U10]" office:value-type="float" office:value="-1.06937578867539">
            <text:p>-1.0693757887</text:p>
          </table:table-cell>
          <table:table-cell table:style-name="ce17" table:formula="of:=[.$AQ$10]*[.Z258]" office:value-type="float" office:value="0.126508570000486">
            <text:p>0.1265085700005</text:p>
          </table:table-cell>
          <table:table-cell table:number-columns-repeated="4"/>
          <table:table-cell table:style-name="ce24" table:formula="of:=[.P258]+[.$AM$2]*[.$AY$15]*[.K11]" office:value-type="float" office:value="-0.330142819131991">
            <text:p>-0.3301428191</text:p>
          </table:table-cell>
          <table:table-cell table:formula="of:=[.$AY$15]*[.P258]" office:value-type="float" office:value="0.0110186538478067">
            <text:p>0.0110186538</text:p>
          </table:table-cell>
          <table:table-cell table:number-columns-repeated="970"/>
        </table:table-row>
        <table:table-row table:style-name="ro1">
          <table:table-cell table:number-columns-repeated="11"/>
          <table:table-cell office:value-type="string">
            <text:p>link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office:value-type="float" office:value="1.0684247">
            <text:p>1.0684247</text:p>
          </table:table-cell>
          <table:table-cell table:formula="of:=[.P259]*[.K$12]" office:value-type="float" office:value="0.286051303628672">
            <text:p>0.2860513036</text:p>
          </table:table-cell>
          <table:table-cell table:number-columns-repeated="4"/>
          <table:table-cell office:value-type="string">
            <text:p>link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.2028158">
            <text:p>1.2028158</text:p>
          </table:table-cell>
          <table:table-cell table:formula="of:=[.Z259]*[.U$11]" office:value-type="float" office:value="0.671727411238769">
            <text:p>0.6717274112</text:p>
          </table:table-cell>
          <table:table-cell table:number-columns-repeated="19"/>
          <table:table-cell table:style-name="ce24" table:formula="of:=[.Z259]+[.$AM$2]*[.$AQ$10]*[.U11]" office:value-type="float" office:value="1.16772025457286">
            <text:p>1.1677202546</text:p>
          </table:table-cell>
          <table:table-cell table:style-name="ce17" table:formula="of:=[.$AQ$10]*[.Z259]" office:value-type="float" office:value="-0.151177503603417">
            <text:p>-0.1511775036034</text:p>
          </table:table-cell>
          <table:table-cell table:number-columns-repeated="4"/>
          <table:table-cell table:style-name="ce24" table:formula="of:=[.P259]+[.$AM$2]*[.$AY$15]*[.K12]" office:value-type="float" office:value="1.06395670373818">
            <text:p>1.0639567037</text:p>
          </table:table-cell>
          <table:table-cell table:formula="of:=[.$AY$15]*[.P259]" office:value-type="float" office:value="-0.0356604405800479">
            <text:p>-0.0356604406</text:p>
          </table:table-cell>
          <table:table-cell table:number-columns-repeated="970"/>
        </table:table-row>
        <table:table-row table:style-name="ro1">
          <table:table-cell table:number-columns-repeated="11"/>
          <table:table-cell office:value-type="string">
            <text:p>link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office:value-type="float" office:value="1.5511866">
            <text:p>1.5511866</text:p>
          </table:table-cell>
          <table:table-cell table:formula="of:=[.P260]*[.K$13]" office:value-type="float" office:value="1.54390791935224">
            <text:p>1.5439079194</text:p>
          </table:table-cell>
          <table:table-cell table:number-columns-repeated="4"/>
          <table:table-cell office:value-type="string">
            <text:p>link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0.63655579">
            <text:p>0.63655579</text:p>
          </table:table-cell>
          <table:table-cell table:formula="of:=[.Z260]*[.U$12]" office:value-type="float" office:value="0.0876006673439362">
            <text:p>0.0876006673</text:p>
          </table:table-cell>
          <table:table-cell table:number-columns-repeated="19"/>
          <table:table-cell table:style-name="ce24" table:formula="of:=[.Z260]+[.$AM$2]*[.$AQ$10]*[.U12]" office:value-type="float" office:value="0.627907524946446">
            <text:p>0.6279075249</text:p>
          </table:table-cell>
          <table:table-cell table:style-name="ce17" table:formula="of:=[.$AQ$10]*[.Z260]" office:value-type="float" office:value="-0.080006361104087">
            <text:p>-0.0800063611041</text:p>
          </table:table-cell>
          <table:table-cell table:number-columns-repeated="4"/>
          <table:table-cell table:style-name="ce24" table:formula="of:=[.P260]+[.$AM$2]*[.$AY$15]*[.K13]" office:value-type="float" office:value="1.53457658059636">
            <text:p>1.5345765806</text:p>
          </table:table-cell>
          <table:table-cell table:formula="of:=[.$AY$15]*[.P260]" office:value-type="float" office:value="-0.0517734170483578">
            <text:p>-0.051773417</text:p>
          </table:table-cell>
          <table:table-cell table:number-columns-repeated="970"/>
        </table:table-row>
        <table:table-row table:style-name="ro1">
          <table:table-cell table:number-columns-repeated="11"/>
          <table:table-cell office:value-type="string">
            <text:p>link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0.26141477">
            <text:p>0.26141477</text:p>
          </table:table-cell>
          <table:table-cell table:formula="of:=[.P261]*[.K$14]" office:value-type="float" office:value="0.226413886513617">
            <text:p>0.2264138865</text:p>
          </table:table-cell>
          <table:table-cell table:number-columns-repeated="4"/>
          <table:table-cell office:value-type="string">
            <text:p>link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-1.3461912">
            <text:p>-1.3461912</text:p>
          </table:table-cell>
          <table:table-cell table:formula="of:=[.Z261]*[.U$13]" office:value-type="float" office:value="-0.00878094316499096">
            <text:p>-0.0087809432</text:p>
          </table:table-cell>
          <table:table-cell table:number-columns-repeated="19"/>
          <table:table-cell table:style-name="ce24" table:formula="of:=[.Z261]+[.$AM$2]*[.$AQ$10]*[.U13]" office:value-type="float" office:value="-1.34660111373313">
            <text:p>-1.3466011137</text:p>
          </table:table-cell>
          <table:table-cell table:style-name="ce17" table:formula="of:=[.$AQ$10]*[.Z261]" office:value-type="float" office:value="0.16919783144592">
            <text:p>0.1691978314459</text:p>
          </table:table-cell>
          <table:table-cell table:number-columns-repeated="4"/>
          <table:table-cell table:style-name="ce24" table:formula="of:=[.P261]+[.$AM$2]*[.$AY$15]*[.K14]" office:value-type="float" office:value="0.246960847315794">
            <text:p>0.2469608473</text:p>
          </table:table-cell>
          <table:table-cell table:formula="of:=[.$AY$15]*[.P261]" office:value-type="float" office:value="-0.00872515009465046">
            <text:p>-0.0087251501</text:p>
          </table:table-cell>
          <table:table-cell table:number-columns-repeated="970"/>
        </table:table-row>
        <table:table-row table:style-name="ro1">
          <table:table-cell table:number-columns-repeated="11"/>
          <table:table-cell office:value-type="string">
            <text:p>link</text:p>
          </table:table-cell>
          <table:table-cell office:value-type="float" office:value="2">
            <text:p>2</text:p>
          </table:table-cell>
          <table:table-cell table:number-columns-repeated="2" office:value-type="float" office:value="13">
            <text:p>13</text:p>
          </table:table-cell>
          <table:table-cell office:value-type="float" office:value="0.88168192">
            <text:p>0.88168192</text:p>
          </table:table-cell>
          <table:table-cell table:formula="of:=[.P262]*[.K$15]" office:value-type="float" office:value="0.00000182505949234216">
            <text:p>1.82505949234216E-006</text:p>
          </table:table-cell>
          <table:table-cell table:number-columns-repeated="4"/>
          <table:table-cell office:value-type="string">
            <text:p>link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-0.3507421">
            <text:p>-0.3507421</text:p>
          </table:table-cell>
          <table:table-cell table:formula="of:=[.Z262]*[.U$14]" office:value-type="float" office:value="-0.341103919269055">
            <text:p>-0.3411039193</text:p>
          </table:table-cell>
          <table:table-cell table:number-columns-repeated="19"/>
          <table:table-cell table:style-name="ce24" table:formula="of:=[.Z262]+[.$AM$2]*[.$AQ$10]*[.U14]" office:value-type="float" office:value="-0.411858372856301">
            <text:p>-0.4118583729</text:p>
          </table:table-cell>
          <table:table-cell table:style-name="ce17" table:formula="of:=[.$AQ$10]*[.Z262]" office:value-type="float" office:value="0.0440834873358167">
            <text:p>0.0440834873358</text:p>
          </table:table-cell>
          <table:table-cell table:number-columns-repeated="4"/>
          <table:table-cell table:style-name="ce24" table:formula="of:=[.P262]+[.$AM$2]*[.$AY$15]*[.K15]" office:value-type="float" office:value="0.881681885455582">
            <text:p>0.8816818855</text:p>
          </table:table-cell>
          <table:table-cell table:formula="of:=[.$AY$15]*[.P262]" office:value-type="float" office:value="-0.0294275915922409">
            <text:p>-0.0294275916</text:p>
          </table:table-cell>
          <table:table-cell table:number-columns-repeated="970"/>
        </table:table-row>
        <table:table-row table:style-name="ro1">
          <table:table-cell table:number-columns-repeated="11"/>
          <table:table-cell office:value-type="string">
            <text:p>link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0.44822669">
            <text:p>0.44822669</text:p>
          </table:table-cell>
          <table:table-cell table:formula="of:=[.P263]*[.K$16]" office:value-type="float" office:value="0.377143233225413">
            <text:p>0.3771432332</text:p>
          </table:table-cell>
          <table:table-cell table:number-columns-repeated="4"/>
          <table:table-cell office:value-type="string">
            <text:p>link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-0.026041985">
            <text:p>-0.026041985</text:p>
          </table:table-cell>
          <table:table-cell table:formula="of:=[.Z263]*[.U$15]" office:value-type="float" office:value="-0.0236225832707858">
            <text:p>-0.0236225833</text:p>
          </table:table-cell>
          <table:table-cell table:number-columns-repeated="19"/>
          <table:table-cell table:style-name="ce24" table:formula="of:=[.Z263]+[.$AM$2]*[.$AQ$10]*[.U15]" office:value-type="float" office:value="-0.0830467754781406">
            <text:p>-0.0830467755</text:p>
          </table:table-cell>
          <table:table-cell table:style-name="ce17" table:formula="of:=[.$AQ$10]*[.Z263]" office:value-type="float" office:value="0.00327312152133157">
            <text:p>0.0032731215213</text:p>
          </table:table-cell>
          <table:table-cell table:number-columns-repeated="4"/>
          <table:table-cell table:style-name="ce24" table:formula="of:=[.P263]+[.$AM$2]*[.$AY$15]*[.K16]" office:value-type="float" office:value="0.434184934849244">
            <text:p>0.4341849348</text:p>
          </table:table-cell>
          <table:table-cell table:formula="of:=[.$AY$15]*[.P263]" office:value-type="float" office:value="-0.0149603067442531">
            <text:p>-0.0149603067</text:p>
          </table:table-cell>
          <table:table-cell table:number-columns-repeated="970"/>
        </table:table-row>
        <table:table-row table:style-name="ro1">
          <table:table-cell table:number-columns-repeated="11"/>
          <table:table-cell office:value-type="string">
            <text:p>link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office:value-type="float" office:value="-1.1116772">
            <text:p>-1.1116772</text:p>
          </table:table-cell>
          <table:table-cell table:formula="of:=[.P264]*[.K$17]" office:value-type="float" office:value="-0.000418078956271954">
            <text:p>-0.000418079</text:p>
          </table:table-cell>
          <table:table-cell table:number-columns-repeated="4"/>
          <table:table-cell office:value-type="string">
            <text:p>link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0.68712097">
            <text:p>0.68712097</text:p>
          </table:table-cell>
          <table:table-cell table:formula="of:=[.Z264]*[.U$16]" office:value-type="float" office:value="0.0337242277587492">
            <text:p>0.0337242278</text:p>
          </table:table-cell>
          <table:table-cell table:number-columns-repeated="19"/>
          <table:table-cell table:style-name="ce24" table:formula="of:=[.Z264]+[.$AM$2]*[.$AQ$10]*[.U16]" office:value-type="float" office:value="0.684036597229312">
            <text:p>0.6840365972</text:p>
          </table:table-cell>
          <table:table-cell table:style-name="ce17" table:formula="of:=[.$AQ$10]*[.Z264]" office:value-type="float" office:value="-0.0863617130055647">
            <text:p>-0.0863617130056</text:p>
          </table:table-cell>
          <table:table-cell table:number-columns-repeated="4"/>
          <table:table-cell table:style-name="ce24" table:formula="of:=[.P264]+[.$AM$2]*[.$AY$15]*[.K17]" office:value-type="float" office:value="-1.11168347613677">
            <text:p>-1.1116834761</text:p>
          </table:table-cell>
          <table:table-cell table:formula="of:=[.$AY$15]*[.P264]" office:value-type="float" office:value="0.037104064268445">
            <text:p>0.0371040643</text:p>
          </table:table-cell>
          <table:table-cell table:number-columns-repeated="970"/>
        </table:table-row>
        <table:table-row table:style-name="ro1">
          <table:table-cell table:number-columns-repeated="11"/>
          <table:table-cell office:value-type="string">
            <text:p>link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6">
            <text:p>16</text:p>
          </table:table-cell>
          <table:table-cell office:value-type="float" office:value="0.99196339">
            <text:p>0.99196339</text:p>
          </table:table-cell>
          <table:table-cell table:formula="of:=[.P265]*[.K$18]" office:value-type="float" office:value="0.000551636585503984">
            <text:p>0.0005516366</text:p>
          </table:table-cell>
          <table:table-cell table:number-columns-repeated="4"/>
          <table:table-cell office:value-type="string">
            <text:p>link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office:value-type="float" office:value="-1.1753516">
            <text:p>-1.1753516</text:p>
          </table:table-cell>
          <table:table-cell table:formula="of:=[.Z265]*[.U$17]" office:value-type="float" office:value="-0.319867092984466">
            <text:p>-0.319867093</text:p>
          </table:table-cell>
          <table:table-cell table:number-columns-repeated="19"/>
          <table:table-cell table:style-name="ce24" table:formula="of:=[.Z265]+[.$AM$2]*[.$AQ$10]*[.U17]" office:value-type="float" office:value="-1.19245410831088">
            <text:p>-1.1924541083</text:p>
          </table:table-cell>
          <table:table-cell table:style-name="ce17" table:formula="of:=[.$AQ$10]*[.Z265]" office:value-type="float" office:value="0.147725629098223">
            <text:p>0.1477256290982</text:p>
          </table:table-cell>
          <table:table-cell table:number-columns-repeated="4"/>
          <table:table-cell table:style-name="ce24" table:formula="of:=[.P265]+[.$AM$2]*[.$AY$15]*[.K18]" office:value-type="float" office:value="0.991954109524965">
            <text:p>0.9919541095</text:p>
          </table:table-cell>
          <table:table-cell table:formula="of:=[.$AY$15]*[.P265]" office:value-type="float" office:value="-0.0331084179602717">
            <text:p>-0.033108418</text:p>
          </table:table-cell>
          <table:table-cell table:number-columns-repeated="970"/>
        </table:table-row>
        <table:table-row table:style-name="ro1">
          <table:table-cell table:number-columns-repeated="11"/>
          <table:table-cell office:value-type="string">
            <text:p>node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-0.46732712">
            <text:p>-0.46732712</text:p>
          </table:table-cell>
          <table:table-cell table:number-columns-repeated="2"/>
          <table:table-cell table:formula="of:=SUM([.Q249:.Q265])" office:value-type="float" office:value="2.7460100024589">
            <text:p>2.7460100025</text:p>
          </table:table-cell>
          <table:table-cell table:formula="of:=[.R266]+[.O266]" office:value-type="float" office:value="2.2786828824589">
            <text:p>2.2786828825</text:p>
          </table:table-cell>
          <table:table-cell table:formula="of:=1/(1+(EXP([.S266]*-1)))" office:value-type="float" office:value="0.907096109255333">
            <text:p>0.9070961093</text:p>
          </table:table-cell>
          <table:table-cell/>
          <table:table-cell office:value-type="string">
            <text:p>link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0.36707151">
            <text:p>0.36707151</text:p>
          </table:table-cell>
          <table:table-cell table:formula="of:=[.Z266]*[.U$18]" office:value-type="float" office:value="0.0148874789243465">
            <text:p>0.0148874789</text:p>
          </table:table-cell>
          <table:table-cell table:number-columns-repeated="19"/>
          <table:table-cell table:style-name="ce24" table:formula="of:=[.Z266]+[.$AM$2]*[.$AQ$10]*[.U18]" office:value-type="float" office:value="0.364522752416782">
            <text:p>0.3645227524</text:p>
          </table:table-cell>
          <table:table-cell table:style-name="ce17" table:formula="of:=[.$AQ$10]*[.Z266]" office:value-type="float" office:value="-0.0461358709502626">
            <text:p>-0.0461358709503</text:p>
          </table:table-cell>
          <table:table-cell table:number-columns-repeated="3"/>
          <table:table-cell table:style-name="ce22" table:formula="of:=[.O266]+([.$AY$15]*[.$AM$2])" office:value-type="float" office:value="-0.484015446552188">
            <text:p>-0.4840154466</text:p>
          </table:table-cell>
          <table:table-cell table:number-columns-repeated="972"/>
        </table:table-row>
        <table:table-row table:style-name="ro1">
          <table:table-cell table:number-columns-repeated="11"/>
          <table:table-cell office:value-type="string">
            <text:p>comment</text:p>
          </table:table-cell>
          <table:table-cell office:value-type="string">
            <text:p>TBD:node modifiers</text:p>
          </table:table-cell>
          <table:table-cell table:number-columns-repeated="8"/>
          <table:table-cell office:value-type="string">
            <text:p>link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17">
            <text:p>17</text:p>
          </table:table-cell>
          <table:table-cell office:value-type="float" office:value="-0.79015422">
            <text:p>-0.79015422</text:p>
          </table:table-cell>
          <table:table-cell table:formula="of:=[.Z267]*[.U$19]" office:value-type="float" office:value="-0.719109212758375">
            <text:p>-0.7191092128</text:p>
          </table:table-cell>
          <table:table-cell table:number-columns-repeated="19"/>
          <table:table-cell table:style-name="ce24" table:formula="of:=[.Z267]+[.$AM$2]*[.$AQ$10]*[.U19]" office:value-type="float" office:value="-0.847346977789711">
            <text:p>-0.8473469778</text:p>
          </table:table-cell>
          <table:table-cell table:style-name="ce17" table:formula="of:=[.$AQ$10]*[.Z267]" office:value-type="float" office:value="0.0993115840690699">
            <text:p>0.0993115840691</text:p>
          </table:table-cell>
          <table:table-cell table:number-columns-repeated="976"/>
        </table:table-row>
        <table:table-row table:style-name="ro1">
          <table:table-cell table:number-columns-repeated="11"/>
          <table:table-cell office:value-type="string">
            <text:p>link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0.016968012">
            <text:p>0.016968012</text:p>
          </table:table-cell>
          <table:table-cell table:formula="of:=[.P268]*[.K$2]" office:value-type="float" office:value="0.0158747913684171">
            <text:p>0.0158747914</text:p>
          </table:table-cell>
          <table:table-cell table:number-columns-repeated="4"/>
          <table:table-cell office:value-type="string">
            <text:p>link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18">
            <text:p>18</text:p>
          </table:table-cell>
          <table:table-cell office:value-type="float" office:value="1.2004931">
            <text:p>1.2004931</text:p>
          </table:table-cell>
          <table:table-cell table:formula="of:=[.Z268]*[.U$20]" office:value-type="float" office:value="0.0438106654000717">
            <text:p>0.0438106654</text:p>
          </table:table-cell>
          <table:table-cell table:number-columns-repeated="19"/>
          <table:table-cell table:style-name="ce24" table:formula="of:=[.Z268]+[.$AM$2]*[.$AQ$10]*[.U20]" office:value-type="float" office:value="1.19819970833024">
            <text:p>1.1981997083</text:p>
          </table:table-cell>
          <table:table-cell table:style-name="ce17" table:formula="of:=[.$AQ$10]*[.Z268]" office:value-type="float" office:value="-0.150885571964658">
            <text:p>-0.1508855719647</text:p>
          </table:table-cell>
          <table:table-cell table:number-columns-repeated="4"/>
          <table:table-cell table:style-name="ce24" table:formula="of:=[.P268]+[.$AM$2]*[.$AY$16]*[.K2]" office:value-type="float" office:value="0.0228548124510688">
            <text:p>0.0228548125</text:p>
          </table:table-cell>
          <table:table-cell table:formula="of:=[.$AY$16]*[.P268]" office:value-type="float" office:value="0.000213532118629052">
            <text:p>0.0002135321</text:p>
          </table:table-cell>
          <table:table-cell table:number-columns-repeated="970"/>
        </table:table-row>
        <table:table-row table:style-name="ro1">
          <table:table-cell table:number-columns-repeated="11"/>
          <table:table-cell office:value-type="string">
            <text:p>link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-1.1031399">
            <text:p>-1.1031399</text:p>
          </table:table-cell>
          <table:table-cell table:formula="of:=[.P269]*[.K$3]" office:value-type="float" office:value="-0.22376859520778">
            <text:p>-0.2237685952</text:p>
          </table:table-cell>
          <table:table-cell table:number-columns-repeated="4"/>
          <table:table-cell office:value-type="string">
            <text:p>link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19">
            <text:p>19</text:p>
          </table:table-cell>
          <table:table-cell office:value-type="float" office:value="1.5949222">
            <text:p>1.5949222</text:p>
          </table:table-cell>
          <table:table-cell table:formula="of:=[.Z269]*[.U$21]" office:value-type="float" office:value="0.000689369226456355">
            <text:p>0.0006893692</text:p>
          </table:table-cell>
          <table:table-cell table:number-columns-repeated="19"/>
          <table:table-cell table:style-name="ce24" table:formula="of:=[.Z269]+[.$AM$2]*[.$AQ$10]*[.U21]" office:value-type="float" office:value="1.59489503745624">
            <text:p>1.5948950375</text:p>
          </table:table-cell>
          <table:table-cell table:style-name="ce17" table:formula="of:=[.$AQ$10]*[.Z269]" office:value-type="float" office:value="-0.200459918000471">
            <text:p>-0.2004599180005</text:p>
          </table:table-cell>
          <table:table-cell table:number-columns-repeated="4"/>
          <table:table-cell table:style-name="ce24" table:formula="of:=[.P269]+[.$AM$2]*[.$AY$16]*[.K3]" office:value-type="float" office:value="-1.10186354703051">
            <text:p>-1.1018635470</text:p>
          </table:table-cell>
          <table:table-cell table:formula="of:=[.$AY$16]*[.P269]" office:value-type="float" office:value="-0.0138823452029171">
            <text:p>-0.0138823452</text:p>
          </table:table-cell>
          <table:table-cell table:number-columns-repeated="970"/>
        </table:table-row>
        <table:table-row table:style-name="ro1">
          <table:table-cell table:number-columns-repeated="11"/>
          <table:table-cell office:value-type="string">
            <text:p>link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-1.3325384">
            <text:p>-1.3325384</text:p>
          </table:table-cell>
          <table:table-cell table:formula="of:=[.P270]*[.K$4]" office:value-type="float" office:value="-1.24374239159087">
            <text:p>-1.2437423916</text:p>
          </table:table-cell>
          <table:table-cell table:number-columns-repeated="4"/>
          <table:table-cell office:value-type="string">
            <text:p>link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20">
            <text:p>20</text:p>
          </table:table-cell>
          <table:table-cell office:value-type="float" office:value="1.1016023">
            <text:p>1.1016023</text:p>
          </table:table-cell>
          <table:table-cell table:formula="of:=[.Z270]*[.U$22]" office:value-type="float" office:value="0.00267681098528509">
            <text:p>0.002676811</text:p>
          </table:table-cell>
          <table:table-cell table:number-columns-repeated="19"/>
          <table:table-cell table:style-name="ce24" table:formula="of:=[.Z270]+[.$AM$2]*[.$AQ$10]*[.U22]" office:value-type="float" office:value="1.10144959582131">
            <text:p>1.1014495958</text:p>
          </table:table-cell>
          <table:table-cell table:style-name="ce17" table:formula="of:=[.$AQ$10]*[.Z270]" office:value-type="float" office:value="-0.138456350238983">
            <text:p>-0.1384563502390</text:p>
          </table:table-cell>
          <table:table-cell table:number-columns-repeated="4"/>
          <table:table-cell table:style-name="ce24" table:formula="of:=[.P270]+[.$AM$2]*[.$AY$16]*[.K4]" office:value-type="float" office:value="-1.3266654952838">
            <text:p>-1.3266654953</text:p>
          </table:table-cell>
          <table:table-cell table:formula="of:=[.$AY$16]*[.P270]" office:value-type="float" office:value="-0.0167691859073748">
            <text:p>-0.0167691859</text:p>
          </table:table-cell>
          <table:table-cell table:number-columns-repeated="970"/>
        </table:table-row>
        <table:table-row table:style-name="ro1">
          <table:table-cell table:number-columns-repeated="11"/>
          <table:table-cell office:value-type="string">
            <text:p>link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-1.9878583">
            <text:p>-1.9878583</text:p>
          </table:table-cell>
          <table:table-cell table:formula="of:=[.P271]*[.K$5]" office:value-type="float" office:value="-0.00662407834039032">
            <text:p>-0.0066240783</text:p>
          </table:table-cell>
          <table:table-cell table:number-columns-repeated="4"/>
          <table:table-cell office:value-type="string">
            <text:p>link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21">
            <text:p>21</text:p>
          </table:table-cell>
          <table:table-cell office:value-type="float" office:value="0.022926807">
            <text:p>0.022926807</text:p>
          </table:table-cell>
          <table:table-cell table:formula="of:=[.Z271]*[.U$23]" office:value-type="float" office:value="0.0116624764128962">
            <text:p>0.0116624764</text:p>
          </table:table-cell>
          <table:table-cell table:number-columns-repeated="19"/>
          <table:table-cell table:style-name="ce24" table:formula="of:=[.Z271]+[.$AM$2]*[.$AQ$10]*[.U23]" office:value-type="float" office:value="-0.00904044119534966">
            <text:p>-0.0090404412</text:p>
          </table:table-cell>
          <table:table-cell table:style-name="ce17" table:formula="of:=[.$AQ$10]*[.Z271]" office:value-type="float" office:value="-0.00288158623112313">
            <text:p>-0.0028815862311</text:p>
          </table:table-cell>
          <table:table-cell table:number-columns-repeated="4"/>
          <table:table-cell table:style-name="ce24" table:formula="of:=[.P271]+[.$AM$2]*[.$AY$16]*[.K5]" office:value-type="float" office:value="-1.98783733271071">
            <text:p>-1.9878373327</text:p>
          </table:table-cell>
          <table:table-cell table:formula="of:=[.$AY$16]*[.P271]" office:value-type="float" office:value="-0.025015988575052">
            <text:p>-0.0250159886</text:p>
          </table:table-cell>
          <table:table-cell table:number-columns-repeated="970"/>
        </table:table-row>
        <table:table-row table:style-name="ro1">
          <table:table-cell table:number-columns-repeated="11"/>
          <table:table-cell office:value-type="string">
            <text:p>link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0.6631012">
            <text:p>0.6631012</text:p>
          </table:table-cell>
          <table:table-cell table:formula="of:=[.P272]*[.K$6]" office:value-type="float" office:value="0.0000668801047408311">
            <text:p>6.68801047408311E-005</text:p>
          </table:table-cell>
          <table:table-cell table:number-columns-repeated="4"/>
          <table:table-cell office:value-type="string">
            <text:p>link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22">
            <text:p>22</text:p>
          </table:table-cell>
          <table:table-cell office:value-type="float" office:value="1.6016452">
            <text:p>1.6016452</text:p>
          </table:table-cell>
          <table:table-cell table:formula="of:=[.Z272]*[.U$24]" office:value-type="float" office:value="1.41330760736293">
            <text:p>1.4133076074</text:p>
          </table:table-cell>
          <table:table-cell table:number-columns-repeated="19"/>
          <table:table-cell table:style-name="ce24" table:formula="of:=[.Z272]+[.$AM$2]*[.$AQ$10]*[.U24]" office:value-type="float" office:value="1.54619176800016">
            <text:p>1.5461917680</text:p>
          </table:table-cell>
          <table:table-cell table:style-name="ce17" table:formula="of:=[.$AQ$10]*[.Z272]" office:value-type="float" office:value="-0.201304907197259">
            <text:p>-0.2013049071973</text:p>
          </table:table-cell>
          <table:table-cell table:number-columns-repeated="4"/>
          <table:table-cell table:style-name="ce24" table:formula="of:=[.P272]+[.$AM$2]*[.$AY$16]*[.K6]" office:value-type="float" office:value="0.663101834628222">
            <text:p>0.6631018346</text:p>
          </table:table-cell>
          <table:table-cell table:formula="of:=[.$AY$16]*[.P272]" office:value-type="float" office:value="0.00834472559905466">
            <text:p>0.0083447256</text:p>
          </table:table-cell>
          <table:table-cell table:number-columns-repeated="970"/>
        </table:table-row>
        <table:table-row table:style-name="ro1">
          <table:table-cell table:number-columns-repeated="11"/>
          <table:table-cell office:value-type="string">
            <text:p>link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office:value-type="float" office:value="1.1707828">
            <text:p>1.1707828</text:p>
          </table:table-cell>
          <table:table-cell table:formula="of:=[.P273]*[.K$7]" office:value-type="float" office:value="1.16683008674402">
            <text:p>1.1668300867</text:p>
          </table:table-cell>
          <table:table-cell table:number-columns-repeated="4"/>
          <table:table-cell office:value-type="string">
            <text:p>link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23">
            <text:p>23</text:p>
          </table:table-cell>
          <table:table-cell office:value-type="float" office:value="1.1443888">
            <text:p>1.1443888</text:p>
          </table:table-cell>
          <table:table-cell table:formula="of:=[.Z273]*[.U$25]" office:value-type="float" office:value="0.000233467670889372">
            <text:p>0.0002334677</text:p>
          </table:table-cell>
          <table:table-cell table:number-columns-repeated="19"/>
          <table:table-cell table:style-name="ce24" table:formula="of:=[.Z273]+[.$AM$2]*[.$AQ$10]*[.U25]" office:value-type="float" office:value="1.14437597931583">
            <text:p>1.1443759793</text:p>
          </table:table-cell>
          <table:table-cell table:style-name="ce17" table:formula="of:=[.$AQ$10]*[.Z273]" office:value-type="float" office:value="-0.143834028398788">
            <text:p>-0.1438340283988</text:p>
          </table:table-cell>
          <table:table-cell table:number-columns-repeated="4"/>
          <table:table-cell table:style-name="ce24" table:formula="of:=[.P273]+[.$AM$2]*[.$AY$16]*[.K7]" office:value-type="float" office:value="1.17705375285952">
            <text:p>1.1770537529</text:p>
          </table:table-cell>
          <table:table-cell table:formula="of:=[.$AY$16]*[.P273]" office:value-type="float" office:value="0.0147335899891191">
            <text:p>0.01473359</text:p>
          </table:table-cell>
          <table:table-cell table:number-columns-repeated="970"/>
        </table:table-row>
        <table:table-row table:style-name="ro1">
          <table:table-cell table:number-columns-repeated="11"/>
          <table:table-cell office:value-type="string">
            <text:p>link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float" office:value="0.034393787">
            <text:p>0.034393787</text:p>
          </table:table-cell>
          <table:table-cell table:formula="of:=[.P274]*[.K$8]" office:value-type="float" office:value="0.0336158350501236">
            <text:p>0.0336158351</text:p>
          </table:table-cell>
          <table:table-cell table:number-columns-repeated="4"/>
          <table:table-cell office:value-type="string">
            <text:p>link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office:value-type="float" office:value="-0.88349199">
            <text:p>-0.88349199</text:p>
          </table:table-cell>
          <table:table-cell table:formula="of:=[.Z274]*[.U$26]" office:value-type="float" office:value="-0.100474435392904">
            <text:p>-0.1004744354</text:p>
          </table:table-cell>
          <table:table-cell table:number-columns-repeated="19"/>
          <table:table-cell table:style-name="ce24" table:formula="of:=[.Z274]+[.$AM$2]*[.$AQ$10]*[.U26]" office:value-type="float" office:value="-0.890638779778091">
            <text:p>-0.8906387798</text:p>
          </table:table-cell>
          <table:table-cell table:style-name="ce17" table:formula="of:=[.$AQ$10]*[.Z274]" office:value-type="float" office:value="0.111042865833501">
            <text:p>0.1110428658335</text:p>
          </table:table-cell>
          <table:table-cell table:number-columns-repeated="4"/>
          <table:table-cell table:style-name="ce24" table:formula="of:=[.P274]+[.$AM$2]*[.$AY$16]*[.K8]" office:value-type="float" office:value="0.0405436601430808">
            <text:p>0.0405436601</text:p>
          </table:table-cell>
          <table:table-cell table:formula="of:=[.$AY$16]*[.P274]" office:value-type="float" office:value="0.000432824906405438">
            <text:p>0.0004328249</text:p>
          </table:table-cell>
          <table:table-cell table:number-columns-repeated="970"/>
        </table:table-row>
        <table:table-row table:style-name="ro1">
          <table:table-cell table:number-columns-repeated="11"/>
          <table:table-cell office:value-type="string">
            <text:p>link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0.26502633">
            <text:p>0.26502633</text:p>
          </table:table-cell>
          <table:table-cell table:formula="of:=[.P275]*[.K$9]" office:value-type="float" office:value="0.00585876406093385">
            <text:p>0.0058587641</text:p>
          </table:table-cell>
          <table:table-cell table:number-columns-repeated="4"/>
          <table:table-cell office:value-type="string">
            <text:p>link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25">
            <text:p>25</text:p>
          </table:table-cell>
          <table:table-cell office:value-type="float" office:value="-1.4170325">
            <text:p>-1.4170325</text:p>
          </table:table-cell>
          <table:table-cell table:formula="of:=[.Z275]*[.U$27]" office:value-type="float" office:value="-0.374343073956674">
            <text:p>-0.374343074</text:p>
          </table:table-cell>
          <table:table-cell table:number-columns-repeated="19"/>
          <table:table-cell table:style-name="ce24" table:formula="of:=[.Z275]+[.$AM$2]*[.$AQ$10]*[.U27]" office:value-type="float" office:value="-1.43363402718359">
            <text:p>-1.4336340272</text:p>
          </table:table-cell>
          <table:table-cell table:style-name="ce17" table:formula="of:=[.$AQ$10]*[.Z275]" office:value-type="float" office:value="0.178101614457434">
            <text:p>0.1781016144574</text:p>
          </table:table-cell>
          <table:table-cell table:number-columns-repeated="4"/>
          <table:table-cell table:style-name="ce24" table:formula="of:=[.P275]+[.$AM$2]*[.$AY$16]*[.K9]" office:value-type="float" office:value="0.265165427471966">
            <text:p>0.2651654275</text:p>
          </table:table-cell>
          <table:table-cell table:formula="of:=[.$AY$16]*[.P275]" office:value-type="float" office:value="0.00333519529202256">
            <text:p>0.0033351953</text:p>
          </table:table-cell>
          <table:table-cell table:number-columns-repeated="970"/>
        </table:table-row>
        <table:table-row table:style-name="ro1">
          <table:table-cell table:number-columns-repeated="11"/>
          <table:table-cell office:value-type="string">
            <text:p>link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float" office:value="-0.12021732">
            <text:p>-0.12021732</text:p>
          </table:table-cell>
          <table:table-cell table:formula="of:=[.P276]*[.K$10]" office:value-type="float" office:value="-0.00073783141751904">
            <text:p>-0.0007378314</text:p>
          </table:table-cell>
          <table:table-cell table:number-columns-repeated="4"/>
          <table:table-cell office:value-type="string">
            <text:p>link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26">
            <text:p>26</text:p>
          </table:table-cell>
          <table:table-cell office:value-type="float" office:value="-0.84261322">
            <text:p>-0.84261322</text:p>
          </table:table-cell>
          <table:table-cell table:formula="of:=[.Z276]*[.U$28]" office:value-type="float" office:value="-0.837198173048962">
            <text:p>-0.837198173</text:p>
          </table:table-cell>
          <table:table-cell table:number-columns-repeated="19"/>
          <table:table-cell table:style-name="ce24" table:formula="of:=[.Z276]+[.$AM$2]*[.$AQ$10]*[.U28]" office:value-type="float" office:value="-0.905052523929905">
            <text:p>-0.9050525239</text:p>
          </table:table-cell>
          <table:table-cell table:style-name="ce17" table:formula="of:=[.$AQ$10]*[.Z276]" office:value-type="float" office:value="0.105904963256084">
            <text:p>0.1059049632561</text:p>
          </table:table-cell>
          <table:table-cell table:number-columns-repeated="4"/>
          <table:table-cell table:style-name="ce24" table:formula="of:=[.P276]+[.$AM$2]*[.$AY$16]*[.K10]" office:value-type="float" office:value="-0.120178701771076">
            <text:p>-0.1201787018</text:p>
          </table:table-cell>
          <table:table-cell table:formula="of:=[.$AY$16]*[.P276]" office:value-type="float" office:value="-0.00151286190954525">
            <text:p>-0.0015128619</text:p>
          </table:table-cell>
          <table:table-cell table:number-columns-repeated="970"/>
        </table:table-row>
        <table:table-row table:style-name="ro1">
          <table:table-cell table:number-columns-repeated="11"/>
          <table:table-cell office:value-type="string">
            <text:p>link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office:value-type="float" office:value="-0.38155413">
            <text:p>-0.38155413</text:p>
          </table:table-cell>
          <table:table-cell table:formula="of:=[.P277]*[.K$11]" office:value-type="float" office:value="-0.000279829816608507">
            <text:p>-0.0002798298</text:p>
          </table:table-cell>
          <table:table-cell table:number-columns-repeated="4"/>
          <table:table-cell office:value-type="string">
            <text:p>link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27">
            <text:p>27</text:p>
          </table:table-cell>
          <table:table-cell office:value-type="float" office:value="0.3762933">
            <text:p>0.3762933</text:p>
          </table:table-cell>
          <table:table-cell table:formula="of:=[.Z277]*[.U$29]" office:value-type="float" office:value="0.0157698201515847">
            <text:p>0.0157698202</text:p>
          </table:table-cell>
          <table:table-cell table:number-columns-repeated="19"/>
          <table:table-cell table:style-name="ce24" table:formula="of:=[.Z277]+[.$AM$2]*[.$AQ$10]*[.U29]" office:value-type="float" office:value="0.373659648510488">
            <text:p>0.3736596485</text:p>
          </table:table-cell>
          <table:table-cell table:style-name="ce17" table:formula="of:=[.$AQ$10]*[.Z277]" office:value-type="float" office:value="-0.0472949238916648">
            <text:p>-0.0472949238917</text:p>
          </table:table-cell>
          <table:table-cell table:number-columns-repeated="4"/>
          <table:table-cell table:style-name="ce24" table:formula="of:=[.P277]+[.$AM$2]*[.$AY$16]*[.K11]" office:value-type="float" office:value="-0.381549515336054">
            <text:p>-0.3815495153</text:p>
          </table:table-cell>
          <table:table-cell table:formula="of:=[.$AY$16]*[.P277]" office:value-type="float" office:value="-0.00480162683469134">
            <text:p>-0.0048016268</text:p>
          </table:table-cell>
          <table:table-cell table:number-columns-repeated="970"/>
        </table:table-row>
        <table:table-row table:style-name="ro1">
          <table:table-cell table:number-columns-repeated="11"/>
          <table:table-cell office:value-type="string">
            <text:p>link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float" office:value="-1.0704842">
            <text:p>-1.0704842</text:p>
          </table:table-cell>
          <table:table-cell table:formula="of:=[.P278]*[.K$12]" office:value-type="float" office:value="-0.286602697339266">
            <text:p>-0.2866026973</text:p>
          </table:table-cell>
          <table:table-cell table:number-columns-repeated="4"/>
          <table:table-cell office:value-type="string">
            <text:p>link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28">
            <text:p>28</text:p>
          </table:table-cell>
          <table:table-cell office:value-type="float" office:value="0.75921261">
            <text:p>0.75921261</text:p>
          </table:table-cell>
          <table:table-cell table:formula="of:=[.Z278]*[.U$30]" office:value-type="float" office:value="0.733687868544762">
            <text:p>0.7336878685</text:p>
          </table:table-cell>
          <table:table-cell table:number-columns-repeated="19"/>
          <table:table-cell table:style-name="ce24" table:formula="of:=[.Z278]+[.$AM$2]*[.$AQ$10]*[.U30]" office:value-type="float" office:value="0.698482233311111">
            <text:p>0.6984822333</text:p>
          </table:table-cell>
          <table:table-cell table:style-name="ce17" table:formula="of:=[.$AQ$10]*[.Z278]" office:value-type="float" office:value="-0.0954226466629679">
            <text:p>-0.0954226466630</text:p>
          </table:table-cell>
          <table:table-cell table:number-columns-repeated="4"/>
          <table:table-cell table:style-name="ce24" table:formula="of:=[.P278]+[.$AM$2]*[.$AY$16]*[.K12]" office:value-type="float" office:value="-1.06879957879688">
            <text:p>-1.0687995788</text:p>
          </table:table-cell>
          <table:table-cell table:formula="of:=[.$AY$16]*[.P278]" office:value-type="float" office:value="-0.013471393065076">
            <text:p>-0.0134713931</text:p>
          </table:table-cell>
          <table:table-cell table:number-columns-repeated="970"/>
        </table:table-row>
        <table:table-row table:style-name="ro1">
          <table:table-cell table:number-columns-repeated="11"/>
          <table:table-cell office:value-type="string">
            <text:p>link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float" office:value="0.90534461">
            <text:p>0.90534461</text:p>
          </table:table-cell>
          <table:table-cell table:formula="of:=[.P279]*[.K$13]" office:value-type="float" office:value="0.901096433608868">
            <text:p>0.9010964336</text:p>
          </table:table-cell>
          <table:table-cell table:number-columns-repeated="4"/>
          <table:table-cell office:value-type="string">
            <text:p>node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2.5986099">
            <text:p>2.5986099</text:p>
          </table:table-cell>
          <table:table-cell table:number-columns-repeated="2"/>
          <table:table-cell table:formula="of:=SUM([.AA250:.AA278])" office:value-type="float" office:value="-0.0123373436855473">
            <text:p>-0.0123373437</text:p>
          </table:table-cell>
          <table:table-cell table:formula="of:=[.AB279]+[.Y279]" office:value-type="float" office:value="2.58627255631445">
            <text:p>2.5862725563</text:p>
          </table:table-cell>
          <table:table-cell table:style-name="ce2" table:formula="of:=1/(1+(EXP([.AC279]*-1)))" office:value-type="float" office:value="0.929972862252095">
            <text:p>0.9299728623</text:p>
          </table:table-cell>
          <table:table-cell table:number-columns-repeated="15"/>
          <table:table-cell table:style-name="ce22" table:formula="of:=[.Y279]+([.$AQ$10]*[.$AM$2])" office:value-type="float" office:value="2.53576673498528">
            <text:p>2.535766735</text:p>
          </table:table-cell>
          <table:table-cell table:number-columns-repeated="6"/>
          <table:table-cell table:style-name="ce24" table:formula="of:=[.P279]+[.$AM$2]*[.$AY$16]*[.K13]" office:value-type="float" office:value="0.911607281056977">
            <text:p>0.9116072811</text:p>
          </table:table-cell>
          <table:table-cell table:formula="of:=[.$AY$16]*[.P279]" office:value-type="float" office:value="0.0113932116893065">
            <text:p>0.0113932117</text:p>
          </table:table-cell>
          <table:table-cell table:number-columns-repeated="970"/>
        </table:table-row>
        <table:table-row table:style-name="ro1">
          <table:table-cell table:number-columns-repeated="11"/>
          <table:table-cell office:value-type="string">
            <text:p>link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1.2296206">
            <text:p>1.2296206</text:p>
          </table:table-cell>
          <table:table-cell table:formula="of:=[.P280]*[.K$14]" office:value-type="float" office:value="1.06498641596726">
            <text:p>1.064986416</text:p>
          </table:table-cell>
          <table:table-cell table:number-columns-repeated="4"/>
          <table:table-cell office:value-type="string">
            <text:p>comment</text:p>
          </table:table-cell>
          <table:table-cell office:value-type="string">
            <text:p>TBD:node modifiers</text:p>
          </table:table-cell>
          <table:table-cell table:number-columns-repeated="29"/>
          <table:table-cell table:style-name="ce24" table:formula="of:=[.P280]+[.$AM$2]*[.$AY$16]*[.K14]" office:value-type="float" office:value="1.23507033254121">
            <text:p>1.2350703325</text:p>
          </table:table-cell>
          <table:table-cell table:formula="of:=[.$AY$16]*[.P280]" office:value-type="float" office:value="0.015474027943163">
            <text:p>0.0154740279</text:p>
          </table:table-cell>
          <table:table-cell table:number-columns-repeated="970"/>
        </table:table-row>
        <table:table-row table:style-name="ro1">
          <table:table-cell table:number-columns-repeated="11"/>
          <table:table-cell office:value-type="string">
            <text:p>link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-0.15798783">
            <text:p>-0.15798783</text:p>
          </table:table-cell>
          <table:table-cell table:formula="of:=[.P281]*[.K$15]" office:value-type="float" office:value="-0.000000327030851234922">
            <text:p>-0.000000327</text:p>
          </table:table-cell>
          <table:table-cell table:number-columns-repeated="4"/>
          <table:table-cell office:value-type="string">
            <text:p>link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-0.8164103">
            <text:p>-0.8164103</text:p>
          </table:table-cell>
          <table:table-cell table:formula="of:=[.Z281]*[.U$2]" office:value-type="float" office:value="-0.0173391877351175">
            <text:p>-0.0173391877</text:p>
          </table:table-cell>
          <table:table-cell table:number-columns-repeated="19"/>
          <table:table-cell table:style-name="ce24" table:formula="of:=[.Z281]+[.$AM$2]*[.$AQ$11]*[.U2]" office:value-type="float" office:value="-0.818059937345829">
            <text:p>-0.8180599373</text:p>
          </table:table-cell>
          <table:table-cell table:style-name="ce17" table:formula="of:=[.$AQ$11]*[.Z281]" office:value-type="float" office:value="0.126825527476188">
            <text:p>0.1268255274762</text:p>
          </table:table-cell>
          <table:table-cell table:number-columns-repeated="4"/>
          <table:table-cell table:style-name="ce24" table:formula="of:=[.P281]+[.$AM$2]*[.$AY$16]*[.K15]" office:value-type="float" office:value="-0.157987816975312">
            <text:p>-0.1579878170</text:p>
          </table:table-cell>
          <table:table-cell table:formula="of:=[.$AY$16]*[.P281]" office:value-type="float" office:value="-0.00198818082268603">
            <text:p>-0.0019881808</text:p>
          </table:table-cell>
          <table:table-cell table:number-columns-repeated="970"/>
        </table:table-row>
        <table:table-row table:style-name="ro1">
          <table:table-cell table:number-columns-repeated="11"/>
          <table:table-cell office:value-type="string">
            <text:p>link</text:p>
          </table:table-cell>
          <table:table-cell office:value-type="float" office:value="2">
            <text:p>2</text:p>
          </table:table-cell>
          <table:table-cell table:number-columns-repeated="2" office:value-type="float" office:value="14">
            <text:p>14</text:p>
          </table:table-cell>
          <table:table-cell office:value-type="float" office:value="-0.82236028">
            <text:p>-0.82236028</text:p>
          </table:table-cell>
          <table:table-cell table:formula="of:=[.P282]*[.K$16]" office:value-type="float" office:value="-0.691943656624634">
            <text:p>-0.6919436566</text:p>
          </table:table-cell>
          <table:table-cell table:number-columns-repeated="4"/>
          <table:table-cell office:value-type="string">
            <text:p>link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-1.2919199">
            <text:p>-1.2919199</text:p>
          </table:table-cell>
          <table:table-cell table:formula="of:=[.Z282]*[.U$3]" office:value-type="float" office:value="-0.361755630931997">
            <text:p>-0.3617556309</text:p>
          </table:table-cell>
          <table:table-cell table:number-columns-repeated="19"/>
          <table:table-cell table:style-name="ce24" table:formula="of:=[.Z282]+[.$AM$2]*[.$AQ$11]*[.U3]" office:value-type="float" office:value="-1.31366933193836">
            <text:p>-1.3136693319</text:p>
          </table:table-cell>
          <table:table-cell table:style-name="ce17" table:formula="of:=[.$AQ$11]*[.Z282]" office:value-type="float" office:value="0.200693723210601">
            <text:p>0.2006937232106</text:p>
          </table:table-cell>
          <table:table-cell table:number-columns-repeated="4"/>
          <table:table-cell table:style-name="ce24" table:formula="of:=[.P282]+[.$AM$2]*[.$AY$16]*[.K16]" office:value-type="float" office:value="-0.81706595183368">
            <text:p>-0.8170659518</text:p>
          </table:table-cell>
          <table:table-cell table:formula="of:=[.$AY$16]*[.P282]" office:value-type="float" office:value="-0.0103489043303824">
            <text:p>-0.0103489043</text:p>
          </table:table-cell>
          <table:table-cell table:number-columns-repeated="970"/>
        </table:table-row>
        <table:table-row table:style-name="ro1">
          <table:table-cell table:number-columns-repeated="11"/>
          <table:table-cell office:value-type="string">
            <text:p>link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-1.6785159">
            <text:p>-1.6785159</text:p>
          </table:table-cell>
          <table:table-cell table:formula="of:=[.P283]*[.K$17]" office:value-type="float" office:value="-0.000631255346028398">
            <text:p>-0.0006312553</text:p>
          </table:table-cell>
          <table:table-cell table:number-columns-repeated="4"/>
          <table:table-cell office:value-type="string">
            <text:p>link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-1.0936201">
            <text:p>-1.0936201</text:p>
          </table:table-cell>
          <table:table-cell table:formula="of:=[.Z283]*[.U$4]" office:value-type="float" office:value="-0.957390503275149">
            <text:p>-0.9573905033</text:p>
          </table:table-cell>
          <table:table-cell table:number-columns-repeated="19"/>
          <table:table-cell table:style-name="ce24" table:formula="of:=[.Z283]+[.$AM$2]*[.$AQ$11]*[.U4]" office:value-type="float" office:value="-1.16161726998558">
            <text:p>-1.1616172700</text:p>
          </table:table-cell>
          <table:table-cell table:style-name="ce17" table:formula="of:=[.$AQ$11]*[.Z283]" office:value-type="float" office:value="0.169888775338896">
            <text:p>0.1698887753389</text:p>
          </table:table-cell>
          <table:table-cell table:number-columns-repeated="4"/>
          <table:table-cell table:style-name="ce24" table:formula="of:=[.P283]+[.$AM$2]*[.$AY$16]*[.K17]" office:value-type="float" office:value="-1.67851353363431">
            <text:p>-1.6785135336</text:p>
          </table:table-cell>
          <table:table-cell table:formula="of:=[.$AY$16]*[.P283]" office:value-type="float" office:value="-0.0211231024753843">
            <text:p>-0.0211231025</text:p>
          </table:table-cell>
          <table:table-cell table:number-columns-repeated="970"/>
        </table:table-row>
        <table:table-row table:style-name="ro1">
          <table:table-cell table:number-columns-repeated="11"/>
          <table:table-cell office:value-type="string">
            <text:p>link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office:value-type="float" office:value="1.5289288">
            <text:p>1.5289288</text:p>
          </table:table-cell>
          <table:table-cell table:formula="of:=[.P284]*[.K$18]" office:value-type="float" office:value="0.000850246159498592">
            <text:p>0.0008502462</text:p>
          </table:table-cell>
          <table:table-cell table:number-columns-repeated="4"/>
          <table:table-cell office:value-type="string">
            <text:p>link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0.76478463">
            <text:p>0.76478463</text:p>
          </table:table-cell>
          <table:table-cell table:formula="of:=[.Z284]*[.U$5]" office:value-type="float" office:value="0.73469119465361">
            <text:p>0.7346911947</text:p>
          </table:table-cell>
          <table:table-cell table:number-columns-repeated="19"/>
          <table:table-cell table:style-name="ce24" table:formula="of:=[.Z284]+[.$AM$2]*[.$AQ$11]*[.U5]" office:value-type="float" office:value="0.690168299067644">
            <text:p>0.6901682991</text:p>
          </table:table-cell>
          <table:table-cell table:style-name="ce17" table:formula="of:=[.$AQ$11]*[.Z284]" office:value-type="float" office:value="-0.118805720733106">
            <text:p>-0.1188057207331</text:p>
          </table:table-cell>
          <table:table-cell table:number-columns-repeated="4"/>
          <table:table-cell table:style-name="ce24" table:formula="of:=[.P284]+[.$AM$2]*[.$AY$16]*[.K18]" office:value-type="float" office:value="1.5289322991267">
            <text:p>1.5289322991</text:p>
          </table:table-cell>
          <table:table-cell table:formula="of:=[.$AY$16]*[.P284]" office:value-type="float" office:value="0.0192406397341641">
            <text:p>0.0192406397</text:p>
          </table:table-cell>
          <table:table-cell table:number-columns-repeated="970"/>
        </table:table-row>
        <table:table-row table:style-name="ro1">
          <table:table-cell table:number-columns-repeated="11"/>
          <table:table-cell office:value-type="string">
            <text:p>node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-3.6988168">
            <text:p>-3.6988168</text:p>
          </table:table-cell>
          <table:table-cell table:number-columns-repeated="2"/>
          <table:table-cell table:formula="of:=SUM([.Q268:.Q284])" office:value-type="float" office:value="0.73484879034992">
            <text:p>0.7348487903</text:p>
          </table:table-cell>
          <table:table-cell table:formula="of:=[.R285]+[.O285]" office:value-type="float" office:value="-2.96396800965008">
            <text:p>-2.9639680097</text:p>
          </table:table-cell>
          <table:table-cell table:formula="of:=1/(1+(EXP([.S285]*-1)))" office:value-type="float" office:value="0.0490804810668917">
            <text:p>0.0490804811</text:p>
          </table:table-cell>
          <table:table-cell/>
          <table:table-cell office:value-type="string">
            <text:p>link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1.4054962">
            <text:p>1.4054962</text:p>
          </table:table-cell>
          <table:table-cell table:formula="of:=[.Z285]*[.U$6]" office:value-type="float" office:value="1.17818650523257">
            <text:p>1.1781865052</text:p>
          </table:table-cell>
          <table:table-cell table:number-columns-repeated="19"/>
          <table:table-cell table:style-name="ce24" table:formula="of:=[.Z285]+[.$AM$2]*[.$AQ$11]*[.U6]" office:value-type="float" office:value="1.34038546847777">
            <text:p>1.3403854685</text:p>
          </table:table-cell>
          <table:table-cell table:style-name="ce17" table:formula="of:=[.$AQ$11]*[.Z285]" office:value-type="float" office:value="-0.218337271015294">
            <text:p>-0.2183372710153</text:p>
          </table:table-cell>
          <table:table-cell table:number-columns-repeated="3"/>
          <table:table-cell table:style-name="ce22" table:formula="of:=[.O285]+([.$AY$16]*[.$AM$2])" office:value-type="float" office:value="-3.69252460387741">
            <text:p>-3.6925246039</text:p>
          </table:table-cell>
          <table:table-cell table:number-columns-repeated="972"/>
        </table:table-row>
        <table:table-row table:style-name="ro1">
          <table:table-cell table:number-columns-repeated="11"/>
          <table:table-cell office:value-type="string">
            <text:p>comment</text:p>
          </table:table-cell>
          <table:table-cell office:value-type="string">
            <text:p>TBD:node modifiers</text:p>
          </table:table-cell>
          <table:table-cell table:number-columns-repeated="8"/>
          <table:table-cell office:value-type="string">
            <text:p>link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-1.4072003">
            <text:p>-1.4072003</text:p>
          </table:table-cell>
          <table:table-cell table:formula="of:=[.Z286]*[.U$7]" office:value-type="float" office:value="-0.306516276846363">
            <text:p>-0.3065162768</text:p>
          </table:table-cell>
          <table:table-cell table:number-columns-repeated="19"/>
          <table:table-cell table:style-name="ce24" table:formula="of:=[.Z286]+[.$AM$2]*[.$AQ$11]*[.U7]" office:value-type="float" office:value="-1.42411895478561">
            <text:p>-1.4241189548</text:p>
          </table:table-cell>
          <table:table-cell table:style-name="ce17" table:formula="of:=[.$AQ$11]*[.Z286]" office:value-type="float" office:value="0.218601994992162">
            <text:p>0.2186019949922</text:p>
          </table:table-cell>
          <table:table-cell table:number-columns-repeated="976"/>
        </table:table-row>
        <table:table-row table:style-name="ro1">
          <table:table-cell table:number-columns-repeated="11"/>
          <table:table-cell office:value-type="string">
            <text:p>link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1.24558">
            <text:p>1.24558</text:p>
          </table:table-cell>
          <table:table-cell table:formula="of:=[.P287]*[.K$2]" office:value-type="float" office:value="1.16532936402172">
            <text:p>1.165329364</text:p>
          </table:table-cell>
          <table:table-cell table:number-columns-repeated="4"/>
          <table:table-cell office:value-type="string">
            <text:p>link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-0.80075216">
            <text:p>-0.80075216</text:p>
          </table:table-cell>
          <table:table-cell table:formula="of:=[.Z287]*[.U$8]" office:value-type="float" office:value="-0.763698361174275">
            <text:p>-0.7636983612</text:p>
          </table:table-cell>
          <table:table-cell table:number-columns-repeated="19"/>
          <table:table-cell table:style-name="ce24" table:formula="of:=[.Z287]+[.$AM$2]*[.$AQ$11]*[.U8]" office:value-type="float" office:value="-0.874830620146704">
            <text:p>-0.8748306201</text:p>
          </table:table-cell>
          <table:table-cell table:style-name="ce17" table:formula="of:=[.$AQ$11]*[.Z287]" office:value-type="float" office:value="0.124393108550562">
            <text:p>0.1243931085506</text:p>
          </table:table-cell>
          <table:table-cell table:number-columns-repeated="4"/>
          <table:table-cell table:style-name="ce24" table:formula="of:=[.P287]+[.$AM$2]*[.$AY$17]*[.K2]" office:value-type="float" office:value="1.28717059868129">
            <text:p>1.2871705987</text:p>
          </table:table-cell>
          <table:table-cell table:formula="of:=[.$AY$17]*[.P287]" office:value-type="float" office:value="0.110743878678162">
            <text:p>0.1107438787</text:p>
          </table:table-cell>
          <table:table-cell table:number-columns-repeated="970"/>
        </table:table-row>
        <table:table-row table:style-name="ro1">
          <table:table-cell table:number-columns-repeated="11"/>
          <table:table-cell office:value-type="string">
            <text:p>link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.69697618">
            <text:p>0.69697618</text:p>
          </table:table-cell>
          <table:table-cell table:formula="of:=[.P288]*[.K$3]" office:value-type="float" office:value="0.141379511965694">
            <text:p>0.141379512</text:p>
          </table:table-cell>
          <table:table-cell table:number-columns-repeated="4"/>
          <table:table-cell office:value-type="string">
            <text:p>link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-1.4738839">
            <text:p>-1.4738839</text:p>
          </table:table-cell>
          <table:table-cell table:formula="of:=[.Z288]*[.U$9]" office:value-type="float" office:value="-0.0456731152393668">
            <text:p>-0.0456731152</text:p>
          </table:table-cell>
          <table:table-cell table:number-columns-repeated="19"/>
          <table:table-cell table:style-name="ce24" table:formula="of:=[.Z288]+[.$AM$2]*[.$AQ$11]*[.U9]" office:value-type="float" office:value="-1.47629084167274">
            <text:p>-1.4762908417</text:p>
          </table:table-cell>
          <table:table-cell table:style-name="ce17" table:formula="of:=[.$AQ$11]*[.Z288]" office:value-type="float" office:value="0.228960980840345">
            <text:p>0.2289609808403</text:p>
          </table:table-cell>
          <table:table-cell table:number-columns-repeated="4"/>
          <table:table-cell table:style-name="ce24" table:formula="of:=[.P288]+[.$AM$2]*[.$AY$17]*[.K3]" office:value-type="float" office:value="0.705993690372714">
            <text:p>0.7059936904</text:p>
          </table:table-cell>
          <table:table-cell table:formula="of:=[.$AY$17]*[.P288]" office:value-type="float" office:value="0.061967794537074">
            <text:p>0.0619677945</text:p>
          </table:table-cell>
          <table:table-cell table:number-columns-repeated="970"/>
        </table:table-row>
        <table:table-row table:style-name="ro1">
          <table:table-cell table:number-columns-repeated="11"/>
          <table:table-cell office:value-type="string">
            <text:p>link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-1.9335971">
            <text:p>-1.9335971</text:p>
          </table:table-cell>
          <table:table-cell table:formula="of:=[.P289]*[.K$4]" office:value-type="float" office:value="-1.80474850220239">
            <text:p>-1.8047485022</text:p>
          </table:table-cell>
          <table:table-cell table:number-columns-repeated="4"/>
          <table:table-cell office:value-type="string">
            <text:p>link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1.260937">
            <text:p>1.260937</text:p>
          </table:table-cell>
          <table:table-cell table:formula="of:=[.Z289]*[.U$10]" office:value-type="float" office:value="1.26074886540846">
            <text:p>1.2607488654</text:p>
          </table:table-cell>
          <table:table-cell table:number-columns-repeated="19"/>
          <table:table-cell table:style-name="ce24" table:formula="of:=[.Z289]+[.$AM$2]*[.$AQ$11]*[.U10]" office:value-type="float" office:value="1.18327592392909">
            <text:p>1.1832759239</text:p>
          </table:table-cell>
          <table:table-cell table:style-name="ce17" table:formula="of:=[.$AQ$11]*[.Z289]" office:value-type="float" office:value="-0.195880674385467">
            <text:p>-0.1958806743855</text:p>
          </table:table-cell>
          <table:table-cell table:number-columns-repeated="4"/>
          <table:table-cell table:style-name="ce24" table:formula="of:=[.P289]+[.$AM$2]*[.$AY$17]*[.K4]" office:value-type="float" office:value="-1.89210467552">
            <text:p>-1.8921046755</text:p>
          </table:table-cell>
          <table:table-cell table:formula="of:=[.$AY$17]*[.P289]" office:value-type="float" office:value="-0.171915126009446">
            <text:p>-0.171915126</text:p>
          </table:table-cell>
          <table:table-cell table:number-columns-repeated="970"/>
        </table:table-row>
        <table:table-row table:style-name="ro1">
          <table:table-cell table:number-columns-repeated="11"/>
          <table:table-cell office:value-type="string">
            <text:p>link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2.0155478">
            <text:p>2.0155478</text:p>
          </table:table-cell>
          <table:table-cell table:formula="of:=[.P290]*[.K$5]" office:value-type="float" office:value="0.00671634719939613">
            <text:p>0.0067163472</text:p>
          </table:table-cell>
          <table:table-cell table:number-columns-repeated="4"/>
          <table:table-cell office:value-type="string">
            <text:p>link</text:p>
          </table:table-cell>
          <table:table-cell office:value-type="float" office:value="3">
            <text:p>3</text:p>
          </table:table-cell>
          <table:table-cell table:number-columns-repeated="2" office:value-type="float" office:value="9">
            <text:p>9</text:p>
          </table:table-cell>
          <table:table-cell office:value-type="float" office:value="-0.87944317">
            <text:p>-0.87944317</text:p>
          </table:table-cell>
          <table:table-cell table:formula="of:=[.Z290]*[.U$11]" office:value-type="float" office:value="-0.49113595274997">
            <text:p>-0.4911359527</text:p>
          </table:table-cell>
          <table:table-cell table:number-columns-repeated="19"/>
          <table:table-cell table:style-name="ce24" table:formula="of:=[.Z290]+[.$AM$2]*[.$AQ$11]*[.U11]" office:value-type="float" office:value="-0.922820433740188">
            <text:p>-0.9228204337</text:p>
          </table:table-cell>
          <table:table-cell table:style-name="ce17" table:formula="of:=[.$AQ$11]*[.Z290]" office:value-type="float" office:value="0.136617389467747">
            <text:p>0.1366173894677</text:p>
          </table:table-cell>
          <table:table-cell table:number-columns-repeated="4"/>
          <table:table-cell table:style-name="ce24" table:formula="of:=[.P290]+[.$AM$2]*[.$AY$17]*[.K5]" office:value-type="float" office:value="2.01569593515791">
            <text:p>2.0156959352</text:p>
          </table:table-cell>
          <table:table-cell table:formula="of:=[.$AY$17]*[.P290]" office:value-type="float" office:value="0.179201320696572">
            <text:p>0.1792013207</text:p>
          </table:table-cell>
          <table:table-cell table:number-columns-repeated="970"/>
        </table:table-row>
        <table:table-row table:style-name="ro1">
          <table:table-cell table:number-columns-repeated="11"/>
          <table:table-cell office:value-type="string">
            <text:p>link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float" office:value="-1.7674677">
            <text:p>-1.7674677</text:p>
          </table:table-cell>
          <table:table-cell table:formula="of:=[.P291]*[.K$6]" office:value-type="float" office:value="-0.000178266039787043">
            <text:p>-0.000178266</text:p>
          </table:table-cell>
          <table:table-cell table:number-columns-repeated="4"/>
          <table:table-cell office:value-type="string">
            <text:p>link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0.84474713">
            <text:p>0.84474713</text:p>
          </table:table-cell>
          <table:table-cell table:formula="of:=[.Z291]*[.U$12]" office:value-type="float" office:value="0.116251259492707">
            <text:p>0.1162512595</text:p>
          </table:table-cell>
          <table:table-cell table:number-columns-repeated="19"/>
          <table:table-cell table:style-name="ce24" table:formula="of:=[.Z291]+[.$AM$2]*[.$AQ$11]*[.U12]" office:value-type="float" office:value="0.834058079023379">
            <text:p>0.8340580790</text:p>
          </table:table-cell>
          <table:table-cell table:style-name="ce17" table:formula="of:=[.$AQ$11]*[.Z291]" office:value-type="float" office:value="-0.131227521683944">
            <text:p>-0.1312275216839</text:p>
          </table:table-cell>
          <table:table-cell table:number-columns-repeated="4"/>
          <table:table-cell table:style-name="ce24" table:formula="of:=[.P291]+[.$AM$2]*[.$AY$17]*[.K6]" office:value-type="float" office:value="-1.7674632163135">
            <text:p>-1.7674632163</text:p>
          </table:table-cell>
          <table:table-cell table:formula="of:=[.$AY$17]*[.P291]" office:value-type="float" office:value="-0.157144646298407">
            <text:p>-0.1571446463</text:p>
          </table:table-cell>
          <table:table-cell table:number-columns-repeated="970"/>
        </table:table-row>
        <table:table-row table:style-name="ro1">
          <table:table-cell table:number-columns-repeated="11"/>
          <table:table-cell office:value-type="string">
            <text:p>link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float" office:value="1.2691412">
            <text:p>1.2691412</text:p>
          </table:table-cell>
          <table:table-cell table:formula="of:=[.P292]*[.K$7]" office:value-type="float" office:value="1.26485641614005">
            <text:p>1.2648564161</text:p>
          </table:table-cell>
          <table:table-cell table:number-columns-repeated="4"/>
          <table:table-cell office:value-type="string">
            <text:p>link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0.78211814">
            <text:p>0.78211814</text:p>
          </table:table-cell>
          <table:table-cell table:formula="of:=[.Z292]*[.U$13]" office:value-type="float" office:value="0.00510160438996217">
            <text:p>0.0051016044</text:p>
          </table:table-cell>
          <table:table-cell table:number-columns-repeated="19"/>
          <table:table-cell table:style-name="ce24" table:formula="of:=[.Z292]+[.$AM$2]*[.$AQ$11]*[.U13]" office:value-type="float" office:value="0.781611496324958">
            <text:p>0.7816114963</text:p>
          </table:table-cell>
          <table:table-cell table:style-name="ce17" table:formula="of:=[.$AQ$11]*[.Z292]" office:value-type="float" office:value="-0.121498400564269">
            <text:p>-0.1214984005643</text:p>
          </table:table-cell>
          <table:table-cell table:number-columns-repeated="4"/>
          <table:table-cell table:style-name="ce24" table:formula="of:=[.P292]+[.$AM$2]*[.$AY$17]*[.K7]" office:value-type="float" office:value="1.31344585851484">
            <text:p>1.3134458585</text:p>
          </table:table-cell>
          <table:table-cell table:formula="of:=[.$AY$17]*[.P292]" office:value-type="float" office:value="0.112838692880631">
            <text:p>0.1128386929</text:p>
          </table:table-cell>
          <table:table-cell table:number-columns-repeated="970"/>
        </table:table-row>
        <table:table-row table:style-name="ro1">
          <table:table-cell table:number-columns-repeated="11"/>
          <table:table-cell office:value-type="string">
            <text:p>link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float" office:value="1.4324207">
            <text:p>1.4324207</text:p>
          </table:table-cell>
          <table:table-cell table:formula="of:=[.P293]*[.K$8]" office:value-type="float" office:value="1.4000208227603">
            <text:p>1.4000208228</text:p>
          </table:table-cell>
          <table:table-cell table:number-columns-repeated="4"/>
          <table:table-cell office:value-type="string">
            <text:p>link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.00735">
            <text:p>1.00735</text:p>
          </table:table-cell>
          <table:table-cell table:formula="of:=[.Z293]*[.U$14]" office:value-type="float" office:value="0.979668631383808">
            <text:p>0.9796686314</text:p>
          </table:table-cell>
          <table:table-cell table:number-columns-repeated="19"/>
          <table:table-cell table:style-name="ce24" table:formula="of:=[.Z293]+[.$AM$2]*[.$AQ$11]*[.U14]" office:value-type="float" office:value="0.93181173284275">
            <text:p>0.9318117328</text:p>
          </table:table-cell>
          <table:table-cell table:style-name="ce17" table:formula="of:=[.$AQ$11]*[.Z293]" office:value-type="float" office:value="-0.156487118184493">
            <text:p>-0.1564871181845</text:p>
          </table:table-cell>
          <table:table-cell table:number-columns-repeated="4"/>
          <table:table-cell table:style-name="ce24" table:formula="of:=[.P293]+[.$AM$2]*[.$AY$17]*[.K8]" office:value-type="float" office:value="1.47586992304752">
            <text:p>1.4758699230</text:p>
          </table:table-cell>
          <table:table-cell table:formula="of:=[.$AY$17]*[.P293]" office:value-type="float" office:value="0.127355789444988">
            <text:p>0.1273557894</text:p>
          </table:table-cell>
          <table:table-cell table:number-columns-repeated="970"/>
        </table:table-row>
        <table:table-row table:style-name="ro1">
          <table:table-cell table:number-columns-repeated="11"/>
          <table:table-cell office:value-type="string">
            <text:p>link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float" office:value="0.62826049">
            <text:p>0.62826049</text:p>
          </table:table-cell>
          <table:table-cell table:formula="of:=[.P294]*[.K$9]" office:value-type="float" office:value="0.0138885445069427">
            <text:p>0.0138885445</text:p>
          </table:table-cell>
          <table:table-cell table:number-columns-repeated="4"/>
          <table:table-cell office:value-type="string">
            <text:p>link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0.065930724">
            <text:p>0.065930724</text:p>
          </table:table-cell>
          <table:table-cell table:formula="of:=[.Z294]*[.U$15]" office:value-type="float" office:value="0.0598055032207873">
            <text:p>0.0598055032</text:p>
          </table:table-cell>
          <table:table-cell table:number-columns-repeated="19"/>
          <table:table-cell table:style-name="ce24" table:formula="of:=[.Z294]+[.$AM$2]*[.$AQ$11]*[.U15]" office:value-type="float" office:value="-0.004525848221042">
            <text:p>-0.0045258482</text:p>
          </table:table-cell>
          <table:table-cell table:style-name="ce17" table:formula="of:=[.$AQ$11]*[.Z294]" office:value-type="float" office:value="-0.0102420300775075">
            <text:p>-0.0102420300775</text:p>
          </table:table-cell>
          <table:table-cell table:number-columns-repeated="4"/>
          <table:table-cell table:style-name="ce24" table:formula="of:=[.P294]+[.$AM$2]*[.$AY$17]*[.K9]" office:value-type="float" office:value="0.629243221992056">
            <text:p>0.6292432220</text:p>
          </table:table-cell>
          <table:table-cell table:formula="of:=[.$AY$17]*[.P294]" office:value-type="float" office:value="0.0558583177980078">
            <text:p>0.0558583178</text:p>
          </table:table-cell>
          <table:table-cell table:number-columns-repeated="970"/>
        </table:table-row>
        <table:table-row table:style-name="ro1">
          <table:table-cell table:number-columns-repeated="11"/>
          <table:table-cell office:value-type="string">
            <text:p>link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0.016509533">
            <text:p>0.016509533</text:p>
          </table:table-cell>
          <table:table-cell table:formula="of:=[.P295]*[.K$10]" office:value-type="float" office:value="0.000101326931393641">
            <text:p>0.0001013269</text:p>
          </table:table-cell>
          <table:table-cell table:number-columns-repeated="4"/>
          <table:table-cell office:value-type="string">
            <text:p>link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-1.567528">
            <text:p>-1.567528</text:p>
          </table:table-cell>
          <table:table-cell table:formula="of:=[.Z295]*[.U$16]" office:value-type="float" office:value="-0.0769350283258225">
            <text:p>-0.0769350283</text:p>
          </table:table-cell>
          <table:table-cell table:number-columns-repeated="19"/>
          <table:table-cell table:style-name="ce24" table:formula="of:=[.Z295]+[.$AM$2]*[.$AQ$11]*[.U16]" office:value-type="float" office:value="-1.57134021176417">
            <text:p>-1.5713402118</text:p>
          </table:table-cell>
          <table:table-cell table:style-name="ce17" table:formula="of:=[.$AQ$11]*[.Z295]" office:value-type="float" office:value="0.243508154458234">
            <text:p>0.2435081544582</text:p>
          </table:table-cell>
          <table:table-cell table:number-columns-repeated="4"/>
          <table:table-cell table:style-name="ce24" table:formula="of:=[.P295]+[.$AM$2]*[.$AY$17]*[.K10]" office:value-type="float" office:value="0.0167823731063241">
            <text:p>0.0167823731</text:p>
          </table:table-cell>
          <table:table-cell table:formula="of:=[.$AY$17]*[.P295]" office:value-type="float" office:value="0.00146785410779324">
            <text:p>0.0014678541</text:p>
          </table:table-cell>
          <table:table-cell table:number-columns-repeated="970"/>
        </table:table-row>
        <table:table-row table:style-name="ro1">
          <table:table-cell table:number-columns-repeated="11"/>
          <table:table-cell office:value-type="string">
            <text:p>link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float" office:value="-0.25366616">
            <text:p>-0.25366616</text:p>
          </table:table-cell>
          <table:table-cell table:formula="of:=[.P296]*[.K$11]" office:value-type="float" office:value="-0.000186037443842068">
            <text:p>-0.0001860374</text:p>
          </table:table-cell>
          <table:table-cell table:number-columns-repeated="4"/>
          <table:table-cell office:value-type="string">
            <text:p>link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15">
            <text:p>15</text:p>
          </table:table-cell>
          <table:table-cell office:value-type="float" office:value="-0.57063317">
            <text:p>-0.57063317</text:p>
          </table:table-cell>
          <table:table-cell table:formula="of:=[.Z296]*[.U$17]" office:value-type="float" office:value="-0.155295464989719">
            <text:p>-0.155295465</text:p>
          </table:table-cell>
          <table:table-cell table:number-columns-repeated="19"/>
          <table:table-cell table:style-name="ce24" table:formula="of:=[.Z296]+[.$AM$2]*[.$AQ$11]*[.U17]" office:value-type="float" office:value="-0.591771465603915">
            <text:p>-0.5917714656</text:p>
          </table:table-cell>
          <table:table-cell table:style-name="ce17" table:formula="of:=[.$AQ$11]*[.Z296]" office:value-type="float" office:value="0.0886451981076905">
            <text:p>0.0886451981077</text:p>
          </table:table-cell>
          <table:table-cell table:number-columns-repeated="4"/>
          <table:table-cell table:style-name="ce24" table:formula="of:=[.P296]+[.$AM$2]*[.$AY$17]*[.K11]" office:value-type="float" office:value="-0.253633557122119">
            <text:p>-0.2536335571</text:p>
          </table:table-cell>
          <table:table-cell table:formula="of:=[.$AY$17]*[.P296]" office:value-type="float" office:value="-0.0225533281264914">
            <text:p>-0.0225533281</text:p>
          </table:table-cell>
          <table:table-cell table:number-columns-repeated="970"/>
        </table:table-row>
        <table:table-row table:style-name="ro1">
          <table:table-cell table:number-columns-repeated="11"/>
          <table:table-cell office:value-type="string">
            <text:p>link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1.6508968">
            <text:p>1.6508968</text:p>
          </table:table-cell>
          <table:table-cell table:formula="of:=[.P297]*[.K$12]" office:value-type="float" office:value="0.44199762678306">
            <text:p>0.4419976268</text:p>
          </table:table-cell>
          <table:table-cell table:number-columns-repeated="4"/>
          <table:table-cell office:value-type="string">
            <text:p>link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float" office:value="0.53585804">
            <text:p>0.53585804</text:p>
          </table:table-cell>
          <table:table-cell table:formula="of:=[.Z297]*[.U$18]" office:value-type="float" office:value="0.021733027651592">
            <text:p>0.0217330277</text:p>
          </table:table-cell>
          <table:table-cell table:number-columns-repeated="19"/>
          <table:table-cell table:style-name="ce24" table:formula="of:=[.Z297]+[.$AM$2]*[.$AQ$11]*[.U18]" office:value-type="float" office:value="0.532707835934172">
            <text:p>0.5327078359</text:p>
          </table:table-cell>
          <table:table-cell table:style-name="ce17" table:formula="of:=[.$AQ$11]*[.Z297]" office:value-type="float" office:value="-0.0832430440617371">
            <text:p>-0.0832430440617</text:p>
          </table:table-cell>
          <table:table-cell table:number-columns-repeated="4"/>
          <table:table-cell table:style-name="ce24" table:formula="of:=[.P297]+[.$AM$2]*[.$AY$17]*[.K12]" office:value-type="float" office:value="1.66279874995928">
            <text:p>1.6627987500</text:p>
          </table:table-cell>
          <table:table-cell table:formula="of:=[.$AY$17]*[.P297]" office:value-type="float" office:value="0.146780387393315">
            <text:p>0.1467803874</text:p>
          </table:table-cell>
          <table:table-cell table:number-columns-repeated="970"/>
        </table:table-row>
        <table:table-row table:style-name="ro1">
          <table:table-cell table:number-columns-repeated="11"/>
          <table:table-cell office:value-type="string">
            <text:p>link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office:value-type="float" office:value="-1.1258409">
            <text:p>-1.1258409</text:p>
          </table:table-cell>
          <table:table-cell table:formula="of:=[.P298]*[.K$13]" office:value-type="float" office:value="-1.12055808207772">
            <text:p>-1.1205580821</text:p>
          </table:table-cell>
          <table:table-cell table:number-columns-repeated="4"/>
          <table:table-cell office:value-type="string">
            <text:p>link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17">
            <text:p>17</text:p>
          </table:table-cell>
          <table:table-cell office:value-type="float" office:value="1.0270405">
            <text:p>1.0270405</text:p>
          </table:table-cell>
          <table:table-cell table:formula="of:=[.Z298]*[.U$19]" office:value-type="float" office:value="0.934696375380958">
            <text:p>0.9346963754</text:p>
          </table:table-cell>
          <table:table-cell table:number-columns-repeated="19"/>
          <table:table-cell table:style-name="ce24" table:formula="of:=[.Z298]+[.$AM$2]*[.$AQ$11]*[.U19]" office:value-type="float" office:value="0.956351604629417">
            <text:p>0.9563516046</text:p>
          </table:table-cell>
          <table:table-cell table:style-name="ce17" table:formula="of:=[.$AQ$11]*[.Z298]" office:value-type="float" office:value="-0.159545945405034">
            <text:p>-0.1595459454050</text:p>
          </table:table-cell>
          <table:table-cell table:number-columns-repeated="4"/>
          <table:table-cell table:style-name="ce24" table:formula="of:=[.P298]+[.$AM$2]*[.$AY$17]*[.K13]" office:value-type="float" office:value="-1.08159475291744">
            <text:p>-1.0815947529</text:p>
          </table:table-cell>
          <table:table-cell table:formula="of:=[.$AY$17]*[.P298]" office:value-type="float" office:value="-0.100097936736711">
            <text:p>-0.1000979367</text:p>
          </table:table-cell>
          <table:table-cell table:number-columns-repeated="970"/>
        </table:table-row>
        <table:table-row table:style-name="ro1">
          <table:table-cell table:number-columns-repeated="11"/>
          <table:table-cell office:value-type="string">
            <text:p>link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1.65171">
            <text:p>1.65171</text:p>
          </table:table-cell>
          <table:table-cell table:formula="of:=[.P299]*[.K$14]" office:value-type="float" office:value="1.43056216943444">
            <text:p>1.4305621694</text:p>
          </table:table-cell>
          <table:table-cell table:number-columns-repeated="4"/>
          <table:table-cell office:value-type="string">
            <text:p>link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18">
            <text:p>18</text:p>
          </table:table-cell>
          <table:table-cell office:value-type="float" office:value="-0.95101166">
            <text:p>-0.95101166</text:p>
          </table:table-cell>
          <table:table-cell table:formula="of:=[.Z299]*[.U$20]" office:value-type="float" office:value="-0.0347061167014011">
            <text:p>-0.0347061167</text:p>
          </table:table-cell>
          <table:table-cell table:number-columns-repeated="19"/>
          <table:table-cell table:style-name="ce24" table:formula="of:=[.Z299]+[.$AM$2]*[.$AQ$11]*[.U20]" office:value-type="float" office:value="-0.953846237839092">
            <text:p>-0.9538462378</text:p>
          </table:table-cell>
          <table:table-cell table:style-name="ce17" table:formula="of:=[.$AQ$11]*[.Z299]" office:value-type="float" office:value="0.147735220165038">
            <text:p>0.1477352201650</text:p>
          </table:table-cell>
          <table:table-cell table:number-columns-repeated="4"/>
          <table:table-cell table:style-name="ce24" table:formula="of:=[.P299]+[.$AM$2]*[.$AY$17]*[.K14]" office:value-type="float" office:value="1.69021268765281">
            <text:p>1.6902126877</text:p>
          </table:table-cell>
          <table:table-cell table:formula="of:=[.$AY$17]*[.P299]" office:value-type="float" office:value="0.146852688588053">
            <text:p>0.1468526886</text:p>
          </table:table-cell>
          <table:table-cell table:number-columns-repeated="970"/>
        </table:table-row>
        <table:table-row table:style-name="ro1">
          <table:table-cell table:number-columns-repeated="11"/>
          <table:table-cell office:value-type="string">
            <text:p>link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office:value-type="float" office:value="-0.46644878">
            <text:p>-0.46644878</text:p>
          </table:table-cell>
          <table:table-cell table:formula="of:=[.P300]*[.K$15]" office:value-type="float" office:value="-0.000000965537292213526">
            <text:p>-9.65537292213526E-007</text:p>
          </table:table-cell>
          <table:table-cell table:number-columns-repeated="4"/>
          <table:table-cell office:value-type="string">
            <text:p>link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office:value-type="float" office:value="1.3476211">
            <text:p>1.3476211</text:p>
          </table:table-cell>
          <table:table-cell table:formula="of:=[.Z300]*[.U$21]" office:value-type="float" office:value="0.000582478891611931">
            <text:p>0.0005824789</text:p>
          </table:table-cell>
          <table:table-cell table:number-columns-repeated="19"/>
          <table:table-cell table:style-name="ce24" table:formula="of:=[.Z300]+[.$AM$2]*[.$AQ$11]*[.U21]" office:value-type="float" office:value="1.34758752773861">
            <text:p>1.3475875277</text:p>
          </table:table-cell>
          <table:table-cell table:style-name="ce17" table:formula="of:=[.$AQ$11]*[.Z300]" office:value-type="float" office:value="-0.209346644506494">
            <text:p>-0.2093466445065</text:p>
          </table:table-cell>
          <table:table-cell table:number-columns-repeated="4"/>
          <table:table-cell table:style-name="ce24" table:formula="of:=[.P300]+[.$AM$2]*[.$AY$17]*[.K15]" office:value-type="float" office:value="-0.466448687979794">
            <text:p>-0.4664486880</text:p>
          </table:table-cell>
          <table:table-cell table:formula="of:=[.$AY$17]*[.P300]" office:value-type="float" office:value="-0.041471721689411">
            <text:p>-0.0414717217</text:p>
          </table:table-cell>
          <table:table-cell table:number-columns-repeated="970"/>
        </table:table-row>
        <table:table-row table:style-name="ro1">
          <table:table-cell table:number-columns-repeated="11"/>
          <table:table-cell office:value-type="string">
            <text:p>link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office:value-type="float" office:value="-0.094666958">
            <text:p>-0.094666958</text:p>
          </table:table-cell>
          <table:table-cell table:formula="of:=[.P301]*[.K$16]" office:value-type="float" office:value="-0.0796538970486884">
            <text:p>-0.079653897</text:p>
          </table:table-cell>
          <table:table-cell table:number-columns-repeated="4"/>
          <table:table-cell office:value-type="string">
            <text:p>link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20">
            <text:p>20</text:p>
          </table:table-cell>
          <table:table-cell office:value-type="float" office:value="0.64775246">
            <text:p>0.64775246</text:p>
          </table:table-cell>
          <table:table-cell table:formula="of:=[.Z301]*[.U$22]" office:value-type="float" office:value="0.00157398990604272">
            <text:p>0.0015739899</text:p>
          </table:table-cell>
          <table:table-cell table:number-columns-repeated="19"/>
          <table:table-cell table:style-name="ce24" table:formula="of:=[.Z301]+[.$AM$2]*[.$AQ$11]*[.U22]" office:value-type="float" office:value="0.647563721248329">
            <text:p>0.6475637212</text:p>
          </table:table-cell>
          <table:table-cell table:style-name="ce17" table:formula="of:=[.$AQ$11]*[.Z301]" office:value-type="float" office:value="-0.100625319662795">
            <text:p>-0.1006253196628</text:p>
          </table:table-cell>
          <table:table-cell table:number-columns-repeated="4"/>
          <table:table-cell table:style-name="ce24" table:formula="of:=[.P301]+[.$AM$2]*[.$AY$17]*[.K16]" office:value-type="float" office:value="-0.0572622115876262">
            <text:p>-0.0572622116</text:p>
          </table:table-cell>
          <table:table-cell table:formula="of:=[.$AY$17]*[.P301]" office:value-type="float" office:value="-0.00841679066104356">
            <text:p>-0.0084167907</text:p>
          </table:table-cell>
          <table:table-cell table:number-columns-repeated="970"/>
        </table:table-row>
        <table:table-row table:style-name="ro1">
          <table:table-cell table:number-columns-repeated="11"/>
          <table:table-cell office:value-type="string">
            <text:p>link</text:p>
          </table:table-cell>
          <table:table-cell office:value-type="float" office:value="2">
            <text:p>2</text:p>
          </table:table-cell>
          <table:table-cell table:number-columns-repeated="2" office:value-type="float" office:value="15">
            <text:p>15</text:p>
          </table:table-cell>
          <table:table-cell office:value-type="float" office:value="-1.8151417">
            <text:p>-1.8151417</text:p>
          </table:table-cell>
          <table:table-cell table:formula="of:=[.P302]*[.K$17]" office:value-type="float" office:value="-0.000682637502524744">
            <text:p>-0.0006826375</text:p>
          </table:table-cell>
          <table:table-cell table:number-columns-repeated="4"/>
          <table:table-cell office:value-type="string">
            <text:p>link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21">
            <text:p>21</text:p>
          </table:table-cell>
          <table:table-cell office:value-type="float" office:value="0.31336045">
            <text:p>0.31336045</text:p>
          </table:table-cell>
          <table:table-cell table:formula="of:=[.Z302]*[.U$23]" office:value-type="float" office:value="0.159401126238797">
            <text:p>0.1594011262</text:p>
          </table:table-cell>
          <table:table-cell table:number-columns-repeated="19"/>
          <table:table-cell table:style-name="ce24" table:formula="of:=[.Z302]+[.$AM$2]*[.$AQ$11]*[.U23]" office:value-type="float" office:value="0.273849687618594">
            <text:p>0.2738496876</text:p>
          </table:table-cell>
          <table:table-cell table:style-name="ce17" table:formula="of:=[.$AQ$11]*[.Z302]" office:value-type="float" office:value="-0.0486790825169961">
            <text:p>-0.0486790825170</text:p>
          </table:table-cell>
          <table:table-cell table:number-columns-repeated="4"/>
          <table:table-cell table:style-name="ce24" table:formula="of:=[.P302]+[.$AM$2]*[.$AY$17]*[.K17]" office:value-type="float" office:value="-1.81512498148428">
            <text:p>-1.8151249815</text:p>
          </table:table-cell>
          <table:table-cell table:formula="of:=[.$AY$17]*[.P302]" office:value-type="float" office:value="-0.161383317176313">
            <text:p>-0.1613833172</text:p>
          </table:table-cell>
          <table:table-cell table:number-columns-repeated="970"/>
        </table:table-row>
        <table:table-row table:style-name="ro1">
          <table:table-cell table:number-columns-repeated="11"/>
          <table:table-cell office:value-type="string">
            <text:p>link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-0.31999326">
            <text:p>-0.31999326</text:p>
          </table:table-cell>
          <table:table-cell table:formula="of:=[.P303]*[.K$18]" office:value-type="float" office:value="-0.000177950104923417">
            <text:p>-0.0001779501</text:p>
          </table:table-cell>
          <table:table-cell table:number-columns-repeated="4"/>
          <table:table-cell office:value-type="string">
            <text:p>link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office:value-type="float" office:value="-1.2151589">
            <text:p>-1.2151589</text:p>
          </table:table-cell>
          <table:table-cell table:formula="of:=[.Z303]*[.U$24]" office:value-type="float" office:value="-1.07226826361092">
            <text:p>-1.0722682636</text:p>
          </table:table-cell>
          <table:table-cell table:number-columns-repeated="19"/>
          <table:table-cell table:style-name="ce24" table:formula="of:=[.Z303]+[.$AM$2]*[.$AQ$11]*[.U24]" office:value-type="float" office:value="-1.28369802984908">
            <text:p>-1.2836980298</text:p>
          </table:table-cell>
          <table:table-cell table:style-name="ce17" table:formula="of:=[.$AQ$11]*[.Z303]" office:value-type="float" office:value="0.188769260333785">
            <text:p>0.1887692603338</text:p>
          </table:table-cell>
          <table:table-cell table:number-columns-repeated="4"/>
          <table:table-cell table:style-name="ce24" table:formula="of:=[.P303]+[.$AM$2]*[.$AY$17]*[.K18]" office:value-type="float" office:value="-0.319968538459739">
            <text:p>-0.3199685385</text:p>
          </table:table-cell>
          <table:table-cell table:formula="of:=[.$AY$17]*[.P303]" office:value-type="float" office:value="-0.0284504365542715">
            <text:p>-0.0284504366</text:p>
          </table:table-cell>
          <table:table-cell table:number-columns-repeated="970"/>
        </table:table-row>
        <table:table-row table:style-name="ro1">
          <table:table-cell table:number-columns-repeated="11"/>
          <table:table-cell office:value-type="string">
            <text:p>node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-3.8424282">
            <text:p>-3.8424282</text:p>
          </table:table-cell>
          <table:table-cell table:number-columns-repeated="2"/>
          <table:table-cell table:formula="of:=SUM([.Q287:.Q303])" office:value-type="float" office:value="2.85866579178584">
            <text:p>2.8586657918</text:p>
          </table:table-cell>
          <table:table-cell table:formula="of:=[.R304]+[.O304]" office:value-type="float" office:value="-0.983762408214158">
            <text:p>-0.9837624082</text:p>
          </table:table-cell>
          <table:table-cell table:formula="of:=1/(1+(EXP([.S304]*-1)))" office:value-type="float" office:value="0.272145877867071">
            <text:p>0.2721458779</text:p>
          </table:table-cell>
          <table:table-cell/>
          <table:table-cell office:value-type="string">
            <text:p>link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23">
            <text:p>23</text:p>
          </table:table-cell>
          <table:table-cell office:value-type="float" office:value="1.1824412">
            <text:p>1.1824412</text:p>
          </table:table-cell>
          <table:table-cell table:formula="of:=[.Z304]*[.U$25]" office:value-type="float" office:value="0.000241230771331941">
            <text:p>0.0002412308</text:p>
          </table:table-cell>
          <table:table-cell table:number-columns-repeated="19"/>
          <table:table-cell table:style-name="ce24" table:formula="of:=[.Z304]+[.$AM$2]*[.$AQ$11]*[.U25]" office:value-type="float" office:value="1.18242535393773">
            <text:p>1.1824253539</text:p>
          </table:table-cell>
          <table:table-cell table:style-name="ce17" table:formula="of:=[.$AQ$11]*[.Z304]" office:value-type="float" office:value="-0.183686718430152">
            <text:p>-0.1836867184302</text:p>
          </table:table-cell>
          <table:table-cell table:number-columns-repeated="3"/>
          <table:table-cell table:style-name="ce22" table:formula="of:=[.O304]+([.$AY$17]*[.$AM$2])" office:value-type="float" office:value="-3.79797345655592">
            <text:p>-3.7979734566</text:p>
          </table:table-cell>
          <table:table-cell table:number-columns-repeated="972"/>
        </table:table-row>
        <table:table-row table:style-name="ro1">
          <table:table-cell table:number-columns-repeated="11"/>
          <table:table-cell office:value-type="string">
            <text:p>comment</text:p>
          </table:table-cell>
          <table:table-cell office:value-type="string">
            <text:p>TBD:node modifiers</text:p>
          </table:table-cell>
          <table:table-cell table:number-columns-repeated="8"/>
          <table:table-cell office:value-type="string">
            <text:p>link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24">
            <text:p>24</text:p>
          </table:table-cell>
          <table:table-cell office:value-type="float" office:value="1.2453549">
            <text:p>1.2453549</text:p>
          </table:table-cell>
          <table:table-cell table:formula="of:=[.Z305]*[.U$26]" office:value-type="float" office:value="0.14162701174154">
            <text:p>0.1416270117</text:p>
          </table:table-cell>
          <table:table-cell table:number-columns-repeated="19"/>
          <table:table-cell table:style-name="ce24" table:formula="of:=[.Z305]+[.$AM$2]*[.$AQ$11]*[.U26]" office:value-type="float" office:value="1.23652163693693">
            <text:p>1.2365216369</text:p>
          </table:table-cell>
          <table:table-cell table:style-name="ce17" table:formula="of:=[.$AQ$11]*[.Z305]" office:value-type="float" office:value="-0.193460067918735">
            <text:p>-0.1934600679187</text:p>
          </table:table-cell>
          <table:table-cell table:number-columns-repeated="976"/>
        </table:table-row>
        <table:table-row table:style-name="ro1">
          <table:table-cell table:number-columns-repeated="11"/>
          <table:table-cell office:value-type="string">
            <text:p>link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1.4899547">
            <text:p>1.4899547</text:p>
          </table:table-cell>
          <table:table-cell table:formula="of:=[.P306]*[.K$2]" office:value-type="float" office:value="1.39395941085452">
            <text:p>1.3939594109</text:p>
          </table:table-cell>
          <table:table-cell table:number-columns-repeated="4"/>
          <table:table-cell office:value-type="string">
            <text:p>link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25">
            <text:p>25</text:p>
          </table:table-cell>
          <table:table-cell office:value-type="float" office:value="-1.4977725">
            <text:p>-1.4977725</text:p>
          </table:table-cell>
          <table:table-cell table:formula="of:=[.Z306]*[.U$27]" office:value-type="float" office:value="-0.395672478745387">
            <text:p>-0.3956724787</text:p>
          </table:table-cell>
          <table:table-cell table:number-columns-repeated="19"/>
          <table:table-cell table:style-name="ce24" table:formula="of:=[.Z306]+[.$AM$2]*[.$AQ$11]*[.U27]" office:value-type="float" office:value="-1.51829159478447">
            <text:p>-1.5182915948</text:p>
          </table:table-cell>
          <table:table-cell table:style-name="ce17" table:formula="of:=[.$AQ$11]*[.Z306]" office:value-type="float" office:value="0.232671963290796">
            <text:p>0.2326719632908</text:p>
          </table:table-cell>
          <table:table-cell table:number-columns-repeated="4"/>
          <table:table-cell table:style-name="ce24" table:formula="of:=[.P306]+[.$AM$2]*[.$AY$18]*[.K2]" office:value-type="float" office:value="1.49267139369642">
            <text:p>1.4926713937</text:p>
          </table:table-cell>
          <table:table-cell table:formula="of:=[.$AY$18]*[.P306]" office:value-type="float" office:value="0.00865299935806543">
            <text:p>0.0086529994</text:p>
          </table:table-cell>
          <table:table-cell table:number-columns-repeated="970"/>
        </table:table-row>
        <table:table-row table:style-name="ro1">
          <table:table-cell table:number-columns-repeated="11"/>
          <table:table-cell office:value-type="string">
            <text:p>link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1.848714">
            <text:p>1.848714</text:p>
          </table:table-cell>
          <table:table-cell table:formula="of:=[.P307]*[.K$3]" office:value-type="float" office:value="0.375006048390558">
            <text:p>0.3750060484</text:p>
          </table:table-cell>
          <table:table-cell table:number-columns-repeated="4"/>
          <table:table-cell office:value-type="string">
            <text:p>link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26">
            <text:p>26</text:p>
          </table:table-cell>
          <table:table-cell office:value-type="float" office:value="-0.056732893">
            <text:p>-0.056732893</text:p>
          </table:table-cell>
          <table:table-cell table:formula="of:=[.Z307]*[.U$28]" office:value-type="float" office:value="-0.0563682995282014">
            <text:p>-0.0563682995</text:p>
          </table:table-cell>
          <table:table-cell table:number-columns-repeated="19"/>
          <table:table-cell table:style-name="ce24" table:formula="of:=[.Z307]+[.$AM$2]*[.$AQ$11]*[.U28]" office:value-type="float" office:value="-0.133906395259532">
            <text:p>-0.1339063953</text:p>
          </table:table-cell>
          <table:table-cell table:style-name="ce17" table:formula="of:=[.$AQ$11]*[.Z307]" office:value-type="float" office:value="0.00881318998544618">
            <text:p>0.0088131899854</text:p>
          </table:table-cell>
          <table:table-cell table:number-columns-repeated="4"/>
          <table:table-cell table:style-name="ce24" table:formula="of:=[.P307]+[.$AM$2]*[.$AY$18]*[.K3]" office:value-type="float" office:value="1.84930302286487">
            <text:p>1.8493030229</text:p>
          </table:table-cell>
          <table:table-cell table:formula="of:=[.$AY$18]*[.P307]" office:value-type="float" office:value="0.0107365150465625">
            <text:p>0.010736515</text:p>
          </table:table-cell>
          <table:table-cell table:number-columns-repeated="970"/>
        </table:table-row>
        <table:table-row table:style-name="ro1">
          <table:table-cell table:number-columns-repeated="11"/>
          <table:table-cell office:value-type="string">
            <text:p>link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0.83346057">
            <text:p>0.83346057</text:p>
          </table:table-cell>
          <table:table-cell table:formula="of:=[.P308]*[.K$4]" office:value-type="float" office:value="0.777921478757001">
            <text:p>0.7779214788</text:p>
          </table:table-cell>
          <table:table-cell table:number-columns-repeated="4"/>
          <table:table-cell office:value-type="string">
            <text:p>link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27">
            <text:p>27</text:p>
          </table:table-cell>
          <table:table-cell office:value-type="float" office:value="-0.66467309">
            <text:p>-0.66467309</text:p>
          </table:table-cell>
          <table:table-cell table:formula="of:=[.Z308]*[.U$29]" office:value-type="float" office:value="-0.0278553327654202">
            <text:p>-0.0278553328</text:p>
          </table:table-cell>
          <table:table-cell table:number-columns-repeated="19"/>
          <table:table-cell table:style-name="ce24" table:formula="of:=[.Z308]+[.$AM$2]*[.$AQ$11]*[.U29]" office:value-type="float" office:value="-0.667928220925304">
            <text:p>-0.6679282209</text:p>
          </table:table-cell>
          <table:table-cell table:style-name="ce17" table:formula="of:=[.$AQ$11]*[.Z308]" office:value-type="float" office:value="0.103253860514104">
            <text:p>0.1032538605141</text:p>
          </table:table-cell>
          <table:table-cell table:number-columns-repeated="4"/>
          <table:table-cell table:style-name="ce24" table:formula="of:=[.P308]+[.$AM$2]*[.$AY$18]*[.K4]" office:value-type="float" office:value="0.836170850967528">
            <text:p>0.8361708510</text:p>
          </table:table-cell>
          <table:table-cell table:formula="of:=[.$AY$18]*[.P308]" office:value-type="float" office:value="0.00484037117181002">
            <text:p>0.0048403712</text:p>
          </table:table-cell>
          <table:table-cell table:number-columns-repeated="970"/>
        </table:table-row>
        <table:table-row table:style-name="ro1">
          <table:table-cell table:number-columns-repeated="11"/>
          <table:table-cell office:value-type="string">
            <text:p>link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float" office:value="-0.7645762">
            <text:p>-0.7645762</text:p>
          </table:table-cell>
          <table:table-cell table:formula="of:=[.P309]*[.K$5]" office:value-type="float" office:value="-0.00254777347359112">
            <text:p>-0.0025477735</text:p>
          </table:table-cell>
          <table:table-cell table:number-columns-repeated="4"/>
          <table:table-cell office:value-type="string">
            <text:p>link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28">
            <text:p>28</text:p>
          </table:table-cell>
          <table:table-cell office:value-type="float" office:value="1.2750601">
            <text:p>1.2750601</text:p>
          </table:table-cell>
          <table:table-cell table:formula="of:=[.Z309]*[.U$30]" office:value-type="float" office:value="1.2321925567536">
            <text:p>1.2321925568</text:p>
          </table:table-cell>
          <table:table-cell table:number-columns-repeated="19"/>
          <table:table-cell table:style-name="ce24" table:formula="of:=[.Z309]+[.$AM$2]*[.$AQ$11]*[.U30]" office:value-type="float" office:value="1.19999879137485">
            <text:p>1.1999987914</text:p>
          </table:table-cell>
          <table:table-cell table:style-name="ce17" table:formula="of:=[.$AQ$11]*[.Z309]" office:value-type="float" office:value="-0.198074632015716">
            <text:p>-0.1980746320157</text:p>
          </table:table-cell>
          <table:table-cell table:number-columns-repeated="4"/>
          <table:table-cell table:style-name="ce24" table:formula="of:=[.P309]+[.$AM$2]*[.$AY$18]*[.K5]" office:value-type="float" office:value="-0.764566523826478">
            <text:p>-0.7645665238</text:p>
          </table:table-cell>
          <table:table-cell table:formula="of:=[.$AY$18]*[.P309]" office:value-type="float" office:value="-0.00444032115056391">
            <text:p>-0.0044403212</text:p>
          </table:table-cell>
          <table:table-cell table:number-columns-repeated="970"/>
        </table:table-row>
        <table:table-row table:style-name="ro1">
          <table:table-cell table:number-columns-repeated="11"/>
          <table:table-cell office:value-type="string">
            <text:p>link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-0.6671536">
            <text:p>-0.6671536</text:p>
          </table:table-cell>
          <table:table-cell table:formula="of:=[.P310]*[.K$6]" office:value-type="float" office:value="-0.0000672888280796695">
            <text:p>-6.72888280796695E-005</text:p>
          </table:table-cell>
          <table:table-cell table:number-columns-repeated="4"/>
          <table:table-cell office:value-type="string">
            <text:p>node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0.25868034">
            <text:p>0.25868034</text:p>
          </table:table-cell>
          <table:table-cell table:number-columns-repeated="2"/>
          <table:table-cell table:formula="of:=SUM([.AA281:.AA309])" office:value-type="float" office:value="2.06389134849826">
            <text:p>2.0638913485</text:p>
          </table:table-cell>
          <table:table-cell table:formula="of:=[.AB310]+[.Y310]" office:value-type="float" office:value="2.32257168849826">
            <text:p>2.3225716885</text:p>
          </table:table-cell>
          <table:table-cell table:style-name="ce2" table:formula="of:=1/(1+(EXP([.AC310]*-1)))" office:value-type="float" office:value="0.910729243733609">
            <text:p>0.9107292437</text:p>
          </table:table-cell>
          <table:table-cell table:number-columns-repeated="15"/>
          <table:table-cell table:style-name="ce22" table:formula="of:=[.Y310]+([.$AQ$11]*[.$AM$2])" office:value-type="float" office:value="0.181007674995536">
            <text:p>0.181007675</text:p>
          </table:table-cell>
          <table:table-cell table:number-columns-repeated="6"/>
          <table:table-cell table:style-name="ce24" table:formula="of:=[.P310]+[.$AM$2]*[.$AY$18]*[.K6]" office:value-type="float" office:value="-0.667153307126052">
            <text:p>-0.6671533071</text:p>
          </table:table-cell>
          <table:table-cell table:formula="of:=[.$AY$18]*[.P310]" office:value-type="float" office:value="-0.00387453368383015">
            <text:p>-0.0038745337</text:p>
          </table:table-cell>
          <table:table-cell table:number-columns-repeated="970"/>
        </table:table-row>
        <table:table-row table:style-name="ro1">
          <table:table-cell table:number-columns-repeated="11"/>
          <table:table-cell office:value-type="string">
            <text:p>link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float" office:value="1.89729">
            <text:p>1.89729</text:p>
          </table:table-cell>
          <table:table-cell table:formula="of:=[.P311]*[.K$7]" office:value-type="float" office:value="1.89088450503251">
            <text:p>1.890884505</text:p>
          </table:table-cell>
          <table:table-cell table:number-columns-repeated="4"/>
          <table:table-cell office:value-type="string">
            <text:p>comment</text:p>
          </table:table-cell>
          <table:table-cell office:value-type="string">
            <text:p>TBD:node modifiers</text:p>
          </table:table-cell>
          <table:table-cell table:number-columns-repeated="29"/>
          <table:table-cell table:style-name="ce24" table:formula="of:=[.P311]+[.$AM$2]*[.$AY$18]*[.K7]" office:value-type="float" office:value="1.90018397581005">
            <text:p>1.9001839758</text:p>
          </table:table-cell>
          <table:table-cell table:formula="of:=[.$AY$18]*[.P311]" office:value-type="float" office:value="0.0110186230172394">
            <text:p>0.011018623</text:p>
          </table:table-cell>
          <table:table-cell table:number-columns-repeated="970"/>
        </table:table-row>
        <table:table-row table:style-name="ro1">
          <table:table-cell table:number-columns-repeated="11"/>
          <table:table-cell office:value-type="string">
            <text:p>link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float" office:value="-1.9935455">
            <text:p>-1.9935455</text:p>
          </table:table-cell>
          <table:table-cell table:formula="of:=[.P312]*[.K$8]" office:value-type="float" office:value="-1.94845355915346">
            <text:p>-1.9484535592</text:p>
          </table:table-cell>
          <table:table-cell table:number-columns-repeated="4"/>
          <table:table-cell office:value-type="string">
            <text:p>link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-1.4204314">
            <text:p>-1.4204314</text:p>
          </table:table-cell>
          <table:table-cell table:formula="of:=[.Z312]*[.U$2]" office:value-type="float" office:value="-0.0301675844969811">
            <text:p>-0.0301675845</text:p>
          </table:table-cell>
          <table:table-cell table:number-columns-repeated="19"/>
          <table:table-cell table:style-name="ce24" table:formula="of:=[.Z312]+[.$AM$2]*[.$AQ$12]*[.U2]" office:value-type="float" office:value="-1.42199537852786">
            <text:p>-1.4219953785</text:p>
          </table:table-cell>
          <table:table-cell table:style-name="ce17" table:formula="of:=[.$AQ$12]*[.Z312]" office:value-type="float" office:value="0.209199562790149">
            <text:p>0.2091995627901</text:p>
          </table:table-cell>
          <table:table-cell table:number-columns-repeated="4"/>
          <table:table-cell table:style-name="ce24" table:formula="of:=[.P312]+[.$AM$2]*[.$AY$18]*[.K8]" office:value-type="float" office:value="-1.99070740114809">
            <text:p>-1.9907074011</text:p>
          </table:table-cell>
          <table:table-cell table:formula="of:=[.$AY$18]*[.P312]" office:value-type="float" office:value="-0.011577632482232">
            <text:p>-0.0115776325</text:p>
          </table:table-cell>
          <table:table-cell table:number-columns-repeated="970"/>
        </table:table-row>
        <table:table-row table:style-name="ro1">
          <table:table-cell table:number-columns-repeated="11"/>
          <table:table-cell office:value-type="string">
            <text:p>link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office:value-type="float" office:value="-1.5718467">
            <text:p>-1.5718467</text:p>
          </table:table-cell>
          <table:table-cell table:formula="of:=[.P313]*[.K$9]" office:value-type="float" office:value="-0.0347477888527433">
            <text:p>-0.0347477889</text:p>
          </table:table-cell>
          <table:table-cell table:number-columns-repeated="4"/>
          <table:table-cell office:value-type="string">
            <text:p>link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16869843">
            <text:p>0.16869843</text:p>
          </table:table-cell>
          <table:table-cell table:formula="of:=[.Z313]*[.U$3]" office:value-type="float" office:value="0.0472379185287628">
            <text:p>0.0472379185</text:p>
          </table:table-cell>
          <table:table-cell table:number-columns-repeated="19"/>
          <table:table-cell table:style-name="ce24" table:formula="of:=[.Z313]+[.$AM$2]*[.$AQ$12]*[.U3]" office:value-type="float" office:value="0.14807835575715">
            <text:p>0.1480783558</text:p>
          </table:table-cell>
          <table:table-cell table:style-name="ce17" table:formula="of:=[.$AQ$12]*[.Z313]" office:value-type="float" office:value="-0.0248457178568318">
            <text:p>-0.0248457178568</text:p>
          </table:table-cell>
          <table:table-cell table:number-columns-repeated="4"/>
          <table:table-cell table:style-name="ce24" table:formula="of:=[.P313]+[.$AM$2]*[.$AY$18]*[.K9]" office:value-type="float" office:value="-1.57178250804574">
            <text:p>-1.5717825080</text:p>
          </table:table-cell>
          <table:table-cell table:formula="of:=[.$AY$18]*[.P313]" office:value-type="float" office:value="-0.00912859195388777">
            <text:p>-0.009128592</text:p>
          </table:table-cell>
          <table:table-cell table:number-columns-repeated="970"/>
        </table:table-row>
        <table:table-row table:style-name="ro1">
          <table:table-cell table:number-columns-repeated="11"/>
          <table:table-cell office:value-type="string">
            <text:p>link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-0.39501143">
            <text:p>-0.39501143</text:p>
          </table:table-cell>
          <table:table-cell table:formula="of:=[.P314]*[.K$10]" office:value-type="float" office:value="-0.00242437481831339">
            <text:p>-0.0024243748</text:p>
          </table:table-cell>
          <table:table-cell table:number-columns-repeated="4"/>
          <table:table-cell office:value-type="string">
            <text:p>link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-0.84461904">
            <text:p>-0.84461904</text:p>
          </table:table-cell>
          <table:table-cell table:formula="of:=[.Z314]*[.U$4]" office:value-type="float" office:value="-0.739406899874438">
            <text:p>-0.7394068999</text:p>
          </table:table-cell>
          <table:table-cell table:number-columns-repeated="19"/>
          <table:table-cell table:style-name="ce24" table:formula="of:=[.Z314]+[.$AM$2]*[.$AQ$12]*[.U4]" office:value-type="float" office:value="-0.909085399276885">
            <text:p>-0.9090853993</text:p>
          </table:table-cell>
          <table:table-cell table:style-name="ce17" table:formula="of:=[.$AQ$12]*[.Z314]" office:value-type="float" office:value="0.124394556394793">
            <text:p>0.1243945563948</text:p>
          </table:table-cell>
          <table:table-cell table:number-columns-repeated="4"/>
          <table:table-cell table:style-name="ce24" table:formula="of:=[.P314]+[.$AM$2]*[.$AY$18]*[.K10]" office:value-type="float" office:value="-0.394993608111869">
            <text:p>-0.3949936081</text:p>
          </table:table-cell>
          <table:table-cell table:formula="of:=[.$AY$18]*[.P314]" office:value-type="float" office:value="-0.00229405206092407">
            <text:p>-0.0022940521</text:p>
          </table:table-cell>
          <table:table-cell table:number-columns-repeated="970"/>
        </table:table-row>
        <table:table-row table:style-name="ro1">
          <table:table-cell table:number-columns-repeated="11"/>
          <table:table-cell office:value-type="string">
            <text:p>link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-0.68159199">
            <text:p>-0.68159199</text:p>
          </table:table-cell>
          <table:table-cell table:formula="of:=[.P315]*[.K$11]" office:value-type="float" office:value="-0.000499876024310174">
            <text:p>-0.000499876</text:p>
          </table:table-cell>
          <table:table-cell table:number-columns-repeated="4"/>
          <table:table-cell office:value-type="string">
            <text:p>link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-0.14433241">
            <text:p>-0.14433241</text:p>
          </table:table-cell>
          <table:table-cell table:formula="of:=[.Z315]*[.U$5]" office:value-type="float" office:value="-0.138653088164356">
            <text:p>-0.1386530882</text:p>
          </table:table-cell>
          <table:table-cell table:number-columns-repeated="19"/>
          <table:table-cell table:style-name="ce24" table:formula="of:=[.Z315]+[.$AM$2]*[.$AQ$12]*[.U5]" office:value-type="float" office:value="-0.215074224678881">
            <text:p>-0.2150742247</text:p>
          </table:table-cell>
          <table:table-cell table:style-name="ce17" table:formula="of:=[.$AQ$12]*[.Z315]" office:value-type="float" office:value="0.021257117428162">
            <text:p>0.0212571174282</text:p>
          </table:table-cell>
          <table:table-cell table:number-columns-repeated="4"/>
          <table:table-cell table:style-name="ce24" table:formula="of:=[.P315]+[.$AM$2]*[.$AY$18]*[.K11]" office:value-type="float" office:value="-0.681589860383317">
            <text:p>-0.6815898604</text:p>
          </table:table-cell>
          <table:table-cell table:formula="of:=[.$AY$18]*[.P315]" office:value-type="float" office:value="-0.00395838548107036">
            <text:p>-0.0039583855</text:p>
          </table:table-cell>
          <table:table-cell table:number-columns-repeated="970"/>
        </table:table-row>
        <table:table-row table:style-name="ro1">
          <table:table-cell table:number-columns-repeated="11"/>
          <table:table-cell office:value-type="string">
            <text:p>link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-1.1160491">
            <text:p>-1.1160491</text:p>
          </table:table-cell>
          <table:table-cell table:formula="of:=[.P316]*[.K$12]" office:value-type="float" office:value="-0.298801871548464">
            <text:p>-0.2988018715</text:p>
          </table:table-cell>
          <table:table-cell table:number-columns-repeated="4"/>
          <table:table-cell office:value-type="string">
            <text:p>link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.4803014">
            <text:p>1.4803014</text:p>
          </table:table-cell>
          <table:table-cell table:formula="of:=[.Z316]*[.U$6]" office:value-type="float" office:value="1.24089352440575">
            <text:p>1.2408935244</text:p>
          </table:table-cell>
          <table:table-cell table:number-columns-repeated="19"/>
          <table:table-cell table:style-name="ce24" table:formula="of:=[.Z316]+[.$AM$2]*[.$AQ$12]*[.U6]" office:value-type="float" office:value="1.41857159842175">
            <text:p>1.4185715984</text:p>
          </table:table-cell>
          <table:table-cell table:style-name="ce17" table:formula="of:=[.$AQ$12]*[.Z316]" office:value-type="float" office:value="-0.218017150055712">
            <text:p>-0.2180171500557</text:p>
          </table:table-cell>
          <table:table-cell table:number-columns-repeated="4"/>
          <table:table-cell table:style-name="ce24" table:formula="of:=[.P316]+[.$AM$2]*[.$AY$18]*[.K12]" office:value-type="float" office:value="-1.11527166583327">
            <text:p>-1.1152716658</text:p>
          </table:table-cell>
          <table:table-cell table:formula="of:=[.$AY$18]*[.P316]" office:value-type="float" office:value="-0.0064815206434595">
            <text:p>-0.0064815206</text:p>
          </table:table-cell>
          <table:table-cell table:number-columns-repeated="970"/>
        </table:table-row>
        <table:table-row table:style-name="ro1">
          <table:table-cell table:number-columns-repeated="11"/>
          <table:table-cell office:value-type="string">
            <text:p>link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-1.0003965">
            <text:p>-1.0003965</text:p>
          </table:table-cell>
          <table:table-cell table:formula="of:=[.P317]*[.K$13]" office:value-type="float" office:value="-0.995702308698556">
            <text:p>-0.9957023087</text:p>
          </table:table-cell>
          <table:table-cell table:number-columns-repeated="4"/>
          <table:table-cell office:value-type="string">
            <text:p>link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-1.2777164">
            <text:p>-1.2777164</text:p>
          </table:table-cell>
          <table:table-cell table:formula="of:=[.Z317]*[.U$7]" office:value-type="float" office:value="-0.278312102259741">
            <text:p>-0.2783121023</text:p>
          </table:table-cell>
          <table:table-cell table:number-columns-repeated="19"/>
          <table:table-cell table:style-name="ce24" table:formula="of:=[.Z317]+[.$AM$2]*[.$AQ$12]*[.U7]" office:value-type="float" office:value="-1.29375653928994">
            <text:p>-1.2937565393</text:p>
          </table:table-cell>
          <table:table-cell table:style-name="ce17" table:formula="of:=[.$AQ$12]*[.Z317]" office:value-type="float" office:value="0.188180655714738">
            <text:p>0.1881806557147</text:p>
          </table:table-cell>
          <table:table-cell table:number-columns-repeated="4"/>
          <table:table-cell table:style-name="ce24" table:formula="of:=[.P317]+[.$AM$2]*[.$AY$18]*[.K13]" office:value-type="float" office:value="-0.997506346150782">
            <text:p>-0.9975063462</text:p>
          </table:table-cell>
          <table:table-cell table:formula="of:=[.$AY$18]*[.P317]" office:value-type="float" office:value="-0.00580986138190034">
            <text:p>-0.0058098614</text:p>
          </table:table-cell>
          <table:table-cell table:number-columns-repeated="970"/>
        </table:table-row>
        <table:table-row table:style-name="ro1">
          <table:table-cell table:number-columns-repeated="11"/>
          <table:table-cell office:value-type="string">
            <text:p>link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float" office:value="-0.39168358">
            <text:p>-0.39168358</text:p>
          </table:table-cell>
          <table:table-cell table:formula="of:=[.P318]*[.K$14]" office:value-type="float" office:value="-0.339240975677721">
            <text:p>-0.3392409757</text:p>
          </table:table-cell>
          <table:table-cell table:number-columns-repeated="4"/>
          <table:table-cell office:value-type="string">
            <text:p>link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0.58623981">
            <text:p>0.58623981</text:p>
          </table:table-cell>
          <table:table-cell table:formula="of:=[.Z318]*[.U$8]" office:value-type="float" office:value="0.559112300305401">
            <text:p>0.5591123003</text:p>
          </table:table-cell>
          <table:table-cell table:number-columns-repeated="19"/>
          <table:table-cell table:style-name="ce24" table:formula="of:=[.Z318]+[.$AM$2]*[.$AQ$12]*[.U8]" office:value-type="float" office:value="0.516007936710146">
            <text:p>0.5160079367</text:p>
          </table:table-cell>
          <table:table-cell table:style-name="ce17" table:formula="of:=[.$AQ$12]*[.Z318]" office:value-type="float" office:value="-0.0863407496780063">
            <text:p>-0.0863407496780</text:p>
          </table:table-cell>
          <table:table-cell table:number-columns-repeated="4"/>
          <table:table-cell table:style-name="ce24" table:formula="of:=[.P318]+[.$AM$2]*[.$AY$18]*[.K14]" office:value-type="float" office:value="-0.389168588339429">
            <text:p>-0.3891685883</text:p>
          </table:table-cell>
          <table:table-cell table:formula="of:=[.$AY$18]*[.P318]" office:value-type="float" office:value="-0.00227472537675459">
            <text:p>-0.0022747254</text:p>
          </table:table-cell>
          <table:table-cell table:number-columns-repeated="970"/>
        </table:table-row>
        <table:table-row table:style-name="ro1">
          <table:table-cell table:number-columns-repeated="11"/>
          <table:table-cell office:value-type="string">
            <text:p>link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office:value-type="float" office:value="-2.0047827">
            <text:p>-2.0047827</text:p>
          </table:table-cell>
          <table:table-cell table:formula="of:=[.P319]*[.K$15]" office:value-type="float" office:value="-0.00000414984997845749">
            <text:p>-4.14984997845749E-006</text:p>
          </table:table-cell>
          <table:table-cell table:number-columns-repeated="4"/>
          <table:table-cell office:value-type="string">
            <text:p>link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-0.18133771">
            <text:p>-0.18133771</text:p>
          </table:table-cell>
          <table:table-cell table:formula="of:=[.Z319]*[.U$9]" office:value-type="float" office:value="-0.00561934228745757">
            <text:p>-0.0056193423</text:p>
          </table:table-cell>
          <table:table-cell table:number-columns-repeated="19"/>
          <table:table-cell table:style-name="ce24" table:formula="of:=[.Z319]+[.$AM$2]*[.$AQ$12]*[.U9]" office:value-type="float" office:value="-0.183619669185457">
            <text:p>-0.1836196692</text:p>
          </table:table-cell>
          <table:table-cell table:style-name="ce17" table:formula="of:=[.$AQ$12]*[.Z319]" office:value-type="float" office:value="0.0267072170112311">
            <text:p>0.0267072170112</text:p>
          </table:table-cell>
          <table:table-cell table:number-columns-repeated="4"/>
          <table:table-cell table:style-name="ce24" table:formula="of:=[.P319]+[.$AM$2]*[.$AY$18]*[.K15]" office:value-type="float" office:value="-2.00478269398925">
            <text:p>-2.0047826940</text:p>
          </table:table-cell>
          <table:table-cell table:formula="of:=[.$AY$18]*[.P319]" office:value-type="float" office:value="-0.0116428931806857">
            <text:p>-0.0116428932</text:p>
          </table:table-cell>
          <table:table-cell table:number-columns-repeated="970"/>
        </table:table-row>
        <table:table-row table:style-name="ro1">
          <table:table-cell table:number-columns-repeated="11"/>
          <table:table-cell office:value-type="string">
            <text:p>link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office:value-type="float" office:value="1.8308935">
            <text:p>1.8308935</text:p>
          </table:table-cell>
          <table:table-cell table:formula="of:=[.P320]*[.K$16]" office:value-type="float" office:value="1.54053542479006">
            <text:p>1.5405354248</text:p>
          </table:table-cell>
          <table:table-cell table:number-columns-repeated="4"/>
          <table:table-cell office:value-type="string">
            <text:p>link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1.1467396">
            <text:p>1.1467396</text:p>
          </table:table-cell>
          <table:table-cell table:formula="of:=[.Z320]*[.U$10]" office:value-type="float" office:value="1.14656850391332">
            <text:p>1.1465685039</text:p>
          </table:table-cell>
          <table:table-cell table:number-columns-repeated="19"/>
          <table:table-cell table:style-name="ce24" table:formula="of:=[.Z320]+[.$AM$2]*[.$AQ$12]*[.U10]" office:value-type="float" office:value="1.07311114115563">
            <text:p>1.0731111412</text:p>
          </table:table-cell>
          <table:table-cell table:style-name="ce17" table:formula="of:=[.$AQ$12]*[.Z320]" office:value-type="float" office:value="-0.1688905377297">
            <text:p>-0.1688905377297</text:p>
          </table:table-cell>
          <table:table-cell table:number-columns-repeated="4"/>
          <table:table-cell table:style-name="ce24" table:formula="of:=[.P320]+[.$AM$2]*[.$AY$18]*[.K16]" office:value-type="float" office:value="1.83333677424987">
            <text:p>1.8333367742</text:p>
          </table:table-cell>
          <table:table-cell table:formula="of:=[.$AY$18]*[.P320]" office:value-type="float" office:value="0.0106330214470186">
            <text:p>0.0106330214</text:p>
          </table:table-cell>
          <table:table-cell table:number-columns-repeated="970"/>
        </table:table-row>
        <table:table-row table:style-name="ro1">
          <table:table-cell table:number-columns-repeated="11"/>
          <table:table-cell office:value-type="string">
            <text:p>link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-0.19096708">
            <text:p>-0.19096708</text:p>
          </table:table-cell>
          <table:table-cell table:formula="of:=[.P321]*[.K$17]" office:value-type="float" office:value="-0.0000718187954999012">
            <text:p>-7.18187954999012E-005</text:p>
          </table:table-cell>
          <table:table-cell table:number-columns-repeated="4"/>
          <table:table-cell office:value-type="string">
            <text:p>link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0.54266262">
            <text:p>0.54266262</text:p>
          </table:table-cell>
          <table:table-cell table:formula="of:=[.Z321]*[.U$11]" office:value-type="float" office:value="0.303056674936136">
            <text:p>0.3030566749</text:p>
          </table:table-cell>
          <table:table-cell table:number-columns-repeated="19"/>
          <table:table-cell table:style-name="ce24" table:formula="of:=[.Z321]+[.$AM$2]*[.$AQ$12]*[.U11]" office:value-type="float" office:value="0.50153775746063">
            <text:p>0.5015377575</text:p>
          </table:table-cell>
          <table:table-cell table:style-name="ce17" table:formula="of:=[.$AQ$12]*[.Z321]" office:value-type="float" office:value="-0.0799227494172241">
            <text:p>-0.0799227494172</text:p>
          </table:table-cell>
          <table:table-cell table:number-columns-repeated="4"/>
          <table:table-cell table:style-name="ce24" table:formula="of:=[.P321]+[.$AM$2]*[.$AY$18]*[.K17]" office:value-type="float" office:value="-0.190965987948245">
            <text:p>-0.1909659879</text:p>
          </table:table-cell>
          <table:table-cell table:formula="of:=[.$AY$18]*[.P321]" office:value-type="float" office:value="-0.00110905252398051">
            <text:p>-0.0011090525</text:p>
          </table:table-cell>
          <table:table-cell table:number-columns-repeated="970"/>
        </table:table-row>
        <table:table-row table:style-name="ro1">
          <table:table-cell table:number-columns-repeated="11"/>
          <table:table-cell office:value-type="string">
            <text:p>link</text:p>
          </table:table-cell>
          <table:table-cell office:value-type="float" office:value="2">
            <text:p>2</text:p>
          </table:table-cell>
          <table:table-cell table:number-columns-repeated="2" office:value-type="float" office:value="16">
            <text:p>16</text:p>
          </table:table-cell>
          <table:table-cell office:value-type="float" office:value="-2.1235485">
            <text:p>-2.1235485</text:p>
          </table:table-cell>
          <table:table-cell table:formula="of:=[.P322]*[.K$18]" office:value-type="float" office:value="-0.00118091761803035">
            <text:p>-0.0011809176</text:p>
          </table:table-cell>
          <table:table-cell table:number-columns-repeated="4"/>
          <table:table-cell office:value-type="string">
            <text:p>link</text:p>
          </table:table-cell>
          <table:table-cell office:value-type="float" office:value="3">
            <text:p>3</text:p>
          </table:table-cell>
          <table:table-cell table:number-columns-repeated="2" office:value-type="float" office:value="10">
            <text:p>10</text:p>
          </table:table-cell>
          <table:table-cell office:value-type="float" office:value="-1.3210616">
            <text:p>-1.3210616</text:p>
          </table:table-cell>
          <table:table-cell table:formula="of:=[.Z322]*[.U$12]" office:value-type="float" office:value="-0.181800055204035">
            <text:p>-0.1818000552</text:p>
          </table:table-cell>
          <table:table-cell table:number-columns-repeated="19"/>
          <table:table-cell table:style-name="ce24" table:formula="of:=[.Z322]+[.$AM$2]*[.$AQ$12]*[.U12]" office:value-type="float" office:value="-1.33119561294104">
            <text:p>-1.3311956129</text:p>
          </table:table-cell>
          <table:table-cell table:style-name="ce17" table:formula="of:=[.$AQ$12]*[.Z322]" office:value-type="float" office:value="0.194564488745359">
            <text:p>0.1945644887454</text:p>
          </table:table-cell>
          <table:table-cell table:number-columns-repeated="4"/>
          <table:table-cell table:style-name="ce24" table:formula="of:=[.P322]+[.$AM$2]*[.$AY$18]*[.K18]" office:value-type="float" office:value="-2.12354688519149">
            <text:p>-2.1235468852</text:p>
          </table:table-cell>
          <table:table-cell table:formula="of:=[.$AY$18]*[.P322]" office:value-type="float" office:value="-0.0123326325339427">
            <text:p>-0.0123326325</text:p>
          </table:table-cell>
          <table:table-cell table:number-columns-repeated="970"/>
        </table:table-row>
        <table:table-row table:style-name="ro1">
          <table:table-cell table:number-columns-repeated="11"/>
          <table:table-cell office:value-type="string">
            <text:p>node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-5.5181975">
            <text:p>-5.5181975</text:p>
          </table:table-cell>
          <table:table-cell table:number-columns-repeated="2"/>
          <table:table-cell table:formula="of:=SUM([.Q306:.Q322])" office:value-type="float" office:value="2.3545641644859">
            <text:p>2.3545641645</text:p>
          </table:table-cell>
          <table:table-cell table:formula="of:=[.R323]+[.O323]" office:value-type="float" office:value="-3.1636333355141">
            <text:p>-3.1636333355</text:p>
          </table:table-cell>
          <table:table-cell table:formula="of:=1/(1+(EXP([.S323]*-1)))" office:value-type="float" office:value="0.0405574350467747">
            <text:p>0.040557435</text:p>
          </table:table-cell>
          <table:table-cell/>
          <table:table-cell office:value-type="string">
            <text:p>link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0.7256397">
            <text:p>0.7256397</text:p>
          </table:table-cell>
          <table:table-cell table:formula="of:=[.Z323]*[.U$13]" office:value-type="float" office:value="0.00473320651922334">
            <text:p>0.0047332065</text:p>
          </table:table-cell>
          <table:table-cell table:number-columns-repeated="19"/>
          <table:table-cell table:style-name="ce24" table:formula="of:=[.Z323]+[.$AM$2]*[.$AQ$12]*[.U13]" office:value-type="float" office:value="0.725159364227385">
            <text:p>0.7251593642</text:p>
          </table:table-cell>
          <table:table-cell table:style-name="ce17" table:formula="of:=[.$AQ$12]*[.Z323]" office:value-type="float" office:value="-0.106871411025675">
            <text:p>-0.1068714110257</text:p>
          </table:table-cell>
          <table:table-cell table:number-columns-repeated="3"/>
          <table:table-cell table:style-name="ce22" table:formula="of:=[.O323]+([.$AY$18]*[.$AM$2])" office:value-type="float" office:value="-5.51529372065756">
            <text:p>-5.5152937207</text:p>
          </table:table-cell>
          <table:table-cell table:number-columns-repeated="972"/>
        </table:table-row>
        <table:table-row table:style-name="ro1">
          <table:table-cell table:number-columns-repeated="11"/>
          <table:table-cell office:value-type="string">
            <text:p>comment</text:p>
          </table:table-cell>
          <table:table-cell office:value-type="string">
            <text:p>TBD:node modifiers</text:p>
          </table:table-cell>
          <table:table-cell table:number-columns-repeated="8"/>
          <table:table-cell office:value-type="string">
            <text:p>link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-0.11482847">
            <text:p>-0.11482847</text:p>
          </table:table-cell>
          <table:table-cell table:formula="of:=[.Z324]*[.U$14]" office:value-type="float" office:value="-0.11167305310845">
            <text:p>-0.1116730531</text:p>
          </table:table-cell>
          <table:table-cell table:number-columns-repeated="19"/>
          <table:table-cell table:style-name="ce24" table:formula="of:=[.Z324]+[.$AM$2]*[.$AQ$12]*[.U14]" office:value-type="float" office:value="-0.186444348583556">
            <text:p>-0.1864443486</text:p>
          </table:table-cell>
          <table:table-cell table:style-name="ce17" table:formula="of:=[.$AQ$12]*[.Z324]" office:value-type="float" office:value="0.0169118098345768">
            <text:p>0.0169118098346</text:p>
          </table:table-cell>
          <table:table-cell table:number-columns-repeated="976"/>
        </table:table-row>
        <table:table-row table:style-name="ro1">
          <table:table-cell table:number-columns-repeated="11"/>
          <table:table-cell office:value-type="string">
            <text:p>link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-1.0561395">
            <text:p>-1.0561395</text:p>
          </table:table-cell>
          <table:table-cell table:formula="of:=[.P325]*[.K$2]" office:value-type="float" office:value="-0.988094198568716">
            <text:p>-0.9880941986</text:p>
          </table:table-cell>
          <table:table-cell table:number-columns-repeated="4"/>
          <table:table-cell office:value-type="string">
            <text:p>link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office:value-type="float" office:value="0.95618522">
            <text:p>0.95618522</text:p>
          </table:table-cell>
          <table:table-cell table:formula="of:=[.Z325]*[.U$15]" office:value-type="float" office:value="0.867351892789455">
            <text:p>0.8673518928</text:p>
          </table:table-cell>
          <table:table-cell table:number-columns-repeated="19"/>
          <table:table-cell table:style-name="ce24" table:formula="of:=[.Z325]+[.$AM$2]*[.$AQ$12]*[.U15]" office:value-type="float" office:value="0.889387165034142">
            <text:p>0.8893871650</text:p>
          </table:table-cell>
          <table:table-cell table:style-name="ce17" table:formula="of:=[.$AQ$12]*[.Z325]" office:value-type="float" office:value="-0.140825899772705">
            <text:p>-0.1408258997727</text:p>
          </table:table-cell>
          <table:table-cell table:number-columns-repeated="4"/>
          <table:table-cell table:style-name="ce24" table:formula="of:=[.P325]+[.$AM$2]*[.$AY$19]*[.K2]" office:value-type="float" office:value="-1.06210719329571">
            <text:p>-1.0621071933</text:p>
          </table:table-cell>
          <table:table-cell table:formula="of:=[.$AY$19]*[.P325]" office:value-type="float" office:value="0.0134735088667613">
            <text:p>0.0134735089</text:p>
          </table:table-cell>
          <table:table-cell table:number-columns-repeated="970"/>
        </table:table-row>
        <table:table-row table:style-name="ro1">
          <table:table-cell table:number-columns-repeated="11"/>
          <table:table-cell office:value-type="string">
            <text:p>link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1.4431859">
            <text:p>1.4431859</text:p>
          </table:table-cell>
          <table:table-cell table:formula="of:=[.P326]*[.K$3]" office:value-type="float" office:value="0.292745898744733">
            <text:p>0.2927458987</text:p>
          </table:table-cell>
          <table:table-cell table:number-columns-repeated="4"/>
          <table:table-cell office:value-type="string">
            <text:p>link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 office:value-type="float" office:value="1.4818981">
            <text:p>1.4818981</text:p>
          </table:table-cell>
          <table:table-cell table:formula="of:=[.Z326]*[.U$16]" office:value-type="float" office:value="0.0727322716401127">
            <text:p>0.0727322716</text:p>
          </table:table-cell>
          <table:table-cell table:number-columns-repeated="19"/>
          <table:table-cell table:style-name="ce24" table:formula="of:=[.Z326]+[.$AM$2]*[.$AQ$12]*[.U16]" office:value-type="float" office:value="1.4782838405642">
            <text:p>1.4782838406</text:p>
          </table:table-cell>
          <table:table-cell table:style-name="ce17" table:formula="of:=[.$AQ$12]*[.Z326]" office:value-type="float" office:value="-0.218252310262609">
            <text:p>-0.2182523102626</text:p>
          </table:table-cell>
          <table:table-cell table:number-columns-repeated="4"/>
          <table:table-cell table:style-name="ce24" table:formula="of:=[.P326]+[.$AM$2]*[.$AY$19]*[.K3]" office:value-type="float" office:value="1.44189200816142">
            <text:p>1.4418920082</text:p>
          </table:table-cell>
          <table:table-cell table:formula="of:=[.$AY$19]*[.P326]" office:value-type="float" office:value="-0.0184111833901061">
            <text:p>-0.0184111834</text:p>
          </table:table-cell>
          <table:table-cell table:number-columns-repeated="970"/>
        </table:table-row>
        <table:table-row table:style-name="ro1">
          <table:table-cell table:number-columns-repeated="11"/>
          <table:table-cell office:value-type="string">
            <text:p>link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0.69168615">
            <text:p>0.69168615</text:p>
          </table:table-cell>
          <table:table-cell table:formula="of:=[.P327]*[.K$4]" office:value-type="float" office:value="0.645594443230514">
            <text:p>0.6455944432</text:p>
          </table:table-cell>
          <table:table-cell table:number-columns-repeated="4"/>
          <table:table-cell office:value-type="string">
            <text:p>link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1.0926325">
            <text:p>1.0926325</text:p>
          </table:table-cell>
          <table:table-cell table:formula="of:=[.Z327]*[.U$17]" office:value-type="float" office:value="0.297355430898592">
            <text:p>0.2973554309</text:p>
          </table:table-cell>
          <table:table-cell table:number-columns-repeated="19"/>
          <table:table-cell table:style-name="ce24" table:formula="of:=[.Z327]+[.$AM$2]*[.$AQ$12]*[.U17]" office:value-type="float" office:value="1.07259182831922">
            <text:p>1.0725918283</text:p>
          </table:table-cell>
          <table:table-cell table:style-name="ce17" table:formula="of:=[.$AQ$12]*[.Z327]" office:value-type="float" office:value="-0.16092170399099">
            <text:p>-0.1609217039910</text:p>
          </table:table-cell>
          <table:table-cell table:number-columns-repeated="4"/>
          <table:table-cell table:style-name="ce24" table:formula="of:=[.P327]+[.$AM$2]*[.$AY$19]*[.K4]" office:value-type="float" office:value="0.685732543385932">
            <text:p>0.6857325434</text:p>
          </table:table-cell>
          <table:table-cell table:formula="of:=[.$AY$19]*[.P327]" office:value-type="float" office:value="-0.00882406109708141">
            <text:p>-0.0088240611</text:p>
          </table:table-cell>
          <table:table-cell table:number-columns-repeated="970"/>
        </table:table-row>
        <table:table-row table:style-name="ro1">
          <table:table-cell table:number-columns-repeated="11"/>
          <table:table-cell office:value-type="string">
            <text:p>link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float" office:value="1.0946835">
            <text:p>1.0946835</text:p>
          </table:table-cell>
          <table:table-cell table:formula="of:=[.P328]*[.K$5]" office:value-type="float" office:value="0.00364777975469009">
            <text:p>0.0036477798</text:p>
          </table:table-cell>
          <table:table-cell table:number-columns-repeated="4"/>
          <table:table-cell office:value-type="string">
            <text:p>link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office:value-type="float" office:value="-0.73807406">
            <text:p>-0.73807406</text:p>
          </table:table-cell>
          <table:table-cell table:formula="of:=[.Z328]*[.U$18]" office:value-type="float" office:value="-0.0299343907481593">
            <text:p>-0.0299343907</text:p>
          </table:table-cell>
          <table:table-cell table:number-columns-repeated="19"/>
          <table:table-cell table:style-name="ce24" table:formula="of:=[.Z328]+[.$AM$2]*[.$AQ$12]*[.U18]" office:value-type="float" office:value="-0.741060687048541">
            <text:p>-0.7410606870</text:p>
          </table:table-cell>
          <table:table-cell table:style-name="ce17" table:formula="of:=[.$AQ$12]*[.Z328]" office:value-type="float" office:value="0.10870272978952">
            <text:p>0.1087027297895</text:p>
          </table:table-cell>
          <table:table-cell table:number-columns-repeated="4"/>
          <table:table-cell table:style-name="ce24" table:formula="of:=[.P328]+[.$AM$2]*[.$AY$19]*[.K5]" office:value-type="float" office:value="1.09466224459092">
            <text:p>1.0946622446</text:p>
          </table:table-cell>
          <table:table-cell table:formula="of:=[.$AY$19]*[.P328]" office:value-type="float" office:value="-0.0139652269833174">
            <text:p>-0.013965227</text:p>
          </table:table-cell>
          <table:table-cell table:number-columns-repeated="970"/>
        </table:table-row>
        <table:table-row table:style-name="ro1">
          <table:table-cell table:number-columns-repeated="11"/>
          <table:table-cell office:value-type="string">
            <text:p>link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float" office:value="-0.9447937">
            <text:p>-0.9447937</text:p>
          </table:table-cell>
          <table:table-cell table:formula="of:=[.P329]*[.K$6]" office:value-type="float" office:value="-0.0000952914903705157">
            <text:p>-9.52914903705157E-005</text:p>
          </table:table-cell>
          <table:table-cell table:number-columns-repeated="4"/>
          <table:table-cell office:value-type="string">
            <text:p>link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 office:value-type="float" office:value="-0.4794929">
            <text:p>-0.4794929</text:p>
          </table:table-cell>
          <table:table-cell table:formula="of:=[.Z329]*[.U$19]" office:value-type="float" office:value="-0.436380333249666">
            <text:p>-0.4363803332</text:p>
          </table:table-cell>
          <table:table-cell table:number-columns-repeated="19"/>
          <table:table-cell table:style-name="ce24" table:formula="of:=[.Z329]+[.$AM$2]*[.$AQ$12]*[.U19]" office:value-type="float" office:value="-0.546511214538864">
            <text:p>-0.5465112145</text:p>
          </table:table-cell>
          <table:table-cell table:style-name="ce17" table:formula="of:=[.$AQ$12]*[.Z329]" office:value-type="float" office:value="0.0706191830460666">
            <text:p>0.0706191830461</text:p>
          </table:table-cell>
          <table:table-cell table:number-columns-repeated="4"/>
          <table:table-cell table:style-name="ce24" table:formula="of:=[.P329]+[.$AM$2]*[.$AY$19]*[.K6]" office:value-type="float" office:value="-0.944794343348899">
            <text:p>-0.9447943433</text:p>
          </table:table-cell>
          <table:table-cell table:formula="of:=[.$AY$19]*[.P329]" office:value-type="float" office:value="0.0120530349392389">
            <text:p>0.0120530349</text:p>
          </table:table-cell>
          <table:table-cell table:number-columns-repeated="970"/>
        </table:table-row>
        <table:table-row table:style-name="ro1">
          <table:table-cell table:number-columns-repeated="11"/>
          <table:table-cell office:value-type="string">
            <text:p>link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float" office:value="0.20826924">
            <text:p>0.20826924</text:p>
          </table:table-cell>
          <table:table-cell table:formula="of:=[.P330]*[.K$7]" office:value-type="float" office:value="0.207566096269361">
            <text:p>0.2075660963</text:p>
          </table:table-cell>
          <table:table-cell table:number-columns-repeated="4"/>
          <table:table-cell office:value-type="string">
            <text:p>link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18">
            <text:p>18</text:p>
          </table:table-cell>
          <table:table-cell office:value-type="float" office:value="-0.67138076">
            <text:p>-0.67138076</text:p>
          </table:table-cell>
          <table:table-cell table:formula="of:=[.Z330]*[.U$20]" office:value-type="float" office:value="-0.0245012968690998">
            <text:p>-0.0245012969</text:p>
          </table:table-cell>
          <table:table-cell table:number-columns-repeated="19"/>
          <table:table-cell table:style-name="ce24" table:formula="of:=[.Z330]+[.$AM$2]*[.$AQ$12]*[.U20]" office:value-type="float" office:value="-0.674068149981258">
            <text:p>-0.6740681500</text:p>
          </table:table-cell>
          <table:table-cell table:style-name="ce17" table:formula="of:=[.$AQ$12]*[.Z330]" office:value-type="float" office:value="0.0988802144599999">
            <text:p>0.0988802144600</text:p>
          </table:table-cell>
          <table:table-cell table:number-columns-repeated="4"/>
          <table:table-cell table:style-name="ce24" table:formula="of:=[.P330]+[.$AM$2]*[.$AY$19]*[.K7]" office:value-type="float" office:value="0.201912115506224">
            <text:p>0.2019121155</text:p>
          </table:table-cell>
          <table:table-cell table:formula="of:=[.$AY$19]*[.P330]" office:value-type="float" office:value="-0.0026569572029203">
            <text:p>-0.0026569572</text:p>
          </table:table-cell>
          <table:table-cell table:number-columns-repeated="970"/>
        </table:table-row>
        <table:table-row table:style-name="ro1">
          <table:table-cell table:number-columns-repeated="11"/>
          <table:table-cell office:value-type="string">
            <text:p>link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office:value-type="float" office:value="2.1031563">
            <text:p>2.1031563</text:p>
          </table:table-cell>
          <table:table-cell table:formula="of:=[.P331]*[.K$8]" office:value-type="float" office:value="2.05558507603214">
            <text:p>2.055585076</text:p>
          </table:table-cell>
          <table:table-cell table:number-columns-repeated="4"/>
          <table:table-cell office:value-type="string">
            <text:p>link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19">
            <text:p>19</text:p>
          </table:table-cell>
          <table:table-cell office:value-type="float" office:value="0.19922793">
            <text:p>0.19922793</text:p>
          </table:table-cell>
          <table:table-cell table:formula="of:=[.Z331]*[.U$21]" office:value-type="float" office:value="0.0000861117890218099">
            <text:p>8.61117890218099E-005</text:p>
          </table:table-cell>
          <table:table-cell table:number-columns-repeated="19"/>
          <table:table-cell table:style-name="ce24" table:formula="of:=[.Z331]+[.$AM$2]*[.$AQ$12]*[.U21]" office:value-type="float" office:value="0.199196101006752">
            <text:p>0.1991961010</text:p>
          </table:table-cell>
          <table:table-cell table:style-name="ce17" table:formula="of:=[.$AQ$12]*[.Z331]" office:value-type="float" office:value="-0.0293420687909225">
            <text:p>-0.0293420687909</text:p>
          </table:table-cell>
          <table:table-cell table:number-columns-repeated="4"/>
          <table:table-cell table:style-name="ce24" table:formula="of:=[.P331]+[.$AM$2]*[.$AY$19]*[.K8]" office:value-type="float" office:value="2.09692191902676">
            <text:p>2.0969219190</text:p>
          </table:table-cell>
          <table:table-cell table:formula="of:=[.$AY$19]*[.P331]" office:value-type="float" office:value="-0.0268306365363998">
            <text:p>-0.0268306365</text:p>
          </table:table-cell>
          <table:table-cell table:number-columns-repeated="970"/>
        </table:table-row>
        <table:table-row table:style-name="ro1">
          <table:table-cell table:number-columns-repeated="11"/>
          <table:table-cell office:value-type="string">
            <text:p>link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float" office:value="-1.4273975">
            <text:p>-1.4273975</text:p>
          </table:table-cell>
          <table:table-cell table:formula="of:=[.P332]*[.K$9]" office:value-type="float" office:value="-0.0315545446886987">
            <text:p>-0.0315545447</text:p>
          </table:table-cell>
          <table:table-cell table:number-columns-repeated="4"/>
          <table:table-cell office:value-type="string">
            <text:p>link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-0.82680893">
            <text:p>-0.82680893</text:p>
          </table:table-cell>
          <table:table-cell table:formula="of:=[.Z332]*[.U$22]" office:value-type="float" office:value="-0.00200908370158251">
            <text:p>-0.0020090837</text:p>
          </table:table-cell>
          <table:table-cell table:number-columns-repeated="19"/>
          <table:table-cell table:style-name="ce24" table:formula="of:=[.Z332]+[.$AM$2]*[.$AQ$12]*[.U22]" office:value-type="float" office:value="-0.826987868331953">
            <text:p>-0.8269878683</text:p>
          </table:table-cell>
          <table:table-cell table:style-name="ce17" table:formula="of:=[.$AQ$12]*[.Z332]" office:value-type="float" office:value="0.121771503127142">
            <text:p>0.1217715031271</text:p>
          </table:table-cell>
          <table:table-cell table:number-columns-repeated="4"/>
          <table:table-cell table:style-name="ce24" table:formula="of:=[.P332]+[.$AM$2]*[.$AY$19]*[.K9]" office:value-type="float" office:value="-1.42753850886514">
            <text:p>-1.4275385089</text:p>
          </table:table-cell>
          <table:table-cell table:formula="of:=[.$AY$19]*[.P332]" office:value-type="float" office:value="0.0182097657294732">
            <text:p>0.0182097657</text:p>
          </table:table-cell>
          <table:table-cell table:number-columns-repeated="970"/>
        </table:table-row>
        <table:table-row table:style-name="ro1">
          <table:table-cell table:number-columns-repeated="11"/>
          <table:table-cell office:value-type="string">
            <text:p>link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8">
            <text:p>8</text:p>
          </table:table-cell>
          <table:table-cell office:value-type="float" office:value="1.876134">
            <text:p>1.876134</text:p>
          </table:table-cell>
          <table:table-cell table:formula="of:=[.P333]*[.K$10]" office:value-type="float" office:value="0.0115147352201469">
            <text:p>0.0115147352</text:p>
          </table:table-cell>
          <table:table-cell table:number-columns-repeated="4"/>
          <table:table-cell office:value-type="string">
            <text:p>link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21">
            <text:p>21</text:p>
          </table:table-cell>
          <table:table-cell office:value-type="float" office:value="0.031346679">
            <text:p>0.031346679</text:p>
          </table:table-cell>
          <table:table-cell table:formula="of:=[.Z333]*[.U$23]" office:value-type="float" office:value="0.0159455219586456">
            <text:p>0.015945522</text:p>
          </table:table-cell>
          <table:table-cell table:number-columns-repeated="19"/>
          <table:table-cell table:style-name="ce24" table:formula="of:=[.Z333]+[.$AM$2]*[.$AQ$12]*[.U23]" office:value-type="float" office:value="-0.00611245354218559">
            <text:p>-0.0061124535</text:p>
          </table:table-cell>
          <table:table-cell table:style-name="ce17" table:formula="of:=[.$AQ$12]*[.Z333]" office:value-type="float" office:value="-0.00461670415179723">
            <text:p>-0.0046167041518</text:p>
          </table:table-cell>
          <table:table-cell table:number-columns-repeated="4"/>
          <table:table-cell table:style-name="ce24" table:formula="of:=[.P333]+[.$AM$2]*[.$AY$19]*[.K10]" office:value-type="float" office:value="1.87609485110277">
            <text:p>1.8760948511</text:p>
          </table:table-cell>
          <table:table-cell table:formula="of:=[.$AY$19]*[.P333]" office:value-type="float" office:value="-0.0239344405584986">
            <text:p>-0.0239344406</text:p>
          </table:table-cell>
          <table:table-cell table:number-columns-repeated="970"/>
        </table:table-row>
        <table:table-row table:style-name="ro1">
          <table:table-cell table:number-columns-repeated="11"/>
          <table:table-cell office:value-type="string">
            <text:p>link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9">
            <text:p>9</text:p>
          </table:table-cell>
          <table:table-cell office:value-type="float" office:value="-0.12582421">
            <text:p>-0.12582421</text:p>
          </table:table-cell>
          <table:table-cell table:formula="of:=[.P334]*[.K$11]" office:value-type="float" office:value="-0.0000922788219045362">
            <text:p>-9.22788219045362E-005</text:p>
          </table:table-cell>
          <table:table-cell table:number-columns-repeated="4"/>
          <table:table-cell office:value-type="string">
            <text:p>link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22">
            <text:p>22</text:p>
          </table:table-cell>
          <table:table-cell office:value-type="float" office:value="-0.10722554">
            <text:p>-0.10722554</text:p>
          </table:table-cell>
          <table:table-cell table:formula="of:=[.Z334]*[.U$24]" office:value-type="float" office:value="-0.0946168798093349">
            <text:p>-0.0946168798</text:p>
          </table:table-cell>
          <table:table-cell table:number-columns-repeated="19"/>
          <table:table-cell table:style-name="ce24" table:formula="of:=[.Z334]+[.$AM$2]*[.$AQ$12]*[.U24]" office:value-type="float" office:value="-0.17220571741493">
            <text:p>-0.1722057174</text:p>
          </table:table-cell>
          <table:table-cell table:style-name="ce17" table:formula="of:=[.$AQ$12]*[.Z334]" office:value-type="float" office:value="0.0157920587280298">
            <text:p>0.0157920587280</text:p>
          </table:table-cell>
          <table:table-cell table:number-columns-repeated="4"/>
          <table:table-cell table:style-name="ce24" table:formula="of:=[.P334]+[.$AM$2]*[.$AY$19]*[.K11]" office:value-type="float" office:value="-0.125828888075861">
            <text:p>-0.1258288881</text:p>
          </table:table-cell>
          <table:table-cell table:formula="of:=[.$AY$19]*[.P334]" office:value-type="float" office:value="0.00160517962739604">
            <text:p>0.0016051796</text:p>
          </table:table-cell>
          <table:table-cell table:number-columns-repeated="970"/>
        </table:table-row>
        <table:table-row table:style-name="ro1">
          <table:table-cell table:number-columns-repeated="11"/>
          <table:table-cell office:value-type="string">
            <text:p>link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office:value-type="float" office:value="-1.1082253">
            <text:p>-1.1082253</text:p>
          </table:table-cell>
          <table:table-cell table:formula="of:=[.P335]*[.K$12]" office:value-type="float" office:value="-0.296707191231423">
            <text:p>-0.2967071912</text:p>
          </table:table-cell>
          <table:table-cell table:number-columns-repeated="4"/>
          <table:table-cell office:value-type="string">
            <text:p>link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23">
            <text:p>23</text:p>
          </table:table-cell>
          <table:table-cell office:value-type="float" office:value="1.1230574">
            <text:p>1.1230574</text:p>
          </table:table-cell>
          <table:table-cell table:formula="of:=[.Z335]*[.U$25]" office:value-type="float" office:value="0.0002291158349794">
            <text:p>0.0002291158</text:p>
          </table:table-cell>
          <table:table-cell table:number-columns-repeated="19"/>
          <table:table-cell table:style-name="ce24" table:formula="of:=[.Z335]+[.$AM$2]*[.$AQ$12]*[.U25]" office:value-type="float" office:value="1.12304237675795">
            <text:p>1.1230423768</text:p>
          </table:table-cell>
          <table:table-cell table:style-name="ce17" table:formula="of:=[.$AQ$12]*[.Z335]" office:value-type="float" office:value="-0.165402649552975">
            <text:p>-0.1654026495530</text:p>
          </table:table-cell>
          <table:table-cell table:number-columns-repeated="4"/>
          <table:table-cell table:style-name="ce24" table:formula="of:=[.P335]+[.$AM$2]*[.$AY$19]*[.K12]" office:value-type="float" office:value="-1.10993307024688">
            <text:p>-1.1099330702</text:p>
          </table:table-cell>
          <table:table-cell table:formula="of:=[.$AY$19]*[.P335]" office:value-type="float" office:value="0.014137984050326">
            <text:p>0.0141379841</text:p>
          </table:table-cell>
          <table:table-cell table:number-columns-repeated="970"/>
        </table:table-row>
        <table:table-row table:style-name="ro1">
          <table:table-cell table:number-columns-repeated="11"/>
          <table:table-cell office:value-type="string">
            <text:p>link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11">
            <text:p>11</text:p>
          </table:table-cell>
          <table:table-cell office:value-type="float" office:value="-0.57817292">
            <text:p>-0.57817292</text:p>
          </table:table-cell>
          <table:table-cell table:formula="of:=[.P336]*[.K$13]" office:value-type="float" office:value="-0.575459941404219">
            <text:p>-0.5754599414</text:p>
          </table:table-cell>
          <table:table-cell table:number-columns-repeated="4"/>
          <table:table-cell office:value-type="string">
            <text:p>link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24">
            <text:p>24</text:p>
          </table:table-cell>
          <table:table-cell office:value-type="float" office:value="-0.3539207">
            <text:p>-0.3539207</text:p>
          </table:table-cell>
          <table:table-cell table:formula="of:=[.Z336]*[.U$26]" office:value-type="float" office:value="-0.0402493547297031">
            <text:p>-0.0402493547</text:p>
          </table:table-cell>
          <table:table-cell table:number-columns-repeated="19"/>
          <table:table-cell table:style-name="ce24" table:formula="of:=[.Z336]+[.$AM$2]*[.$AQ$12]*[.U26]" office:value-type="float" office:value="-0.362295288388486">
            <text:p>-0.3622952884</text:p>
          </table:table-cell>
          <table:table-cell table:style-name="ce17" table:formula="of:=[.$AQ$12]*[.Z336]" office:value-type="float" office:value="0.0521250485608692">
            <text:p>0.0521250485609</text:p>
          </table:table-cell>
          <table:table-cell table:number-columns-repeated="4"/>
          <table:table-cell table:style-name="ce24" table:formula="of:=[.P336]+[.$AM$2]*[.$AY$19]*[.K13]" office:value-type="float" office:value="-0.584521648887721">
            <text:p>-0.5845216489</text:p>
          </table:table-cell>
          <table:table-cell table:formula="of:=[.$AY$19]*[.P336]" office:value-type="float" office:value="0.0073759365729066">
            <text:p>0.0073759366</text:p>
          </table:table-cell>
          <table:table-cell table:number-columns-repeated="970"/>
        </table:table-row>
        <table:table-row table:style-name="ro1">
          <table:table-cell table:number-columns-repeated="11"/>
          <table:table-cell office:value-type="string">
            <text:p>link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  <table:table-cell office:value-type="float" office:value="0.44261003">
            <text:p>0.44261003</text:p>
          </table:table-cell>
          <table:table-cell table:formula="of:=[.P337]*[.K$14]" office:value-type="float" office:value="0.383348871611992">
            <text:p>0.3833488716</text:p>
          </table:table-cell>
          <table:table-cell table:number-columns-repeated="4"/>
          <table:table-cell office:value-type="string">
            <text:p>link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0.62443721">
            <text:p>0.62443721</text:p>
          </table:table-cell>
          <table:table-cell table:formula="of:=[.Z337]*[.U$27]" office:value-type="float" office:value="0.164960044800898">
            <text:p>0.1649600448</text:p>
          </table:table-cell>
          <table:table-cell table:number-columns-repeated="19"/>
          <table:table-cell table:style-name="ce24" table:formula="of:=[.Z337]+[.$AM$2]*[.$AQ$12]*[.U27]" office:value-type="float" office:value="0.604983586611074">
            <text:p>0.6049835866</text:p>
          </table:table-cell>
          <table:table-cell table:style-name="ce17" table:formula="of:=[.$AQ$12]*[.Z337]" office:value-type="float" office:value="-0.0919664204282589">
            <text:p>-0.0919664204283</text:p>
          </table:table-cell>
          <table:table-cell table:number-columns-repeated="4"/>
          <table:table-cell table:style-name="ce24" table:formula="of:=[.P337]+[.$AM$2]*[.$AY$19]*[.K14]" office:value-type="float" office:value="0.437085410536521">
            <text:p>0.4370854105</text:p>
          </table:table-cell>
          <table:table-cell table:formula="of:=[.$AY$19]*[.P337]" office:value-type="float" office:value="-0.00564651749482194">
            <text:p>-0.0056465175</text:p>
          </table:table-cell>
          <table:table-cell table:number-columns-repeated="970"/>
        </table:table-row>
        <table:table-row table:style-name="ro1">
          <table:table-cell table:number-columns-repeated="11"/>
          <table:table-cell office:value-type="string">
            <text:p>link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office:value-type="float" office:value="-1.7525842">
            <text:p>-1.7525842</text:p>
          </table:table-cell>
          <table:table-cell table:formula="of:=[.P338]*[.K$15]" office:value-type="float" office:value="-0.0000036278053998645">
            <text:p>-3.6278053998645E-006</text:p>
          </table:table-cell>
          <table:table-cell table:number-columns-repeated="4"/>
          <table:table-cell office:value-type="string">
            <text:p>link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26">
            <text:p>26</text:p>
          </table:table-cell>
          <table:table-cell office:value-type="float" office:value="0.78110933">
            <text:p>0.78110933</text:p>
          </table:table-cell>
          <table:table-cell table:formula="of:=[.Z338]*[.U$28]" office:value-type="float" office:value="0.776089537293871">
            <text:p>0.7760895373</text:p>
          </table:table-cell>
          <table:table-cell table:number-columns-repeated="19"/>
          <table:table-cell table:style-name="ce24" table:formula="of:=[.Z338]+[.$AM$2]*[.$AQ$12]*[.U28]" office:value-type="float" office:value="0.707943127283422">
            <text:p>0.7079431273</text:p>
          </table:table-cell>
          <table:table-cell table:style-name="ce17" table:formula="of:=[.$AQ$12]*[.Z338]" office:value-type="float" office:value="-0.115040916673136">
            <text:p>-0.1150409166731</text:p>
          </table:table-cell>
          <table:table-cell table:number-columns-repeated="4"/>
          <table:table-cell table:style-name="ce24" table:formula="of:=[.P338]+[.$AM$2]*[.$AY$19]*[.K15]" office:value-type="float" office:value="-1.75258421320367">
            <text:p>-1.7525842132</text:p>
          </table:table-cell>
          <table:table-cell table:formula="of:=[.$AY$19]*[.P338]" office:value-type="float" office:value="0.0223582763057776">
            <text:p>0.0223582763</text:p>
          </table:table-cell>
          <table:table-cell table:number-columns-repeated="970"/>
        </table:table-row>
        <table:table-row table:style-name="ro1">
          <table:table-cell table:number-columns-repeated="11"/>
          <table:table-cell office:value-type="string">
            <text:p>link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office:value-type="float" office:value="-0.86377239">
            <text:p>-0.86377239</text:p>
          </table:table-cell>
          <table:table-cell table:formula="of:=[.P339]*[.K$16]" office:value-type="float" office:value="-0.726788295305312">
            <text:p>-0.7267882953</text:p>
          </table:table-cell>
          <table:table-cell table:number-columns-repeated="4"/>
          <table:table-cell office:value-type="string">
            <text:p>link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27">
            <text:p>27</text:p>
          </table:table-cell>
          <table:table-cell office:value-type="float" office:value="-1.4082232">
            <text:p>-1.4082232</text:p>
          </table:table-cell>
          <table:table-cell table:formula="of:=[.Z339]*[.U$29]" office:value-type="float" office:value="-0.0590162689510793">
            <text:p>-0.059016269</text:p>
          </table:table-cell>
          <table:table-cell table:number-columns-repeated="19"/>
          <table:table-cell table:style-name="ce24" table:formula="of:=[.Z339]+[.$AM$2]*[.$AQ$12]*[.U29]" office:value-type="float" office:value="-1.41130930549187">
            <text:p>-1.4113093055</text:p>
          </table:table-cell>
          <table:table-cell table:style-name="ce17" table:formula="of:=[.$AQ$12]*[.Z339]" office:value-type="float" office:value="0.207401552620524">
            <text:p>0.2074015526205</text:p>
          </table:table-cell>
          <table:table-cell table:number-columns-repeated="4"/>
          <table:table-cell table:style-name="ce24" table:formula="of:=[.P339]+[.$AM$2]*[.$AY$19]*[.K16]" office:value-type="float" office:value="-0.869139469615837">
            <text:p>-0.8691394696</text:p>
          </table:table-cell>
          <table:table-cell table:formula="of:=[.$AY$19]*[.P339]" office:value-type="float" office:value="0.0110194202144022">
            <text:p>0.0110194202</text:p>
          </table:table-cell>
          <table:table-cell table:number-columns-repeated="970"/>
        </table:table-row>
        <table:table-row table:style-name="ro1">
          <table:table-cell table:number-columns-repeated="11"/>
          <table:table-cell office:value-type="string">
            <text:p>link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office:value-type="float" office:value="-0.85824299">
            <text:p>-0.85824299</text:p>
          </table:table-cell>
          <table:table-cell table:formula="of:=[.P340]*[.K$17]" office:value-type="float" office:value="-0.000322767556523532">
            <text:p>-0.0003227676</text:p>
          </table:table-cell>
          <table:table-cell table:number-columns-repeated="4"/>
          <table:table-cell office:value-type="string">
            <text:p>link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28">
            <text:p>28</text:p>
          </table:table-cell>
          <table:table-cell office:value-type="float" office:value="-1.3256998">
            <text:p>-1.3256998</text:p>
          </table:table-cell>
          <table:table-cell table:formula="of:=[.Z340]*[.U$30]" office:value-type="float" office:value="-1.28112974913867">
            <text:p>-1.2811297491</text:p>
          </table:table-cell>
          <table:table-cell table:number-columns-repeated="19"/>
          <table:table-cell table:style-name="ce24" table:formula="of:=[.Z340]+[.$AM$2]*[.$AQ$12]*[.U30]" office:value-type="float" office:value="-1.39686348652767">
            <text:p>-1.3968634865</text:p>
          </table:table-cell>
          <table:table-cell table:style-name="ce17" table:formula="of:=[.$AQ$12]*[.Z340]" office:value-type="float" office:value="0.195247597702352">
            <text:p>0.1952475977024</text:p>
          </table:table-cell>
          <table:table-cell table:number-columns-repeated="4"/>
          <table:table-cell table:style-name="ce24" table:formula="of:=[.P340]+[.$AM$2]*[.$AY$19]*[.K17]" office:value-type="float" office:value="-0.858245388882856">
            <text:p>-0.8582453889</text:p>
          </table:table-cell>
          <table:table-cell table:formula="of:=[.$AY$19]*[.P340]" office:value-type="float" office:value="0.0109488798928558">
            <text:p>0.0109488799</text:p>
          </table:table-cell>
          <table:table-cell table:number-columns-repeated="970"/>
        </table:table-row>
        <table:table-row table:style-name="ro1">
          <table:table-cell table:number-columns-repeated="11"/>
          <table:table-cell office:value-type="string">
            <text:p>link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office:value-type="float" office:value="-0.38284707">
            <text:p>-0.38284707</text:p>
          </table:table-cell>
          <table:table-cell table:formula="of:=[.P341]*[.K$18]" office:value-type="float" office:value="-0.000212903472642277">
            <text:p>-0.0002129035</text:p>
          </table:table-cell>
          <table:table-cell table:number-columns-repeated="4"/>
          <table:table-cell office:value-type="string">
            <text:p>node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0.34756947">
            <text:p>0.34756947</text:p>
          </table:table-cell>
          <table:table-cell table:number-columns-repeated="2"/>
          <table:table-cell table:formula="of:=SUM([.AA312:.AA340])" office:value-type="float" office:value="2.04288257302141">
            <text:p>2.042882573</text:p>
          </table:table-cell>
          <table:table-cell table:formula="of:=[.AB341]+[.Y341]" office:value-type="float" office:value="2.39045204302141">
            <text:p>2.390452043</text:p>
          </table:table-cell>
          <table:table-cell table:style-name="ce2" table:formula="of:=1/(1+(EXP([.AC341]*-1)))" office:value-type="float" office:value="0.916096320406491">
            <text:p>0.9160963204</text:p>
          </table:table-cell>
          <table:table-cell table:number-columns-repeated="15"/>
          <table:table-cell table:style-name="ce22" table:formula="of:=[.Y341]+([.$AQ$12]*[.$AM$2])" office:value-type="float" office:value="0.273930023987278">
            <text:p>0.273930024</text:p>
          </table:table-cell>
          <table:table-cell table:number-columns-repeated="6"/>
          <table:table-cell table:style-name="ce24" table:formula="of:=[.P341]+[.$AM$2]*[.$AY$19]*[.K18]" office:value-type="float" office:value="-0.38285061720958">
            <text:p>-0.3828506172</text:p>
          </table:table-cell>
          <table:table-cell table:formula="of:=[.$AY$19]*[.P341]" office:value-type="float" office:value="0.00488410232952995">
            <text:p>0.0048841023</text:p>
          </table:table-cell>
          <table:table-cell table:number-columns-repeated="970"/>
        </table:table-row>
        <table:table-row table:style-name="ro1">
          <table:table-cell table:number-columns-repeated="11"/>
          <table:table-cell office:value-type="string">
            <text:p>node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1.3340278">
            <text:p>1.3340278</text:p>
          </table:table-cell>
          <table:table-cell table:number-columns-repeated="2"/>
          <table:table-cell table:formula="of:=SUM([.Q325:.Q341])" office:value-type="float" office:value="0.980671860518366">
            <text:p>0.9806718605</text:p>
          </table:table-cell>
          <table:table-cell table:formula="of:=[.R342]+[.O342]" office:value-type="float" office:value="2.31469966051837">
            <text:p>2.3146996605</text:p>
          </table:table-cell>
          <table:table-cell table:formula="of:=1/(1+(EXP([.S342]*-1)))" office:value-type="float" office:value="0.910087163438012">
            <text:p>0.9100871634</text:p>
          </table:table-cell>
          <table:table-cell/>
          <table:table-cell office:value-type="string">
            <text:p>comment</text:p>
          </table:table-cell>
          <table:table-cell office:value-type="string">
            <text:p>TBD:node modifiers</text:p>
          </table:table-cell>
          <table:table-cell table:number-columns-repeated="28"/>
          <table:table-cell table:style-name="ce22" table:formula="of:=[.O342]+([.$AY$19]*[.$AM$2])" office:value-type="float" office:value="1.3276491403311">
            <text:p>1.3276491403</text:p>
          </table:table-cell>
          <table:table-cell table:number-columns-repeated="972"/>
        </table:table-row>
        <table:table-row table:style-name="ro1">
          <table:table-cell table:number-columns-repeated="11"/>
          <table:table-cell office:value-type="string">
            <text:p>comment</text:p>
          </table:table-cell>
          <table:table-cell office:value-type="string">
            <text:p>TBD:node modifiers</text:p>
          </table:table-cell>
          <table:table-cell table:number-columns-repeated="8"/>
          <table:table-cell office:value-type="string">
            <text:p>link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0.78227311">
            <text:p>0.78227311</text:p>
          </table:table-cell>
          <table:table-cell table:formula="of:=[.Z343]*[.U$2]" office:value-type="float" office:value="0.016614170980479">
            <text:p>0.016614171</text:p>
          </table:table-cell>
          <table:table-cell table:number-columns-repeated="19"/>
          <table:table-cell table:style-name="ce24" table:formula="of:=[.Z343]+[.$AM$2]*[.$AQ$13]*[.U2]" office:value-type="float" office:value="0.778221289775069">
            <text:p>0.7782212898</text:p>
          </table:table-cell>
          <table:table-cell table:style-name="ce17" table:formula="of:=[.$AQ$13]*[.Z343]" office:value-type="float" office:value="-0.298482100277622">
            <text:p>-0.2984821002776</text:p>
          </table:table-cell>
          <table:table-cell table:number-columns-repeated="976"/>
        </table:table-row>
        <table:table-row table:style-name="ro1">
          <table:table-cell table:number-columns-repeated="11"/>
          <table:table-cell office:value-type="string">
            <text:p>link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-1.0952668">
            <text:p>-1.0952668</text:p>
          </table:table-cell>
          <table:table-cell table:formula="of:=[.P344]*[.K$2]" office:value-type="float" office:value="-1.02470059207607">
            <text:p>-1.0247005921</text:p>
          </table:table-cell>
          <table:table-cell table:number-columns-repeated="4"/>
          <table:table-cell office:value-type="string">
            <text:p>link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-0.13858557">
            <text:p>-0.13858557</text:p>
          </table:table-cell>
          <table:table-cell table:formula="of:=[.Z344]*[.U$3]" office:value-type="float" office:value="-0.0388058968001193">
            <text:p>-0.0388058968</text:p>
          </table:table-cell>
          <table:table-cell table:number-columns-repeated="19"/>
          <table:table-cell table:style-name="ce24" table:formula="of:=[.Z344]+[.$AM$2]*[.$AQ$13]*[.U3]" office:value-type="float" office:value="-0.192006273908908">
            <text:p>-0.1920062739</text:p>
          </table:table-cell>
          <table:table-cell table:style-name="ce17" table:formula="of:=[.$AQ$13]*[.Z344]" office:value-type="float" office:value="0.0528783508892073">
            <text:p>0.0528783508892</text:p>
          </table:table-cell>
          <table:table-cell table:number-columns-repeated="4"/>
          <table:table-cell table:style-name="ce24" table:formula="of:=[.P344]+[.$AM$2]*[.$AY$20]*[.K2]" office:value-type="float" office:value="-1.09282537485679">
            <text:p>-1.0928253749</text:p>
          </table:table-cell>
          <table:table-cell table:formula="of:=[.$AY$20]*[.P344]" office:value-type="float" office:value="-0.00571631652007301">
            <text:p>-0.0057163165</text:p>
          </table:table-cell>
          <table:table-cell table:number-columns-repeated="970"/>
        </table:table-row>
        <table:table-row table:style-name="ro1">
          <table:table-cell table:number-columns-repeated="11"/>
          <table:table-cell office:value-type="string">
            <text:p>link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-0.24207878">
            <text:p>-0.24207878</text:p>
          </table:table-cell>
          <table:table-cell table:formula="of:=[.P345]*[.K$3]" office:value-type="float" office:value="-0.0491049490007688">
            <text:p>-0.049104949</text:p>
          </table:table-cell>
          <table:table-cell table:number-columns-repeated="4"/>
          <table:table-cell office:value-type="string">
            <text:p>link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-1.2787919">
            <text:p>-1.2787919</text:p>
          </table:table-cell>
          <table:table-cell table:formula="of:=[.Z345]*[.U$4]" office:value-type="float" office:value="-1.11949590239351">
            <text:p>-1.1194959024</text:p>
          </table:table-cell>
          <table:table-cell table:number-columns-repeated="19"/>
          <table:table-cell table:style-name="ce24" table:formula="of:=[.Z345]+[.$AM$2]*[.$AQ$13]*[.U4]" office:value-type="float" office:value="-1.44580576476385">
            <text:p>-1.4458057648</text:p>
          </table:table-cell>
          <table:table-cell table:style-name="ce17" table:formula="of:=[.$AQ$13]*[.Z345]" office:value-type="float" office:value="0.487932522862778">
            <text:p>0.4879325228628</text:p>
          </table:table-cell>
          <table:table-cell table:number-columns-repeated="4"/>
          <table:table-cell table:style-name="ce24" table:formula="of:=[.P345]+[.$AM$2]*[.$AY$20]*[.K3]" office:value-type="float" office:value="-0.241549439782471">
            <text:p>-0.2415494398</text:p>
          </table:table-cell>
          <table:table-cell table:formula="of:=[.$AY$20]*[.P345]" office:value-type="float" office:value="-0.00126343547460137">
            <text:p>-0.0012634355</text:p>
          </table:table-cell>
          <table:table-cell table:number-columns-repeated="970"/>
        </table:table-row>
        <table:table-row table:style-name="ro1">
          <table:table-cell table:number-columns-repeated="11"/>
          <table:table-cell office:value-type="string">
            <text:p>link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1.1658543">
            <text:p>1.1658543</text:p>
          </table:table-cell>
          <table:table-cell table:formula="of:=[.P346]*[.K$4]" office:value-type="float" office:value="1.08816557581267">
            <text:p>1.0881655758</text:p>
          </table:table-cell>
          <table:table-cell table:number-columns-repeated="4"/>
          <table:table-cell office:value-type="string">
            <text:p>link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1.3043801">
            <text:p>1.3043801</text:p>
          </table:table-cell>
          <table:table-cell table:formula="of:=[.Z346]*[.U$5]" office:value-type="float" office:value="1.25305417546296">
            <text:p>1.2530541755</text:p>
          </table:table-cell>
          <table:table-cell table:number-columns-repeated="19"/>
          <table:table-cell table:style-name="ce24" table:formula="of:=[.Z346]+[.$AM$2]*[.$AQ$13]*[.U5]" office:value-type="float" office:value="1.12110832845195">
            <text:p>1.1211083285</text:p>
          </table:table-cell>
          <table:table-cell table:style-name="ce17" table:formula="of:=[.$AQ$13]*[.Z346]" office:value-type="float" office:value="-0.497695890132712">
            <text:p>-0.4976958901327</text:p>
          </table:table-cell>
          <table:table-cell table:number-columns-repeated="4"/>
          <table:table-cell table:style-name="ce24" table:formula="of:=[.P346]+[.$AM$2]*[.$AY$20]*[.K4]" office:value-type="float" office:value="1.16828996218305">
            <text:p>1.1682899622</text:p>
          </table:table-cell>
          <table:table-cell table:formula="of:=[.$AY$20]*[.P346]" office:value-type="float" office:value="0.0060847203577139">
            <text:p>0.0060847204</text:p>
          </table:table-cell>
          <table:table-cell table:number-columns-repeated="970"/>
        </table:table-row>
        <table:table-row table:style-name="ro1">
          <table:table-cell table:number-columns-repeated="11"/>
          <table:table-cell office:value-type="string">
            <text:p>link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0.64403546">
            <text:p>0.64403546</text:p>
          </table:table-cell>
          <table:table-cell table:formula="of:=[.P347]*[.K$5]" office:value-type="float" office:value="0.00214609931755665">
            <text:p>0.0021460993</text:p>
          </table:table-cell>
          <table:table-cell table:number-columns-repeated="4"/>
          <table:table-cell office:value-type="string">
            <text:p>link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1.056934">
            <text:p>1.056934</text:p>
          </table:table-cell>
          <table:table-cell table:formula="of:=[.Z347]*[.U$6]" office:value-type="float" office:value="0.885996970835982">
            <text:p>0.8859969708</text:p>
          </table:table-cell>
          <table:table-cell table:number-columns-repeated="19"/>
          <table:table-cell table:style-name="ce24" table:formula="of:=[.Z347]+[.$AM$2]*[.$AQ$13]*[.U6]" office:value-type="float" office:value="0.897009772102948">
            <text:p>0.8970097721</text:p>
          </table:table-cell>
          <table:table-cell table:style-name="ce17" table:formula="of:=[.$AQ$13]*[.Z347]" office:value-type="float" office:value="-0.403280997572355">
            <text:p>-0.4032809975724</text:p>
          </table:table-cell>
          <table:table-cell table:number-columns-repeated="4"/>
          <table:table-cell table:style-name="ce24" table:formula="of:=[.P347]+[.$AM$2]*[.$AY$20]*[.K5]" office:value-type="float" office:value="0.644044155736791">
            <text:p>0.6440441557</text:p>
          </table:table-cell>
          <table:table-cell table:formula="of:=[.$AY$20]*[.P347]" office:value-type="float" office:value="0.00336129109319375">
            <text:p>0.0033612911</text:p>
          </table:table-cell>
          <table:table-cell table:number-columns-repeated="970"/>
        </table:table-row>
        <table:table-row table:style-name="ro1">
          <table:table-cell table:number-columns-repeated="11"/>
          <table:table-cell office:value-type="string">
            <text:p>link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4">
            <text:p>4</text:p>
          </table:table-cell>
          <table:table-cell office:value-type="float" office:value="1.2106431">
            <text:p>1.2106431</text:p>
          </table:table-cell>
          <table:table-cell table:formula="of:=[.P348]*[.K$6]" office:value-type="float" office:value="0.000122104947678823">
            <text:p>0.0001221049</text:p>
          </table:table-cell>
          <table:table-cell table:number-columns-repeated="4"/>
          <table:table-cell office:value-type="string">
            <text:p>link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1.4178513">
            <text:p>1.4178513</text:p>
          </table:table-cell>
          <table:table-cell table:formula="of:=[.Z348]*[.U$7]" office:value-type="float" office:value="0.30883627696624">
            <text:p>0.308836277</text:p>
          </table:table-cell>
          <table:table-cell table:number-columns-repeated="19"/>
          <table:table-cell table:style-name="ce24" table:formula="of:=[.Z348]+[.$AM$2]*[.$AQ$13]*[.U7]" office:value-type="float" office:value="1.37629589522435">
            <text:p>1.3762958952</text:p>
          </table:table-cell>
          <table:table-cell table:style-name="ce17" table:formula="of:=[.$AQ$13]*[.Z348]" office:value-type="float" office:value="-0.540991667098665">
            <text:p>-0.5409916670987</text:p>
          </table:table-cell>
          <table:table-cell table:number-columns-repeated="4"/>
          <table:table-cell table:style-name="ce24" table:formula="of:=[.P348]+[.$AM$2]*[.$AY$20]*[.K6]" office:value-type="float" office:value="1.21064336319854">
            <text:p>1.2106433632</text:p>
          </table:table-cell>
          <table:table-cell table:formula="of:=[.$AY$20]*[.P348]" office:value-type="float" office:value="0.00631847797490292">
            <text:p>0.006318478</text:p>
          </table:table-cell>
          <table:table-cell table:number-columns-repeated="970"/>
        </table:table-row>
        <table:table-row table:style-name="ro1">
          <table:table-cell table:number-columns-repeated="11"/>
          <table:table-cell office:value-type="string">
            <text:p>link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5">
            <text:p>5</text:p>
          </table:table-cell>
          <table:table-cell office:value-type="float" office:value="-2.0845084">
            <text:p>-2.0845084</text:p>
          </table:table-cell>
          <table:table-cell table:formula="of:=[.P349]*[.K$7]" office:value-type="float" office:value="-2.07747083164413">
            <text:p>-2.0774708316</text:p>
          </table:table-cell>
          <table:table-cell table:number-columns-repeated="4"/>
          <table:table-cell office:value-type="string">
            <text:p>link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0.048035502">
            <text:p>0.048035502</text:p>
          </table:table-cell>
          <table:table-cell table:formula="of:=[.Z349]*[.U$8]" office:value-type="float" office:value="0.0458127195755346">
            <text:p>0.0458127196</text:p>
          </table:table-cell>
          <table:table-cell table:number-columns-repeated="19"/>
          <table:table-cell table:style-name="ce24" table:formula="of:=[.Z349]+[.$AM$2]*[.$AQ$13]*[.U8]" office:value-type="float" office:value="-0.133915157527148">
            <text:p>-0.1339151575</text:p>
          </table:table-cell>
          <table:table-cell table:style-name="ce17" table:formula="of:=[.$AQ$13]*[.Z349]" office:value-type="float" office:value="-0.0183283016398837">
            <text:p>-0.0183283016399</text:p>
          </table:table-cell>
          <table:table-cell table:number-columns-repeated="4"/>
          <table:table-cell table:style-name="ce24" table:formula="of:=[.P349]+[.$AM$2]*[.$AY$20]*[.K7]" office:value-type="float" office:value="-2.08190765582489">
            <text:p>-2.0819076558</text:p>
          </table:table-cell>
          <table:table-cell table:formula="of:=[.$AY$20]*[.P349]" office:value-type="float" office:value="-0.0108792759929827">
            <text:p>-0.010879276</text:p>
          </table:table-cell>
          <table:table-cell table:number-columns-repeated="970"/>
        </table:table-row>
        <table:table-row table:style-name="ro1">
          <table:table-cell table:number-columns-repeated="11"/>
          <table:table-cell office:value-type="string">
            <text:p>link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float" office:value="1.7779527">
            <text:p>1.7779527</text:p>
          </table:table-cell>
          <table:table-cell table:formula="of:=[.P350]*[.K$8]" office:value-type="float" office:value="1.7377372456869">
            <text:p>1.7377372457</text:p>
          </table:table-cell>
          <table:table-cell table:number-columns-repeated="4"/>
          <table:table-cell office:value-type="string">
            <text:p>link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-1.1696019">
            <text:p>-1.1696019</text:p>
          </table:table-cell>
          <table:table-cell table:formula="of:=[.Z350]*[.U$9]" office:value-type="float" office:value="-0.0362439418483928">
            <text:p>-0.0362439418</text:p>
          </table:table-cell>
          <table:table-cell table:number-columns-repeated="19"/>
          <table:table-cell table:style-name="ce24" table:formula="of:=[.Z350]+[.$AM$2]*[.$AQ$13]*[.U9]" office:value-type="float" office:value="-1.17551380237934">
            <text:p>-1.1755138024</text:p>
          </table:table-cell>
          <table:table-cell table:style-name="ce17" table:formula="of:=[.$AQ$13]*[.Z350]" office:value-type="float" office:value="0.446270269472381">
            <text:p>0.4462702694724</text:p>
          </table:table-cell>
          <table:table-cell table:number-columns-repeated="4"/>
          <table:table-cell table:style-name="ce24" table:formula="of:=[.P350]+[.$AM$2]*[.$AY$20]*[.K8]" office:value-type="float" office:value="1.78050322894079">
            <text:p>1.7805032289</text:p>
          </table:table-cell>
          <table:table-cell table:formula="of:=[.$AY$20]*[.P350]" office:value-type="float" office:value="0.00927932846217781">
            <text:p>0.0092793285</text:p>
          </table:table-cell>
          <table:table-cell table:number-columns-repeated="970"/>
        </table:table-row>
        <table:table-row table:style-name="ro1">
          <table:table-cell table:number-columns-repeated="11"/>
          <table:table-cell office:value-type="string">
            <text:p>link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7">
            <text:p>7</text:p>
          </table:table-cell>
          <table:table-cell office:value-type="float" office:value="-1.3153541">
            <text:p>-1.3153541</text:p>
          </table:table-cell>
          <table:table-cell table:formula="of:=[.P351]*[.K$9]" office:value-type="float" office:value="-0.0290776743898691">
            <text:p>-0.0290776744</text:p>
          </table:table-cell>
          <table:table-cell table:number-columns-repeated="4"/>
          <table:table-cell office:value-type="string">
            <text:p>link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1.2026591">
            <text:p>1.2026591</text:p>
          </table:table-cell>
          <table:table-cell table:formula="of:=[.Z351]*[.U$10]" office:value-type="float" office:value="1.20247966060014">
            <text:p>1.2024796606</text:p>
          </table:table-cell>
          <table:table-cell table:number-columns-repeated="19"/>
          <table:table-cell table:style-name="ce24" table:formula="of:=[.Z351]+[.$AM$2]*[.$AQ$13]*[.U10]" office:value-type="float" office:value="1.01190886055514">
            <text:p>1.0119088606</text:p>
          </table:table-cell>
          <table:table-cell table:style-name="ce17" table:formula="of:=[.$AQ$13]*[.Z351]" office:value-type="float" office:value="-0.458883489023412">
            <text:p>-0.4588834890234</text:p>
          </table:table-cell>
          <table:table-cell table:number-columns-repeated="4"/>
          <table:table-cell table:style-name="ce24" table:formula="of:=[.P351]+[.$AM$2]*[.$AY$20]*[.K9]" office:value-type="float" office:value="-1.31529641228522">
            <text:p>-1.3152964123</text:p>
          </table:table-cell>
          <table:table-cell table:formula="of:=[.$AY$20]*[.P351]" office:value-type="float" office:value="-0.00686497606937028">
            <text:p>-0.0068649761</text:p>
          </table:table-cell>
          <table:table-cell table:number-columns-repeated="970"/>
        </table:table-row>
        <table:table-row table:style-name="ro1">
          <table:table-cell table:number-columns-repeated="11"/>
          <table:table-cell office:value-type="string">
            <text:p>link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8">
            <text:p>8</text:p>
          </table:table-cell>
          <table:table-cell office:value-type="float" office:value="-1.9549775">
            <text:p>-1.9549775</text:p>
          </table:table-cell>
          <table:table-cell table:formula="of:=[.P352]*[.K$10]" office:value-type="float" office:value="-0.0119986356378834">
            <text:p>-0.0119986356</text:p>
          </table:table-cell>
          <table:table-cell table:number-columns-repeated="4"/>
          <table:table-cell office:value-type="string">
            <text:p>link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1.0120497">
            <text:p>1.0120497</text:p>
          </table:table-cell>
          <table:table-cell table:formula="of:=[.Z352]*[.U$11]" office:value-type="float" office:value="0.565191715162017">
            <text:p>0.5651917152</text:p>
          </table:table-cell>
          <table:table-cell table:number-columns-repeated="19"/>
          <table:table-cell table:style-name="ce24" table:formula="of:=[.Z352]+[.$AM$2]*[.$AQ$13]*[.U11]" office:value-type="float" office:value="0.905506965035209">
            <text:p>0.9055069650</text:p>
          </table:table-cell>
          <table:table-cell table:style-name="ce17" table:formula="of:=[.$AQ$13]*[.Z352]" office:value-type="float" office:value="-0.38615506039999">
            <text:p>-0.3861550604000</text:p>
          </table:table-cell>
          <table:table-cell table:number-columns-repeated="4"/>
          <table:table-cell table:style-name="ce24" table:formula="of:=[.P352]+[.$AM$2]*[.$AY$20]*[.K10]" office:value-type="float" office:value="-1.95496148391183">
            <text:p>-1.9549614839</text:p>
          </table:table-cell>
          <table:table-cell table:formula="of:=[.$AY$20]*[.P352]" office:value-type="float" office:value="-0.0102032401416906">
            <text:p>-0.0102032401</text:p>
          </table:table-cell>
          <table:table-cell table:number-columns-repeated="970"/>
        </table:table-row>
        <table:table-row table:style-name="ro1">
          <table:table-cell table:number-columns-repeated="11"/>
          <table:table-cell office:value-type="string">
            <text:p>link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9">
            <text:p>9</text:p>
          </table:table-cell>
          <table:table-cell office:value-type="float" office:value="1.4745326">
            <text:p>1.4745326</text:p>
          </table:table-cell>
          <table:table-cell table:formula="of:=[.P353]*[.K$11]" office:value-type="float" office:value="0.00108141454802564">
            <text:p>0.0010814145</text:p>
          </table:table-cell>
          <table:table-cell table:number-columns-repeated="4"/>
          <table:table-cell office:value-type="string">
            <text:p>link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1.3248814">
            <text:p>1.3248814</text:p>
          </table:table-cell>
          <table:table-cell table:formula="of:=[.Z353]*[.U$12]" office:value-type="float" office:value="0.182325723235615">
            <text:p>0.1823257232</text:p>
          </table:table-cell>
          <table:table-cell table:number-columns-repeated="19"/>
          <table:table-cell table:style-name="ce24" table:formula="of:=[.Z353]+[.$AM$2]*[.$AQ$13]*[.U12]" office:value-type="float" office:value="1.29862707625915">
            <text:p>1.2986270763</text:p>
          </table:table-cell>
          <table:table-cell table:style-name="ce17" table:formula="of:=[.$AQ$13]*[.Z353]" office:value-type="float" office:value="-0.505518313023385">
            <text:p>-0.5055183130234</text:p>
          </table:table-cell>
          <table:table-cell table:number-columns-repeated="4"/>
          <table:table-cell table:style-name="ce24" table:formula="of:=[.P353]+[.$AM$2]*[.$AY$20]*[.K11]" office:value-type="float" office:value="1.47453451383361">
            <text:p>1.4745345138</text:p>
          </table:table-cell>
          <table:table-cell table:formula="of:=[.$AY$20]*[.P353]" office:value-type="float" office:value="0.00769574596871393">
            <text:p>0.007695746</text:p>
          </table:table-cell>
          <table:table-cell table:number-columns-repeated="970"/>
        </table:table-row>
        <table:table-row table:style-name="ro1">
          <table:table-cell table:number-columns-repeated="11"/>
          <table:table-cell office:value-type="string">
            <text:p>link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 office:value-type="float" office:value="0.62799239">
            <text:p>0.62799239</text:p>
          </table:table-cell>
          <table:table-cell table:formula="of:=[.P354]*[.K$12]" office:value-type="float" office:value="0.168133553846504">
            <text:p>0.1681335538</text:p>
          </table:table-cell>
          <table:table-cell table:number-columns-repeated="4"/>
          <table:table-cell office:value-type="string">
            <text:p>link</text:p>
          </table:table-cell>
          <table:table-cell office:value-type="float" office:value="3">
            <text:p>3</text:p>
          </table:table-cell>
          <table:table-cell table:number-columns-repeated="2" office:value-type="float" office:value="11">
            <text:p>11</text:p>
          </table:table-cell>
          <table:table-cell office:value-type="float" office:value="0.50008762">
            <text:p>0.50008762</text:p>
          </table:table-cell>
          <table:table-cell table:formula="of:=[.Z354]*[.U$13]" office:value-type="float" office:value="0.00326197420450794">
            <text:p>0.0032619742</text:p>
          </table:table-cell>
          <table:table-cell table:number-columns-repeated="19"/>
          <table:table-cell table:style-name="ce24" table:formula="of:=[.Z354]+[.$AM$2]*[.$AQ$13]*[.U13]" office:value-type="float" office:value="0.498843207648061">
            <text:p>0.4988432076</text:p>
          </table:table-cell>
          <table:table-cell table:style-name="ce17" table:formula="of:=[.$AQ$13]*[.Z354]" office:value-type="float" office:value="-0.190812136109904">
            <text:p>-0.1908121361099</text:p>
          </table:table-cell>
          <table:table-cell table:number-columns-repeated="4"/>
          <table:table-cell table:style-name="ce24" table:formula="of:=[.P354]+[.$AM$2]*[.$AY$20]*[.K12]" office:value-type="float" office:value="0.628691050774434">
            <text:p>0.6286910508</text:p>
          </table:table-cell>
          <table:table-cell table:formula="of:=[.$AY$20]*[.P354]" office:value-type="float" office:value="0.00327756056646393">
            <text:p>0.0032775606</text:p>
          </table:table-cell>
          <table:table-cell table:number-columns-repeated="970"/>
        </table:table-row>
        <table:table-row table:style-name="ro1">
          <table:table-cell table:number-columns-repeated="11"/>
          <table:table-cell office:value-type="string">
            <text:p>link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  <table:table-cell office:value-type="float" office:value="-1.944212">
            <text:p>-1.944212</text:p>
          </table:table-cell>
          <table:table-cell table:formula="of:=[.P355]*[.K$13]" office:value-type="float" office:value="-1.93508911416567">
            <text:p>-1.9350891142</text:p>
          </table:table-cell>
          <table:table-cell table:number-columns-repeated="4"/>
          <table:table-cell office:value-type="string">
            <text:p>link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0.88460755">
            <text:p>0.88460755</text:p>
          </table:table-cell>
          <table:table-cell table:formula="of:=[.Z355]*[.U$14]" office:value-type="float" office:value="0.860299069658295">
            <text:p>0.8602990697</text:p>
          </table:table-cell>
          <table:table-cell table:number-columns-repeated="19"/>
          <table:table-cell table:style-name="ce24" table:formula="of:=[.Z355]+[.$AM$2]*[.$AQ$13]*[.U14]" office:value-type="float" office:value="0.699071329328287">
            <text:p>0.6990713293</text:p>
          </table:table-cell>
          <table:table-cell table:style-name="ce17" table:formula="of:=[.$AQ$13]*[.Z355]" office:value-type="float" office:value="-0.337528563963348">
            <text:p>-0.3375285639633</text:p>
          </table:table-cell>
          <table:table-cell table:number-columns-repeated="4"/>
          <table:table-cell table:style-name="ce24" table:formula="of:=[.P355]+[.$AM$2]*[.$AY$20]*[.K13]" office:value-type="float" office:value="-1.94161469052616">
            <text:p>-1.9416146905</text:p>
          </table:table-cell>
          <table:table-cell table:formula="of:=[.$AY$20]*[.P355]" office:value-type="float" office:value="-0.0101470538266331">
            <text:p>-0.0101470538</text:p>
          </table:table-cell>
          <table:table-cell table:number-columns-repeated="970"/>
        </table:table-row>
        <table:table-row table:style-name="ro1">
          <table:table-cell table:number-columns-repeated="11"/>
          <table:table-cell office:value-type="string">
            <text:p>link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office:value-type="float" office:value="1.5379583">
            <text:p>1.5379583</text:p>
          </table:table-cell>
          <table:table-cell table:formula="of:=[.P356]*[.K$14]" office:value-type="float" office:value="1.33204071062578">
            <text:p>1.3320407106</text:p>
          </table:table-cell>
          <table:table-cell table:number-columns-repeated="4"/>
          <table:table-cell office:value-type="string">
            <text:p>link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0.8641842">
            <text:p>0.8641842</text:p>
          </table:table-cell>
          <table:table-cell table:formula="of:=[.Z356]*[.U$15]" office:value-type="float" office:value="0.783898125499933">
            <text:p>0.7838981255</text:p>
          </table:table-cell>
          <table:table-cell table:number-columns-repeated="19"/>
          <table:table-cell table:style-name="ce24" table:formula="of:=[.Z356]+[.$AM$2]*[.$AQ$13]*[.U15]" office:value-type="float" office:value="0.691129579827646">
            <text:p>0.6911295798</text:p>
          </table:table-cell>
          <table:table-cell table:style-name="ce17" table:formula="of:=[.$AQ$13]*[.Z356]" office:value-type="float" office:value="-0.329735883472636">
            <text:p>-0.3297358834726</text:p>
          </table:table-cell>
          <table:table-cell table:number-columns-repeated="4"/>
          <table:table-cell table:style-name="ce24" table:formula="of:=[.P356]+[.$AM$2]*[.$AY$20]*[.K14]" office:value-type="float" office:value="1.54021846053381">
            <text:p>1.5402184605</text:p>
          </table:table-cell>
          <table:table-cell table:formula="of:=[.$AY$20]*[.P356]" office:value-type="float" office:value="0.00802677159343587">
            <text:p>0.0080267716</text:p>
          </table:table-cell>
          <table:table-cell table:number-columns-repeated="970"/>
        </table:table-row>
        <table:table-row table:style-name="ro1">
          <table:table-cell table:number-columns-repeated="11"/>
          <table:table-cell office:value-type="string">
            <text:p>link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  <table:table-cell office:value-type="float" office:value="1.7061665">
            <text:p>1.7061665</text:p>
          </table:table-cell>
          <table:table-cell table:formula="of:=[.P357]*[.K$15]" office:value-type="float" office:value="0.00000353172192341339">
            <text:p>3.53172192341339E-006</text:p>
          </table:table-cell>
          <table:table-cell table:number-columns-repeated="4"/>
          <table:table-cell office:value-type="string">
            <text:p>link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office:value-type="float" office:value="-1.1109633">
            <text:p>-1.1109633</text:p>
          </table:table-cell>
          <table:table-cell table:formula="of:=[.Z357]*[.U$16]" office:value-type="float" office:value="-0.0545266132116615">
            <text:p>-0.0545266132</text:p>
          </table:table-cell>
          <table:table-cell table:number-columns-repeated="19"/>
          <table:table-cell table:style-name="ce24" table:formula="of:=[.Z357]+[.$AM$2]*[.$AQ$13]*[.U16]" office:value-type="float" office:value="-1.12032681057208">
            <text:p>-1.1203268106</text:p>
          </table:table-cell>
          <table:table-cell table:style-name="ce17" table:formula="of:=[.$AQ$13]*[.Z357]" office:value-type="float" office:value="0.423896277241791">
            <text:p>0.4238962772418</text:p>
          </table:table-cell>
          <table:table-cell table:number-columns-repeated="4"/>
          <table:table-cell table:style-name="ce24" table:formula="of:=[.P357]+[.$AM$2]*[.$AY$20]*[.K15]" office:value-type="float" office:value="1.70616650540171">
            <text:p>1.7061665054</text:p>
          </table:table-cell>
          <table:table-cell table:formula="of:=[.$AY$20]*[.P357]" office:value-type="float" office:value="0.00890466847889952">
            <text:p>0.0089046685</text:p>
          </table:table-cell>
          <table:table-cell table:number-columns-repeated="970"/>
        </table:table-row>
        <table:table-row table:style-name="ro1">
          <table:table-cell table:number-columns-repeated="11"/>
          <table:table-cell office:value-type="string">
            <text:p>link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14">
            <text:p>14</text:p>
          </table:table-cell>
          <table:table-cell office:value-type="float" office:value="1.6332874">
            <text:p>1.6332874</text:p>
          </table:table-cell>
          <table:table-cell table:formula="of:=[.P358]*[.K$16]" office:value-type="float" office:value="1.37426731733072">
            <text:p>1.3742673173</text:p>
          </table:table-cell>
          <table:table-cell table:number-columns-repeated="4"/>
          <table:table-cell office:value-type="string">
            <text:p>link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-0.99178219">
            <text:p>-0.99178219</text:p>
          </table:table-cell>
          <table:table-cell table:formula="of:=[.Z358]*[.U$17]" office:value-type="float" office:value="-0.269909434750476">
            <text:p>-0.2699094348</text:p>
          </table:table-cell>
          <table:table-cell table:number-columns-repeated="19"/>
          <table:table-cell table:style-name="ce24" table:formula="of:=[.Z358]+[.$AM$2]*[.$AQ$13]*[.U17]" office:value-type="float" office:value="-1.04370182789198">
            <text:p>-1.0437018279</text:p>
          </table:table-cell>
          <table:table-cell table:style-name="ce17" table:formula="of:=[.$AQ$13]*[.Z358]" office:value-type="float" office:value="0.378421841815757">
            <text:p>0.3784218418158</text:p>
          </table:table-cell>
          <table:table-cell table:number-columns-repeated="4"/>
          <table:table-cell table:style-name="ce24" table:formula="of:=[.P358]+[.$AM$2]*[.$AY$20]*[.K16]" office:value-type="float" office:value="1.63548310987825">
            <text:p>1.6354831099</text:p>
          </table:table-cell>
          <table:table-cell table:formula="of:=[.$AY$20]*[.P358]" office:value-type="float" office:value="0.00852430453168771">
            <text:p>0.0085243045</text:p>
          </table:table-cell>
          <table:table-cell table:number-columns-repeated="970"/>
        </table:table-row>
        <table:table-row table:style-name="ro1">
          <table:table-cell table:number-columns-repeated="11"/>
          <table:table-cell office:value-type="string">
            <text:p>link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  <table:table-cell office:value-type="float" office:value="0.095330715">
            <text:p>0.095330715</text:p>
          </table:table-cell>
          <table:table-cell table:formula="of:=[.P359]*[.K$17]" office:value-type="float" office:value="0.0000358519234071358">
            <text:p>3.58519234071358E-005</text:p>
          </table:table-cell>
          <table:table-cell table:number-columns-repeated="4"/>
          <table:table-cell office:value-type="string">
            <text:p>link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-0.27444685">
            <text:p>-0.27444685</text:p>
          </table:table-cell>
          <table:table-cell table:formula="of:=[.Z359]*[.U$18]" office:value-type="float" office:value="-0.0111308602926669">
            <text:p>-0.0111308603</text:p>
          </table:table-cell>
          <table:table-cell table:number-columns-repeated="19"/>
          <table:table-cell table:style-name="ce24" table:formula="of:=[.Z359]+[.$AM$2]*[.$AQ$13]*[.U18]" office:value-type="float" office:value="-0.282184344897808">
            <text:p>-0.2821843449</text:p>
          </table:table-cell>
          <table:table-cell table:style-name="ce17" table:formula="of:=[.$AQ$13]*[.Z359]" office:value-type="float" office:value="0.104717228747103">
            <text:p>0.1047172287471</text:p>
          </table:table-cell>
          <table:table-cell table:number-columns-repeated="4"/>
          <table:table-cell table:style-name="ce24" table:formula="of:=[.P359]+[.$AM$2]*[.$AY$20]*[.K17]" office:value-type="float" office:value="0.0953316963997856">
            <text:p>0.0953316964</text:p>
          </table:table-cell>
          <table:table-cell table:formula="of:=[.$AY$20]*[.P359]" office:value-type="float" office:value="0.000497541367112444">
            <text:p>0.0004975414</text:p>
          </table:table-cell>
          <table:table-cell table:number-columns-repeated="970"/>
        </table:table-row>
        <table:table-row table:style-name="ro1">
          <table:table-cell table:number-columns-repeated="11"/>
          <table:table-cell office:value-type="string">
            <text:p>link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16">
            <text:p>16</text:p>
          </table:table-cell>
          <table:table-cell office:value-type="float" office:value="0.66653645">
            <text:p>0.66653645</text:p>
          </table:table-cell>
          <table:table-cell table:formula="of:=[.P360]*[.K$18]" office:value-type="float" office:value="0.000370664779666866">
            <text:p>0.0003706648</text:p>
          </table:table-cell>
          <table:table-cell table:number-columns-repeated="4"/>
          <table:table-cell office:value-type="string">
            <text:p>link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17">
            <text:p>17</text:p>
          </table:table-cell>
          <table:table-cell office:value-type="float" office:value="0.39400291">
            <text:p>0.39400291</text:p>
          </table:table-cell>
          <table:table-cell table:formula="of:=[.Z360]*[.U$19]" office:value-type="float" office:value="0.358576990748222">
            <text:p>0.3585769907</text:p>
          </table:table-cell>
          <table:table-cell table:number-columns-repeated="19"/>
          <table:table-cell table:style-name="ce24" table:formula="of:=[.Z360]+[.$AM$2]*[.$AQ$13]*[.U19]" office:value-type="float" office:value="0.220377660386932">
            <text:p>0.2203776604</text:p>
          </table:table-cell>
          <table:table-cell table:style-name="ce17" table:formula="of:=[.$AQ$13]*[.Z360]" office:value-type="float" office:value="-0.150334729123305">
            <text:p>-0.1503347291233</text:p>
          </table:table-cell>
          <table:table-cell table:number-columns-repeated="4"/>
          <table:table-cell table:style-name="ce24" table:formula="of:=[.P360]+[.$AM$2]*[.$AY$20]*[.K18]" office:value-type="float" office:value="0.666537901188295">
            <text:p>0.6665379012</text:p>
          </table:table-cell>
          <table:table-cell table:formula="of:=[.$AY$20]*[.P360]" office:value-type="float" office:value="0.00347872620658804">
            <text:p>0.0034787262</text:p>
          </table:table-cell>
          <table:table-cell table:number-columns-repeated="970"/>
        </table:table-row>
        <table:table-row table:style-name="ro1">
          <table:table-cell table:number-columns-repeated="11"/>
          <table:table-cell office:value-type="string">
            <text:p>node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-3.8500962">
            <text:p>-3.8500962</text:p>
          </table:table-cell>
          <table:table-cell table:number-columns-repeated="2"/>
          <table:table-cell table:formula="of:=SUM([.Q344:.Q360])" office:value-type="float" office:value="0.576662273626438">
            <text:p>0.5766622736</text:p>
          </table:table-cell>
          <table:table-cell table:formula="of:=[.R361]+[.O361]" office:value-type="float" office:value="-3.27343392637356">
            <text:p>-3.2734339264</text:p>
          </table:table-cell>
          <table:table-cell table:formula="of:=1/(1+(EXP([.S361]*-1)))" office:value-type="float" office:value="0.036493891884986">
            <text:p>0.0364938919</text:p>
          </table:table-cell>
          <table:table-cell/>
          <table:table-cell office:value-type="string">
            <text:p>link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18">
            <text:p>18</text:p>
          </table:table-cell>
          <table:table-cell office:value-type="float" office:value="-0.14142036">
            <text:p>-0.14142036</text:p>
          </table:table-cell>
          <table:table-cell table:formula="of:=[.Z361]*[.U$20]" office:value-type="float" office:value="-0.00516097932817581">
            <text:p>-0.0051609793</text:p>
          </table:table-cell>
          <table:table-cell table:number-columns-repeated="19"/>
          <table:table-cell table:style-name="ce24" table:formula="of:=[.Z361]+[.$AM$2]*[.$AQ$13]*[.U20]" office:value-type="float" office:value="-0.148382617399551">
            <text:p>-0.1483826174</text:p>
          </table:table-cell>
          <table:table-cell table:style-name="ce17" table:formula="of:=[.$AQ$13]*[.Z361]" office:value-type="float" office:value="0.053959986014114">
            <text:p>0.0539599860141</text:p>
          </table:table-cell>
          <table:table-cell table:number-columns-repeated="3"/>
          <table:table-cell table:style-name="ce22" table:formula="of:=[.O361]+([.$AY$20]*[.$AM$2])" office:value-type="float" office:value="-3.84748664563385">
            <text:p>-3.8474866456</text:p>
          </table:table-cell>
          <table:table-cell table:number-columns-repeated="972"/>
        </table:table-row>
        <table:table-row table:style-name="ro1">
          <table:table-cell table:number-columns-repeated="11"/>
          <table:table-cell office:value-type="string">
            <text:p>comment</text:p>
          </table:table-cell>
          <table:table-cell office:value-type="string">
            <text:p>TBD:node modifiers</text:p>
          </table:table-cell>
          <table:table-cell table:number-columns-repeated="8"/>
          <table:table-cell office:value-type="string">
            <text:p>link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19">
            <text:p>19</text:p>
          </table:table-cell>
          <table:table-cell office:value-type="float" office:value="-0.51703286">
            <text:p>-0.51703286</text:p>
          </table:table-cell>
          <table:table-cell table:formula="of:=[.Z362]*[.U$21]" office:value-type="float" office:value="-0.000223475817661023">
            <text:p>-0.0002234758</text:p>
          </table:table-cell>
          <table:table-cell table:number-columns-repeated="19"/>
          <table:table-cell table:style-name="ce24" table:formula="of:=[.Z362]+[.$AM$2]*[.$AQ$13]*[.U21]" office:value-type="float" office:value="-0.517115319801259">
            <text:p>-0.5171153198</text:p>
          </table:table-cell>
          <table:table-cell table:style-name="ce17" table:formula="of:=[.$AQ$13]*[.Z362]" office:value-type="float" office:value="0.197277717963929">
            <text:p>0.1972777179639</text:p>
          </table:table-cell>
          <table:table-cell table:number-columns-repeated="976"/>
        </table:table-row>
        <table:table-row table:style-name="ro1">
          <table:table-cell table:number-columns-repeated="11"/>
          <table:table-cell office:value-type="string">
            <text:p>link</text:p>
          </table:table-cell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-1.8307135">
            <text:p>-1.8307135</text:p>
          </table:table-cell>
          <table:table-cell table:formula="of:=[.P363]*[.K$2]" office:value-type="float" office:value="-1.71276369134137">
            <text:p>-1.7127636913</text:p>
          </table:table-cell>
          <table:table-cell table:number-columns-repeated="4"/>
          <table:table-cell office:value-type="string">
            <text:p>link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-0.21464264">
            <text:p>-0.21464264</text:p>
          </table:table-cell>
          <table:table-cell table:formula="of:=[.Z363]*[.U$22]" office:value-type="float" office:value="-0.000521565520208693">
            <text:p>-0.0005215655</text:p>
          </table:table-cell>
          <table:table-cell table:number-columns-repeated="19"/>
          <table:table-cell table:style-name="ce24" table:formula="of:=[.Z363]+[.$AM$2]*[.$AQ$13]*[.U22]" office:value-type="float" office:value="-0.215106217945288">
            <text:p>-0.2151062179</text:p>
          </table:table-cell>
          <table:table-cell table:style-name="ce17" table:formula="of:=[.$AQ$13]*[.Z363]" office:value-type="float" office:value="0.081898489386058">
            <text:p>0.0818984893861</text:p>
          </table:table-cell>
          <table:table-cell table:number-columns-repeated="4"/>
          <table:table-cell table:style-name="ce24" table:formula="of:=[.P363]+[.$AM$2]*[.$AY$21]*[.K2]" office:value-type="float" office:value="-1.83077124935341">
            <text:p>-1.8307712494</text:p>
          </table:table-cell>
          <table:table-cell table:formula="of:=[.$AY$21]*[.P363]" office:value-type="float" office:value="0.000226006246212287">
            <text:p>0.0002260062</text:p>
          </table:table-cell>
          <table:table-cell table:number-columns-repeated="970"/>
        </table:table-row>
        <table:table-row table:style-name="ro1">
          <table:table-cell table:number-columns-repeated="11"/>
          <table:table-cell office:value-type="string">
            <text:p>link</text:p>
          </table:table-cell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.63537931">
            <text:p>0.63537931</text:p>
          </table:table-cell>
          <table:table-cell table:formula="of:=[.P364]*[.K$3]" office:value-type="float" office:value="0.128884773021798">
            <text:p>0.128884773</text:p>
          </table:table-cell>
          <table:table-cell table:number-columns-repeated="4"/>
          <table:table-cell office:value-type="string">
            <text:p>link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-1.5965586">
            <text:p>-1.5965586</text:p>
          </table:table-cell>
          <table:table-cell table:formula="of:=[.Z364]*[.U$23]" office:value-type="float" office:value="-0.812142179864234">
            <text:p>-0.8121421799</text:p>
          </table:table-cell>
          <table:table-cell table:number-columns-repeated="19"/>
          <table:table-cell table:style-name="ce24" table:formula="of:=[.Z364]+[.$AM$2]*[.$AQ$13]*[.U23]" office:value-type="float" office:value="-1.69360447891649">
            <text:p>-1.6936044789</text:p>
          </table:table-cell>
          <table:table-cell table:style-name="ce17" table:formula="of:=[.$AQ$13]*[.Z364]" office:value-type="float" office:value="0.609178761295145">
            <text:p>0.6091787612951</text:p>
          </table:table-cell>
          <table:table-cell table:number-columns-repeated="4"/>
          <table:table-cell table:style-name="ce24" table:formula="of:=[.P364]+[.$AM$2]*[.$AY$21]*[.K3]" office:value-type="float" office:value="0.635366789011847">
            <text:p>0.6353667890</text:p>
          </table:table-cell>
          <table:table-cell table:formula="of:=[.$AY$21]*[.P364]" office:value-type="float" office:value="-0.0000784391947587939">
            <text:p>-7.84391947587939E-005</text:p>
          </table:table-cell>
          <table:table-cell table:number-columns-repeated="970"/>
        </table:table-row>
        <table:table-row table:style-name="ro1">
          <table:table-cell table:number-columns-repeated="11"/>
          <table:table-cell office:value-type="string">
            <text:p>link</text:p>
          </table:table-cell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-0.73890376">
            <text:p>-0.73890376</text:p>
          </table:table-cell>
          <table:table-cell table:formula="of:=[.P365]*[.K$4]" office:value-type="float" office:value="-0.689665625859551">
            <text:p>-0.6896656259</text:p>
          </table:table-cell>
          <table:table-cell table:number-columns-repeated="4"/>
          <table:table-cell office:value-type="string">
            <text:p>link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22">
            <text:p>22</text:p>
          </table:table-cell>
          <table:table-cell office:value-type="float" office:value="1.0737282">
            <text:p>1.0737282</text:p>
          </table:table-cell>
          <table:table-cell table:formula="of:=[.Z365]*[.U$24]" office:value-type="float" office:value="0.947468411418524">
            <text:p>0.9474684114</text:p>
          </table:table-cell>
          <table:table-cell table:number-columns-repeated="19"/>
          <table:table-cell table:style-name="ce24" table:formula="of:=[.Z365]+[.$AM$2]*[.$AQ$13]*[.U24]" office:value-type="float" office:value="0.905383179669385">
            <text:p>0.9053831797</text:p>
          </table:table-cell>
          <table:table-cell table:style-name="ce17" table:formula="of:=[.$AQ$13]*[.Z365]" office:value-type="float" office:value="-0.409688948995461">
            <text:p>-0.4096889489955</text:p>
          </table:table-cell>
          <table:table-cell table:number-columns-repeated="4"/>
          <table:table-cell table:style-name="ce24" table:formula="of:=[.P365]+[.$AM$2]*[.$AY$21]*[.K4]" office:value-type="float" office:value="-0.738961373036624">
            <text:p>-0.7389613730</text:p>
          </table:table-cell>
          <table:table-cell table:formula="of:=[.$AY$21]*[.P365]" office:value-type="float" office:value="0.0000912195518904213">
            <text:p>9.12195518904213E-005</text:p>
          </table:table-cell>
          <table:table-cell table:number-columns-repeated="970"/>
        </table:table-row>
        <table:table-row table:style-name="ro1">
          <table:table-cell table:number-columns-repeated="11"/>
          <table:table-cell office:value-type="string">
            <text:p>link</text:p>
          </table:table-cell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float" office:value="3">
            <text:p>3</text:p>
          </table:table-cell>
          <table:table-cell office:value-type="float" office:value="-2.0888929">
            <text:p>-2.0888929</text:p>
          </table:table-cell>
          <table:table-cell table:formula="of:=[.P366]*[.K$5]" office:value-type="float" office:value="-0.00696075279323738">
            <text:p>-0.0069607528</text:p>
          </table:table-cell>
          <table:table-cell table:number-columns-repeated="4"/>
          <table:table-cell office:value-type="string">
            <text:p>link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23">
            <text:p>23</text:p>
          </table:table-cell>
          <table:table-cell office:value-type="float" office:value="-0.015978098">
            <text:p>-0.015978098</text:p>
          </table:table-cell>
          <table:table-cell table:formula="of:=[.Z366]*[.U$25]" office:value-type="float" office:value="-0.00000325970450366356">
            <text:p>-3.25970450366356E-006</text:p>
          </table:table-cell>
          <table:table-cell table:number-columns-repeated="19"/>
          <table:table-cell table:style-name="ce24" table:formula="of:=[.Z366]+[.$AM$2]*[.$AQ$13]*[.U25]" office:value-type="float" office:value="-0.0160170189154177">
            <text:p>-0.0160170189</text:p>
          </table:table-cell>
          <table:table-cell table:style-name="ce17" table:formula="of:=[.$AQ$13]*[.Z366]" office:value-type="float" office:value="0.00609656165924159">
            <text:p>0.0060965616592</text:p>
          </table:table-cell>
          <table:table-cell table:number-columns-repeated="4"/>
          <table:table-cell table:style-name="ce24" table:formula="of:=[.P366]+[.$AM$2]*[.$AY$21]*[.K5]" office:value-type="float" office:value="-2.08889310568854">
            <text:p>-2.0888931057</text:p>
          </table:table-cell>
          <table:table-cell table:formula="of:=[.$AY$21]*[.P366]" office:value-type="float" office:value="0.000257879150980478">
            <text:p>0.0002578792</text:p>
          </table:table-cell>
          <table:table-cell table:number-columns-repeated="970"/>
        </table:table-row>
        <table:table-row table:style-name="ro1">
          <table:table-cell table:number-columns-repeated="11"/>
          <table:table-cell office:value-type="string">
            <text:p>link</text:p>
          </table:table-cell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float" office:value="4">
            <text:p>4</text:p>
          </table:table-cell>
          <table:table-cell office:value-type="float" office:value="-1.6247585">
            <text:p>-1.6247585</text:p>
          </table:table-cell>
          <table:table-cell table:formula="of:=[.P367]*[.K$6]" office:value-type="float" office:value="-0.000163872450628284">
            <text:p>-0.0001638725</text:p>
          </table:table-cell>
          <table:table-cell table:number-columns-repeated="4"/>
          <table:table-cell office:value-type="string">
            <text:p>link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 office:value-type="float" office:value="-1.3862307">
            <text:p>-1.3862307</text:p>
          </table:table-cell>
          <table:table-cell table:formula="of:=[.Z367]*[.U$26]" office:value-type="float" office:value="-0.157648001887159">
            <text:p>-0.1576480019</text:p>
          </table:table-cell>
          <table:table-cell table:number-columns-repeated="19"/>
          <table:table-cell table:style-name="ce24" table:formula="of:=[.Z367]+[.$AM$2]*[.$AQ$13]*[.U26]" office:value-type="float" office:value="-1.40792685886885">
            <text:p>-1.4079268589</text:p>
          </table:table-cell>
          <table:table-cell table:style-name="ce17" table:formula="of:=[.$AQ$13]*[.Z367]" office:value-type="float" office:value="0.52892659292011">
            <text:p>0.5289265929201</text:p>
          </table:table-cell>
          <table:table-cell table:number-columns-repeated="4"/>
          <table:table-cell table:style-name="ce24" table:formula="of:=[.P367]+[.$AM$2]*[.$AY$21]*[.K6]" office:value-type="float" office:value="-1.62475850622569">
            <text:p>-1.6247585062</text:p>
          </table:table-cell>
          <table:table-cell table:formula="of:=[.$AY$21]*[.P367]" office:value-type="float" office:value="0.000200580576691277">
            <text:p>0.0002005806</text:p>
          </table:table-cell>
          <table:table-cell table:number-columns-repeated="970"/>
        </table:table-row>
        <table:table-row table:style-name="ro1">
          <table:table-cell table:number-columns-repeated="11"/>
          <table:table-cell office:value-type="string">
            <text:p>link</text:p>
          </table:table-cell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float" office:value="5">
            <text:p>5</text:p>
          </table:table-cell>
          <table:table-cell office:value-type="float" office:value="0.28718448">
            <text:p>0.28718448</text:p>
          </table:table-cell>
          <table:table-cell table:formula="of:=[.P368]*[.K$7]" office:value-type="float" office:value="0.286214908273283">
            <text:p>0.2862149083</text:p>
          </table:table-cell>
          <table:table-cell table:number-columns-repeated="4"/>
          <table:table-cell office:value-type="string">
            <text:p>link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25">
            <text:p>25</text:p>
          </table:table-cell>
          <table:table-cell office:value-type="float" office:value="0.92314476">
            <text:p>0.92314476</text:p>
          </table:table-cell>
          <table:table-cell table:formula="of:=[.Z368]*[.U$27]" office:value-type="float" office:value="0.243870798422334">
            <text:p>0.2438707984</text:p>
          </table:table-cell>
          <table:table-cell table:number-columns-repeated="19"/>
          <table:table-cell table:style-name="ce24" table:formula="of:=[.Z368]+[.$AM$2]*[.$AQ$13]*[.U27]" office:value-type="float" office:value="0.87274599602001">
            <text:p>0.8727459960</text:p>
          </table:table-cell>
          <table:table-cell table:style-name="ce17" table:formula="of:=[.$AQ$13]*[.Z368]" office:value-type="float" office:value="-0.352232721926338">
            <text:p>-0.3522327219263</text:p>
          </table:table-cell>
          <table:table-cell table:number-columns-repeated="4"/>
          <table:table-cell table:style-name="ce24" table:formula="of:=[.P368]+[.$AM$2]*[.$AY$21]*[.K7]" office:value-type="float" office:value="0.287122962121843">
            <text:p>0.2871229621</text:p>
          </table:table-cell>
          <table:table-cell table:formula="of:=[.$AY$21]*[.P368]" office:value-type="float" office:value="-0.0000354536557988061">
            <text:p>-3.54536557988061E-005</text:p>
          </table:table-cell>
          <table:table-cell table:number-columns-repeated="970"/>
        </table:table-row>
        <table:table-row table:style-name="ro1">
          <table:table-cell table:number-columns-repeated="11"/>
          <table:table-cell office:value-type="string">
            <text:p>link</text:p>
          </table:table-cell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float" office:value="6">
            <text:p>6</text:p>
          </table:table-cell>
          <table:table-cell office:value-type="float" office:value="-0.53275228">
            <text:p>-0.53275228</text:p>
          </table:table-cell>
          <table:table-cell table:formula="of:=[.P369]*[.K$8]" office:value-type="float" office:value="-0.520701973500541">
            <text:p>-0.5207019735</text:p>
          </table:table-cell>
          <table:table-cell table:number-columns-repeated="4"/>
          <table:table-cell office:value-type="string">
            <text:p>link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26">
            <text:p>26</text:p>
          </table:table-cell>
          <table:table-cell office:value-type="float" office:value="-0.32837534">
            <text:p>-0.32837534</text:p>
          </table:table-cell>
          <table:table-cell table:formula="of:=[.Z369]*[.U$28]" office:value-type="float" office:value="-0.326265038569335">
            <text:p>-0.3262650386</text:p>
          </table:table-cell>
          <table:table-cell table:number-columns-repeated="19"/>
          <table:table-cell table:style-name="ce24" table:formula="of:=[.Z369]+[.$AM$2]*[.$AQ$13]*[.U28]" office:value-type="float" office:value="-0.517928006272131">
            <text:p>-0.5179280063</text:p>
          </table:table-cell>
          <table:table-cell table:style-name="ce17" table:formula="of:=[.$AQ$13]*[.Z369]" office:value-type="float" office:value="0.125294043614229">
            <text:p>0.1252940436142</text:p>
          </table:table-cell>
          <table:table-cell table:number-columns-repeated="4"/>
          <table:table-cell table:style-name="ce24" table:formula="of:=[.P369]+[.$AM$2]*[.$AY$21]*[.K8]" office:value-type="float" office:value="-0.53281261008941">
            <text:p>-0.5328126101</text:p>
          </table:table-cell>
          <table:table-cell table:formula="of:=[.$AY$21]*[.P369]" office:value-type="float" office:value="0.0000657696264127825">
            <text:p>6.57696264127825E-005</text:p>
          </table:table-cell>
          <table:table-cell table:number-columns-repeated="970"/>
        </table:table-row>
        <table:table-row table:style-name="ro1">
          <table:table-cell table:number-columns-repeated="11"/>
          <table:table-cell office:value-type="string">
            <text:p>link</text:p>
          </table:table-cell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float" office:value="7">
            <text:p>7</text:p>
          </table:table-cell>
          <table:table-cell office:value-type="float" office:value="0.95216513">
            <text:p>0.95216513</text:p>
          </table:table-cell>
          <table:table-cell table:formula="of:=[.P370]*[.K$9]" office:value-type="float" office:value="0.0210488929296889">
            <text:p>0.0210488929</text:p>
          </table:table-cell>
          <table:table-cell table:number-columns-repeated="4"/>
          <table:table-cell office:value-type="string">
            <text:p>link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27">
            <text:p>27</text:p>
          </table:table-cell>
          <table:table-cell office:value-type="float" office:value="0.10429525">
            <text:p>0.10429525</text:p>
          </table:table-cell>
          <table:table-cell table:formula="of:=[.Z370]*[.U$29]" office:value-type="float" office:value="0.00437083874510806">
            <text:p>0.0043708387</text:p>
          </table:table-cell>
          <table:table-cell table:number-columns-repeated="19"/>
          <table:table-cell table:style-name="ce24" table:formula="of:=[.Z370]+[.$AM$2]*[.$AQ$13]*[.U29]" office:value-type="float" office:value="0.0963000349599824">
            <text:p>0.0963000350</text:p>
          </table:table-cell>
          <table:table-cell table:style-name="ce17" table:formula="of:=[.$AQ$13]*[.Z370]" office:value-type="float" office:value="-0.039794625267101">
            <text:p>-0.0397946252671</text:p>
          </table:table-cell>
          <table:table-cell table:number-columns-repeated="4"/>
          <table:table-cell table:style-name="ce24" table:formula="of:=[.P370]+[.$AM$2]*[.$AY$21]*[.K9]" office:value-type="float" office:value="0.952163765457557">
            <text:p>0.9521637655</text:p>
          </table:table-cell>
          <table:table-cell table:formula="of:=[.$AY$21]*[.P370]" office:value-type="float" office:value="-0.000117547211404479">
            <text:p>-0.0001175472</text:p>
          </table:table-cell>
          <table:table-cell table:number-columns-repeated="970"/>
        </table:table-row>
        <table:table-row table:style-name="ro1">
          <table:table-cell table:number-columns-repeated="11"/>
          <table:table-cell office:value-type="string">
            <text:p>link</text:p>
          </table:table-cell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float" office:value="8">
            <text:p>8</text:p>
          </table:table-cell>
          <table:table-cell office:value-type="float" office:value="0.66891396">
            <text:p>0.66891396</text:p>
          </table:table-cell>
          <table:table-cell table:formula="of:=[.P371]*[.K$10]" office:value-type="float" office:value="0.00410544616453831">
            <text:p>0.0041054462</text:p>
          </table:table-cell>
          <table:table-cell table:number-columns-repeated="4"/>
          <table:table-cell office:value-type="string">
            <text:p>link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28">
            <text:p>28</text:p>
          </table:table-cell>
          <table:table-cell office:value-type="float" office:value="-0.23712039">
            <text:p>-0.23712039</text:p>
          </table:table-cell>
          <table:table-cell table:formula="of:=[.Z371]*[.U$30]" office:value-type="float" office:value="-0.229148398269627">
            <text:p>-0.2291483983</text:p>
          </table:table-cell>
          <table:table-cell table:number-columns-repeated="19"/>
          <table:table-cell table:style-name="ce24" table:formula="of:=[.Z371]+[.$AM$2]*[.$AQ$13]*[.U30]" office:value-type="float" office:value="-0.421485110625536">
            <text:p>-0.4214851106</text:p>
          </table:table-cell>
          <table:table-cell table:style-name="ce17" table:formula="of:=[.$AQ$13]*[.Z371]" office:value-type="float" office:value="0.0904750414159691">
            <text:p>0.0904750414160</text:p>
          </table:table-cell>
          <table:table-cell table:number-columns-repeated="4"/>
          <table:table-cell table:style-name="ce24" table:formula="of:=[.P371]+[.$AM$2]*[.$AY$21]*[.K10]" office:value-type="float" office:value="0.668913581156217">
            <text:p>0.6689135812</text:p>
          </table:table-cell>
          <table:table-cell table:formula="of:=[.$AY$21]*[.P371]" office:value-type="float" office:value="-0.0000825791327472027">
            <text:p>-8.25791327472027E-005</text:p>
          </table:table-cell>
          <table:table-cell table:number-columns-repeated="970"/>
        </table:table-row>
        <table:table-row table:style-name="ro1">
          <table:table-cell table:number-columns-repeated="11"/>
          <table:table-cell office:value-type="string">
            <text:p>link</text:p>
          </table:table-cell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float" office:value="9">
            <text:p>9</text:p>
          </table:table-cell>
          <table:table-cell office:value-type="float" office:value="0.73778903">
            <text:p>0.73778903</text:p>
          </table:table-cell>
          <table:table-cell table:formula="of:=[.P372]*[.K$11]" office:value-type="float" office:value="0.000541090641479017">
            <text:p>0.0005410906</text:p>
          </table:table-cell>
          <table:table-cell table:number-columns-repeated="4"/>
          <table:table-cell office:value-type="string">
            <text:p>node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-4.4692626">
            <text:p>-4.4692626</text:p>
          </table:table-cell>
          <table:table-cell table:number-columns-repeated="2"/>
          <table:table-cell table:formula="of:=SUM([.AA343:.AA371])" office:value-type="float" office:value="4.60083207325816">
            <text:p>4.6008320733</text:p>
          </table:table-cell>
          <table:table-cell table:formula="of:=[.AB372]+[.Y372]" office:value-type="float" office:value="0.13156947325816">
            <text:p>0.1315694733</text:p>
          </table:table-cell>
          <table:table-cell table:style-name="ce2" table:formula="of:=1/(1+(EXP([.AC372]*-1)))" office:value-type="float" office:value="0.532845001623206">
            <text:p>0.5328450016</text:p>
          </table:table-cell>
          <table:table-cell table:number-columns-repeated="15"/>
          <table:table-cell table:style-name="ce22" table:formula="of:=[.Y372]+([.$AQ$13]*[.$AM$2])" office:value-type="float" office:value="-4.66004130404981">
            <text:p>-4.660041304</text:p>
          </table:table-cell>
          <table:table-cell table:number-columns-repeated="6"/>
          <table:table-cell table:style-name="ce24" table:formula="of:=[.P372]+[.$AM$2]*[.$AY$21]*[.K11]" office:value-type="float" office:value="0.737788984730271">
            <text:p>0.7377889847</text:p>
          </table:table-cell>
          <table:table-cell table:formula="of:=[.$AY$21]*[.P372]" office:value-type="float" office:value="-0.0000910819356316019">
            <text:p>-9.10819356316019E-005</text:p>
          </table:table-cell>
          <table:table-cell table:number-columns-repeated="970"/>
        </table:table-row>
        <table:table-row table:style-name="ro1">
          <table:table-cell table:number-columns-repeated="11"/>
          <table:table-cell office:value-type="string">
            <text:p>link</text:p>
          </table:table-cell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float" office:value="10">
            <text:p>10</text:p>
          </table:table-cell>
          <table:table-cell office:value-type="float" office:value="-2.0403914">
            <text:p>-2.0403914</text:p>
          </table:table-cell>
          <table:table-cell table:formula="of:=[.P373]*[.K$12]" office:value-type="float" office:value="-0.546277730084985">
            <text:p>-0.5462777301</text:p>
          </table:table-cell>
          <table:table-cell table:number-columns-repeated="4"/>
          <table:table-cell office:value-type="string">
            <text:p>comment</text:p>
          </table:table-cell>
          <table:table-cell office:value-type="string">
            <text:p>TBD:node modifiers</text:p>
          </table:table-cell>
          <table:table-cell table:number-columns-repeated="29"/>
          <table:table-cell table:style-name="ce24" table:formula="of:=[.P373]+[.$AM$2]*[.$AY$21]*[.K12]" office:value-type="float" office:value="-2.0404079260885">
            <text:p>-2.0404079261</text:p>
          </table:table-cell>
          <table:table-cell table:formula="of:=[.$AY$21]*[.P373]" office:value-type="float" office:value="0.000251891517224204">
            <text:p>0.0002518915</text:p>
          </table:table-cell>
          <table:table-cell table:number-columns-repeated="970"/>
        </table:table-row>
        <table:table-row table:style-name="ro1">
          <table:table-cell table:number-columns-repeated="11"/>
          <table:table-cell office:value-type="string">
            <text:p>link</text:p>
          </table:table-cell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float" office:value="11">
            <text:p>11</text:p>
          </table:table-cell>
          <table:table-cell office:value-type="float" office:value="-1.8482466">
            <text:p>-1.8482466</text:p>
          </table:table-cell>
          <table:table-cell table:formula="of:=[.P374]*[.K$13]" office:value-type="float" office:value="-1.83957401556708">
            <text:p>-1.8395740156</text:p>
          </table:table-cell>
          <table:table-cell table:number-columns-repeated="35"/>
          <table:table-cell table:style-name="ce24" table:formula="of:=[.P374]+[.$AM$2]*[.$AY$21]*[.K13]" office:value-type="float" office:value="-1.8483080366339">
            <text:p>-1.8483080366</text:p>
          </table:table-cell>
          <table:table-cell table:formula="of:=[.$AY$21]*[.P374]" office:value-type="float" office:value="0.000228170752081428">
            <text:p>0.0002281708</text:p>
          </table:table-cell>
          <table:table-cell table:number-columns-repeated="970"/>
        </table:table-row>
        <table:table-row table:style-name="ro1">
          <table:table-cell table:number-columns-repeated="11"/>
          <table:table-cell office:value-type="string">
            <text:p>link</text:p>
          </table:table-cell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float" office:value="12">
            <text:p>12</text:p>
          </table:table-cell>
          <table:table-cell office:value-type="float" office:value="-0.79313731">
            <text:p>-0.79313731</text:p>
          </table:table-cell>
          <table:table-cell table:formula="of:=[.P375]*[.K$14]" office:value-type="float" office:value="-0.68694397373207">
            <text:p>-0.6869439737</text:p>
          </table:table-cell>
          <table:table-cell table:number-columns-repeated="35"/>
          <table:table-cell table:style-name="ce24" table:formula="of:=[.P375]+[.$AM$2]*[.$AY$21]*[.K14]" office:value-type="float" office:value="-0.793190771729018">
            <text:p>-0.7931907717</text:p>
          </table:table-cell>
          <table:table-cell table:formula="of:=[.$AY$21]*[.P375]" office:value-type="float" office:value="0.0000979148218243932">
            <text:p>9.79148218243932E-005</text:p>
          </table:table-cell>
          <table:table-cell table:number-columns-repeated="970"/>
        </table:table-row>
        <table:table-row table:style-name="ro1">
          <table:table-cell table:number-columns-repeated="11"/>
          <table:table-cell office:value-type="string">
            <text:p>link</text:p>
          </table:table-cell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float" office:value="13">
            <text:p>13</text:p>
          </table:table-cell>
          <table:table-cell office:value-type="float" office:value="-1.0013447">
            <text:p>-1.0013447</text:p>
          </table:table-cell>
          <table:table-cell table:formula="of:=[.P376]*[.K$15]" office:value-type="float" office:value="-0.00000207275844994249">
            <text:p>-2.07275844994249E-006</text:p>
          </table:table-cell>
          <table:table-cell table:number-columns-repeated="35"/>
          <table:table-cell table:style-name="ce24" table:formula="of:=[.P376]+[.$AM$2]*[.$AY$21]*[.K15]" office:value-type="float" office:value="-1.00134470012777">
            <text:p>-1.0013447001</text:p>
          </table:table-cell>
          <table:table-cell table:formula="of:=[.$AY$21]*[.P376]" office:value-type="float" office:value="0.000123618554629967">
            <text:p>0.0001236186</text:p>
          </table:table-cell>
          <table:table-cell table:number-columns-repeated="970"/>
        </table:table-row>
        <table:table-row table:style-name="ro1">
          <table:table-cell table:number-columns-repeated="11"/>
          <table:table-cell office:value-type="string">
            <text:p>link</text:p>
          </table:table-cell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float" office:value="14">
            <text:p>14</text:p>
          </table:table-cell>
          <table:table-cell office:value-type="float" office:value="0.043988466">
            <text:p>0.043988466</text:p>
          </table:table-cell>
          <table:table-cell table:formula="of:=[.P377]*[.K$16]" office:value-type="float" office:value="0.0370124150613748">
            <text:p>0.0370124151</text:p>
          </table:table-cell>
          <table:table-cell table:number-columns-repeated="35"/>
          <table:table-cell table:style-name="ce24" table:formula="of:=[.P377]+[.$AM$2]*[.$AY$21]*[.K16]" office:value-type="float" office:value="0.0439365287837017">
            <text:p>0.0439365288</text:p>
          </table:table-cell>
          <table:table-cell table:formula="of:=[.$AY$21]*[.P377]" office:value-type="float" office:value="-0.00000543048820981373">
            <text:p>-5.43048820981373E-006</text:p>
          </table:table-cell>
          <table:table-cell table:number-columns-repeated="970"/>
        </table:table-row>
        <table:table-row table:style-name="ro1">
          <table:table-cell table:number-columns-repeated="11"/>
          <table:table-cell office:value-type="string">
            <text:p>link</text:p>
          </table:table-cell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float" office:value="15">
            <text:p>15</text:p>
          </table:table-cell>
          <table:table-cell office:value-type="float" office:value="-1.7615964">
            <text:p>-1.7615964</text:p>
          </table:table-cell>
          <table:table-cell table:formula="of:=[.P378]*[.K$17]" office:value-type="float" office:value="-0.000662500215246325">
            <text:p>-0.0006625002</text:p>
          </table:table-cell>
          <table:table-cell table:number-columns-repeated="35"/>
          <table:table-cell table:style-name="ce24" table:formula="of:=[.P378]+[.$AM$2]*[.$AY$21]*[.K17]" office:value-type="float" office:value="-1.76159642321398">
            <text:p>-1.7615964232</text:p>
          </table:table-cell>
          <table:table-cell table:formula="of:=[.$AY$21]*[.P378]" office:value-type="float" office:value="0.000217473564107698">
            <text:p>0.0002174736</text:p>
          </table:table-cell>
          <table:table-cell table:number-columns-repeated="970"/>
        </table:table-row>
        <table:table-row table:style-name="ro1">
          <table:table-cell table:number-columns-repeated="11"/>
          <table:table-cell office:value-type="string">
            <text:p>link</text:p>
          </table:table-cell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float" office:value="16">
            <text:p>16</text:p>
          </table:table-cell>
          <table:table-cell office:value-type="float" office:value="1.7770045">
            <text:p>1.7770045</text:p>
          </table:table-cell>
          <table:table-cell table:formula="of:=[.P379]*[.K$18]" office:value-type="float" office:value="0.000988202492841208">
            <text:p>0.0009882025</text:p>
          </table:table-cell>
          <table:table-cell table:number-columns-repeated="35"/>
          <table:table-cell table:style-name="ce24" table:formula="of:=[.P379]+[.$AM$2]*[.$AY$21]*[.K18]" office:value-type="float" office:value="1.77700446567366">
            <text:p>1.7770044657</text:p>
          </table:table-cell>
          <table:table-cell table:formula="of:=[.$AY$21]*[.P379]" office:value-type="float" office:value="-0.000219375733312363">
            <text:p>-0.0002193757</text:p>
          </table:table-cell>
          <table:table-cell table:number-columns-repeated="970"/>
        </table:table-row>
        <table:table-row table:style-name="ro1">
          <table:table-cell table:number-columns-repeated="11"/>
          <table:table-cell office:value-type="string">
            <text:p>node</text:p>
          </table:table-cell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float" office:value="-2.2212057">
            <text:p>-2.2212057</text:p>
          </table:table-cell>
          <table:table-cell table:number-columns-repeated="2"/>
          <table:table-cell table:formula="of:=SUM([.Q363:.Q379])" office:value-type="float" office:value="-5.52492047971816">
            <text:p>-5.5249204797</text:p>
          </table:table-cell>
          <table:table-cell table:formula="of:=[.R380]+[.O380]" office:value-type="float" office:value="-7.74612617971816">
            <text:p>-7.7461261797</text:p>
          </table:table-cell>
          <table:table-cell table:formula="of:=1/(1+(EXP([.S380]*-1)))" office:value-type="float" office:value="0.00043222749451751">
            <text:p>0.0004322275</text:p>
          </table:table-cell>
          <table:table-cell table:number-columns-repeated="31"/>
          <table:table-cell table:style-name="ce22" table:formula="of:=[.O380]+([.$AY$21]*[.$AM$2])" office:value-type="float" office:value="-2.22126742627399">
            <text:p>-2.2212674263</text:p>
          </table:table-cell>
          <table:table-cell table:number-columns-repeated="972"/>
        </table:table-row>
        <table:table-row table:style-name="ro1">
          <table:table-cell table:number-columns-repeated="11"/>
          <table:table-cell office:value-type="string">
            <text:p>comment</text:p>
          </table:table-cell>
          <table:table-cell office:value-type="string">
            <text:p>TBD:node modifiers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string">
            <text:p>link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-1.711791">
            <text:p>-1.711791</text:p>
          </table:table-cell>
          <table:table-cell table:formula="of:=[.P382]*[.K$2]" office:value-type="float" office:value="-1.60150316910043">
            <text:p>-1.6015031691</text:p>
          </table:table-cell>
          <table:table-cell table:number-columns-repeated="35"/>
          <table:table-cell table:style-name="ce24" table:formula="of:=[.P382]+[.$AM$2]*[.$AY$22]*[.K2]" office:value-type="float" office:value="-1.71175881733211">
            <text:p>-1.7117588173</text:p>
          </table:table-cell>
          <table:table-cell table:formula="of:=[.$AY$22]*[.P382]" office:value-type="float" office:value="-0.000117767570057051">
            <text:p>-0.0001177676</text:p>
          </table:table-cell>
          <table:table-cell table:number-columns-repeated="970"/>
        </table:table-row>
        <table:table-row table:style-name="ro1">
          <table:table-cell table:number-columns-repeated="11"/>
          <table:table-cell office:value-type="string">
            <text:p>link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.4206436">
            <text:p>1.4206436</text:p>
          </table:table-cell>
          <table:table-cell table:formula="of:=[.P383]*[.K$3]" office:value-type="float" office:value="0.288173261308854">
            <text:p>0.2881732613</text:p>
          </table:table-cell>
          <table:table-cell table:number-columns-repeated="35"/>
          <table:table-cell table:style-name="ce24" table:formula="of:=[.P383]+[.$AM$2]*[.$AY$22]*[.K3]" office:value-type="float" office:value="1.42065057771974">
            <text:p>1.4206505777</text:p>
          </table:table-cell>
          <table:table-cell table:formula="of:=[.$AY$22]*[.P383]" office:value-type="float" office:value="0.0000977372498681795">
            <text:p>9.77372498681795E-005</text:p>
          </table:table-cell>
          <table:table-cell table:number-columns-repeated="970"/>
        </table:table-row>
        <table:table-row table:style-name="ro1">
          <table:table-cell table:number-columns-repeated="11"/>
          <table:table-cell office:value-type="string">
            <text:p>link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-0.060722828">
            <text:p>-0.060722828</text:p>
          </table:table-cell>
          <table:table-cell table:formula="of:=[.P384]*[.K$4]" office:value-type="float" office:value="-0.0566764569943207">
            <text:p>-0.056676457</text:p>
          </table:table-cell>
          <table:table-cell table:number-columns-repeated="35"/>
          <table:table-cell table:style-name="ce24" table:formula="of:=[.P384]+[.$AM$2]*[.$AY$22]*[.K4]" office:value-type="float" office:value="-0.0606907212989821">
            <text:p>-0.0606907213</text:p>
          </table:table-cell>
          <table:table-cell table:formula="of:=[.$AY$22]*[.P384]" office:value-type="float" office:value="-0.00000417760106260183">
            <text:p>-4.17760106260183E-006</text:p>
          </table:table-cell>
          <table:table-cell table:number-columns-repeated="970"/>
        </table:table-row>
        <table:table-row table:style-name="ro1">
          <table:table-cell table:number-columns-repeated="11"/>
          <table:table-cell office:value-type="string">
            <text:p>link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float" office:value="-1.532455">
            <text:p>-1.532455</text:p>
          </table:table-cell>
          <table:table-cell table:formula="of:=[.P385]*[.K$5]" office:value-type="float" office:value="-0.0051065520983678">
            <text:p>-0.0051065521</text:p>
          </table:table-cell>
          <table:table-cell table:number-columns-repeated="35"/>
          <table:table-cell table:style-name="ce24" table:formula="of:=[.P385]+[.$AM$2]*[.$AY$22]*[.K5]" office:value-type="float" office:value="-1.5324548853735">
            <text:p>-1.5324548854</text:p>
          </table:table-cell>
          <table:table-cell table:formula="of:=[.$AY$22]*[.P385]" office:value-type="float" office:value="-0.000105429635727596">
            <text:p>-0.0001054296</text:p>
          </table:table-cell>
          <table:table-cell table:number-columns-repeated="970"/>
        </table:table-row>
        <table:table-row table:style-name="ro1">
          <table:table-cell table:number-columns-repeated="11"/>
          <table:table-cell office:value-type="string">
            <text:p>link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0.76086259">
            <text:p>0.76086259</text:p>
          </table:table-cell>
          <table:table-cell table:formula="of:=[.P386]*[.K$6]" office:value-type="float" office:value="0.0000767402769178823">
            <text:p>7.67402769178823E-005</text:p>
          </table:table-cell>
          <table:table-cell table:number-columns-repeated="35"/>
          <table:table-cell table:style-name="ce24" table:formula="of:=[.P386]+[.$AM$2]*[.$AY$22]*[.K6]" office:value-type="float" office:value="0.760862593469462">
            <text:p>0.7608625935</text:p>
          </table:table-cell>
          <table:table-cell table:formula="of:=[.$AY$22]*[.P386]" office:value-type="float" office:value="0.0000523457234975614">
            <text:p>5.23457234975614E-005</text:p>
          </table:table-cell>
          <table:table-cell table:number-columns-repeated="970"/>
        </table:table-row>
        <table:table-row table:style-name="ro1">
          <table:table-cell table:number-columns-repeated="11"/>
          <table:table-cell office:value-type="string">
            <text:p>link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float" office:value="-1.5670438">
            <text:p>-1.5670438</text:p>
          </table:table-cell>
          <table:table-cell table:formula="of:=[.P387]*[.K$7]" office:value-type="float" office:value="-1.56175325866223">
            <text:p>-1.5617532587</text:p>
          </table:table-cell>
          <table:table-cell table:number-columns-repeated="35"/>
          <table:table-cell table:style-name="ce24" table:formula="of:=[.P387]+[.$AM$2]*[.$AY$22]*[.K7]" office:value-type="float" office:value="-1.56700951720157">
            <text:p>-1.5670095172</text:p>
          </table:table-cell>
          <table:table-cell table:formula="of:=[.$AY$22]*[.P387]" office:value-type="float" office:value="-0.000107809271399936">
            <text:p>-0.0001078093</text:p>
          </table:table-cell>
          <table:table-cell table:number-columns-repeated="970"/>
        </table:table-row>
        <table:table-row table:style-name="ro1">
          <table:table-cell table:number-columns-repeated="11"/>
          <table:table-cell office:value-type="string">
            <text:p>link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6">
            <text:p>6</text:p>
          </table:table-cell>
          <table:table-cell office:value-type="float" office:value="-1.3423533">
            <text:p>-1.3423533</text:p>
          </table:table-cell>
          <table:table-cell table:formula="of:=[.P388]*[.K$8]" office:value-type="float" office:value="-1.31199065435246">
            <text:p>-1.3119906544</text:p>
          </table:table-cell>
          <table:table-cell table:number-columns-repeated="35"/>
          <table:table-cell table:style-name="ce24" table:formula="of:=[.P388]+[.$AM$2]*[.$AY$22]*[.K8]" office:value-type="float" office:value="-1.34231967913471">
            <text:p>-1.3423196791</text:p>
          </table:table-cell>
          <table:table-cell table:formula="of:=[.$AY$22]*[.P388]" office:value-type="float" office:value="-0.0000923510441981897">
            <text:p>-0.000092351</text:p>
          </table:table-cell>
          <table:table-cell table:number-columns-repeated="970"/>
        </table:table-row>
        <table:table-row table:style-name="ro1">
          <table:table-cell table:number-columns-repeated="11"/>
          <table:table-cell office:value-type="string">
            <text:p>link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7">
            <text:p>7</text:p>
          </table:table-cell>
          <table:table-cell office:value-type="float" office:value="0.16450727">
            <text:p>0.16450727</text:p>
          </table:table-cell>
          <table:table-cell table:formula="of:=[.P389]*[.K$9]" office:value-type="float" office:value="0.00363665482308245">
            <text:p>0.0036366548</text:p>
          </table:table-cell>
          <table:table-cell table:number-columns-repeated="35"/>
          <table:table-cell table:style-name="ce24" table:formula="of:=[.P389]+[.$AM$2]*[.$AY$22]*[.K9]" office:value-type="float" office:value="0.16450803043477">
            <text:p>0.1645080304</text:p>
          </table:table-cell>
          <table:table-cell table:formula="of:=[.$AY$22]*[.P389]" office:value-type="float" office:value="0.0000113177493307414">
            <text:p>1.13177493307414E-005</text:p>
          </table:table-cell>
          <table:table-cell table:number-columns-repeated="970"/>
        </table:table-row>
        <table:table-row table:style-name="ro1">
          <table:table-cell table:number-columns-repeated="11"/>
          <table:table-cell office:value-type="string">
            <text:p>link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office:value-type="float" office:value="-1.9951911">
            <text:p>-1.9951911</text:p>
          </table:table-cell>
          <table:table-cell table:formula="of:=[.P390]*[.K$10]" office:value-type="float" office:value="-0.0122454458104238">
            <text:p>-0.0122454458</text:p>
          </table:table-cell>
          <table:table-cell table:number-columns-repeated="35"/>
          <table:table-cell table:style-name="ce24" table:formula="of:=[.P390]+[.$AM$2]*[.$AY$22]*[.K10]" office:value-type="float" office:value="-1.99519088887723">
            <text:p>-1.9951908889</text:p>
          </table:table-cell>
          <table:table-cell table:formula="of:=[.$AY$22]*[.P390]" office:value-type="float" office:value="-0.000137264892528617">
            <text:p>-0.0001372649</text:p>
          </table:table-cell>
          <table:table-cell table:number-columns-repeated="970"/>
        </table:table-row>
        <table:table-row table:style-name="ro1">
          <table:table-cell table:number-columns-repeated="11"/>
          <table:table-cell office:value-type="string">
            <text:p>link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9">
            <text:p>9</text:p>
          </table:table-cell>
          <table:table-cell office:value-type="float" office:value="-1.8433797">
            <text:p>-1.8433797</text:p>
          </table:table-cell>
          <table:table-cell table:formula="of:=[.P391]*[.K$11]" office:value-type="float" office:value="-0.00135192509485048">
            <text:p>-0.0013519251</text:p>
          </table:table-cell>
          <table:table-cell table:number-columns-repeated="35"/>
          <table:table-cell table:style-name="ce24" table:formula="of:=[.P391]+[.$AM$2]*[.$AY$22]*[.K11]" office:value-type="float" office:value="-1.843379674772">
            <text:p>-1.8433796748</text:p>
          </table:table-cell>
          <table:table-cell table:formula="of:=[.$AY$22]*[.P391]" office:value-type="float" office:value="-0.000126820591977347">
            <text:p>-0.0001268206</text:p>
          </table:table-cell>
          <table:table-cell table:number-columns-repeated="970"/>
        </table:table-row>
        <table:table-row table:style-name="ro1">
          <table:table-cell table:number-columns-repeated="11"/>
          <table:table-cell office:value-type="string">
            <text:p>link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-1.8744755">
            <text:p>-1.8744755</text:p>
          </table:table-cell>
          <table:table-cell table:formula="of:=[.P392]*[.K$12]" office:value-type="float" office:value="-0.501856762011405">
            <text:p>-0.501856762</text:p>
          </table:table-cell>
          <table:table-cell table:number-columns-repeated="35"/>
          <table:table-cell table:style-name="ce24" table:formula="of:=[.P392]+[.$AM$2]*[.$AY$22]*[.K12]" office:value-type="float" office:value="-1.87446629031043">
            <text:p>-1.8744662903</text:p>
          </table:table-cell>
          <table:table-cell table:formula="of:=[.$AY$22]*[.P392]" office:value-type="float" office:value="-0.00012895991669922">
            <text:p>-0.0001289599</text:p>
          </table:table-cell>
          <table:table-cell table:number-columns-repeated="970"/>
        </table:table-row>
        <table:table-row table:style-name="ro1">
          <table:table-cell table:number-columns-repeated="11"/>
          <table:table-cell office:value-type="string">
            <text:p>link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11">
            <text:p>11</text:p>
          </table:table-cell>
          <table:table-cell office:value-type="float" office:value="0.80565894">
            <text:p>0.80565894</text:p>
          </table:table-cell>
          <table:table-cell table:formula="of:=[.P393]*[.K$13]" office:value-type="float" office:value="0.801878521747759">
            <text:p>0.8018785217</text:p>
          </table:table-cell>
          <table:table-cell table:number-columns-repeated="35"/>
          <table:table-cell table:style-name="ce24" table:formula="of:=[.P393]+[.$AM$2]*[.$AY$22]*[.K13]" office:value-type="float" office:value="0.805693177522473">
            <text:p>0.8056931775</text:p>
          </table:table-cell>
          <table:table-cell table:formula="of:=[.$AY$22]*[.P393]" office:value-type="float" office:value="0.0000554276168402213">
            <text:p>5.54276168402213E-005</text:p>
          </table:table-cell>
          <table:table-cell table:number-columns-repeated="970"/>
        </table:table-row>
        <table:table-row table:style-name="ro1">
          <table:table-cell table:number-columns-repeated="11"/>
          <table:table-cell office:value-type="string">
            <text:p>link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12">
            <text:p>12</text:p>
          </table:table-cell>
          <table:table-cell office:value-type="float" office:value="-1.154886">
            <text:p>-1.154886</text:p>
          </table:table-cell>
          <table:table-cell table:formula="of:=[.P394]*[.K$14]" office:value-type="float" office:value="-1.00025804869466">
            <text:p>-1.0002580487</text:p>
          </table:table-cell>
          <table:table-cell table:number-columns-repeated="35"/>
          <table:table-cell table:style-name="ce24" table:formula="of:=[.P394]+[.$AM$2]*[.$AY$22]*[.K14]" office:value-type="float" office:value="-1.15485620674746">
            <text:p>-1.1548562067</text:p>
          </table:table-cell>
          <table:table-cell table:formula="of:=[.$AY$22]*[.P394]" office:value-type="float" office:value="-0.0000794536937703885">
            <text:p>-7.94536937703885E-005</text:p>
          </table:table-cell>
          <table:table-cell table:number-columns-repeated="970"/>
        </table:table-row>
        <table:table-row table:style-name="ro1">
          <table:table-cell table:number-columns-repeated="11"/>
          <table:table-cell office:value-type="string">
            <text:p>link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office:value-type="float" office:value="-1.5708756">
            <text:p>-1.5708756</text:p>
          </table:table-cell>
          <table:table-cell table:formula="of:=[.P395]*[.K$15]" office:value-type="float" office:value="-0.00000325167314882525">
            <text:p>-3.25167314882525E-006</text:p>
          </table:table-cell>
          <table:table-cell table:number-columns-repeated="35"/>
          <table:table-cell table:style-name="ce24" table:formula="of:=[.P395]+[.$AM$2]*[.$AY$22]*[.K15]" office:value-type="float" office:value="-1.57087559992879">
            <text:p>-1.5708755999</text:p>
          </table:table-cell>
          <table:table-cell table:formula="of:=[.$AY$22]*[.P395]" office:value-type="float" office:value="-0.000108072891067842">
            <text:p>-0.0001080729</text:p>
          </table:table-cell>
          <table:table-cell table:number-columns-repeated="970"/>
        </table:table-row>
        <table:table-row table:style-name="ro1">
          <table:table-cell table:number-columns-repeated="11"/>
          <table:table-cell office:value-type="string">
            <text:p>link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office:value-type="float" office:value="-0.69327521">
            <text:p>-0.69327521</text:p>
          </table:table-cell>
          <table:table-cell table:formula="of:=[.P396]*[.K$16]" office:value-type="float" office:value="-0.583329953453747">
            <text:p>-0.5833299535</text:p>
          </table:table-cell>
          <table:table-cell table:number-columns-repeated="35"/>
          <table:table-cell table:style-name="ce24" table:formula="of:=[.P396]+[.$AM$2]*[.$AY$22]*[.K16]" office:value-type="float" office:value="-0.69324626633077">
            <text:p>-0.6932462663</text:p>
          </table:table-cell>
          <table:table-cell table:formula="of:=[.$AY$22]*[.P396]" office:value-type="float" office:value="-0.0000476958558974148">
            <text:p>-4.76958558974148E-005</text:p>
          </table:table-cell>
          <table:table-cell table:number-columns-repeated="970"/>
        </table:table-row>
        <table:table-row table:style-name="ro1">
          <table:table-cell table:number-columns-repeated="11"/>
          <table:table-cell office:value-type="string">
            <text:p>link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0.24052382">
            <text:p>0.24052382</text:p>
          </table:table-cell>
          <table:table-cell table:formula="of:=[.P397]*[.K$17]" office:value-type="float" office:value="0.0000904560673045588">
            <text:p>9.04560673045588E-005</text:p>
          </table:table-cell>
          <table:table-cell table:number-columns-repeated="35"/>
          <table:table-cell table:style-name="ce24" table:formula="of:=[.P397]+[.$AM$2]*[.$AY$22]*[.K17]" office:value-type="float" office:value="0.240523832936732">
            <text:p>0.2405238329</text:p>
          </table:table-cell>
          <table:table-cell table:formula="of:=[.$AY$22]*[.P397]" office:value-type="float" office:value="0.0000165475258499662">
            <text:p>1.65475258499662E-005</text:p>
          </table:table-cell>
          <table:table-cell table:number-columns-repeated="970"/>
        </table:table-row>
        <table:table-row table:style-name="ro1">
          <table:table-cell table:number-columns-repeated="11"/>
          <table:table-cell office:value-type="string">
            <text:p>link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office:value-type="float" office:value="-1.525455">
            <text:p>-1.525455</text:p>
          </table:table-cell>
          <table:table-cell table:formula="of:=[.P398]*[.K$18]" office:value-type="float" office:value="-0.000848314359202289">
            <text:p>-0.0008483144</text:p>
          </table:table-cell>
          <table:table-cell table:number-columns-repeated="35"/>
          <table:table-cell table:style-name="ce24" table:formula="of:=[.P398]+[.$AM$2]*[.$AY$22]*[.K18]" office:value-type="float" office:value="-1.52545498087055">
            <text:p>-1.5254549809</text:p>
          </table:table-cell>
          <table:table-cell table:formula="of:=[.$AY$22]*[.P398]" office:value-type="float" office:value="-0.000104948050656522">
            <text:p>-0.0001049481</text:p>
          </table:table-cell>
          <table:table-cell table:number-columns-repeated="970"/>
        </table:table-row>
        <table:table-row table:style-name="ro1">
          <table:table-cell table:number-columns-repeated="11"/>
          <table:table-cell office:value-type="string">
            <text:p>node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-0.47439384">
            <text:p>-0.47439384</text:p>
          </table:table-cell>
          <table:table-cell table:number-columns-repeated="2"/>
          <table:table-cell table:formula="of:=SUM([.Q382:.Q398])" office:value-type="float" office:value="-5.54306815808133">
            <text:p>-5.5430681581</text:p>
          </table:table-cell>
          <table:table-cell table:formula="of:=[.R399]+[.O399]" office:value-type="float" office:value="-6.01746199808133">
            <text:p>-6.0174619981</text:p>
          </table:table-cell>
          <table:table-cell table:formula="of:=1/(1+(EXP([.S399]*-1)))" office:value-type="float" office:value="0.00242992501493968">
            <text:p>0.002429925</text:p>
          </table:table-cell>
          <table:table-cell table:number-columns-repeated="31"/>
          <table:table-cell table:style-name="ce22" table:formula="of:=[.O399]+([.$AY$22]*[.$AM$2])" office:value-type="float" office:value="-0.474359441066352">
            <text:p>-0.4743594411</text:p>
          </table:table-cell>
          <table:table-cell table:number-columns-repeated="972"/>
        </table:table-row>
        <table:table-row table:style-name="ro1">
          <table:table-cell table:number-columns-repeated="11"/>
          <table:table-cell office:value-type="string">
            <text:p>comment</text:p>
          </table:table-cell>
          <table:table-cell office:value-type="string">
            <text:p>TBD:node modifiers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string">
            <text:p>link</text:p>
          </table:table-cell>
          <table:table-cell office:value-type="float" office:value="2">
            <text:p>2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-1.6066055">
            <text:p>-1.6066055</text:p>
          </table:table-cell>
          <table:table-cell table:formula="of:=[.P401]*[.K$2]" office:value-type="float" office:value="-1.5030945949267">
            <text:p>-1.5030945949</text:p>
          </table:table-cell>
          <table:table-cell table:number-columns-repeated="35"/>
          <table:table-cell table:style-name="ce24" table:formula="of:=[.P401]+[.$AM$2]*[.$AY$23]*[.K2]" office:value-type="float" office:value="-1.53446014196189">
            <text:p>-1.5344601420</text:p>
          </table:table-cell>
          <table:table-cell table:formula="of:=[.$AY$23]*[.P401]" office:value-type="float" office:value="-0.247782468006881">
            <text:p>-0.247782468</text:p>
          </table:table-cell>
          <table:table-cell table:number-columns-repeated="970"/>
        </table:table-row>
        <table:table-row table:style-name="ro1">
          <table:table-cell table:number-columns-repeated="11"/>
          <table:table-cell office:value-type="string">
            <text:p>link</text:p>
          </table:table-cell>
          <table:table-cell office:value-type="float" office:value="2">
            <text:p>2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0.07610631">
            <text:p>0.07610631</text:p>
          </table:table-cell>
          <table:table-cell table:formula="of:=[.P402]*[.K$3]" office:value-type="float" office:value="0.0154379350027569">
            <text:p>0.015437935</text:p>
          </table:table-cell>
          <table:table-cell table:number-columns-repeated="35"/>
          <table:table-cell table:style-name="ce24" table:formula="of:=[.P402]+[.$AM$2]*[.$AY$23]*[.K3]" office:value-type="float" office:value="0.0917485833761829">
            <text:p>0.0917485834</text:p>
          </table:table-cell>
          <table:table-cell table:formula="of:=[.$AY$23]*[.P402]" office:value-type="float" office:value="0.0117376725790474">
            <text:p>0.0117376726</text:p>
          </table:table-cell>
          <table:table-cell table:number-columns-repeated="970"/>
        </table:table-row>
        <table:table-row table:style-name="ro1">
          <table:table-cell table:number-columns-repeated="11"/>
          <table:table-cell office:value-type="string">
            <text:p>link</text:p>
          </table:table-cell>
          <table:table-cell office:value-type="float" office:value="2">
            <text:p>2</text:p>
          </table:table-cell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-1.3658686">
            <text:p>-1.3658686</text:p>
          </table:table-cell>
          <table:table-cell table:formula="of:=[.P403]*[.K$4]" office:value-type="float" office:value="-1.27485157588169">
            <text:p>-1.2748515759</text:p>
          </table:table-cell>
          <table:table-cell table:number-columns-repeated="35"/>
          <table:table-cell table:style-name="ce24" table:formula="of:=[.P403]+[.$AM$2]*[.$AY$23]*[.K4]" office:value-type="float" office:value="-1.29389354037371">
            <text:p>-1.2938935404</text:p>
          </table:table-cell>
          <table:table-cell table:formula="of:=[.$AY$23]*[.P403]" office:value-type="float" office:value="-0.210654259979257">
            <text:p>-0.21065426</text:p>
          </table:table-cell>
          <table:table-cell table:number-columns-repeated="970"/>
        </table:table-row>
        <table:table-row table:style-name="ro1">
          <table:table-cell table:number-columns-repeated="11"/>
          <table:table-cell office:value-type="string">
            <text:p>link</text:p>
          </table:table-cell>
          <table:table-cell office:value-type="float" office:value="2">
            <text:p>2</text:p>
          </table:table-cell>
          <table:table-cell office:value-type="float" office:value="21">
            <text:p>21</text:p>
          </table:table-cell>
          <table:table-cell office:value-type="float" office:value="3">
            <text:p>3</text:p>
          </table:table-cell>
          <table:table-cell office:value-type="float" office:value="1.1966221">
            <text:p>1.1966221</text:p>
          </table:table-cell>
          <table:table-cell table:formula="of:=[.P404]*[.K$5]" office:value-type="float" office:value="0.00398746657859988">
            <text:p>0.0039874666</text:p>
          </table:table-cell>
          <table:table-cell table:number-columns-repeated="35"/>
          <table:table-cell table:style-name="ce24" table:formula="of:=[.P404]+[.$AM$2]*[.$AY$23]*[.K5]" office:value-type="float" office:value="1.19687906345675">
            <text:p>1.1968790635</text:p>
          </table:table-cell>
          <table:table-cell table:formula="of:=[.$AY$23]*[.P404]" office:value-type="float" office:value="0.184551825080629">
            <text:p>0.1845518251</text:p>
          </table:table-cell>
          <table:table-cell table:number-columns-repeated="970"/>
        </table:table-row>
        <table:table-row table:style-name="ro1">
          <table:table-cell table:number-columns-repeated="11"/>
          <table:table-cell office:value-type="string">
            <text:p>link</text:p>
          </table:table-cell>
          <table:table-cell office:value-type="float" office:value="2">
            <text:p>2</text:p>
          </table:table-cell>
          <table:table-cell office:value-type="float" office:value="21">
            <text:p>21</text:p>
          </table:table-cell>
          <table:table-cell office:value-type="float" office:value="4">
            <text:p>4</text:p>
          </table:table-cell>
          <table:table-cell office:value-type="float" office:value="-1.3204181">
            <text:p>-1.3204181</text:p>
          </table:table-cell>
          <table:table-cell table:formula="of:=[.P405]*[.K$6]" office:value-type="float" office:value="-0.000133176807446117">
            <text:p>-0.0001331768</text:p>
          </table:table-cell>
          <table:table-cell table:number-columns-repeated="35"/>
          <table:table-cell table:style-name="ce24" table:formula="of:=[.P405]+[.$AM$2]*[.$AY$23]*[.K6]" office:value-type="float" office:value="-1.32041032234885">
            <text:p>-1.3204103223</text:p>
          </table:table-cell>
          <table:table-cell table:formula="of:=[.$AY$23]*[.P405]" office:value-type="float" office:value="-0.20364455096099">
            <text:p>-0.203644551</text:p>
          </table:table-cell>
          <table:table-cell table:number-columns-repeated="970"/>
        </table:table-row>
        <table:table-row table:style-name="ro1">
          <table:table-cell table:number-columns-repeated="11"/>
          <table:table-cell office:value-type="string">
            <text:p>link</text:p>
          </table:table-cell>
          <table:table-cell office:value-type="float" office:value="2">
            <text:p>2</text:p>
          </table:table-cell>
          <table:table-cell office:value-type="float" office:value="21">
            <text:p>21</text:p>
          </table:table-cell>
          <table:table-cell office:value-type="float" office:value="5">
            <text:p>5</text:p>
          </table:table-cell>
          <table:table-cell office:value-type="float" office:value="-1.2719464">
            <text:p>-1.2719464</text:p>
          </table:table-cell>
          <table:table-cell table:formula="of:=[.P406]*[.K$7]" office:value-type="float" office:value="-1.2676521454242">
            <text:p>-1.2676521454</text:p>
          </table:table-cell>
          <table:table-cell table:number-columns-repeated="35"/>
          <table:table-cell table:style-name="ce24" table:formula="of:=[.P406]+[.$AM$2]*[.$AY$23]*[.K7]" office:value-type="float" office:value="-1.19509308332132">
            <text:p>-1.1950930833</text:p>
          </table:table-cell>
          <table:table-cell table:formula="of:=[.$AY$23]*[.P406]" office:value-type="float" office:value="-0.19616889034954">
            <text:p>-0.1961688903</text:p>
          </table:table-cell>
          <table:table-cell table:number-columns-repeated="970"/>
        </table:table-row>
        <table:table-row table:style-name="ro1">
          <table:table-cell table:number-columns-repeated="11"/>
          <table:table-cell office:value-type="string">
            <text:p>link</text:p>
          </table:table-cell>
          <table:table-cell office:value-type="float" office:value="2">
            <text:p>2</text:p>
          </table:table-cell>
          <table:table-cell office:value-type="float" office:value="21">
            <text:p>21</text:p>
          </table:table-cell>
          <table:table-cell office:value-type="float" office:value="6">
            <text:p>6</text:p>
          </table:table-cell>
          <table:table-cell office:value-type="float" office:value="1.4826891">
            <text:p>1.4826891</text:p>
          </table:table-cell>
          <table:table-cell table:formula="of:=[.P407]*[.K$8]" office:value-type="float" office:value="1.44915220345512">
            <text:p>1.4491522035</text:p>
          </table:table-cell>
          <table:table-cell table:number-columns-repeated="35"/>
          <table:table-cell table:style-name="ce24" table:formula="of:=[.P407]+[.$AM$2]*[.$AY$23]*[.K8]" office:value-type="float" office:value="1.5580585308962">
            <text:p>1.5580585309</text:p>
          </table:table-cell>
          <table:table-cell table:formula="of:=[.$AY$23]*[.P407]" office:value-type="float" office:value="0.228671173156635">
            <text:p>0.2286711732</text:p>
          </table:table-cell>
          <table:table-cell table:number-columns-repeated="970"/>
        </table:table-row>
        <table:table-row table:style-name="ro1">
          <table:table-cell table:number-columns-repeated="11"/>
          <table:table-cell office:value-type="string">
            <text:p>link</text:p>
          </table:table-cell>
          <table:table-cell office:value-type="float" office:value="2">
            <text:p>2</text:p>
          </table:table-cell>
          <table:table-cell office:value-type="float" office:value="21">
            <text:p>21</text:p>
          </table:table-cell>
          <table:table-cell office:value-type="float" office:value="7">
            <text:p>7</text:p>
          </table:table-cell>
          <table:table-cell office:value-type="float" office:value="0.020758152">
            <text:p>0.020758152</text:p>
          </table:table-cell>
          <table:table-cell table:formula="of:=[.P408]*[.K$9]" office:value-type="float" office:value="0.000458886914779381">
            <text:p>0.0004588869</text:p>
          </table:table-cell>
          <table:table-cell table:number-columns-repeated="35"/>
          <table:table-cell table:style-name="ce24" table:formula="of:=[.P408]+[.$AM$2]*[.$AY$23]*[.K9]" office:value-type="float" office:value="0.022462853390949">
            <text:p>0.0224628534</text:p>
          </table:table-cell>
          <table:table-cell table:formula="of:=[.$AY$23]*[.P408]" office:value-type="float" office:value="0.0032014742473009">
            <text:p>0.0032014742</text:p>
          </table:table-cell>
          <table:table-cell table:number-columns-repeated="970"/>
        </table:table-row>
        <table:table-row table:style-name="ro1">
          <table:table-cell table:number-columns-repeated="11"/>
          <table:table-cell office:value-type="string">
            <text:p>link</text:p>
          </table:table-cell>
          <table:table-cell office:value-type="float" office:value="2">
            <text:p>2</text:p>
          </table:table-cell>
          <table:table-cell office:value-type="float" office:value="21">
            <text:p>21</text:p>
          </table:table-cell>
          <table:table-cell office:value-type="float" office:value="8">
            <text:p>8</text:p>
          </table:table-cell>
          <table:table-cell office:value-type="float" office:value="-0.13897729">
            <text:p>-0.13897729</text:p>
          </table:table-cell>
          <table:table-cell table:formula="of:=[.P409]*[.K$10]" office:value-type="float" office:value="-0.000852970361372676">
            <text:p>-0.0008529704</text:p>
          </table:table-cell>
          <table:table-cell table:number-columns-repeated="35"/>
          <table:table-cell table:style-name="ce24" table:formula="of:=[.P409]+[.$AM$2]*[.$AY$23]*[.K10]" office:value-type="float" office:value="-0.13850400642674">
            <text:p>-0.1385040064</text:p>
          </table:table-cell>
          <table:table-cell table:formula="of:=[.$AY$23]*[.P409]" office:value-type="float" office:value="-0.02143409562155">
            <text:p>-0.0214340956</text:p>
          </table:table-cell>
          <table:table-cell table:number-columns-repeated="970"/>
        </table:table-row>
        <table:table-row table:style-name="ro1">
          <table:table-cell table:number-columns-repeated="11"/>
          <table:table-cell office:value-type="string">
            <text:p>link</text:p>
          </table:table-cell>
          <table:table-cell office:value-type="float" office:value="2">
            <text:p>2</text:p>
          </table:table-cell>
          <table:table-cell office:value-type="float" office:value="21">
            <text:p>21</text:p>
          </table:table-cell>
          <table:table-cell office:value-type="float" office:value="9">
            <text:p>9</text:p>
          </table:table-cell>
          <table:table-cell office:value-type="float" office:value="-0.60763621">
            <text:p>-0.60763621</text:p>
          </table:table-cell>
          <table:table-cell table:formula="of:=[.P410]*[.K$11]" office:value-type="float" office:value="-0.000445637239489422">
            <text:p>-0.0004456372</text:p>
          </table:table-cell>
          <table:table-cell table:number-columns-repeated="35"/>
          <table:table-cell table:style-name="ce24" table:formula="of:=[.P410]+[.$AM$2]*[.$AY$23]*[.K11]" office:value-type="float" office:value="-0.607579655240695">
            <text:p>-0.6075796552</text:p>
          </table:table-cell>
          <table:table-cell table:formula="of:=[.$AY$23]*[.P410]" office:value-type="float" office:value="-0.0937141070188964">
            <text:p>-0.093714107</text:p>
          </table:table-cell>
          <table:table-cell table:number-columns-repeated="970"/>
        </table:table-row>
        <table:table-row table:style-name="ro1">
          <table:table-cell table:number-columns-repeated="11"/>
          <table:table-cell office:value-type="string">
            <text:p>link</text:p>
          </table:table-cell>
          <table:table-cell office:value-type="float" office:value="2">
            <text:p>2</text:p>
          </table:table-cell>
          <table:table-cell office:value-type="float" office:value="21">
            <text:p>21</text:p>
          </table:table-cell>
          <table:table-cell office:value-type="float" office:value="10">
            <text:p>10</text:p>
          </table:table-cell>
          <table:table-cell office:value-type="float" office:value="0.39347529">
            <text:p>0.39347529</text:p>
          </table:table-cell>
          <table:table-cell table:formula="of:=[.P411]*[.K$12]" office:value-type="float" office:value="0.105345860733255">
            <text:p>0.1053458607</text:p>
          </table:table-cell>
          <table:table-cell table:number-columns-repeated="35"/>
          <table:table-cell table:style-name="ce24" table:formula="of:=[.P411]+[.$AM$2]*[.$AY$23]*[.K12]" office:value-type="float" office:value="0.414121072181303">
            <text:p>0.4141210722</text:p>
          </table:table-cell>
          <table:table-cell table:formula="of:=[.$AY$23]*[.P411]" office:value-type="float" office:value="0.0606846412861921">
            <text:p>0.0606846413</text:p>
          </table:table-cell>
          <table:table-cell table:number-columns-repeated="970"/>
        </table:table-row>
        <table:table-row table:style-name="ro1">
          <table:table-cell table:number-columns-repeated="11"/>
          <table:table-cell office:value-type="string">
            <text:p>link</text:p>
          </table:table-cell>
          <table:table-cell office:value-type="float" office:value="2">
            <text:p>2</text:p>
          </table:table-cell>
          <table:table-cell office:value-type="float" office:value="21">
            <text:p>21</text:p>
          </table:table-cell>
          <table:table-cell office:value-type="float" office:value="11">
            <text:p>11</text:p>
          </table:table-cell>
          <table:table-cell office:value-type="float" office:value="-0.49628663">
            <text:p>-0.49628663</text:p>
          </table:table-cell>
          <table:table-cell table:formula="of:=[.P412]*[.K$13]" office:value-type="float" office:value="-0.493957888964252">
            <text:p>-0.493957889</text:p>
          </table:table-cell>
          <table:table-cell table:number-columns-repeated="35"/>
          <table:table-cell table:style-name="ce24" table:formula="of:=[.P412]+[.$AM$2]*[.$AY$23]*[.K13]" office:value-type="float" office:value="-0.419534810495316">
            <text:p>-0.4195348105</text:p>
          </table:table-cell>
          <table:table-cell table:formula="of:=[.$AY$23]*[.P412]" office:value-type="float" office:value="-0.0765409591964038">
            <text:p>-0.0765409592</text:p>
          </table:table-cell>
          <table:table-cell table:number-columns-repeated="970"/>
        </table:table-row>
        <table:table-row table:style-name="ro1">
          <table:table-cell table:number-columns-repeated="11"/>
          <table:table-cell office:value-type="string">
            <text:p>link</text:p>
          </table:table-cell>
          <table:table-cell office:value-type="float" office:value="2">
            <text:p>2</text:p>
          </table:table-cell>
          <table:table-cell office:value-type="float" office:value="21">
            <text:p>21</text:p>
          </table:table-cell>
          <table:table-cell office:value-type="float" office:value="12">
            <text:p>12</text:p>
          </table:table-cell>
          <table:table-cell office:value-type="float" office:value="0.64699543">
            <text:p>0.64699543</text:p>
          </table:table-cell>
          <table:table-cell table:formula="of:=[.P413]*[.K$14]" office:value-type="float" office:value="0.560369063549273">
            <text:p>0.5603690635</text:p>
          </table:table-cell>
          <table:table-cell table:number-columns-repeated="35"/>
          <table:table-cell table:style-name="ce24" table:formula="of:=[.P413]+[.$AM$2]*[.$AY$23]*[.K14]" office:value-type="float" office:value="0.71378432639045">
            <text:p>0.7137843264</text:p>
          </table:table-cell>
          <table:table-cell table:formula="of:=[.$AY$23]*[.P413]" office:value-type="float" office:value="0.099784374219168">
            <text:p>0.0997843742</text:p>
          </table:table-cell>
          <table:table-cell table:number-columns-repeated="970"/>
        </table:table-row>
        <table:table-row table:style-name="ro1">
          <table:table-cell table:number-columns-repeated="11"/>
          <table:table-cell office:value-type="string">
            <text:p>link</text:p>
          </table:table-cell>
          <table:table-cell office:value-type="float" office:value="2">
            <text:p>2</text:p>
          </table:table-cell>
          <table:table-cell office:value-type="float" office:value="21">
            <text:p>21</text:p>
          </table:table-cell>
          <table:table-cell office:value-type="float" office:value="13">
            <text:p>13</text:p>
          </table:table-cell>
          <table:table-cell office:value-type="float" office:value="0.81599772">
            <text:p>0.81599772</text:p>
          </table:table-cell>
          <table:table-cell table:formula="of:=[.P414]*[.K$15]" office:value-type="float" office:value="0.00000168909484342785">
            <text:p>1.68909484342785E-006</text:p>
          </table:table-cell>
          <table:table-cell table:number-columns-repeated="35"/>
          <table:table-cell table:style-name="ce24" table:formula="of:=[.P414]+[.$AM$2]*[.$AY$23]*[.K15]" office:value-type="float" office:value="0.81599787962335">
            <text:p>0.8159978796</text:p>
          </table:table-cell>
          <table:table-cell table:formula="of:=[.$AY$23]*[.P414]" office:value-type="float" office:value="0.125849145262846">
            <text:p>0.1258491453</text:p>
          </table:table-cell>
          <table:table-cell table:number-columns-repeated="970"/>
        </table:table-row>
        <table:table-row table:style-name="ro1">
          <table:table-cell table:number-columns-repeated="11"/>
          <table:table-cell office:value-type="string">
            <text:p>link</text:p>
          </table:table-cell>
          <table:table-cell office:value-type="float" office:value="2">
            <text:p>2</text:p>
          </table:table-cell>
          <table:table-cell office:value-type="float" office:value="21">
            <text:p>21</text:p>
          </table:table-cell>
          <table:table-cell office:value-type="float" office:value="14">
            <text:p>14</text:p>
          </table:table-cell>
          <table:table-cell office:value-type="float" office:value="-1.2099564">
            <text:p>-1.2099564</text:p>
          </table:table-cell>
          <table:table-cell table:formula="of:=[.P415]*[.K$16]" office:value-type="float" office:value="-1.01807161183949">
            <text:p>-1.0180716118</text:p>
          </table:table-cell>
          <table:table-cell table:number-columns-repeated="35"/>
          <table:table-cell table:style-name="ce24" table:formula="of:=[.P415]+[.$AM$2]*[.$AY$23]*[.K16]" office:value-type="float" office:value="-1.14507205334933">
            <text:p>-1.1450720533</text:p>
          </table:table-cell>
          <table:table-cell table:formula="of:=[.$AY$23]*[.P415]" office:value-type="float" office:value="-0.186608338495493">
            <text:p>-0.1866083385</text:p>
          </table:table-cell>
          <table:table-cell table:number-columns-repeated="970"/>
        </table:table-row>
        <table:table-row table:style-name="ro1">
          <table:table-cell table:number-columns-repeated="11"/>
          <table:table-cell office:value-type="string">
            <text:p>link</text:p>
          </table:table-cell>
          <table:table-cell office:value-type="float" office:value="2">
            <text:p>2</text:p>
          </table:table-cell>
          <table:table-cell office:value-type="float" office:value="21">
            <text:p>21</text:p>
          </table:table-cell>
          <table:table-cell office:value-type="float" office:value="15">
            <text:p>15</text:p>
          </table:table-cell>
          <table:table-cell office:value-type="float" office:value="-1.5480409">
            <text:p>-1.5480409</text:p>
          </table:table-cell>
          <table:table-cell table:formula="of:=[.P416]*[.K$17]" office:value-type="float" office:value="-0.00058218637904807">
            <text:p>-0.0005821864</text:p>
          </table:table-cell>
          <table:table-cell table:number-columns-repeated="35"/>
          <table:table-cell table:style-name="ce24" table:formula="of:=[.P416]+[.$AM$2]*[.$AY$23]*[.K17]" office:value-type="float" office:value="-1.54801189913585">
            <text:p>-1.5480118991</text:p>
          </table:table-cell>
          <table:table-cell table:formula="of:=[.$AY$23]*[.P416]" office:value-type="float" office:value="-0.238750206430635">
            <text:p>-0.2387502064</text:p>
          </table:table-cell>
          <table:table-cell table:number-columns-repeated="970"/>
        </table:table-row>
        <table:table-row table:style-name="ro1">
          <table:table-cell table:number-columns-repeated="11"/>
          <table:table-cell office:value-type="string">
            <text:p>link</text:p>
          </table:table-cell>
          <table:table-cell office:value-type="float" office:value="2">
            <text:p>2</text:p>
          </table:table-cell>
          <table:table-cell office:value-type="float" office:value="21">
            <text:p>21</text:p>
          </table:table-cell>
          <table:table-cell office:value-type="float" office:value="16">
            <text:p>16</text:p>
          </table:table-cell>
          <table:table-cell office:value-type="float" office:value="1.4178565">
            <text:p>1.4178565</text:p>
          </table:table-cell>
          <table:table-cell table:formula="of:=[.P417]*[.K$18]" office:value-type="float" office:value="0.00078847821026402">
            <text:p>0.0007884782</text:p>
          </table:table-cell>
          <table:table-cell table:number-columns-repeated="35"/>
          <table:table-cell table:style-name="ce24" table:formula="of:=[.P417]+[.$AM$2]*[.$AY$23]*[.K18]" office:value-type="float" office:value="1.41789938335417">
            <text:p>1.4178993834</text:p>
          </table:table-cell>
          <table:table-cell table:formula="of:=[.$AY$23]*[.P417]" office:value-type="float" office:value="0.218672214709584">
            <text:p>0.2186722147</text:p>
          </table:table-cell>
          <table:table-cell table:number-columns-repeated="970"/>
        </table:table-row>
        <table:table-row table:style-name="ro1">
          <table:table-cell table:number-columns-repeated="11"/>
          <table:table-cell office:value-type="string">
            <text:p>node</text:p>
          </table:table-cell>
          <table:table-cell office:value-type="float" office:value="2">
            <text:p>2</text:p>
          </table:table-cell>
          <table:table-cell office:value-type="float" office:value="21">
            <text:p>21</text:p>
          </table:table-cell>
          <table:table-cell office:value-type="float" office:value="3.4588356">
            <text:p>3.4588356</text:p>
          </table:table-cell>
          <table:table-cell table:number-columns-repeated="2"/>
          <table:table-cell table:formula="of:=SUM([.Q401:.Q417])" office:value-type="float" office:value="-3.4241002042848">
            <text:p>-3.4241002043</text:p>
          </table:table-cell>
          <table:table-cell table:formula="of:=[.R418]+[.O418]" office:value-type="float" office:value="0.0347353957151966">
            <text:p>0.0347353957</text:p>
          </table:table-cell>
          <table:table-cell table:formula="of:=1/(1+(EXP([.S418]*-1)))" office:value-type="float" office:value="0.508682975910959">
            <text:p>0.5086829759</text:p>
          </table:table-cell>
          <table:table-cell table:number-columns-repeated="31"/>
          <table:table-cell table:style-name="ce22" table:formula="of:=[.O418]+([.$AY$23]*[.$AM$2])" office:value-type="float" office:value="3.53594926231688">
            <text:p>3.5359492623</text:p>
          </table:table-cell>
          <table:table-cell table:number-columns-repeated="972"/>
        </table:table-row>
        <table:table-row table:style-name="ro1">
          <table:table-cell table:number-columns-repeated="11"/>
          <table:table-cell office:value-type="string">
            <text:p>comment</text:p>
          </table:table-cell>
          <table:table-cell office:value-type="string">
            <text:p>TBD:node modifiers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string">
            <text:p>link</text:p>
          </table:table-cell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-0.9807713">
            <text:p>-0.9807713</text:p>
          </table:table-cell>
          <table:table-cell table:formula="of:=[.P420]*[.K$2]" office:value-type="float" office:value="-0.917581845629955">
            <text:p>-0.9175818456</text:p>
          </table:table-cell>
          <table:table-cell table:number-columns-repeated="35"/>
          <table:table-cell table:style-name="ce24" table:formula="of:=[.P420]+[.$AM$2]*[.$AY$24]*[.K2]" office:value-type="float" office:value="-1.00032917612924">
            <text:p>-1.0003291761</text:p>
          </table:table-cell>
          <table:table-cell table:formula="of:=[.$AY$24]*[.P420]" office:value-type="float" office:value="0.0410055245519481">
            <text:p>0.0410055246</text:p>
          </table:table-cell>
          <table:table-cell table:number-columns-repeated="970"/>
        </table:table-row>
        <table:table-row table:style-name="ro1">
          <table:table-cell table:number-columns-repeated="11"/>
          <table:table-cell office:value-type="string">
            <text:p>link</text:p>
          </table:table-cell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float" office:value="-2.0588107">
            <text:p>-2.0588107</text:p>
          </table:table-cell>
          <table:table-cell table:formula="of:=[.P421]*[.K$3]" office:value-type="float" office:value="-0.417623529107909">
            <text:p>-0.4176235291</text:p>
          </table:table-cell>
          <table:table-cell table:number-columns-repeated="35"/>
          <table:table-cell table:style-name="ce24" table:formula="of:=[.P421]+[.$AM$2]*[.$AY$24]*[.K3]" office:value-type="float" office:value="-2.06305116194226">
            <text:p>-2.0630511619</text:p>
          </table:table-cell>
          <table:table-cell table:formula="of:=[.$AY$24]*[.P421]" office:value-type="float" office:value="0.0860777764466226">
            <text:p>0.0860777764</text:p>
          </table:table-cell>
          <table:table-cell table:number-columns-repeated="970"/>
        </table:table-row>
        <table:table-row table:style-name="ro1">
          <table:table-cell table:number-columns-repeated="11"/>
          <table:table-cell office:value-type="string">
            <text:p>link</text:p>
          </table:table-cell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-0.28458667">
            <text:p>-0.28458667</text:p>
          </table:table-cell>
          <table:table-cell table:formula="of:=[.P422]*[.K$4]" office:value-type="float" office:value="-0.265622743450156">
            <text:p>-0.2656227435</text:p>
          </table:table-cell>
          <table:table-cell table:number-columns-repeated="35"/>
          <table:table-cell table:style-name="ce24" table:formula="of:=[.P422]+[.$AM$2]*[.$AY$24]*[.K4]" office:value-type="float" office:value="-0.304098379953983">
            <text:p>-0.3040983800</text:p>
          </table:table-cell>
          <table:table-cell table:formula="of:=[.$AY$24]*[.P422]" office:value-type="float" office:value="0.011898416770395">
            <text:p>0.0118984168</text:p>
          </table:table-cell>
          <table:table-cell table:number-columns-repeated="970"/>
        </table:table-row>
        <table:table-row table:style-name="ro1">
          <table:table-cell table:number-columns-repeated="11"/>
          <table:table-cell office:value-type="string">
            <text:p>link</text:p>
          </table:table-cell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3">
            <text:p>3</text:p>
          </table:table-cell>
          <table:table-cell office:value-type="float" office:value="-0.84164858">
            <text:p>-0.84164858</text:p>
          </table:table-cell>
          <table:table-cell table:formula="of:=[.P423]*[.K$5]" office:value-type="float" office:value="-0.00280459936656364">
            <text:p>-0.0028045994</text:p>
          </table:table-cell>
          <table:table-cell table:number-columns-repeated="35"/>
          <table:table-cell table:style-name="ce24" table:formula="of:=[.P423]+[.$AM$2]*[.$AY$24]*[.K5]" office:value-type="float" office:value="-0.841718240191502">
            <text:p>-0.8417182402</text:p>
          </table:table-cell>
          <table:table-cell table:formula="of:=[.$AY$24]*[.P423]" office:value-type="float" office:value="0.0351888778875383">
            <text:p>0.0351888779</text:p>
          </table:table-cell>
          <table:table-cell table:number-columns-repeated="970"/>
        </table:table-row>
        <table:table-row table:style-name="ro1">
          <table:table-cell table:number-columns-repeated="11"/>
          <table:table-cell office:value-type="string">
            <text:p>link</text:p>
          </table:table-cell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4">
            <text:p>4</text:p>
          </table:table-cell>
          <table:table-cell office:value-type="float" office:value="-1.7678766">
            <text:p>-1.7678766</text:p>
          </table:table-cell>
          <table:table-cell table:formula="of:=[.P424]*[.K$6]" office:value-type="float" office:value="-0.000178307281266969">
            <text:p>-0.0001783073</text:p>
          </table:table-cell>
          <table:table-cell table:number-columns-repeated="35"/>
          <table:table-cell table:style-name="ce24" table:formula="of:=[.P424]+[.$AM$2]*[.$AY$24]*[.K6]" office:value-type="float" office:value="-1.76787870844248">
            <text:p>-1.7678787084</text:p>
          </table:table-cell>
          <table:table-cell table:formula="of:=[.$AY$24]*[.P424]" office:value-type="float" office:value="0.0739139770159613">
            <text:p>0.073913977</text:p>
          </table:table-cell>
          <table:table-cell table:number-columns-repeated="970"/>
        </table:table-row>
        <table:table-row table:style-name="ro1">
          <table:table-cell table:number-columns-repeated="11"/>
          <table:table-cell office:value-type="string">
            <text:p>link</text:p>
          </table:table-cell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5">
            <text:p>5</text:p>
          </table:table-cell>
          <table:table-cell office:value-type="float" office:value="-0.024748325">
            <text:p>-0.024748325</text:p>
          </table:table-cell>
          <table:table-cell table:formula="of:=[.P425]*[.K$7]" office:value-type="float" office:value="-0.0246647714730002">
            <text:p>-0.0246647715</text:p>
          </table:table-cell>
          <table:table-cell table:number-columns-repeated="35"/>
          <table:table-cell table:style-name="ce24" table:formula="of:=[.P425]+[.$AM$2]*[.$AY$24]*[.K7]" office:value-type="float" office:value="-0.0455824810510251">
            <text:p>-0.0455824811</text:p>
          </table:table-cell>
          <table:table-cell table:formula="of:=[.$AY$24]*[.P425]" office:value-type="float" office:value="0.00103471425846891">
            <text:p>0.0010347143</text:p>
          </table:table-cell>
          <table:table-cell table:number-columns-repeated="970"/>
        </table:table-row>
        <table:table-row table:style-name="ro1">
          <table:table-cell table:number-columns-repeated="11"/>
          <table:table-cell office:value-type="string">
            <text:p>link</text:p>
          </table:table-cell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6">
            <text:p>6</text:p>
          </table:table-cell>
          <table:table-cell office:value-type="float" office:value="2.0983241">
            <text:p>2.0983241</text:p>
          </table:table-cell>
          <table:table-cell table:formula="of:=[.P426]*[.K$8]" office:value-type="float" office:value="2.05086217540682">
            <text:p>2.0508621754</text:p>
          </table:table-cell>
          <table:table-cell table:number-columns-repeated="35"/>
          <table:table-cell table:style-name="ce24" table:formula="of:=[.P426]+[.$AM$2]*[.$AY$24]*[.K8]" office:value-type="float" office:value="2.07789221036102">
            <text:p>2.0778922104</text:p>
          </table:table-cell>
          <table:table-cell table:formula="of:=[.$AY$24]*[.P426]" office:value-type="float" office:value="-0.0877298106097664">
            <text:p>-0.0877298106</text:p>
          </table:table-cell>
          <table:table-cell table:number-columns-repeated="970"/>
        </table:table-row>
        <table:table-row table:style-name="ro1">
          <table:table-cell table:number-columns-repeated="11"/>
          <table:table-cell office:value-type="string">
            <text:p>link</text:p>
          </table:table-cell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7">
            <text:p>7</text:p>
          </table:table-cell>
          <table:table-cell office:value-type="float" office:value="-0.78844905">
            <text:p>-0.78844905</text:p>
          </table:table-cell>
          <table:table-cell table:formula="of:=[.P427]*[.K$9]" office:value-type="float" office:value="-0.0174297284274262">
            <text:p>-0.0174297284</text:p>
          </table:table-cell>
          <table:table-cell table:number-columns-repeated="35"/>
          <table:table-cell table:style-name="ce24" table:formula="of:=[.P427]+[.$AM$2]*[.$AY$24]*[.K9]" office:value-type="float" office:value="-0.788911177287856">
            <text:p>-0.7889111773</text:p>
          </table:table-cell>
          <table:table-cell table:formula="of:=[.$AY$24]*[.P427]" office:value-type="float" office:value="0.032964633934267">
            <text:p>0.0329646339</text:p>
          </table:table-cell>
          <table:table-cell table:number-columns-repeated="970"/>
        </table:table-row>
        <table:table-row table:style-name="ro1">
          <table:table-cell table:number-columns-repeated="11"/>
          <table:table-cell office:value-type="string">
            <text:p>link</text:p>
          </table:table-cell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8">
            <text:p>8</text:p>
          </table:table-cell>
          <table:table-cell office:value-type="float" office:value="0.53868973">
            <text:p>0.53868973</text:p>
          </table:table-cell>
          <table:table-cell table:formula="of:=[.P428]*[.K$10]" office:value-type="float" office:value="0.00330619753533724">
            <text:p>0.0033061975</text:p>
          </table:table-cell>
          <table:table-cell table:number-columns-repeated="35"/>
          <table:table-cell table:style-name="ce24" table:formula="of:=[.P428]+[.$AM$2]*[.$AY$24]*[.K10]" office:value-type="float" office:value="0.538561427615044">
            <text:p>0.5385614276</text:p>
          </table:table-cell>
          <table:table-cell table:formula="of:=[.$AY$24]*[.P428]" office:value-type="float" office:value="-0.0225223300777636">
            <text:p>-0.0225223301</text:p>
          </table:table-cell>
          <table:table-cell table:number-columns-repeated="970"/>
        </table:table-row>
        <table:table-row table:style-name="ro1">
          <table:table-cell table:number-columns-repeated="11"/>
          <table:table-cell office:value-type="string">
            <text:p>link</text:p>
          </table:table-cell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9">
            <text:p>9</text:p>
          </table:table-cell>
          <table:table-cell office:value-type="float" office:value="-0.72926497">
            <text:p>-0.72926497</text:p>
          </table:table-cell>
          <table:table-cell table:formula="of:=[.P429]*[.K$11]" office:value-type="float" office:value="-0.000534839140161078">
            <text:p>-0.0005348391</text:p>
          </table:table-cell>
          <table:table-cell table:number-columns-repeated="35"/>
          <table:table-cell table:style-name="ce24" table:formula="of:=[.P429]+[.$AM$2]*[.$AY$24]*[.K11]" office:value-type="float" office:value="-0.72928030142266">
            <text:p>-0.7292803014</text:p>
          </table:table-cell>
          <table:table-cell table:formula="of:=[.$AY$24]*[.P429]" office:value-type="float" office:value="0.0304901791398368">
            <text:p>0.0304901791</text:p>
          </table:table-cell>
          <table:table-cell table:number-columns-repeated="970"/>
        </table:table-row>
        <table:table-row table:style-name="ro1">
          <table:table-cell table:number-columns-repeated="11"/>
          <table:table-cell office:value-type="string">
            <text:p>link</text:p>
          </table:table-cell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10">
            <text:p>10</text:p>
          </table:table-cell>
          <table:table-cell office:value-type="float" office:value="1.5863883">
            <text:p>1.5863883</text:p>
          </table:table-cell>
          <table:table-cell table:formula="of:=[.P430]*[.K$12]" office:value-type="float" office:value="0.424726647817364">
            <text:p>0.4247266478</text:p>
          </table:table-cell>
          <table:table-cell table:number-columns-repeated="35"/>
          <table:table-cell table:style-name="ce24" table:formula="of:=[.P430]+[.$AM$2]*[.$AY$24]*[.K12]" office:value-type="float" office:value="1.58079143747864">
            <text:p>1.5807914375</text:p>
          </table:table-cell>
          <table:table-cell table:formula="of:=[.$AY$24]*[.P430]" office:value-type="float" office:value="-0.0663260480650006">
            <text:p>-0.0663260481</text:p>
          </table:table-cell>
          <table:table-cell table:number-columns-repeated="970"/>
        </table:table-row>
        <table:table-row table:style-name="ro1">
          <table:table-cell table:number-columns-repeated="11"/>
          <table:table-cell office:value-type="string">
            <text:p>link</text:p>
          </table:table-cell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11">
            <text:p>11</text:p>
          </table:table-cell>
          <table:table-cell office:value-type="float" office:value="1.1475484">
            <text:p>1.1475484</text:p>
          </table:table-cell>
          <table:table-cell table:formula="of:=[.P431]*[.K$13]" office:value-type="float" office:value="1.14216372330704">
            <text:p>1.1421637233</text:p>
          </table:table-cell>
          <table:table-cell table:number-columns-repeated="35"/>
          <table:table-cell table:style-name="ce24" table:formula="of:=[.P431]+[.$AM$2]*[.$AY$24]*[.K13]" office:value-type="float" office:value="1.12674175880524">
            <text:p>1.1267417588</text:p>
          </table:table-cell>
          <table:table-cell table:formula="of:=[.$AY$24]*[.P431]" office:value-type="float" office:value="-0.0479783860832273">
            <text:p>-0.0479783861</text:p>
          </table:table-cell>
          <table:table-cell table:number-columns-repeated="970"/>
        </table:table-row>
        <table:table-row table:style-name="ro1">
          <table:table-cell table:number-columns-repeated="11"/>
          <table:table-cell office:value-type="string">
            <text:p>link</text:p>
          </table:table-cell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12">
            <text:p>12</text:p>
          </table:table-cell>
          <table:table-cell office:value-type="float" office:value="1.2213287">
            <text:p>1.2213287</text:p>
          </table:table-cell>
          <table:table-cell table:formula="of:=[.P432]*[.K$14]" office:value-type="float" office:value="1.05780472035923">
            <text:p>1.0578047204</text:p>
          </table:table-cell>
          <table:table-cell table:number-columns-repeated="35"/>
          <table:table-cell table:style-name="ce24" table:formula="of:=[.P432]+[.$AM$2]*[.$AY$24]*[.K14]" office:value-type="float" office:value="1.203222906392">
            <text:p>1.2032229064</text:p>
          </table:table-cell>
          <table:table-cell table:formula="of:=[.$AY$24]*[.P432]" office:value-type="float" office:value="-0.0510631010449111">
            <text:p>-0.051063101</text:p>
          </table:table-cell>
          <table:table-cell table:number-columns-repeated="970"/>
        </table:table-row>
        <table:table-row table:style-name="ro1">
          <table:table-cell table:number-columns-repeated="11"/>
          <table:table-cell office:value-type="string">
            <text:p>link</text:p>
          </table:table-cell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13">
            <text:p>13</text:p>
          </table:table-cell>
          <table:table-cell office:value-type="float" office:value="2.1140966">
            <text:p>2.1140966</text:p>
          </table:table-cell>
          <table:table-cell table:formula="of:=[.P433]*[.K$15]" office:value-type="float" office:value="0.00000437612701364943">
            <text:p>4.37612701364943E-006</text:p>
          </table:table-cell>
          <table:table-cell table:number-columns-repeated="35"/>
          <table:table-cell table:style-name="ce24" table:formula="of:=[.P433]+[.$AM$2]*[.$AY$24]*[.K15]" office:value-type="float" office:value="2.11409655672773">
            <text:p>2.1140965567</text:p>
          </table:table-cell>
          <table:table-cell table:formula="of:=[.$AY$24]*[.P433]" office:value-type="float" office:value="-0.0883892504159634">
            <text:p>-0.0883892504</text:p>
          </table:table-cell>
          <table:table-cell table:number-columns-repeated="970"/>
        </table:table-row>
        <table:table-row table:style-name="ro1">
          <table:table-cell table:number-columns-repeated="11"/>
          <table:table-cell office:value-type="string">
            <text:p>link</text:p>
          </table:table-cell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14">
            <text:p>14</text:p>
          </table:table-cell>
          <table:table-cell office:value-type="float" office:value="-0.9106586">
            <text:p>-0.9106586</text:p>
          </table:table-cell>
          <table:table-cell table:formula="of:=[.P434]*[.K$16]" office:value-type="float" office:value="-0.766238906408113">
            <text:p>-0.7662389064</text:p>
          </table:table-cell>
          <table:table-cell table:number-columns-repeated="35"/>
          <table:table-cell table:style-name="ce24" table:formula="of:=[.P434]+[.$AM$2]*[.$AY$24]*[.K16]" office:value-type="float" office:value="-0.928248089456136">
            <text:p>-0.9282480895</text:p>
          </table:table-cell>
          <table:table-cell table:formula="of:=[.$AY$24]*[.P434]" office:value-type="float" office:value="0.038074149988629">
            <text:p>0.03807415</text:p>
          </table:table-cell>
          <table:table-cell table:number-columns-repeated="970"/>
        </table:table-row>
        <table:table-row table:style-name="ro1">
          <table:table-cell table:number-columns-repeated="11"/>
          <table:table-cell office:value-type="string">
            <text:p>link</text:p>
          </table:table-cell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15">
            <text:p>15</text:p>
          </table:table-cell>
          <table:table-cell office:value-type="float" office:value="1.9897738">
            <text:p>1.9897738</text:p>
          </table:table-cell>
          <table:table-cell table:formula="of:=[.P435]*[.K$17]" office:value-type="float" office:value="0.000748313047637642">
            <text:p>0.000748313</text:p>
          </table:table-cell>
          <table:table-cell table:number-columns-repeated="35"/>
          <table:table-cell table:style-name="ce24" table:formula="of:=[.P435]+[.$AM$2]*[.$AY$24]*[.K17]" office:value-type="float" office:value="1.98976593815935">
            <text:p>1.9897659382</text:p>
          </table:table-cell>
          <table:table-cell table:formula="of:=[.$AY$24]*[.P435]" office:value-type="float" office:value="-0.0831913805070795">
            <text:p>-0.0831913805</text:p>
          </table:table-cell>
          <table:table-cell table:number-columns-repeated="970"/>
        </table:table-row>
        <table:table-row table:style-name="ro1">
          <table:table-cell table:number-columns-repeated="11"/>
          <table:table-cell office:value-type="string">
            <text:p>link</text:p>
          </table:table-cell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16">
            <text:p>16</text:p>
          </table:table-cell>
          <table:table-cell office:value-type="float" office:value="1.1764052">
            <text:p>1.1764052</text:p>
          </table:table-cell>
          <table:table-cell table:formula="of:=[.P436]*[.K$18]" office:value-type="float" office:value="0.000654205744122403">
            <text:p>0.0006542057</text:p>
          </table:table-cell>
          <table:table-cell table:number-columns-repeated="35"/>
          <table:table-cell table:style-name="ce24" table:formula="of:=[.P436]+[.$AM$2]*[.$AY$24]*[.K18]" office:value-type="float" office:value="1.17639357475686">
            <text:p>1.1763935748</text:p>
          </table:table-cell>
          <table:table-cell table:formula="of:=[.$AY$24]*[.P436]" office:value-type="float" office:value="-0.0491848734884875">
            <text:p>-0.0491848735</text:p>
          </table:table-cell>
          <table:table-cell table:number-columns-repeated="970"/>
        </table:table-row>
        <table:table-row table:style-name="ro1">
          <table:table-cell table:number-columns-repeated="11"/>
          <table:table-cell office:value-type="string">
            <text:p>node</text:p>
          </table:table-cell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-0.25213909">
            <text:p>-0.25213909</text:p>
          </table:table-cell>
          <table:table-cell table:number-columns-repeated="2"/>
          <table:table-cell table:formula="of:=SUM([.Q420:.Q436])" office:value-type="float" office:value="2.26759108906002">
            <text:p>2.2675910891</text:p>
          </table:table-cell>
          <table:table-cell table:formula="of:=[.R437]+[.O437]" office:value-type="float" office:value="2.01545199906002">
            <text:p>2.0154519991</text:p>
          </table:table-cell>
          <table:table-cell table:formula="of:=1/(1+(EXP([.S437]*-1)))" office:value-type="float" office:value="0.882409916605082">
            <text:p>0.8824099166</text:p>
          </table:table-cell>
          <table:table-cell table:number-columns-repeated="31"/>
          <table:table-cell table:style-name="ce22" table:formula="of:=[.O437]+([.$AY$24]*[.$AM$2])" office:value-type="float" office:value="-0.273043823117674">
            <text:p>-0.2730438231</text:p>
          </table:table-cell>
          <table:table-cell table:number-columns-repeated="972"/>
        </table:table-row>
        <table:table-row table:style-name="ro1">
          <table:table-cell table:number-columns-repeated="11"/>
          <table:table-cell office:value-type="string">
            <text:p>comment</text:p>
          </table:table-cell>
          <table:table-cell office:value-type="string">
            <text:p>TBD:node modifiers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string">
            <text:p>link</text:p>
          </table:table-cell>
          <table:table-cell office:value-type="float" office:value="2">
            <text:p>2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float" office:value="-1.4164863">
            <text:p>-1.4164863</text:p>
          </table:table-cell>
          <table:table-cell table:formula="of:=[.P439]*[.K$2]" office:value-type="float" office:value="-1.32522445697947">
            <text:p>-1.325224457</text:p>
          </table:table-cell>
          <table:table-cell table:number-columns-repeated="35"/>
          <table:table-cell table:style-name="ce24" table:formula="of:=[.P439]+[.$AM$2]*[.$AY$25]*[.K2]" office:value-type="float" office:value="-1.41653794296815">
            <text:p>-1.4165379430</text:p>
          </table:table-cell>
          <table:table-cell table:formula="of:=[.$AY$25]*[.P439]" office:value-type="float" office:value="0.000156378306464107">
            <text:p>0.0001563783</text:p>
          </table:table-cell>
          <table:table-cell table:number-columns-repeated="970"/>
        </table:table-row>
        <table:table-row table:style-name="ro1">
          <table:table-cell table:number-columns-repeated="11"/>
          <table:table-cell office:value-type="string">
            <text:p>link</text:p>
          </table:table-cell>
          <table:table-cell office:value-type="float" office:value="2">
            <text:p>2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0.52478087">
            <text:p>0.52478087</text:p>
          </table:table-cell>
          <table:table-cell table:formula="of:=[.P440]*[.K$3]" office:value-type="float" office:value="0.106450213678081">
            <text:p>0.1064502137</text:p>
          </table:table-cell>
          <table:table-cell table:number-columns-repeated="35"/>
          <table:table-cell table:style-name="ce24" table:formula="of:=[.P440]+[.$AM$2]*[.$AY$25]*[.K3]" office:value-type="float" office:value="0.524769672974333">
            <text:p>0.5247696730</text:p>
          </table:table-cell>
          <table:table-cell table:formula="of:=[.$AY$25]*[.P440]" office:value-type="float" office:value="-0.0000579351482011234">
            <text:p>-5.79351482011234E-005</text:p>
          </table:table-cell>
          <table:table-cell table:number-columns-repeated="970"/>
        </table:table-row>
        <table:table-row table:style-name="ro1">
          <table:table-cell table:number-columns-repeated="11"/>
          <table:table-cell office:value-type="string">
            <text:p>link</text:p>
          </table:table-cell>
          <table:table-cell office:value-type="float" office:value="2">
            <text:p>2</text:p>
          </table:table-cell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float" office:value="2.0583084">
            <text:p>2.0583084</text:p>
          </table:table-cell>
          <table:table-cell table:formula="of:=[.P441]*[.K$4]" office:value-type="float" office:value="1.92114944833678">
            <text:p>1.9211494483</text:p>
          </table:table-cell>
          <table:table-cell table:number-columns-repeated="35"/>
          <table:table-cell table:style-name="ce24" table:formula="of:=[.P441]+[.$AM$2]*[.$AY$25]*[.K4]" office:value-type="float" office:value="2.05825687893457">
            <text:p>2.0582568789</text:p>
          </table:table-cell>
          <table:table-cell table:formula="of:=[.$AY$25]*[.P441]" office:value-type="float" office:value="-0.000227234659292396">
            <text:p>-0.0002272347</text:p>
          </table:table-cell>
          <table:table-cell table:number-columns-repeated="970"/>
        </table:table-row>
        <table:table-row table:style-name="ro1">
          <table:table-cell table:number-columns-repeated="11"/>
          <table:table-cell office:value-type="string">
            <text:p>link</text:p>
          </table:table-cell>
          <table:table-cell office:value-type="float" office:value="2">
            <text:p>2</text:p>
          </table:table-cell>
          <table:table-cell office:value-type="float" office:value="23">
            <text:p>23</text:p>
          </table:table-cell>
          <table:table-cell office:value-type="float" office:value="3">
            <text:p>3</text:p>
          </table:table-cell>
          <table:table-cell office:value-type="float" office:value="0.57885003">
            <text:p>0.57885003</text:p>
          </table:table-cell>
          <table:table-cell table:formula="of:=[.P442]*[.K$5]" office:value-type="float" office:value="0.00192888393808416">
            <text:p>0.0019288839</text:p>
          </table:table-cell>
          <table:table-cell table:number-columns-repeated="35"/>
          <table:table-cell table:style-name="ce24" table:formula="of:=[.P442]+[.$AM$2]*[.$AY$25]*[.K5]" office:value-type="float" office:value="0.578849846060853">
            <text:p>0.5788498461</text:p>
          </table:table-cell>
          <table:table-cell table:formula="of:=[.$AY$25]*[.P442]" office:value-type="float" office:value="-0.0000639043154798587">
            <text:p>-6.39043154798587E-005</text:p>
          </table:table-cell>
          <table:table-cell table:number-columns-repeated="970"/>
        </table:table-row>
        <table:table-row table:style-name="ro1">
          <table:table-cell table:number-columns-repeated="11"/>
          <table:table-cell office:value-type="string">
            <text:p>link</text:p>
          </table:table-cell>
          <table:table-cell office:value-type="float" office:value="2">
            <text:p>2</text:p>
          </table:table-cell>
          <table:table-cell office:value-type="float" office:value="23">
            <text:p>23</text:p>
          </table:table-cell>
          <table:table-cell office:value-type="float" office:value="4">
            <text:p>4</text:p>
          </table:table-cell>
          <table:table-cell office:value-type="float" office:value="2.0514584">
            <text:p>2.0514584</text:p>
          </table:table-cell>
          <table:table-cell table:formula="of:=[.P443]*[.K$6]" office:value-type="float" office:value="0.000206909220890353">
            <text:p>0.0002069092</text:p>
          </table:table-cell>
          <table:table-cell table:number-columns-repeated="35"/>
          <table:table-cell table:style-name="ce24" table:formula="of:=[.P443]+[.$AM$2]*[.$AY$25]*[.K6]" office:value-type="float" office:value="2.05145839443261">
            <text:p>2.0514583944</text:p>
          </table:table-cell>
          <table:table-cell table:formula="of:=[.$AY$25]*[.P443]" office:value-type="float" office:value="-0.000226478427905422">
            <text:p>-0.0002264784</text:p>
          </table:table-cell>
          <table:table-cell table:number-columns-repeated="970"/>
        </table:table-row>
        <table:table-row table:style-name="ro1">
          <table:table-cell table:number-columns-repeated="11"/>
          <table:table-cell office:value-type="string">
            <text:p>link</text:p>
          </table:table-cell>
          <table:table-cell office:value-type="float" office:value="2">
            <text:p>2</text:p>
          </table:table-cell>
          <table:table-cell office:value-type="float" office:value="23">
            <text:p>23</text:p>
          </table:table-cell>
          <table:table-cell office:value-type="float" office:value="5">
            <text:p>5</text:p>
          </table:table-cell>
          <table:table-cell office:value-type="float" office:value="0.31746995">
            <text:p>0.31746995</text:p>
          </table:table-cell>
          <table:table-cell table:formula="of:=[.P444]*[.K$7]" office:value-type="float" office:value="0.316398130632873">
            <text:p>0.3163981306</text:p>
          </table:table-cell>
          <table:table-cell table:number-columns-repeated="35"/>
          <table:table-cell table:style-name="ce24" table:formula="of:=[.P444]+[.$AM$2]*[.$AY$25]*[.K7]" office:value-type="float" office:value="0.317414936988862">
            <text:p>0.3174149370</text:p>
          </table:table-cell>
          <table:table-cell table:formula="of:=[.$AY$25]*[.P444]" office:value-type="float" office:value="-0.0000350482833009009">
            <text:p>-3.50482833009009E-005</text:p>
          </table:table-cell>
          <table:table-cell table:number-columns-repeated="970"/>
        </table:table-row>
        <table:table-row table:style-name="ro1">
          <table:table-cell table:number-columns-repeated="11"/>
          <table:table-cell office:value-type="string">
            <text:p>link</text:p>
          </table:table-cell>
          <table:table-cell office:value-type="float" office:value="2">
            <text:p>2</text:p>
          </table:table-cell>
          <table:table-cell office:value-type="float" office:value="23">
            <text:p>23</text:p>
          </table:table-cell>
          <table:table-cell office:value-type="float" office:value="6">
            <text:p>6</text:p>
          </table:table-cell>
          <table:table-cell office:value-type="float" office:value="-2.0517502">
            <text:p>-2.0517502</text:p>
          </table:table-cell>
          <table:table-cell table:formula="of:=[.P445]*[.K$8]" office:value-type="float" office:value="-2.00534172893662">
            <text:p>-2.0053417289</text:p>
          </table:table-cell>
          <table:table-cell table:number-columns-repeated="35"/>
          <table:table-cell table:style-name="ce24" table:formula="of:=[.P445]+[.$AM$2]*[.$AY$25]*[.K8]" office:value-type="float" office:value="-2.05180415081853">
            <text:p>-2.0518041508</text:p>
          </table:table-cell>
          <table:table-cell table:formula="of:=[.$AY$25]*[.P445]" office:value-type="float" office:value="0.000226510642258519">
            <text:p>0.0002265106</text:p>
          </table:table-cell>
          <table:table-cell table:number-columns-repeated="970"/>
        </table:table-row>
        <table:table-row table:style-name="ro1">
          <table:table-cell table:number-columns-repeated="11"/>
          <table:table-cell office:value-type="string">
            <text:p>link</text:p>
          </table:table-cell>
          <table:table-cell office:value-type="float" office:value="2">
            <text:p>2</text:p>
          </table:table-cell>
          <table:table-cell office:value-type="float" office:value="23">
            <text:p>23</text:p>
          </table:table-cell>
          <table:table-cell office:value-type="float" office:value="7">
            <text:p>7</text:p>
          </table:table-cell>
          <table:table-cell office:value-type="float" office:value="0.56414032">
            <text:p>0.56414032</text:p>
          </table:table-cell>
          <table:table-cell table:formula="of:=[.P446]*[.K$9]" office:value-type="float" office:value="0.0124710817681387">
            <text:p>0.0124710818</text:p>
          </table:table-cell>
          <table:table-cell table:number-columns-repeated="35"/>
          <table:table-cell table:style-name="ce24" table:formula="of:=[.P446]+[.$AM$2]*[.$AY$25]*[.K9]" office:value-type="float" office:value="0.564139099743534">
            <text:p>0.5641390997</text:p>
          </table:table-cell>
          <table:table-cell table:formula="of:=[.$AY$25]*[.P446]" office:value-type="float" office:value="-0.0000622803819914952">
            <text:p>-6.22803819914952E-005</text:p>
          </table:table-cell>
          <table:table-cell table:number-columns-repeated="970"/>
        </table:table-row>
        <table:table-row table:style-name="ro1">
          <table:table-cell table:number-columns-repeated="11"/>
          <table:table-cell office:value-type="string">
            <text:p>link</text:p>
          </table:table-cell>
          <table:table-cell office:value-type="float" office:value="2">
            <text:p>2</text:p>
          </table:table-cell>
          <table:table-cell office:value-type="float" office:value="23">
            <text:p>23</text:p>
          </table:table-cell>
          <table:table-cell office:value-type="float" office:value="8">
            <text:p>8</text:p>
          </table:table-cell>
          <table:table-cell office:value-type="float" office:value="-1.0008457">
            <text:p>-1.0008457</text:p>
          </table:table-cell>
          <table:table-cell table:formula="of:=[.P447]*[.K$10]" office:value-type="float" office:value="-0.00614267063638447">
            <text:p>-0.0061426706</text:p>
          </table:table-cell>
          <table:table-cell table:number-columns-repeated="35"/>
          <table:table-cell table:style-name="ce24" table:formula="of:=[.P447]+[.$AM$2]*[.$AY$25]*[.K10]" office:value-type="float" office:value="-1.00084603878505">
            <text:p>-1.0008460388</text:p>
          </table:table-cell>
          <table:table-cell table:formula="of:=[.$AY$25]*[.P447]" office:value-type="float" office:value="0.000110492106840627">
            <text:p>0.0001104921</text:p>
          </table:table-cell>
          <table:table-cell table:number-columns-repeated="970"/>
        </table:table-row>
        <table:table-row table:style-name="ro1">
          <table:table-cell table:number-columns-repeated="11"/>
          <table:table-cell office:value-type="string">
            <text:p>link</text:p>
          </table:table-cell>
          <table:table-cell office:value-type="float" office:value="2">
            <text:p>2</text:p>
          </table:table-cell>
          <table:table-cell office:value-type="float" office:value="23">
            <text:p>23</text:p>
          </table:table-cell>
          <table:table-cell office:value-type="float" office:value="9">
            <text:p>9</text:p>
          </table:table-cell>
          <table:table-cell office:value-type="float" office:value="-1.127393">
            <text:p>-1.127393</text:p>
          </table:table-cell>
          <table:table-cell table:formula="of:=[.P448]*[.K$11]" office:value-type="float" office:value="-0.000826824168921234">
            <text:p>-0.0008268242</text:p>
          </table:table-cell>
          <table:table-cell table:number-columns-repeated="35"/>
          <table:table-cell table:style-name="ce24" table:formula="of:=[.P448]+[.$AM$2]*[.$AY$25]*[.K11]" office:value-type="float" office:value="-1.12739304048293">
            <text:p>-1.1273930405</text:p>
          </table:table-cell>
          <table:table-cell table:formula="of:=[.$AY$25]*[.P448]" office:value-type="float" office:value="0.000124462769643088">
            <text:p>0.0001244628</text:p>
          </table:table-cell>
          <table:table-cell table:number-columns-repeated="970"/>
        </table:table-row>
        <table:table-row table:style-name="ro1">
          <table:table-cell table:number-columns-repeated="11"/>
          <table:table-cell office:value-type="string">
            <text:p>link</text:p>
          </table:table-cell>
          <table:table-cell office:value-type="float" office:value="2">
            <text:p>2</text:p>
          </table:table-cell>
          <table:table-cell office:value-type="float" office:value="23">
            <text:p>23</text:p>
          </table:table-cell>
          <table:table-cell office:value-type="float" office:value="10">
            <text:p>10</text:p>
          </table:table-cell>
          <table:table-cell office:value-type="float" office:value="1.150413">
            <text:p>1.150413</text:p>
          </table:table-cell>
          <table:table-cell table:formula="of:=[.P449]*[.K$12]" office:value-type="float" office:value="0.308002181493344">
            <text:p>0.3080021815</text:p>
          </table:table-cell>
          <table:table-cell table:number-columns-repeated="35"/>
          <table:table-cell table:style-name="ce24" table:formula="of:=[.P449]+[.$AM$2]*[.$AY$25]*[.K12]" office:value-type="float" office:value="1.15039822137112">
            <text:p>1.1503982214</text:p>
          </table:table-cell>
          <table:table-cell table:formula="of:=[.$AY$25]*[.P449]" office:value-type="float" office:value="-0.000127004148698292">
            <text:p>-0.0001270041</text:p>
          </table:table-cell>
          <table:table-cell table:number-columns-repeated="970"/>
        </table:table-row>
        <table:table-row table:style-name="ro1">
          <table:table-cell table:number-columns-repeated="11"/>
          <table:table-cell office:value-type="string">
            <text:p>link</text:p>
          </table:table-cell>
          <table:table-cell office:value-type="float" office:value="2">
            <text:p>2</text:p>
          </table:table-cell>
          <table:table-cell office:value-type="float" office:value="23">
            <text:p>23</text:p>
          </table:table-cell>
          <table:table-cell office:value-type="float" office:value="11">
            <text:p>11</text:p>
          </table:table-cell>
          <table:table-cell office:value-type="float" office:value="-1.7173028">
            <text:p>-1.7173028</text:p>
          </table:table-cell>
          <table:table-cell table:formula="of:=[.P450]*[.K$13]" office:value-type="float" office:value="-1.70924464719188">
            <text:p>-1.7092446472</text:p>
          </table:table-cell>
          <table:table-cell table:number-columns-repeated="35"/>
          <table:table-cell table:style-name="ce24" table:formula="of:=[.P450]+[.$AM$2]*[.$AY$25]*[.K13]" office:value-type="float" office:value="-1.7173577403576">
            <text:p>-1.7173577404</text:p>
          </table:table-cell>
          <table:table-cell table:formula="of:=[.$AY$25]*[.P450]" office:value-type="float" office:value="0.000189588069824657">
            <text:p>0.0001895881</text:p>
          </table:table-cell>
          <table:table-cell table:number-columns-repeated="970"/>
        </table:table-row>
        <table:table-row table:style-name="ro1">
          <table:table-cell table:number-columns-repeated="11"/>
          <table:table-cell office:value-type="string">
            <text:p>link</text:p>
          </table:table-cell>
          <table:table-cell office:value-type="float" office:value="2">
            <text:p>2</text:p>
          </table:table-cell>
          <table:table-cell office:value-type="float" office:value="23">
            <text:p>23</text:p>
          </table:table-cell>
          <table:table-cell office:value-type="float" office:value="12">
            <text:p>12</text:p>
          </table:table-cell>
          <table:table-cell office:value-type="float" office:value="-1.5764871">
            <text:p>-1.5764871</text:p>
          </table:table-cell>
          <table:table-cell table:formula="of:=[.P451]*[.K$14]" office:value-type="float" office:value="-1.36541088076079">
            <text:p>-1.3654108808</text:p>
          </table:table-cell>
          <table:table-cell table:number-columns-repeated="35"/>
          <table:table-cell table:style-name="ce24" table:formula="of:=[.P451]+[.$AM$2]*[.$AY$25]*[.K14]" office:value-type="float" office:value="-1.57653490871483">
            <text:p>-1.5765349087</text:p>
          </table:table-cell>
          <table:table-cell table:formula="of:=[.$AY$25]*[.P451]" office:value-type="float" office:value="0.00017404219360294">
            <text:p>0.0001740422</text:p>
          </table:table-cell>
          <table:table-cell table:number-columns-repeated="970"/>
        </table:table-row>
        <table:table-row table:style-name="ro1">
          <table:table-cell table:number-columns-repeated="11"/>
          <table:table-cell office:value-type="string">
            <text:p>link</text:p>
          </table:table-cell>
          <table:table-cell office:value-type="float" office:value="2">
            <text:p>2</text:p>
          </table:table-cell>
          <table:table-cell office:value-type="float" office:value="23">
            <text:p>23</text:p>
          </table:table-cell>
          <table:table-cell office:value-type="float" office:value="13">
            <text:p>13</text:p>
          </table:table-cell>
          <table:table-cell office:value-type="float" office:value="-1.9646716">
            <text:p>-1.9646716</text:p>
          </table:table-cell>
          <table:table-cell table:formula="of:=[.P452]*[.K$15]" office:value-type="float" office:value="-0.00000406682100605519">
            <text:p>-4.06682100605519E-006</text:p>
          </table:table-cell>
          <table:table-cell table:number-columns-repeated="35"/>
          <table:table-cell table:style-name="ce24" table:formula="of:=[.P452]+[.$AM$2]*[.$AY$25]*[.K15]" office:value-type="float" office:value="-1.96467160011426">
            <text:p>-1.9646716001</text:p>
          </table:table-cell>
          <table:table-cell table:formula="of:=[.$AY$25]*[.P452]" office:value-type="float" office:value="0.000216897274309062">
            <text:p>0.0002168973</text:p>
          </table:table-cell>
          <table:table-cell table:number-columns-repeated="970"/>
        </table:table-row>
        <table:table-row table:style-name="ro1">
          <table:table-cell table:number-columns-repeated="11"/>
          <table:table-cell office:value-type="string">
            <text:p>link</text:p>
          </table:table-cell>
          <table:table-cell office:value-type="float" office:value="2">
            <text:p>2</text:p>
          </table:table-cell>
          <table:table-cell office:value-type="float" office:value="23">
            <text:p>23</text:p>
          </table:table-cell>
          <table:table-cell office:value-type="float" office:value="14">
            <text:p>14</text:p>
          </table:table-cell>
          <table:table-cell office:value-type="float" office:value="-1.6417999">
            <text:p>-1.6417999</text:p>
          </table:table-cell>
          <table:table-cell table:formula="of:=[.P453]*[.K$16]" office:value-type="float" office:value="-1.38142983541466">
            <text:p>-1.3814298354</text:p>
          </table:table-cell>
          <table:table-cell table:number-columns-repeated="35"/>
          <table:table-cell table:style-name="ce24" table:formula="of:=[.P453]+[.$AM$2]*[.$AY$25]*[.K16]" office:value-type="float" office:value="-1.64184634540326">
            <text:p>-1.6418463454</text:p>
          </table:table-cell>
          <table:table-cell table:formula="of:=[.$AY$25]*[.P453]" office:value-type="float" office:value="0.000181252644600192">
            <text:p>0.0001812526</text:p>
          </table:table-cell>
          <table:table-cell table:number-columns-repeated="970"/>
        </table:table-row>
        <table:table-row table:style-name="ro1">
          <table:table-cell table:number-columns-repeated="11"/>
          <table:table-cell office:value-type="string">
            <text:p>link</text:p>
          </table:table-cell>
          <table:table-cell office:value-type="float" office:value="2">
            <text:p>2</text:p>
          </table:table-cell>
          <table:table-cell office:value-type="float" office:value="23">
            <text:p>23</text:p>
          </table:table-cell>
          <table:table-cell office:value-type="float" office:value="15">
            <text:p>15</text:p>
          </table:table-cell>
          <table:table-cell office:value-type="float" office:value="0.27324009">
            <text:p>0.27324009</text:p>
          </table:table-cell>
          <table:table-cell table:formula="of:=[.P454]*[.K$17]" office:value-type="float" office:value="0.000102759984318159">
            <text:p>0.00010276</text:p>
          </table:table-cell>
          <table:table-cell table:number-columns-repeated="35"/>
          <table:table-cell table:style-name="ce24" table:formula="of:=[.P454]+[.$AM$2]*[.$AY$25]*[.K17]" office:value-type="float" office:value="0.27324006924065">
            <text:p>0.2732400692</text:p>
          </table:table-cell>
          <table:table-cell table:formula="of:=[.$AY$25]*[.P454]" office:value-type="float" office:value="-0.0000301653623704658">
            <text:p>-3.01653623704658E-005</text:p>
          </table:table-cell>
          <table:table-cell table:number-columns-repeated="970"/>
        </table:table-row>
        <table:table-row table:style-name="ro1">
          <table:table-cell table:number-columns-repeated="11"/>
          <table:table-cell office:value-type="string">
            <text:p>link</text:p>
          </table:table-cell>
          <table:table-cell office:value-type="float" office:value="2">
            <text:p>2</text:p>
          </table:table-cell>
          <table:table-cell office:value-type="float" office:value="23">
            <text:p>23</text:p>
          </table:table-cell>
          <table:table-cell office:value-type="float" office:value="16">
            <text:p>16</text:p>
          </table:table-cell>
          <table:table-cell office:value-type="float" office:value="-0.67200661">
            <text:p>-0.67200661</text:p>
          </table:table-cell>
          <table:table-cell table:formula="of:=[.P455]*[.K$18]" office:value-type="float" office:value="-0.000373706767319818">
            <text:p>-0.0003737068</text:p>
          </table:table-cell>
          <table:table-cell table:number-columns-repeated="35"/>
          <table:table-cell table:style-name="ce24" table:formula="of:=[.P455]+[.$AM$2]*[.$AY$25]*[.K18]" office:value-type="float" office:value="-0.67200664069669">
            <text:p>-0.6720066407</text:p>
          </table:table-cell>
          <table:table-cell table:formula="of:=[.$AY$25]*[.P455]" office:value-type="float" office:value="0.0000741886847790098">
            <text:p>7.41886847790098E-005</text:p>
          </table:table-cell>
          <table:table-cell table:number-columns-repeated="970"/>
        </table:table-row>
        <table:table-row table:style-name="ro1">
          <table:table-cell table:number-columns-repeated="11"/>
          <table:table-cell office:value-type="string">
            <text:p>node</text:p>
          </table:table-cell>
          <table:table-cell office:value-type="float" office:value="2">
            <text:p>2</text:p>
          </table:table-cell>
          <table:table-cell office:value-type="float" office:value="23">
            <text:p>23</text:p>
          </table:table-cell>
          <table:table-cell office:value-type="float" office:value="-3.3698444">
            <text:p>-3.3698444</text:p>
          </table:table-cell>
          <table:table-cell table:number-columns-repeated="2"/>
          <table:table-cell table:formula="of:=SUM([.Q439:.Q455])" office:value-type="float" office:value="-5.12728920862456">
            <text:p>-5.1272892086</text:p>
          </table:table-cell>
          <table:table-cell table:formula="of:=[.R456]+[.O456]" office:value-type="float" office:value="-8.49713360862456">
            <text:p>-8.4971336086</text:p>
          </table:table-cell>
          <table:table-cell table:formula="of:=1/(1+(EXP([.S456]*-1)))" office:value-type="float" office:value="0.000204010796758385">
            <text:p>0.0002040108</text:p>
          </table:table-cell>
          <table:table-cell table:number-columns-repeated="31"/>
          <table:table-cell table:style-name="ce22" table:formula="of:=[.O456]+([.$AY$25]*[.$AM$2])" office:value-type="float" office:value="-3.36989959937131">
            <text:p>-3.3698995994</text:p>
          </table:table-cell>
          <table:table-cell table:number-columns-repeated="972"/>
        </table:table-row>
        <table:table-row table:style-name="ro1">
          <table:table-cell table:number-columns-repeated="11"/>
          <table:table-cell office:value-type="string">
            <text:p>comment</text:p>
          </table:table-cell>
          <table:table-cell office:value-type="string">
            <text:p>TBD:node modifiers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string">
            <text:p>link</text:p>
          </table:table-cell>
          <table:table-cell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-1.8858218">
            <text:p>-1.8858218</text:p>
          </table:table-cell>
          <table:table-cell table:formula="of:=[.P458]*[.K$2]" office:value-type="float" office:value="-1.76432145574937">
            <text:p>-1.7643214557</text:p>
          </table:table-cell>
          <table:table-cell table:number-columns-repeated="35"/>
          <table:table-cell table:style-name="ce24" table:formula="of:=[.P458]+[.$AM$2]*[.$AY$26]*[.K2]" office:value-type="float" office:value="-1.86240910099025">
            <text:p>-1.8624091010</text:p>
          </table:table-cell>
          <table:table-cell table:formula="of:=[.$AY$26]*[.P458]" office:value-type="float" office:value="-0.0943854532582758">
            <text:p>-0.0943854533</text:p>
          </table:table-cell>
          <table:table-cell table:number-columns-repeated="970"/>
        </table:table-row>
        <table:table-row table:style-name="ro1">
          <table:table-cell table:number-columns-repeated="11"/>
          <table:table-cell office:value-type="string">
            <text:p>link</text:p>
          </table:table-cell>
          <table:table-cell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-0.70799637">
            <text:p>-0.70799637</text:p>
          </table:table-cell>
          <table:table-cell table:formula="of:=[.P459]*[.K$3]" office:value-type="float" office:value="-0.143614924205994">
            <text:p>-0.1436149242</text:p>
          </table:table-cell>
          <table:table-cell table:number-columns-repeated="35"/>
          <table:table-cell table:style-name="ce24" table:formula="of:=[.P459]+[.$AM$2]*[.$AY$26]*[.K3]" office:value-type="float" office:value="-0.702920120490069">
            <text:p>-0.7029201205</text:p>
          </table:table-cell>
          <table:table-cell table:formula="of:=[.$AY$26]*[.P459]" office:value-type="float" office:value="-0.0354352454127235">
            <text:p>-0.0354352454</text:p>
          </table:table-cell>
          <table:table-cell table:number-columns-repeated="970"/>
        </table:table-row>
        <table:table-row table:style-name="ro1">
          <table:table-cell table:number-columns-repeated="11"/>
          <table:table-cell office:value-type="string">
            <text:p>link</text:p>
          </table:table-cell>
          <table:table-cell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office:value-type="float" office:value="0.070501566">
            <text:p>0.070501566</text:p>
          </table:table-cell>
          <table:table-cell table:formula="of:=[.P460]*[.K$4]" office:value-type="float" office:value="0.0658035718203253">
            <text:p>0.0658035718</text:p>
          </table:table-cell>
          <table:table-cell table:number-columns-repeated="35"/>
          <table:table-cell table:style-name="ce24" table:formula="of:=[.P460]+[.$AM$2]*[.$AY$26]*[.K4]" office:value-type="float" office:value="0.0938589995627938">
            <text:p>0.0938589996</text:p>
          </table:table-cell>
          <table:table-cell table:formula="of:=[.$AY$26]*[.P460]" office:value-type="float" office:value="0.00352860607631551">
            <text:p>0.0035286061</text:p>
          </table:table-cell>
          <table:table-cell table:number-columns-repeated="970"/>
        </table:table-row>
        <table:table-row table:style-name="ro1">
          <table:table-cell table:number-columns-repeated="11"/>
          <table:table-cell office:value-type="string">
            <text:p>link</text:p>
          </table:table-cell>
          <table:table-cell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float" office:value="3">
            <text:p>3</text:p>
          </table:table-cell>
          <table:table-cell office:value-type="float" office:value="0.7871815">
            <text:p>0.7871815</text:p>
          </table:table-cell>
          <table:table-cell table:formula="of:=[.P461]*[.K$5]" office:value-type="float" office:value="0.00262310041118422">
            <text:p>0.0026231004</text:p>
          </table:table-cell>
          <table:table-cell table:number-columns-repeated="35"/>
          <table:table-cell table:style-name="ce24" table:formula="of:=[.P461]+[.$AM$2]*[.$AY$26]*[.K5]" office:value-type="float" office:value="0.78726489009235">
            <text:p>0.7872648901</text:p>
          </table:table-cell>
          <table:table-cell table:formula="of:=[.$AY$26]*[.P461]" office:value-type="float" office:value="0.0393984641995492">
            <text:p>0.0393984642</text:p>
          </table:table-cell>
          <table:table-cell table:number-columns-repeated="970"/>
        </table:table-row>
        <table:table-row table:style-name="ro1">
          <table:table-cell table:number-columns-repeated="11"/>
          <table:table-cell office:value-type="string">
            <text:p>link</text:p>
          </table:table-cell>
          <table:table-cell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  <table:table-cell office:value-type="float" office:value="0.69705248">
            <text:p>0.69705248</text:p>
          </table:table-cell>
          <table:table-cell table:formula="of:=[.P462]*[.K$6]" office:value-type="float" office:value="0.000070304416388111">
            <text:p>7.0304416388111E-005</text:p>
          </table:table-cell>
          <table:table-cell table:number-columns-repeated="35"/>
          <table:table-cell table:style-name="ce24" table:formula="of:=[.P462]+[.$AM$2]*[.$AY$26]*[.K6]" office:value-type="float" office:value="0.697055004012776">
            <text:p>0.6970550040</text:p>
          </table:table-cell>
          <table:table-cell table:formula="of:=[.$AY$26]*[.P462]" office:value-type="float" office:value="0.0348875032994132">
            <text:p>0.0348875033</text:p>
          </table:table-cell>
          <table:table-cell table:number-columns-repeated="970"/>
        </table:table-row>
        <table:table-row table:style-name="ro1">
          <table:table-cell table:number-columns-repeated="11"/>
          <table:table-cell office:value-type="string">
            <text:p>link</text:p>
          </table:table-cell>
          <table:table-cell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-0.47742367">
            <text:p>-0.47742367</text:p>
          </table:table-cell>
          <table:table-cell table:formula="of:=[.P463]*[.K$7]" office:value-type="float" office:value="-0.475811826309501">
            <text:p>-0.4758118263</text:p>
          </table:table-cell>
          <table:table-cell table:number-columns-repeated="35"/>
          <table:table-cell table:style-name="ce24" table:formula="of:=[.P463]+[.$AM$2]*[.$AY$26]*[.K7]" office:value-type="float" office:value="-0.452483138547535">
            <text:p>-0.4524831385</text:p>
          </table:table-cell>
          <table:table-cell table:formula="of:=[.$AY$26]*[.P463]" office:value-type="float" office:value="-0.023895072953966">
            <text:p>-0.023895073</text:p>
          </table:table-cell>
          <table:table-cell table:number-columns-repeated="970"/>
        </table:table-row>
        <table:table-row table:style-name="ro1">
          <table:table-cell table:number-columns-repeated="11"/>
          <table:table-cell office:value-type="string">
            <text:p>link</text:p>
          </table:table-cell>
          <table:table-cell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float" office:value="6">
            <text:p>6</text:p>
          </table:table-cell>
          <table:table-cell office:value-type="float" office:value="-0.19958353">
            <text:p>-0.19958353</text:p>
          </table:table-cell>
          <table:table-cell table:formula="of:=[.P464]*[.K$8]" office:value-type="float" office:value="-0.195069156624171">
            <text:p>-0.1950691566</text:p>
          </table:table-cell>
          <table:table-cell table:number-columns-repeated="35"/>
          <table:table-cell table:style-name="ce24" table:formula="of:=[.P464]+[.$AM$2]*[.$AY$26]*[.K8]" office:value-type="float" office:value="-0.175124550959704">
            <text:p>-0.1751245510</text:p>
          </table:table-cell>
          <table:table-cell table:formula="of:=[.$AY$26]*[.P464]" office:value-type="float" office:value="-0.00998916331433686">
            <text:p>-0.0099891633</text:p>
          </table:table-cell>
          <table:table-cell table:number-columns-repeated="970"/>
        </table:table-row>
        <table:table-row table:style-name="ro1">
          <table:table-cell table:number-columns-repeated="11"/>
          <table:table-cell office:value-type="string">
            <text:p>link</text:p>
          </table:table-cell>
          <table:table-cell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float" office:value="7">
            <text:p>7</text:p>
          </table:table-cell>
          <table:table-cell office:value-type="float" office:value="-0.21593237">
            <text:p>-0.21593237</text:p>
          </table:table-cell>
          <table:table-cell table:formula="of:=[.P465]*[.K$9]" office:value-type="float" office:value="-0.00477347593708244">
            <text:p>-0.0047734759</text:p>
          </table:table-cell>
          <table:table-cell table:number-columns-repeated="35"/>
          <table:table-cell table:style-name="ce24" table:formula="of:=[.P465]+[.$AM$2]*[.$AY$26]*[.K9]" office:value-type="float" office:value="-0.215379158239006">
            <text:p>-0.2153791582</text:p>
          </table:table-cell>
          <table:table-cell table:formula="of:=[.$AY$26]*[.P465]" office:value-type="float" office:value="-0.0108074233819885">
            <text:p>-0.0108074234</text:p>
          </table:table-cell>
          <table:table-cell table:number-columns-repeated="970"/>
        </table:table-row>
        <table:table-row table:style-name="ro1">
          <table:table-cell table:number-columns-repeated="11"/>
          <table:table-cell office:value-type="string">
            <text:p>link</text:p>
          </table:table-cell>
          <table:table-cell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float" office:value="8">
            <text:p>8</text:p>
          </table:table-cell>
          <table:table-cell office:value-type="float" office:value="-0.49764061">
            <text:p>-0.49764061</text:p>
          </table:table-cell>
          <table:table-cell table:formula="of:=[.P466]*[.K$10]" office:value-type="float" office:value="-0.00305425937536571">
            <text:p>-0.0030542594</text:p>
          </table:table-cell>
          <table:table-cell table:number-columns-repeated="35"/>
          <table:table-cell table:style-name="ce24" table:formula="of:=[.P466]+[.$AM$2]*[.$AY$26]*[.K10]" office:value-type="float" office:value="-0.497487019441323">
            <text:p>-0.4974870194</text:p>
          </table:table-cell>
          <table:table-cell table:formula="of:=[.$AY$26]*[.P466]" office:value-type="float" office:value="-0.0249069315746455">
            <text:p>-0.0249069316</text:p>
          </table:table-cell>
          <table:table-cell table:number-columns-repeated="970"/>
        </table:table-row>
        <table:table-row table:style-name="ro1">
          <table:table-cell table:number-columns-repeated="11"/>
          <table:table-cell office:value-type="string">
            <text:p>link</text:p>
          </table:table-cell>
          <table:table-cell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float" office:value="9">
            <text:p>9</text:p>
          </table:table-cell>
          <table:table-cell office:value-type="float" office:value="1.0240711">
            <text:p>1.0240711</text:p>
          </table:table-cell>
          <table:table-cell table:formula="of:=[.P467]*[.K$11]" office:value-type="float" office:value="0.000751048424261773">
            <text:p>0.0007510484</text:p>
          </table:table-cell>
          <table:table-cell table:number-columns-repeated="35"/>
          <table:table-cell table:style-name="ce24" table:formula="of:=[.P467]+[.$AM$2]*[.$AY$26]*[.K11]" office:value-type="float" office:value="1.02408945321902">
            <text:p>1.0240894532</text:p>
          </table:table-cell>
          <table:table-cell table:formula="of:=[.$AY$26]*[.P467]" office:value-type="float" office:value="0.0512547977450473">
            <text:p>0.0512547977</text:p>
          </table:table-cell>
          <table:table-cell table:number-columns-repeated="970"/>
        </table:table-row>
        <table:table-row table:style-name="ro1">
          <table:table-cell table:number-columns-repeated="11"/>
          <table:table-cell office:value-type="string">
            <text:p>link</text:p>
          </table:table-cell>
          <table:table-cell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float" office:value="10">
            <text:p>10</text:p>
          </table:table-cell>
          <table:table-cell office:value-type="float" office:value="-0.36047244">
            <text:p>-0.36047244</text:p>
          </table:table-cell>
          <table:table-cell table:formula="of:=[.P468]*[.K$12]" office:value-type="float" office:value="-0.0965099472000303">
            <text:p>-0.0965099472</text:p>
          </table:table-cell>
          <table:table-cell table:number-columns-repeated="35"/>
          <table:table-cell table:style-name="ce24" table:formula="of:=[.P468]+[.$AM$2]*[.$AY$26]*[.K12]" office:value-type="float" office:value="-0.353772445749831">
            <text:p>-0.3537724457</text:p>
          </table:table-cell>
          <table:table-cell table:formula="of:=[.$AY$26]*[.P468]" office:value-type="float" office:value="-0.0180416594168742">
            <text:p>-0.0180416594</text:p>
          </table:table-cell>
          <table:table-cell table:number-columns-repeated="970"/>
        </table:table-row>
        <table:table-row table:style-name="ro1">
          <table:table-cell table:number-columns-repeated="11"/>
          <table:table-cell office:value-type="string">
            <text:p>link</text:p>
          </table:table-cell>
          <table:table-cell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float" office:value="11">
            <text:p>11</text:p>
          </table:table-cell>
          <table:table-cell office:value-type="float" office:value="-1.4555488">
            <text:p>-1.4555488</text:p>
          </table:table-cell>
          <table:table-cell table:formula="of:=[.P469]*[.K$13]" office:value-type="float" office:value="-1.44871888354609">
            <text:p>-1.4487188835</text:p>
          </table:table-cell>
          <table:table-cell table:number-columns-repeated="35"/>
          <table:table-cell table:style-name="ce24" table:formula="of:=[.P469]+[.$AM$2]*[.$AY$26]*[.K13]" office:value-type="float" office:value="-1.43064120653343">
            <text:p>-1.4306412065</text:p>
          </table:table-cell>
          <table:table-cell table:formula="of:=[.$AY$26]*[.P469]" office:value-type="float" office:value="-0.0728502731422128">
            <text:p>-0.0728502731</text:p>
          </table:table-cell>
          <table:table-cell table:number-columns-repeated="970"/>
        </table:table-row>
        <table:table-row table:style-name="ro1">
          <table:table-cell table:number-columns-repeated="11"/>
          <table:table-cell office:value-type="string">
            <text:p>link</text:p>
          </table:table-cell>
          <table:table-cell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float" office:value="12">
            <text:p>12</text:p>
          </table:table-cell>
          <table:table-cell office:value-type="float" office:value="-1.2070057">
            <text:p>-1.2070057</text:p>
          </table:table-cell>
          <table:table-cell table:formula="of:=[.P470]*[.K$14]" office:value-type="float" office:value="-1.04539943011288">
            <text:p>-1.0453994301</text:p>
          </table:table-cell>
          <table:table-cell table:number-columns-repeated="35"/>
          <table:table-cell table:style-name="ce24" table:formula="of:=[.P470]+[.$AM$2]*[.$AY$26]*[.K14]" office:value-type="float" office:value="-1.18533128641463">
            <text:p>-1.1853312864</text:p>
          </table:table-cell>
          <table:table-cell table:formula="of:=[.$AY$26]*[.P470]" office:value-type="float" office:value="-0.0604106814757484">
            <text:p>-0.0604106815</text:p>
          </table:table-cell>
          <table:table-cell table:number-columns-repeated="970"/>
        </table:table-row>
        <table:table-row table:style-name="ro1">
          <table:table-cell table:number-columns-repeated="11"/>
          <table:table-cell office:value-type="string">
            <text:p>link</text:p>
          </table:table-cell>
          <table:table-cell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float" office:value="13">
            <text:p>13</text:p>
          </table:table-cell>
          <table:table-cell office:value-type="float" office:value="0.35735512">
            <text:p>0.35735512</text:p>
          </table:table-cell>
          <table:table-cell table:formula="of:=[.P471]*[.K$15]" office:value-type="float" office:value="0.000000739716148305586">
            <text:p>7.39716148305586E-007</text:p>
          </table:table-cell>
          <table:table-cell table:number-columns-repeated="35"/>
          <table:table-cell table:style-name="ce24" table:formula="of:=[.P471]+[.$AM$2]*[.$AY$26]*[.K15]" office:value-type="float" office:value="0.357355171801163">
            <text:p>0.3573551718</text:p>
          </table:table-cell>
          <table:table-cell table:formula="of:=[.$AY$26]*[.P471]" office:value-type="float" office:value="0.0178856374315779">
            <text:p>0.0178856374</text:p>
          </table:table-cell>
          <table:table-cell table:number-columns-repeated="970"/>
        </table:table-row>
        <table:table-row table:style-name="ro1">
          <table:table-cell table:number-columns-repeated="11"/>
          <table:table-cell office:value-type="string">
            <text:p>link</text:p>
          </table:table-cell>
          <table:table-cell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float" office:value="14">
            <text:p>14</text:p>
          </table:table-cell>
          <table:table-cell office:value-type="float" office:value="1.2035456">
            <text:p>1.2035456</text:p>
          </table:table-cell>
          <table:table-cell table:formula="of:=[.P472]*[.K$16]" office:value-type="float" office:value="1.0126774889693">
            <text:p>1.012677489</text:p>
          </table:table-cell>
          <table:table-cell table:number-columns-repeated="35"/>
          <table:table-cell table:style-name="ce24" table:formula="of:=[.P472]+[.$AM$2]*[.$AY$26]*[.K16]" office:value-type="float" office:value="1.22460194679606">
            <text:p>1.2246019468</text:p>
          </table:table-cell>
          <table:table-cell table:formula="of:=[.$AY$26]*[.P472]" office:value-type="float" office:value="0.0602375033383343">
            <text:p>0.0602375033</text:p>
          </table:table-cell>
          <table:table-cell table:number-columns-repeated="970"/>
        </table:table-row>
        <table:table-row table:style-name="ro1">
          <table:table-cell table:number-columns-repeated="11"/>
          <table:table-cell office:value-type="string">
            <text:p>link</text:p>
          </table:table-cell>
          <table:table-cell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float" office:value="15">
            <text:p>15</text:p>
          </table:table-cell>
          <table:table-cell office:value-type="float" office:value="-1.2830112">
            <text:p>-1.2830112</text:p>
          </table:table-cell>
          <table:table-cell table:formula="of:=[.P473]*[.K$17]" office:value-type="float" office:value="-0.000482514153732062">
            <text:p>-0.0004825142</text:p>
          </table:table-cell>
          <table:table-cell table:number-columns-repeated="35"/>
          <table:table-cell table:style-name="ce24" table:formula="of:=[.P473]+[.$AM$2]*[.$AY$26]*[.K17]" office:value-type="float" office:value="-1.28300178860443">
            <text:p>-1.2830017886</text:p>
          </table:table-cell>
          <table:table-cell table:formula="of:=[.$AY$26]*[.P473]" office:value-type="float" office:value="-0.0642147596593933">
            <text:p>-0.0642147597</text:p>
          </table:table-cell>
          <table:table-cell table:number-columns-repeated="970"/>
        </table:table-row>
        <table:table-row table:style-name="ro2">
          <table:table-cell table:number-columns-repeated="11"/>
          <table:table-cell office:value-type="string">
            <text:p>link</text:p>
          </table:table-cell>
          <table:table-cell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float" office:value="16">
            <text:p>16</text:p>
          </table:table-cell>
          <table:table-cell office:value-type="float" office:value="-1.1981084">
            <text:p>-1.1981084</text:p>
          </table:table-cell>
          <table:table-cell table:formula="of:=[.P474]*[.K$18]" office:value-type="float" office:value="-0.000666275019322681">
            <text:p>-0.000666275</text:p>
          </table:table-cell>
          <table:table-cell table:number-columns-repeated="35"/>
          <table:table-cell table:style-name="ce24" table:formula="of:=[.P474]+[.$AM$2]*[.$AY$26]*[.K18]" office:value-type="float" office:value="-1.19809448344194">
            <text:p>-1.1980944834</text:p>
          </table:table-cell>
          <table:table-cell table:formula="of:=[.$AY$26]*[.P474]" office:value-type="float" office:value="-0.0599653712702588">
            <text:p>-0.0599653713</text:p>
          </table:table-cell>
          <table:table-cell table:number-columns-repeated="970"/>
        </table:table-row>
        <table:table-row table:style-name="ro1">
          <table:table-cell table:number-columns-repeated="11"/>
          <table:table-cell office:value-type="string">
            <text:p>node</text:p>
          </table:table-cell>
          <table:table-cell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float" office:value="2.0432441">
            <text:p>2.0432441</text:p>
          </table:table-cell>
          <table:table-cell table:number-columns-repeated="2"/>
          <table:table-cell table:formula="of:=SUM([.Q458:.Q474])" office:value-type="float" office:value="-4.09649589447593">
            <text:p>-4.0964958945</text:p>
          </table:table-cell>
          <table:table-cell table:formula="of:=[.R475]+[.O475]" office:value-type="float" office:value="-2.05325179447593">
            <text:p>-2.0532517945</text:p>
          </table:table-cell>
          <table:table-cell table:formula="of:=1/(1+(EXP([.S475]*-1)))" office:value-type="float" office:value="0.113724217684083">
            <text:p>0.1137242177</text:p>
          </table:table-cell>
          <table:table-cell table:number-columns-repeated="31"/>
          <table:table-cell table:style-name="ce22" table:formula="of:=[.O475]+([.$AY$26]*[.$AM$2])" office:value-type="float" office:value="2.06826911913444">
            <text:p>2.0682691191</text:p>
          </table:table-cell>
          <table:table-cell table:number-columns-repeated="972"/>
        </table:table-row>
        <table:table-row table:style-name="ro1">
          <table:table-cell table:number-columns-repeated="11"/>
          <table:table-cell office:value-type="string">
            <text:p>comment</text:p>
          </table:table-cell>
          <table:table-cell office:value-type="string">
            <text:p>TBD:node modifiers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string">
            <text:p>link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.1687725">
            <text:p>1.1687725</text:p>
          </table:table-cell>
          <table:table-cell table:formula="of:=[.P477]*[.K$2]" office:value-type="float" office:value="1.09347044277451">
            <text:p>1.0934704428</text:p>
          </table:table-cell>
          <table:table-cell table:number-columns-repeated="35"/>
          <table:table-cell table:style-name="ce24" table:formula="of:=[.P477]+[.$AM$2]*[.$AY$27]*[.K2]" office:value-type="float" office:value="1.16514505093286">
            <text:p>1.1651450509</text:p>
          </table:table-cell>
          <table:table-cell table:formula="of:=[.$AY$27]*[.P477]" office:value-type="float" office:value="-0.00906325584401367">
            <text:p>-0.0090632558</text:p>
          </table:table-cell>
          <table:table-cell table:number-columns-repeated="970"/>
        </table:table-row>
        <table:table-row table:style-name="ro1">
          <table:table-cell table:number-columns-repeated="11"/>
          <table:table-cell office:value-type="string">
            <text:p>link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-1.115545">
            <text:p>-1.115545</text:p>
          </table:table-cell>
          <table:table-cell table:formula="of:=[.P478]*[.K$3]" office:value-type="float" office:value="-0.226284932256609">
            <text:p>-0.2262849323</text:p>
          </table:table-cell>
          <table:table-cell table:number-columns-repeated="35"/>
          <table:table-cell table:style-name="ce24" table:formula="of:=[.P478]+[.$AM$2]*[.$AY$27]*[.K3]" office:value-type="float" office:value="-1.11633148926985">
            <text:p>-1.1163314893</text:p>
          </table:table-cell>
          <table:table-cell table:formula="of:=[.$AY$27]*[.P478]" office:value-type="float" office:value="0.00865050276295021">
            <text:p>0.0086505028</text:p>
          </table:table-cell>
          <table:table-cell table:number-columns-repeated="970"/>
        </table:table-row>
        <table:table-row table:style-name="ro1">
          <table:table-cell table:number-columns-repeated="11"/>
          <table:table-cell office:value-type="string">
            <text:p>link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-0.44948292">
            <text:p>-0.44948292</text:p>
          </table:table-cell>
          <table:table-cell table:formula="of:=[.P479]*[.K$4]" office:value-type="float" office:value="-0.41953084571525">
            <text:p>-0.4195308457</text:p>
          </table:table-cell>
          <table:table-cell table:number-columns-repeated="35"/>
          <table:table-cell table:style-name="ce24" table:formula="of:=[.P479]+[.$AM$2]*[.$AY$27]*[.K4]" office:value-type="float" office:value="-0.453101806509109">
            <text:p>-0.4531018065</text:p>
          </table:table-cell>
          <table:table-cell table:formula="of:=[.$AY$27]*[.P479]" office:value-type="float" office:value="0.00348551895383775">
            <text:p>0.003485519</text:p>
          </table:table-cell>
          <table:table-cell table:number-columns-repeated="970"/>
        </table:table-row>
        <table:table-row table:style-name="ro1">
          <table:table-cell table:number-columns-repeated="11"/>
          <table:table-cell office:value-type="string">
            <text:p>link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3">
            <text:p>3</text:p>
          </table:table-cell>
          <table:table-cell office:value-type="float" office:value="-1.9663868">
            <text:p>-1.9663868</text:p>
          </table:table-cell>
          <table:table-cell table:formula="of:=[.P480]*[.K$5]" office:value-type="float" office:value="-0.00655252952924734">
            <text:p>-0.0065525295</text:p>
          </table:table-cell>
          <table:table-cell table:number-columns-repeated="35"/>
          <table:table-cell table:style-name="ce24" table:formula="of:=[.P480]+[.$AM$2]*[.$AY$27]*[.K5]" office:value-type="float" office:value="-1.96639972005303">
            <text:p>-1.9663997201</text:p>
          </table:table-cell>
          <table:table-cell table:formula="of:=[.$AY$27]*[.P480]" office:value-type="float" office:value="0.0152483624115825">
            <text:p>0.0152483624</text:p>
          </table:table-cell>
          <table:table-cell table:number-columns-repeated="970"/>
        </table:table-row>
        <table:table-row table:style-name="ro1">
          <table:table-cell table:number-columns-repeated="11"/>
          <table:table-cell office:value-type="string">
            <text:p>link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-0.10862422">
            <text:p>-0.10862422</text:p>
          </table:table-cell>
          <table:table-cell table:formula="of:=[.P481]*[.K$6]" office:value-type="float" office:value="-0.0000109557925863972">
            <text:p>-1.09557925863972E-005</text:p>
          </table:table-cell>
          <table:table-cell table:number-columns-repeated="35"/>
          <table:table-cell table:style-name="ce24" table:formula="of:=[.P481]+[.$AM$2]*[.$AY$27]*[.K6]" office:value-type="float" office:value="-0.108624611058194">
            <text:p>-0.1086246111</text:p>
          </table:table-cell>
          <table:table-cell table:formula="of:=[.$AY$27]*[.P481]" office:value-type="float" office:value="0.000842327396235304">
            <text:p>0.0008423274</text:p>
          </table:table-cell>
          <table:table-cell table:number-columns-repeated="970"/>
        </table:table-row>
        <table:table-row table:style-name="ro1">
          <table:table-cell table:number-columns-repeated="11"/>
          <table:table-cell office:value-type="string">
            <text:p>link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office:value-type="float" office:value="-1.4333837">
            <text:p>-1.4333837</text:p>
          </table:table-cell>
          <table:table-cell table:formula="of:=[.P482]*[.K$7]" office:value-type="float" office:value="-1.42854441234401">
            <text:p>-1.4285444123</text:p>
          </table:table-cell>
          <table:table-cell table:number-columns-repeated="35"/>
          <table:table-cell table:style-name="ce24" table:formula="of:=[.P482]+[.$AM$2]*[.$AY$27]*[.K7]" office:value-type="float" office:value="-1.4372478639528">
            <text:p>-1.4372478640</text:p>
          </table:table-cell>
          <table:table-cell table:formula="of:=[.$AY$27]*[.P482]" office:value-type="float" office:value="0.0111151855435843">
            <text:p>0.0111151855</text:p>
          </table:table-cell>
          <table:table-cell table:number-columns-repeated="970"/>
        </table:table-row>
        <table:table-row table:style-name="ro1">
          <table:table-cell table:number-columns-repeated="11"/>
          <table:table-cell office:value-type="string">
            <text:p>link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6">
            <text:p>6</text:p>
          </table:table-cell>
          <table:table-cell office:value-type="float" office:value="-1.5493762">
            <text:p>-1.5493762</text:p>
          </table:table-cell>
          <table:table-cell table:formula="of:=[.P483]*[.K$8]" office:value-type="float" office:value="-1.51433091010848">
            <text:p>-1.5143309101</text:p>
          </table:table-cell>
          <table:table-cell table:number-columns-repeated="35"/>
          <table:table-cell table:style-name="ce24" table:formula="of:=[.P483]+[.$AM$2]*[.$AY$27]*[.K8]" office:value-type="float" office:value="-1.55316575457746">
            <text:p>-1.5531657546</text:p>
          </table:table-cell>
          <table:table-cell table:formula="of:=[.$AY$27]*[.P483]" office:value-type="float" office:value="0.0120146503269248">
            <text:p>0.0120146503</text:p>
          </table:table-cell>
          <table:table-cell table:number-columns-repeated="970"/>
        </table:table-row>
        <table:table-row table:style-name="ro1">
          <table:table-cell table:number-columns-repeated="11"/>
          <table:table-cell office:value-type="string">
            <text:p>link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7">
            <text:p>7</text:p>
          </table:table-cell>
          <table:table-cell office:value-type="float" office:value="0.4492023">
            <text:p>0.4492023</text:p>
          </table:table-cell>
          <table:table-cell table:formula="of:=[.P484]*[.K$9]" office:value-type="float" office:value="0.00993022199465549">
            <text:p>0.009930222</text:p>
          </table:table-cell>
          <table:table-cell table:number-columns-repeated="35"/>
          <table:table-cell table:style-name="ce24" table:formula="of:=[.P484]+[.$AM$2]*[.$AY$27]*[.K9]" office:value-type="float" office:value="0.44911658807565">
            <text:p>0.4491165881</text:p>
          </table:table-cell>
          <table:table-cell table:formula="of:=[.$AY$27]*[.P484]" office:value-type="float" office:value="-0.00348334288376855">
            <text:p>-0.0034833429</text:p>
          </table:table-cell>
          <table:table-cell table:number-columns-repeated="970"/>
        </table:table-row>
        <table:table-row table:style-name="ro1">
          <table:table-cell table:number-columns-repeated="11"/>
          <table:table-cell office:value-type="string">
            <text:p>link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8">
            <text:p>8</text:p>
          </table:table-cell>
          <table:table-cell office:value-type="float" office:value="-1.2637417">
            <text:p>-1.2637417</text:p>
          </table:table-cell>
          <table:table-cell table:formula="of:=[.P485]*[.K$10]" office:value-type="float" office:value="-0.00775618962300042">
            <text:p>-0.0077561896</text:p>
          </table:table-cell>
          <table:table-cell table:number-columns-repeated="35"/>
          <table:table-cell table:style-name="ce24" table:formula="of:=[.P485]+[.$AM$2]*[.$AY$27]*[.K10]" office:value-type="float" office:value="-1.26376549656991">
            <text:p>-1.2637654966</text:p>
          </table:table-cell>
          <table:table-cell table:formula="of:=[.$AY$27]*[.P485]" office:value-type="float" office:value="0.00979969527675298">
            <text:p>0.0097996953</text:p>
          </table:table-cell>
          <table:table-cell table:number-columns-repeated="970"/>
        </table:table-row>
        <table:table-row table:style-name="ro1">
          <table:table-cell table:number-columns-repeated="11"/>
          <table:table-cell office:value-type="string">
            <text:p>link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9">
            <text:p>9</text:p>
          </table:table-cell>
          <table:table-cell office:value-type="float" office:value="-1.0568626">
            <text:p>-1.0568626</text:p>
          </table:table-cell>
          <table:table-cell table:formula="of:=[.P486]*[.K$11]" office:value-type="float" office:value="-0.000775097539996198">
            <text:p>-0.0007750975</text:p>
          </table:table-cell>
          <table:table-cell table:number-columns-repeated="35"/>
          <table:table-cell table:style-name="ce24" table:formula="of:=[.P486]+[.$AM$2]*[.$AY$27]*[.K11]" office:value-type="float" office:value="-1.05686544355798">
            <text:p>-1.0568654436</text:p>
          </table:table-cell>
          <table:table-cell table:formula="of:=[.$AY$27]*[.P486]" office:value-type="float" office:value="0.00819544961553209">
            <text:p>0.0081954496</text:p>
          </table:table-cell>
          <table:table-cell table:number-columns-repeated="970"/>
        </table:table-row>
        <table:table-row table:style-name="ro1">
          <table:table-cell table:number-columns-repeated="11"/>
          <table:table-cell office:value-type="string">
            <text:p>link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office:value-type="float" office:value="-1.411871">
            <text:p>-1.411871</text:p>
          </table:table-cell>
          <table:table-cell table:formula="of:=[.P487]*[.K$12]" office:value-type="float" office:value="-0.378002811153202">
            <text:p>-0.3780028112</text:p>
          </table:table-cell>
          <table:table-cell table:number-columns-repeated="35"/>
          <table:table-cell table:style-name="ce24" table:formula="of:=[.P487]+[.$AM$2]*[.$AY$27]*[.K12]" office:value-type="float" office:value="-1.41290906433776">
            <text:p>-1.4129090643</text:p>
          </table:table-cell>
          <table:table-cell table:formula="of:=[.$AY$27]*[.P487]" office:value-type="float" office:value="0.0109483651367083">
            <text:p>0.0109483651</text:p>
          </table:table-cell>
          <table:table-cell table:number-columns-repeated="970"/>
        </table:table-row>
        <table:table-row table:style-name="ro1">
          <table:table-cell table:number-columns-repeated="11"/>
          <table:table-cell office:value-type="string">
            <text:p>link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11">
            <text:p>11</text:p>
          </table:table-cell>
          <table:table-cell office:value-type="float" office:value="0.19856513">
            <text:p>0.19856513</text:p>
          </table:table-cell>
          <table:table-cell table:formula="of:=[.P488]*[.K$13]" office:value-type="float" office:value="0.197633396726227">
            <text:p>0.1976333967</text:p>
          </table:table-cell>
          <table:table-cell table:number-columns-repeated="35"/>
          <table:table-cell table:style-name="ce24" table:formula="of:=[.P488]+[.$AM$2]*[.$AY$27]*[.K13]" office:value-type="float" office:value="0.194706069297623">
            <text:p>0.1947060693</text:p>
          </table:table-cell>
          <table:table-cell table:formula="of:=[.$AY$27]*[.P488]" office:value-type="float" office:value="-0.00153977491332987">
            <text:p>-0.0015397749</text:p>
          </table:table-cell>
          <table:table-cell table:number-columns-repeated="970"/>
        </table:table-row>
        <table:table-row table:style-name="ro1">
          <table:table-cell table:number-columns-repeated="11"/>
          <table:table-cell office:value-type="string">
            <text:p>link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12">
            <text:p>12</text:p>
          </table:table-cell>
          <table:table-cell office:value-type="float" office:value="-0.19791174">
            <text:p>-0.19791174</text:p>
          </table:table-cell>
          <table:table-cell table:formula="of:=[.P489]*[.K$14]" office:value-type="float" office:value="-0.171413291758811">
            <text:p>-0.1714132918</text:p>
          </table:table-cell>
          <table:table-cell table:number-columns-repeated="35"/>
          <table:table-cell table:style-name="ce24" table:formula="of:=[.P489]+[.$AM$2]*[.$AY$27]*[.K14]" office:value-type="float" office:value="-0.201269867625884">
            <text:p>-0.2012698676</text:p>
          </table:table-cell>
          <table:table-cell table:formula="of:=[.$AY$27]*[.P489]" office:value-type="float" office:value="0.00153470819526804">
            <text:p>0.0015347082</text:p>
          </table:table-cell>
          <table:table-cell table:number-columns-repeated="970"/>
        </table:table-row>
        <table:table-row table:style-name="ro1">
          <table:table-cell table:number-columns-repeated="11"/>
          <table:table-cell office:value-type="string">
            <text:p>link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13">
            <text:p>13</text:p>
          </table:table-cell>
          <table:table-cell office:value-type="float" office:value="-1.1633794">
            <text:p>-1.1633794</text:p>
          </table:table-cell>
          <table:table-cell table:formula="of:=[.P490]*[.K$15]" office:value-type="float" office:value="-0.00000240816622072202">
            <text:p>-2.40816622072202E-006</text:p>
          </table:table-cell>
          <table:table-cell table:number-columns-repeated="35"/>
          <table:table-cell table:style-name="ce24" table:formula="of:=[.P490]+[.$AM$2]*[.$AY$27]*[.K15]" office:value-type="float" office:value="-1.16337940802582">
            <text:p>-1.1633794080</text:p>
          </table:table-cell>
          <table:table-cell table:formula="of:=[.$AY$27]*[.P490]" office:value-type="float" office:value="0.00902143500626094">
            <text:p>0.009021435</text:p>
          </table:table-cell>
          <table:table-cell table:number-columns-repeated="970"/>
        </table:table-row>
        <table:table-row table:style-name="ro1">
          <table:table-cell table:number-columns-repeated="11"/>
          <table:table-cell office:value-type="string">
            <text:p>link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14">
            <text:p>14</text:p>
          </table:table-cell>
          <table:table-cell office:value-type="float" office:value="1.6248825">
            <text:p>1.6248825</text:p>
          </table:table-cell>
          <table:table-cell table:formula="of:=[.P491]*[.K$16]" office:value-type="float" office:value="1.36719533515818">
            <text:p>1.3671953352</text:p>
          </table:table-cell>
          <table:table-cell table:number-columns-repeated="35"/>
          <table:table-cell table:style-name="ce24" table:formula="of:=[.P491]+[.$AM$2]*[.$AY$27]*[.K16]" office:value-type="float" office:value="1.62162013261933">
            <text:p>1.6216201326</text:p>
          </table:table-cell>
          <table:table-cell table:formula="of:=[.$AY$27]*[.P491]" office:value-type="float" office:value="-0.0126001645435365">
            <text:p>-0.0126001645</text:p>
          </table:table-cell>
          <table:table-cell table:number-columns-repeated="970"/>
        </table:table-row>
        <table:table-row table:style-name="ro1">
          <table:table-cell table:number-columns-repeated="11"/>
          <table:table-cell office:value-type="string">
            <text:p>link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15">
            <text:p>15</text:p>
          </table:table-cell>
          <table:table-cell office:value-type="float" office:value="2.0069034">
            <text:p>2.0069034</text:p>
          </table:table-cell>
          <table:table-cell table:formula="of:=[.P492]*[.K$17]" office:value-type="float" office:value="0.000754755138281721">
            <text:p>0.0007547551</text:p>
          </table:table-cell>
          <table:table-cell table:number-columns-repeated="35"/>
          <table:table-cell table:style-name="ce24" table:formula="of:=[.P492]+[.$AM$2]*[.$AY$27]*[.K17]" office:value-type="float" office:value="2.0069019418444">
            <text:p>2.0069019418</text:p>
          </table:table-cell>
          <table:table-cell table:formula="of:=[.$AY$27]*[.P492]" office:value-type="float" office:value="-0.0155625487153581">
            <text:p>-0.0155625487</text:p>
          </table:table-cell>
          <table:table-cell table:number-columns-repeated="970"/>
        </table:table-row>
        <table:table-row table:style-name="ro1">
          <table:table-cell table:number-columns-repeated="11"/>
          <table:table-cell office:value-type="string">
            <text:p>link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16">
            <text:p>16</text:p>
          </table:table-cell>
          <table:table-cell office:value-type="float" office:value="1.7581158">
            <text:p>1.7581158</text:p>
          </table:table-cell>
          <table:table-cell table:formula="of:=[.P493]*[.K$18]" office:value-type="float" office:value="0.000977698377389317">
            <text:p>0.0009776984</text:p>
          </table:table-cell>
          <table:table-cell table:number-columns-repeated="35"/>
          <table:table-cell table:style-name="ce24" table:formula="of:=[.P493]+[.$AM$2]*[.$AY$27]*[.K18]" office:value-type="float" office:value="1.75811364383656">
            <text:p>1.7581136438</text:p>
          </table:table-cell>
          <table:table-cell table:formula="of:=[.$AY$27]*[.P493]" office:value-type="float" office:value="-0.0136333232505066">
            <text:p>-0.0136333233</text:p>
          </table:table-cell>
          <table:table-cell table:number-columns-repeated="970"/>
        </table:table-row>
        <table:table-row table:style-name="ro1">
          <table:table-cell table:number-columns-repeated="11"/>
          <table:table-cell office:value-type="string">
            <text:p>node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0.45885658">
            <text:p>0.45885658</text:p>
          </table:table-cell>
          <table:table-cell table:number-columns-repeated="2"/>
          <table:table-cell table:formula="of:=SUM([.Q477:.Q493])" office:value-type="float" office:value="-1.48324253381816">
            <text:p>-1.4832425338</text:p>
          </table:table-cell>
          <table:table-cell table:formula="of:=[.R494]+[.O494]" office:value-type="float" office:value="-1.02438595381816">
            <text:p>-1.0243859538</text:p>
          </table:table-cell>
          <table:table-cell table:formula="of:=1/(1+(EXP([.S494]*-1)))" office:value-type="float" office:value="0.264173950813883">
            <text:p>0.2641739508</text:p>
          </table:table-cell>
          <table:table-cell table:number-columns-repeated="31"/>
          <table:table-cell table:style-name="ce22" table:formula="of:=[.O494]+([.$AY$27]*[.$AM$2])" office:value-type="float" office:value="0.454979325939003">
            <text:p>0.4549793259</text:p>
          </table:table-cell>
          <table:table-cell table:number-columns-repeated="972"/>
        </table:table-row>
        <table:table-row table:style-name="ro1">
          <table:table-cell table:number-columns-repeated="11"/>
          <table:table-cell office:value-type="string">
            <text:p>comment</text:p>
          </table:table-cell>
          <table:table-cell office:value-type="string">
            <text:p>TBD:node modifiers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string">
            <text:p>link</text:p>
          </table:table-cell>
          <table:table-cell office:value-type="float" office:value="2">
            <text:p>2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float" office:value="-0.60483384">
            <text:p>-0.60483384</text:p>
          </table:table-cell>
          <table:table-cell table:formula="of:=[.P496]*[.K$2]" office:value-type="float" office:value="-0.565865407365257">
            <text:p>-0.5658654074</text:p>
          </table:table-cell>
          <table:table-cell table:number-columns-repeated="35"/>
          <table:table-cell table:style-name="ce24" table:formula="of:=[.P496]+[.$AM$2]*[.$AY$28]*[.K2]" office:value-type="float" office:value="-0.604474883485199">
            <text:p>-0.6044748835</text:p>
          </table:table-cell>
          <table:table-cell table:formula="of:=[.$AY$28]*[.P496]" office:value-type="float" office:value="-0.000464120609006997">
            <text:p>-0.0004641206</text:p>
          </table:table-cell>
          <table:table-cell table:number-columns-repeated="970"/>
        </table:table-row>
        <table:table-row table:style-name="ro1">
          <table:table-cell table:number-columns-repeated="11"/>
          <table:table-cell office:value-type="string">
            <text:p>link</text:p>
          </table:table-cell>
          <table:table-cell office:value-type="float" office:value="2">
            <text:p>2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office:value-type="float" office:value="-0.57578158">
            <text:p>-0.57578158</text:p>
          </table:table-cell>
          <table:table-cell table:formula="of:=[.P497]*[.K$3]" office:value-type="float" office:value="-0.116795553585829">
            <text:p>-0.1167955536</text:p>
          </table:table-cell>
          <table:table-cell table:number-columns-repeated="35"/>
          <table:table-cell table:style-name="ce24" table:formula="of:=[.P497]+[.$AM$2]*[.$AY$28]*[.K3]" office:value-type="float" office:value="-0.575703752457281">
            <text:p>-0.5757037525</text:p>
          </table:table-cell>
          <table:table-cell table:formula="of:=[.$AY$28]*[.P497]" office:value-type="float" office:value="-0.000441827291880049">
            <text:p>-0.0004418273</text:p>
          </table:table-cell>
          <table:table-cell table:number-columns-repeated="970"/>
        </table:table-row>
        <table:table-row table:style-name="ro1">
          <table:table-cell table:number-columns-repeated="11"/>
          <table:table-cell office:value-type="string">
            <text:p>link</text:p>
          </table:table-cell>
          <table:table-cell office:value-type="float" office:value="2">
            <text:p>2</text:p>
          </table:table-cell>
          <table:table-cell office:value-type="float" office:value="26">
            <text:p>26</text:p>
          </table:table-cell>
          <table:table-cell office:value-type="float" office:value="2">
            <text:p>2</text:p>
          </table:table-cell>
          <table:table-cell office:value-type="float" office:value="2.1060023">
            <text:p>2.1060023</text:p>
          </table:table-cell>
          <table:table-cell table:formula="of:=[.P498]*[.K$4]" office:value-type="float" office:value="1.96566518255524">
            <text:p>1.9656651826</text:p>
          </table:table-cell>
          <table:table-cell table:number-columns-repeated="35"/>
          <table:table-cell table:style-name="ce24" table:formula="of:=[.P498]+[.$AM$2]*[.$AY$28]*[.K4]" office:value-type="float" office:value="2.10636040920146">
            <text:p>2.1063604092</text:p>
          </table:table-cell>
          <table:table-cell table:formula="of:=[.$AY$28]*[.P498]" office:value-type="float" office:value="0.001616045606916">
            <text:p>0.0016160456</text:p>
          </table:table-cell>
          <table:table-cell table:number-columns-repeated="970"/>
        </table:table-row>
        <table:table-row table:style-name="ro1">
          <table:table-cell table:number-columns-repeated="11"/>
          <table:table-cell office:value-type="string">
            <text:p>link</text:p>
          </table:table-cell>
          <table:table-cell office:value-type="float" office:value="2">
            <text:p>2</text:p>
          </table:table-cell>
          <table:table-cell office:value-type="float" office:value="26">
            <text:p>26</text:p>
          </table:table-cell>
          <table:table-cell office:value-type="float" office:value="3">
            <text:p>3</text:p>
          </table:table-cell>
          <table:table-cell office:value-type="float" office:value="1.0318394">
            <text:p>1.0318394</text:p>
          </table:table-cell>
          <table:table-cell table:formula="of:=[.P499]*[.K$5]" office:value-type="float" office:value="0.00343836631630199">
            <text:p>0.0034383663</text:p>
          </table:table-cell>
          <table:table-cell table:number-columns-repeated="35"/>
          <table:table-cell table:style-name="ce24" table:formula="of:=[.P499]+[.$AM$2]*[.$AY$28]*[.K5]" office:value-type="float" office:value="1.03184067851201">
            <text:p>1.0318406785</text:p>
          </table:table-cell>
          <table:table-cell table:formula="of:=[.$AY$28]*[.P499]" office:value-type="float" office:value="0.000791784286946336">
            <text:p>0.0007917843</text:p>
          </table:table-cell>
          <table:table-cell table:number-columns-repeated="970"/>
        </table:table-row>
        <table:table-row table:style-name="ro1">
          <table:table-cell table:number-columns-repeated="11"/>
          <table:table-cell office:value-type="string">
            <text:p>link</text:p>
          </table:table-cell>
          <table:table-cell office:value-type="float" office:value="2">
            <text:p>2</text:p>
          </table:table-cell>
          <table:table-cell office:value-type="float" office:value="26">
            <text:p>26</text:p>
          </table:table-cell>
          <table:table-cell office:value-type="float" office:value="4">
            <text:p>4</text:p>
          </table:table-cell>
          <table:table-cell office:value-type="float" office:value="-1.6860237">
            <text:p>-1.6860237</text:p>
          </table:table-cell>
          <table:table-cell table:formula="of:=[.P500]*[.K$6]" office:value-type="float" office:value="-0.000170051632618858">
            <text:p>-0.0001700516</text:p>
          </table:table-cell>
          <table:table-cell table:number-columns-repeated="35"/>
          <table:table-cell table:style-name="ce24" table:formula="of:=[.P500]+[.$AM$2]*[.$AY$28]*[.K6]" office:value-type="float" office:value="-1.68602366130259">
            <text:p>-1.6860236613</text:p>
          </table:table-cell>
          <table:table-cell table:formula="of:=[.$AY$28]*[.P500]" office:value-type="float" office:value="-0.00129377408255502">
            <text:p>-0.0012937741</text:p>
          </table:table-cell>
          <table:table-cell table:number-columns-repeated="970"/>
        </table:table-row>
        <table:table-row table:style-name="ro1">
          <table:table-cell table:number-columns-repeated="11"/>
          <table:table-cell office:value-type="string">
            <text:p>link</text:p>
          </table:table-cell>
          <table:table-cell office:value-type="float" office:value="2">
            <text:p>2</text:p>
          </table:table-cell>
          <table:table-cell office:value-type="float" office:value="26">
            <text:p>26</text:p>
          </table:table-cell>
          <table:table-cell office:value-type="float" office:value="5">
            <text:p>5</text:p>
          </table:table-cell>
          <table:table-cell office:value-type="float" office:value="-0.38878345">
            <text:p>-0.38878345</text:p>
          </table:table-cell>
          <table:table-cell table:formula="of:=[.P501]*[.K$7]" office:value-type="float" office:value="-0.387470867088363">
            <text:p>-0.3874708671</text:p>
          </table:table-cell>
          <table:table-cell table:number-columns-repeated="35"/>
          <table:table-cell table:style-name="ce24" table:formula="of:=[.P501]+[.$AM$2]*[.$AY$28]*[.K7]" office:value-type="float" office:value="-0.388401069214096">
            <text:p>-0.3884010692</text:p>
          </table:table-cell>
          <table:table-cell table:formula="of:=[.$AY$28]*[.P501]" office:value-type="float" office:value="-0.000298333855767464">
            <text:p>-0.0002983339</text:p>
          </table:table-cell>
          <table:table-cell table:number-columns-repeated="970"/>
        </table:table-row>
        <table:table-row table:style-name="ro1">
          <table:table-cell table:number-columns-repeated="11"/>
          <table:table-cell office:value-type="string">
            <text:p>link</text:p>
          </table:table-cell>
          <table:table-cell office:value-type="float" office:value="2">
            <text:p>2</text:p>
          </table:table-cell>
          <table:table-cell office:value-type="float" office:value="26">
            <text:p>26</text:p>
          </table:table-cell>
          <table:table-cell office:value-type="float" office:value="6">
            <text:p>6</text:p>
          </table:table-cell>
          <table:table-cell office:value-type="float" office:value="1.710604">
            <text:p>1.710604</text:p>
          </table:table-cell>
          <table:table-cell table:formula="of:=[.P502]*[.K$8]" office:value-type="float" office:value="1.67191190374243">
            <text:p>1.6719119037</text:p>
          </table:table-cell>
          <table:table-cell table:number-columns-repeated="35"/>
          <table:table-cell table:style-name="ce24" table:formula="of:=[.P502]+[.$AM$2]*[.$AY$28]*[.K8]" office:value-type="float" office:value="1.71097899776802">
            <text:p>1.7109789978</text:p>
          </table:table-cell>
          <table:table-cell table:formula="of:=[.$AY$28]*[.P502]" office:value-type="float" office:value="0.00131263583110661">
            <text:p>0.0013126358</text:p>
          </table:table-cell>
          <table:table-cell table:number-columns-repeated="970"/>
        </table:table-row>
        <table:table-row table:style-name="ro1">
          <table:table-cell table:number-columns-repeated="11"/>
          <table:table-cell office:value-type="string">
            <text:p>link</text:p>
          </table:table-cell>
          <table:table-cell office:value-type="float" office:value="2">
            <text:p>2</text:p>
          </table:table-cell>
          <table:table-cell office:value-type="float" office:value="26">
            <text:p>26</text:p>
          </table:table-cell>
          <table:table-cell office:value-type="float" office:value="7">
            <text:p>7</text:p>
          </table:table-cell>
          <table:table-cell office:value-type="float" office:value="-0.75871611">
            <text:p>-0.75871611</text:p>
          </table:table-cell>
          <table:table-cell table:formula="of:=[.P503]*[.K$9]" office:value-type="float" office:value="-0.0167724417333158">
            <text:p>-0.0167724417</text:p>
          </table:table-cell>
          <table:table-cell table:number-columns-repeated="35"/>
          <table:table-cell table:style-name="ce24" table:formula="of:=[.P503]+[.$AM$2]*[.$AY$28]*[.K9]" office:value-type="float" office:value="-0.75870762832236">
            <text:p>-0.7587076283</text:p>
          </table:table-cell>
          <table:table-cell table:formula="of:=[.$AY$28]*[.P503]" office:value-type="float" office:value="-0.00058220251538277">
            <text:p>-0.0005822025</text:p>
          </table:table-cell>
          <table:table-cell table:number-columns-repeated="970"/>
        </table:table-row>
        <table:table-row table:style-name="ro1">
          <table:table-cell table:number-columns-repeated="11"/>
          <table:table-cell office:value-type="string">
            <text:p>link</text:p>
          </table:table-cell>
          <table:table-cell office:value-type="float" office:value="2">
            <text:p>2</text:p>
          </table:table-cell>
          <table:table-cell office:value-type="float" office:value="26">
            <text:p>26</text:p>
          </table:table-cell>
          <table:table-cell office:value-type="float" office:value="8">
            <text:p>8</text:p>
          </table:table-cell>
          <table:table-cell office:value-type="float" office:value="2.1028852">
            <text:p>2.1028852</text:p>
          </table:table-cell>
          <table:table-cell table:formula="of:=[.P504]*[.K$10]" office:value-type="float" office:value="0.0129064162135357">
            <text:p>0.0129064162</text:p>
          </table:table-cell>
          <table:table-cell table:number-columns-repeated="35"/>
          <table:table-cell table:style-name="ce24" table:formula="of:=[.P504]+[.$AM$2]*[.$AY$28]*[.K10]" office:value-type="float" office:value="2.10288755480461">
            <text:p>2.1028875548</text:p>
          </table:table-cell>
          <table:table-cell table:formula="of:=[.$AY$28]*[.P504]" office:value-type="float" office:value="0.00161365369321234">
            <text:p>0.0016136537</text:p>
          </table:table-cell>
          <table:table-cell table:number-columns-repeated="970"/>
        </table:table-row>
        <table:table-row table:style-name="ro1">
          <table:table-cell table:number-columns-repeated="11"/>
          <table:table-cell office:value-type="string">
            <text:p>link</text:p>
          </table:table-cell>
          <table:table-cell office:value-type="float" office:value="2">
            <text:p>2</text:p>
          </table:table-cell>
          <table:table-cell office:value-type="float" office:value="26">
            <text:p>26</text:p>
          </table:table-cell>
          <table:table-cell office:value-type="float" office:value="9">
            <text:p>9</text:p>
          </table:table-cell>
          <table:table-cell office:value-type="float" office:value="0.77983594">
            <text:p>0.77983594</text:p>
          </table:table-cell>
          <table:table-cell table:formula="of:=[.P505]*[.K$11]" office:value-type="float" office:value="0.000571927626821711">
            <text:p>0.0005719276</text:p>
          </table:table-cell>
          <table:table-cell table:number-columns-repeated="35"/>
          <table:table-cell table:style-name="ce24" table:formula="of:=[.P505]+[.$AM$2]*[.$AY$28]*[.K11]" office:value-type="float" office:value="0.779836221386077">
            <text:p>0.7798362214</text:p>
          </table:table-cell>
          <table:table-cell table:formula="of:=[.$AY$28]*[.P505]" office:value-type="float" office:value="0.000598408864488045">
            <text:p>0.0005984089</text:p>
          </table:table-cell>
          <table:table-cell table:number-columns-repeated="970"/>
        </table:table-row>
        <table:table-row table:style-name="ro1">
          <table:table-cell table:number-columns-repeated="11"/>
          <table:table-cell office:value-type="string">
            <text:p>link</text:p>
          </table:table-cell>
          <table:table-cell office:value-type="float" office:value="2">
            <text:p>2</text:p>
          </table:table-cell>
          <table:table-cell office:value-type="float" office:value="26">
            <text:p>26</text:p>
          </table:table-cell>
          <table:table-cell office:value-type="float" office:value="10">
            <text:p>10</text:p>
          </table:table-cell>
          <table:table-cell office:value-type="float" office:value="0.092586279">
            <text:p>0.092586279</text:p>
          </table:table-cell>
          <table:table-cell table:formula="of:=[.P506]*[.K$12]" office:value-type="float" office:value="0.0247882942111671">
            <text:p>0.0247882942</text:p>
          </table:table-cell>
          <table:table-cell table:number-columns-repeated="35"/>
          <table:table-cell table:style-name="ce24" table:formula="of:=[.P506]+[.$AM$2]*[.$AY$28]*[.K12]" office:value-type="float" office:value="0.0926890013125463">
            <text:p>0.0926890013</text:p>
          </table:table-cell>
          <table:table-cell table:formula="of:=[.$AY$28]*[.P506]" office:value-type="float" office:value="0.0000710462896639046">
            <text:p>7.10462896639046E-005</text:p>
          </table:table-cell>
          <table:table-cell table:number-columns-repeated="970"/>
        </table:table-row>
        <table:table-row table:style-name="ro1">
          <table:table-cell table:number-columns-repeated="11"/>
          <table:table-cell office:value-type="string">
            <text:p>link</text:p>
          </table:table-cell>
          <table:table-cell office:value-type="float" office:value="2">
            <text:p>2</text:p>
          </table:table-cell>
          <table:table-cell office:value-type="float" office:value="26">
            <text:p>26</text:p>
          </table:table-cell>
          <table:table-cell office:value-type="float" office:value="11">
            <text:p>11</text:p>
          </table:table-cell>
          <table:table-cell office:value-type="float" office:value="-1.2295368">
            <text:p>-1.2295368</text:p>
          </table:table-cell>
          <table:table-cell table:formula="of:=[.P507]*[.K$13]" office:value-type="float" office:value="-1.22376740661311">
            <text:p>-1.2237674066</text:p>
          </table:table-cell>
          <table:table-cell table:number-columns-repeated="35"/>
          <table:table-cell table:style-name="ce24" table:formula="of:=[.P507]+[.$AM$2]*[.$AY$28]*[.K13]" office:value-type="float" office:value="-1.22915492420947">
            <text:p>-1.2291549242</text:p>
          </table:table-cell>
          <table:table-cell table:formula="of:=[.$AY$28]*[.P507]" office:value-type="float" office:value="-0.00094348783198459">
            <text:p>-0.0009434878</text:p>
          </table:table-cell>
          <table:table-cell table:number-columns-repeated="970"/>
        </table:table-row>
        <table:table-row table:style-name="ro1">
          <table:table-cell table:number-columns-repeated="11"/>
          <table:table-cell office:value-type="string">
            <text:p>link</text:p>
          </table:table-cell>
          <table:table-cell office:value-type="float" office:value="2">
            <text:p>2</text:p>
          </table:table-cell>
          <table:table-cell office:value-type="float" office:value="26">
            <text:p>26</text:p>
          </table:table-cell>
          <table:table-cell office:value-type="float" office:value="12">
            <text:p>12</text:p>
          </table:table-cell>
          <table:table-cell office:value-type="float" office:value="-0.2337873">
            <text:p>-0.2337873</text:p>
          </table:table-cell>
          <table:table-cell table:formula="of:=[.P508]*[.K$14]" office:value-type="float" office:value="-0.202485464805699">
            <text:p>-0.2024854648</text:p>
          </table:table-cell>
          <table:table-cell table:number-columns-repeated="35"/>
          <table:table-cell table:style-name="ce24" table:formula="of:=[.P508]+[.$AM$2]*[.$AY$28]*[.K14]" office:value-type="float" office:value="-0.233454994358616">
            <text:p>-0.2334549944</text:p>
          </table:table-cell>
          <table:table-cell table:formula="of:=[.$AY$28]*[.P508]" office:value-type="float" office:value="-0.000179397211065607">
            <text:p>-0.0001793972</text:p>
          </table:table-cell>
          <table:table-cell table:number-columns-repeated="970"/>
        </table:table-row>
        <table:table-row table:style-name="ro1">
          <table:table-cell table:number-columns-repeated="11"/>
          <table:table-cell office:value-type="string">
            <text:p>link</text:p>
          </table:table-cell>
          <table:table-cell office:value-type="float" office:value="2">
            <text:p>2</text:p>
          </table:table-cell>
          <table:table-cell office:value-type="float" office:value="26">
            <text:p>26</text:p>
          </table:table-cell>
          <table:table-cell office:value-type="float" office:value="13">
            <text:p>13</text:p>
          </table:table-cell>
          <table:table-cell office:value-type="float" office:value="-0.87295508">
            <text:p>-0.87295508</text:p>
          </table:table-cell>
          <table:table-cell table:formula="of:=[.P509]*[.K$15]" office:value-type="float" office:value="-0.00000180699515210918">
            <text:p>-0.000001807</text:p>
          </table:table-cell>
          <table:table-cell table:number-columns-repeated="35"/>
          <table:table-cell table:style-name="ce24" table:formula="of:=[.P509]+[.$AM$2]*[.$AY$28]*[.K15]" office:value-type="float" office:value="-0.8729550792058">
            <text:p>-0.8729550792</text:p>
          </table:table-cell>
          <table:table-cell table:formula="of:=[.$AY$28]*[.P509]" office:value-type="float" office:value="-0.000669864046240124">
            <text:p>-0.000669864</text:p>
          </table:table-cell>
          <table:table-cell table:number-columns-repeated="970"/>
        </table:table-row>
        <table:table-row table:style-name="ro1">
          <table:table-cell table:number-columns-repeated="11"/>
          <table:table-cell office:value-type="string">
            <text:p>link</text:p>
          </table:table-cell>
          <table:table-cell office:value-type="float" office:value="2">
            <text:p>2</text:p>
          </table:table-cell>
          <table:table-cell office:value-type="float" office:value="26">
            <text:p>26</text:p>
          </table:table-cell>
          <table:table-cell office:value-type="float" office:value="14">
            <text:p>14</text:p>
          </table:table-cell>
          <table:table-cell office:value-type="float" office:value="-0.21076822">
            <text:p>-0.21076822</text:p>
          </table:table-cell>
          <table:table-cell table:formula="of:=[.P510]*[.K$16]" office:value-type="float" office:value="-0.177342870751327">
            <text:p>-0.1773428708</text:p>
          </table:table-cell>
          <table:table-cell table:number-columns-repeated="35"/>
          <table:table-cell table:style-name="ce24" table:formula="of:=[.P510]+[.$AM$2]*[.$AY$28]*[.K16]" office:value-type="float" office:value="-0.210445390374197">
            <text:p>-0.2104453904</text:p>
          </table:table-cell>
          <table:table-cell table:formula="of:=[.$AY$28]*[.P510]" office:value-type="float" office:value="-0.000161733468196357">
            <text:p>-0.0001617335</text:p>
          </table:table-cell>
          <table:table-cell table:number-columns-repeated="970"/>
        </table:table-row>
        <table:table-row table:style-name="ro1">
          <table:table-cell table:number-columns-repeated="11"/>
          <table:table-cell office:value-type="string">
            <text:p>link</text:p>
          </table:table-cell>
          <table:table-cell office:value-type="float" office:value="2">
            <text:p>2</text:p>
          </table:table-cell>
          <table:table-cell office:value-type="float" office:value="26">
            <text:p>26</text:p>
          </table:table-cell>
          <table:table-cell office:value-type="float" office:value="15">
            <text:p>15</text:p>
          </table:table-cell>
          <table:table-cell office:value-type="float" office:value="1.4510434">
            <text:p>1.4510434</text:p>
          </table:table-cell>
          <table:table-cell table:formula="of:=[.P511]*[.K$17]" office:value-type="float" office:value="0.000545707612045392">
            <text:p>0.0005457076</text:p>
          </table:table-cell>
          <table:table-cell table:number-columns-repeated="35"/>
          <table:table-cell table:style-name="ce24" table:formula="of:=[.P511]+[.$AM$2]*[.$AY$28]*[.K17]" office:value-type="float" office:value="1.45104354429271">
            <text:p>1.4510435443</text:p>
          </table:table-cell>
          <table:table-cell table:formula="of:=[.$AY$28]*[.P511]" office:value-type="float" office:value="0.00111346142025318">
            <text:p>0.0011134614</text:p>
          </table:table-cell>
          <table:table-cell table:number-columns-repeated="970"/>
        </table:table-row>
        <table:table-row table:style-name="ro1">
          <table:table-cell table:number-columns-repeated="11"/>
          <table:table-cell office:value-type="string">
            <text:p>link</text:p>
          </table:table-cell>
          <table:table-cell office:value-type="float" office:value="2">
            <text:p>2</text:p>
          </table:table-cell>
          <table:table-cell office:value-type="float" office:value="26">
            <text:p>26</text:p>
          </table:table-cell>
          <table:table-cell office:value-type="float" office:value="16">
            <text:p>16</text:p>
          </table:table-cell>
          <table:table-cell office:value-type="float" office:value="-0.7050283">
            <text:p>-0.7050283</text:p>
          </table:table-cell>
          <table:table-cell table:formula="of:=[.P512]*[.K$18]" office:value-type="float" office:value="-0.00039207032035293">
            <text:p>-0.0003920703</text:p>
          </table:table-cell>
          <table:table-cell table:number-columns-repeated="35"/>
          <table:table-cell table:style-name="ce24" table:formula="of:=[.P512]+[.$AM$2]*[.$AY$28]*[.K18]" office:value-type="float" office:value="-0.705028086635485">
            <text:p>-0.7050280866</text:p>
          </table:table-cell>
          <table:table-cell table:formula="of:=[.$AY$28]*[.P512]" office:value-type="float" office:value="-0.000541005053492324">
            <text:p>-0.0005410051</text:p>
          </table:table-cell>
          <table:table-cell table:number-columns-repeated="970"/>
        </table:table-row>
        <table:table-row table:style-name="ro1">
          <table:table-cell table:number-columns-repeated="11"/>
          <table:table-cell office:value-type="string">
            <text:p>node</text:p>
          </table:table-cell>
          <table:table-cell office:value-type="float" office:value="2">
            <text:p>2</text:p>
          </table:table-cell>
          <table:table-cell office:value-type="float" office:value="26">
            <text:p>26</text:p>
          </table:table-cell>
          <table:table-cell office:value-type="float" office:value="4.0521154">
            <text:p>4.0521154</text:p>
          </table:table-cell>
          <table:table-cell table:number-columns-repeated="2"/>
          <table:table-cell table:formula="of:=SUM([.Q496:.Q512])" office:value-type="float" office:value="0.988763857386513">
            <text:p>0.9887638574</text:p>
          </table:table-cell>
          <table:table-cell table:formula="of:=[.R513]+[.O513]" office:value-type="float" office:value="5.04087925738651">
            <text:p>5.0408792574</text:p>
          </table:table-cell>
          <table:table-cell table:formula="of:=1/(1+(EXP([.S513]*-1)))" office:value-type="float" office:value="0.993573508197464">
            <text:p>0.9935735082</text:p>
          </table:table-cell>
          <table:table-cell table:number-columns-repeated="31"/>
          <table:table-cell table:style-name="ce22" table:formula="of:=[.O513]+([.$AY$28]*[.$AM$2])" office:value-type="float" office:value="4.05249907612583">
            <text:p>4.0524990761</text:p>
          </table:table-cell>
          <table:table-cell table:number-columns-repeated="972"/>
        </table:table-row>
        <table:table-row table:style-name="ro1">
          <table:table-cell table:number-columns-repeated="11"/>
          <table:table-cell office:value-type="string">
            <text:p>comment</text:p>
          </table:table-cell>
          <table:table-cell office:value-type="string">
            <text:p>TBD:node modifiers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string">
            <text:p>link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float" office:value="-2.1166539">
            <text:p>-2.1166539</text:p>
          </table:table-cell>
          <table:table-cell table:formula="of:=[.P515]*[.K$2]" office:value-type="float" office:value="-1.98028142964812">
            <text:p>-1.9802814296</text:p>
          </table:table-cell>
          <table:table-cell table:number-columns-repeated="35"/>
          <table:table-cell table:style-name="ce24" table:formula="of:=[.P515]+[.$AM$2]*[.$AY$29]*[.K2]" office:value-type="float" office:value="-2.11272457786859">
            <text:p>-2.1127245779</text:p>
          </table:table-cell>
          <table:table-cell table:formula="of:=[.$AY$29]*[.P515]" office:value-type="float" office:value="-0.0177795357788839">
            <text:p>-0.0177795358</text:p>
          </table:table-cell>
          <table:table-cell table:number-columns-repeated="970"/>
        </table:table-row>
        <table:table-row table:style-name="ro1">
          <table:table-cell table:number-columns-repeated="11"/>
          <table:table-cell office:value-type="string">
            <text:p>link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-0.12009072">
            <text:p>-0.12009072</text:p>
          </table:table-cell>
          <table:table-cell table:formula="of:=[.P516]*[.K$3]" office:value-type="float" office:value="-0.024360039657609">
            <text:p>-0.0243600397</text:p>
          </table:table-cell>
          <table:table-cell table:number-columns-repeated="35"/>
          <table:table-cell table:style-name="ce24" table:formula="of:=[.P516]+[.$AM$2]*[.$AY$29]*[.K3]" office:value-type="float" office:value="-0.119238779797136">
            <text:p>-0.1192387798</text:p>
          </table:table-cell>
          <table:table-cell table:formula="of:=[.$AY$29]*[.P516]" office:value-type="float" office:value="-0.00100874179427819">
            <text:p>-0.0010087418</text:p>
          </table:table-cell>
          <table:table-cell table:number-columns-repeated="970"/>
        </table:table-row>
        <table:table-row table:style-name="ro1">
          <table:table-cell table:number-columns-repeated="11"/>
          <table:table-cell office:value-type="string">
            <text:p>link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2">
            <text:p>2</text:p>
          </table:table-cell>
          <table:table-cell office:value-type="float" office:value="0.12980962">
            <text:p>0.12980962</text:p>
          </table:table-cell>
          <table:table-cell table:formula="of:=[.P517]*[.K$4]" office:value-type="float" office:value="0.121159530734951">
            <text:p>0.1211595307</text:p>
          </table:table-cell>
          <table:table-cell table:number-columns-repeated="35"/>
          <table:table-cell table:style-name="ce24" table:formula="of:=[.P517]+[.$AM$2]*[.$AY$29]*[.K4]" office:value-type="float" office:value="0.133729667004964">
            <text:p>0.1337296670</text:p>
          </table:table-cell>
          <table:table-cell table:formula="of:=[.$AY$29]*[.P517]" office:value-type="float" office:value="0.00109037891515156">
            <text:p>0.0010903789</text:p>
          </table:table-cell>
          <table:table-cell table:number-columns-repeated="970"/>
        </table:table-row>
        <table:table-row table:style-name="ro1">
          <table:table-cell table:number-columns-repeated="11"/>
          <table:table-cell office:value-type="string">
            <text:p>link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3">
            <text:p>3</text:p>
          </table:table-cell>
          <table:table-cell office:value-type="float" office:value="-1.2460818">
            <text:p>-1.2460818</text:p>
          </table:table-cell>
          <table:table-cell table:formula="of:=[.P518]*[.K$5]" office:value-type="float" office:value="-0.00415227959746154">
            <text:p>-0.0041522796</text:p>
          </table:table-cell>
          <table:table-cell table:number-columns-repeated="35"/>
          <table:table-cell table:style-name="ce24" table:formula="of:=[.P518]+[.$AM$2]*[.$AY$29]*[.K5]" office:value-type="float" office:value="-1.24606780475173">
            <text:p>-1.2460678048</text:p>
          </table:table-cell>
          <table:table-cell table:formula="of:=[.$AY$29]*[.P518]" office:value-type="float" office:value="-0.0104668769639269">
            <text:p>-0.010466877</text:p>
          </table:table-cell>
          <table:table-cell table:number-columns-repeated="970"/>
        </table:table-row>
        <table:table-row table:style-name="ro1">
          <table:table-cell table:number-columns-repeated="11"/>
          <table:table-cell office:value-type="string">
            <text:p>link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4">
            <text:p>4</text:p>
          </table:table-cell>
          <table:table-cell office:value-type="float" office:value="0.95736027">
            <text:p>0.95736027</text:p>
          </table:table-cell>
          <table:table-cell table:formula="of:=[.P519]*[.K$6]" office:value-type="float" office:value="0.0000965589492709565">
            <text:p>9.65589492709565E-005</text:p>
          </table:table-cell>
          <table:table-cell table:number-columns-repeated="35"/>
          <table:table-cell table:style-name="ce24" table:formula="of:=[.P519]+[.$AM$2]*[.$AY$29]*[.K6]" office:value-type="float" office:value="0.957360693601707">
            <text:p>0.9573606936</text:p>
          </table:table-cell>
          <table:table-cell table:formula="of:=[.$AY$29]*[.P519]" office:value-type="float" office:value="0.00804166480582723">
            <text:p>0.0080416648</text:p>
          </table:table-cell>
          <table:table-cell table:number-columns-repeated="970"/>
        </table:table-row>
        <table:table-row table:style-name="ro1">
          <table:table-cell table:number-columns-repeated="11"/>
          <table:table-cell office:value-type="string">
            <text:p>link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5">
            <text:p>5</text:p>
          </table:table-cell>
          <table:table-cell office:value-type="float" office:value="0.85225213">
            <text:p>0.85225213</text:p>
          </table:table-cell>
          <table:table-cell table:formula="of:=[.P520]*[.K$7]" office:value-type="float" office:value="0.849374817238244">
            <text:p>0.8493748172</text:p>
          </table:table-cell>
          <table:table-cell table:number-columns-repeated="35"/>
          <table:table-cell table:style-name="ce24" table:formula="of:=[.P520]+[.$AM$2]*[.$AY$29]*[.K7]" office:value-type="float" office:value="0.856437866217963">
            <text:p>0.8564378662</text:p>
          </table:table-cell>
          <table:table-cell table:formula="of:=[.$AY$29]*[.P520]" office:value-type="float" office:value="0.00715877415668429">
            <text:p>0.0071587742</text:p>
          </table:table-cell>
          <table:table-cell table:number-columns-repeated="970"/>
        </table:table-row>
        <table:table-row table:style-name="ro1">
          <table:table-cell table:number-columns-repeated="11"/>
          <table:table-cell office:value-type="string">
            <text:p>link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6">
            <text:p>6</text:p>
          </table:table-cell>
          <table:table-cell office:value-type="float" office:value="1.0867969">
            <text:p>1.0867969</text:p>
          </table:table-cell>
          <table:table-cell table:formula="of:=[.P521]*[.K$8]" office:value-type="float" office:value="1.06221467625492">
            <text:p>1.0622146763</text:p>
          </table:table-cell>
          <table:table-cell table:number-columns-repeated="35"/>
          <table:table-cell table:style-name="ce24" table:formula="of:=[.P521]+[.$AM$2]*[.$AY$29]*[.K8]" office:value-type="float" office:value="1.09090181791719">
            <text:p>1.0909018179</text:p>
          </table:table-cell>
          <table:table-cell table:formula="of:=[.$AY$29]*[.P521]" office:value-type="float" office:value="0.00912891066788486">
            <text:p>0.0091289107</text:p>
          </table:table-cell>
          <table:table-cell table:number-columns-repeated="970"/>
        </table:table-row>
        <table:table-row table:style-name="ro1">
          <table:table-cell table:number-columns-repeated="11"/>
          <table:table-cell office:value-type="string">
            <text:p>link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7">
            <text:p>7</text:p>
          </table:table-cell>
          <table:table-cell office:value-type="float" office:value="-1.3748651">
            <text:p>-1.3748651</text:p>
          </table:table-cell>
          <table:table-cell table:formula="of:=[.P522]*[.K$9]" office:value-type="float" office:value="-0.0303932452164742">
            <text:p>-0.0303932452</text:p>
          </table:table-cell>
          <table:table-cell table:number-columns-repeated="35"/>
          <table:table-cell table:style-name="ce24" table:formula="of:=[.P522]+[.$AM$2]*[.$AY$29]*[.K9]" office:value-type="float" office:value="-1.37477225520603">
            <text:p>-1.3747722552</text:p>
          </table:table-cell>
          <table:table-cell table:formula="of:=[.$AY$29]*[.P522]" office:value-type="float" office:value="-0.0115486349641709">
            <text:p>-0.011548635</text:p>
          </table:table-cell>
          <table:table-cell table:number-columns-repeated="970"/>
        </table:table-row>
        <table:table-row table:style-name="ro1">
          <table:table-cell table:number-columns-repeated="11"/>
          <table:table-cell office:value-type="string">
            <text:p>link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8">
            <text:p>8</text:p>
          </table:table-cell>
          <table:table-cell office:value-type="float" office:value="1.8231864">
            <text:p>1.8231864</text:p>
          </table:table-cell>
          <table:table-cell table:formula="of:=[.P523]*[.K$10]" office:value-type="float" office:value="0.0111897703751293">
            <text:p>0.0111897704</text:p>
          </table:table-cell>
          <table:table-cell table:number-columns-repeated="35"/>
          <table:table-cell table:style-name="ce24" table:formula="of:=[.P523]+[.$AM$2]*[.$AY$29]*[.K10]" office:value-type="float" office:value="1.82321217689916">
            <text:p>1.8232121769</text:p>
          </table:table-cell>
          <table:table-cell table:formula="of:=[.$AY$29]*[.P523]" office:value-type="float" office:value="0.0153144582732087">
            <text:p>0.0153144583</text:p>
          </table:table-cell>
          <table:table-cell table:number-columns-repeated="970"/>
        </table:table-row>
        <table:table-row table:style-name="ro1">
          <table:table-cell table:number-columns-repeated="11"/>
          <table:table-cell office:value-type="string">
            <text:p>link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9">
            <text:p>9</text:p>
          </table:table-cell>
          <table:table-cell office:value-type="float" office:value="0.57736576">
            <text:p>0.57736576</text:p>
          </table:table-cell>
          <table:table-cell table:formula="of:=[.P524]*[.K$11]" office:value-type="float" office:value="0.000423437048727087">
            <text:p>0.000423437</text:p>
          </table:table-cell>
          <table:table-cell table:number-columns-repeated="35"/>
          <table:table-cell table:style-name="ce24" table:formula="of:=[.P524]+[.$AM$2]*[.$AY$29]*[.K11]" office:value-type="float" office:value="0.577368840196334">
            <text:p>0.5773688402</text:p>
          </table:table-cell>
          <table:table-cell table:formula="of:=[.$AY$29]*[.P524]" office:value-type="float" office:value="0.00484977500923627">
            <text:p>0.004849775</text:p>
          </table:table-cell>
          <table:table-cell table:number-columns-repeated="970"/>
        </table:table-row>
        <table:table-row table:style-name="ro1">
          <table:table-cell table:number-columns-repeated="11"/>
          <table:table-cell office:value-type="string">
            <text:p>link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10">
            <text:p>10</text:p>
          </table:table-cell>
          <table:table-cell office:value-type="float" office:value="-1.5022752">
            <text:p>-1.5022752</text:p>
          </table:table-cell>
          <table:table-cell table:formula="of:=[.P525]*[.K$12]" office:value-type="float" office:value="-0.402206893353386">
            <text:p>-0.4022068934</text:p>
          </table:table-cell>
          <table:table-cell table:number-columns-repeated="35"/>
          <table:table-cell table:style-name="ce24" table:formula="of:=[.P525]+[.$AM$2]*[.$AY$29]*[.K12]" office:value-type="float" office:value="-1.50115074887728">
            <text:p>-1.5011507489</text:p>
          </table:table-cell>
          <table:table-cell table:formula="of:=[.$AY$29]*[.P525]" office:value-type="float" office:value="-0.01261885831601">
            <text:p>-0.0126188583</text:p>
          </table:table-cell>
          <table:table-cell table:number-columns-repeated="970"/>
        </table:table-row>
        <table:table-row table:style-name="ro1">
          <table:table-cell table:number-columns-repeated="11"/>
          <table:table-cell office:value-type="string">
            <text:p>link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11">
            <text:p>11</text:p>
          </table:table-cell>
          <table:table-cell office:value-type="float" office:value="1.4469886">
            <text:p>1.4469886</text:p>
          </table:table-cell>
          <table:table-cell table:formula="of:=[.P526]*[.K$13]" office:value-type="float" office:value="1.44019885083614">
            <text:p>1.4401988508</text:p>
          </table:table-cell>
          <table:table-cell table:number-columns-repeated="35"/>
          <table:table-cell table:style-name="ce24" table:formula="of:=[.P526]+[.$AM$2]*[.$AY$29]*[.K13]" office:value-type="float" office:value="1.45116880827961">
            <text:p>1.4511688083</text:p>
          </table:table-cell>
          <table:table-cell table:formula="of:=[.$AY$29]*[.P526]" office:value-type="float" office:value="0.0121544602002893">
            <text:p>0.0121544602</text:p>
          </table:table-cell>
          <table:table-cell table:number-columns-repeated="970"/>
        </table:table-row>
        <table:table-row table:style-name="ro1">
          <table:table-cell table:number-columns-repeated="11"/>
          <table:table-cell office:value-type="string">
            <text:p>link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12">
            <text:p>12</text:p>
          </table:table-cell>
          <table:table-cell office:value-type="float" office:value="-1.3693266">
            <text:p>-1.3693266</text:p>
          </table:table-cell>
          <table:table-cell table:formula="of:=[.P527]*[.K$14]" office:value-type="float" office:value="-1.18598714759872">
            <text:p>-1.1859871476</text:p>
          </table:table-cell>
          <table:table-cell table:number-columns-repeated="35"/>
          <table:table-cell table:style-name="ce24" table:formula="of:=[.P527]+[.$AM$2]*[.$AY$29]*[.K14]" office:value-type="float" office:value="-1.36568901199911">
            <text:p>-1.3656890120</text:p>
          </table:table-cell>
          <table:table-cell table:formula="of:=[.$AY$29]*[.P527]" office:value-type="float" office:value="-0.0115021124982584">
            <text:p>-0.0115021125</text:p>
          </table:table-cell>
          <table:table-cell table:number-columns-repeated="970"/>
        </table:table-row>
        <table:table-row table:style-name="ro1">
          <table:table-cell table:number-columns-repeated="11"/>
          <table:table-cell office:value-type="string">
            <text:p>link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13">
            <text:p>13</text:p>
          </table:table-cell>
          <table:table-cell office:value-type="float" office:value="0.027204752">
            <text:p>0.027204752</text:p>
          </table:table-cell>
          <table:table-cell table:formula="of:=[.P528]*[.K$15]" office:value-type="float" office:value="0.0000000563131552866758">
            <text:p>5.63131552866758E-008</text:p>
          </table:table-cell>
          <table:table-cell table:number-columns-repeated="35"/>
          <table:table-cell table:style-name="ce24" table:formula="of:=[.P528]+[.$AM$2]*[.$AY$29]*[.K15]" office:value-type="float" office:value="0.0272047606937203">
            <text:p>0.0272047607</text:p>
          </table:table-cell>
          <table:table-cell table:formula="of:=[.$AY$29]*[.P528]" office:value-type="float" office:value="0.000228515328623004">
            <text:p>0.0002285153</text:p>
          </table:table-cell>
          <table:table-cell table:number-columns-repeated="970"/>
        </table:table-row>
        <table:table-row table:style-name="ro1">
          <table:table-cell table:number-columns-repeated="11"/>
          <table:table-cell office:value-type="string">
            <text:p>link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14">
            <text:p>14</text:p>
          </table:table-cell>
          <table:table-cell office:value-type="float" office:value="-1.2631063">
            <text:p>-1.2631063</text:p>
          </table:table-cell>
          <table:table-cell table:formula="of:=[.P529]*[.K$16]" office:value-type="float" office:value="-1.06279256572024">
            <text:p>-1.0627925657</text:p>
          </table:table-cell>
          <table:table-cell table:number-columns-repeated="35"/>
          <table:table-cell table:style-name="ce24" table:formula="of:=[.P529]+[.$AM$2]*[.$AY$29]*[.K16]" office:value-type="float" office:value="-1.25957244132621">
            <text:p>-1.2595724413</text:p>
          </table:table-cell>
          <table:table-cell table:formula="of:=[.$AY$29]*[.P529]" office:value-type="float" office:value="-0.0106098798926852">
            <text:p>-0.0106098799</text:p>
          </table:table-cell>
          <table:table-cell table:number-columns-repeated="970"/>
        </table:table-row>
        <table:table-row table:style-name="ro1">
          <table:table-cell table:number-columns-repeated="11"/>
          <table:table-cell office:value-type="string">
            <text:p>link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15">
            <text:p>15</text:p>
          </table:table-cell>
          <table:table-cell office:value-type="float" office:value="-1.3976378">
            <text:p>-1.3976378</text:p>
          </table:table-cell>
          <table:table-cell table:formula="of:=[.P530]*[.K$17]" office:value-type="float" office:value="-0.000525622863066932">
            <text:p>-0.0005256229</text:p>
          </table:table-cell>
          <table:table-cell table:number-columns-repeated="35"/>
          <table:table-cell table:style-name="ce24" table:formula="of:=[.P530]+[.$AM$2]*[.$AY$29]*[.K17]" office:value-type="float" office:value="-1.397636220498">
            <text:p>-1.3976362205</text:p>
          </table:table-cell>
          <table:table-cell table:formula="of:=[.$AY$29]*[.P530]" office:value-type="float" office:value="-0.0117399218034751">
            <text:p>-0.0117399218</text:p>
          </table:table-cell>
          <table:table-cell table:number-columns-repeated="970"/>
        </table:table-row>
        <table:table-row table:style-name="ro1">
          <table:table-cell table:number-columns-repeated="11"/>
          <table:table-cell office:value-type="string">
            <text:p>link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16">
            <text:p>16</text:p>
          </table:table-cell>
          <table:table-cell office:value-type="float" office:value="-1.0752695">
            <text:p>-1.0752695</text:p>
          </table:table-cell>
          <table:table-cell table:formula="of:=[.P531]*[.K$18]" office:value-type="float" office:value="-0.000597963595689329">
            <text:p>-0.0005979636</text:p>
          </table:table-cell>
          <table:table-cell table:number-columns-repeated="35"/>
          <table:table-cell table:style-name="ce24" table:formula="of:=[.P531]+[.$AM$2]*[.$AY$29]*[.K18]" office:value-type="float" office:value="-1.07526716440257">
            <text:p>-1.0752671644</text:p>
          </table:table-cell>
          <table:table-cell table:formula="of:=[.$AY$29]*[.P531]" office:value-type="float" office:value="-0.00903208245202137">
            <text:p>-0.0090320825</text:p>
          </table:table-cell>
          <table:table-cell table:number-columns-repeated="970"/>
        </table:table-row>
        <table:table-row table:style-name="ro1">
          <table:table-cell table:number-columns-repeated="11"/>
          <table:table-cell office:value-type="string">
            <text:p>node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-1.9228196">
            <text:p>-1.9228196</text:p>
          </table:table-cell>
          <table:table-cell table:number-columns-repeated="2"/>
          <table:table-cell table:formula="of:=SUM([.Q515:.Q531])" office:value-type="float" office:value="-1.20663948950023">
            <text:p>-1.2066394895</text:p>
          </table:table-cell>
          <table:table-cell table:formula="of:=[.R532]+[.O532]" office:value-type="float" office:value="-3.12945908950023">
            <text:p>-3.1294590895</text:p>
          </table:table-cell>
          <table:table-cell table:formula="of:=1/(1+(EXP([.S532]*-1)))" office:value-type="float" office:value="0.0419083203224313">
            <text:p>0.0419083203</text:p>
          </table:table-cell>
          <table:table-cell table:number-columns-repeated="31"/>
          <table:table-cell table:style-name="ce22" table:formula="of:=[.O532]+([.$AY$29]*[.$AM$2])" office:value-type="float" office:value="-1.91861968432676">
            <text:p>-1.9186196843</text:p>
          </table:table-cell>
          <table:table-cell table:number-columns-repeated="972"/>
        </table:table-row>
        <table:table-row table:style-name="ro1">
          <table:table-cell table:number-columns-repeated="11"/>
          <table:table-cell office:value-type="string">
            <text:p>comment</text:p>
          </table:table-cell>
          <table:table-cell office:value-type="string">
            <text:p>TBD:node modifiers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string">
            <text:p>link</text:p>
          </table:table-cell>
          <table:table-cell office:value-type="float" office:value="2">
            <text:p>2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0.34789228">
            <text:p>0.34789228</text:p>
          </table:table-cell>
          <table:table-cell table:formula="of:=[.P534]*[.K$2]" office:value-type="float" office:value="0.325478162302275">
            <text:p>0.3254781623</text:p>
          </table:table-cell>
          <table:table-cell table:number-columns-repeated="35"/>
          <table:table-cell table:style-name="ce24" table:formula="of:=[.P534]+[.$AM$2]*[.$AY$30]*[.K2]" office:value-type="float" office:value="0.348023014393123">
            <text:p>0.3480230144</text:p>
          </table:table-cell>
          <table:table-cell table:formula="of:=[.$AY$30]*[.P534]" office:value-type="float" office:value="0.0000972271551766534">
            <text:p>9.72271551766534E-005</text:p>
          </table:table-cell>
          <table:table-cell table:number-columns-repeated="970"/>
        </table:table-row>
        <table:table-row table:style-name="ro1">
          <table:table-cell table:number-columns-repeated="11"/>
          <table:table-cell office:value-type="string">
            <text:p>link</text:p>
          </table:table-cell>
          <table:table-cell office:value-type="float" office:value="2">
            <text:p>2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-1.4989791">
            <text:p>-1.4989791</text:p>
          </table:table-cell>
          <table:table-cell table:formula="of:=[.P535]*[.K$3]" office:value-type="float" office:value="-0.304063380766866">
            <text:p>-0.3040633808</text:p>
          </table:table-cell>
          <table:table-cell table:number-columns-repeated="35"/>
          <table:table-cell table:style-name="ce24" table:formula="of:=[.P535]+[.$AM$2]*[.$AY$30]*[.K3]" office:value-type="float" office:value="-1.49895075468199">
            <text:p>-1.4989507547</text:p>
          </table:table-cell>
          <table:table-cell table:formula="of:=[.$AY$30]*[.P535]" office:value-type="float" office:value="-0.000418927012586368">
            <text:p>-0.000418927</text:p>
          </table:table-cell>
          <table:table-cell table:number-columns-repeated="970"/>
        </table:table-row>
        <table:table-row table:style-name="ro1">
          <table:table-cell table:number-columns-repeated="11"/>
          <table:table-cell office:value-type="string">
            <text:p>link</text:p>
          </table:table-cell>
          <table:table-cell office:value-type="float" office:value="2">
            <text:p>2</text:p>
          </table:table-cell>
          <table:table-cell office:value-type="float" office:value="28">
            <text:p>28</text:p>
          </table:table-cell>
          <table:table-cell office:value-type="float" office:value="2">
            <text:p>2</text:p>
          </table:table-cell>
          <table:table-cell office:value-type="float" office:value="0.56078088">
            <text:p>0.56078088</text:p>
          </table:table-cell>
          <table:table-cell table:formula="of:=[.P536]*[.K$4]" office:value-type="float" office:value="0.523412273034407">
            <text:p>0.523412273</text:p>
          </table:table-cell>
          <table:table-cell table:number-columns-repeated="35"/>
          <table:table-cell table:style-name="ce24" table:formula="of:=[.P536]+[.$AM$2]*[.$AY$30]*[.K4]" office:value-type="float" office:value="0.560911305795867">
            <text:p>0.5609113058</text:p>
          </table:table-cell>
          <table:table-cell table:formula="of:=[.$AY$30]*[.P536]" office:value-type="float" office:value="0.000156724172320985">
            <text:p>0.0001567242</text:p>
          </table:table-cell>
          <table:table-cell table:number-columns-repeated="970"/>
        </table:table-row>
        <table:table-row table:style-name="ro1">
          <table:table-cell table:number-columns-repeated="11"/>
          <table:table-cell office:value-type="string">
            <text:p>link</text:p>
          </table:table-cell>
          <table:table-cell office:value-type="float" office:value="2">
            <text:p>2</text:p>
          </table:table-cell>
          <table:table-cell office:value-type="float" office:value="28">
            <text:p>28</text:p>
          </table:table-cell>
          <table:table-cell office:value-type="float" office:value="3">
            <text:p>3</text:p>
          </table:table-cell>
          <table:table-cell office:value-type="float" office:value="0.31646395">
            <text:p>0.31646395</text:p>
          </table:table-cell>
          <table:table-cell table:formula="of:=[.P537]*[.K$5]" office:value-type="float" office:value="0.00105454297054743">
            <text:p>0.001054543</text:p>
          </table:table-cell>
          <table:table-cell table:number-columns-repeated="35"/>
          <table:table-cell table:style-name="ce24" table:formula="of:=[.P537]+[.$AM$2]*[.$AY$30]*[.K5]" office:value-type="float" office:value="0.316464415642731">
            <text:p>0.3164644156</text:p>
          </table:table-cell>
          <table:table-cell table:formula="of:=[.$AY$30]*[.P537]" office:value-type="float" office:value="0.0000884437262432689">
            <text:p>8.84437262432689E-005</text:p>
          </table:table-cell>
          <table:table-cell table:number-columns-repeated="970"/>
        </table:table-row>
        <table:table-row table:style-name="ro1">
          <table:table-cell table:number-columns-repeated="11"/>
          <table:table-cell office:value-type="string">
            <text:p>link</text:p>
          </table:table-cell>
          <table:table-cell office:value-type="float" office:value="2">
            <text:p>2</text:p>
          </table:table-cell>
          <table:table-cell office:value-type="float" office:value="28">
            <text:p>28</text:p>
          </table:table-cell>
          <table:table-cell office:value-type="float" office:value="4">
            <text:p>4</text:p>
          </table:table-cell>
          <table:table-cell office:value-type="float" office:value="1.4151704">
            <text:p>1.4151704</text:p>
          </table:table-cell>
          <table:table-cell table:formula="of:=[.P538]*[.K$6]" office:value-type="float" office:value="0.000142733484086779">
            <text:p>0.0001427335</text:p>
          </table:table-cell>
          <table:table-cell table:number-columns-repeated="35"/>
          <table:table-cell table:style-name="ce24" table:formula="of:=[.P538]+[.$AM$2]*[.$AY$30]*[.K6]" office:value-type="float" office:value="1.41517041409386">
            <text:p>1.4151704141</text:p>
          </table:table-cell>
          <table:table-cell table:formula="of:=[.$AY$30]*[.P538]" office:value-type="float" office:value="0.000395504585736155">
            <text:p>0.0003955046</text:p>
          </table:table-cell>
          <table:table-cell table:number-columns-repeated="970"/>
        </table:table-row>
        <table:table-row table:style-name="ro1">
          <table:table-cell table:number-columns-repeated="11"/>
          <table:table-cell office:value-type="string">
            <text:p>link</text:p>
          </table:table-cell>
          <table:table-cell office:value-type="float" office:value="2">
            <text:p>2</text:p>
          </table:table-cell>
          <table:table-cell office:value-type="float" office:value="28">
            <text:p>28</text:p>
          </table:table-cell>
          <table:table-cell office:value-type="float" office:value="5">
            <text:p>5</text:p>
          </table:table-cell>
          <table:table-cell office:value-type="float" office:value="-1.4809465">
            <text:p>-1.4809465</text:p>
          </table:table-cell>
          <table:table-cell table:formula="of:=[.P539]*[.K$7]" office:value-type="float" office:value="-1.47594663421624">
            <text:p>-1.4759466342</text:p>
          </table:table-cell>
          <table:table-cell table:number-columns-repeated="35"/>
          <table:table-cell table:style-name="ce24" table:formula="of:=[.P539]+[.$AM$2]*[.$AY$30]*[.K7]" office:value-type="float" office:value="-1.48080723432874">
            <text:p>-1.4808072343</text:p>
          </table:table-cell>
          <table:table-cell table:formula="of:=[.$AY$30]*[.P539]" office:value-type="float" office:value="-0.000413887353763129">
            <text:p>-0.0004138874</text:p>
          </table:table-cell>
          <table:table-cell table:number-columns-repeated="970"/>
        </table:table-row>
        <table:table-row table:style-name="ro1">
          <table:table-cell table:number-columns-repeated="11"/>
          <table:table-cell office:value-type="string">
            <text:p>link</text:p>
          </table:table-cell>
          <table:table-cell office:value-type="float" office:value="2">
            <text:p>2</text:p>
          </table:table-cell>
          <table:table-cell office:value-type="float" office:value="28">
            <text:p>28</text:p>
          </table:table-cell>
          <table:table-cell office:value-type="float" office:value="6">
            <text:p>6</text:p>
          </table:table-cell>
          <table:table-cell office:value-type="float" office:value="1.2212408">
            <text:p>1.2212408</text:p>
          </table:table-cell>
          <table:table-cell table:formula="of:=[.P540]*[.K$8]" office:value-type="float" office:value="1.19361759405212">
            <text:p>1.1936175941</text:p>
          </table:table-cell>
          <table:table-cell table:number-columns-repeated="35"/>
          <table:table-cell table:style-name="ce24" table:formula="of:=[.P540]+[.$AM$2]*[.$AY$30]*[.K8]" office:value-type="float" office:value="1.22137737672616">
            <text:p>1.2213773767</text:p>
          </table:table-cell>
          <table:table-cell table:formula="of:=[.$AY$30]*[.P540]" office:value-type="float" office:value="0.000341306132949142">
            <text:p>0.0003413061</text:p>
          </table:table-cell>
          <table:table-cell table:number-columns-repeated="970"/>
        </table:table-row>
        <table:table-row table:style-name="ro1">
          <table:table-cell table:number-columns-repeated="11"/>
          <table:table-cell office:value-type="string">
            <text:p>link</text:p>
          </table:table-cell>
          <table:table-cell office:value-type="float" office:value="2">
            <text:p>2</text:p>
          </table:table-cell>
          <table:table-cell office:value-type="float" office:value="28">
            <text:p>28</text:p>
          </table:table-cell>
          <table:table-cell office:value-type="float" office:value="7">
            <text:p>7</text:p>
          </table:table-cell>
          <table:table-cell office:value-type="float" office:value="-0.95293045">
            <text:p>-0.95293045</text:p>
          </table:table-cell>
          <table:table-cell table:formula="of:=[.P541]*[.K$9]" office:value-type="float" office:value="-0.0210658113593073">
            <text:p>-0.0210658114</text:p>
          </table:table-cell>
          <table:table-cell table:number-columns-repeated="35"/>
          <table:table-cell table:style-name="ce24" table:formula="of:=[.P541]+[.$AM$2]*[.$AY$30]*[.K9]" office:value-type="float" office:value="-0.952927360915576">
            <text:p>-0.9529273609</text:p>
          </table:table-cell>
          <table:table-cell table:formula="of:=[.$AY$30]*[.P541]" office:value-type="float" office:value="-0.00026632012856022">
            <text:p>-0.0002663201</text:p>
          </table:table-cell>
          <table:table-cell table:number-columns-repeated="970"/>
        </table:table-row>
        <table:table-row table:style-name="ro1">
          <table:table-cell table:number-columns-repeated="11"/>
          <table:table-cell office:value-type="string">
            <text:p>link</text:p>
          </table:table-cell>
          <table:table-cell office:value-type="float" office:value="2">
            <text:p>2</text:p>
          </table:table-cell>
          <table:table-cell office:value-type="float" office:value="28">
            <text:p>28</text:p>
          </table:table-cell>
          <table:table-cell office:value-type="float" office:value="8">
            <text:p>8</text:p>
          </table:table-cell>
          <table:table-cell office:value-type="float" office:value="-0.2195878">
            <text:p>-0.2195878</text:p>
          </table:table-cell>
          <table:table-cell table:formula="of:=[.P542]*[.K$10]" office:value-type="float" office:value="-0.00134771576794332">
            <text:p>-0.0013477158</text:p>
          </table:table-cell>
          <table:table-cell table:number-columns-repeated="35"/>
          <table:table-cell table:style-name="ce24" table:formula="of:=[.P542]+[.$AM$2]*[.$AY$30]*[.K10]" office:value-type="float" office:value="-0.219586942364216">
            <text:p>-0.2195869424</text:p>
          </table:table-cell>
          <table:table-cell table:formula="of:=[.$AY$30]*[.P542]" office:value-type="float" office:value="-0.0000613692752983766">
            <text:p>-6.13692752983766E-005</text:p>
          </table:table-cell>
          <table:table-cell table:number-columns-repeated="970"/>
        </table:table-row>
        <table:table-row table:style-name="ro1">
          <table:table-cell table:number-columns-repeated="11"/>
          <table:table-cell office:value-type="string">
            <text:p>link</text:p>
          </table:table-cell>
          <table:table-cell office:value-type="float" office:value="2">
            <text:p>2</text:p>
          </table:table-cell>
          <table:table-cell office:value-type="float" office:value="28">
            <text:p>28</text:p>
          </table:table-cell>
          <table:table-cell office:value-type="float" office:value="9">
            <text:p>9</text:p>
          </table:table-cell>
          <table:table-cell office:value-type="float" office:value="-1.1238413">
            <text:p>-1.1238413</text:p>
          </table:table-cell>
          <table:table-cell table:formula="of:=[.P543]*[.K$11]" office:value-type="float" office:value="-0.000824219370593803">
            <text:p>-0.0008242194</text:p>
          </table:table-cell>
          <table:table-cell table:number-columns-repeated="35"/>
          <table:table-cell table:style-name="ce24" table:formula="of:=[.P543]+[.$AM$2]*[.$AY$30]*[.K11]" office:value-type="float" office:value="-1.12384119751729">
            <text:p>-1.1238411975</text:p>
          </table:table-cell>
          <table:table-cell table:formula="of:=[.$AY$30]*[.P543]" office:value-type="float" office:value="-0.000314085418822837">
            <text:p>-0.0003140854</text:p>
          </table:table-cell>
          <table:table-cell table:number-columns-repeated="970"/>
        </table:table-row>
        <table:table-row table:style-name="ro1">
          <table:table-cell table:number-columns-repeated="11"/>
          <table:table-cell office:value-type="string">
            <text:p>link</text:p>
          </table:table-cell>
          <table:table-cell office:value-type="float" office:value="2">
            <text:p>2</text:p>
          </table:table-cell>
          <table:table-cell office:value-type="float" office:value="28">
            <text:p>28</text:p>
          </table:table-cell>
          <table:table-cell office:value-type="float" office:value="10">
            <text:p>10</text:p>
          </table:table-cell>
          <table:table-cell office:value-type="float" office:value="-1.6362007">
            <text:p>-1.6362007</text:p>
          </table:table-cell>
          <table:table-cell table:formula="of:=[.P544]*[.K$12]" office:value-type="float" office:value="-0.438063012988323">
            <text:p>-0.438063013</text:p>
          </table:table-cell>
          <table:table-cell table:number-columns-repeated="35"/>
          <table:table-cell table:style-name="ce24" table:formula="of:=[.P544]+[.$AM$2]*[.$AY$30]*[.K12]" office:value-type="float" office:value="-1.63616328783826">
            <text:p>-1.6361632878</text:p>
          </table:table-cell>
          <table:table-cell table:formula="of:=[.$AY$30]*[.P544]" office:value-type="float" office:value="-0.000457277003557103">
            <text:p>-0.000457277</text:p>
          </table:table-cell>
          <table:table-cell table:number-columns-repeated="970"/>
        </table:table-row>
        <table:table-row table:style-name="ro1">
          <table:table-cell table:number-columns-repeated="11"/>
          <table:table-cell office:value-type="string">
            <text:p>link</text:p>
          </table:table-cell>
          <table:table-cell office:value-type="float" office:value="2">
            <text:p>2</text:p>
          </table:table-cell>
          <table:table-cell office:value-type="float" office:value="28">
            <text:p>28</text:p>
          </table:table-cell>
          <table:table-cell office:value-type="float" office:value="11">
            <text:p>11</text:p>
          </table:table-cell>
          <table:table-cell office:value-type="float" office:value="1.2096975">
            <text:p>1.2096975</text:p>
          </table:table-cell>
          <table:table-cell table:formula="of:=[.P545]*[.K$13]" office:value-type="float" office:value="1.2040211991714">
            <text:p>1.2040211992</text:p>
          </table:table-cell>
          <table:table-cell table:number-columns-repeated="35"/>
          <table:table-cell table:style-name="ce24" table:formula="of:=[.P545]+[.$AM$2]*[.$AY$30]*[.K13]" office:value-type="float" office:value="1.20983658174853">
            <text:p>1.2098365817</text:p>
          </table:table-cell>
          <table:table-cell table:formula="of:=[.$AY$30]*[.P545]" office:value-type="float" office:value="0.000338080070501448">
            <text:p>0.0003380801</text:p>
          </table:table-cell>
          <table:table-cell table:number-columns-repeated="970"/>
        </table:table-row>
        <table:table-row table:style-name="ro1">
          <table:table-cell table:number-columns-repeated="11"/>
          <table:table-cell office:value-type="string">
            <text:p>link</text:p>
          </table:table-cell>
          <table:table-cell office:value-type="float" office:value="2">
            <text:p>2</text:p>
          </table:table-cell>
          <table:table-cell office:value-type="float" office:value="28">
            <text:p>28</text:p>
          </table:table-cell>
          <table:table-cell office:value-type="float" office:value="12">
            <text:p>12</text:p>
          </table:table-cell>
          <table:table-cell office:value-type="float" office:value="-1.443234">
            <text:p>-1.443234</text:p>
          </table:table-cell>
          <table:table-cell table:formula="of:=[.P546]*[.K$14]" office:value-type="float" office:value="-1.24999906886896">
            <text:p>-1.2499990689</text:p>
          </table:table-cell>
          <table:table-cell table:number-columns-repeated="35"/>
          <table:table-cell table:style-name="ce24" table:formula="of:=[.P546]+[.$AM$2]*[.$AY$30]*[.K14]" office:value-type="float" office:value="-1.44311297203542">
            <text:p>-1.4431129720</text:p>
          </table:table-cell>
          <table:table-cell table:formula="of:=[.$AY$30]*[.P546]" office:value-type="float" office:value="-0.000403347657137497">
            <text:p>-0.0004033477</text:p>
          </table:table-cell>
          <table:table-cell table:number-columns-repeated="970"/>
        </table:table-row>
        <table:table-row table:style-name="ro1">
          <table:table-cell table:number-columns-repeated="11"/>
          <table:table-cell office:value-type="string">
            <text:p>link</text:p>
          </table:table-cell>
          <table:table-cell office:value-type="float" office:value="2">
            <text:p>2</text:p>
          </table:table-cell>
          <table:table-cell office:value-type="float" office:value="28">
            <text:p>28</text:p>
          </table:table-cell>
          <table:table-cell office:value-type="float" office:value="13">
            <text:p>13</text:p>
          </table:table-cell>
          <table:table-cell office:value-type="float" office:value="-1.6185408">
            <text:p>-1.6185408</text:p>
          </table:table-cell>
          <table:table-cell table:formula="of:=[.P547]*[.K$15]" office:value-type="float" office:value="-0.00000335033891903225">
            <text:p>-3.35033891903225E-006</text:p>
          </table:table-cell>
          <table:table-cell table:number-columns-repeated="35"/>
          <table:table-cell table:style-name="ce24" table:formula="of:=[.P547]+[.$AM$2]*[.$AY$30]*[.K15]" office:value-type="float" office:value="-1.61854079971075">
            <text:p>-1.6185407997</text:p>
          </table:table-cell>
          <table:table-cell table:formula="of:=[.$AY$30]*[.P547]" office:value-type="float" office:value="-0.000452341505023752">
            <text:p>-0.0004523415</text:p>
          </table:table-cell>
          <table:table-cell table:number-columns-repeated="970"/>
        </table:table-row>
        <table:table-row table:style-name="ro1">
          <table:table-cell table:number-columns-repeated="11"/>
          <table:table-cell office:value-type="string">
            <text:p>link</text:p>
          </table:table-cell>
          <table:table-cell office:value-type="float" office:value="2">
            <text:p>2</text:p>
          </table:table-cell>
          <table:table-cell office:value-type="float" office:value="28">
            <text:p>28</text:p>
          </table:table-cell>
          <table:table-cell office:value-type="float" office:value="14">
            <text:p>14</text:p>
          </table:table-cell>
          <table:table-cell office:value-type="float" office:value="-1.0447068">
            <text:p>-1.0447068</text:p>
          </table:table-cell>
          <table:table-cell table:formula="of:=[.P548]*[.K$16]" office:value-type="float" office:value="-0.879028645805485">
            <text:p>-0.8790286458</text:p>
          </table:table-cell>
          <table:table-cell table:number-columns-repeated="35"/>
          <table:table-cell table:style-name="ce24" table:formula="of:=[.P548]+[.$AM$2]*[.$AY$30]*[.K16]" office:value-type="float" office:value="-1.04458922326446">
            <text:p>-1.0445892233</text:p>
          </table:table-cell>
          <table:table-cell table:formula="of:=[.$AY$30]*[.P548]" office:value-type="float" office:value="-0.000291969313483199">
            <text:p>-0.0002919693</text:p>
          </table:table-cell>
          <table:table-cell table:number-columns-repeated="970"/>
        </table:table-row>
        <table:table-row table:style-name="ro1">
          <table:table-cell table:number-columns-repeated="11"/>
          <table:table-cell office:value-type="string">
            <text:p>link</text:p>
          </table:table-cell>
          <table:table-cell office:value-type="float" office:value="2">
            <text:p>2</text:p>
          </table:table-cell>
          <table:table-cell office:value-type="float" office:value="28">
            <text:p>28</text:p>
          </table:table-cell>
          <table:table-cell office:value-type="float" office:value="15">
            <text:p>15</text:p>
          </table:table-cell>
          <table:table-cell office:value-type="float" office:value="0.82088923">
            <text:p>0.82088923</text:p>
          </table:table-cell>
          <table:table-cell table:formula="of:=[.P549]*[.K$17]" office:value-type="float" office:value="0.000308719574794993">
            <text:p>0.0003087196</text:p>
          </table:table-cell>
          <table:table-cell table:number-columns-repeated="35"/>
          <table:table-cell table:style-name="ce24" table:formula="of:=[.P549]+[.$AM$2]*[.$AY$30]*[.K17]" office:value-type="float" office:value="0.820889282552381">
            <text:p>0.8208892826</text:p>
          </table:table-cell>
          <table:table-cell table:formula="of:=[.$AY$30]*[.P549]" office:value-type="float" office:value="0.000229417923697684">
            <text:p>0.0002294179</text:p>
          </table:table-cell>
          <table:table-cell table:number-columns-repeated="970"/>
        </table:table-row>
        <table:table-row table:style-name="ro1">
          <table:table-cell table:number-columns-repeated="11"/>
          <table:table-cell office:value-type="string">
            <text:p>link</text:p>
          </table:table-cell>
          <table:table-cell office:value-type="float" office:value="2">
            <text:p>2</text:p>
          </table:table-cell>
          <table:table-cell office:value-type="float" office:value="28">
            <text:p>28</text:p>
          </table:table-cell>
          <table:table-cell office:value-type="float" office:value="16">
            <text:p>16</text:p>
          </table:table-cell>
          <table:table-cell office:value-type="float" office:value="-0.73030901">
            <text:p>-0.73030901</text:p>
          </table:table-cell>
          <table:table-cell table:formula="of:=[.P550]*[.K$18]" office:value-type="float" office:value="-0.000406129069581081">
            <text:p>-0.0004061291</text:p>
          </table:table-cell>
          <table:table-cell table:number-columns-repeated="35"/>
          <table:table-cell table:style-name="ce24" table:formula="of:=[.P550]+[.$AM$2]*[.$AY$30]*[.K18]" office:value-type="float" office:value="-0.730308932291199">
            <text:p>-0.7303089323</text:p>
          </table:table-cell>
          <table:table-cell table:formula="of:=[.$AY$30]*[.P550]" office:value-type="float" office:value="-0.000204103027069695">
            <text:p>-0.000204103</text:p>
          </table:table-cell>
          <table:table-cell table:number-columns-repeated="970"/>
        </table:table-row>
        <table:table-row table:style-name="ro1">
          <table:table-cell table:number-columns-repeated="11"/>
          <table:table-cell office:value-type="string">
            <text:p>node</text:p>
          </table:table-cell>
          <table:table-cell office:value-type="float" office:value="2">
            <text:p>2</text:p>
          </table:table-cell>
          <table:table-cell office:value-type="float" office:value="28">
            <text:p>28</text:p>
          </table:table-cell>
          <table:table-cell office:value-type="float" office:value="4.4811482">
            <text:p>4.4811482</text:p>
          </table:table-cell>
          <table:table-cell table:number-columns-repeated="2"/>
          <table:table-cell table:formula="of:=SUM([.Q534:.Q550])" office:value-type="float" office:value="-1.12271274396259">
            <text:p>-1.122712744</text:p>
          </table:table-cell>
          <table:table-cell table:formula="of:=[.R551]+[.O551]" office:value-type="float" office:value="3.35843545603741">
            <text:p>3.358435456</text:p>
          </table:table-cell>
          <table:table-cell table:formula="of:=1/(1+(EXP([.S551]*-1)))" office:value-type="float" office:value="0.966379982209149">
            <text:p>0.9663799822</text:p>
          </table:table-cell>
          <table:table-cell table:number-columns-repeated="31"/>
          <table:table-cell table:style-name="ce22" table:formula="of:=[.O551]+([.$AY$30]*[.$AM$2])" office:value-type="float" office:value="4.48128793744283">
            <text:p>4.4812879374</text:p>
          </table:table-cell>
          <table:table-cell table:number-columns-repeated="972"/>
        </table:table-row>
        <table:table-row table:style-name="ro1" table:number-rows-repeated="1048024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AU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1" number:min-integer-digits="1"/>
    </number:number-style>
    <number:number-style style:name="N108">
      <number:number number:decimal-places="3" number:min-integer-digits="1"/>
    </number:number-style>
    <number:number-style style:name="N109">
      <number:number number:decimal-places="4" number:min-integer-digits="1"/>
    </number:number-style>
    <number:number-style style:name="N110">
      <number:number number:decimal-places="5" number:min-integer-digits="1"/>
    </number:number-style>
    <number:number-style style:name="N111">
      <number:number number:decimal-places="6" number:min-integer-digits="1"/>
    </number:number-style>
    <number:number-style style:name="N112">
      <number:number number:decimal-places="7" number:min-integer-digits="1"/>
    </number:number-style>
    <number:number-style style:name="N113">
      <number:number number:decimal-places="8" number:min-integer-digits="1"/>
    </number:number-style>
    <number:number-style style:name="N114">
      <number:number number:decimal-places="9" number:min-integer-digits="1"/>
    </number:number-style>
    <number:number-style style:name="N115">
      <number:number number:decimal-places="10" number:min-integer-digits="1"/>
    </number:number-style>
    <number:number-style style:name="N116">
      <number:number number:decimal-places="11" number:min-integer-digits="1"/>
    </number:number-style>
    <number:number-style style:name="N117">
      <number:number number:decimal-places="12" number:min-integer-digits="1"/>
    </number:number-style>
    <number:number-style style:name="N118">
      <number:number number:decimal-places="13" number:min-integer-digits="1"/>
    </number:number-style>
    <number:number-style style:name="N119">
      <number:number number:decimal-places="14" number:min-integer-digits="1"/>
    </number:number-style>
    <number:number-style style:name="N120">
      <number:number number:decimal-places="15" number:min-integer-digits="1"/>
    </number:number-style>
    <number:number-style style:name="N121">
      <number:number number:decimal-places="16" number:min-integer-digits="1"/>
    </number:number-style>
    <number:number-style style:name="N122">
      <number:number number:decimal-places="17" number:min-integer-digits="1"/>
    </number:number-style>
    <number:number-style style:name="N123">
      <number:number number:decimal-places="18" number:min-integer-digits="1"/>
    </number:number-style>
    <number:number-style style:name="N124">
      <number:number number:decimal-places="19" number:min-integer-digits="1"/>
    </number:number-style>
    <number:number-style style:name="N125">
      <number:number number:decimal-places="20"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04">04/11/2015</text:date>, <text:time>21:50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cholas Oppen</meta:initial-creator>
    <meta:creation-date>2015-01-26T12:44:44.58</meta:creation-date>
    <dc:date>2015-11-04T21:50:03.38</dc:date>
    <dc:creator>Nicholas Oppen</dc:creator>
    <meta:editing-duration>P6DT19H18M52S</meta:editing-duration>
    <meta:editing-cycles>36</meta:editing-cycles>
    <meta:generator>OpenOffice/4.1.1$Win32 OpenOffice.org_project/411m6$Build-9775</meta:generator>
    <meta:document-statistic meta:table-count="1" meta:cell-count="8559" meta:object-count="0"/>
  </office:meta>
</office:document-meta>
</file>